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0.562cm"/>
    </style:style>
    <style:style style:name="pr4" style:family="presentation" style:parent-style-name="Default-title">
      <style:graphic-properties fo:min-height="2.509cm"/>
    </style:style>
    <style:style style:name="pr5" style:family="presentation" style:parent-style-name="Default-subtitle">
      <style:graphic-properties draw:fill-color="#ffffff" draw:textarea-vertical-align="top" fo:min-height="12.16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6cm"/>
    </style:style>
    <style:style style:name="pr8" style:family="presentation" style:parent-style-name="Default-subtitle">
      <style:graphic-properties draw:fill-color="#ffffff" draw:textarea-vertical-align="top" fo:min-height="13.167cm"/>
    </style:style>
    <style:style style:name="pr9" style:family="presentation" style:parent-style-name="Default-subtitle">
      <style:graphic-properties draw:fill-color="#ffffff" draw:textarea-vertical-align="top" fo:min-height="13.571cm"/>
    </style:style>
    <style:style style:name="pr10" style:family="presentation" style:parent-style-name="Default-subtitle">
      <style:graphic-properties draw:fill-color="#ffffff" draw:textarea-vertical-align="top" fo:min-height="14.8cm"/>
    </style:style>
    <style:style style:name="pr11" style:family="presentation" style:parent-style-name="Default-title">
      <style:graphic-properties fo:min-height="1.72cm"/>
    </style:style>
    <style:style style:name="pr12" style:family="presentation" style:parent-style-name="Default-subtitle">
      <style:graphic-properties draw:fill-color="#ffffff" draw:textarea-vertical-align="top" fo:min-height="13.102cm"/>
    </style:style>
    <style:style style:name="pr13" style:family="presentation" style:parent-style-name="Default-subtitle">
      <style:graphic-properties draw:fill-color="#ffffff" draw:textarea-vertical-align="top" fo:min-height="14.811cm"/>
    </style:style>
    <style:style style:name="pr14" style:family="presentation" style:parent-style-name="Default-subtitle">
      <style:graphic-properties draw:fill-color="#ffffff" draw:textarea-vertical-align="top" fo:min-height="14.773cm"/>
    </style:style>
    <style:style style:name="pr15" style:family="presentation" style:parent-style-name="Default-title">
      <style:graphic-properties fo:min-height="1.366cm"/>
    </style:style>
    <style:style style:name="pr16" style:family="presentation" style:parent-style-name="Default-subtitle">
      <style:graphic-properties draw:fill-color="#ffffff" draw:textarea-vertical-align="top" fo:min-height="12.625cm"/>
    </style:style>
    <style:style style:name="pr17" style:family="presentation" style:parent-style-name="Default-subtitle">
      <style:graphic-properties draw:fill-color="#ffffff" draw:textarea-vertical-align="top" fo:min-height="14.979cm"/>
    </style:style>
    <style:style style:name="pr18" style:family="presentation" style:parent-style-name="Default-subtitle">
      <style:graphic-properties draw:fill-color="#ffffff" draw:textarea-vertical-align="top" fo:min-height="14.892cm"/>
    </style:style>
    <style:style style:name="pr19" style:family="presentation" style:parent-style-name="Default-subtitle">
      <style:graphic-properties draw:fill-color="#ffffff" draw:textarea-vertical-align="top" fo:min-height="14.665cm"/>
    </style:style>
    <style:style style:name="pr20" style:family="presentation" style:parent-style-name="Default-title">
      <style:graphic-properties fo:min-height="2.629cm"/>
    </style:style>
    <style:style style:name="pr21" style:family="presentation" style:parent-style-name="Default-title">
      <style:graphic-properties fo:min-height="9.999cm"/>
    </style:style>
    <style:style style:name="co1" style:family="table-column">
      <style:table-column-properties style:column-width="6.042cm" style:use-optimal-column-width="false"/>
    </style:style>
    <style:style style:name="co2" style:family="table-column">
      <style:table-column-properties style:column-width="18.592cm" style:use-optimal-column-width="false"/>
    </style:style>
    <style:style style:name="ro1" style:family="table-row">
      <style:table-row-properties style:row-height="1.066cm"/>
    </style:style>
    <style:style style:name="ro2" style:family="table-row">
      <style:table-row-properties style:row-height="1.077cm"/>
    </style:style>
    <style:style style:name="ce1" style:family="table-cell">
      <loext:graphic-properties draw:fill="solid" draw:fill-color="#ffffff"/>
      <style:paragraph-properties fo:border="0.43pt solid #000000"/>
    </style:style>
    <style:style style:name="ce2" style:family="table-cell">
      <loext:graphic-properties draw:fill="solid" draw:fill-color="#ffffff" draw:textarea-vertical-align="middle"/>
      <style:paragraph-properties fo:text-align="start" fo:border="0.43pt solid #000000"/>
      <style:text-properties fo:font-weight="normal" style:font-weight-asian="normal" style:font-weight-complex="normal"/>
    </style:style>
    <style:style style:name="ce3" style:family="table-cell">
      <loext:graphic-properties draw:fill="solid" draw:fill-color="#ffffff" draw:textarea-vertical-align="middle"/>
      <style:paragraph-properties fo:text-align="start" fo:border="0.43pt solid #000000"/>
    </style:style>
    <style:style style:name="ce4" style:family="table-cell">
      <loext:graphic-properties draw:fill="solid" draw:fill-color="#ffffff" draw:textarea-vertical-align="middle"/>
      <style:paragraph-properties fo:border="0.43pt solid #000000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P13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-color="#ffffff"/>
      <style:paragraph-properties fo:text-align="start"/>
      <style:text-properties style:font-name="Liberation Serif" fo:font-size="24pt" style:font-size-asian="24pt" style:font-size-complex="24pt"/>
    </style:style>
    <style:style style:name="P15" style:family="paragraph">
      <loext:graphic-properties draw:fill-color="#ffffff"/>
      <style:paragraph-properties fo:text-align="start"/>
      <style:text-properties style:font-name="Liberation Serif" fo:font-size="12pt" style:font-size-asian="12pt" style:font-size-complex="12pt"/>
    </style:style>
    <style:style style:name="P16" style:family="paragraph">
      <style:text-properties fo:font-size="60pt" style:font-size-asian="60pt" style:font-size-complex="60pt"/>
    </style:style>
    <style:style style:name="P17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fo:background-color="transparent" style:font-name-asian="Noto Sans CJK SC" style:font-size-asian="72pt" style:font-style-asian="normal" style:font-weight-asian="normal" style:font-name-complex="Lohit Devanagari2" style:font-size-complex="7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4pt" style:font-style-asian="normal" style:font-weight-asian="normal" style:font-name-complex="Lohit Devanagari2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Lohit Devanagari2" style:font-size-complex="8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2" style:font-size-complex="6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style:font-size-asian="10pt" style:font-size-complex="10pt"/>
    </style:style>
    <style:style style:name="T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erif"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Liberation Serif" fo:font-size="18pt" style:font-size-asian="18pt" style:font-size-complex="18pt"/>
    </style:style>
    <style:style style:name="T22" style:family="text">
      <style:text-properties style:font-name="Liberation Serif" fo:font-size="13pt" style:font-size-asian="13pt" style:font-size-complex="13pt"/>
    </style:style>
    <style:style style:name="T23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60pt" style:font-size-asian="60pt" style:font-size-complex="60pt"/>
    </style:style>
    <style:style style:name="T26" style:family="text">
      <style:text-properties style:font-name="Liberation Serif" fo:font-size="36pt"/>
    </style:style>
    <style:style style:name="T27" style:family="text">
      <style:text-properties fo:color="#cf3834" style:font-name="Liberation Serif" fo:font-size="36pt"/>
    </style:style>
    <style:style style:name="T28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7.104cm" svg:height="10.562cm" draw:transform="skewX (-5.20455283036286E-017) rotate (0.413119433947058) translate (-0.473cm 9.397cm)" presentation:class="title" presentation:user-transformed="true">
          <draw:text-box>
            <text:p xml:id="id1" text:id="id1"><text:span text:style-name="T2">Mathematical Logic</text:span><text:span text:style-name="T2"><text:line-break/></text:span><text:span text:style-name="T3"> <text:s text:c="7"/></text:span><text:span text:style-name="T4"><text:line-break/></text:span><text:span text:style-name="T5">Part –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6.2cm" svg:height="2.509cm" svg:x="1cm" svg:y="0.4cm" presentation:class="title" presentation:user-transformed="true">
          <draw:text-box>
            <text:p xml:id="id2" text:id="id2" text:style-name="P3"><text:span text:style-name="T6">QUANTIFIERS, QUANTIFIED STATEMENTS, DUALS, NEGATION OF COMPOUND STATEMENTS</text:span></text:p>
          </draw:text-box>
        </draw:frame>
        <draw:frame presentation:style-name="pr5" draw:text-style-name="P6" draw:layer="layout" svg:width="26.8cm" svg:height="12.167cm" svg:x="0.8cm" svg:y="3.2cm" presentation:class="subtitle" presentation:user-transformed="true">
          <draw:text-box>
            <text:p text:style-name="P5"><text:span text:style-name="T7"><text:s text:c="14"/></text:span></text:p>
            <text:p xml:id="id3" text:id="id3" text:style-name="P5"><text:span text:style-name="T8"><text:tab/></text:span><text:span text:style-name="T8">Quantifiers and quantified statements </text:span></text:p>
            <text:p text:style-name="P5"><text:span text:style-name="T7"><text:s text:c="41"/></text:span></text:p>
            <text:p xml:id="id4" text:id="id4" text:style-name="P5"><text:span text:style-name="T9"><text:tab/></text:span><text:span text:style-name="T9">A quantifier specifies the quantity of elements (objects) in the domain of <text:s text:c="3"/></text:span></text:p>
            <text:p xml:id="id5" text:id="id5" text:style-name="P5"><text:span text:style-name="T9"><text:tab/></text:span><text:span text:style-name="T9">discussion that satisfy an open sentence. The two, most common formal</text:span></text:p>
            <text:p xml:id="id6" text:id="id6" text:style-name="P5"><text:span text:style-name="T10"><text:tab/></text:span><text:span text:style-name="T10">quantifiers are "there exists" and "for each" or </text:span><text:span text:style-name="T9">"for all". There exists is</text:span></text:p>
            <text:p xml:id="id7" text:id="id7" text:style-name="P5"><text:span text:style-name="T9"><text:tab/></text:span><text:span text:style-name="T9">called existential quantifier and is denoted by symbol <text:s text:c="3"/>, "For all" is called</text:span></text:p>
            <text:p xml:id="id9" text:id="id9" text:style-name="P5"><text:span text:style-name="T10"><text:tab/></text:span><text:span text:style-name="T10">universal quantifier and is denoted by </text:span><text:span text:style-name="T9">symbol <text:s text:c="3"/>. Statements involving</text:span><text:span text:style-name="T9"><text:tab/></text:span></text:p>
            <text:p xml:id="id11" text:id="id11" text:style-name="P5"><text:span text:style-name="T9"><text:s text:c="6"/></text:span><text:span text:style-name="T9">quantifiers are called quantified statements. Every quantified statement </text:span></text:p>
            <text:p xml:id="id12" text:id="id12" text:style-name="P5"><text:span text:style-name="T9"><text:tab/></text:span><text:span text:style-name="T9">corresponds to a collection and a condition. </text:span></text:p>
            <text:p text:style-name="P5"><text:span text:style-name="T7"><text:s text:c="24"/></text:span></text:p>
            <text:p xml:id="id13" text:id="id13" text:style-name="P5"><text:span text:style-name="T9"><text:tab/></text:span><text:span text:style-name="T9">A statement quantified by universal quantifier <text:s text:c="4"/>is true if all objects in the</text:span></text:p>
            <text:p xml:id="id15" text:id="id15" text:style-name="P5"><text:span text:style-name="T9"><text:tab/></text:span><text:span text:style-name="T9">collection satisfy the condition. And it is false if at least one object in the</text:span></text:p>
            <text:p xml:id="id16" text:id="id16" text:style-name="P5"><text:span text:style-name="T9"><text:tab/></text:span><text:span text:style-name="T9">collection does not satisfy the conditon.</text:span></text:p>
          </draw:text-box>
        </draw:frame>
        <draw:g xml:id="id8" draw:id="id8">
          <svg:title>TexMaths</svg:title>
          <svg:desc>22§display§\exists§svg§600§FALSE§</svg:desc>
          <draw:polygon draw:style-name="gr2" draw:text-style-name="P7" draw:layer="layout" svg:width="0.31cm" svg:height="0.46cm" svg:x="20.378cm" svg:y="8.06cm" svg:viewBox="0 0 311 461" draw:points="155,461 0,461 0,0 311,0 311,461">
            <text:p/>
          </draw:polygon>
          <draw:path draw:style-name="gr3" draw:text-style-name="P8" draw:layer="layout" svg:width="0.343cm" svg:height="0.538cm" svg:x="20.382cm" svg:y="8.021cm" svg:viewBox="0 0 344 539" svg:d="M344 28c0-26-1-28-26-28h-292c-12 0-26 0-26 16s14 16 26 16h289v222h-276c-14 0-28 0-28 16 0 15 14 15 28 15h276v222h-289c-12 0-26 0-26 16s14 16 26 16h292c25 0 26-2 26-28z">
            <text:p/>
          </draw:path>
        </draw:g>
        <draw:g xml:id="id10" draw:id="id10">
          <svg:title>TexMaths</svg:title>
          <svg:desc>22§display§\forall§svg§600§FALSE§</svg:desc>
          <draw:polygon draw:style-name="gr2" draw:text-style-name="P7" draw:layer="layout" svg:width="0.353cm" svg:height="0.477cm" svg:x="17.864cm" svg:y="9.05cm" svg:viewBox="0 0 354 478" draw:points="178,478 0,478 0,0 354,0 354,478">
            <text:p/>
          </draw:polygon>
          <draw:path draw:style-name="gr3" draw:text-style-name="P8" draw:layer="layout" svg:width="0.43cm" svg:height="0.556cm" svg:x="17.825cm" svg:y="9.011cm" svg:viewBox="0 0 431 557" svg:d="M427 30c4-9 4-11 4-14 0-9-5-16-16-16-9 0-14 9-17 18l-64 171h-235l-66-171c-3-11-7-18-17-18-9 0-16 7-16 16 0 2 0 3 5 14l192 508c5 12 9 19 19 19 11 0 14-9 16-18zM111 220h211l-106 277z">
            <text:p/>
          </draw:path>
        </draw:g>
        <draw:g xml:id="id14" draw:id="id14">
          <svg:title>TexMaths</svg:title>
          <svg:desc>24§display§\forall§svg§600§FALSE§</svg:desc>
          <draw:polygon draw:style-name="gr2" draw:text-style-name="P7" draw:layer="layout" svg:width="0.385cm" svg:height="0.52cm" svg:x="17.967cm" svg:y="12.252cm" svg:viewBox="0 0 386 521" draw:points="194,521 0,521 0,0 386,0 386,521">
            <text:p/>
          </draw:polygon>
          <draw:path draw:style-name="gr3" draw:text-style-name="P8" draw:layer="layout" svg:width="0.469cm" svg:height="0.606cm" svg:x="17.925cm" svg:y="12.21cm" svg:viewBox="0 0 470 607" svg:d="M466 33c4-10 4-12 4-16 0-9-6-17-17-17-10 0-16 10-19 19l-70 187h-257l-71-187c-3-11-7-19-19-19-9 0-17 8-17 17 0 2 0 4 6 16l209 553c6 13 9 21 21 21 11 0 15-10 17-19zM121 240h230l-115 30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width*0.05;width" smil:keyTimes="0;1"/>
                  <anim:animate smil:dur="0.5s" smil:fill="hold" smil:targetElement="id11" anim:sub-item="text" smil:attributeName="height" smil:values="height;height" smil:keyTimes="0;1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0.05;width" smil:keyTimes="0;1"/>
                  <anim:animate smil:dur="0.5s" smil:fill="hold" smil:targetElement="id12" anim:sub-item="text" smil:attributeName="height" smil:values="height;height" smil:keyTimes="0;1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width*0.05;width" smil:keyTimes="0;1"/>
                  <anim:animate smil:dur="0.5s" smil:fill="hold" smil:targetElement="id13" anim:sub-item="text" smil:attributeName="height" smil:values="height;height" smil:keyTimes="0;1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5" anim:sub-item="text" smil:attributeName="visibility" smil:to="visible"/>
                  <anim:animate smil:dur="0.25s" smil:fill="hold" smil:targetElement="id15" anim:sub-item="text" smil:attributeName="width" smil:values="width*0.05;width" smil:keyTimes="0;1"/>
                  <anim:animate smil:dur="0.25s" smil:fill="hold" smil:targetElement="id15" anim:sub-item="text" smil:attributeName="height" smil:values="height;height" smil:keyTimes="0;1"/>
                  <anim:animate smil:dur="0.25s" smil:fill="hold" smil:targetElement="id15" anim:sub-item="text" smil:attributeName="x" smil:values="x-.2;x" smil:keyTimes="0;1"/>
                  <anim:animate smil:dur="0.25s" smil:fill="hold" smil:targetElement="id15" anim:sub-item="text" smil:attributeName="y" smil:values="y;y" smil:keyTimes="0;1"/>
                  <anim:transitionFilter smil:dur="0.25s" smil:targetElement="id1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10" draw:layer="layout" svg:width="26.2cm" svg:height="1.6cm" svg:x="1cm" svg:y="0.4cm" presentation:class="title" presentation:user-transformed="true">
          <draw:text-box>
            <text:p xml:id="id17" text:id="id17" text:style-name="P3"><text:span text:style-name="T6"><text:s/></text:span><text:span text:style-name="T6">DUAL OF A STATEMENT </text:span></text:p>
          </draw:text-box>
        </draw:frame>
        <draw:frame presentation:style-name="pr8" draw:text-style-name="P6" draw:layer="layout" svg:width="26.8cm" svg:height="13.167cm" svg:x="0.8cm" svg:y="2.2cm" presentation:class="subtitle" presentation:user-transformed="true">
          <draw:text-box>
            <text:p text:style-name="P5"><text:span text:style-name="T7"><text:s text:c="14"/></text:span></text:p>
            <text:p xml:id="id18" text:id="id18" text:style-name="P5"><text:span text:style-name="T9"><text:tab/></text:span><text:span text:style-name="T11">Note :</text:span><text:span text:style-name="T9"> Let us use letters <text:s text:c="14"/>to denote tautology and contradiction </text:span></text:p>
            <text:p xml:id="id20" text:id="id20" text:style-name="P5"><text:span text:style-name="T9"><text:tab/></text:span><text:span text:style-name="T9"><text:tab/></text:span><text:span text:style-name="T9"><text:tab/></text:span><text:span text:style-name="T9">respectively. <text:s text:c="22"/></text:span></text:p>
            <text:p text:style-name="P5"><text:span text:style-name="T7"><text:s text:c="22"/></text:span></text:p>
            <text:p xml:id="id21" text:id="id21" text:style-name="P5"><text:span text:style-name="T8"><text:tab/></text:span><text:span text:style-name="T8">Dual of a statement : <text:s text:c="2"/></text:span></text:p>
            <text:p text:style-name="P5"><text:span text:style-name="T7"><text:s text:c="41"/></text:span></text:p>
            <text:p xml:id="id22" text:id="id22" text:style-name="P5"><text:span text:style-name="T9"><text:tab/></text:span><text:span text:style-name="T9">If two statements contain logical connectives like <text:s text:c="9"/>and letters</text:span></text:p>
            <text:p xml:id="id25" text:id="id25" text:style-name="P5"><text:span text:style-name="T9"><text:tab/></text:span><text:span text:style-name="T9">then they are said to be duals of each other if one of them is obtained from</text:span></text:p>
            <text:p xml:id="id26" text:id="id26" text:style-name="P5"><text:span text:style-name="T9"><text:tab/></text:span><text:span text:style-name="T9">the other by interchanging <text:s text:c="33"/>and <text:s text:c="33"/>. <text:s text:c="3"/></text:span></text:p>
            <text:p text:style-name="P5"><text:span text:style-name="T7"><text:s text:c="41"/></text:span></text:p>
            <text:p xml:id="id29" text:id="id29" text:style-name="P5"><text:span text:style-name="T10"><text:tab/></text:span><text:span text:style-name="T10">For example :</text:span></text:p>
            <text:p text:style-name="P5"><text:span text:style-name="T12"><text:s text:c="16"/></text:span></text:p>
            <text:p xml:id="id30" text:id="id30" text:style-name="P5"><text:span text:style-name="T10"><text:tab/></text:span><text:span text:style-name="T10">The dual of <text:s text:c="2"/></text:span></text:p>
          </draw:text-box>
        </draw:frame>
        <draw:g xml:id="id23" draw:id="id23">
          <svg:title>TexMaths</svg:title>
          <svg:desc>22§display§\vee , \ \wedge§svg§600§FALSE§</svg:desc>
          <draw:polygon draw:style-name="gr2" draw:text-style-name="P7" draw:layer="layout" svg:width="1.513cm" svg:height="0.534cm" svg:x="19.028cm" svg:y="6.552cm" svg:viewBox="0 0 1514 535" draw:points="757,535 0,535 0,0 1514,0 1514,535">
            <text:p/>
          </draw:polygon>
          <draw:path draw:style-name="gr3" draw:text-style-name="P8" draw:layer="layout" svg:width="0.43cm" svg:height="0.479cm" svg:x="19.032cm" svg:y="6.513cm" svg:viewBox="0 0 431 480" svg:d="M426 32c5-11 5-13 5-16 0-9-7-16-15-16s-13 5-18 18l-181 409-184-411c-7-14-12-16-17-16-9 0-16 7-16 16 0 2 0 3 5 12l192 436c7 14 13 16 20 16 8 0 12-5 15-16z">
            <text:p/>
          </draw:path>
          <draw:path draw:style-name="gr3" draw:text-style-name="P8" draw:layer="layout" svg:width="0.091cm" svg:height="0.231cm" svg:x="19.572cm" svg:y="6.89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43cm" svg:height="0.479cm" svg:x="20.15cm" svg:y="6.513cm" svg:viewBox="0 0 431 480" svg:d="M234 16c-7-12-10-16-17-16-11 0-13 5-18 16l-194 434c-5 9-5 11-5 16 0 7 7 14 16 14 5 0 10 0 17-16l184-411 181 411c7 16 16 16 18 16 8 0 15-7 15-14 0-2 0-3-3-12z">
            <text:p/>
          </draw:path>
        </draw:g>
        <draw:g xml:id="id19" draw:id="id19">
          <svg:title>TexMaths</svg:title>
          <svg:desc>24§display§t \text { and } c§svg§600§FALSE§</svg:desc>
          <draw:polygon draw:style-name="gr2" draw:text-style-name="P7" draw:layer="layout" svg:width="2.504cm" svg:height="0.512cm" svg:x="10.512cm" svg:y="2.757cm" svg:viewBox="0 0 2505 513" draw:points="1253,513 0,513 0,0 2505,0 2505,513">
            <text:p/>
          </draw:polygon>
          <draw:path draw:style-name="gr3" draw:text-style-name="P8" draw:layer="layout" svg:width="0.26cm" svg:height="0.539cm" svg:x="10.489cm" svg:y="2.773cm" svg:viewBox="0 0 261 540" svg:d="M155 192h81c15 0 25 0 25-17 0-10-10-10-25-10h-73c29-121 35-136 35-142 0-15-12-23-25-23-2 0-27 0-35 31l-32 134h-81c-17 0-25 0-25 16 0 11 8 11 23 11h75c-62 241-63 254-63 269 0 47 32 79 76 79 89 0 137-125 137-130 0-8-8-8-12-8-8 0-8 2-11 11-37 89-83 108-112 108-17 0-25-11-25-38 0-22 0-27 4-41z">
            <text:p/>
          </draw:path>
          <draw:path draw:style-name="gr3" draw:text-style-name="P8" draw:layer="layout" svg:width="0.381cm" svg:height="0.389cm" svg:x="11.092cm" svg:y="2.923cm" svg:viewBox="0 0 382 390" svg:d="M246 315c4 35 27 70 67 70 17 0 69-12 69-81v-46h-21v46c0 50-21 56-31 56-27 0-31-39-31-43v-171c0-34 0-67-30-100-33-33-75-46-117-46-69 0-127 40-127 96 0 25 17 41 38 41 23 0 39-18 39-41 0-9-4-38-43-38 24-29 64-39 93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11.504cm" svg:y="2.928cm" svg:viewBox="0 0 426 375" svg:d="M65 83v228c0 37-7 37-65 37v27c29 0 73-2 96-2 21 0 65 2 94 2v-27c-56 0-65 0-65-37v-157c0-89 59-135 113-135s63 46 63 94v198c0 37-9 37-65 37v27c29 0 73-2 96-2 21 0 65 2 94 2v-27c-44 0-65 0-65-25v-161c0-74 0-100-27-131-12-14-40-31-88-31-64 0-102 37-127 88v-88l-119 10v27c59 0 65 5 65 46z">
            <text:p/>
          </draw:path>
          <draw:path draw:style-name="gr3" draw:text-style-name="P8" draw:layer="layout" svg:width="0.417cm" svg:height="0.597cm" svg:x="11.975cm" svg:y="2.715cm" svg:viewBox="0 0 418 598" svg:d="M294 542v56l124-10v-27c-59 0-67-5-67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329cm" svg:height="0.384cm" svg:x="12.729cm" svg:y="2.928cm" svg:viewBox="0 0 330 385" svg:d="M301 52c-13 0-25 0-38 13-13 12-15 27-15 33 0 19 15 29 32 29 25 0 48-19 48-54 0-42-40-73-102-73-113 0-226 121-226 240 0 77 50 145 138 145 121 0 192-91 192-100 0-6-6-12-9-12-6 0-8 2-12 10-67 82-159 82-171 82-52 0-75-40-75-92 0-35 18-117 46-169 25-48 73-85 119-85 29 0 62 10 73 33z">
            <text:p/>
          </draw:path>
        </draw:g>
        <draw:g xml:id="id24" draw:id="id24">
          <svg:title>TexMaths</svg:title>
          <svg:desc>24§display§t \text { and } c§svg§600§FALSE§</svg:desc>
          <draw:polygon draw:style-name="gr2" draw:text-style-name="P7" draw:layer="layout" svg:width="2.504cm" svg:height="0.512cm" svg:x="24.712cm" svg:y="6.558cm" svg:viewBox="0 0 2505 513" draw:points="1253,513 0,513 0,0 2505,0 2505,513">
            <text:p/>
          </draw:polygon>
          <draw:path draw:style-name="gr3" draw:text-style-name="P8" draw:layer="layout" svg:width="0.26cm" svg:height="0.539cm" svg:x="24.689cm" svg:y="6.574cm" svg:viewBox="0 0 261 540" svg:d="M155 192h81c15 0 25 0 25-17 0-10-10-10-25-10h-73c29-121 35-136 35-142 0-15-12-23-25-23-2 0-27 0-35 31l-32 134h-81c-17 0-25 0-25 16 0 11 8 11 23 11h75c-62 241-63 254-63 269 0 47 32 79 76 79 89 0 137-125 137-130 0-8-8-8-12-8-8 0-8 2-11 11-37 89-83 108-112 108-17 0-25-11-25-38 0-22 0-27 4-41z">
            <text:p/>
          </draw:path>
          <draw:path draw:style-name="gr3" draw:text-style-name="P8" draw:layer="layout" svg:width="0.381cm" svg:height="0.389cm" svg:x="25.292cm" svg:y="6.724cm" svg:viewBox="0 0 382 390" svg:d="M246 315c4 35 27 70 67 70 17 0 69-12 69-81v-46h-21v46c0 50-21 56-31 56-27 0-31-39-31-43v-171c0-34 0-67-30-100-33-33-75-46-117-46-69 0-127 40-127 96 0 25 17 41 38 41 23 0 39-18 39-41 0-9-4-38-43-38 24-29 64-39 93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25.704cm" svg:y="6.729cm" svg:viewBox="0 0 426 375" svg:d="M65 83v228c0 37-7 37-65 37v27c29 0 73-2 96-2 21 0 65 2 94 2v-27c-56 0-65 0-65-37v-157c0-89 59-135 113-135s63 46 63 94v198c0 37-9 37-65 37v27c29 0 73-2 96-2 21 0 65 2 94 2v-27c-44 0-65 0-65-25v-161c0-74 0-100-27-131-12-14-40-31-88-31-64 0-102 37-127 88v-88l-119 10v27c59 0 65 5 65 46z">
            <text:p/>
          </draw:path>
          <draw:path draw:style-name="gr3" draw:text-style-name="P8" draw:layer="layout" svg:width="0.417cm" svg:height="0.597cm" svg:x="26.175cm" svg:y="6.516cm" svg:viewBox="0 0 418 598" svg:d="M294 542v56l124-10v-27c-59 0-67-5-67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329cm" svg:height="0.384cm" svg:x="26.929cm" svg:y="6.729cm" svg:viewBox="0 0 330 385" svg:d="M301 52c-13 0-25 0-38 13-13 12-15 27-15 33 0 19 15 29 32 29 25 0 48-19 48-54 0-42-40-73-102-73-113 0-226 121-226 240 0 77 50 145 138 145 121 0 192-91 192-100 0-6-6-12-9-12-6 0-8 2-12 10-67 82-159 82-171 82-52 0-75-40-75-92 0-35 18-117 46-169 25-48 73-85 119-85 29 0 62 10 73 33z">
            <text:p/>
          </draw:path>
        </draw:g>
        <draw:g xml:id="id27" draw:id="id27">
          <svg:title>TexMaths</svg:title>
          <svg:desc>22§display§\vee \text { by}\wedge \text { and } \wedge \text {by } \vee§svg§600§FALSE§</svg:desc>
          <draw:polygon draw:style-name="gr2" draw:text-style-name="P7" draw:layer="layout" svg:width="6.54cm" svg:height="0.619cm" svg:x="11.231cm" svg:y="8.456cm" svg:viewBox="0 0 6541 620" draw:points="3271,620 0,620 0,0 6541,0 6541,620">
            <text:p/>
          </draw:polygon>
          <draw:path draw:style-name="gr3" draw:text-style-name="P8" draw:layer="layout" svg:width="0.43cm" svg:height="0.48cm" svg:x="11.235cm" svg:y="8.491cm" svg:viewBox="0 0 431 481" svg:d="M426 32c5-11 5-13 5-16 0-9-7-16-16-16-7 0-12 5-17 18l-181 410-184-412c-7-14-12-16-17-16-9 0-16 7-16 16 0 2 0 3 5 12l192 437c7 14 12 16 20 16s12-6 15-16z">
            <text:p/>
          </draw:path>
          <draw:path draw:style-name="gr3" draw:text-style-name="P8" draw:layer="layout" svg:width="0.383cm" svg:height="0.546cm" svg:x="11.988cm" svg:y="8.41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8" draw:layer="layout" svg:width="0.379cm" svg:height="0.492cm" svg:x="12.389cm" svg:y="8.62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43cm" svg:height="0.48cm" svg:x="12.997cm" svg:y="8.491cm" svg:viewBox="0 0 431 481" svg:d="M234 16c-7-12-10-16-17-16-11 0-13 5-18 16l-194 435c-5 8-5 10-5 15 0 7 7 15 16 15 5 0 10 0 17-16l184-412 181 412c7 16 16 16 17 16 9 0 16-8 16-15 0-1 0-3-3-12z">
            <text:p/>
          </draw:path>
          <draw:path draw:style-name="gr3" draw:text-style-name="P8" draw:layer="layout" svg:width="0.349cm" svg:height="0.356cm" svg:x="13.931cm" svg:y="8.607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4.31cm" svg:y="8.612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4.741cm" svg:y="8.417cm" svg:viewBox="0 0 384 547" svg:d="M269 496v51l115-8v-25c-55 0-62-5-62-42v-472l-111 9v24c55 0 60 6 60 43v167c-23-27-56-48-98-48-92 0-173 76-173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8" draw:layer="layout" svg:width="0.43cm" svg:height="0.48cm" svg:x="15.618cm" svg:y="8.491cm" svg:viewBox="0 0 431 481" svg:d="M234 16c-7-12-10-16-17-16-11 0-13 5-18 16l-194 435c-5 8-5 10-5 15 0 7 7 15 16 15 5 0 10 0 17-16l184-412 181 412c7 16 16 16 17 16 9 0 16-8 16-15 0-1 0-3-3-12z">
            <text:p/>
          </draw:path>
          <draw:path draw:style-name="gr3" draw:text-style-name="P8" draw:layer="layout" svg:width="0.383cm" svg:height="0.546cm" svg:x="16.283cm" svg:y="8.41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8" draw:layer="layout" svg:width="0.379cm" svg:height="0.492cm" svg:x="16.684cm" svg:y="8.62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43cm" svg:height="0.48cm" svg:x="17.378cm" svg:y="8.491cm" svg:viewBox="0 0 431 481" svg:d="M426 32c5-11 5-13 5-16 0-9-7-16-16-16-7 0-12 5-17 18l-181 410-184-412c-7-14-12-16-17-16-9 0-16 7-16 16 0 2 0 3 5 12l192 437c7 14 12 16 20 16s12-6 15-16z">
            <text:p/>
          </draw:path>
        </draw:g>
        <draw:g xml:id="id28" draw:id="id28">
          <svg:title>TexMaths</svg:title>
          <svg:desc>24§display§t \text { by } c \text { and } c \text { by } t§svg§600§FALSE§</svg:desc>
          <draw:polygon draw:style-name="gr2" draw:text-style-name="P7" draw:layer="layout" svg:width="6.056cm" svg:height="0.675cm" svg:x="19.813cm" svg:y="8.46cm" svg:viewBox="0 0 6057 676" draw:points="3027,676 0,676 0,0 6057,0 6057,676">
            <text:p/>
          </draw:polygon>
          <draw:path draw:style-name="gr3" draw:text-style-name="P8" draw:layer="layout" svg:width="0.26cm" svg:height="0.539cm" svg:x="19.79cm" svg:y="8.476cm" svg:viewBox="0 0 261 540" svg:d="M155 192h81c15 0 25 0 25-17 0-10-10-10-25-10h-73c29-121 35-136 35-142 0-15-12-23-25-23-2 0-27 0-35 31l-32 134h-81c-17 0-25 0-25 16 0 11 8 11 23 11h75c-62 240-63 254-63 269 0 46 32 79 76 79 89 0 137-125 137-131 0-7-8-7-12-7-8 0-8 2-11 11-37 89-83 108-112 108-17 0-25-12-25-39 0-21 0-27 4-40z">
            <text:p/>
          </draw:path>
          <draw:path draw:style-name="gr3" draw:text-style-name="P8" draw:layer="layout" svg:width="0.417cm" svg:height="0.597cm" svg:x="20.379cm" svg:y="8.418cm" svg:viewBox="0 0 418 598" svg:d="M123 269v-269l-123 10v27c60 0 65 5 65 46v505h21c2-2 8-13 31-52 14 19 50 62 111 62 102 0 190-83 190-193 0-107-84-192-180-192-65 0-102 41-115 56zM125 492v-175c0-17 0-17 9-31 33-48 79-53 100-53 39 0 69 21 89 53 23 35 24 83 24 118 0 32-1 82-26 121-18 25-50 53-96 53-37 0-68-21-89-51-11-18-11-20-11-35z">
            <text:p/>
          </draw:path>
          <draw:path draw:style-name="gr3" draw:text-style-name="P8" draw:layer="layout" svg:width="0.414cm" svg:height="0.537cm" svg:x="20.817cm" svg:y="8.641cm" svg:viewBox="0 0 415 538" svg:d="M336 81c21-54 65-54 79-54v-27c-20 2-44 2-64 2-15 0-55-2-75-2v27c27 0 41 15 41 36 0 8 0 10-6 20l-84 209-95-229c-3-7-5-11-5-15 0-21 32-21 48-21v-27c-23 0-79 2-92 2-23 0-58 0-83-2v27c40 0 58 0 69 29l127 309c-4 12-16 39-21 50-20 46-43 106-96 106-6 0-25 0-41-16 27-3 33-23 33-36 0-21-15-35-35-35-17 0-36 10-36 37 0 38 36 67 79 67 52 0 88-48 107-96z">
            <text:p/>
          </draw:path>
          <draw:path draw:style-name="gr3" draw:text-style-name="P8" draw:layer="layout" svg:width="0.329cm" svg:height="0.383cm" svg:x="21.562cm" svg:y="8.631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  <draw:path draw:style-name="gr3" draw:text-style-name="P8" draw:layer="layout" svg:width="0.381cm" svg:height="0.389cm" svg:x="22.209cm" svg:y="8.626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22.624cm" svg:y="8.63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7cm" svg:height="0.597cm" svg:x="23.092cm" svg:y="8.418cm" svg:viewBox="0 0 418 598" svg:d="M294 542v56l124-10v-27c-59 0-67-6-67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8" draw:layer="layout" svg:width="0.329cm" svg:height="0.383cm" svg:x="23.848cm" svg:y="8.631cm" svg:viewBox="0 0 330 384" svg:d="M301 52c-13 0-25 0-38 13-13 12-13 27-13 33 0 19 13 29 30 29 25 0 48-19 48-54 0-42-40-73-101-73-114 0-227 121-227 240 0 77 50 144 138 144 121 0 192-90 192-100 0-5-6-11-9-11-6 0-6 2-12 9-67 83-159 83-171 83-52 0-75-40-75-92 0-35 18-117 46-169 25-48 73-85 119-85 29 0 62 10 73 33z">
            <text:p/>
          </draw:path>
          <draw:path draw:style-name="gr3" draw:text-style-name="P8" draw:layer="layout" svg:width="0.417cm" svg:height="0.597cm" svg:x="24.484cm" svg:y="8.418cm" svg:viewBox="0 0 418 598" svg:d="M123 269v-269l-123 10v27c60 0 65 5 65 46v505h21c2-2 8-13 31-52 14 19 50 62 111 62 102 0 190-83 190-193 0-107-84-192-180-192-65 0-102 41-115 56zM125 492v-175c0-17 0-17 9-31 33-48 79-53 100-53 39 0 69 21 89 53 23 35 24 83 24 118 0 32-1 82-26 121-18 25-50 53-96 53-37 0-68-21-89-51-11-18-11-20-11-35z">
            <text:p/>
          </draw:path>
          <draw:path draw:style-name="gr3" draw:text-style-name="P8" draw:layer="layout" svg:width="0.414cm" svg:height="0.537cm" svg:x="24.921cm" svg:y="8.641cm" svg:viewBox="0 0 415 538" svg:d="M336 81c21-54 65-54 79-54v-27c-20 2-44 2-64 2-15 0-55-2-75-2v27c27 0 41 15 41 36 0 8 0 10-6 20l-84 209-95-229c-3-7-5-11-5-15 0-21 32-21 48-21v-27c-23 0-79 2-92 2-23 0-58 0-83-2v27c40 0 58 0 69 29l127 309c-4 12-16 39-21 50-20 46-43 106-96 106-6 0-25 0-41-16 27-3 33-23 33-36 0-21-15-35-35-35-17 0-36 10-36 37 0 38 36 67 79 67 52 0 86-48 107-96z">
            <text:p/>
          </draw:path>
          <draw:path draw:style-name="gr3" draw:text-style-name="P8" draw:layer="layout" svg:width="0.26cm" svg:height="0.539cm" svg:x="25.651cm" svg:y="8.476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</draw:g>
        <draw:g xml:id="id31" draw:id="id31">
          <svg:title>TexMaths</svg:title>
          <svg:desc>22§display§(i) \ p \vee q \text { is } p \wedge q§svg§600§FALSE§</svg:desc>
          <draw:polygon draw:style-name="gr2" draw:text-style-name="P7" draw:layer="layout" svg:width="5.302cm" svg:height="0.696cm" svg:x="6.332cm" svg:y="11.158cm" svg:viewBox="0 0 5303 697" draw:points="2653,697 0,697 0,0 5303,0 5303,697">
            <text:p/>
          </draw:polygon>
          <draw:path draw:style-name="gr3" draw:text-style-name="P8" draw:layer="layout" svg:width="0.18cm" svg:height="0.773cm" svg:x="6.369cm" svg:y="11.11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05cm" svg:height="0.52cm" svg:x="6.617cm" svg:y="11.188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8" draw:layer="layout" svg:width="0.18cm" svg:height="0.773cm" svg:x="6.904cm" svg:y="11.11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04cm" svg:height="0.492cm" svg:x="7.393cm" svg:y="11.35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8.022cm" svg:y="11.237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8.698cm" svg:y="11.356cm" svg:viewBox="0 0 320 493" svg:d="M320 9c0-4-1-9-7-9-8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66cm" svg:height="0.518cm" svg:x="9.322cm" svg:y="11.1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9.539cm" svg:y="11.35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404cm" svg:height="0.492cm" svg:x="10.051cm" svg:y="11.356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0.68cm" svg:y="11.23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11.354cm" svg:y="11.356cm" svg:viewBox="0 0 320 493" svg:d="M320 9c0-4-1-9-7-9-8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</draw:g>
        <draw:g xml:id="id32" draw:id="id32">
          <svg:title>TexMaths</svg:title>
          <svg:desc>22§display§(ii) \ t \vee p \text { is } c \wedge p§svg§600§FALSE§</svg:desc>
          <draw:polygon draw:style-name="gr2" draw:text-style-name="P7" draw:layer="layout" svg:width="5.449cm" svg:height="0.696cm" svg:x="6.033cm" svg:y="12.459cm" svg:viewBox="0 0 5450 697" draw:points="2726,697 0,697 0,0 5450,0 5450,697">
            <text:p/>
          </draw:polygon>
          <draw:path draw:style-name="gr3" draw:text-style-name="P8" draw:layer="layout" svg:width="0.18cm" svg:height="0.773cm" svg:x="6.07cm" svg:y="12.4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05cm" svg:height="0.52cm" svg:x="6.318cm" svg:y="12.489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8" draw:layer="layout" svg:width="0.205cm" svg:height="0.52cm" svg:x="6.584cm" svg:y="12.489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8" draw:layer="layout" svg:width="0.18cm" svg:height="0.773cm" svg:x="6.872cm" svg:y="12.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8cm" svg:height="0.493cm" svg:x="7.404cm" svg:y="12.515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43cm" svg:height="0.479cm" svg:x="7.879cm" svg:y="12.538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404cm" svg:height="0.492cm" svg:x="8.5cm" svg:y="12.65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66cm" svg:height="0.518cm" svg:x="9.197cm" svg:y="12.48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9.412cm" svg:y="12.65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02cm" svg:height="0.351cm" svg:x="9.98cm" svg:y="12.657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  <draw:path draw:style-name="gr3" draw:text-style-name="P8" draw:layer="layout" svg:width="0.43cm" svg:height="0.479cm" svg:x="10.498cm" svg:y="12.53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404cm" svg:height="0.492cm" svg:x="11.117cm" svg:y="12.65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</draw:g>
        <draw:g xml:id="id33" draw:id="id33">
          <svg:title>TexMaths</svg:title>
          <svg:desc>22§display§(iii) \ c \wedge p \text { is } t \vee p§svg§600§FALSE§</svg:desc>
          <draw:polygon draw:style-name="gr2" draw:text-style-name="P7" draw:layer="layout" svg:width="5.717cm" svg:height="0.696cm" svg:x="5.838cm" svg:y="13.76cm" svg:viewBox="0 0 5718 697" draw:points="2858,697 0,697 0,0 5718,0 5718,697">
            <text:p/>
          </draw:polygon>
          <draw:path draw:style-name="gr3" draw:text-style-name="P8" draw:layer="layout" svg:width="0.18cm" svg:height="0.773cm" svg:x="5.875cm" svg:y="13.72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05cm" svg:height="0.52cm" svg:x="6.123cm" svg:y="13.79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8" draw:layer="layout" svg:width="0.205cm" svg:height="0.52cm" svg:x="6.389cm" svg:y="13.79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8" draw:layer="layout" svg:width="0.205cm" svg:height="0.52cm" svg:x="6.655cm" svg:y="13.79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8" draw:layer="layout" svg:width="0.18cm" svg:height="0.773cm" svg:x="6.943cm" svg:y="13.72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02cm" svg:height="0.351cm" svg:x="7.489cm" svg:y="13.95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43cm" svg:height="0.479cm" svg:x="8.006cm" svg:y="13.83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404cm" svg:height="0.492cm" svg:x="8.626cm" svg:y="13.95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66cm" svg:height="0.518cm" svg:x="9.323cm" svg:y="13.7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9.537cm" svg:y="13.95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0.094cm" svg:y="13.816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43cm" svg:height="0.479cm" svg:x="10.569cm" svg:y="13.839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404cm" svg:height="0.492cm" svg:x="11.188cm" svg:y="13.958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7" anim:sub-item="text" smil:attributeName="visibility" smil:to="visible"/>
                  <anim:animate smil:begin="0s" smil:dur="0.5s" smil:fill="hold" smil:decelerate="0.5" smil:targetElement="id17" anim:sub-item="text" smil:attributeName="rotate" smil:values="-90;0" smil:keyTimes="0;1"/>
                  <anim:animate smil:begin="0s" smil:dur="0.5s" smil:fill="hold" smil:decelerate="0.5" smil:targetElement="id17" anim:sub-item="text" smil:attributeName="width" smil:values="width;width*.05" smil:keyTimes="0;1"/>
                  <anim:animate smil:begin="0.5s" smil:dur="0.5s" smil:fill="hold" smil:accelerate="0.5" smil:targetElement="id17" anim:sub-item="text" smil:attributeName="width" smil:values="width*.05;width" smil:keyTimes="0;1"/>
                  <anim:animate smil:dur="1s" smil:fill="hold" smil:targetElement="id17" anim:sub-item="text" smil:attributeName="height" smil:values="height;height" smil:keyTimes="0;1"/>
                  <anim:animate smil:begin="0s" smil:dur="0.5s" smil:fill="hold" smil:decelerate="0.5" smil:targetElement="id17" anim:sub-item="text" smil:attributeName="x" smil:values="x+.4;x" smil:keyTimes="0;1"/>
                  <anim:animate smil:begin="0s" smil:dur="0.5s" smil:fill="hold" smil:decelerate="0.5" smil:targetElement="id17" anim:sub-item="text" smil:attributeName="y" smil:values="y-.2;y+.1" smil:keyTimes="0;1"/>
                  <anim:animate smil:begin="0.5s" smil:dur="0.5s" smil:fill="hold" smil:accelerate="0.5" smil:targetElement="id17" anim:sub-item="text" smil:attributeName="y" smil:values="y+.1;y" smil:keyTimes="0;1"/>
                  <anim:transitionFilter smil:begin="0s" smil:dur="1s" smil:decelerate="0.5" smil:targetElement="id17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width*0.05;width" smil:keyTimes="0;1"/>
                  <anim:animate smil:dur="0.5s" smil:fill="hold" smil:targetElement="id25" anim:sub-item="text" smil:attributeName="height" smil:values="height;height" smil:keyTimes="0;1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width*0.05;width" smil:keyTimes="0;1"/>
                  <anim:animate smil:dur="0.5s" smil:fill="hold" smil:targetElement="id29" anim:sub-item="text" smil:attributeName="height" smil:values="height;height" smil:keyTimes="0;1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7" draw:text-style-name="P10" draw:layer="layout" svg:width="26.2cm" svg:height="1.6cm" svg:x="1cm" svg:y="0.4cm" presentation:class="title" presentation:user-transformed="true">
          <draw:text-box>
            <text:p xml:id="id34" text:id="id34" text:style-name="P3"><text:span text:style-name="T6">NEGATIONS OF OMPOUND STATEMENTS</text:span></text:p>
          </draw:text-box>
        </draw:frame>
        <draw:frame presentation:style-name="pr9" draw:text-style-name="P6" draw:layer="layout" svg:width="26.8cm" svg:height="13.571cm" svg:x="0.8cm" svg:y="2.2cm" presentation:class="subtitle" presentation:user-transformed="true">
          <draw:text-box>
            <text:p text:style-name="P5"><text:span text:style-name="T7"><text:s text:c="14"/></text:span></text:p>
            <text:p xml:id="id35" text:id="id35" text:style-name="P5"><text:span text:style-name="T10"><text:tab/></text:span><text:span text:style-name="T13">Negation of Conjunction :</text:span><text:span text:style-name="T10"> The conjunction of two simple statements <text:s text:c="4"/></text:span></text:p>
            <text:p xml:id="id37" text:id="id37" text:style-name="P5"><text:span text:style-name="T13"><text:s text:c="33"/></text:span><text:span text:style-name="T10">and the negation of this conjunction is denoted by <text:s text:c="10"/></text:span></text:p>
            <text:p xml:id="id39" text:id="id39" text:style-name="P5"><text:span text:style-name="T13"><text:s text:c="22"/></text:span><text:span text:style-name="T10">. Using truth table we can prove that <text:s text:c="37"/></text:span></text:p>
            <text:p xml:id="id41" text:id="id41" text:style-name="P5"><text:span text:style-name="T14"><text:s text:c="4"/></text:span><text:span text:style-name="T14">Negation of conjunction of two statements is the disjunction of their negations </text:span></text:p>
            <text:p text:style-name="P5"><text:span text:style-name="T7"><text:s text:c="62"/></text:span></text:p>
            <text:p xml:id="id42" text:id="id42" text:style-name="P11"><text:span text:style-name="T13"><text:tab/></text:span><text:span text:style-name="T13">Negation of Disjunction :</text:span><text:span text:style-name="T10"> The disjunction of two simple statements <text:s text:c="4"/></text:span></text:p>
            <text:p xml:id="id44" text:id="id44" text:style-name="P11"><text:span text:style-name="T13"><text:s text:c="33"/></text:span><text:span text:style-name="T10">and the negation of this disjunction is denoted by <text:s text:c="10"/></text:span></text:p>
            <text:p xml:id="id46" text:id="id46" text:style-name="P5"><text:span text:style-name="T13"><text:s text:c="22"/></text:span><text:span text:style-name="T10">. Using truth table we can prove that </text:span></text:p>
            <text:p xml:id="id48" text:id="id48" text:style-name="P11"><text:span text:style-name="T14"><text:s text:c="3"/></text:span><text:span text:style-name="T14">Negation of disjunction of two statements is the conjunction of their negations </text:span></text:p>
            <text:p text:style-name="P5"><text:span text:style-name="T12"><text:s text:c="30"/></text:span></text:p>
            <text:p xml:id="id49" text:id="id49" text:style-name="P11"><text:span text:style-name="T13"><text:tab/></text:span><text:span text:style-name="T13">Negation of Negation :</text:span><text:span text:style-name="T10"> The negation of the negation of a statement is the <text:s text:c="8"/>statement itself. <text:s text:c="11"/></text:span><text:span text:style-name="T9"><text:s text:c="18"/></text:span></text:p>
            <text:p text:style-name="P11"><text:span text:style-name="T7"><text:s text:c="23"/></text:span></text:p>
            <text:p xml:id="id51" text:id="id51" text:style-name="P11"><text:span text:style-name="T10"><text:tab/></text:span><text:span text:style-name="T13">Negation of Implication :</text:span><text:span text:style-name="T10"> The negation of <text:s text:c="12"/>is denoted by <text:s text:c="23"/>Using truth table we can prove that <text:s text:c="40"/></text:span></text:p>
            <text:p text:style-name="P11"><text:span text:style-name="T9"><text:s text:c="15"/></text:span></text:p>
          </draw:text-box>
        </draw:frame>
        <draw:g xml:id="id36" draw:id="id36">
          <svg:title>TexMaths</svg:title>
          <svg:desc>22§display§p \text { and } q \text { is } p \wedge q§svg§600§FALSE§</svg:desc>
          <draw:polygon draw:style-name="gr2" draw:text-style-name="P7" draw:layer="layout" svg:width="5.105cm" svg:height="0.61cm" svg:x="2.328cm" svg:y="3.657cm" svg:viewBox="0 0 5106 611" draw:points="2552,611 0,611 0,0 5106,0 5106,611">
            <text:p/>
          </draw:polygon>
          <draw:path draw:style-name="gr3" draw:text-style-name="P8" draw:layer="layout" svg:width="0.404cm" svg:height="0.492cm" svg:x="2.289cm" svg:y="3.814cm" svg:viewBox="0 0 405 493" svg:d="M60 439c-7 26-7 31-42 31-9 0-18 0-18 15 0 7 4 8 11 8 21 0 42-1 65-1 24 0 51 1 75 1 6 0 14 0 14-14 0-9-7-9-17-9-39 0-39-5-39-12 0-10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8" draw:layer="layout" svg:width="0.349cm" svg:height="0.357cm" svg:x="2.993cm" svg:y="3.808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3.371cm" svg:y="3.814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3.803cm" svg:y="3.618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8" draw:layer="layout" svg:width="0.319cm" svg:height="0.492cm" svg:x="4.494cm" svg:y="3.814cm" svg:viewBox="0 0 320 493" svg:d="M320 9c0-4-1-9-7-9-9 0-40 32-53 55-17-43-47-55-73-55-92 0-187 115-187 227 0 76 46 125 102 125 34 0 65-19 92-47-7 28-32 132-34 139-7 23-14 25-56 26-11 0-18 0-18 16 0 0 0 7 9 7 25 0 53-1 79-1 27 0 53 1 79 1 4 0 15 0 15-14 0-9-8-9-22-9-37 0-37-5-37-12 0-5 2-10 4-17zM106 335c-48 0-51-60-51-72 0-39 22-124 37-156 22-58 63-89 95-89 51 0 61 61 61 67 0 5-42 176-44 178-12 22-56 72-98 72z">
            <text:p/>
          </draw:path>
          <draw:path draw:style-name="gr3" draw:text-style-name="P8" draw:layer="layout" svg:width="0.166cm" svg:height="0.519cm" svg:x="5.121cm" svg:y="3.63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5.335cm" svg:y="3.80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8" draw:layer="layout" svg:width="0.404cm" svg:height="0.492cm" svg:x="5.848cm" svg:y="3.814cm" svg:viewBox="0 0 405 493" svg:d="M60 439c-7 26-7 31-42 31-9 0-18 0-18 15 0 7 4 8 11 8 21 0 42-1 65-1 24 0 51 1 75 1 6 0 14 0 14-14 0-9-7-9-17-9-39 0-39-5-39-12 0-10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8" draw:layer="layout" svg:width="0.43cm" svg:height="0.48cm" svg:x="6.476cm" svg:y="3.692cm" svg:viewBox="0 0 431 481" svg:d="M234 16c-7-12-10-16-18-16-10 0-12 5-17 16l-194 435c-5 9-5 11-5 16 0 7 7 14 16 14 5 0 10 0 17-16l183-412 182 412c7 16 16 16 17 16 9 0 16-7 16-14 0-2 0-4-3-12z">
            <text:p/>
          </draw:path>
          <draw:path draw:style-name="gr3" draw:text-style-name="P8" draw:layer="layout" svg:width="0.319cm" svg:height="0.492cm" svg:x="7.152cm" svg:y="3.814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0 4-17zM106 335c-48 0-51-60-51-72 0-39 22-124 37-156 22-58 63-89 95-89 51 0 61 61 61 67 0 5-42 176-44 178-12 22-56 72-98 72z">
            <text:p/>
          </draw:path>
        </draw:g>
        <draw:g xml:id="id38" draw:id="id38">
          <svg:title>TexMaths</svg:title>
          <svg:desc>22§display§\sim ( p \wedge q )§svg§600§FALSE§</svg:desc>
          <draw:polygon draw:style-name="gr2" draw:text-style-name="P7" draw:layer="layout" svg:width="2.885cm" svg:height="0.696cm" svg:x="2.191cm" svg:y="4.558cm" svg:viewBox="0 0 2886 697" draw:points="1444,697 0,697 0,0 2886,0 2886,697">
            <text:p/>
          </draw:polygon>
          <draw:path draw:style-name="gr3" draw:text-style-name="P8" draw:layer="layout" svg:width="0.517cm" svg:height="0.182cm" svg:x="2.195cm" svg:y="4.815cm" svg:viewBox="0 0 518 183" svg:d="M518 26c0-17-6-26-11-26-3 0-11 7-11 21-3 76-54 118-109 118-49 0-86-33-125-67-38-37-79-72-132-72-84 0-130 86-130 157 0 24 11 24 11 24 8 0 10-16 10-17 4-87 62-120 109-120 50 0 87 33 125 67 39 35 80 72 132 72 85 0 131-86 131-157z">
            <text:p/>
          </draw:path>
          <draw:path draw:style-name="gr3" draw:text-style-name="P8" draw:layer="layout" svg:width="0.18cm" svg:height="0.773cm" svg:x="3.045cm" svg:y="4.51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404cm" svg:height="0.492cm" svg:x="3.246cm" svg:y="4.75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3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3.872cm" svg:y="4.637cm" svg:viewBox="0 0 431 480" svg:d="M234 16c-7-12-10-16-17-16-11 0-13 5-18 16l-194 434c-5 9-5 11-5 16 0 7 7 14 16 14 5 0 10 0 17-16l184-411 181 411c7 16 16 16 17 16 9 0 16-7 16-14 0-2 0-3-3-12z">
            <text:p/>
          </draw:path>
          <draw:path draw:style-name="gr3" draw:text-style-name="P8" draw:layer="layout" svg:width="0.319cm" svg:height="0.492cm" svg:x="4.548cm" svg:y="4.756cm" svg:viewBox="0 0 320 493" svg:d="M320 9c0-4-1-9-7-9-8 0-40 32-52 55-18-43-48-55-74-55-92 0-187 114-187 227 0 76 46 125 102 125 34 0 65-20 92-48-7 28-32 132-34 139-7 23-14 25-56 27-11 0-18 0-18 16 0 0 0 7 9 7 25 0 53-2 79-2 27 0 53 2 80 2 3 0 14 0 14-15 0-8-7-8-22-8-36 0-36-6-36-13 0-5 1-10 3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4.936cm" svg:y="4.51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40" draw:id="id40">
          <svg:title>TexMaths</svg:title>
          <svg:desc>22§display§\sim ( p \wedge q ) = \  \sim p \ \vee \sim q§svg§600§FALSE§</svg:desc>
          <draw:polygon draw:style-name="gr2" draw:text-style-name="P7" draw:layer="layout" svg:width="7.394cm" svg:height="0.696cm" svg:x="18.19cm" svg:y="4.661cm" svg:viewBox="0 0 7395 697" draw:points="3698,697 0,697 0,0 7395,0 7395,697">
            <text:p/>
          </draw:polygon>
          <draw:path draw:style-name="gr3" draw:text-style-name="P8" draw:layer="layout" svg:width="0.516cm" svg:height="0.182cm" svg:x="18.194cm" svg:y="4.918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19.044cm" svg:y="4.62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9.244cm" svg:y="4.859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9.871cm" svg:y="4.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20.547cm" svg:y="4.859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20.934cm" svg:y="4.62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21.448cm" svg:y="4.9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22.307cm" svg:y="4.918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23.054cm" svg:y="4.859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23.769cm" svg:y="4.74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516cm" svg:height="0.182cm" svg:x="24.499cm" svg:y="4.918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25.304cm" svg:y="4.859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</draw:g>
        <draw:g xml:id="id43" draw:id="id43">
          <svg:title>TexMaths</svg:title>
          <svg:desc>22§display§p \text { and } q \text { is } p \vee q§svg§600§FALSE§</svg:desc>
          <draw:polygon draw:style-name="gr2" draw:text-style-name="P7" draw:layer="layout" svg:width="5.105cm" svg:height="0.61cm" svg:x="2.329cm" svg:y="7.859cm" svg:viewBox="0 0 5106 611" draw:points="2552,611 0,611 0,0 5106,0 5106,611">
            <text:p/>
          </draw:polygon>
          <draw:path draw:style-name="gr3" draw:text-style-name="P8" draw:layer="layout" svg:width="0.404cm" svg:height="0.492cm" svg:x="2.29cm" svg:y="8.016cm" svg:viewBox="0 0 405 493" svg:d="M60 439c-7 26-7 31-42 31-9 0-18 0-18 15 0 7 4 8 11 8 21 0 42-1 65-1 24 0 51 1 75 1 6 0 14 0 14-14 0-9-7-9-17-9-39 0-39-5-39-12 0-10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8" draw:layer="layout" svg:width="0.349cm" svg:height="0.357cm" svg:x="2.994cm" svg:y="8.01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3.372cm" svg:y="8.016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3.804cm" svg:y="7.82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8" draw:layer="layout" svg:width="0.319cm" svg:height="0.492cm" svg:x="4.495cm" svg:y="8.016cm" svg:viewBox="0 0 320 493" svg:d="M320 9c0-4-1-9-7-9-9 0-40 32-53 55-17-43-47-55-73-55-92 0-187 115-187 227 0 76 46 125 102 125 34 0 65-19 92-47-7 28-32 132-34 139-7 23-14 25-56 26-11 0-18 0-18 16 0 0 0 7 9 7 25 0 53-1 79-1 27 0 53 1 79 1 4 0 15 0 15-14 0-9-8-9-22-9-37 0-37-5-37-12 0-5 2-10 4-17zM106 335c-48 0-51-60-51-72 0-39 22-124 37-156 22-58 63-89 95-89 51 0 61 61 61 67 0 5-42 176-44 178-12 22-56 72-98 72z">
            <text:p/>
          </draw:path>
          <draw:path draw:style-name="gr3" draw:text-style-name="P8" draw:layer="layout" svg:width="0.166cm" svg:height="0.519cm" svg:x="5.122cm" svg:y="7.83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5.336cm" svg:y="8.01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8" draw:layer="layout" svg:width="0.404cm" svg:height="0.492cm" svg:x="5.849cm" svg:y="8.016cm" svg:viewBox="0 0 405 493" svg:d="M60 439c-7 26-7 31-42 31-9 0-18 0-18 15 0 7 4 8 11 8 21 0 42-1 65-1 24 0 51 1 75 1 6 0 14 0 14-14 0-9-7-9-17-9-39 0-39-5-39-12 0-10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8" draw:layer="layout" svg:width="0.43cm" svg:height="0.48cm" svg:x="6.477cm" svg:y="7.894cm" svg:viewBox="0 0 431 481" svg:d="M426 32c5-11 5-13 5-16 0-9-7-16-16-16-7 0-12 5-17 18l-182 410-183-412c-7-14-12-16-17-16-9 0-16 7-16 16 0 2 0 3 5 12l192 437c7 14 12 16 19 16 9 0 13-5 16-16z">
            <text:p/>
          </draw:path>
          <draw:path draw:style-name="gr3" draw:text-style-name="P8" draw:layer="layout" svg:width="0.319cm" svg:height="0.492cm" svg:x="7.153cm" svg:y="8.016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0 4-17zM106 335c-48 0-51-60-51-72 0-39 22-124 37-156 22-58 63-89 95-89 51 0 61 61 61 67 0 5-42 176-44 178-12 22-56 72-98 72z">
            <text:p/>
          </draw:path>
        </draw:g>
        <draw:g xml:id="id45" draw:id="id45">
          <svg:title>TexMaths</svg:title>
          <svg:desc>22§display§\sim ( p \vee q )§svg§600§FALSE§</svg:desc>
          <draw:polygon draw:style-name="gr2" draw:text-style-name="P7" draw:layer="layout" svg:width="2.885cm" svg:height="0.696cm" svg:x="2.192cm" svg:y="8.658cm" svg:viewBox="0 0 2886 697" draw:points="1444,697 0,697 0,0 2886,0 2886,697">
            <text:p/>
          </draw:polygon>
          <draw:path draw:style-name="gr3" draw:text-style-name="P8" draw:layer="layout" svg:width="0.517cm" svg:height="0.182cm" svg:x="2.196cm" svg:y="8.915cm" svg:viewBox="0 0 518 183" svg:d="M518 26c0-17-6-26-11-26-3 0-11 7-11 21-3 76-54 118-109 118-49 0-86-33-125-67-38-37-79-72-132-72-84 0-130 86-130 157 0 24 11 24 11 24 8 0 10-16 10-17 4-87 62-120 109-120 50 0 87 33 125 67 39 35 80 72 132 72 85 0 131-86 131-157z">
            <text:p/>
          </draw:path>
          <draw:path draw:style-name="gr3" draw:text-style-name="P8" draw:layer="layout" svg:width="0.18cm" svg:height="0.773cm" svg:x="3.046cm" svg:y="8.61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404cm" svg:height="0.492cm" svg:x="3.247cm" svg:y="8.85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3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3.873cm" svg:y="8.737cm" svg:viewBox="0 0 431 480" svg:d="M426 32c5-11 5-13 5-16 0-9-7-16-16-16-7 0-12 5-17 18l-181 409-184-411c-7-14-12-16-17-16-9 0-16 7-16 16 0 2 0 3 5 12l194 436c5 14 11 16 18 16 8 0 12-5 15-16z">
            <text:p/>
          </draw:path>
          <draw:path draw:style-name="gr3" draw:text-style-name="P8" draw:layer="layout" svg:width="0.319cm" svg:height="0.492cm" svg:x="4.549cm" svg:y="8.856cm" svg:viewBox="0 0 320 493" svg:d="M320 9c0-4-1-9-7-9-8 0-40 32-52 55-18-43-48-55-74-55-92 0-187 114-187 227 0 76 46 125 102 125 34 0 65-20 92-48-7 28-32 132-34 139-7 23-14 25-56 27-11 0-18 0-18 16 0 0 0 7 9 7 25 0 53-2 79-2 27 0 53 2 80 2 3 0 14 0 14-15 0-8-7-8-22-8-36 0-36-6-36-13 0-5 1-10 3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4.937cm" svg:y="8.61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47" draw:id="id47">
          <svg:title>TexMaths</svg:title>
          <svg:desc>22§display§\sim ( p \vee q ) = \  \sim p \ \wedge \sim q§svg§600§FALSE§</svg:desc>
          <draw:polygon draw:style-name="gr2" draw:text-style-name="P7" draw:layer="layout" svg:width="7.394cm" svg:height="0.696cm" svg:x="18.19cm" svg:y="8.661cm" svg:viewBox="0 0 7395 697" draw:points="3698,697 0,697 0,0 7395,0 7395,697">
            <text:p/>
          </draw:polygon>
          <draw:path draw:style-name="gr3" draw:text-style-name="P8" draw:layer="layout" svg:width="0.516cm" svg:height="0.182cm" svg:x="18.194cm" svg:y="8.918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19.044cm" svg:y="8.62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9.244cm" svg:y="8.859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9.871cm" svg:y="8.74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319cm" svg:height="0.492cm" svg:x="20.547cm" svg:y="8.859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20.934cm" svg:y="8.62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21.448cm" svg:y="8.9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22.307cm" svg:y="8.918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23.054cm" svg:y="8.859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23.769cm" svg:y="8.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24.499cm" svg:y="8.918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25.304cm" svg:y="8.859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</draw:g>
        <draw:g xml:id="id50" draw:id="id50">
          <svg:title>TexMaths</svg:title>
          <svg:desc>22§display§\therefore \ \ \ \sim ( \sim p ) =  p§svg§600§FALSE§</svg:desc>
          <draw:polygon draw:style-name="gr2" draw:text-style-name="P7" draw:layer="layout" svg:width="5.244cm" svg:height="0.696cm" svg:x="8.307cm" svg:y="11.758cm" svg:viewBox="0 0 5245 697" draw:points="2623,697 0,697 0,0 5245,0 5245,697">
            <text:p/>
          </draw:polygon>
          <draw:path draw:style-name="gr3" draw:text-style-name="P8" draw:layer="layout" svg:width="0.469cm" svg:height="0.418cm" svg:x="8.291cm" svg:y="11.941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517cm" svg:height="0.182cm" svg:x="9.599cm" svg:y="12.015cm" svg:viewBox="0 0 518 183" svg:d="M518 26c0-17-6-26-11-26-4 0-11 7-11 21-3 76-54 118-109 118-49 0-86-33-125-67-38-37-79-72-132-72-84 0-130 86-130 157 0 24 11 24 11 24 8 0 10-16 10-17 4-87 62-120 109-120 50 0 87 33 125 67 39 35 79 72 132 72 85 0 131-86 131-157z">
            <text:p/>
          </draw:path>
          <draw:path draw:style-name="gr3" draw:text-style-name="P8" draw:layer="layout" svg:width="0.18cm" svg:height="0.773cm" svg:x="10.449cm" svg:y="11.71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517cm" svg:height="0.182cm" svg:x="10.717cm" svg:y="12.015cm" svg:viewBox="0 0 518 183" svg:d="M518 26c0-17-6-26-11-26-4 0-11 7-11 21-3 76-54 118-109 118-49 0-86-33-125-67-38-37-79-72-132-72-84 0-130 86-130 157 0 24 11 24 11 24 8 0 10-16 10-17 4-87 62-120 109-120 50 0 87 33 125 67 39 35 79 72 132 72 85 0 131-86 131-157z">
            <text:p/>
          </draw:path>
          <draw:path draw:style-name="gr3" draw:text-style-name="P8" draw:layer="layout" svg:width="0.404cm" svg:height="0.492cm" svg:x="11.465cm" svg:y="11.956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11.924cm" svg:y="11.71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15cm" svg:height="0.182cm" svg:x="12.438cm" svg:y="12.0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04cm" svg:height="0.492cm" svg:x="13.186cm" svg:y="11.95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</draw:g>
        <draw:g xml:id="id53" draw:id="id53">
          <svg:title>TexMaths</svg:title>
          <svg:desc>22§display§\sim ( p \rightarrow q )§svg§600§FALSE§</svg:desc>
          <draw:polygon draw:style-name="gr2" draw:text-style-name="P7" draw:layer="layout" svg:width="3.229cm" svg:height="0.696cm" svg:x="24.192cm" svg:y="13.158cm" svg:viewBox="0 0 3230 697" draw:points="1614,697 0,697 0,0 3230,0 3230,697">
            <text:p/>
          </draw:polygon>
          <draw:path draw:style-name="gr3" draw:text-style-name="P8" draw:layer="layout" svg:width="0.517cm" svg:height="0.182cm" svg:x="24.196cm" svg:y="13.415cm" svg:viewBox="0 0 518 183" svg:d="M518 26c0-17-6-26-11-26-4 0-11 7-11 21-3 76-54 118-109 118-49 0-86-33-125-67-38-37-79-72-132-72-84 0-130 86-130 157 0 24 11 24 11 24 8 0 10-16 10-17 4-87 62-120 109-120 50 0 87 33 125 67 39 35 79 72 132 72 85 0 131-86 131-157z">
            <text:p/>
          </draw:path>
          <draw:path draw:style-name="gr3" draw:text-style-name="P8" draw:layer="layout" svg:width="0.18cm" svg:height="0.773cm" svg:x="25.046cm" svg:y="13.11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404cm" svg:height="0.492cm" svg:x="25.246cm" svg:y="13.35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25.917cm" svg:y="13.304cm" svg:viewBox="0 0 688 405" svg:d="M604 218c-42 34-64 65-71 74-33 55-40 104-40 104 0 9 9 9 16 9 12 0 14-2 17-14 18-78 64-143 152-178 9-4 10-5 10-11 0-5-5-7-5-8-35-13-128-52-158-182-2-10-4-12-16-12-7 0-16 0-16 9 0 2 7 51 40 104 14 22 37 49 71 73h-576c-14 0-28 0-28 16s14 16 28 16z">
            <text:p/>
          </draw:path>
          <draw:path draw:style-name="gr3" draw:text-style-name="P8" draw:layer="layout" svg:width="0.319cm" svg:height="0.492cm" svg:x="26.894cm" svg:y="13.356cm" svg:viewBox="0 0 320 493" svg:d="M320 9c0-4-1-9-7-9-8 0-40 32-52 55-18-43-48-55-74-55-92 0-187 114-187 227 0 76 46 125 102 125 34 0 65-20 92-48-7 28-32 132-34 139-7 23-14 25-56 27-11 0-18 0-18 16 0 0 0 7 9 7 25 0 53-2 79-2 27 0 53 2 79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27.28cm" svg:y="13.11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52" draw:id="id52">
          <svg:title>TexMaths</svg:title>
          <svg:desc>22§display§p \rightarrow q §svg§600§FALSE§</svg:desc>
          <draw:polygon draw:style-name="gr2" draw:text-style-name="P7" draw:layer="layout" svg:width="1.889cm" svg:height="0.469cm" svg:x="17.032cm" svg:y="13.258cm" svg:viewBox="0 0 1890 470" draw:points="945,470 0,470 0,0 1890,0 1890,470">
            <text:p/>
          </draw:polygon>
          <draw:path draw:style-name="gr3" draw:text-style-name="P8" draw:layer="layout" svg:width="0.404cm" svg:height="0.492cm" svg:x="16.993cm" svg:y="13.272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8" draw:layer="layout" svg:width="0.687cm" svg:height="0.404cm" svg:x="17.663cm" svg:y="13.219cm" svg:viewBox="0 0 688 405" svg:d="M603 218c-42 34-63 66-70 74-33 55-40 104-40 104 0 9 8 9 15 9 13 0 15-2 18-14 18-77 63-143 151-178 9-3 11-5 11-10 0-6-5-7-5-9-36-13-129-51-159-182-1-10-3-12-16-12-7 0-15 0-15 9 0 2 7 51 40 104 14 23 37 49 70 74h-575c-14 0-28 0-28 16 0 15 14 15 28 15z">
            <text:p/>
          </draw:path>
          <draw:path draw:style-name="gr3" draw:text-style-name="P8" draw:layer="layout" svg:width="0.319cm" svg:height="0.492cm" svg:x="18.64cm" svg:y="13.272cm" svg:viewBox="0 0 320 493" svg:d="M320 9c0-4-2-9-7-9-9 0-40 32-53 55-17-43-47-55-74-55-91 0-186 114-186 227 0 76 46 125 102 125 33 0 65-19 92-47-8 28-32 132-34 139-7 23-14 25-56 26-11 0-18 0-18 16 0 0 0 7 9 7 25 0 53-2 79-2 27 0 53 2 79 2 4 0 14 0 14-14 0-9-7-9-21-9-37 0-37-5-37-12 0-5 2-11 4-18zM106 335c-48 0-51-60-51-73 0-38 22-123 36-155 23-58 64-89 95-89 52 0 62 61 62 67 0 5-42 176-44 177-12 23-56 73-98 73z">
            <text:p/>
          </draw:path>
        </draw:g>
        <draw:g xml:id="id54" draw:id="id54">
          <svg:title>TexMaths</svg:title>
          <svg:desc>22§display§\sim ( p \rightarrow q ) = p \ \wedge \sim q§svg§600§FALSE§</svg:desc>
          <draw:polygon draw:style-name="gr2" draw:text-style-name="P7" draw:layer="layout" svg:width="6.879cm" svg:height="0.696cm" svg:x="14.495cm" svg:y="14.059cm" svg:viewBox="0 0 6880 697" draw:points="3441,697 0,697 0,0 6880,0 6880,697">
            <text:p/>
          </draw:polygon>
          <draw:path draw:style-name="gr3" draw:text-style-name="P8" draw:layer="layout" svg:width="0.516cm" svg:height="0.182cm" svg:x="14.499cm" svg:y="14.31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15.349cm" svg:y="14.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5.549cm" svg:y="14.25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16.22cm" svg:y="14.205cm" svg:viewBox="0 0 688 405" svg:d="M604 218c-43 34-64 65-71 74-33 55-40 104-40 104 0 9 9 9 16 9 12 0 14-2 17-14 18-78 64-143 152-178 8-4 10-5 10-11 0-5-5-7-5-8-35-13-129-52-158-182-2-10-4-12-16-12-7 0-16 0-16 9 0 2 7 51 40 104 14 22 37 49 71 73h-576c-14 0-28 0-28 16s14 16 28 16z">
            <text:p/>
          </draw:path>
          <draw:path draw:style-name="gr3" draw:text-style-name="P8" draw:layer="layout" svg:width="0.319cm" svg:height="0.492cm" svg:x="17.197cm" svg:y="14.25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7.582cm" svg:y="14.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18.096cm" svg:y="14.3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04cm" svg:height="0.492cm" svg:x="18.844cm" svg:y="14.25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9.559cm" svg:y="14.13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20.289cm" svg:y="14.31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21.094cm" svg:y="14.257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4" anim:sub-item="text" smil:attributeName="visibility" smil:to="visible"/>
                  <anim:animate smil:begin="0s" smil:dur="0.5s" smil:fill="hold" smil:decelerate="0.5" smil:targetElement="id34" anim:sub-item="text" smil:attributeName="rotate" smil:values="-90;0" smil:keyTimes="0;1"/>
                  <anim:animate smil:begin="0s" smil:dur="0.5s" smil:fill="hold" smil:decelerate="0.5" smil:targetElement="id34" anim:sub-item="text" smil:attributeName="width" smil:values="width;width*.05" smil:keyTimes="0;1"/>
                  <anim:animate smil:begin="0.5s" smil:dur="0.5s" smil:fill="hold" smil:accelerate="0.5" smil:targetElement="id34" anim:sub-item="text" smil:attributeName="width" smil:values="width*.05;width" smil:keyTimes="0;1"/>
                  <anim:animate smil:dur="1s" smil:fill="hold" smil:targetElement="id34" anim:sub-item="text" smil:attributeName="height" smil:values="height;height" smil:keyTimes="0;1"/>
                  <anim:animate smil:begin="0s" smil:dur="0.5s" smil:fill="hold" smil:decelerate="0.5" smil:targetElement="id34" anim:sub-item="text" smil:attributeName="x" smil:values="x+.4;x" smil:keyTimes="0;1"/>
                  <anim:animate smil:begin="0s" smil:dur="0.5s" smil:fill="hold" smil:decelerate="0.5" smil:targetElement="id34" anim:sub-item="text" smil:attributeName="y" smil:values="y-.2;y+.1" smil:keyTimes="0;1"/>
                  <anim:animate smil:begin="0.5s" smil:dur="0.5s" smil:fill="hold" smil:accelerate="0.5" smil:targetElement="id34" anim:sub-item="text" smil:attributeName="y" smil:values="y+.1;y" smil:keyTimes="0;1"/>
                  <anim:transitionFilter smil:begin="0s" smil:dur="1s" smil:decelerate="0.5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width*0.05;width" smil:keyTimes="0;1"/>
                  <anim:animate smil:dur="0.5s" smil:fill="hold" smil:targetElement="id35" anim:sub-item="text" smil:attributeName="height" smil:values="height;height" smil:keyTimes="0;1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width*0.05;width" smil:keyTimes="0;1"/>
                  <anim:animate smil:dur="0.5s" smil:fill="hold" smil:targetElement="id37" anim:sub-item="text" smil:attributeName="height" smil:values="height;height" smil:keyTimes="0;1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width" smil:values="width*0.05;width" smil:keyTimes="0;1"/>
                  <anim:animate smil:dur="0.5s" smil:fill="hold" smil:targetElement="id39" anim:sub-item="text" smil:attributeName="height" smil:values="height;height" smil:keyTimes="0;1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width" smil:values="width*0.05;width" smil:keyTimes="0;1"/>
                  <anim:animate smil:dur="0.5s" smil:fill="hold" smil:targetElement="id41" anim:sub-item="text" smil:attributeName="height" smil:values="height;height" smil:keyTimes="0;1"/>
                  <anim:animate smil:dur="0.5s" smil:fill="hold" smil:targetElement="id41" anim:sub-item="text" smil:attributeName="x" smil:values="x-.2;x" smil:keyTimes="0;1"/>
                  <anim:animate smil:dur="0.5s" smil:fill="hold" smil:targetElement="id41" anim:sub-item="text" smil:attributeName="y" smil:values="y;y" smil:keyTimes="0;1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width*0.05;width" smil:keyTimes="0;1"/>
                  <anim:animate smil:dur="0.5s" smil:fill="hold" smil:targetElement="id42" anim:sub-item="text" smil:attributeName="height" smil:values="height;height" smil:keyTimes="0;1"/>
                  <anim:animate smil:dur="0.5s" smil:fill="hold" smil:targetElement="id42" anim:sub-item="text" smil:attributeName="x" smil:values="x-.2;x" smil:keyTimes="0;1"/>
                  <anim:animate smil:dur="0.5s" smil:fill="hold" smil:targetElement="id42" anim:sub-item="text" smil:attributeName="y" smil:values="y;y" smil:keyTimes="0;1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width" smil:values="width*0.05;width" smil:keyTimes="0;1"/>
                  <anim:animate smil:dur="0.5s" smil:fill="hold" smil:targetElement="id44" anim:sub-item="text" smil:attributeName="height" smil:values="height;height" smil:keyTimes="0;1"/>
                  <anim:animate smil:dur="0.5s" smil:fill="hold" smil:targetElement="id44" anim:sub-item="text" smil:attributeName="x" smil:values="x-.2;x" smil:keyTimes="0;1"/>
                  <anim:animate smil:dur="0.5s" smil:fill="hold" smil:targetElement="id44" anim:sub-item="text" smil:attributeName="y" smil:values="y;y" smil:keyTimes="0;1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width" smil:values="width*0.05;width" smil:keyTimes="0;1"/>
                  <anim:animate smil:dur="0.5s" smil:fill="hold" smil:targetElement="id46" anim:sub-item="text" smil:attributeName="height" smil:values="height;height" smil:keyTimes="0;1"/>
                  <anim:animate smil:dur="0.5s" smil:fill="hold" smil:targetElement="id46" anim:sub-item="text" smil:attributeName="x" smil:values="x-.2;x" smil:keyTimes="0;1"/>
                  <anim:animate smil:dur="0.5s" smil:fill="hold" smil:targetElement="id46" anim:sub-item="text" smil:attributeName="y" smil:values="y;y" smil:keyTimes="0;1"/>
                  <anim:transitionFilter smil:dur="0.5s" smil:targetElement="id4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width*0.05;width" smil:keyTimes="0;1"/>
                  <anim:animate smil:dur="0.5s" smil:fill="hold" smil:targetElement="id48" anim:sub-item="text" smil:attributeName="height" smil:values="height;height" smil:keyTimes="0;1"/>
                  <anim:animate smil:dur="0.5s" smil:fill="hold" smil:targetElement="id48" anim:sub-item="text" smil:attributeName="x" smil:values="x-.2;x" smil:keyTimes="0;1"/>
                  <anim:animate smil:dur="0.5s" smil:fill="hold" smil:targetElement="id48" anim:sub-item="text" smil:attributeName="y" smil:values="y;y" smil:keyTimes="0;1"/>
                  <anim:transitionFilter smil:dur="0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width" smil:values="width*0.05;width" smil:keyTimes="0;1"/>
                  <anim:animate smil:dur="0.5s" smil:fill="hold" smil:targetElement="id51" anim:sub-item="text" smil:attributeName="height" smil:values="height;height" smil:keyTimes="0;1"/>
                  <anim:animate smil:dur="0.5s" smil:fill="hold" smil:targetElement="id51" anim:sub-item="text" smil:attributeName="x" smil:values="x-.2;x" smil:keyTimes="0;1"/>
                  <anim:animate smil:dur="0.5s" smil:fill="hold" smil:targetElement="id51" anim:sub-item="text" smil:attributeName="y" smil:values="y;y" smil:keyTimes="0;1"/>
                  <anim:transitionFilter smil:dur="0.5s" smil:targetElement="id51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0" draw:text-style-name="P6" draw:layer="layout" svg:width="26.8cm" svg:height="14.8cm" svg:x="1.2cm" svg:y="0.5cm" presentation:class="subtitle" presentation:user-transformed="true">
          <draw:text-box>
            <text:p text:style-name="P5"><text:span text:style-name="T7"><text:s text:c="14"/></text:span></text:p>
            <text:p xml:id="id55" text:id="id55" text:style-name="P11"><text:span text:style-name="T15"><text:s text:c="4"/></text:span><text:span text:style-name="T13">Negation of Biconditional :</text:span><text:span text:style-name="T10"> The negation of <text:s text:c="11"/>is denoted by <text:s text:c="26"/>Using truth table we can prove that <text:s text:c="40"/></text:span></text:p>
            <text:p text:style-name="P5"><text:span text:style-name="T9"><text:s text:c="18"/></text:span></text:p>
            <text:p text:style-name="P11"><text:span text:style-name="T7"><text:s text:c="23"/></text:span></text:p>
            <text:p text:style-name="P11"><text:span text:style-name="T9"><text:s text:c="13"/></text:span></text:p>
            <text:p text:style-name="P11"><text:span text:style-name="T9"/></text:p>
            <text:p text:style-name="P11"><text:span text:style-name="T7"><text:s text:c="24"/></text:span></text:p>
            <text:p xml:id="id60" text:id="id60" text:style-name="P11"><text:span text:style-name="T9"><text:s text:c="5"/></text:span><text:span text:style-name="T9">From implication <text:s text:c="12"/>we can obtain three implications, called converse,</text:span></text:p>
            <text:p xml:id="id62" text:id="id62" text:style-name="P11"><text:span text:style-name="T9"><text:s text:c="5"/></text:span><text:span text:style-name="T9">inverse and contrapositive. <text:s text:c="17"/></text:span></text:p>
            <text:p xml:id="id63" text:id="id63" text:style-name="P11"><text:span text:style-name="T9"><text:s text:c="5"/></text:span><text:span text:style-name="T9">(i) <text:s text:c="3"/>Converse : <text:s text:c="13"/>is called the </text:span><text:span text:style-name="T11">converse</text:span><text:span text:style-name="T9"> of <text:s text:c="21"/></text:span></text:p>
            <text:p xml:id="id66" text:id="id66" text:style-name="P11"><text:span text:style-name="T9"><text:s text:c="5"/></text:span><text:span text:style-name="T9">(ii) <text:s text:c="2"/>Inverse : <text:s text:c="24"/>is called the </text:span><text:span text:style-name="T11">inverse</text:span><text:span text:style-name="T9"> of <text:s text:c="21"/></text:span></text:p>
            <text:p xml:id="id69" text:id="id69" text:style-name="P11"><text:span text:style-name="T10"><text:s text:c="5"/></text:span><text:span text:style-name="T10">(iii) <text:s/>C</text:span><text:span text:style-name="T9">ontrapositive : <text:s text:c="20"/>is called the </text:span><text:span text:style-name="T11">contrapositive</text:span><text:span text:style-name="T9"> of <text:s text:c="21"/></text:span></text:p>
            <text:p xml:id="id72" text:id="id72" text:style-name="P11"><text:span text:style-name="T11"><text:tab/></text:span><text:span text:style-name="T11">Note :</text:span><text:span text:style-name="T9"> De’ Morgan’s Laws.</text:span></text:p>
            <text:p xml:id="id73" text:id="id73" text:style-name="P11"><text:span text:style-name="T9"><text:s text:c="6"/></text:span><text:span text:style-name="T9">The negations <text:s text:c="39"/>and <text:s text:c="39"/>are <text:s/></text:span></text:p>
            <text:p xml:id="id76" text:id="id76" text:style-name="P11"><text:span text:style-name="T9"><text:s text:c="7"/></text:span><text:span text:style-name="T9">called De'Morgan's Laws. <text:s text:c="35"/></text:span></text:p>
          </draw:text-box>
        </draw:frame>
        <draw:g xml:id="id57" draw:id="id57">
          <svg:title>TexMaths</svg:title>
          <svg:desc>22§display§\sim ( p \leftrightarrow q )§svg§600§FALSE§</svg:desc>
          <draw:polygon draw:style-name="gr2" draw:text-style-name="P7" draw:layer="layout" svg:width="3.229cm" svg:height="0.696cm" svg:x="24.6cm" svg:y="1.139cm" svg:viewBox="0 0 3230 697" draw:points="1614,697 0,697 0,0 3230,0 3230,697">
            <text:p/>
          </draw:polygon>
          <draw:path draw:style-name="gr3" draw:text-style-name="P8" draw:layer="layout" svg:width="0.517cm" svg:height="0.182cm" svg:x="24.604cm" svg:y="1.396cm" svg:viewBox="0 0 518 183" svg:d="M518 26c0-17-6-26-11-26-4 0-11 7-11 21-3 76-54 118-109 118-49 0-86-33-125-67-38-37-79-72-132-72-84 0-130 86-130 157 0 24 11 24 11 24 8 0 10-16 10-17 4-87 62-120 109-120 50 0 87 33 125 67 39 35 79 72 132 72 85 0 131-86 131-157z">
            <text:p/>
          </draw:path>
          <draw:path draw:style-name="gr3" draw:text-style-name="P8" draw:layer="layout" svg:width="0.18cm" svg:height="0.773cm" svg:x="25.454cm" svg:y="1.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404cm" svg:height="0.492cm" svg:x="25.654cm" svg:y="1.33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26.325cm" svg:y="1.285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4 9 14 0 14-2 18-14 17-78 63-143 151-178 9-4 12-5 12-11 0-5-5-7-7-9-33-12-128-51-156-181-4-10-4-12-18-12-5 0-14 0-14 9 0 2 7 51 39 104 15 22 38 49 72 73z">
            <text:p/>
          </draw:path>
          <draw:path draw:style-name="gr3" draw:text-style-name="P8" draw:layer="layout" svg:width="0.319cm" svg:height="0.492cm" svg:x="27.302cm" svg:y="1.337cm" svg:viewBox="0 0 320 493" svg:d="M320 9c0-4-1-9-7-9-8 0-40 32-52 55-18-43-48-55-74-55-92 0-187 114-187 227 0 76 46 125 102 125 34 0 65-20 92-48-7 28-32 132-34 139-7 23-14 25-56 27-11 0-18 0-18 16 0 0 0 7 9 7 25 0 53-2 79-2 27 0 53 2 79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27.688cm" svg:y="1.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56" draw:id="id56">
          <svg:title>TexMaths</svg:title>
          <svg:desc>22§display§p \leftrightarrow q §svg§600§FALSE§</svg:desc>
          <draw:polygon draw:style-name="gr2" draw:text-style-name="P7" draw:layer="layout" svg:width="1.889cm" svg:height="0.469cm" svg:x="17.639cm" svg:y="1.239cm" svg:viewBox="0 0 1890 470" draw:points="945,470 0,470 0,0 1890,0 1890,470">
            <text:p/>
          </draw:polygon>
          <draw:path draw:style-name="gr3" draw:text-style-name="P8" draw:layer="layout" svg:width="0.404cm" svg:height="0.492cm" svg:x="17.6cm" svg:y="1.253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8" draw:layer="layout" svg:width="0.687cm" svg:height="0.404cm" svg:x="18.272cm" svg:y="1.2cm" svg:viewBox="0 0 688 405" svg:d="M84 187c43-32 64-64 71-74 33-53 40-102 40-104 0-9-9-9-16-9-12 0-14 2-17 16-18 76-63 141-150 176-8 4-12 5-12 11 0 5 4 7 12 10 79 34 132 93 152 182 1 8 3 10 15 10 7 0 16 0 16-9 0-1-7-51-38-102-16-23-39-51-73-76h519c-44 34-63 66-70 74-35 55-40 104-40 104 0 9 8 9 14 9 14 0 14-2 17-14 18-77 64-143 152-178 8-3 12-5 12-10 0-6-5-7-7-9-34-13-129-51-157-182-3-10-3-12-17-12-6 0-14 0-14 9 0 2 7 51 38 104 16 23 39 49 72 74z">
            <text:p/>
          </draw:path>
          <draw:path draw:style-name="gr3" draw:text-style-name="P8" draw:layer="layout" svg:width="0.319cm" svg:height="0.492cm" svg:x="19.247cm" svg:y="1.253cm" svg:viewBox="0 0 320 493" svg:d="M320 9c0-4-2-9-7-9-9 0-40 32-53 55-17-43-47-55-74-55-91 0-186 114-186 227 0 76 46 125 102 125 33 0 65-19 92-47-8 28-32 132-34 139-7 23-14 25-56 26-11 0-18 0-18 16 0 0 0 7 9 7 25 0 53-2 79-2 27 0 53 2 79 2 4 0 14 0 14-14 0-9-7-9-21-9-37 0-37-5-37-12 0-5 2-11 4-18zM106 335c-48 0-51-60-51-73 0-38 22-123 36-155 23-58 64-89 95-89 52 0 62 61 62 67 0 5-42 176-44 177-12 23-56 73-98 73z">
            <text:p/>
          </draw:path>
        </draw:g>
        <draw:g xml:id="id58" draw:id="id58">
          <svg:title>TexMaths</svg:title>
          <svg:desc>22§display§\sim ( p \leftrightarrow q ) = ( p \ \wedge \sim q ) \vee ( q \ \wedge \sim p )§svg§600§FALSE§</svg:desc>
          <draw:polygon draw:style-name="gr2" draw:text-style-name="P7" draw:layer="layout" svg:width="11.453cm" svg:height="0.696cm" svg:x="15.401cm" svg:y="2.039cm" svg:viewBox="0 0 11454 697" draw:points="5727,697 0,697 0,0 11454,0 11454,697">
            <text:p/>
          </draw:polygon>
          <draw:path draw:style-name="gr3" draw:text-style-name="P8" draw:layer="layout" svg:width="0.516cm" svg:height="0.182cm" svg:x="15.405cm" svg:y="2.29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16.255cm" svg:y="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6.455cm" svg:y="2.23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17.126cm" svg:y="2.185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ath draw:style-name="gr3" draw:text-style-name="P8" draw:layer="layout" svg:width="0.319cm" svg:height="0.492cm" svg:x="18.103cm" svg:y="2.23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8.488cm" svg:y="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19.002cm" svg:y="2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19.852cm" svg:y="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20.051cm" svg:y="2.23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20.766cm" svg:y="2.11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21.496cm" svg:y="2.29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22.3cm" svg:y="2.23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22.686cm" svg:y="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23.157cm" svg:y="2.11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18cm" svg:height="0.773cm" svg:x="23.879cm" svg:y="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24.134cm" svg:y="2.23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24.777cm" svg:y="2.11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25.507cm" svg:y="2.29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26.255cm" svg:y="2.23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26.713cm" svg:y="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frame presentation:style-name="pr4" draw:text-style-name="P10" draw:layer="layout" svg:width="26.8cm" svg:height="2.509cm" svg:x="0.8cm" svg:y="3.291cm" presentation:class="title" presentation:user-transformed="true">
          <draw:text-box>
            <text:p xml:id="id59" text:id="id59" text:style-name="P3"><text:span text:style-name="T16">CONVERSE, INVERSE AND CONTRAPOSITIVE</text:span><text:span text:style-name="T16"><text:line-break/></text:span><text:span text:style-name="T16">OF IMPLICATION STATEMENTS</text:span></text:p>
          </draw:text-box>
        </draw:frame>
        <draw:g xml:id="id64" draw:id="id64">
          <svg:title>TexMaths</svg:title>
          <svg:desc>24§display§q \rightarrow p§svg§600§FALSE§</svg:desc>
          <draw:polygon draw:style-name="gr2" draw:text-style-name="P7" draw:layer="layout" svg:width="2.047cm" svg:height="0.511cm" svg:x="8.016cm" svg:y="8.584cm" svg:viewBox="0 0 2048 512" draw:points="1025,512 0,512 0,0 2048,0 2048,512">
            <text:p/>
          </draw:polygon>
          <draw:path draw:style-name="gr3" draw:text-style-name="P8" draw:layer="layout" svg:width="0.348cm" svg:height="0.536cm" svg:x="8.008cm" svg:y="8.6cm" svg:viewBox="0 0 349 537" svg:d="M349 10c0-4-2-10-7-10-10 0-44 35-58 59-19-46-52-59-81-59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  <draw:path draw:style-name="gr3" draw:text-style-name="P8" draw:layer="layout" svg:width="0.75cm" svg:height="0.44cm" svg:x="8.661cm" svg:y="8.542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8" draw:layer="layout" svg:width="0.44cm" svg:height="0.536cm" svg:x="9.665cm" svg:y="8.6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60 30-100 61-100 14 0 25 6 25 39 0 19-2 28-6 42zM215 109c6-23 29-46 44-59 29-25 54-31 67-31 35 0 56 29 56 79s-29 148-44 180c-29 58-69 87-100 87-58 0-67-71-67-75 0-2 0-4 2-14z">
            <text:p/>
          </draw:path>
        </draw:g>
        <draw:g xml:id="id65" draw:id="id65">
          <svg:title>TexMaths</svg:title>
          <svg:desc>24§display§p \rightarrow q§svg§600§FALSE§</svg:desc>
          <draw:polygon draw:style-name="gr2" draw:text-style-name="P7" draw:layer="layout" svg:width="2.061cm" svg:height="0.511cm" svg:x="19.249cm" svg:y="8.484cm" svg:viewBox="0 0 2062 512" draw:points="1031,512 0,512 0,0 2062,0 2062,512">
            <text:p/>
          </draw:polygon>
          <draw:path draw:style-name="gr3" draw:text-style-name="P8" draw:layer="layout" svg:width="0.44cm" svg:height="0.536cm" svg:x="19.207cm" svg:y="8.5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8" draw:layer="layout" svg:width="0.75cm" svg:height="0.44cm" svg:x="19.938cm" svg:y="8.442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8" draw:layer="layout" svg:width="0.348cm" svg:height="0.536cm" svg:x="21.004cm" svg:y="8.5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67" draw:id="id67">
          <svg:title>TexMaths</svg:title>
          <svg:desc>24§display§\sim p \rightarrow \sim q§svg§600§FALSE§</svg:desc>
          <draw:polygon draw:style-name="gr2" draw:text-style-name="P7" draw:layer="layout" svg:width="3.581cm" svg:height="0.511cm" svg:x="8.009cm" svg:y="9.486cm" svg:viewBox="0 0 3582 512" draw:points="1792,512 0,512 0,0 3582,0 3582,512">
            <text:p/>
          </draw:polygon>
          <draw:path draw:style-name="gr3" draw:text-style-name="P8" draw:layer="layout" svg:width="0.564cm" svg:height="0.199cm" svg:x="8.013cm" svg:y="9.565cm" svg:viewBox="0 0 565 200" svg:d="M565 29c0-19-6-29-12-29-4 0-11 8-11 23-4 83-60 129-119 129-54 0-95-37-137-73-42-41-86-79-144-79-92 0-142 94-142 171 0 27 12 27 12 27 9 0 11-18 11-20 4-94 67-130 119-130 54 0 94 36 136 73 43 38 87 79 145 79 92 0 142-94 142-171z">
            <text:p/>
          </draw:path>
          <draw:path draw:style-name="gr3" draw:text-style-name="P8" draw:layer="layout" svg:width="0.441cm" svg:height="0.536cm" svg:x="8.831cm" svg:y="9.502cm" svg:viewBox="0 0 442 537" svg:d="M65 478c-7 29-7 34-46 34-9 0-19 0-19 16 0 8 4 9 12 9 23 0 46-1 71-1 26 0 55 1 82 1 6 0 16 0 16-15 0-10-8-10-20-10-42 0-42-5-42-13 0-11 35-148 40-169 12 23 35 54 79 54 98 0 204-125 204-248 0-80-48-136-112-136-42 0-84 31-111 63-10-46-46-63-77-63-38 0-56 33-63 48-14 29-25 81-25 83 0 7 7 7 9 7 10 0 10 0 16-19 13-60 30-100 61-100 14 0 25 6 25 39 0 19-2 28-6 42zM215 109c6-23 29-46 44-59 29-25 54-31 67-31 35 0 56 29 56 79s-29 148-44 180c-29 58-69 87-100 87-57 0-67-71-67-75 0-2 0-4 2-14z">
            <text:p/>
          </draw:path>
          <draw:path draw:style-name="gr3" draw:text-style-name="P8" draw:layer="layout" svg:width="0.75cm" svg:height="0.44cm" svg:x="9.563cm" svg:y="9.444cm" svg:viewBox="0 0 751 441" svg:d="M659 238c-46 36-69 71-77 81-37 59-44 113-44 113 0 9 9 9 17 9 13 0 15-1 19-15 19-84 69-155 165-194 10-4 12-6 12-11 0-6-6-8-6-10-38-13-140-56-173-198-2-11-4-13-17-13-8 0-17 0-17 10 0 2 7 55 44 113 15 25 40 54 77 80h-628c-16 0-31 0-31 18 0 17 15 17 31 17z">
            <text:p/>
          </draw:path>
          <draw:path draw:style-name="gr3" draw:text-style-name="P8" draw:layer="layout" svg:width="0.564cm" svg:height="0.199cm" svg:x="10.406cm" svg:y="9.565cm" svg:viewBox="0 0 565 200" svg:d="M565 29c0-19-6-29-12-29-4 0-11 8-11 23-4 83-60 129-119 129-54 0-95-37-137-73-42-41-86-79-144-79-92 0-142 94-142 171 0 27 12 27 12 27 9 0 11-18 11-20 4-94 67-130 119-130 54 0 94 36 136 73 43 38 87 79 145 79 92 0 142-94 142-171z">
            <text:p/>
          </draw:path>
          <draw:path draw:style-name="gr3" draw:text-style-name="P8" draw:layer="layout" svg:width="0.349cm" svg:height="0.536cm" svg:x="11.283cm" svg:y="9.502cm" svg:viewBox="0 0 350 537" svg:d="M350 10c0-4-2-10-8-10-10 0-44 35-58 60-19-47-52-60-80-60-100 0-204 125-204 248 0 82 50 136 111 136 37 0 71-21 100-52-7 31-34 144-36 152-8 25-16 27-62 28-11 0-19 0-19 18 0 0 0 7 10 7 29 0 57-1 86-1s58 1 87 1c3 0 15 0 15-15 0-10-8-10-21-10-42 0-42-5-42-13 0-6 1-11 3-19zM115 365c-52 0-55-66-55-79 0-42 25-134 40-169 25-63 69-98 104-98 55 0 67 67 67 73s-46 192-48 194c-14 25-62 79-108 79z">
            <text:p/>
          </draw:path>
        </draw:g>
        <draw:g xml:id="id68" draw:id="id68">
          <svg:title>TexMaths</svg:title>
          <svg:desc>24§display§p \rightarrow q§svg§600§FALSE§</svg:desc>
          <draw:polygon draw:style-name="gr2" draw:text-style-name="P7" draw:layer="layout" svg:width="2.061cm" svg:height="0.511cm" svg:x="20.45cm" svg:y="9.385cm" svg:viewBox="0 0 2062 512" draw:points="1031,512 0,512 0,0 2062,0 2062,512">
            <text:p/>
          </draw:polygon>
          <draw:path draw:style-name="gr3" draw:text-style-name="P8" draw:layer="layout" svg:width="0.44cm" svg:height="0.536cm" svg:x="20.408cm" svg:y="9.401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8" draw:layer="layout" svg:width="0.75cm" svg:height="0.44cm" svg:x="21.139cm" svg:y="9.343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8" draw:layer="layout" svg:width="0.348cm" svg:height="0.536cm" svg:x="22.205cm" svg:y="9.401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70" draw:id="id70">
          <svg:title>TexMaths</svg:title>
          <svg:desc>24§display§\sim q \rightarrow \sim p§svg§600§FALSE§</svg:desc>
          <draw:polygon draw:style-name="gr2" draw:text-style-name="P7" draw:layer="layout" svg:width="3.595cm" svg:height="0.511cm" svg:x="9.91cm" svg:y="10.488cm" svg:viewBox="0 0 3596 512" draw:points="1797,512 0,512 0,0 3596,0 3596,512">
            <text:p/>
          </draw:polygon>
          <draw:path draw:style-name="gr3" draw:text-style-name="P8" draw:layer="layout" svg:width="0.563cm" svg:height="0.199cm" svg:x="9.914cm" svg:y="10.567cm" svg:viewBox="0 0 564 200" svg:d="M564 29c0-19-5-29-11-29-4 0-12 8-12 23-3 83-59 129-119 129-53 0-94-37-136-73-42-41-86-79-144-79-92 0-142 94-142 171 0 27 12 27 12 27 9 0 11-18 11-20 4-94 67-130 119-130 54 0 94 36 136 73 43 38 87 79 144 79 93 0 142-94 142-171z">
            <text:p/>
          </draw:path>
          <draw:path draw:style-name="gr3" draw:text-style-name="P8" draw:layer="layout" svg:width="0.348cm" svg:height="0.536cm" svg:x="10.791cm" svg:y="10.504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  <draw:path draw:style-name="gr3" draw:text-style-name="P8" draw:layer="layout" svg:width="0.75cm" svg:height="0.44cm" svg:x="11.446cm" svg:y="10.446cm" svg:viewBox="0 0 751 441" svg:d="M658 238c-46 36-69 71-76 81-37 59-44 113-44 113 0 9 9 9 17 9 13 0 15-1 19-15 19-84 69-155 165-194 10-4 12-6 12-11 0-6-6-8-6-10-39-13-140-56-173-198-2-11-4-13-17-13-8 0-17 0-17 10 0 2 7 55 44 113 15 25 40 54 76 80h-627c-16 0-31 0-31 18 0 17 15 17 31 17z">
            <text:p/>
          </draw:path>
          <draw:path draw:style-name="gr3" draw:text-style-name="P8" draw:layer="layout" svg:width="0.563cm" svg:height="0.199cm" svg:x="12.289cm" svg:y="10.567cm" svg:viewBox="0 0 564 200" svg:d="M564 29c0-19-5-29-11-29-4 0-12 8-12 23-3 83-59 129-119 129-53 0-94-37-136-73-42-41-86-79-144-79-92 0-142 94-142 171 0 27 12 27 12 27 9 0 11-18 11-20 4-94 67-130 119-130 54 0 94 36 136 73 43 38 87 79 144 79 93 0 142-94 142-171z">
            <text:p/>
          </draw:path>
          <draw:path draw:style-name="gr3" draw:text-style-name="P8" draw:layer="layout" svg:width="0.441cm" svg:height="0.536cm" svg:x="13.106cm" svg:y="10.504cm" svg:viewBox="0 0 442 537" svg:d="M65 478c-7 29-7 34-46 34-9 0-19 0-19 16 0 8 4 9 12 9 23 0 46-1 71-1 26 0 55 1 82 1 6 0 15 0 15-15 0-10-7-10-19-10-42 0-42-5-42-13 0-11 35-148 40-169 12 23 35 54 79 54 98 0 204-125 204-248 0-80-48-136-112-136-42 0-84 31-111 63-10-46-46-63-77-63-38 0-56 33-63 48-14 29-25 81-25 83 0 7 7 7 9 7 8 0 10 0 16-19 13-60 30-100 61-100 14 0 25 6 25 39 0 19-2 28-6 42zM215 109c6-23 29-46 44-59 29-25 54-31 67-31 35 0 56 29 56 79s-29 148-44 180c-29 58-69 87-100 87-58 0-67-71-67-75 0-2 0-4 2-14z">
            <text:p/>
          </draw:path>
        </draw:g>
        <draw:g xml:id="id71" draw:id="id71">
          <svg:title>TexMaths</svg:title>
          <svg:desc>24§display§p \rightarrow q§svg§600§FALSE§</svg:desc>
          <draw:polygon draw:style-name="gr2" draw:text-style-name="P7" draw:layer="layout" svg:width="2.061cm" svg:height="0.511cm" svg:x="24.451cm" svg:y="10.386cm" svg:viewBox="0 0 2062 512" draw:points="1031,512 0,512 0,0 2062,0 2062,512">
            <text:p/>
          </draw:polygon>
          <draw:path draw:style-name="gr3" draw:text-style-name="P8" draw:layer="layout" svg:width="0.44cm" svg:height="0.536cm" svg:x="24.409cm" svg:y="10.402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8" draw:layer="layout" svg:width="0.75cm" svg:height="0.44cm" svg:x="25.14cm" svg:y="10.344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8" draw:layer="layout" svg:width="0.348cm" svg:height="0.536cm" svg:x="26.206cm" svg:y="10.402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61" draw:id="id61">
          <svg:title>TexMaths</svg:title>
          <svg:desc>24§display§p \rightarrow q§svg§600§FALSE§</svg:desc>
          <draw:polygon draw:style-name="gr2" draw:text-style-name="P7" draw:layer="layout" svg:width="2.061cm" svg:height="0.511cm" svg:x="8.551cm" svg:y="6.687cm" svg:viewBox="0 0 2062 512" draw:points="1031,512 0,512 0,0 2062,0 2062,512">
            <text:p/>
          </draw:polygon>
          <draw:path draw:style-name="gr3" draw:text-style-name="P8" draw:layer="layout" svg:width="0.44cm" svg:height="0.536cm" svg:x="8.509cm" svg:y="6.703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8" draw:layer="layout" svg:width="0.75cm" svg:height="0.44cm" svg:x="9.24cm" svg:y="6.645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8" draw:layer="layout" svg:width="0.348cm" svg:height="0.536cm" svg:x="10.306cm" svg:y="6.703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74" draw:id="id74">
          <svg:title>TexMaths</svg:title>
          <svg:desc>22§display§\sim ( p \wedge q ) = \  \sim p \ \vee \sim q§svg§600§FALSE§</svg:desc>
          <draw:polygon draw:style-name="gr2" draw:text-style-name="P7" draw:layer="layout" svg:width="7.394cm" svg:height="0.696cm" svg:x="7.69cm" svg:y="13.061cm" svg:viewBox="0 0 7395 697" draw:points="3698,697 0,697 0,0 7395,0 7395,697">
            <text:p/>
          </draw:polygon>
          <draw:path draw:style-name="gr3" draw:text-style-name="P8" draw:layer="layout" svg:width="0.516cm" svg:height="0.182cm" svg:x="7.694cm" svg:y="13.318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8.544cm" svg:y="13.02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8.744cm" svg:y="13.259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371cm" svg:y="13.1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10.047cm" svg:y="13.259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0.434cm" svg:y="13.02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10.948cm" svg:y="13.3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11.807cm" svg:y="13.318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2.554cm" svg:y="13.259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3.269cm" svg:y="13.14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516cm" svg:height="0.182cm" svg:x="13.999cm" svg:y="13.318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4.804cm" svg:y="13.259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</draw:g>
        <draw:g xml:id="id75" draw:id="id75">
          <svg:title>TexMaths</svg:title>
          <svg:desc>22§display§\sim ( p \vee q ) = \  \sim p \ \wedge \sim q§svg§600§FALSE§</svg:desc>
          <draw:polygon draw:style-name="gr2" draw:text-style-name="P7" draw:layer="layout" svg:width="7.394cm" svg:height="0.696cm" svg:x="17.39cm" svg:y="13.062cm" svg:viewBox="0 0 7395 697" draw:points="3698,697 0,697 0,0 7395,0 7395,697">
            <text:p/>
          </draw:polygon>
          <draw:path draw:style-name="gr3" draw:text-style-name="P8" draw:layer="layout" svg:width="0.516cm" svg:height="0.182cm" svg:x="17.394cm" svg:y="13.31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18.244cm" svg:y="13.0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8.444cm" svg:y="13.2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9.071cm" svg:y="13.141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319cm" svg:height="0.492cm" svg:x="19.747cm" svg:y="13.2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20.134cm" svg:y="13.0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20.648cm" svg:y="13.3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21.507cm" svg:y="13.31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22.254cm" svg:y="13.26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22.969cm" svg:y="13.141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23.699cm" svg:y="13.31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24.504cm" svg:y="13.2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width" smil:values="width*0.05;width" smil:keyTimes="0;1"/>
                  <anim:animate smil:dur="0.5s" smil:fill="hold" smil:targetElement="id55" anim:sub-item="text" smil:attributeName="height" smil:values="height;height" smil:keyTimes="0;1"/>
                  <anim:animate smil:dur="0.5s" smil:fill="hold" smil:targetElement="id55" anim:sub-item="text" smil:attributeName="x" smil:values="x-.2;x" smil:keyTimes="0;1"/>
                  <anim:animate smil:dur="0.5s" smil:fill="hold" smil:targetElement="id55" anim:sub-item="text" smil:attributeName="y" smil:values="y;y" smil:keyTimes="0;1"/>
                  <anim:transitionFilter smil:dur="0.5s" smil:targetElement="id5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width*0.05;width" smil:keyTimes="0;1"/>
                  <anim:animate smil:dur="0.5s" smil:fill="hold" smil:targetElement="id58" smil:attributeName="height" smil:values="height;height" smil:keyTimes="0;1"/>
                  <anim:animate smil:dur="0.5s" smil:fill="hold" smil:targetElement="id58" smil:attributeName="x" smil:values="x-.2;x" smil:keyTimes="0;1"/>
                  <anim:animate smil:dur="0.5s" smil:fill="hold" smil:targetElement="id58" smil:attributeName="y" smil:values="y;y" smil:keyTimes="0;1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59" anim:sub-item="text" smil:attributeName="visibility" smil:to="visible"/>
                  <anim:animate smil:begin="0s" smil:dur="0.5s" smil:fill="hold" smil:decelerate="0.5" smil:targetElement="id59" anim:sub-item="text" smil:attributeName="rotate" smil:values="-90;0" smil:keyTimes="0;1"/>
                  <anim:animate smil:begin="0s" smil:dur="0.5s" smil:fill="hold" smil:decelerate="0.5" smil:targetElement="id59" anim:sub-item="text" smil:attributeName="width" smil:values="width;width*.05" smil:keyTimes="0;1"/>
                  <anim:animate smil:begin="0.5s" smil:dur="0.5s" smil:fill="hold" smil:accelerate="0.5" smil:targetElement="id59" anim:sub-item="text" smil:attributeName="width" smil:values="width*.05;width" smil:keyTimes="0;1"/>
                  <anim:animate smil:dur="1s" smil:fill="hold" smil:targetElement="id59" anim:sub-item="text" smil:attributeName="height" smil:values="height;height" smil:keyTimes="0;1"/>
                  <anim:animate smil:begin="0s" smil:dur="0.5s" smil:fill="hold" smil:decelerate="0.5" smil:targetElement="id59" anim:sub-item="text" smil:attributeName="x" smil:values="x+.4;x" smil:keyTimes="0;1"/>
                  <anim:animate smil:begin="0s" smil:dur="0.5s" smil:fill="hold" smil:decelerate="0.5" smil:targetElement="id59" anim:sub-item="text" smil:attributeName="y" smil:values="y-.2;y+.1" smil:keyTimes="0;1"/>
                  <anim:animate smil:begin="0.5s" smil:dur="0.5s" smil:fill="hold" smil:accelerate="0.5" smil:targetElement="id59" anim:sub-item="text" smil:attributeName="y" smil:values="y+.1;y" smil:keyTimes="0;1"/>
                  <anim:transitionFilter smil:begin="0s" smil:dur="1s" smil:decelerate="0.5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width*0.05;width" smil:keyTimes="0;1"/>
                  <anim:animate smil:dur="0.5s" smil:fill="hold" smil:targetElement="id60" anim:sub-item="text" smil:attributeName="height" smil:values="height;height" smil:keyTimes="0;1"/>
                  <anim:animate smil:dur="0.5s" smil:fill="hold" smil:targetElement="id60" anim:sub-item="text" smil:attributeName="x" smil:values="x-.2;x" smil:keyTimes="0;1"/>
                  <anim:animate smil:dur="0.5s" smil:fill="hold" smil:targetElement="id60" anim:sub-item="text" smil:attributeName="y" smil:values="y;y" smil:keyTimes="0;1"/>
                  <anim:transitionFilter smil:dur="0.5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width*0.05;width" smil:keyTimes="0;1"/>
                  <anim:animate smil:dur="0.5s" smil:fill="hold" smil:targetElement="id61" smil:attributeName="height" smil:values="height;height" smil:keyTimes="0;1"/>
                  <anim:animate smil:dur="0.5s" smil:fill="hold" smil:targetElement="id61" smil:attributeName="x" smil:values="x-.2;x" smil:keyTimes="0;1"/>
                  <anim:animate smil:dur="0.5s" smil:fill="hold" smil:targetElement="id61" smil:attributeName="y" smil:values="y;y" smil:keyTimes="0;1"/>
                  <anim:transitionFilter smil:dur="0.5s" smil:targetElement="id6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width*0.05;width" smil:keyTimes="0;1"/>
                  <anim:animate smil:dur="0.5s" smil:fill="hold" smil:targetElement="id62" anim:sub-item="text" smil:attributeName="height" smil:values="height;height" smil:keyTimes="0;1"/>
                  <anim:animate smil:dur="0.5s" smil:fill="hold" smil:targetElement="id62" anim:sub-item="text" smil:attributeName="x" smil:values="x-.2;x" smil:keyTimes="0;1"/>
                  <anim:animate smil:dur="0.5s" smil:fill="hold" smil:targetElement="id62" anim:sub-item="text" smil:attributeName="y" smil:values="y;y" smil:keyTimes="0;1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width*0.05;width" smil:keyTimes="0;1"/>
                  <anim:animate smil:dur="0.5s" smil:fill="hold" smil:targetElement="id63" anim:sub-item="text" smil:attributeName="height" smil:values="height;height" smil:keyTimes="0;1"/>
                  <anim:animate smil:dur="0.5s" smil:fill="hold" smil:targetElement="id63" anim:sub-item="text" smil:attributeName="x" smil:values="x-.2;x" smil:keyTimes="0;1"/>
                  <anim:animate smil:dur="0.5s" smil:fill="hold" smil:targetElement="id63" anim:sub-item="text" smil:attributeName="y" smil:values="y;y" smil:keyTimes="0;1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width*0.05;width" smil:keyTimes="0;1"/>
                  <anim:animate smil:dur="0.5s" smil:fill="hold" smil:targetElement="id64" smil:attributeName="height" smil:values="height;height" smil:keyTimes="0;1"/>
                  <anim:animate smil:dur="0.5s" smil:fill="hold" smil:targetElement="id64" smil:attributeName="x" smil:values="x-.2;x" smil:keyTimes="0;1"/>
                  <anim:animate smil:dur="0.5s" smil:fill="hold" smil:targetElement="id64" smil:attributeName="y" smil:values="y;y" smil:keyTimes="0;1"/>
                  <anim:transitionFilter smil:dur="0.5s" smil:targetElement="id6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65" smil:attributeName="visibility" smil:to="visible"/>
                  <anim:animate smil:dur="0.25s" smil:fill="hold" smil:targetElement="id65" smil:attributeName="width" smil:values="width*0.05;width" smil:keyTimes="0;1"/>
                  <anim:animate smil:dur="0.25s" smil:fill="hold" smil:targetElement="id65" smil:attributeName="height" smil:values="height;height" smil:keyTimes="0;1"/>
                  <anim:animate smil:dur="0.25s" smil:fill="hold" smil:targetElement="id65" smil:attributeName="x" smil:values="x-.2;x" smil:keyTimes="0;1"/>
                  <anim:animate smil:dur="0.25s" smil:fill="hold" smil:targetElement="id65" smil:attributeName="y" smil:values="y;y" smil:keyTimes="0;1"/>
                  <anim:transitionFilter smil:dur="0.2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width" smil:values="width*0.05;width" smil:keyTimes="0;1"/>
                  <anim:animate smil:dur="0.5s" smil:fill="hold" smil:targetElement="id66" anim:sub-item="text" smil:attributeName="height" smil:values="height;height" smil:keyTimes="0;1"/>
                  <anim:animate smil:dur="0.5s" smil:fill="hold" smil:targetElement="id66" anim:sub-item="text" smil:attributeName="x" smil:values="x-.2;x" smil:keyTimes="0;1"/>
                  <anim:animate smil:dur="0.5s" smil:fill="hold" smil:targetElement="id66" anim:sub-item="text" smil:attributeName="y" smil:values="y;y" smil:keyTimes="0;1"/>
                  <anim:transitionFilter smil:dur="0.5s" smil:targetElement="id66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05;width" smil:keyTimes="0;1"/>
                  <anim:animate smil:dur="0.5s" smil:fill="hold" smil:targetElement="id68" smil:attributeName="height" smil:values="height;height" smil:keyTimes="0;1"/>
                  <anim:animate smil:dur="0.5s" smil:fill="hold" smil:targetElement="id68" smil:attributeName="x" smil:values="x-.2;x" smil:keyTimes="0;1"/>
                  <anim:animate smil:dur="0.5s" smil:fill="hold" smil:targetElement="id68" smil:attributeName="y" smil:values="y;y" smil:keyTimes="0;1"/>
                  <anim:transitionFilter smil:dur="0.5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width" smil:values="width*0.05;width" smil:keyTimes="0;1"/>
                  <anim:animate smil:dur="0.5s" smil:fill="hold" smil:targetElement="id69" anim:sub-item="text" smil:attributeName="height" smil:values="height;height" smil:keyTimes="0;1"/>
                  <anim:animate smil:dur="0.5s" smil:fill="hold" smil:targetElement="id69" anim:sub-item="text" smil:attributeName="x" smil:values="x-.2;x" smil:keyTimes="0;1"/>
                  <anim:animate smil:dur="0.5s" smil:fill="hold" smil:targetElement="id69" anim:sub-item="text" smil:attributeName="y" smil:values="y;y" smil:keyTimes="0;1"/>
                  <anim:transitionFilter smil:dur="0.5s" smil:targetElement="id69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71" smil:attributeName="visibility" smil:to="visible"/>
                  <anim:animate smil:dur="0.25s" smil:fill="hold" smil:targetElement="id71" smil:attributeName="width" smil:values="width*0.05;width" smil:keyTimes="0;1"/>
                  <anim:animate smil:dur="0.25s" smil:fill="hold" smil:targetElement="id71" smil:attributeName="height" smil:values="height;height" smil:keyTimes="0;1"/>
                  <anim:animate smil:dur="0.25s" smil:fill="hold" smil:targetElement="id71" smil:attributeName="x" smil:values="x-.2;x" smil:keyTimes="0;1"/>
                  <anim:animate smil:dur="0.25s" smil:fill="hold" smil:targetElement="id71" smil:attributeName="y" smil:values="y;y" smil:keyTimes="0;1"/>
                  <anim:transitionFilter smil:dur="0.25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width" smil:values="width*0.05;width" smil:keyTimes="0;1"/>
                  <anim:animate smil:dur="0.5s" smil:fill="hold" smil:targetElement="id72" anim:sub-item="text" smil:attributeName="height" smil:values="height;height" smil:keyTimes="0;1"/>
                  <anim:animate smil:dur="0.5s" smil:fill="hold" smil:targetElement="id72" anim:sub-item="text" smil:attributeName="x" smil:values="x-.2;x" smil:keyTimes="0;1"/>
                  <anim:animate smil:dur="0.5s" smil:fill="hold" smil:targetElement="id72" anim:sub-item="text" smil:attributeName="y" smil:values="y;y" smil:keyTimes="0;1"/>
                  <anim:transitionFilter smil:dur="0.5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width" smil:values="width*0.05;width" smil:keyTimes="0;1"/>
                  <anim:animate smil:dur="0.5s" smil:fill="hold" smil:targetElement="id73" anim:sub-item="text" smil:attributeName="height" smil:values="height;height" smil:keyTimes="0;1"/>
                  <anim:animate smil:dur="0.5s" smil:fill="hold" smil:targetElement="id73" anim:sub-item="text" smil:attributeName="x" smil:values="x-.2;x" smil:keyTimes="0;1"/>
                  <anim:animate smil:dur="0.5s" smil:fill="hold" smil:targetElement="id73" anim:sub-item="text" smil:attributeName="y" smil:values="y;y" smil:keyTimes="0;1"/>
                  <anim:transitionFilter smil:dur="0.5s" smil:targetElement="id73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width" smil:values="width*0.05;width" smil:keyTimes="0;1"/>
                  <anim:animate smil:dur="0.5s" smil:fill="hold" smil:targetElement="id76" anim:sub-item="text" smil:attributeName="height" smil:values="height;height" smil:keyTimes="0;1"/>
                  <anim:animate smil:dur="0.5s" smil:fill="hold" smil:targetElement="id76" anim:sub-item="text" smil:attributeName="x" smil:values="x-.2;x" smil:keyTimes="0;1"/>
                  <anim:animate smil:dur="0.5s" smil:fill="hold" smil:targetElement="id76" anim:sub-item="text" smil:attributeName="y" smil:values="y;y" smil:keyTimes="0;1"/>
                  <anim:transitionFilter smil:dur="0.5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9cm" svg:height="1.72cm" svg:x="1.4cm" svg:y="0.392cm" presentation:class="title" presentation:user-transformed="true">
          <draw:text-box>
            <text:p xml:id="id77" text:id="id77"><text:span text:style-name="T17">Examples</text:span></text:p>
          </draw:text-box>
        </draw:frame>
        <draw:frame presentation:style-name="pr12" draw:text-style-name="P6" draw:layer="layout" svg:width="26.4cm" svg:height="13.102cm" svg:x="0.8cm" svg:y="2.2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19"><text:s text:c="20"/></text:span></text:p>
            <text:p xml:id="id85" text:id="id85" text:style-name="P5"><text:span text:style-name="T9"><text:tab/></text:span><text:span text:style-name="T11">Solutions :</text:span></text:p>
          </draw:text-box>
        </draw:frame>
        <draw:g xml:id="id78" draw:id="id78">
          <svg:title>TexMaths</svg:title>
          <svg:desc>26§display§\text {(1)}§svg§600§FALSE§</svg:desc>
          <draw:polygon draw:style-name="gr2" draw:text-style-name="P7" draw:layer="layout" svg:width="0.986cm" svg:height="0.823cm" svg:x="2.024cm" svg:y="2.692cm" svg:viewBox="0 0 987 824" draw:points="494,824 0,824 0,0 987,0 987,824">
            <text:p/>
          </draw:polygon>
          <draw:path draw:style-name="gr3" draw:text-style-name="P8" draw:layer="layout" svg:width="0.213cm" svg:height="0.914cm" svg:x="2.068cm" svg:y="2.64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8" draw:layer="layout" svg:width="0.303cm" svg:height="0.61cm" svg:x="2.416cm" svg:y="2.723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8" draw:layer="layout" svg:width="0.213cm" svg:height="0.914cm" svg:x="2.845cm" svg:y="2.6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9" draw:id="id79">
          <svg:title>TexMaths</svg:title>
          <svg:desc>24§display§\text {If } A = \left\{ 3, 5, 7, 9, 11, 12 \right\},  \text { determine the truth value of each }


§svg§600§FALSE§</svg:desc>
          <draw:polygon draw:style-name="gr2" draw:text-style-name="P7" draw:layer="layout" svg:width="21.742cm" svg:height="0.76cm" svg:x="3.444cm" svg:y="2.792cm" svg:viewBox="0 0 21743 761" draw:points="10871,761 0,761 0,0 21743,0 21743,761">
            <text:p/>
          </draw:polygon>
          <draw:path draw:style-name="gr3" draw:text-style-name="P8" draw:layer="layout" svg:width="0.258cm" svg:height="0.577cm" svg:x="3.425cm" svg:y="2.806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8" draw:layer="layout" svg:width="0.274cm" svg:height="0.596cm" svg:x="3.734cm" svg:y="2.78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579cm" svg:height="0.606cm" svg:x="4.276cm" svg:y="2.779cm" svg:viewBox="0 0 580 607" svg:d="M121 509c-33 56-65 69-104 71-9 0-17 0-17 17 0 4 4 10 12 10 23 0 48-4 72-4 27 0 58 4 85 4 4 0 15 0 15-17 0-10-7-10-13-10-19-2-40-10-40-31 0-9 5-19 11-30l65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8" draw:layer="layout" svg:width="0.562cm" svg:height="0.199cm" svg:x="5.159cm" svg:y="3.0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cm" svg:height="0.844cm" svg:x="6.063cm" svg:y="2.75cm" svg:viewBox="0 0 301 845" svg:d="M179 113c0-34 23-88 115-94 4-2 7-6 7-9 0-10-7-10-15-10-86 0-163 42-163 106v192c0 34 0 61-35 88-30 25-61 27-80 27-4 2-8 6-8 10 0 9 6 9 13 9 56 4 96 35 106 75 4 10 4 12 4 42v167c0 35 0 64 40 94 33 25 89 35 123 35 8 0 15 0 15-10 0-7-5-7-13-7-54-4-96-31-106-75-3-8-3-10-3-39v-178c0-39-6-54-33-81-19-17-44-25-67-32 69-20 100-58 100-108z">
            <text:p/>
          </draw:path>
          <draw:path draw:style-name="gr3" draw:text-style-name="P8" draw:layer="layout" svg:width="0.35cm" svg:height="0.581cm" svg:x="6.461cm" svg:y="2.821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099cm" svg:height="0.253cm" svg:x="6.919cm" svg:y="3.293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337cm" svg:height="0.581cm" svg:x="7.263cm" svg:y="2.82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099cm" svg:height="0.253cm" svg:x="7.716cm" svg:y="3.293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362cm" svg:height="0.591cm" svg:x="8.066cm" svg:y="2.813cm" svg:viewBox="0 0 363 592" svg:d="M355 58c8-12 8-14 8-31h-206c-103 0-105-12-107-27h-21l-29 175h21c2-14 10-67 21-77 6-6 73-6 83-6h176c-9 14-76 106-96 135-74 113-103 230-103 316 0 10 0 49 38 49 40 0 40-39 40-49v-42c0-46 2-94 10-138 2-19 14-92 52-146z">
            <text:p/>
          </draw:path>
          <draw:path draw:style-name="gr3" draw:text-style-name="P8" draw:layer="layout" svg:width="0.099cm" svg:height="0.253cm" svg:x="8.513cm" svg:y="3.293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35cm" svg:height="0.581cm" svg:x="8.849cm" svg:y="2.821cm" svg:viewBox="0 0 351 582" svg:d="M276 294v27c0 199-88 238-138 238-15 0-59-2-82-31 36 0 44-25 44-38 0-27-21-41-40-41-14 0-39 8-39 43 0 55 46 90 117 90 110 0 213-115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8" draw:layer="layout" svg:width="0.099cm" svg:height="0.253cm" svg:x="9.308cm" svg:y="3.293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279cm" svg:height="0.564cm" svg:x="9.686cm" svg:y="2.82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0.109cm" svg:y="2.82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099cm" svg:height="0.253cm" svg:x="10.527cm" svg:y="3.293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279cm" svg:height="0.564cm" svg:x="10.905cm" svg:y="2.82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64cm" svg:x="11.293cm" svg:y="2.82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3cm" svg:height="0.844cm" svg:x="11.733cm" svg:y="2.75cm" svg:viewBox="0 0 301 845" svg:d="M123 734c0 32-23 88-115 94-4 0-8 4-8 7 0 10 10 10 17 10 83 0 162-40 162-106v-192c0-32 0-59 34-88 29-25 62-27 81-27 4 0 7-4 7-9 0-8-5-8-13-10-56-2-98-33-106-75-3-10-3-12-3-40v-169c0-35 0-62-41-94-34-27-92-35-121-35-7 0-17 0-17 10 0 7 6 7 13 9 54 2 96 31 106 73 4 8 4 10 4 41v176c0 39 6 54 33 81 19 17 42 27 67 33-69 19-100 59-100 107z">
            <text:p/>
          </draw:path>
          <draw:path draw:style-name="gr3" draw:text-style-name="P8" draw:layer="layout" svg:width="0.099cm" svg:height="0.253cm" svg:x="12.307cm" svg:y="3.293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418cm" svg:height="0.596cm" svg:x="12.92cm" svg:y="2.79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8" draw:layer="layout" svg:width="0.327cm" svg:height="0.389cm" svg:x="13.384cm" svg:y="3.00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13.751cm" svg:y="2.86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327cm" svg:height="0.389cm" svg:x="14.087cm" svg:y="3.00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4.461cm" svg:y="3.00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659cm" svg:height="0.373cm" svg:x="14.795cm" svg:y="3.00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81cm" svg:height="0.566cm" svg:x="15.5cm" svg:y="2.81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732cm" svg:y="3.00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7cm" svg:height="0.389cm" svg:x="16.197cm" svg:y="3.00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6.846cm" svg:y="2.86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17.186cm" svg:y="2.79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7.651cm" svg:y="3.00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8.3cm" svg:y="2.86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285cm" svg:height="0.373cm" svg:x="18.636cm" svg:y="3.00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25cm" svg:height="0.383cm" svg:x="18.968cm" svg:y="3.00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19.427cm" svg:y="2.86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19.765cm" svg:y="2.79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414cm" svg:height="0.373cm" svg:x="20.504cm" svg:y="3.019cm" svg:viewBox="0 0 415 374" svg:d="M336 83c8-20 23-56 79-56v-27c-19 2-44 2-64 2-21 0-59-2-75-2v27c33 0 41 19 41 36 0 8 0 10-4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81cm" svg:height="0.389cm" svg:x="20.922cm" svg:y="3.00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9cm" svg:height="0.587cm" svg:x="21.335cm" svg:y="2.798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25cm" svg:height="0.383cm" svg:x="21.569cm" svg:y="3.00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27cm" svg:height="0.389cm" svg:x="22.034cm" svg:y="3.00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75cm" svg:height="0.389cm" svg:x="22.691cm" svg:y="3.00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4cm" svg:height="0.596cm" svg:x="23.117cm" svg:y="2.788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327cm" svg:height="0.389cm" svg:x="23.651cm" svg:y="3.00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24.039cm" svg:y="3.00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22cm" svg:height="0.389cm" svg:x="24.453cm" svg:y="3.00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587cm" svg:x="24.803cm" svg:y="2.79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</draw:g>
        <draw:g xml:id="id80" draw:id="id80">
          <svg:title>TexMaths</svg:title>
          <svg:desc>24§display§\text {of the following.}§svg§600§FALSE§</svg:desc>
          <draw:polygon draw:style-name="gr2" draw:text-style-name="P7" draw:layer="layout" svg:width="5.772cm" svg:height="0.685cm" svg:x="3.544cm" svg:y="3.893cm" svg:viewBox="0 0 5773 686" draw:points="2885,686 0,686 0,0 5773,0 5773,686">
            <text:p/>
          </draw:polygon>
          <draw:path draw:style-name="gr3" draw:text-style-name="P8" draw:layer="layout" svg:width="0.375cm" svg:height="0.389cm" svg:x="3.525cm" svg:y="4.068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274cm" svg:height="0.597cm" svg:x="3.951cm" svg:y="3.851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8" draw:layer="layout" svg:width="0.266cm" svg:height="0.53cm" svg:x="4.479cm" svg:y="3.928cm" svg:viewBox="0 0 267 531" svg:d="M131 183h120v-27h-120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4.817cm" svg:y="3.86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283cm" svg:y="4.06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74cm" svg:height="0.597cm" svg:x="5.942cm" svg:y="3.851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8" draw:layer="layout" svg:width="0.375cm" svg:height="0.389cm" svg:x="6.197cm" svg:y="4.068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189cm" svg:height="0.587cm" svg:x="6.621cm" svg:y="3.86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9cm" svg:height="0.587cm" svg:x="6.856cm" svg:y="3.86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75cm" svg:height="0.389cm" svg:x="7.086cm" svg:y="4.068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579cm" svg:height="0.374cm" svg:x="7.476cm" svg:y="4.082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7-17l87-241 86 243c2 9 6 15 18 15 9 0 13-8 15-15z">
            <text:p/>
          </draw:path>
          <draw:path draw:style-name="gr3" draw:text-style-name="P8" draw:layer="layout" svg:width="0.181cm" svg:height="0.566cm" svg:x="8.098cm" svg:y="3.88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8.332cm" svg:y="4.07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8.797cm" svg:y="4.064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091cm" svg:height="0.091cm" svg:x="9.267cm" svg:y="4.357cm" svg:viewBox="0 0 92 92" svg:d="M92 46c0-25-21-46-46-46s-46 21-46 46 21 46 46 46 46-21 46-46z">
            <text:p/>
          </draw:path>
        </draw:g>
        <draw:g xml:id="id81" draw:id="id81">
          <svg:title>TexMaths</svg:title>
          <svg:desc>24§display§\text {(i) } \exists \ x \in A \text { such that } x - 8 = 1§svg§600§FALSE§</svg:desc>
          <draw:polygon draw:style-name="gr2" draw:text-style-name="P7" draw:layer="layout" svg:width="11.407cm" svg:height="0.759cm" svg:x="3.626cm" svg:y="4.997cm" svg:viewBox="0 0 11408 760" draw:points="5704,760 0,760 0,0 11408,0 11408,760">
            <text:p/>
          </draw:polygon>
          <draw:path draw:style-name="gr3" draw:text-style-name="P8" draw:layer="layout" svg:width="0.197cm" svg:height="0.844cm" svg:x="3.666cm" svg:y="4.95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3.939cm" svg:y="5.0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194cm" svg:y="4.95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375cm" svg:height="0.587cm" svg:x="4.801cm" svg:y="5.003cm" svg:viewBox="0 0 376 588" svg:d="M376 31c0-29-2-31-29-31h-318c-14 0-29 0-29 17 0 18 15 18 29 18h315v242h-302c-15 0-30 0-30 17s15 17 30 17h302v242h-315c-14 0-29 0-29 17 0 18 15 18 29 18h318c27 0 29-2 29-31z">
            <text:p/>
          </draw:path>
          <draw:path draw:style-name="gr3" draw:text-style-name="P8" draw:layer="layout" svg:width="0.421cm" svg:height="0.383cm" svg:x="5.529cm" svg:y="5.21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8" draw:layer="layout" svg:width="0.423cm" svg:height="0.491cm" svg:x="6.291cm" svg:y="5.132cm" svg:viewBox="0 0 424 492" svg:d="M394 263c15 0 30 0 30-17s-15-17-30-17h-359c9-114 107-194 226-194h133c15 0 30 0 30-18 0-17-15-17-30-17h-133c-146 0-261 109-261 246 0 134 115 246 261 246h133c15 0 30 0 30-18 0-17-15-17-30-17h-133c-119 0-217-81-226-194z">
            <text:p/>
          </draw:path>
          <draw:path draw:style-name="gr3" draw:text-style-name="P8" draw:layer="layout" svg:width="0.579cm" svg:height="0.606cm" svg:x="7.047cm" svg:y="4.984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1 0 73 4 94 4 6 0 16 0 16-17 0-10-8-10-19-10-52 0-52-6-54-31l-52-528c-2-17-2-21-17-21-14 0-16 6-21 13zM223 384l167-278 27 278z">
            <text:p/>
          </draw:path>
          <draw:path draw:style-name="gr3" draw:text-style-name="P8" draw:layer="layout" svg:width="0.277cm" svg:height="0.389cm" svg:x="7.959cm" svg:y="5.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5cm" svg:height="0.383cm" svg:x="8.291cm" svg:y="5.21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322cm" svg:height="0.389cm" svg:x="8.762cm" svg:y="5.2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587cm" svg:x="9.111cm" svg:y="5.00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64cm" svg:height="0.529cm" svg:x="9.85cm" svg:y="5.06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0.188cm" svg:y="5.00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81cm" svg:height="0.389cm" svg:x="10.666cm" svg:y="5.21cm" svg:viewBox="0 0 382 390" svg:d="M246 315c4 35 27 69 67 69 17 0 69-11 69-81v-46h-21v46c0 50-21 56-31 56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6cm" svg:height="0.529cm" svg:x="11.067cm" svg:y="5.06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1cm" svg:height="0.383cm" svg:x="11.686cm" svg:y="5.21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8" draw:layer="layout" svg:width="0.515cm" svg:height="0.035cm" svg:x="12.402cm" svg:y="5.36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3.21cm" svg:y="5.02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5 63 40 63 92 0 64-63 108-132 108-73 0-135-52-135-123 0-50 27-104 100-142z">
            <text:p/>
          </draw:path>
          <draw:path draw:style-name="gr3" draw:text-style-name="P8" draw:layer="layout" svg:width="0.562cm" svg:height="0.199cm" svg:x="13.878cm" svg:y="5.27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14.796cm" svg:y="5.026cm" svg:viewBox="0 0 280 565" svg:d="M175 21c0-19 0-21-21-21-52 54-127 54-154 54v27c17 0 67 0 111-23v439c0 31-2 41-78 41h-27v27c29-4 103-4 136-4 35 0 108 0 138 4v-27h-27c-76 0-78-10-78-41z">
            <text:p/>
          </draw:path>
        </draw:g>
        <draw:g xml:id="id82" draw:id="id82">
          <svg:title>TexMaths</svg:title>
          <svg:desc>24§display§\text {(ii) } \exists \ x \in A \text { such that } x^2 &lt; 0§svg§600§FALSE§</svg:desc>
          <draw:polygon draw:style-name="gr2" draw:text-style-name="P7" draw:layer="layout" svg:width="10.601cm" svg:height="0.867cm" svg:x="3.426cm" svg:y="6.097cm" svg:viewBox="0 0 10602 868" draw:points="5301,868 0,868 0,0 10602,0 10602,868">
            <text:p/>
          </draw:polygon>
          <draw:path draw:style-name="gr3" draw:text-style-name="P8" draw:layer="layout" svg:width="0.197cm" svg:height="0.844cm" svg:x="3.466cm" svg:y="6.163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181cm" svg:height="0.566cm" svg:x="3.739cm" svg:y="6.2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973cm" svg:y="6.2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229cm" svg:y="6.16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375cm" svg:height="0.587cm" svg:x="4.835cm" svg:y="6.211cm" svg:viewBox="0 0 376 588" svg:d="M376 31c0-29-2-31-28-31h-319c-14 0-29 0-29 17 0 18 15 18 29 18h315v242h-302c-15 0-30 0-30 17s15 17 30 17h302v242h-315c-14 0-29 0-29 18 0 17 15 17 29 17h319c26 0 28-2 28-31z">
            <text:p/>
          </draw:path>
          <draw:path draw:style-name="gr3" draw:text-style-name="P8" draw:layer="layout" svg:width="0.421cm" svg:height="0.383cm" svg:x="5.563cm" svg:y="6.42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23cm" svg:height="0.491cm" svg:x="6.325cm" svg:y="6.339cm" svg:viewBox="0 0 424 492" svg:d="M394 263c15 0 30 0 30-17s-15-17-30-17h-359c9-114 107-194 226-194h133c15 0 30 0 30-18 0-17-15-17-30-17h-135c-144 0-259 110-259 246 0 134 115 246 259 246h135c15 0 30 0 30-17 0-18-15-18-30-18h-133c-119 0-217-80-226-194z">
            <text:p/>
          </draw:path>
          <draw:path draw:style-name="gr3" draw:text-style-name="P8" draw:layer="layout" svg:width="0.579cm" svg:height="0.606cm" svg:x="7.082cm" svg:y="6.191cm" svg:viewBox="0 0 580 607" svg:d="M121 509c-33 56-65 69-104 71-9 0-17 0-17 18 0 3 4 9 12 9 23 0 48-4 72-4 27 0 58 4 85 4 4 0 15 0 15-17 0-10-7-10-13-10-19-2-40-9-40-30 0-10 5-20 11-31l65-108h213c0 17 14 133 14 140 0 27-44 29-62 29-11 0-21 0-21 18 0 9 12 9 12 9 36 0 73-4 107-4 22 0 73 4 94 4 6 0 16 0 16-17 0-10-8-10-19-10-52 0-52-6-54-30l-52-529c-2-17-2-21-17-21-14 0-18 6-21 13zM223 384l167-278 27 278z">
            <text:p/>
          </draw:path>
          <draw:path draw:style-name="gr3" draw:text-style-name="P8" draw:layer="layout" svg:width="0.277cm" svg:height="0.389cm" svg:x="7.994cm" svg:y="6.418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425cm" svg:height="0.383cm" svg:x="8.326cm" svg:y="6.422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8" draw:layer="layout" svg:width="0.322cm" svg:height="0.389cm" svg:x="8.796cm" svg:y="6.418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425cm" svg:height="0.587cm" svg:x="9.145cm" svg:y="6.21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266cm" svg:height="0.529cm" svg:x="9.885cm" svg:y="6.276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10.224cm" svg:y="6.21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81cm" svg:height="0.389cm" svg:x="10.701cm" svg:y="6.418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4cm" svg:height="0.529cm" svg:x="11.104cm" svg:y="6.276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1cm" svg:height="0.383cm" svg:x="11.72cm" svg:y="6.422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262cm" svg:height="0.393cm" svg:x="12.215cm" svg:y="6.055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15cm" svg:height="0.491cm" svg:x="12.861cm" svg:y="6.339cm" svg:viewBox="0 0 516 492" svg:d="M501 37c10-6 15-10 15-20 0-9-7-17-15-17-4 0-6 0-15 6l-471 221c-7 4-15 9-15 19s8 13 15 19l471 221c9 6 11 6 15 6 8 0 15-8 15-17 0-10-5-14-15-20l-443-209z">
            <text:p/>
          </draw:path>
          <draw:path draw:style-name="gr3" draw:text-style-name="P8" draw:layer="layout" svg:width="0.356cm" svg:height="0.581cm" svg:x="13.715cm" svg:y="6.234cm" svg:viewBox="0 0 357 582" svg:d="M357 294c0-69-4-136-34-200-39-81-108-94-144-94-50 0-114 21-148 100-27 59-31 125-31 194 0 63 4 138 38 204 37 67 98 84 141 84 46 0 109-17 147-98 27-57 31-125 31-190zM179 565c-33 0-85-21-98-104-10-50-10-129-10-179 0-53 0-109 6-155 17-100 80-108 102-108 26 0 82 16 99 98 8 48 8 112 8 165 0 64 0 121-10 175-11 81-59 108-97 108z">
            <text:p/>
          </draw:path>
        </draw:g>
        <draw:g xml:id="id83" draw:id="id83">
          <svg:title>TexMaths</svg:title>
          <svg:desc>24§display§\text {(iii) } \forall \ x \in A , \ 2x + 9 &gt; 14§svg§600§FALSE§</svg:desc>
          <draw:polygon draw:style-name="gr2" draw:text-style-name="P7" draw:layer="layout" svg:width="9.408cm" svg:height="0.759cm" svg:x="3.228cm" svg:y="7.299cm" svg:viewBox="0 0 9409 760" draw:points="4703,760 0,760 0,0 9409,0 9409,760">
            <text:p/>
          </draw:polygon>
          <draw:path draw:style-name="gr3" draw:text-style-name="P8" draw:layer="layout" svg:width="0.197cm" svg:height="0.844cm" svg:x="3.268cm" svg:y="7.257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181cm" svg:height="0.566cm" svg:x="3.541cm" svg:y="7.3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775cm" svg:y="7.3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4.009cm" svg:y="7.3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265cm" svg:y="7.25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69cm" svg:height="0.606cm" svg:x="4.825cm" svg:y="7.305cm" svg:viewBox="0 0 470 607" svg:d="M467 33c3-10 3-12 3-16 0-9-5-17-17-17-10 0-15 10-19 19l-69 186h-257l-72-186c-3-11-7-19-19-19-9 0-17 8-17 17 0 2 0 4 6 16l209 553c6 13 10 21 21 21 12 0 15-10 17-19zM121 240h230l-115 302z">
            <text:p/>
          </draw:path>
          <draw:path draw:style-name="gr3" draw:text-style-name="P8" draw:layer="layout" svg:width="0.421cm" svg:height="0.383cm" svg:x="5.601cm" svg:y="7.5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7 92-86 111-113 111-33 0-46-27-46-56 0-19 6-36 15-75z">
            <text:p/>
          </draw:path>
          <draw:path draw:style-name="gr3" draw:text-style-name="P8" draw:layer="layout" svg:width="0.423cm" svg:height="0.491cm" svg:x="6.361cm" svg:y="7.434cm" svg:viewBox="0 0 424 492" svg:d="M394 263c15 0 30 0 30-17s-15-17-30-17h-359c9-114 107-194 226-194h133c15 0 30 0 30-18 0-17-15-17-30-17h-133c-146 0-261 109-261 246 0 134 115 246 261 246h133c15 0 30 0 30-18 0-17-15-17-30-17h-133c-119 0-217-81-226-194z">
            <text:p/>
          </draw:path>
          <draw:path draw:style-name="gr3" draw:text-style-name="P8" draw:layer="layout" svg:width="0.579cm" svg:height="0.606cm" svg:x="7.117cm" svg:y="7.286cm" svg:viewBox="0 0 580 607" svg:d="M121 509c-33 56-65 69-104 71-9 0-17 0-17 17 0 4 4 10 12 10 23 0 48-4 72-4 27 0 58 4 85 4 4 0 15 0 15-17 0-10-7-10-13-10-19-2-40-10-40-31 0-9 5-19 13-30l63-108h213c0 17 14 132 14 140 0 27-44 29-62 29-11 0-21 0-21 17 0 10 12 10 14 10 34 0 71-4 105-4 21 0 73 4 94 4 6 0 16 0 16-17 0-10-8-10-19-10-52 0-52-6-54-31l-52-528c-2-17-2-21-17-21-14 0-18 6-21 13zM223 384l167-278 27 278z">
            <text:p/>
          </draw:path>
          <draw:path draw:style-name="gr3" draw:text-style-name="P8" draw:layer="layout" svg:width="0.099cm" svg:height="0.253cm" svg:x="7.793cm" svg:y="7.8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337cm" svg:height="0.564cm" svg:x="8.419cm" svg:y="7.32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8" draw:layer="layout" svg:width="0.421cm" svg:height="0.383cm" svg:x="8.822cm" svg:y="7.5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8" draw:layer="layout" svg:width="0.561cm" svg:height="0.564cm" svg:x="9.515cm" svg:y="7.397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8" draw:layer="layout" svg:width="0.35cm" svg:height="0.581cm" svg:x="10.346cm" svg:y="7.328cm" svg:viewBox="0 0 351 582" svg:d="M276 294v27c0 199-88 238-138 238-13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8" draw:layer="layout" svg:width="0.515cm" svg:height="0.491cm" svg:x="11.038cm" svg:y="7.434cm" svg:viewBox="0 0 516 492" svg:d="M501 265c10-6 15-10 15-19 0-10-5-16-15-19l-468-221c-12-6-14-6-16-6-9 0-17 8-17 17 0 8 4 12 15 19l446 210-446 209c-11 6-15 12-15 19 0 10 8 18 17 18 2 0 4 0 16-6z">
            <text:p/>
          </draw:path>
          <draw:path draw:style-name="gr3" draw:text-style-name="P8" draw:layer="layout" svg:width="0.279cm" svg:height="0.564cm" svg:x="11.932cm" svg:y="7.32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75cm" svg:height="0.571cm" svg:x="12.303cm" svg:y="7.318cm" svg:viewBox="0 0 376 572" svg:d="M225 434v73c0 31 0 40-64 40h-17v25c35-2 79-2 113-2 37 0 81 0 115 2v-25h-17c-63 0-65-9-65-40v-73h86v-27h-86v-386c0-15 0-21-14-21-7 0-9 0-15 10l-261 397v27zM230 407h-207l207-315z">
            <text:p/>
          </draw:path>
        </draw:g>
        <draw:g xml:id="id84" draw:id="id84">
          <svg:title>TexMaths</svg:title>
          <svg:desc>24§display§\text {(iv) } \forall \ x \in A , \ x^2 + 1 \text { is an even integer}.§svg§600§FALSE§</svg:desc>
          <draw:polygon draw:style-name="gr2" draw:text-style-name="P7" draw:layer="layout" svg:width="14.292cm" svg:height="0.867cm" svg:x="3.228cm" svg:y="8.301cm" svg:viewBox="0 0 14293 868" draw:points="7146,868 0,868 0,0 14293,0 14293,868">
            <text:p/>
          </draw:polygon>
          <draw:path draw:style-name="gr3" draw:text-style-name="P8" draw:layer="layout" svg:width="0.197cm" svg:height="0.844cm" svg:x="3.268cm" svg:y="8.367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181cm" svg:height="0.566cm" svg:x="3.541cm" svg:y="8.4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4cm" svg:x="3.764cm" svg:y="8.636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197cm" svg:height="0.844cm" svg:x="4.242cm" svg:y="8.36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69cm" svg:height="0.606cm" svg:x="4.802cm" svg:y="8.415cm" svg:viewBox="0 0 470 607" svg:d="M467 33c3-10 3-12 3-16 0-9-5-17-17-17-9 0-15 10-19 19l-69 187h-257l-72-187c-3-11-7-19-19-19-9 0-17 8-17 17 0 2 0 4 6 16l209 553c6 13 10 21 21 21 12 0 16-9 17-19zM121 240h230l-115 302z">
            <text:p/>
          </draw:path>
          <draw:path draw:style-name="gr3" draw:text-style-name="P8" draw:layer="layout" svg:width="0.421cm" svg:height="0.383cm" svg:x="5.576cm" svg:y="8.62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423cm" svg:height="0.491cm" svg:x="6.338cm" svg:y="8.543cm" svg:viewBox="0 0 424 492" svg:d="M394 263c15 0 30 0 30-17s-15-17-30-17h-359c9-114 107-194 226-194h133c15 0 30 0 30-18 0-17-15-17-30-17h-133c-146 0-261 110-261 246 0 134 115 246 261 246h133c15 0 30 0 30-17 0-18-15-18-30-18h-133c-119 0-217-80-226-194z">
            <text:p/>
          </draw:path>
          <draw:path draw:style-name="gr3" draw:text-style-name="P8" draw:layer="layout" svg:width="0.579cm" svg:height="0.606cm" svg:x="7.095cm" svg:y="8.395cm" svg:viewBox="0 0 580 607" svg:d="M121 509c-33 56-65 69-104 71-9 0-17 0-17 18 0 3 4 9 12 9 23 0 48-4 72-4 27 0 58 4 85 4 4 0 15 0 15-17 0-10-7-10-13-10-19-2-40-9-40-30 0-10 5-20 13-31l63-108h213c2 17 14 133 14 140 0 27-44 29-62 29-11 0-21 0-21 18 0 9 12 9 14 9 34 0 71-4 105-4 22 0 73 4 94 4 6 0 16 0 16-17 0-10-8-10-19-10-52 0-52-6-54-30l-52-529c-2-17-2-21-17-21-14 0-16 6-21 13zM223 384l167-278 27 278z">
            <text:p/>
          </draw:path>
          <draw:path draw:style-name="gr3" draw:text-style-name="P8" draw:layer="layout" svg:width="0.099cm" svg:height="0.253cm" svg:x="7.771cm" svg:y="8.9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8" draw:layer="layout" svg:width="0.421cm" svg:height="0.383cm" svg:x="8.379cm" svg:y="8.62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262cm" svg:height="0.393cm" svg:x="8.873cm" svg:y="8.25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564cm" svg:x="9.449cm" svg:y="8.507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0.321cm" svg:y="8.43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81cm" svg:height="0.566cm" svg:x="10.977cm" svg:y="8.4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1.212cm" svg:y="8.622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81cm" svg:height="0.389cm" svg:x="11.832cm" svg:y="8.622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2.244cm" svg:y="8.62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27cm" svg:height="0.389cm" svg:x="12.991cm" svg:y="8.622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4cm" svg:height="0.374cm" svg:x="13.36cm" svg:y="8.636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27cm" svg:height="0.389cm" svg:x="13.788cm" svg:y="8.622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5cm" svg:height="0.374cm" svg:x="14.166cm" svg:y="8.62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181cm" svg:height="0.566cm" svg:x="14.917cm" svg:y="8.4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5.151cm" svg:y="8.62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264cm" svg:height="0.529cm" svg:x="15.585cm" svg:y="8.4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27cm" svg:height="0.389cm" svg:x="15.921cm" svg:y="8.622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6.296cm" svg:y="8.618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327cm" svg:height="0.389cm" svg:x="16.718cm" svg:y="8.622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7.093cm" svg:y="8.62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091cm" svg:height="0.091cm" svg:x="17.471cm" svg:y="8.91cm" svg:viewBox="0 0 92 92" svg:d="M92 46c0-25-21-46-46-46s-46 21-46 46 21 46 46 46 46-21 46-46z">
            <text:p/>
          </draw:path>
        </draw:g>
        <draw:g xml:id="id86" draw:id="id86">
          <svg:title>TexMaths</svg:title>
          <svg:desc>24§display§\text {(i) } \exists \ x = 9 \in A \text { such that } 9 - 8 = 1 §svg§600§FALSE§</svg:desc>
          <draw:polygon draw:style-name="gr2" draw:text-style-name="P7" draw:layer="layout" svg:width="12.893cm" svg:height="0.76cm" svg:x="5.926cm" svg:y="9.599cm" svg:viewBox="0 0 12894 761" draw:points="6447,761 0,761 0,0 12894,0 12894,761">
            <text:p/>
          </draw:polygon>
          <draw:path draw:style-name="gr3" draw:text-style-name="P8" draw:layer="layout" svg:width="0.197cm" svg:height="0.844cm" svg:x="5.966cm" svg:y="9.5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6.239cm" svg:y="9.6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6.494cm" svg:y="9.5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375cm" svg:height="0.587cm" svg:x="7.101cm" svg:y="9.605cm" svg:viewBox="0 0 376 588" svg:d="M376 31c0-29-2-31-29-31h-318c-14 0-29 0-29 17 0 18 15 18 29 18h315v242h-302c-15 0-30 0-30 17s15 17 30 17h302v242h-315c-14 0-29 0-29 17 0 18 15 18 29 18h318c27 0 29-2 29-31z">
            <text:p/>
          </draw:path>
          <draw:path draw:style-name="gr3" draw:text-style-name="P8" draw:layer="layout" svg:width="0.421cm" svg:height="0.383cm" svg:x="7.829cm" svg:y="9.8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8" draw:layer="layout" svg:width="0.562cm" svg:height="0.199cm" svg:x="8.568cm" svg:y="9.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9.447cm" svg:y="9.628cm" svg:viewBox="0 0 351 582" svg:d="M276 294v27c0 199-88 238-138 238-15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8" draw:layer="layout" svg:width="0.423cm" svg:height="0.491cm" svg:x="10.138cm" svg:y="9.734cm" svg:viewBox="0 0 424 492" svg:d="M394 263c15 0 30 0 30-17s-15-17-30-17h-359c9-114 107-194 226-194h133c15 0 30 0 30-18 0-17-15-17-30-17h-135c-144 0-259 109-259 246 0 134 115 246 259 246h135c15 0 30 0 30-18 0-17-15-17-30-17h-133c-119 0-217-81-226-194z">
            <text:p/>
          </draw:path>
          <draw:path draw:style-name="gr3" draw:text-style-name="P8" draw:layer="layout" svg:width="0.579cm" svg:height="0.606cm" svg:x="10.895cm" svg:y="9.586cm" svg:viewBox="0 0 580 607" svg:d="M121 509c-33 56-65 69-104 71-9 0-17 0-17 17 0 4 4 10 12 10 23 0 48-4 72-4 27 0 58 4 85 4 4 0 15 0 15-17 0-10-7-10-13-10-19-2-40-10-40-31 0-9 5-19 13-30l63-108h213c0 17 14 132 14 140 0 27-44 29-62 29-11 0-21 0-21 17 0 10 12 10 14 10 34 0 71-4 105-4 21 0 73 4 94 4 6 0 16 0 16-17 0-10-8-10-19-10-52 0-52-6-54-31l-52-528c-2-17-2-21-17-21-14 0-18 6-21 13zM223 384l167-278 27 278z">
            <text:p/>
          </draw:path>
          <draw:path draw:style-name="gr3" draw:text-style-name="P8" draw:layer="layout" svg:width="0.277cm" svg:height="0.389cm" svg:x="11.807cm" svg:y="9.8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5cm" svg:height="0.383cm" svg:x="12.137cm" svg:y="9.81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322cm" svg:height="0.389cm" svg:x="12.607cm" svg:y="9.81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587cm" svg:x="12.958cm" svg:y="9.6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64cm" svg:height="0.529cm" svg:x="13.696cm" svg:y="9.6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4.035cm" svg:y="9.6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81cm" svg:height="0.389cm" svg:x="14.512cm" svg:y="9.812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6cm" svg:height="0.529cm" svg:x="14.915cm" svg:y="9.6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5cm" svg:height="0.581cm" svg:x="15.543cm" svg:y="9.628cm" svg:viewBox="0 0 351 582" svg:d="M276 294v27c0 199-88 238-138 238-15 0-59-2-82-31 36 0 44-25 44-38 0-27-21-41-40-41-14 0-39 8-39 43 0 55 46 90 117 90 110 0 213-115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8" draw:layer="layout" svg:width="0.515cm" svg:height="0.035cm" svg:x="16.188cm" svg:y="9.962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6.996cm" svg:y="9.628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5 63 40 63 92 0 64-63 108-132 108-73 0-135-52-135-123 0-50 27-104 100-142z">
            <text:p/>
          </draw:path>
          <draw:path draw:style-name="gr3" draw:text-style-name="P8" draw:layer="layout" svg:width="0.562cm" svg:height="0.199cm" svg:x="17.664cm" svg:y="9.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18.582cm" svg:y="9.628cm" svg:viewBox="0 0 280 565" svg:d="M175 21c0-19 0-21-19-21-54 54-129 54-156 54v27c17 0 67 0 111-23v439c0 31-2 41-78 41h-27v27c29-4 103-4 136-4 35 0 108 0 138 4v-27h-27c-76 0-78-10-78-41z">
            <text:p/>
          </draw:path>
        </draw:g>
        <draw:g xml:id="id87" draw:id="id87">
          <svg:title>TexMaths</svg:title>
          <svg:desc>24§display§\therefore \ \   \text {The given statement is true and its truth value is T. }§svg§600§FALSE§</svg:desc>
          <draw:polygon draw:style-name="gr2" draw:text-style-name="P7" draw:layer="layout" svg:width="20.58cm" svg:height="0.676cm" svg:x="5.843cm" svg:y="10.801cm" svg:viewBox="0 0 20581 677" draw:points="10291,677 0,677 0,0 20581,0 20581,677">
            <text:p/>
          </draw:polygon>
          <draw:path draw:style-name="gr3" draw:text-style-name="P8" draw:layer="layout" svg:width="0.512cm" svg:height="0.456cm" svg:x="5.826cm" svg:y="10.953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8" draw:layer="layout" svg:width="0.548cm" svg:height="0.572cm" svg:x="7.191cm" svg:y="10.772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8" draw:layer="layout" svg:width="0.425cm" svg:height="0.587cm" svg:x="7.796cm" svg:y="10.75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8.261cm" svg:y="10.967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7cm" svg:height="0.558cm" svg:x="8.917cm" svg:y="10.963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181cm" svg:height="0.566cm" svg:x="9.343cm" svg:y="10.7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9.566cm" svg:y="10.982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9.996cm" svg:y="10.967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10.374cm" svg:y="10.972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277cm" svg:height="0.389cm" svg:x="11.123cm" svg:y="10.96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29cm" svg:x="11.446cm" svg:y="10.82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381cm" svg:height="0.389cm" svg:x="11.793cm" svg:y="10.96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66cm" svg:height="0.529cm" svg:x="12.195cm" svg:y="10.826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327cm" svg:height="0.389cm" svg:x="12.531cm" svg:y="10.967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659cm" svg:height="0.374cm" svg:x="12.909cm" svg:y="10.972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99-27-130-11-14-40-31-88-31-71 0-109 50-123 83-11-73-75-83-113-83-62 0-102 37-125 88v-88l-119 10v27c60 0 65 5 65 46z">
            <text:p/>
          </draw:path>
          <draw:path draw:style-name="gr3" draw:text-style-name="P8" draw:layer="layout" svg:width="0.327cm" svg:height="0.389cm" svg:x="13.608cm" svg:y="10.967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13.986cm" svg:y="10.972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264cm" svg:height="0.529cm" svg:x="14.42cm" svg:y="10.82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181cm" svg:height="0.566cm" svg:x="15.042cm" svg:y="10.7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15.276cm" svg:y="10.96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29cm" svg:x="15.879cm" svg:y="10.82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285cm" svg:height="0.374cm" svg:x="16.213cm" svg:y="10.972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25cm" svg:height="0.383cm" svg:x="16.547cm" svg:y="10.972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327cm" svg:height="0.389cm" svg:x="17.012cm" svg:y="10.967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17.68cm" svg:y="10.96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18.095cm" svg:y="10.972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18.565cm" svg:y="10.759cm" svg:viewBox="0 0 419 598" svg:d="M294 542v56l125-10v-27c-60 0-68-6-68-46v-515l-121 10v27c58 0 66 5 66 46v182c-25-29-62-52-108-52-100 0-188 83-188 193 0 107 83 192 180 192 54 0 93-29 114-56zM294 315v173c0 16 0 17-10 31-25 40-63 59-100 59-38 0-69-21-90-53-21-35-23-83-23-118 0-32 0-82 25-121 19-27 50-53 96-53 31 0 65 11 92 50 10 15 10 17 10 32z">
            <text:p/>
          </draw:path>
          <draw:path draw:style-name="gr3" draw:text-style-name="P8" draw:layer="layout" svg:width="0.181cm" svg:height="0.566cm" svg:x="19.314cm" svg:y="10.7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29cm" svg:x="19.535cm" svg:y="10.82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277cm" svg:height="0.389cm" svg:x="19.875cm" svg:y="10.96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29cm" svg:x="20.478cm" svg:y="10.82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285cm" svg:height="0.374cm" svg:x="20.814cm" svg:y="10.972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25cm" svg:height="0.383cm" svg:x="21.148cm" svg:y="10.972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8" draw:layer="layout" svg:width="0.266cm" svg:height="0.529cm" svg:x="21.605cm" svg:y="10.826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21.944cm" svg:y="10.75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414cm" svg:height="0.374cm" svg:x="22.682cm" svg:y="10.982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81cm" svg:height="0.389cm" svg:x="23.1cm" svg:y="10.96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189cm" svg:height="0.587cm" svg:x="23.515cm" svg:y="10.759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25cm" svg:height="0.383cm" svg:x="23.747cm" svg:y="10.972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8" draw:layer="layout" svg:width="0.327cm" svg:height="0.389cm" svg:x="24.214cm" svg:y="10.967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1cm" svg:height="0.566cm" svg:x="24.874cm" svg:y="10.7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25.109cm" svg:y="10.96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548cm" svg:height="0.572cm" svg:x="25.725cm" svg:y="10.772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8" draw:layer="layout" svg:width="0.091cm" svg:height="0.091cm" svg:x="26.376cm" svg:y="11.255cm" svg:viewBox="0 0 92 92" svg:d="M92 46c0-25-21-46-46-46s-46 21-46 46 21 46 46 46 46-21 46-46z">
            <text:p/>
          </draw:path>
        </draw:g>
        <draw:g xml:id="id88" draw:id="id88">
          <svg:title>TexMaths</svg:title>
          <svg:desc>24§display§\text {(ii)  All the elements of } A \text { are positive, and the square of which can}§svg§600§FALSE§</svg:desc>
          <draw:polygon draw:style-name="gr2" draw:text-style-name="P7" draw:layer="layout" svg:width="24.615cm" svg:height="0.759cm" svg:x="2.127cm" svg:y="11.901cm" svg:viewBox="0 0 24616 760" draw:points="12308,760 0,760 0,0 24616,0 24616,760">
            <text:p/>
          </draw:polygon>
          <draw:path draw:style-name="gr3" draw:text-style-name="P8" draw:layer="layout" svg:width="0.197cm" svg:height="0.844cm" svg:x="2.167cm" svg:y="11.85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181cm" svg:height="0.566cm" svg:x="2.44cm" svg:y="11.9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2.674cm" svg:y="11.9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2.93cm" svg:y="11.85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79cm" svg:height="0.606cm" svg:x="3.517cm" svg:y="11.888cm" svg:viewBox="0 0 580 607" svg:d="M309 17c-4-11-6-17-19-17-14 0-15 6-19 17l-177 505c-15 45-48 56-94 58v27c19-2 56-4 86-4 27 0 71 2 98 4v-27c-42 0-63-21-63-44 0-2 0-10 0-12l40-111h210l44 129c0 3 2 9 2 13 0 25-46 25-69 25v27c30-4 88-4 121-4 36 0 74 2 111 4v-27h-15c-50 0-64-6-72-35zM265 111l96 275h-190z">
            <text:p/>
          </draw:path>
          <draw:path draw:style-name="gr3" draw:text-style-name="P8" draw:layer="layout" svg:width="0.189cm" svg:height="0.587cm" svg:x="4.151cm" svg:y="11.90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4.385cm" svg:y="11.90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4cm" svg:height="0.529cm" svg:x="4.89cm" svg:y="11.97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5.228cm" svg:y="11.90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5.693cm" svg:y="12.1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7cm" svg:height="0.389cm" svg:x="6.349cm" svg:y="12.1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6.729cm" svg:y="11.90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27cm" svg:height="0.389cm" svg:x="6.958cm" svg:y="12.1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66cm" svg:height="0.373cm" svg:x="7.336cm" svg:y="12.118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8.037cm" svg:y="12.1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8.415cm" svg:y="12.11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8.849cm" svg:y="11.97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277cm" svg:height="0.389cm" svg:x="9.189cm" svg:y="12.11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9.8cm" svg:y="12.11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4cm" svg:height="0.596cm" svg:x="10.224cm" svg:y="11.89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579cm" svg:height="0.606cm" svg:x="10.766cm" svg:y="11.888cm" svg:viewBox="0 0 580 607" svg:d="M121 509c-33 56-65 69-104 71-9 0-17 0-17 17 0 4 4 10 12 10 23 0 48-4 72-4 27 0 58 4 85 4 4 0 15 0 15-17 0-10-7-10-13-10-19-2-40-10-40-31 0-9 5-19 11-30l65-108h214c0 17 13 132 13 140 0 27-44 29-61 29-12 0-22 0-22 17 0 10 12 10 14 10 34 0 71-4 105-4 22 0 73 4 95 4 5 0 15 0 15-17 0-10-8-10-19-10-52 0-52-6-54-31l-52-528c-2-17-2-21-17-21-14 0-17 6-21 13zM223 384l167-278 27 278z">
            <text:p/>
          </draw:path>
          <draw:path draw:style-name="gr3" draw:text-style-name="P8" draw:layer="layout" svg:width="0.381cm" svg:height="0.389cm" svg:x="11.685cm" svg:y="12.11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12.094cm" svg:y="12.11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2.425cm" svg:y="12.1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13.081cm" svg:y="12.118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75cm" svg:height="0.389cm" svg:x="13.573cm" svg:y="12.11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3.999cm" svg:y="12.11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4.333cm" svg:y="11.9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6cm" svg:height="0.529cm" svg:x="14.554cm" svg:y="11.97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4.894cm" svg:y="11.9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3cm" svg:x="15.117cm" svg:y="12.128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15.547cm" svg:y="12.1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099cm" svg:height="0.253cm" svg:x="15.971cm" svg:y="12.40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8" draw:layer="layout" svg:width="0.381cm" svg:height="0.389cm" svg:x="16.449cm" svg:y="12.11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6.862cm" svg:y="12.11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7.332cm" svg:y="11.90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266cm" svg:height="0.529cm" svg:x="18.07cm" svg:y="11.97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18.409cm" svg:y="11.90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8.874cm" svg:y="12.1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9.535cm" svg:y="12.11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18cm" svg:height="0.537cm" svg:x="19.869cm" svg:y="12.118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8" draw:layer="layout" svg:width="0.425cm" svg:height="0.383cm" svg:x="20.312cm" svg:y="12.11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381cm" svg:height="0.389cm" svg:x="20.789cm" svg:y="12.11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1.197cm" svg:y="12.11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21.53cm" svg:y="12.1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75cm" svg:height="0.389cm" svg:x="22.184cm" svg:y="12.11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4cm" svg:height="0.596cm" svg:x="22.611cm" svg:y="11.897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579cm" svg:height="0.373cm" svg:x="23.137cm" svg:y="12.12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8" draw:layer="layout" svg:width="0.425cm" svg:height="0.587cm" svg:x="23.759cm" svg:y="11.90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24.227cm" svg:y="11.9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22cm" svg:height="0.389cm" svg:x="24.464cm" svg:y="12.1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587cm" svg:x="24.813cm" svg:y="11.90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2cm" svg:height="0.389cm" svg:x="25.564cm" svg:y="12.11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5.946cm" svg:y="12.11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6.359cm" svg:y="12.11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draw:g xml:id="id89" draw:id="id89">
          <svg:title>TexMaths</svg:title>
          <svg:desc>24§display§\text {never be negative. } \therefore \ \text {The given statement is false and its }§svg§600§FALSE§</svg:desc>
          <draw:polygon draw:style-name="gr2" draw:text-style-name="P7" draw:layer="layout" svg:width="21.393cm" svg:height="0.685cm" svg:x="3.642cm" svg:y="13.003cm" svg:viewBox="0 0 21394 686" draw:points="10698,686 0,686 0,0 21394,0 21394,686">
            <text:p/>
          </draw:polygon>
          <draw:path draw:style-name="gr3" draw:text-style-name="P8" draw:layer="layout" svg:width="0.425cm" svg:height="0.374cm" svg:x="3.627cm" svg:y="13.18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27cm" svg:height="0.389cm" svg:x="4.092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14cm" svg:height="0.374cm" svg:x="4.46cm" svg:y="13.192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8" draw:layer="layout" svg:width="0.327cm" svg:height="0.389cm" svg:x="4.888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85cm" svg:height="0.374cm" svg:x="5.265cm" svg:y="13.18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418cm" svg:height="0.597cm" svg:x="5.875cm" svg:y="12.971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8" draw:layer="layout" svg:width="0.327cm" svg:height="0.389cm" svg:x="6.367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5cm" svg:height="0.374cm" svg:x="7.027cm" svg:y="13.18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27cm" svg:height="0.389cm" svg:x="7.492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7.866cm" svg:y="13.174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381cm" svg:height="0.389cm" svg:x="8.3cm" svg:y="13.178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64cm" svg:height="0.53cm" svg:x="8.703cm" svg:y="13.038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181cm" svg:height="0.566cm" svg:x="9.043cm" svg:y="12.99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9.266cm" svg:y="13.192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8" draw:layer="layout" svg:width="0.327cm" svg:height="0.389cm" svg:x="9.694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091cm" svg:height="0.091cm" svg:x="10.118cm" svg:y="13.467cm" svg:viewBox="0 0 92 92" svg:d="M92 46c0-25-21-46-46-46s-46 21-46 46 21 46 46 46 46-21 46-46z">
            <text:p/>
          </draw:path>
          <draw:path draw:style-name="gr3" draw:text-style-name="P8" draw:layer="layout" svg:width="0.512cm" svg:height="0.457cm" svg:x="10.915cm" svg:y="13.165cm" svg:viewBox="0 0 513 458" svg:d="M301 44c0-23-21-44-44-44-25 0-46 21-46 44 0 25 21 46 46 46 23 0 44-19 44-46zM513 411c0-23-20-44-45-44-24 0-46 21-46 44 0 25 22 47 46 47 25 0 45-22 45-47zM90 411c0-23-21-44-46-44-23 0-44 21-44 44 0 25 21 47 44 47 25 0 46-22 46-47z">
            <text:p/>
          </draw:path>
          <draw:path draw:style-name="gr3" draw:text-style-name="P8" draw:layer="layout" svg:width="0.548cm" svg:height="0.572cm" svg:x="11.998cm" svg:y="12.984cm" svg:viewBox="0 0 549 573" svg:d="M534 0h-519l-15 190h21c12-136 25-163 152-163 15 0 38 0 46 2 17 2 17 11 17 31v448c0 28 0 40-88 40h-33v25c35-2 121-2 160-2 38 0 126 0 161 2v-25h-35c-88 0-88-12-88-40v-448c0-18 0-29 15-31 8-2 31-2 48-2 127 0 140 27 152 163h21z">
            <text:p/>
          </draw:path>
          <draw:path draw:style-name="gr3" draw:text-style-name="P8" draw:layer="layout" svg:width="0.425cm" svg:height="0.587cm" svg:x="12.603cm" svg:y="12.97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3.07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13.724cm" svg:y="13.174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181cm" svg:height="0.566cm" svg:x="14.15cm" svg:y="12.99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14.373cm" svg:y="13.192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8" draw:layer="layout" svg:width="0.327cm" svg:height="0.389cm" svg:x="14.803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5cm" svg:height="0.374cm" svg:x="15.182cm" svg:y="13.18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77cm" svg:height="0.389cm" svg:x="15.932cm" svg:y="13.178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3cm" svg:x="16.253cm" svg:y="13.038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81cm" svg:height="0.389cm" svg:x="16.6cm" svg:y="13.178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66cm" svg:height="0.53cm" svg:x="17.002cm" svg:y="13.038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327cm" svg:height="0.389cm" svg:x="17.338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659cm" svg:height="0.374cm" svg:x="17.716cm" svg:y="13.184cm" svg:viewBox="0 0 660 375" svg:d="M65 83v229c0 36-7 36-65 36v27c29 0 73-2 96-2 21 0 65 2 94 2v-27c-56 0-65 0-65-36v-158c0-89 59-135 113-135s63 46 63 94v199c0 36-9 36-65 36v27c29 0 71-2 94-2s67 2 96 2v-27c-57 0-67 0-67-36v-158c0-89 61-135 115-135s62 46 62 94v199c0 36-8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8" draw:layer="layout" svg:width="0.327cm" svg:height="0.389cm" svg:x="18.415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5cm" svg:height="0.374cm" svg:x="18.793cm" svg:y="13.18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4cm" svg:height="0.53cm" svg:x="19.229cm" svg:y="13.038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181cm" svg:height="0.566cm" svg:x="19.849cm" svg:y="12.99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20.083cm" svg:y="13.178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74cm" svg:height="0.597cm" svg:x="20.698cm" svg:y="12.961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8" draw:layer="layout" svg:width="0.381cm" svg:height="0.389cm" svg:x="20.963cm" svg:y="13.178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189cm" svg:height="0.587cm" svg:x="21.377cm" svg:y="12.97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277cm" svg:height="0.389cm" svg:x="21.612cm" svg:y="13.178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27cm" svg:height="0.389cm" svg:x="21.94cm" svg:y="13.17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1cm" svg:height="0.389cm" svg:x="22.608cm" svg:y="13.178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425cm" svg:height="0.374cm" svg:x="23.021cm" svg:y="13.18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23.491cm" svg:y="12.971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181cm" svg:height="0.566cm" svg:x="24.24cm" svg:y="12.99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3cm" svg:x="24.463cm" svg:y="13.038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277cm" svg:height="0.389cm" svg:x="24.803cm" svg:y="13.178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</draw:g>
        <draw:g xml:id="id90" draw:id="id90">
          <svg:title>TexMaths</svg:title>
          <svg:desc>24§display§\text {truth value is F.}§svg§600§FALSE§</svg:desc>
          <draw:polygon draw:style-name="gr2" draw:text-style-name="P7" draw:layer="layout" svg:width="5.861cm" svg:height="0.512cm" svg:x="3.655cm" svg:y="14.103cm" svg:viewBox="0 0 5862 513" draw:points="2932,513 0,513 0,0 5862,0 5862,513">
            <text:p/>
          </draw:polygon>
          <draw:path draw:style-name="gr3" draw:text-style-name="P8" draw:layer="layout" svg:width="0.266cm" svg:height="0.53cm" svg:x="3.628cm" svg:y="14.128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285cm" svg:height="0.374cm" svg:x="3.964cm" svg:y="14.274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425cm" svg:height="0.384cm" svg:x="4.298cm" svg:y="14.274cm" svg:viewBox="0 0 426 385" svg:d="M303 308v77l123-10v-27c-59 0-65-6-65-46v-302l-125 10v27c60 0 65 5 65 46v152c0 73-40 130-101 130-71 0-75-38-75-82v-283l-125 10v27c65 0 65 1 65 76v127c0 68 0 145 131 145 46 0 84-24 107-77z">
            <text:p/>
          </draw:path>
          <draw:path draw:style-name="gr3" draw:text-style-name="P8" draw:layer="layout" svg:width="0.266cm" svg:height="0.53cm" svg:x="4.755cm" svg:y="14.128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5.095cm" svg:y="14.06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414cm" svg:height="0.374cm" svg:x="5.834cm" svg:y="14.284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8" draw:layer="layout" svg:width="0.381cm" svg:height="0.389cm" svg:x="6.251cm" svg:y="14.269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189cm" svg:height="0.587cm" svg:x="6.666cm" svg:y="14.06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25cm" svg:height="0.384cm" svg:x="6.9cm" svg:y="14.274cm" svg:viewBox="0 0 426 385" svg:d="M303 308v77l123-10v-27c-59 0-65-6-65-46v-302l-125 10v27c60 0 65 5 65 46v152c0 73-40 130-101 130-71 0-75-38-75-82v-283l-125 10v27c65 0 65 1 65 76v127c0 68 0 145 129 145 48 0 86-24 109-77z">
            <text:p/>
          </draw:path>
          <draw:path draw:style-name="gr3" draw:text-style-name="P8" draw:layer="layout" svg:width="0.327cm" svg:height="0.389cm" svg:x="7.364cm" svg:y="14.269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1cm" svg:height="0.566cm" svg:x="8.025cm" svg:y="14.08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8.259cm" svg:y="14.269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89cm" svg:height="0.576cm" svg:x="8.874cm" svg:y="14.073cm" svg:viewBox="0 0 490 577" svg:d="M465 0h-465v27h21c65 0 65 10 65 38v445c0 30 0 40-65 40h-21v27c29-4 96-4 129-4 34 0 111 0 142 4v-27h-27c-81 0-81-12-81-40v-210h73c81 0 88 29 88 100h22v-225h-22c0 71-7 100-88 100h-73v-215c0-27 2-33 41-33h101c127 0 148 46 162 163h23z">
            <text:p/>
          </draw:path>
          <draw:path draw:style-name="gr3" draw:text-style-name="P8" draw:layer="layout" svg:width="0.091cm" svg:height="0.091cm" svg:x="9.469cm" svg:y="14.557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77" anim:sub-item="text" smil:attributeName="visibility" smil:to="visible"/>
                  <anim:animate smil:begin="0s" smil:dur="0.5s" smil:fill="hold" smil:decelerate="0.5" smil:targetElement="id77" anim:sub-item="text" smil:attributeName="rotate" smil:values="-90;0" smil:keyTimes="0;1"/>
                  <anim:animate smil:begin="0s" smil:dur="0.5s" smil:fill="hold" smil:decelerate="0.5" smil:targetElement="id77" anim:sub-item="text" smil:attributeName="width" smil:values="width;width*.05" smil:keyTimes="0;1"/>
                  <anim:animate smil:begin="0.5s" smil:dur="0.5s" smil:fill="hold" smil:accelerate="0.5" smil:targetElement="id77" anim:sub-item="text" smil:attributeName="width" smil:values="width*.05;width" smil:keyTimes="0;1"/>
                  <anim:animate smil:dur="1s" smil:fill="hold" smil:targetElement="id77" anim:sub-item="text" smil:attributeName="height" smil:values="height;height" smil:keyTimes="0;1"/>
                  <anim:animate smil:begin="0s" smil:dur="0.5s" smil:fill="hold" smil:decelerate="0.5" smil:targetElement="id77" anim:sub-item="text" smil:attributeName="x" smil:values="x+.4;x" smil:keyTimes="0;1"/>
                  <anim:animate smil:begin="0s" smil:dur="0.5s" smil:fill="hold" smil:decelerate="0.5" smil:targetElement="id77" anim:sub-item="text" smil:attributeName="y" smil:values="y-.2;y+.1" smil:keyTimes="0;1"/>
                  <anim:animate smil:begin="0.5s" smil:dur="0.5s" smil:fill="hold" smil:accelerate="0.5" smil:targetElement="id77" anim:sub-item="text" smil:attributeName="y" smil:values="y+.1;y" smil:keyTimes="0;1"/>
                  <anim:transitionFilter smil:begin="0s" smil:dur="1s" smil:decelerate="0.5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79" smil:attributeName="visibility" smil:to="visible"/>
                  <anim:animate smil:dur="0.25s" smil:fill="hold" smil:targetElement="id79" smil:attributeName="width" smil:values="width*0.05;width" smil:keyTimes="0;1"/>
                  <anim:animate smil:dur="0.25s" smil:fill="hold" smil:targetElement="id79" smil:attributeName="height" smil:values="height;height" smil:keyTimes="0;1"/>
                  <anim:animate smil:dur="0.25s" smil:fill="hold" smil:targetElement="id79" smil:attributeName="x" smil:values="x-.2;x" smil:keyTimes="0;1"/>
                  <anim:animate smil:dur="0.25s" smil:fill="hold" smil:targetElement="id79" smil:attributeName="y" smil:values="y;y" smil:keyTimes="0;1"/>
                  <anim:transitionFilter smil:dur="0.25s" smil:targetElement="id79" smil:type="fade" smil:subtype="crossfade"/>
                </anim:par>
              </anim:par>
              <anim:par smil:begin="0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1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2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2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width" smil:values="width*0.05;width" smil:keyTimes="0;1"/>
                  <anim:animate smil:dur="0.5s" smil:fill="hold" smil:targetElement="id85" anim:sub-item="text" smil:attributeName="height" smil:values="height;height" smil:keyTimes="0;1"/>
                  <anim:animate smil:dur="0.5s" smil:fill="hold" smil:targetElement="id85" anim:sub-item="text" smil:attributeName="x" smil:values="x-.2;x" smil:keyTimes="0;1"/>
                  <anim:animate smil:dur="0.5s" smil:fill="hold" smil:targetElement="id85" anim:sub-item="text" smil:attributeName="y" smil:values="y;y" smil:keyTimes="0;1"/>
                  <anim:transitionFilter smil:dur="0.5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3" draw:text-style-name="P6" draw:layer="layout" svg:width="26.754cm" svg:height="14.811cm" svg:x="0.8cm" svg:y="0.491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19"><text:s text:c="20"/></text:span></text:p>
            <text:p text:style-name="P5"><text:span text:style-name="T9"><text:tab/></text:span></text:p>
            <text:p text:style-name="P5"><text:span text:style-name="T9"/></text:p>
            <text:p text:style-name="P5"><text:span text:style-name="T9"/></text:p>
            <text:p text:style-name="P5"><text:span text:style-name="T7"><text:s text:c="30"/></text:span></text:p>
            <text:p xml:id="id102" text:id="id102" text:style-name="P5"><text:span text:style-name="T9"><text:tab/></text:span><text:span text:style-name="T11">Solutions :</text:span></text:p>
          </draw:text-box>
        </draw:frame>
        <draw:g xml:id="id94" draw:id="id94">
          <svg:title>TexMaths</svg:title>
          <svg:desc>24§display§\text {(iv) For } x = 12 \in A , \ x^2 + 1 = 144 + 1 = 145 \text { which is not an even}§svg§600§FALSE§</svg:desc>
          <draw:polygon draw:style-name="gr2" draw:text-style-name="P7" draw:layer="layout" svg:width="24.199cm" svg:height="0.867cm" svg:x="2.029cm" svg:y="4.302cm" svg:viewBox="0 0 24200 868" draw:points="12100,868 0,868 0,0 24200,0 24200,868">
            <text:p/>
          </draw:polygon>
          <draw:path draw:style-name="gr3" draw:text-style-name="P8" draw:layer="layout" svg:width="0.197cm" svg:height="0.844cm" svg:x="2.069cm" svg:y="4.368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181cm" svg:height="0.566cm" svg:x="2.342cm" svg:y="4.4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4cm" svg:x="2.565cm" svg:y="4.637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197cm" svg:height="0.844cm" svg:x="3.043cm" svg:y="4.368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9cm" svg:height="0.575cm" svg:x="3.632cm" svg:y="4.427cm" svg:viewBox="0 0 490 576" svg:d="M465 0h-465v27h21c65 0 65 10 65 38v444c0 31 0 41-65 41h-21v26c29-3 96-3 129-3 34 0 111 0 142 3v-26h-27c-81 0-81-12-81-41v-209h73c81 0 88 29 88 100h22v-225h-22c0 71-7 100-88 100h-73v-215c0-27 2-33 41-33h101c127 0 148 46 162 163h23z">
            <text:p/>
          </draw:path>
          <draw:path draw:style-name="gr3" draw:text-style-name="P8" draw:layer="layout" svg:width="0.375cm" svg:height="0.389cm" svg:x="4.108cm" svg:y="4.62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85cm" svg:height="0.374cm" svg:x="4.529cm" svg:y="4.62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21cm" svg:height="0.383cm" svg:x="5.141cm" svg:y="4.62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62cm" svg:height="0.199cm" svg:x="5.881cm" svg:y="4.6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6.798cm" svg:y="4.439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37cm" svg:height="0.564cm" svg:x="7.188cm" svg:y="4.43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3cm" svg:height="0.491cm" svg:x="7.872cm" svg:y="4.544cm" svg:viewBox="0 0 424 492" svg:d="M394 263c15 0 30 0 30-17s-15-17-30-17h-359c9-114 107-194 226-194h133c15 0 30 0 30-18 0-17-15-17-30-17h-133c-146 0-261 110-261 246 0 134 115 246 261 246h133c15 0 30 0 30-17 0-18-15-18-30-18h-133c-119 0-217-80-226-194z">
            <text:p/>
          </draw:path>
          <draw:path draw:style-name="gr3" draw:text-style-name="P8" draw:layer="layout" svg:width="0.579cm" svg:height="0.606cm" svg:x="8.628cm" svg:y="4.396cm" svg:viewBox="0 0 580 607" svg:d="M121 509c-33 56-65 69-104 71-9 0-17 0-17 18 0 3 4 9 12 9 23 0 48-4 72-4 27 0 58 4 85 4 4 0 15 0 15-17 0-10-7-10-13-10-19-2-40-9-40-30 0-10 5-20 13-31l63-108h213c0 17 14 133 14 140 0 27-44 29-62 29-11 0-21 0-21 18 0 9 12 9 14 9 34 0 71-4 105-4 22 0 73 4 94 4 6 0 16 0 16-17 0-10-8-10-19-10-52 0-52-6-54-30l-52-529c-2-17-2-21-17-21-14 0-18 6-21 13zM223 384l167-278 27 278z">
            <text:p/>
          </draw:path>
          <draw:path draw:style-name="gr3" draw:text-style-name="P8" draw:layer="layout" svg:width="0.099cm" svg:height="0.253cm" svg:x="9.304cm" svg:y="4.91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8" draw:layer="layout" svg:width="0.421cm" svg:height="0.383cm" svg:x="9.911cm" svg:y="4.62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262cm" svg:height="0.393cm" svg:x="10.406cm" svg:y="4.2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564cm" svg:x="10.982cm" svg:y="4.50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854cm" svg:y="4.439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8" draw:layer="layout" svg:width="0.562cm" svg:height="0.199cm" svg:x="12.482cm" svg:y="4.6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3.399cm" svg:y="4.439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75cm" svg:height="0.572cm" svg:x="13.77cm" svg:y="4.42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75cm" svg:height="0.572cm" svg:x="14.192cm" svg:y="4.42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562cm" svg:height="0.564cm" svg:x="14.824cm" svg:y="4.50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5.696cm" svg:y="4.439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562cm" svg:height="0.199cm" svg:x="16.323cm" svg:y="4.6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7.243cm" svg:y="4.439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8" draw:layer="layout" svg:width="0.375cm" svg:height="0.572cm" svg:x="17.614cm" svg:y="4.42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37cm" svg:height="0.581cm" svg:x="18.053cm" svg:y="4.439cm" svg:viewBox="0 0 338 582" svg:d="M338 394c0-100-69-186-161-186-41 0-77 13-108 44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2 58 154 154 154 98 0 184-81 184-188z">
            <text:p/>
          </draw:path>
          <draw:path draw:style-name="gr3" draw:text-style-name="P8" draw:layer="layout" svg:width="0.579cm" svg:height="0.374cm" svg:x="18.729cm" svg:y="4.637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8" draw:layer="layout" svg:width="0.425cm" svg:height="0.587cm" svg:x="19.349cm" svg:y="4.4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181cm" svg:height="0.566cm" svg:x="19.82cm" svg:y="4.4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22cm" svg:height="0.389cm" svg:x="20.054cm" svg:y="4.623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425cm" svg:height="0.587cm" svg:x="20.405cm" svg:y="4.4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181cm" svg:height="0.566cm" svg:x="21.156cm" svg:y="4.4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1.39cm" svg:y="4.62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425cm" svg:height="0.374cm" svg:x="22.003cm" svg:y="4.62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75cm" svg:height="0.389cm" svg:x="22.467cm" svg:y="4.62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66cm" svg:height="0.529cm" svg:x="22.882cm" svg:y="4.481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8" draw:layer="layout" svg:width="0.381cm" svg:height="0.389cm" svg:x="23.51cm" svg:y="4.62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23.925cm" svg:y="4.62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27cm" svg:height="0.389cm" svg:x="24.67cm" svg:y="4.62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4cm" svg:height="0.374cm" svg:x="25.038cm" svg:y="4.637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25.467cm" svg:y="4.62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5cm" svg:height="0.374cm" svg:x="25.845cm" svg:y="4.62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</draw:g>
        <draw:g xml:id="id91" draw:id="id91">
          <svg:title>TexMaths</svg:title>
          <svg:desc>24§display§\text {(iii)  The smallest element of } A \text { is } 3 \text { which satisfy the inequation}§svg§600§FALSE§</svg:desc>
          <draw:polygon draw:style-name="gr2" draw:text-style-name="P7" draw:layer="layout" svg:width="23.424cm" svg:height="0.76cm" svg:x="1.93cm" svg:y="0.904cm" svg:viewBox="0 0 23425 761" draw:points="11712,761 0,761 0,0 23425,0 23425,761">
            <text:p/>
          </draw:polygon>
          <draw:path draw:style-name="gr3" draw:text-style-name="P8" draw:layer="layout" svg:width="0.197cm" svg:height="0.844cm" svg:x="1.97cm" svg:y="0.86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181cm" svg:height="0.566cm" svg:x="2.243cm" svg:y="0.9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2.477cm" svg:y="0.9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2.711cm" svg:y="0.9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2.967cm" svg:y="0.86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48cm" svg:height="0.571cm" svg:x="3.558cm" svg:y="0.923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425cm" svg:height="0.587cm" svg:x="4.165cm" svg:y="0.9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4.63cm" svg:y="1.1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5.29cm" svg:y="1.1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66cm" svg:height="0.373cm" svg:x="5.622cm" svg:y="1.121cm" svg:viewBox="0 0 661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81cm" svg:height="0.389cm" svg:x="6.333cm" svg:y="1.117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9cm" svg:height="0.587cm" svg:x="6.747cm" svg:y="0.91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6.982cm" svg:y="0.91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27cm" svg:height="0.389cm" svg:x="7.212cm" svg:y="1.1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7.59cm" svg:y="1.1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4cm" svg:height="0.529cm" svg:x="7.911cm" svg:y="0.97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327cm" svg:height="0.389cm" svg:x="8.529cm" svg:y="1.1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8.908cm" svg:y="0.91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27cm" svg:height="0.389cm" svg:x="9.138cm" svg:y="1.1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66cm" svg:height="0.373cm" svg:x="9.516cm" svg:y="1.121cm" svg:viewBox="0 0 661 374" svg:d="M65 83v228c0 37-9 37-65 37v26c29 0 73-1 96-1 21 0 65 1 94 1v-26c-56 0-65 0-65-37v-157c0-89 59-135 113-135s63 46 63 94v198c0 37-9 37-67 37v26c31 0 73-1 96-1s67 1 96 1v-26c-57 0-67 0-67-37v-157c0-89 61-135 115-135s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10.215cm" svg:y="1.1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0.593cm" svg:y="1.1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6cm" svg:height="0.529cm" svg:x="11.027cm" svg:y="0.97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75cm" svg:height="0.389cm" svg:x="11.646cm" svg:y="1.11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4cm" svg:height="0.596cm" svg:x="12.072cm" svg:y="0.9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579cm" svg:height="0.606cm" svg:x="12.611cm" svg:y="0.891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8" draw:layer="layout" svg:width="0.181cm" svg:height="0.566cm" svg:x="13.523cm" svg:y="0.9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3.758cm" svg:y="1.1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5cm" svg:height="0.581cm" svg:x="14.38cm" svg:y="0.9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579cm" svg:height="0.373cm" svg:x="15.061cm" svg:y="1.131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425cm" svg:height="0.587cm" svg:x="15.683cm" svg:y="0.9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16.152cm" svg:y="0.9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22cm" svg:height="0.389cm" svg:x="16.388cm" svg:y="1.11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587cm" svg:x="16.738cm" svg:y="0.9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77cm" svg:height="0.389cm" svg:x="17.488cm" svg:y="1.1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81cm" svg:height="0.389cm" svg:x="17.828cm" svg:y="1.11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6cm" svg:height="0.529cm" svg:x="18.231cm" svg:y="0.97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8.571cm" svg:y="0.9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8.805cm" svg:y="1.1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4cm" svg:height="0.596cm" svg:x="19.138cm" svg:y="0.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414cm" svg:height="0.537cm" svg:x="19.383cm" svg:y="1.13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264cm" svg:height="0.529cm" svg:x="20.109cm" svg:y="0.97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0.449cm" svg:y="0.9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20.914cm" svg:y="1.1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1cm" svg:height="0.566cm" svg:x="21.574cm" svg:y="0.9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1.808cm" svg:y="1.1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7cm" svg:height="0.389cm" svg:x="22.273cm" svg:y="1.1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2.653cm" svg:y="1.121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8" draw:layer="layout" svg:width="0.425cm" svg:height="0.383cm" svg:x="23.097cm" svg:y="1.12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381cm" svg:height="0.389cm" svg:x="23.573cm" svg:y="1.11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6cm" svg:height="0.529cm" svg:x="23.976cm" svg:y="0.97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24.316cm" svg:y="0.9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24.546cm" svg:y="1.11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73cm" svg:x="24.971cm" svg:y="1.1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draw:g xml:id="id92" draw:id="id92">
          <svg:title>TexMaths</svg:title>
          <svg:desc>24§display§2(3) + 9 = 15 &gt; 14. \ \text {So does the remaining elements of  } A.§svg§600§FALSE§</svg:desc>
          <draw:polygon draw:style-name="gr2" draw:text-style-name="P7" draw:layer="layout" svg:width="20.991cm" svg:height="0.76cm" svg:x="3.729cm" svg:y="2.108cm" svg:viewBox="0 0 20992 761" draw:points="10495,761 0,761 0,0 20992,0 20992,761">
            <text:p/>
          </draw:polygon>
          <draw:path draw:style-name="gr3" draw:text-style-name="P8" draw:layer="layout" svg:width="0.337cm" svg:height="0.564cm" svg:x="3.729cm" svg:y="2.13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4.192cm" svg:y="2.06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35cm" svg:height="0.581cm" svg:x="4.472cm" svg:y="2.137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197cm" svg:height="0.844cm" svg:x="4.906cm" svg:y="2.06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2cm" svg:height="0.564cm" svg:x="5.421cm" svg:y="2.2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5cm" svg:height="0.581cm" svg:x="6.252cm" svg:y="2.137cm" svg:viewBox="0 0 351 582" svg:d="M276 294v27c0 199-88 238-138 238-15 0-59-2-82-31 36 0 44-25 44-38 0-27-21-41-40-41-14 0-39 8-39 43 0 55 46 90 117 90 110 0 213-115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8" draw:layer="layout" svg:width="0.562cm" svg:height="0.199cm" svg:x="6.92cm" svg:y="2.3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7.84cm" svg:y="2.13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81cm" svg:x="8.228cm" svg:y="2.137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515cm" svg:height="0.491cm" svg:x="8.911cm" svg:y="2.243cm" svg:viewBox="0 0 516 492" svg:d="M501 265c10-6 15-10 15-19 0-10-5-16-15-19l-468-221c-12-6-14-6-16-6-9 0-17 8-17 17 0 8 4 12 15 19l446 210-446 209c-11 6-15 12-15 19 0 10 8 18 17 18 2 0 4 0 16-6z">
            <text:p/>
          </draw:path>
          <draw:path draw:style-name="gr3" draw:text-style-name="P8" draw:layer="layout" svg:width="0.279cm" svg:height="0.564cm" svg:x="9.808cm" svg:y="2.13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75cm" svg:height="0.571cm" svg:x="10.176cm" svg:y="2.12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091cm" svg:height="0.091cm" svg:x="10.649cm" svg:y="2.609cm" svg:viewBox="0 0 92 92" svg:d="M92 46c0-25-21-46-46-46s-46 21-46 46 21 46 46 46 46-21 46-46z">
            <text:p/>
          </draw:path>
          <draw:path draw:style-name="gr3" draw:text-style-name="P8" draw:layer="layout" svg:width="0.375cm" svg:height="0.614cm" svg:x="11.138cm" svg:y="2.104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8" draw:layer="layout" svg:width="0.375cm" svg:height="0.389cm" svg:x="11.584cm" svg:y="2.32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18cm" svg:height="0.596cm" svg:x="12.29cm" svg:y="2.11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75cm" svg:height="0.389cm" svg:x="12.755cm" svg:y="2.32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327cm" svg:height="0.389cm" svg:x="13.201cm" svg:y="2.32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3.579cm" svg:y="2.3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4cm" svg:height="0.529cm" svg:x="14.182cm" svg:y="2.17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4.52cm" svg:y="2.11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4.986cm" svg:y="2.32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5.641cm" svg:y="2.32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5.971cm" svg:y="2.32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659cm" svg:height="0.373cm" svg:x="16.349cm" svg:y="2.32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81cm" svg:height="0.389cm" svg:x="17.062cm" svg:y="2.32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1cm" svg:height="0.566cm" svg:x="17.476cm" svg:y="2.1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7.709cm" svg:y="2.3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81cm" svg:height="0.566cm" svg:x="18.179cm" svg:y="2.1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8.412cm" svg:y="2.3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8.878cm" svg:y="2.31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27cm" svg:height="0.389cm" svg:x="19.581cm" svg:y="2.32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19.959cm" svg:y="2.11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27cm" svg:height="0.389cm" svg:x="20.189cm" svg:y="2.32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659cm" svg:height="0.373cm" svg:x="20.568cm" svg:y="2.32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21.267cm" svg:y="2.32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21.645cm" svg:y="2.3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22.081cm" svg:y="2.17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277cm" svg:height="0.389cm" svg:x="22.421cm" svg:y="2.3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23.029cm" svg:y="2.32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4cm" svg:height="0.596cm" svg:x="23.455cm" svg:y="2.104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579cm" svg:height="0.606cm" svg:x="23.995cm" svg:y="2.095cm" svg:viewBox="0 0 580 607" svg:d="M121 509c-33 56-65 69-104 71-9 0-17 0-17 17 0 4 4 10 12 10 23 0 48-4 72-4 27 0 58 4 85 4 4 0 15 0 15-17 0-10-7-10-13-10-19-2-40-10-40-31 0-9 5-19 11-30l65-108h213c0 17 14 132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8" draw:layer="layout" svg:width="0.091cm" svg:height="0.091cm" svg:x="24.671cm" svg:y="2.609cm" svg:viewBox="0 0 92 92" svg:d="M92 46c0-25-21-46-46-46s-46 21-46 46 21 46 46 46 46-21 46-46z">
            <text:p/>
          </draw:path>
        </draw:g>
        <draw:g xml:id="id93" draw:id="id93">
          <svg:title>TexMaths</svg:title>
          <svg:desc>24§display§\therefore \ \text {The given statement is true and its truth value is T.}§svg§600§FALSE§</svg:desc>
          <draw:polygon draw:style-name="gr2" draw:text-style-name="P7" draw:layer="layout" svg:width="20.298cm" svg:height="0.676cm" svg:x="3.748cm" svg:y="3.309cm" svg:viewBox="0 0 20299 677" draw:points="10149,677 0,677 0,0 20299,0 20299,677">
            <text:p/>
          </draw:polygon>
          <draw:path draw:style-name="gr3" draw:text-style-name="P8" draw:layer="layout" svg:width="0.512cm" svg:height="0.456cm" svg:x="3.731cm" svg:y="3.461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8" draw:layer="layout" svg:width="0.548cm" svg:height="0.572cm" svg:x="4.814cm" svg:y="3.28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8" draw:layer="layout" svg:width="0.425cm" svg:height="0.587cm" svg:x="5.421cm" svg:y="3.26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885cm" svg:y="3.47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7cm" svg:height="0.558cm" svg:x="6.542cm" svg:y="3.471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181cm" svg:height="0.566cm" svg:x="6.968cm" svg:y="3.28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7.189cm" svg:y="3.49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27cm" svg:height="0.389cm" svg:x="7.619cm" svg:y="3.47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7.997cm" svg:y="3.48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277cm" svg:height="0.389cm" svg:x="8.748cm" svg:y="3.475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29cm" svg:x="9.068cm" svg:y="3.334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381cm" svg:height="0.389cm" svg:x="9.416cm" svg:y="3.475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66cm" svg:height="0.529cm" svg:x="9.819cm" svg:y="3.334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327cm" svg:height="0.389cm" svg:x="10.155cm" svg:y="3.47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659cm" svg:height="0.374cm" svg:x="10.533cm" svg:y="3.48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99-27-130-11-14-40-31-88-31-71 0-109 50-123 83-11-73-75-83-113-83-62 0-102 37-125 88v-88l-119 10v27c60 0 65 5 65 46z">
            <text:p/>
          </draw:path>
          <draw:path draw:style-name="gr3" draw:text-style-name="P8" draw:layer="layout" svg:width="0.327cm" svg:height="0.389cm" svg:x="11.232cm" svg:y="3.47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11.61cm" svg:y="3.48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264cm" svg:height="0.529cm" svg:x="12.044cm" svg:y="3.334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181cm" svg:height="0.566cm" svg:x="12.664cm" svg:y="3.28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12.901cm" svg:y="3.475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29cm" svg:x="13.502cm" svg:y="3.334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285cm" svg:height="0.374cm" svg:x="13.838cm" svg:y="3.4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25cm" svg:height="0.383cm" svg:x="14.172cm" svg:y="3.48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327cm" svg:height="0.389cm" svg:x="14.636cm" svg:y="3.47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15.304cm" svg:y="3.47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15.717cm" svg:y="3.48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16.188cm" svg:y="3.267cm" svg:viewBox="0 0 419 598" svg:d="M294 542v56l125-10v-27c-60 0-68-6-68-46v-515l-121 10v27c58 0 66 5 66 46v182c-25-29-62-52-108-52-100 0-188 83-188 193 0 107 83 192 180 192 54 0 93-29 114-56zM294 315v173c0 16 0 17-10 31-25 40-63 59-100 59-38 0-69-21-90-53-21-35-23-83-23-118 0-32 0-82 25-121 19-27 50-53 96-53 31 0 65 11 92 50 10 15 10 17 10 32z">
            <text:p/>
          </draw:path>
          <draw:path draw:style-name="gr3" draw:text-style-name="P8" draw:layer="layout" svg:width="0.181cm" svg:height="0.566cm" svg:x="16.936cm" svg:y="3.28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6cm" svg:height="0.529cm" svg:x="17.159cm" svg:y="3.334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277cm" svg:height="0.389cm" svg:x="17.499cm" svg:y="3.475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6cm" svg:height="0.529cm" svg:x="18.102cm" svg:y="3.334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285cm" svg:height="0.374cm" svg:x="18.436cm" svg:y="3.4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25cm" svg:height="0.383cm" svg:x="18.77cm" svg:y="3.48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8" draw:layer="layout" svg:width="0.264cm" svg:height="0.529cm" svg:x="19.229cm" svg:y="3.334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9.567cm" svg:y="3.26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414cm" svg:height="0.374cm" svg:x="20.306cm" svg:y="3.49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81cm" svg:height="0.389cm" svg:x="20.724cm" svg:y="3.475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189cm" svg:height="0.587cm" svg:x="21.137cm" svg:y="3.267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25cm" svg:height="0.383cm" svg:x="21.371cm" svg:y="3.48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8" draw:layer="layout" svg:width="0.327cm" svg:height="0.389cm" svg:x="21.836cm" svg:y="3.47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1cm" svg:height="0.566cm" svg:x="22.496cm" svg:y="3.28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22.731cm" svg:y="3.475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548cm" svg:height="0.572cm" svg:x="23.347cm" svg:y="3.28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8" draw:layer="layout" svg:width="0.091cm" svg:height="0.091cm" svg:x="23.998cm" svg:y="3.763cm" svg:viewBox="0 0 92 92" svg:d="M92 46c0-25-21-46-46-46s-46 21-46 46 21 46 46 46 46-21 46-46z">
            <text:p/>
          </draw:path>
        </draw:g>
        <draw:g xml:id="id95" draw:id="id95">
          <svg:title>TexMaths</svg:title>
          <svg:desc>24§display§\text {integer}.§svg§600§FALSE§</svg:desc>
          <draw:polygon draw:style-name="gr2" draw:text-style-name="P7" draw:layer="layout" svg:width="2.586cm" svg:height="0.654cm" svg:x="3.746cm" svg:y="5.502cm" svg:viewBox="0 0 2587 655" draw:points="1294,655 0,655 0,0 2587,0 2587,655">
            <text:p/>
          </draw:polygon>
          <draw:path draw:style-name="gr3" draw:text-style-name="P8" draw:layer="layout" svg:width="0.181cm" svg:height="0.566cm" svg:x="3.731cm" svg:y="5.4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3.965cm" svg:y="5.652cm" svg:viewBox="0 0 426 375" svg:d="M65 83v228c0 37-7 37-65 37v27c29 0 73-2 96-2 21 0 65 2 94 2v-27c-56 0-65 0-65-37v-157c0-89 59-135 113-135s63 46 63 94v198c0 37-9 37-65 37v27c29 0 73-2 96-2 21 0 65 2 94 2v-27c-44 0-65 0-65-25v-162c0-73 0-99-27-130-12-14-40-31-88-31-64 0-102 37-127 88v-88l-119 10v27c60 0 65 5 65 46z">
            <text:p/>
          </draw:path>
          <draw:path draw:style-name="gr3" draw:text-style-name="P8" draw:layer="layout" svg:width="0.266cm" svg:height="0.53cm" svg:x="4.399cm" svg:y="5.506cm" svg:viewBox="0 0 267 531" svg:d="M131 183h120v-27h-120v-156h-22c0 69-26 160-109 163v20h73v232c0 106 79 116 109 116 60 0 85-60 85-116v-48h-23v48c0 62-25 94-56 94-57 0-57-76-57-92z">
            <text:p/>
          </draw:path>
          <draw:path draw:style-name="gr3" draw:text-style-name="P8" draw:layer="layout" svg:width="0.327cm" svg:height="0.389cm" svg:x="4.735cm" svg:y="5.646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7cm" svg:height="0.558cm" svg:x="5.109cm" svg:y="5.643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7 0 25-5 25-25 0-15-12-42-44-42-18 0-54 6-91 40-34-28-71-30-88-30-79 0-138 57-138 123 0 38 19 69 40 88-11 12-27 40-27 69 0 27 12 60 39 75-52 16-79 52-79 87 0 59 84 107 188 107 100 0 188-44 188-109 0-31-13-73-55-98-47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327cm" svg:height="0.389cm" svg:x="5.531cm" svg:y="5.646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85cm" svg:height="0.374cm" svg:x="5.906cm" svg:y="5.652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091cm" svg:height="0.091cm" svg:x="6.286cm" svg:y="5.935cm" svg:viewBox="0 0 92 92" svg:d="M92 46c0-25-21-46-46-46s-46 21-46 46 21 46 46 46 46-21 46-46z">
            <text:p/>
          </draw:path>
        </draw:g>
        <draw:g xml:id="id96" draw:id="id96">
          <svg:title>TexMaths</svg:title>
          <svg:desc>24§display§\therefore  \text {The given statement is false and its truth value is F.}§svg§600§FALSE§</svg:desc>
          <draw:polygon draw:style-name="gr2" draw:text-style-name="P7" draw:layer="layout" svg:width="20.079cm" svg:height="0.685cm" svg:x="6.75cm" svg:y="5.51cm" svg:viewBox="0 0 20080 686" draw:points="10040,686 0,686 0,0 20080,0 20080,686">
            <text:p/>
          </draw:polygon>
          <draw:path draw:style-name="gr3" draw:text-style-name="P8" draw:layer="layout" svg:width="0.512cm" svg:height="0.457cm" svg:x="6.733cm" svg:y="5.672cm" svg:viewBox="0 0 513 458" svg:d="M301 44c0-23-21-44-44-44-25 0-46 21-46 44 0 25 21 46 46 46 23 0 44-19 44-46zM513 411c0-23-20-44-45-44-24 0-46 21-46 44 0 25 22 47 46 47 25 0 45-22 45-47zM90 411c0-23-21-44-46-44-23 0-44 21-44 44 0 25 21 47 44 47 25 0 46-22 46-47z">
            <text:p/>
          </draw:path>
          <draw:path draw:style-name="gr3" draw:text-style-name="P8" draw:layer="layout" svg:width="0.548cm" svg:height="0.572cm" svg:x="7.536cm" svg:y="5.491cm" svg:viewBox="0 0 549 573" svg:d="M534 0h-519l-15 190h21c12-136 25-163 152-163 15 0 38 0 46 2 17 2 17 11 17 31v448c0 28 0 40-88 40h-33v25c35-2 121-2 160-2 38 0 126 0 161 2v-25h-35c-88 0-88-12-88-40v-448c0-18 0-29 15-31 8-2 31-2 48-2 127 0 140 27 152 163h21z">
            <text:p/>
          </draw:path>
          <draw:path draw:style-name="gr3" draw:text-style-name="P8" draw:layer="layout" svg:width="0.425cm" svg:height="0.587cm" svg:x="8.14cm" svg:y="5.47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8.607cm" svg:y="5.68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9.262cm" svg:y="5.68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181cm" svg:height="0.566cm" svg:x="9.688cm" svg:y="5.49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9.911cm" svg:y="5.699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8" draw:layer="layout" svg:width="0.327cm" svg:height="0.389cm" svg:x="10.341cm" svg:y="5.68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5cm" svg:height="0.374cm" svg:x="10.719cm" svg:y="5.69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77cm" svg:height="0.389cm" svg:x="11.47cm" svg:y="5.68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3cm" svg:x="11.79cm" svg:y="5.54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81cm" svg:height="0.389cm" svg:x="12.138cm" svg:y="5.685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264cm" svg:height="0.53cm" svg:x="12.539cm" svg:y="5.54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27cm" svg:height="0.389cm" svg:x="12.875cm" svg:y="5.68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659cm" svg:height="0.374cm" svg:x="13.253cm" svg:y="5.691cm" svg:viewBox="0 0 660 375" svg:d="M65 83v229c0 36-7 36-65 36v27c29 0 73-2 96-2 21 0 65 2 94 2v-27c-56 0-65 0-65-36v-158c0-89 59-135 113-135s63 46 63 94v199c0 36-9 36-65 36v27c29 0 71-2 94-2s67 2 96 2v-27c-57 0-67 0-67-36v-158c0-89 61-135 115-135s62 46 62 94v199c0 36-8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8" draw:layer="layout" svg:width="0.327cm" svg:height="0.389cm" svg:x="13.952cm" svg:y="5.68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5cm" svg:height="0.374cm" svg:x="14.331cm" svg:y="5.69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4cm" svg:height="0.53cm" svg:x="14.766cm" svg:y="5.54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181cm" svg:height="0.566cm" svg:x="15.387cm" svg:y="5.49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15.621cm" svg:y="5.68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74cm" svg:height="0.597cm" svg:x="16.235cm" svg:y="5.468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8" draw:layer="layout" svg:width="0.381cm" svg:height="0.389cm" svg:x="16.5cm" svg:y="5.68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189cm" svg:height="0.587cm" svg:x="16.915cm" svg:y="5.478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277cm" svg:height="0.389cm" svg:x="17.149cm" svg:y="5.68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27cm" svg:height="0.389cm" svg:x="17.477cm" svg:y="5.68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1cm" svg:height="0.389cm" svg:x="18.146cm" svg:y="5.68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18.558cm" svg:y="5.69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19.029cm" svg:y="5.478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181cm" svg:height="0.566cm" svg:x="19.778cm" svg:y="5.49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3cm" svg:x="20cm" svg:y="5.54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277cm" svg:height="0.389cm" svg:x="20.34cm" svg:y="5.68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3cm" svg:x="20.941cm" svg:y="5.54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285cm" svg:height="0.374cm" svg:x="21.277cm" svg:y="5.69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425cm" svg:height="0.384cm" svg:x="21.611cm" svg:y="5.69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8" draw:layer="layout" svg:width="0.264cm" svg:height="0.53cm" svg:x="22.068cm" svg:y="5.54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587cm" svg:x="22.408cm" svg:y="5.47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414cm" svg:height="0.374cm" svg:x="23.147cm" svg:y="5.699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8" draw:layer="layout" svg:width="0.381cm" svg:height="0.389cm" svg:x="23.564cm" svg:y="5.68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189cm" svg:height="0.587cm" svg:x="23.979cm" svg:y="5.478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25cm" svg:height="0.384cm" svg:x="24.213cm" svg:y="5.69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8" draw:layer="layout" svg:width="0.327cm" svg:height="0.389cm" svg:x="24.677cm" svg:y="5.68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181cm" svg:height="0.566cm" svg:x="25.338cm" svg:y="5.49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25.572cm" svg:y="5.68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89cm" svg:height="0.576cm" svg:x="26.187cm" svg:y="5.489cm" svg:viewBox="0 0 490 577" svg:d="M465 0h-465v27h21c65 0 65 10 65 38v445c0 30 0 40-65 40h-21v27c29-4 96-4 129-4 34 0 111 0 142 4v-27h-27c-81 0-81-12-81-40v-210h73c81 0 88 29 88 100h22v-225h-22c0 71-7 100-88 100h-73v-215c0-27 2-33 41-33h101c127 0 148 46 162 163h23z">
            <text:p/>
          </draw:path>
          <draw:path draw:style-name="gr3" draw:text-style-name="P8" draw:layer="layout" svg:width="0.091cm" svg:height="0.091cm" svg:x="26.782cm" svg:y="5.974cm" svg:viewBox="0 0 92 92" svg:d="M92 46c0-25-21-46-46-46s-46 21-46 46 21 46 46 46 46-21 46-46z">
            <text:p/>
          </draw:path>
        </draw:g>
        <draw:g xml:id="id97" draw:id="id97">
          <svg:title>TexMaths</svg:title>
          <svg:desc>26§display§\text {(2)}§svg§600§FALSE§</svg:desc>
          <draw:polygon draw:style-name="gr2" draw:text-style-name="P7" draw:layer="layout" svg:width="0.986cm" svg:height="0.822cm" svg:x="1.326cm" svg:y="6.594cm" svg:viewBox="0 0 987 823" draw:points="494,823 0,823 0,0 987,0 987,823">
            <text:p/>
          </draw:polygon>
          <draw:path draw:style-name="gr3" draw:text-style-name="P8" draw:layer="layout" svg:width="0.213cm" svg:height="0.914cm" svg:x="1.37cm" svg:y="6.54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66cm" svg:height="0.61cm" svg:x="1.682cm" svg:y="6.625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8" draw:layer="layout" svg:width="0.213cm" svg:height="0.914cm" svg:x="2.147cm" svg:y="6.54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98" draw:id="id98">
          <svg:title>TexMaths</svg:title>
          <svg:desc>24§display§\text {Write the duals of the following. }


§svg§600§FALSE§</svg:desc>
          <draw:polygon draw:style-name="gr2" draw:text-style-name="P7" draw:layer="layout" svg:width="11.777cm" svg:height="0.685cm" svg:x="2.754cm" svg:y="6.694cm" svg:viewBox="0 0 11778 686" draw:points="5889,686 0,686 0,0 11778,0 11778,686">
            <text:p/>
          </draw:polygon>
          <draw:path draw:style-name="gr3" draw:text-style-name="P8" draw:layer="layout" svg:width="0.836cm" svg:height="0.597cm" svg:x="2.727cm" svg:y="6.671cm" svg:viewBox="0 0 837 598" svg:d="M753 83c15-48 52-56 84-56v-27c-25 2-50 2-77 2-23 0-78-2-99-2v27c55 0 72 29 72 44 0 6-1 12-3 17l-127 391-134-416c-2-1-4-7-4-11 0-25 50-25 71-25v-27c-31 2-89 2-119 2-33 0-69-2-104-2v27c48 0 65 0 77 31l17 57-117 364-136-416c0-3-2-9-2-11 0-25 50-25 71-25v-27c-31 2-89 2-119 2-33 0-69-2-104-2v27c63 0 67 4 77 35l169 519c2 7 6 17 17 17 12 0 13-6 15-17l141-431 140 431c2 7 6 17 15 17 14 0 14-6 17-17z">
            <text:p/>
          </draw:path>
          <draw:path draw:style-name="gr3" draw:text-style-name="P8" draw:layer="layout" svg:width="0.285cm" svg:height="0.374cm" svg:x="3.532cm" svg:y="6.875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181cm" svg:height="0.566cm" svg:x="3.866cm" svg:y="6.68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6cm" svg:height="0.53cm" svg:x="4.088cm" svg:y="6.72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327cm" svg:height="0.389cm" svg:x="4.424cm" svg:y="6.86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66cm" svg:height="0.53cm" svg:x="5.073cm" svg:y="6.72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5.411cm" svg:y="6.66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878cm" svg:y="6.86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18cm" svg:height="0.597cm" svg:x="6.538cm" svg:y="6.662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425cm" svg:height="0.384cm" svg:x="7.005cm" svg:y="6.875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8" draw:layer="layout" svg:width="0.381cm" svg:height="0.389cm" svg:x="7.483cm" svg:y="6.869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189cm" svg:height="0.587cm" svg:x="7.898cm" svg:y="6.662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277cm" svg:height="0.389cm" svg:x="8.132cm" svg:y="6.86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75cm" svg:height="0.389cm" svg:x="8.741cm" svg:y="6.86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274cm" svg:height="0.597cm" svg:x="9.167cm" svg:y="6.652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8" draw:layer="layout" svg:width="0.264cm" svg:height="0.53cm" svg:x="9.693cm" svg:y="6.72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587cm" svg:x="10.033cm" svg:y="6.66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498cm" svg:y="6.86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74cm" svg:height="0.597cm" svg:x="11.158cm" svg:y="6.652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8" draw:layer="layout" svg:width="0.375cm" svg:height="0.389cm" svg:x="11.412cm" svg:y="6.869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189cm" svg:height="0.587cm" svg:x="11.838cm" svg:y="6.662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9cm" svg:height="0.587cm" svg:x="12.072cm" svg:y="6.662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75cm" svg:height="0.389cm" svg:x="12.303cm" svg:y="6.86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579cm" svg:height="0.374cm" svg:x="12.692cm" svg:y="6.883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4 9 6 15 18 15 9 0 13-8 15-15z">
            <text:p/>
          </draw:path>
          <draw:path draw:style-name="gr3" draw:text-style-name="P8" draw:layer="layout" svg:width="0.181cm" svg:height="0.566cm" svg:x="13.314cm" svg:y="6.68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3.549cm" svg:y="6.87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14.013cm" svg:y="6.865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091cm" svg:height="0.091cm" svg:x="14.484cm" svg:y="7.158cm" svg:viewBox="0 0 92 92" svg:d="M92 46c0-25-21-46-46-46s-46 21-46 46 21 46 46 46 46-21 46-46z">
            <text:p/>
          </draw:path>
        </draw:g>
        <draw:g xml:id="id99" draw:id="id99">
          <svg:title>TexMaths</svg:title>
          <svg:desc>24§display§\text {(i) } \sim p \wedge [ \sim q \wedge ( p \vee q) \wedge \sim r ] 
§svg§600§FALSE§</svg:desc>
          <draw:polygon draw:style-name="gr2" draw:text-style-name="P7" draw:layer="layout" svg:width="10.692cm" svg:height="0.759cm" svg:x="2.927cm" svg:y="7.699cm" svg:viewBox="0 0 10693 760" draw:points="5347,760 0,760 0,0 10693,0 10693,760">
            <text:p/>
          </draw:polygon>
          <draw:path draw:style-name="gr3" draw:text-style-name="P8" draw:layer="layout" svg:width="0.197cm" svg:height="0.844cm" svg:x="2.967cm" svg:y="7.6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3.24cm" svg:y="7.7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3.495cm" svg:y="7.6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3cm" svg:height="0.199cm" svg:x="4.336cm" svg:y="7.98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441cm" svg:height="0.537cm" svg:x="5.154cm" svg:y="7.91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5.84cm" svg:y="7.786cm" svg:viewBox="0 0 470 524" svg:d="M255 17c-7-13-11-17-19-17-11 0-13 6-19 17l-211 475c-6 9-6 11-6 17 0 8 8 15 17 15 6 0 12 0 19-17l200-449 198 449c8 17 17 17 19 17 10 0 17-7 17-15 0-2 0-4-3-14z">
            <text:p/>
          </draw:path>
          <draw:polygon draw:style-name="gr3" draw:text-style-name="P8" draw:layer="layout" svg:width="0.116cm" svg:height="0.844cm" svg:x="6.642cm" svg:y="7.657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6.823cm" svg:y="7.98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7.7cm" svg:y="7.916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8.309cm" svg:y="7.78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197cm" svg:height="0.844cm" svg:x="9.094cm" svg:y="7.6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9.313cm" svg:y="7.916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9.999cm" svg:y="7.786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348cm" svg:height="0.537cm" svg:x="10.736cm" svg:y="7.916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1.156cm" svg:y="7.6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1.483cm" svg:y="7.78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2.28cm" svg:y="7.98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5cm" svg:height="0.383cm" svg:x="13.147cm" svg:y="7.916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6-13 71z">
            <text:p/>
          </draw:path>
          <draw:polygon draw:style-name="gr3" draw:text-style-name="P8" draw:layer="layout" svg:width="0.116cm" svg:height="0.844cm" svg:x="13.545cm" svg:y="7.657cm" svg:viewBox="0 0 117 845" draw:points="117,0 0,0 0,35 83,35 83,812 0,812 0,845 117,845">
            <text:p/>
          </draw:polygon>
        </draw:g>
        <draw:g xml:id="id100" draw:id="id100">
          <svg:title>TexMaths</svg:title>
          <svg:desc>24§display§\text {(ii) } c \vee [ p \wedge ( q \vee r ) ] 
§svg§600§FALSE§</svg:desc>
          <draw:polygon draw:style-name="gr2" draw:text-style-name="P7" draw:layer="layout" svg:width="6.761cm" svg:height="0.759cm" svg:x="2.728cm" svg:y="8.801cm" svg:viewBox="0 0 6762 760" draw:points="3380,760 0,760 0,0 6762,0 6762,760">
            <text:p/>
          </draw:polygon>
          <draw:path draw:style-name="gr3" draw:text-style-name="P8" draw:layer="layout" svg:width="0.197cm" svg:height="0.844cm" svg:x="2.768cm" svg:y="8.759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181cm" svg:height="0.566cm" svg:x="3.041cm" svg:y="8.8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275cm" svg:y="8.8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3.531cm" svg:y="8.75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329cm" svg:height="0.383cm" svg:x="4.126cm" svg:y="9.018cm" svg:viewBox="0 0 330 384" svg:d="M302 52c-14 0-25 0-39 13-13 12-15 27-15 33 0 19 15 29 32 29 25 0 48-19 48-54 0-42-40-73-101-73-114 0-227 121-227 240 0 77 50 144 138 144 121 0 192-90 192-100 0-6-5-11-9-11-6 0-6 2-12 9-67 83-159 83-171 83-52 0-75-40-75-92 0-35 18-117 46-169 25-48 73-85 120-85 28 0 61 10 73 33z">
            <text:p/>
          </draw:path>
          <draw:path draw:style-name="gr3" draw:text-style-name="P8" draw:layer="layout" svg:width="0.469cm" svg:height="0.523cm" svg:x="4.691cm" svg:y="8.888cm" svg:viewBox="0 0 470 524" svg:d="M465 35c5-12 5-14 5-18 0-9-7-17-17-17-7 0-13 6-19 19l-198 448-200-450c-7-15-13-17-19-17-9 0-17 8-17 17 0 2 0 4 6 14l209 476c8 15 14 17 21 17 10 0 14-5 17-17z">
            <text:p/>
          </draw:path>
          <draw:polygon draw:style-name="gr3" draw:text-style-name="P8" draw:layer="layout" svg:width="0.116cm" svg:height="0.844cm" svg:x="5.493cm" svg:y="8.759cm" svg:viewBox="0 0 117 845" draw:points="117,845 117,812 35,812 35,35 117,35 117,0 0,0 0,845">
            <text:p/>
          </draw:polygon>
          <draw:path draw:style-name="gr3" draw:text-style-name="P8" draw:layer="layout" svg:width="0.441cm" svg:height="0.537cm" svg:x="5.601cm" svg:y="9.018cm" svg:viewBox="0 0 442 538" svg:d="M65 478c-7 29-7 35-46 35-9 0-19 0-19 15 0 8 4 10 12 10 23 0 46-2 71-2 26 0 55 2 82 2 6 0 16 0 16-16 0-9-8-9-20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7 0-67-71-67-75 0-2 0-4 2-13z">
            <text:p/>
          </draw:path>
          <draw:path draw:style-name="gr3" draw:text-style-name="P8" draw:layer="layout" svg:width="0.469cm" svg:height="0.523cm" svg:x="6.286cm" svg:y="8.888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197cm" svg:height="0.844cm" svg:x="7.074cm" svg:y="8.759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49cm" svg:height="0.537cm" svg:x="7.352cm" svg:y="9.018cm" svg:viewBox="0 0 350 538" svg:d="M350 10c0-4-2-10-8-10-10 0-44 35-58 60-19-47-52-60-80-60-100 0-204 125-204 248 0 82 50 136 111 136 37 0 71-21 100-52-7 31-34 144-36 152-8 25-16 27-62 29-11 0-19 0-19 17 0 0 0 8 10 8 27 0 57-2 86-2s58 2 87 2c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7.959cm" svg:y="8.888cm" svg:viewBox="0 0 470 524" svg:d="M465 35c5-12 5-14 5-18 0-9-7-17-17-17-7 0-13 6-19 19l-198 448-200-450c-7-15-13-17-19-17-9 0-17 8-17 17 0 2 0 4 6 14l211 476c6 15 12 17 19 17 10 0 14-5 17-17z">
            <text:p/>
          </draw:path>
          <draw:path draw:style-name="gr3" draw:text-style-name="P8" draw:layer="layout" svg:width="0.345cm" svg:height="0.383cm" svg:x="8.687cm" svg:y="9.018cm" svg:viewBox="0 0 346 384" svg:d="M50 325c-2 13-8 32-8 36 0 15 12 23 25 23 10 0 25-8 31-23 2-4 31-119 35-134 5-29 21-89 26-112 4-9 27-50 48-69 6-6 31-27 68-27 23 0 34 10 36 10-27 4-44 25-44 46 0 13 10 31 33 31 21 0 46-20 46-50 0-31-27-56-71-56-56 0-93 42-108 65-8-38-38-65-79-65-38 0-53 33-61 48-15 29-27 81-27 83 0 7 8 7 10 7 9 0 9 0 15-19 13-59 31-100 61-100 16 0 27 6 27 39 0 17-4 26-13 71z">
            <text:p/>
          </draw:path>
          <draw:path draw:style-name="gr3" draw:text-style-name="P8" draw:layer="layout" svg:width="0.197cm" svg:height="0.844cm" svg:x="9.115cm" svg:y="8.75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9.413cm" svg:y="8.759cm" svg:viewBox="0 0 117 845" draw:points="117,0 0,0 0,35 83,35 83,812 0,812 0,845 117,845">
            <text:p/>
          </draw:polygon>
        </draw:g>
        <draw:g xml:id="id101" draw:id="id101">
          <svg:title>TexMaths</svg:title>
          <svg:desc>24§display§\text {(iii) } \left\{ \sim p \vee [ ( q \wedge r ) \wedge t ] \right\} \vee c
§svg§600§FALSE§</svg:desc>
          <draw:polygon draw:style-name="gr2" draw:text-style-name="P7" draw:layer="layout" svg:width="10.207cm" svg:height="0.759cm" svg:x="2.43cm" svg:y="9.903cm" svg:viewBox="0 0 10208 760" draw:points="5103,760 0,760 0,0 10208,0 10208,760">
            <text:p/>
          </draw:polygon>
          <draw:path draw:style-name="gr3" draw:text-style-name="P8" draw:layer="layout" svg:width="0.197cm" svg:height="0.844cm" svg:x="2.47cm" svg:y="9.8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2.743cm" svg:y="9.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2.977cm" svg:y="9.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211cm" svg:y="9.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3.467cm" svg:y="9.8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3cm" svg:height="0.844cm" svg:x="4.229cm" svg:y="9.861cm" svg:viewBox="0 0 301 845" svg:d="M179 113c0-34 23-88 115-94 4-2 7-6 7-9 0-10-7-10-15-10-86 0-163 42-163 106v192c0 34 0 61-35 88-28 25-61 27-80 27-4 2-8 6-8 10 0 9 6 9 13 9 56 4 96 35 106 75 4 10 4 12 4 42v167c0 35 0 64 40 94 33 25 88 35 123 35 8 0 15 0 15-10 0-7-5-7-13-7-54-4-96-31-106-75-3-8-3-10-3-39v-178c0-39-6-54-33-81-19-17-44-25-67-32 69-20 100-58 100-108z">
            <text:p/>
          </draw:path>
          <draw:path draw:style-name="gr3" draw:text-style-name="P8" draw:layer="layout" svg:width="0.563cm" svg:height="0.199cm" svg:x="4.636cm" svg:y="10.184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441cm" svg:height="0.537cm" svg:x="5.454cm" svg:y="10.12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6.139cm" svg:y="9.99cm" svg:viewBox="0 0 470 524" svg:d="M465 35c5-12 5-14 5-18 0-9-7-17-17-17-8 0-13 6-19 19l-198 448-200-450c-7-15-13-17-19-17-9 0-17 8-17 17 0 2 0 4 6 14l211 476c6 15 11 17 19 17 10 0 14-5 17-17z">
            <text:p/>
          </draw:path>
          <draw:polygon draw:style-name="gr3" draw:text-style-name="P8" draw:layer="layout" svg:width="0.116cm" svg:height="0.844cm" svg:x="6.942cm" svg:y="9.861cm" svg:viewBox="0 0 117 845" draw:points="117,845 117,812 35,812 35,35 117,35 117,0 0,0 0,845">
            <text:p/>
          </draw:polygon>
          <draw:path draw:style-name="gr3" draw:text-style-name="P8" draw:layer="layout" svg:width="0.197cm" svg:height="0.844cm" svg:x="7.16cm" svg:y="9.8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48cm" svg:height="0.537cm" svg:x="7.437cm" svg:y="10.12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8.046cm" svg:y="9.9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5cm" svg:height="0.383cm" svg:x="8.773cm" svg:y="10.12cm" svg:viewBox="0 0 346 384" svg:d="M50 325c-2 13-8 32-8 36 0 15 12 23 25 23 10 0 25-8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8" draw:layer="layout" svg:width="0.197cm" svg:height="0.844cm" svg:x="9.199cm" svg:y="9.8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9.714cm" svg:y="9.9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26cm" svg:height="0.539cm" svg:x="10.436cm" svg:y="9.965cm" svg:viewBox="0 0 261 540" svg:d="M156 192h80c15 0 25 0 25-17 0-10-10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olygon draw:style-name="gr3" draw:text-style-name="P8" draw:layer="layout" svg:width="0.116cm" svg:height="0.844cm" svg:x="10.741cm" svg:y="9.861cm" svg:viewBox="0 0 117 845" draw:points="117,0 0,0 0,35 83,35 83,812 0,812 0,845 117,845">
            <text:p/>
          </draw:polygon>
          <draw:path draw:style-name="gr3" draw:text-style-name="P8" draw:layer="layout" svg:width="0.3cm" svg:height="0.844cm" svg:x="11.017cm" svg:y="9.861cm" svg:viewBox="0 0 301 845" svg:d="M123 734c0 32-23 88-115 94-4 0-8 4-8 7 0 10 10 10 17 10 83 0 162-40 162-106v-192c0-32 0-59 34-88 29-25 62-27 81-27 4 0 7-4 7-9 0-8-5-8-13-10-56-2-98-33-106-75-3-10-3-12-3-40v-169c0-35 0-62-41-94-34-27-92-35-121-35-7 0-17 0-17 10 0 7 6 7 13 9 54 2 96 31 106 73 4 8 4 10 4 41v176c0 39 6 54 33 81 19 17 42 27 67 33-69 19-100 59-100 107z">
            <text:p/>
          </draw:path>
          <draw:path draw:style-name="gr3" draw:text-style-name="P8" draw:layer="layout" svg:width="0.469cm" svg:height="0.523cm" svg:x="11.611cm" svg:y="9.99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329cm" svg:height="0.383cm" svg:x="12.35cm" svg:y="10.12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03" draw:id="id103">
          <svg:title>TexMaths</svg:title>
          <svg:desc>22§display§\text {(i) The dual of } \sim p \wedge [ \sim q \wedge ( p \vee q) \wedge \sim r ] \text { is } \sim p \vee [ \sim q \vee ( p \wedge q) \vee \sim r ] 
§svg§600§FALSE§</svg:desc>
          <draw:polygon draw:style-name="gr2" draw:text-style-name="P7" draw:layer="layout" svg:width="23.92cm" svg:height="0.696cm" svg:x="2.928cm" svg:y="11.999cm" svg:viewBox="0 0 23921 697" draw:points="11961,697 0,697 0,0 23921,0 23921,697">
            <text:p/>
          </draw:polygon>
          <draw:path draw:style-name="gr3" draw:text-style-name="P8" draw:layer="layout" svg:width="0.18cm" svg:height="0.773cm" svg:x="2.965cm" svg:y="11.9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215cm" svg:y="12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3.449cm" svg:y="11.9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02cm" svg:height="0.523cm" svg:x="3.991cm" svg:y="12.016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8" draw:layer="layout" svg:width="0.39cm" svg:height="0.537cm" svg:x="4.547cm" svg:y="12.0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4.973cm" svg:y="12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5.578cm" svg:y="12.004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9cm" svg:height="0.351cm" svg:x="6.006cm" svg:y="12.197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49cm" svg:height="0.356cm" svg:x="6.444cm" svg:y="12.1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6.825cm" svg:y="12.0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7.293cm" svg:y="12.1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7.683cm" svg:y="11.995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516cm" svg:height="0.182cm" svg:x="8.408cm" svg:y="12.2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9.158cm" svg:y="12.1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785cm" svg:y="12.078cm" svg:viewBox="0 0 431 480" svg:d="M234 16c-7-12-10-16-18-16-10 0-12 5-17 16l-194 434c-5 9-5 11-5 16 0 7 7 14 16 14 5 0 10 0 17-16l183-411 182 411c7 16 16 16 17 16 9 0 16-7 16-14 0-2 0-3-3-12z">
            <text:p/>
          </draw:path>
          <draw:polygon draw:style-name="gr3" draw:text-style-name="P8" draw:layer="layout" svg:width="0.106cm" svg:height="0.773cm" svg:x="10.522cm" svg:y="11.96cm" svg:viewBox="0 0 107 774" draw:points="107,774 107,744 32,744 32,32 107,32 107,0 0,0 0,774">
            <text:p/>
          </draw:polygon>
          <draw:path draw:style-name="gr3" draw:text-style-name="P8" draw:layer="layout" svg:width="0.516cm" svg:height="0.182cm" svg:x="10.688cm" svg:y="12.2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1.492cm" svg:y="12.1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2.048cm" svg:y="12.0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12.77cm" svg:y="11.9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2.969cm" svg:y="12.1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3.597cm" svg:y="12.078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14.273cm" svg:y="12.1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4.66cm" svg:y="11.9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4.959cm" svg:y="12.0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15.688cm" svg:y="12.2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6cm" svg:height="0.351cm" svg:x="16.485cm" svg:y="12.1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8" draw:layer="layout" svg:width="0.106cm" svg:height="0.773cm" svg:x="16.849cm" svg:y="11.96cm" svg:viewBox="0 0 107 774" draw:points="107,0 0,0 0,32 76,32 76,744 0,744 0,774 107,774">
            <text:p/>
          </draw:polygon>
          <draw:path draw:style-name="gr3" draw:text-style-name="P8" draw:layer="layout" svg:width="0.166cm" svg:height="0.518cm" svg:x="17.33cm" svg:y="12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7.544cm" svg:y="12.1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516cm" svg:height="0.182cm" svg:x="18.34cm" svg:y="12.2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9.088cm" svg:y="12.1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9.716cm" svg:y="12.078cm" svg:viewBox="0 0 431 480" svg:d="M426 32c5-11 5-13 5-16 0-9-7-16-16-16-7 0-12 5-17 18l-182 409-183-411c-7-14-12-16-17-16-9 0-16 7-16 16 0 2 0 3 5 12l194 436c5 14 10 16 17 16 9 0 13-5 16-16z">
            <text:p/>
          </draw:path>
          <draw:polygon draw:style-name="gr3" draw:text-style-name="P8" draw:layer="layout" svg:width="0.106cm" svg:height="0.773cm" svg:x="20.452cm" svg:y="11.96cm" svg:viewBox="0 0 107 774" draw:points="107,774 107,744 32,744 32,32 107,32 107,0 0,0 0,774">
            <text:p/>
          </draw:polygon>
          <draw:path draw:style-name="gr3" draw:text-style-name="P8" draw:layer="layout" svg:width="0.516cm" svg:height="0.182cm" svg:x="20.619cm" svg:y="12.2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21.423cm" svg:y="12.1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21.979cm" svg:y="12.07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18cm" svg:height="0.773cm" svg:x="22.701cm" svg:y="11.9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22.9cm" svg:y="12.1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23.528cm" svg:y="12.0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24.204cm" svg:y="12.1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24.59cm" svg:y="11.9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24.889cm" svg:y="12.078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516cm" svg:height="0.182cm" svg:x="25.619cm" svg:y="12.2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6cm" svg:height="0.351cm" svg:x="26.415cm" svg:y="12.1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8" draw:layer="layout" svg:width="0.106cm" svg:height="0.773cm" svg:x="26.781cm" svg:y="11.96cm" svg:viewBox="0 0 107 774" draw:points="107,0 0,0 0,32 76,32 76,744 0,744 0,774 107,774">
            <text:p/>
          </draw:polygon>
        </draw:g>
        <draw:g xml:id="id104" draw:id="id104">
          <svg:title>TexMaths</svg:title>
          <svg:desc>22§display§\text {(ii) The dual of } c \vee [ p \wedge ( q \vee r ) ] \text { is } t \wedge [ p \vee ( q \wedge r ) ]
§svg§600§FALSE§</svg:desc>
          <draw:polygon draw:style-name="gr2" draw:text-style-name="P7" draw:layer="layout" svg:width="16.438cm" svg:height="0.696cm" svg:x="2.728cm" svg:y="13.102cm" svg:viewBox="0 0 16439 697" draw:points="8219,697 0,697 0,0 16439,0 16439,697">
            <text:p/>
          </draw:polygon>
          <draw:path draw:style-name="gr3" draw:text-style-name="P8" draw:layer="layout" svg:width="0.18cm" svg:height="0.773cm" svg:x="2.765cm" svg:y="13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015cm" svg:y="13.1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23cm" svg:y="13.1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3.464cm" svg:y="13.0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02cm" svg:height="0.523cm" svg:x="4.006cm" svg:y="13.119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8" draw:layer="layout" svg:width="0.39cm" svg:height="0.537cm" svg:x="4.562cm" svg:y="13.1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4.988cm" svg:y="13.2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5.593cm" svg:y="13.107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9cm" svg:height="0.351cm" svg:x="6.021cm" svg:y="13.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349cm" svg:height="0.356cm" svg:x="6.459cm" svg:y="13.2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6.839cm" svg:y="13.10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7.307cm" svg:y="13.29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7.698cm" svg:y="13.0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02cm" svg:height="0.351cm" svg:x="8.198cm" svg:y="13.3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43cm" svg:height="0.479cm" svg:x="8.715cm" svg:y="13.181cm" svg:viewBox="0 0 431 480" svg:d="M426 32c5-11 5-13 5-16 0-9-7-16-16-16-7 0-12 5-17 18l-182 409-183-411c-7-14-12-16-17-16-9 0-16 7-16 16 0 2 0 3 5 12l194 436c5 14 10 16 17 16 9 0 13-5 16-16z">
            <text:p/>
          </draw:path>
          <draw:polygon draw:style-name="gr3" draw:text-style-name="P8" draw:layer="layout" svg:width="0.106cm" svg:height="0.773cm" svg:x="9.451cm" svg:y="13.063cm" svg:viewBox="0 0 107 774" draw:points="107,774 107,744 32,744 32,32 107,32 107,0 0,0 0,774">
            <text:p/>
          </draw:polygon>
          <draw:path draw:style-name="gr3" draw:text-style-name="P8" draw:layer="layout" svg:width="0.404cm" svg:height="0.492cm" svg:x="9.549cm" svg:y="13.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0.178cm" svg:y="13.181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10.899cm" svg:y="13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1.154cm" svg:y="13.3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1.711cm" svg:y="13.181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6cm" svg:height="0.351cm" svg:x="12.378cm" svg:y="13.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2.77cm" svg:y="13.0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3.043cm" svg:y="13.063cm" svg:viewBox="0 0 107 774" draw:points="107,0 0,0 0,32 76,32 76,744 0,744 0,774 107,774">
            <text:p/>
          </draw:polygon>
          <draw:path draw:style-name="gr3" draw:text-style-name="P8" draw:layer="layout" svg:width="0.166cm" svg:height="0.518cm" svg:x="13.523cm" svg:y="13.1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3.74cm" svg:y="13.2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4.294cm" svg:y="13.15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43cm" svg:height="0.479cm" svg:x="14.769cm" svg:y="13.181cm" svg:viewBox="0 0 431 480" svg:d="M234 16c-7-12-10-16-18-16-10 0-12 5-17 16l-194 434c-5 9-5 11-5 16 0 7 7 14 16 14 5 0 10 0 17-16l183-411 182 411c7 16 16 16 17 16 9 0 16-7 16-14 0-2 0-3-3-12z">
            <text:p/>
          </draw:path>
          <draw:polygon draw:style-name="gr3" draw:text-style-name="P8" draw:layer="layout" svg:width="0.106cm" svg:height="0.773cm" svg:x="15.505cm" svg:y="13.063cm" svg:viewBox="0 0 107 774" draw:points="107,774 107,744 32,744 32,32 107,32 107,0 0,0 0,774">
            <text:p/>
          </draw:polygon>
          <draw:path draw:style-name="gr3" draw:text-style-name="P8" draw:layer="layout" svg:width="0.404cm" svg:height="0.492cm" svg:x="15.603cm" svg:y="13.3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6.232cm" svg:y="13.181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18cm" svg:height="0.773cm" svg:x="16.953cm" svg:y="13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7.209cm" svg:y="13.3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7.765cm" svg:y="13.181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18.432cm" svg:y="13.3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8.824cm" svg:y="13.0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9.099cm" svg:y="13.063cm" svg:viewBox="0 0 107 774" draw:points="107,0 0,0 0,32 76,32 76,744 0,744 0,774 107,774">
            <text:p/>
          </draw:polygon>
        </draw:g>
        <draw:g xml:id="id105" draw:id="id105">
          <svg:title>TexMaths</svg:title>
          <svg:desc>22§display§\text {(iii) The dual of } \left\{ \sim p \vee [ ( q \wedge r ) \wedge t ] \right\} \vee c \text { is } \left\{ \sim p \wedge [ ( q \vee r ) \vee c ] \right\} \wedge t
§svg§600§FALSE§</svg:desc>
          <draw:polygon draw:style-name="gr2" draw:text-style-name="P7" draw:layer="layout" svg:width="22.49cm" svg:height="0.696cm" svg:x="2.43cm" svg:y="14.202cm" svg:viewBox="0 0 22491 697" draw:points="11245,697 0,697 0,0 22491,0 22491,697">
            <text:p/>
          </draw:polygon>
          <draw:path draw:style-name="gr3" draw:text-style-name="P8" draw:layer="layout" svg:width="0.18cm" svg:height="0.773cm" svg:x="2.467cm" svg:y="14.1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2.717cm" svg:y="14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2.932cm" svg:y="14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146cm" svg:y="14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3.38cm" svg:y="14.1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02cm" svg:height="0.523cm" svg:x="3.922cm" svg:y="14.219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8" draw:layer="layout" svg:width="0.39cm" svg:height="0.537cm" svg:x="4.479cm" svg:y="14.2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4.905cm" svg:y="14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5.51cm" svg:y="14.20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9cm" svg:height="0.351cm" svg:x="5.938cm" svg:y="14.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49cm" svg:height="0.356cm" svg:x="6.376cm" svg:y="14.3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6.756cm" svg:y="14.20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7.224cm" svg:y="14.39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7.615cm" svg:y="14.1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75cm" svg:height="0.773cm" svg:x="8.268cm" svg:y="14.163cm" svg:viewBox="0 0 276 774" svg:d="M164 104c0-32 21-81 105-86 4-2 7-6 7-9 0-9-7-9-14-9-79 0-149 39-149 97v176c0 31 0 56-32 81-26 22-56 24-74 24-3 2-7 5-7 9 0 9 5 9 12 9 51 3 88 31 97 68 4 9 4 11 4 39v153c0 32 0 58 37 86 30 23 81 32 112 32 7 0 14 0 14-9 0-7-5-7-12-7-49-3-88-28-97-68-3-7-3-9-3-36v-163c0-35-6-49-30-74-18-16-39-23-62-30 64-18 92-53 92-99z">
            <text:p/>
          </draw:path>
          <draw:path draw:style-name="gr3" draw:text-style-name="P8" draw:layer="layout" svg:width="0.516cm" svg:height="0.182cm" svg:x="8.641cm" svg:y="14.45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9.389cm" svg:y="14.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0.017cm" svg:y="14.281cm" svg:viewBox="0 0 431 480" svg:d="M426 32c5-11 5-13 5-16 0-9-7-16-16-16-7 0-12 5-17 18l-182 409-183-411c-7-14-12-16-17-16-9 0-16 7-16 16 0 2 0 3 5 12l192 436c7 14 12 16 19 16 9 0 13-5 16-16z">
            <text:p/>
          </draw:path>
          <draw:polygon draw:style-name="gr3" draw:text-style-name="P8" draw:layer="layout" svg:width="0.106cm" svg:height="0.773cm" svg:x="10.755cm" svg:y="14.163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10.954cm" svg:y="14.1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1.209cm" svg:y="14.4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1.765cm" svg:y="14.281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12.432cm" svg:y="14.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2.825cm" svg:y="14.1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3.296cm" svg:y="14.281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238cm" svg:height="0.493cm" svg:x="13.958cm" svg:y="14.258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olygon draw:style-name="gr3" draw:text-style-name="P8" draw:layer="layout" svg:width="0.106cm" svg:height="0.773cm" svg:x="14.236cm" svg:y="14.163cm" svg:viewBox="0 0 107 774" draw:points="107,0 0,0 0,32 76,32 76,744 0,744 0,774 107,774">
            <text:p/>
          </draw:polygon>
          <draw:path draw:style-name="gr3" draw:text-style-name="P8" draw:layer="layout" svg:width="0.275cm" svg:height="0.773cm" svg:x="14.49cm" svg:y="14.163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  <draw:path draw:style-name="gr3" draw:text-style-name="P8" draw:layer="layout" svg:width="0.43cm" svg:height="0.479cm" svg:x="15.035cm" svg:y="14.281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302cm" svg:height="0.351cm" svg:x="15.711cm" svg:y="14.4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166cm" svg:height="0.518cm" svg:x="16.299cm" svg:y="14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6.514cm" svg:y="14.3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75cm" svg:height="0.773cm" svg:x="17.235cm" svg:y="14.163cm" svg:viewBox="0 0 276 774" svg:d="M164 104c0-32 21-81 105-86 4-2 7-6 7-9 0-9-7-9-14-9-79 0-149 39-149 97v176c0 31 0 56-32 81-28 22-56 24-74 24-3 2-7 5-7 9 0 9 5 9 12 9 51 3 88 31 97 68 4 9 4 11 4 39v153c0 32 0 58 37 86 30 23 81 32 112 32 7 0 14 0 14-9 0-7-5-7-12-7-49-3-88-28-97-68-3-7-3-9-3-36v-163c0-35-6-49-30-74-18-16-41-23-62-30 64-18 92-53 92-99z">
            <text:p/>
          </draw:path>
          <draw:path draw:style-name="gr3" draw:text-style-name="P8" draw:layer="layout" svg:width="0.516cm" svg:height="0.182cm" svg:x="17.608cm" svg:y="14.45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8.356cm" svg:y="14.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8.985cm" svg:y="14.281cm" svg:viewBox="0 0 431 480" svg:d="M234 16c-7-12-10-16-18-16-10 0-12 5-17 16l-194 434c-5 9-5 11-5 16 0 7 7 14 16 14 5 0 10 0 17-16l183-411 182 411c7 16 16 16 17 16 9 0 16-7 16-14 0-2 0-3-3-12z">
            <text:p/>
          </draw:path>
          <draw:polygon draw:style-name="gr3" draw:text-style-name="P8" draw:layer="layout" svg:width="0.106cm" svg:height="0.773cm" svg:x="19.72cm" svg:y="14.163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19.921cm" svg:y="14.1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20.176cm" svg:y="14.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20.732cm" svg:y="14.281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316cm" svg:height="0.351cm" svg:x="21.399cm" svg:y="14.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21.792cm" svg:y="14.1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22.264cm" svg:y="14.281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02cm" svg:height="0.351cm" svg:x="22.939cm" svg:y="14.4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olygon draw:style-name="gr3" draw:text-style-name="P8" draw:layer="layout" svg:width="0.106cm" svg:height="0.773cm" svg:x="23.26cm" svg:y="14.163cm" svg:viewBox="0 0 107 774" draw:points="107,0 0,0 0,32 76,32 76,744 0,744 0,774 107,774">
            <text:p/>
          </draw:polygon>
          <draw:path draw:style-name="gr3" draw:text-style-name="P8" draw:layer="layout" svg:width="0.275cm" svg:height="0.773cm" svg:x="23.513cm" svg:y="14.163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  <draw:path draw:style-name="gr3" draw:text-style-name="P8" draw:layer="layout" svg:width="0.43cm" svg:height="0.479cm" svg:x="24.057cm" svg:y="14.281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238cm" svg:height="0.493cm" svg:x="24.721cm" svg:y="14.258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width" smil:values="width*0.05;width" smil:keyTimes="0;1"/>
                  <anim:animate smil:dur="0.5s" smil:fill="hold" smil:targetElement="id102" anim:sub-item="text" smil:attributeName="height" smil:values="height;height" smil:keyTimes="0;1"/>
                  <anim:animate smil:dur="0.5s" smil:fill="hold" smil:targetElement="id102" anim:sub-item="text" smil:attributeName="x" smil:values="x-.2;x" smil:keyTimes="0;1"/>
                  <anim:animate smil:dur="0.5s" smil:fill="hold" smil:targetElement="id102" anim:sub-item="text" smil:attributeName="y" smil:values="y;y" smil:keyTimes="0;1"/>
                  <anim:transitionFilter smil:dur="0.5s" smil:targetElement="id10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4" draw:text-style-name="P6" draw:layer="layout" svg:width="26.716cm" svg:height="14.773cm" svg:x="0.8cm" svg:y="0.529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19"><text:s text:c="20"/></text:span></text:p>
            <text:p xml:id="id113" text:id="id113" text:style-name="P5"><text:span text:style-name="T9"><text:tab/></text:span><text:span text:style-name="T11">Solutions :</text:span></text:p>
          </draw:text-box>
        </draw:frame>
        <draw:g xml:id="id106" draw:id="id106">
          <svg:title>TexMaths</svg:title>
          <svg:desc>24§display§\text {(3)}§svg§600§FALSE§</svg:desc>
          <draw:polygon draw:style-name="gr2" draw:text-style-name="P7" draw:layer="layout" svg:width="0.91cm" svg:height="0.76cm" svg:x="2.026cm" svg:y="0.69cm" svg:viewBox="0 0 911 761" draw:points="455,761 0,761 0,0 911,0 911,761">
            <text:p/>
          </draw:polygon>
          <draw:path draw:style-name="gr3" draw:text-style-name="P8" draw:layer="layout" svg:width="0.197cm" svg:height="0.844cm" svg:x="2.066cm" svg:y="0.64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2.347cm" svg:y="0.719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8" draw:layer="layout" svg:width="0.197cm" svg:height="0.844cm" svg:x="2.783cm" svg:y="0.64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7" draw:id="id107">
          <svg:title>TexMaths</svg:title>
          <svg:desc>22§display§\text {Let } A =  \left\{ 1, 2, 3, 4, 5, 6, 7, 8, 9 \right\}. \text {Write the negations of the following. }§svg§600§FALSE§</svg:desc>
          <draw:polygon draw:style-name="gr2" draw:text-style-name="P7" draw:layer="layout" svg:width="22.555cm" svg:height="0.696cm" svg:x="3.442cm" svg:y="0.692cm" svg:viewBox="0 0 22556 697" draw:points="11278,697 0,697 0,0 22556,0 22556,697">
            <text:p/>
          </draw:polygon>
          <draw:path draw:style-name="gr3" draw:text-style-name="P8" draw:layer="layout" svg:width="0.425cm" svg:height="0.528cm" svg:x="3.428cm" svg:y="0.704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cm" svg:height="0.356cm" svg:x="3.908cm" svg:y="0.8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4.245cm" svg:y="0.75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31cm" svg:height="0.555cm" svg:x="4.817cm" svg:y="0.679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8" draw:layer="layout" svg:width="0.515cm" svg:height="0.182cm" svg:x="5.626cm" svg:y="0.9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75cm" svg:height="0.773cm" svg:x="6.455cm" svg:y="0.653cm" svg:viewBox="0 0 276 774" svg:d="M164 104c0-32 21-81 105-86 4-2 7-6 7-9 0-9-7-9-14-9-79 0-149 39-149 97v176c0 31 0 56-32 81-28 22-56 24-74 24-3 2-7 5-7 9 0 9 5 9 12 9 51 3 88 31 97 68 4 9 4 11 4 39v153c0 32 0 58 37 86 30 23 81 32 112 32 7 0 14 0 14-9 0-7-5-7-12-7-49-3-88-28-97-68-3-7-3-9-3-36v-163c0-35-6-49-30-74-18-16-41-23-62-30 64-18 92-53 92-99z">
            <text:p/>
          </draw:path>
          <draw:path draw:style-name="gr3" draw:text-style-name="P8" draw:layer="layout" svg:width="0.256cm" svg:height="0.516cm" svg:x="6.855cm" svg:y="0.7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7.238cm" svg:y="1.15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09cm" svg:height="0.516cm" svg:x="7.555cm" svg:y="0.71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91cm" svg:height="0.231cm" svg:x="7.969cm" svg:y="1.15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1cm" svg:height="0.532cm" svg:x="8.279cm" svg:y="0.718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091cm" svg:height="0.231cm" svg:x="8.699cm" svg:y="1.15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44cm" svg:height="0.523cm" svg:x="8.998cm" svg:y="0.70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091cm" svg:height="0.231cm" svg:x="9.43cm" svg:y="1.15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09cm" svg:height="0.532cm" svg:x="9.746cm" svg:y="0.71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091cm" svg:height="0.231cm" svg:x="10.16cm" svg:y="1.15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1cm" svg:height="0.532cm" svg:x="10.47cm" svg:y="0.718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8" draw:layer="layout" svg:width="0.091cm" svg:height="0.231cm" svg:x="10.89cm" svg:y="1.15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32cm" svg:height="0.541cm" svg:x="11.211cm" svg:y="0.711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8" draw:layer="layout" svg:width="0.091cm" svg:height="0.231cm" svg:x="11.621cm" svg:y="1.15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1cm" svg:height="0.532cm" svg:x="11.931cm" svg:y="0.71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091cm" svg:height="0.231cm" svg:x="12.351cm" svg:y="1.15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1cm" svg:height="0.532cm" svg:x="12.661cm" svg:y="0.718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275cm" svg:height="0.773cm" svg:x="13.071cm" svg:y="0.653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  <draw:path draw:style-name="gr3" draw:text-style-name="P8" draw:layer="layout" svg:width="0.083cm" svg:height="0.083cm" svg:x="13.597cm" svg:y="1.151cm" svg:viewBox="0 0 84 84" svg:d="M84 42c0-23-19-42-42-42s-42 19-42 42 19 42 42 42 42-19 42-42z">
            <text:p/>
          </draw:path>
          <draw:path draw:style-name="gr3" draw:text-style-name="P8" draw:layer="layout" svg:width="0.766cm" svg:height="0.546cm" svg:x="13.759cm" svg:y="0.704cm" svg:viewBox="0 0 767 547" svg:d="M690 76c14-44 47-51 77-51v-25c-23 2-47 2-70 2-21 0-72-2-92-2v25c51 0 67 26 67 40 0 5-1 11-3 16l-116 357-125-380c0-2-2-7-2-11 0-22 46-22 65-22v-25c-28 2-81 2-109 2-30 0-63-2-95-2v25c44 0 60 0 70 28l16 53-107 332-125-380c0-3-2-9-2-11 0-22 46-22 65-22v-25c-28 2-81 2-109 2-30 0-63-2-95-2v25c58 0 62 3 70 31l155 475c2 7 6 16 14 16 13 0 14-5 16-16l129-394 128 394c2 7 5 16 14 16 13 0 13-5 16-16z">
            <text:p/>
          </draw:path>
          <draw:path draw:style-name="gr3" draw:text-style-name="P8" draw:layer="layout" svg:width="0.261cm" svg:height="0.342cm" svg:x="14.497cm" svg:y="0.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14.803cm" svg:y="0.7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4cm" svg:height="0.485cm" svg:x="15.007cm" svg:y="0.75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5.315cm" svg:y="0.8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5.91cm" svg:y="0.75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16.22cm" svg:y="0.69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6.647cm" svg:y="0.8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7.251cm" svg:y="0.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cm" svg:height="0.356cm" svg:x="17.679cm" svg:y="0.8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8.022cm" svg:y="0.88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49cm" svg:height="0.356cm" svg:x="18.42cm" svg:y="0.8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18.788cm" svg:y="0.7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9.099cm" svg:y="0.7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19.31cm" svg:y="0.88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9.699cm" svg:y="0.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54cm" svg:height="0.356cm" svg:x="20.13cm" svg:y="0.8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4cm" svg:height="0.356cm" svg:x="20.688cm" svg:y="0.8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1.079cm" svg:y="0.68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21.563cm" svg:y="0.7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21.873cm" svg:y="0.69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22.301cm" svg:y="0.8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22.906cm" svg:y="0.68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44cm" svg:height="0.356cm" svg:x="23.138cm" svg:y="0.88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23.529cm" svg:y="0.69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23.744cm" svg:y="0.69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23.953cm" svg:y="0.8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531cm" svg:height="0.342cm" svg:x="24.31cm" svg:y="0.899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166cm" svg:height="0.518cm" svg:x="24.881cm" svg:y="0.7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5.095cm" svg:y="0.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5cm" svg:height="0.511cm" svg:x="25.521cm" svg:y="0.88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083cm" svg:height="0.083cm" svg:x="25.953cm" svg:y="1.151cm" svg:viewBox="0 0 84 84" svg:d="M84 42c0-23-19-42-42-42s-42 19-42 42 19 42 42 42 42-19 42-42z">
            <text:p/>
          </draw:path>
        </draw:g>
        <draw:g xml:id="id108" draw:id="id108">
          <svg:title>TexMaths</svg:title>
          <svg:desc>22§display§\text {(i) Qudrilateral is a square if and only if it is a rhombus.}§svg§600§FALSE§</svg:desc>
          <draw:polygon draw:style-name="gr2" draw:text-style-name="P7" draw:layer="layout" svg:width="19.106cm" svg:height="0.696cm" svg:x="3.628cm" svg:y="1.795cm" svg:viewBox="0 0 19107 697" draw:points="9553,697 0,697 0,0 19107,0 19107,697">
            <text:p/>
          </draw:polygon>
          <draw:path draw:style-name="gr3" draw:text-style-name="P8" draw:layer="layout" svg:width="0.18cm" svg:height="0.773cm" svg:x="3.665cm" svg:y="1.7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915cm" svg:y="1.8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49cm" svg:y="1.7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2cm" svg:height="0.696cm" svg:x="4.707cm" svg:y="1.791cm" svg:viewBox="0 0 521 697" svg:d="M206 533c-42-14-129-72-129-250 0-200 110-264 180-264 76 0 181 67 181 264 0 62-9 171-91 231-18-44-43-83-88-83-39 0-64 33-64 65 0 21 11 37 11 37zM327 526c-26 14-52 18-68 18-41 0-46-36-46-48 0-21 16-47 46-47 42 0 60 33 68 77zM359 540c92-40 157-139 157-257 0-158-116-283-259-283-139 0-257 123-257 283 0 157 118 280 259 280 23 0 51-4 74-11 10 72 21 145 93 145 79 0 95-104 95-143 0-7 0-16-9-16-7 0-7 6-9 14-5 41-37 65-70 65-37 0-56-26-74-77z">
            <text:p/>
          </draw:path>
          <draw:path draw:style-name="gr3" draw:text-style-name="P8" draw:layer="layout" svg:width="0.39cm" svg:height="0.351cm" svg:x="5.289cm" svg:y="1.99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83cm" svg:height="0.546cm" svg:x="5.721cm" svg:y="1.8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8" draw:layer="layout" svg:width="0.261cm" svg:height="0.342cm" svg:x="6.145cm" svg:y="1.9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6.453cm" svg:y="1.8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6.668cm" svg:y="1.8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6.889cm" svg:y="1.9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7.257cm" svg:y="1.8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7.565cm" svg:y="1.9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7.908cm" svg:y="1.9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8.222cm" svg:y="1.9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8.602cm" svg:y="1.8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9.075cm" svg:y="1.8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9.29cm" svg:y="1.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9.858cm" svg:y="1.99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54cm" svg:height="0.356cm" svg:x="10.497cm" svg:y="1.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3cm" svg:height="0.492cm" svg:x="10.802cm" svg:y="1.99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39cm" svg:height="0.351cm" svg:x="11.208cm" svg:y="1.99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49cm" svg:height="0.356cm" svg:x="11.647cm" svg:y="1.9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12.021cm" svg:y="1.9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12.324cm" svg:y="1.9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2.93cm" svg:y="1.8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13.144cm" svg:y="1.79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49cm" svg:height="0.356cm" svg:x="13.646cm" svg:y="1.9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4.024cm" svg:y="1.9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4.455cm" svg:y="1.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44cm" svg:height="0.356cm" svg:x="15.138cm" svg:y="1.9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5.527cm" svg:y="1.9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73cm" svg:height="0.537cm" svg:x="15.959cm" svg:y="1.8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79cm" svg:height="0.492cm" svg:x="16.163cm" svg:y="2.002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166cm" svg:height="0.518cm" svg:x="16.839cm" svg:y="1.8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17.053cm" svg:y="1.791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166cm" svg:height="0.518cm" svg:x="17.548cm" svg:y="1.8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17.752cm" svg:y="1.8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8.32cm" svg:y="1.8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8.535cm" svg:y="1.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19.105cm" svg:y="1.9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19.739cm" svg:y="1.9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9cm" svg:height="0.537cm" svg:x="20.045cm" svg:y="1.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20.471cm" svg:y="1.9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20.86cm" svg:y="1.993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21.481cm" svg:y="1.8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9cm" svg:height="0.351cm" svg:x="21.913cm" svg:y="1.99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54cm" svg:height="0.356cm" svg:x="22.344cm" svg:y="1.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083cm" svg:height="0.083cm" svg:x="22.691cm" svg:y="2.254cm" svg:viewBox="0 0 84 84" svg:d="M84 42c0-23-19-42-42-42s-42 19-42 42 19 42 42 42 42-19 42-42z">
            <text:p/>
          </draw:path>
        </draw:g>
        <draw:g xml:id="id109" draw:id="id109">
          <svg:title>TexMaths</svg:title>
          <svg:desc>22§display§\text {(ii) It is cold and raining.}§svg§600§FALSE§</svg:desc>
          <draw:polygon draw:style-name="gr2" draw:text-style-name="P7" draw:layer="layout" svg:width="8.475cm" svg:height="0.696cm" svg:x="3.426cm" svg:y="2.896cm" svg:viewBox="0 0 8476 697" draw:points="4238,697 0,697 0,0 8476,0 8476,697">
            <text:p/>
          </draw:polygon>
          <draw:path draw:style-name="gr3" draw:text-style-name="P8" draw:layer="layout" svg:width="0.18cm" svg:height="0.773cm" svg:x="3.463cm" svg:y="2.8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713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928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62cm" svg:y="2.8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7cm" svg:height="0.528cm" svg:x="4.698cm" svg:y="2.908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44cm" svg:height="0.485cm" svg:x="4.969cm" svg:y="2.96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5.54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5.754cm" svg:y="3.0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95cm" svg:height="0.356cm" svg:x="6.317cm" svg:y="3.09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655cm" svg:y="3.09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7.046cm" svg:y="2.90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83cm" svg:height="0.546cm" svg:x="7.263cm" svg:y="2.901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49cm" svg:height="0.356cm" svg:x="7.956cm" svg:y="3.091cm" svg:viewBox="0 0 350 357" svg:d="M225 288c4 32 25 64 62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8.334cm" svg:y="3.09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8.765cm" svg:y="2.901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261cm" svg:height="0.342cm" svg:x="9.448cm" svg:y="3.0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9.762cm" svg:y="3.091cm" svg:viewBox="0 0 350 357" svg:d="M225 288c4 32 25 64 62 64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66cm" svg:height="0.518cm" svg:x="10.142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355cm" svg:y="3.09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10.786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1cm" svg:y="3.09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4cm" svg:height="0.511cm" svg:x="11.426cm" svg:y="3.086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083cm" svg:height="0.083cm" svg:x="11.858cm" svg:y="3.355cm" svg:viewBox="0 0 84 84" svg:d="M84 42c0-23-19-42-42-42s-42 19-42 42 19 42 42 42 42-19 42-42z">
            <text:p/>
          </draw:path>
        </draw:g>
        <draw:g xml:id="id110" draw:id="id110">
          <svg:title>TexMaths</svg:title>
          <svg:desc>22§display§\text {(iii) If it is raining then we will go and play football.}§svg§600§FALSE§</svg:desc>
          <draw:polygon draw:style-name="gr2" draw:text-style-name="P7" draw:layer="layout" svg:width="17.67cm" svg:height="0.696cm" svg:x="3.228cm" svg:y="3.998cm" svg:viewBox="0 0 17671 697" draw:points="8836,697 0,697 0,0 17671,0 17671,697">
            <text:p/>
          </draw:polygon>
          <draw:path draw:style-name="gr3" draw:text-style-name="P8" draw:layer="layout" svg:width="0.18cm" svg:height="0.773cm" svg:x="3.265cm" svg:y="3.9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515cm" svg:y="4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73cm" svg:y="4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944cm" svg:y="4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78cm" svg:y="3.9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7cm" svg:height="0.528cm" svg:x="4.715cm" svg:y="4.01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4.997cm" svg:y="3.994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166cm" svg:height="0.518cm" svg:x="5.491cm" svg:y="4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5.696cm" svg:y="4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6.264cm" svg:y="4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6.479cm" svg:y="4.1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61cm" svg:height="0.342cm" svg:x="7.039cm" svg:y="4.196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7.352cm" svg:y="4.1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66cm" svg:height="0.518cm" svg:x="7.732cm" svg:y="4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7.945cm" svg:y="4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8.376cm" svg:y="4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591cm" svg:y="4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5cm" svg:height="0.511cm" svg:x="9.017cm" svg:y="4.1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42cm" svg:height="0.485cm" svg:x="9.654cm" svg:y="4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9.966cm" svg:y="4.0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0.392cm" svg:y="4.1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0.738cm" svg:y="4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531cm" svg:height="0.342cm" svg:x="11.414cm" svg:y="4.205cm" svg:viewBox="0 0 532 343" svg:d="M466 74c15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1.96cm" svg:y="4.1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12.553cm" svg:y="4.205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166cm" svg:height="0.518cm" svg:x="13.123cm" svg:y="4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13.338cm" svg:y="4.00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13.553cm" svg:y="4.00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55cm" svg:height="0.511cm" svg:x="14.021cm" svg:y="4.1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44cm" svg:height="0.356cm" svg:x="14.408cm" svg:y="4.1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49cm" svg:height="0.356cm" svg:x="15.063cm" svg:y="4.1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5.443cm" svg:y="4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5.872cm" svg:y="4.003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83cm" svg:height="0.492cm" svg:x="16.555cm" svg:y="4.19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173cm" svg:height="0.537cm" svg:x="16.99cm" svg:y="4.00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17.212cm" svg:y="4.1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79cm" svg:height="0.492cm" svg:x="17.559cm" svg:y="4.20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251cm" svg:height="0.546cm" svg:x="18.235cm" svg:y="3.994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44cm" svg:height="0.356cm" svg:x="18.467cm" svg:y="4.1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44cm" svg:height="0.356cm" svg:x="18.875cm" svg:y="4.1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9.255cm" svg:y="4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3cm" svg:height="0.546cm" svg:x="19.563cm" svg:y="4.00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9cm" svg:height="0.356cm" svg:x="20.003cm" svg:y="4.19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20.384cm" svg:y="4.00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20.598cm" svg:y="4.00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083cm" svg:height="0.083cm" svg:x="20.854cm" svg:y="4.457cm" svg:viewBox="0 0 84 84" svg:d="M84 42c0-23-19-42-42-42s-42 19-42 42 19 42 42 42 42-19 42-42z">
            <text:p/>
          </draw:path>
        </draw:g>
        <draw:g xml:id="id111" draw:id="id111">
          <svg:title>TexMaths</svg:title>
          <svg:desc>22§display§\text {(iv) } \forall \ n \in A , n + 7 &gt; 6.§svg§600§FALSE§</svg:desc>
          <draw:polygon draw:style-name="gr2" draw:text-style-name="P7" draw:layer="layout" svg:width="7.788cm" svg:height="0.696cm" svg:x="3.229cm" svg:y="5.099cm" svg:viewBox="0 0 7789 697" draw:points="3894,697 0,697 0,0 7789,0 7789,697">
            <text:p/>
          </draw:polygon>
          <draw:path draw:style-name="gr3" draw:text-style-name="P8" draw:layer="layout" svg:width="0.18cm" svg:height="0.773cm" svg:x="3.266cm" svg:y="5.0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166cm" svg:height="0.518cm" svg:x="3.516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3.72cm" svg:y="5.306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8" draw:layer="layout" svg:width="0.18cm" svg:height="0.773cm" svg:x="4.158cm" svg:y="5.0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43cm" svg:height="0.555cm" svg:x="4.672cm" svg:y="5.104cm" svg:viewBox="0 0 431 556" svg:d="M428 30c3-9 3-11 3-14 0-9-5-16-16-16-8 0-14 9-17 18l-64 170h-235l-66-170c-3-11-7-18-17-18-9 0-16 7-16 16 0 2 0 3 5 14l192 507c5 12 9 19 20 19 10 0 14-9 15-18zM111 220h211l-105 276z">
            <text:p/>
          </draw:path>
          <draw:path draw:style-name="gr3" draw:text-style-name="P8" draw:layer="layout" svg:width="0.42cm" svg:height="0.351cm" svg:x="5.382cm" svg:y="5.297cm" svg:viewBox="0 0 421 352" svg:d="M46 297c-2 13-7 30-7 34 0 14 10 21 23 21 8 0 22-7 28-21 2-2 10-39 16-58l15-71c6-16 11-33 15-51 3-14 8-37 8-38 13-25 55-95 127-95 35 0 42 28 42 54 0 48-37 148-49 180-7 19-9 28-9 36 0 37 28 64 64 64 74 0 102-113 102-120s-7-7-9-7c-9 0-9 2-12 14-16 53-41 95-80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8" draw:layer="layout" svg:width="0.388cm" svg:height="0.449cm" svg:x="6.104cm" svg:y="5.222cm" svg:viewBox="0 0 389 450" svg:d="M361 241c14 0 28 0 28-16s-14-16-28-16h-329c8-103 98-177 207-177h122c14 0 28 0 28-16s-14-16-28-16h-122c-133 0-239 100-239 225 0 123 106 225 239 225h122c14 0 28 0 28-16 0-15-14-15-28-15h-122c-109 0-199-74-207-178z">
            <text:p/>
          </draw:path>
          <draw:path draw:style-name="gr3" draw:text-style-name="P8" draw:layer="layout" svg:width="0.531cm" svg:height="0.555cm" svg:x="6.797cm" svg:y="5.086cm" svg:viewBox="0 0 532 556" svg:d="M111 466c-30 51-60 63-95 65-9 0-16 0-16 16 0 4 4 9 11 9 21 0 44-4 66-4 25 0 53 4 78 4 3 0 14 0 14-16 0-9-7-9-12-9-18-2-37-9-37-28 0-9 5-17 12-28l58-99h196c1 16 12 122 12 129 0 24-41 26-57 26-10 0-19 0-19 16 0 9 11 9 12 9 32 0 66-4 97-4 20 0 67 4 87 4 5 0 14 0 14-16 0-9-7-9-18-9-48 0-48-5-49-28l-48-484c-2-15-2-19-16-19-12 0-14 5-19 12zM204 352l153-255 25 255z">
            <text:p/>
          </draw:path>
          <draw:path draw:style-name="gr3" draw:text-style-name="P8" draw:layer="layout" svg:width="0.091cm" svg:height="0.231cm" svg:x="7.415cm" svg:y="5.55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42cm" svg:height="0.351cm" svg:x="7.716cm" svg:y="5.297cm" svg:viewBox="0 0 421 352" svg:d="M46 297c-2 13-7 30-7 34 0 14 10 21 23 21 8 0 22-7 28-21 2-2 10-39 16-58l15-71c6-16 11-33 15-51 3-14 8-37 8-38 13-25 55-95 127-95 35 0 42 28 42 54 0 48-37 148-49 180-7 19-9 28-9 36 0 37 28 64 64 64 74 0 102-113 102-120s-7-7-9-7c-9 0-9 2-12 14-16 53-41 95-80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8" draw:layer="layout" svg:width="0.515cm" svg:height="0.516cm" svg:x="8.373cm" svg:y="5.1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32cm" svg:height="0.541cm" svg:x="9.145cm" svg:y="5.118cm" svg:viewBox="0 0 333 542" svg:d="M326 53c7-11 7-13 7-28h-189c-95 0-96-11-98-25h-20l-26 160h19c2-12 9-61 20-70 5-6 67-6 75-6h162c-8 13-70 97-88 124-68 103-95 211-95 290 0 9 0 44 36 44s36-35 36-44v-39c0-42 2-86 8-127 3-17 14-84 49-133z">
            <text:p/>
          </draw:path>
          <draw:path draw:style-name="gr3" draw:text-style-name="P8" draw:layer="layout" svg:width="0.473cm" svg:height="0.449cm" svg:x="9.768cm" svg:y="5.222cm" svg:viewBox="0 0 474 450" svg:d="M459 243c9-6 15-9 15-18s-6-14-15-17l-429-203c-11-5-12-5-14-5-9 0-16 7-16 16 0 7 4 10 14 17l408 192-408 192c-10 5-14 10-14 17 0 9 7 16 16 16 2 0 3 0 14-5z">
            <text:p/>
          </draw:path>
          <draw:path draw:style-name="gr3" draw:text-style-name="P8" draw:layer="layout" svg:width="0.321cm" svg:height="0.532cm" svg:x="10.552cm" svg:y="5.125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2 47-59 51-77 51z">
            <text:p/>
          </draw:path>
          <draw:path draw:style-name="gr3" draw:text-style-name="P8" draw:layer="layout" svg:width="0.083cm" svg:height="0.083cm" svg:x="10.973cm" svg:y="5.558cm" svg:viewBox="0 0 84 84" svg:d="M84 42c0-23-19-42-42-42s-42 19-42 42 19 42 42 42 42-19 42-42z">
            <text:p/>
          </draw:path>
        </draw:g>
        <draw:g xml:id="id112" draw:id="id112">
          <svg:title>TexMaths</svg:title>
          <svg:desc>22§display§\text {(v) } \exists \ x \in A ,  \text {  such that } x + 9 \le 15.


§svg§600§FALSE§</svg:desc>
          <draw:polygon draw:style-name="gr2" draw:text-style-name="P7" draw:layer="layout" svg:width="11.591cm" svg:height="0.696cm" svg:x="3.532cm" svg:y="6.301cm" svg:viewBox="0 0 11592 697" draw:points="5795,697 0,697 0,0 11592,0 11592,697">
            <text:p/>
          </draw:polygon>
          <draw:path draw:style-name="gr3" draw:text-style-name="P8" draw:layer="layout" svg:width="0.18cm" svg:height="0.773cm" svg:x="3.569cm" svg:y="6.26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79cm" svg:height="0.342cm" svg:x="3.808cm" svg:y="6.50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8" draw:layer="layout" svg:width="0.18cm" svg:height="0.773cm" svg:x="4.247cm" svg:y="6.26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4cm" svg:height="0.537cm" svg:x="4.803cm" svg:y="6.306cm" svg:viewBox="0 0 345 538" svg:d="M345 28c0-26-2-28-26-28h-293c-12 0-26 0-26 16s14 16 26 16h289v221h-276c-14 0-28 0-28 16s14 16 28 16h276v222h-289c-12 0-26 0-26 15 0 16 14 16 26 16h293c24 0 26-1 26-28z">
            <text:p/>
          </draw:path>
          <draw:path draw:style-name="gr3" draw:text-style-name="P8" draw:layer="layout" svg:width="0.386cm" svg:height="0.351cm" svg:x="5.47cm" svg:y="6.4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388cm" svg:height="0.449cm" svg:x="6.168cm" svg:y="6.424cm" svg:viewBox="0 0 389 450" svg:d="M361 241c14 0 28 0 28-16s-14-16-28-16h-329c8-103 98-177 207-177h122c14 0 28 0 28-16s-14-16-28-16h-123c-132 0-238 100-238 225 0 123 106 225 238 225h123c14 0 28 0 28-16 0-15-14-15-28-15h-122c-109 0-199-74-207-178z">
            <text:p/>
          </draw:path>
          <draw:path draw:style-name="gr3" draw:text-style-name="P8" draw:layer="layout" svg:width="0.53cm" svg:height="0.555cm" svg:x="6.862cm" svg:y="6.288cm" svg:viewBox="0 0 531 556" svg:d="M111 466c-30 51-60 63-95 65-9 0-16 0-16 16 0 4 4 9 11 9 21 0 44-4 66-4 25 0 53 4 78 4 3 0 14 0 14-16 0-9-7-9-12-9-18-2-37-9-37-28 0-9 5-17 10-28l60-99h195c0 16 13 122 13 129 0 24-41 26-57 26-10 0-19 0-19 16 0 9 11 9 12 9 32 0 65-4 97-4 20 0 67 4 86 4 6 0 14 0 14-16 0-9-7-9-17-9-48 0-48-5-49-28l-48-484c-2-15-2-19-16-19-12 0-16 5-19 12zM204 352l153-255 25 255z">
            <text:p/>
          </draw:path>
          <draw:path draw:style-name="gr3" draw:text-style-name="P8" draw:layer="layout" svg:width="0.091cm" svg:height="0.231cm" svg:x="7.481cm" svg:y="6.7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54cm" svg:height="0.356cm" svg:x="8.041cm" svg:y="6.4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9cm" svg:height="0.351cm" svg:x="8.345cm" svg:y="6.49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95cm" svg:height="0.356cm" svg:x="8.776cm" svg:y="6.4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9.097cm" svg:y="6.30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244cm" svg:height="0.485cm" svg:x="9.774cm" svg:y="6.36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10.086cm" svg:y="6.30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10.522cm" svg:y="6.496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10.892cm" svg:y="6.36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6cm" svg:height="0.351cm" svg:x="11.457cm" svg:y="6.4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2.092cm" svg:y="6.3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2.854cm" svg:y="6.327cm" svg:viewBox="0 0 322 533" svg:d="M253 269v25c0 183-81 218-126 218-14 0-55-2-76-28 33 0 41-23 41-35 0-25-20-37-37-37-13 0-36 7-36 38 0 51 43 83 108 83 100 0 195-106 195-271 0-209-90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472cm" svg:height="0.599cm" svg:x="13.488cm" svg:y="6.35cm" svg:viewBox="0 0 473 600" svg:d="M459 33c9-5 14-8 14-17s-5-16-14-16c-5 0-12 4-14 5l-429 203c-14 5-16 10-16 17s5 12 16 16l429 202c9 6 11 6 14 6 7 0 14-7 14-16 0-7-1-11-15-18l-405-190zM447 600c12 0 26 0 26-16s-15-16-26-16h-419c-12 0-28 0-28 16s14 16 26 16z">
            <text:p/>
          </draw:path>
          <draw:path draw:style-name="gr3" draw:text-style-name="P8" draw:layer="layout" svg:width="0.256cm" svg:height="0.516cm" svg:x="14.308cm" svg:y="6.3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32cm" svg:x="14.665cm" svg:y="6.327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083cm" svg:height="0.083cm" svg:x="15.079cm" svg:y="6.76cm" svg:viewBox="0 0 84 84" svg:d="M84 42c0-23-19-42-42-42s-42 19-42 42 19 42 42 42 42-19 42-42z">
            <text:p/>
          </draw:path>
        </draw:g>
        <draw:g xml:id="id114" draw:id="id114">
          <svg:title>TexMaths</svg:title>
          <svg:desc>22§display§\text {(i) Let p : Qudrilateral is a square , q : Qudrilateral is a rhombus.}§svg§600§FALSE§</svg:desc>
          <draw:polygon draw:style-name="gr2" draw:text-style-name="P7" draw:layer="layout" svg:width="22.429cm" svg:height="0.696cm" svg:x="2.03cm" svg:y="9.095cm" svg:viewBox="0 0 22430 697" draw:points="11215,697 0,697 0,0 22430,0 22430,697">
            <text:p/>
          </draw:polygon>
          <draw:path draw:style-name="gr3" draw:text-style-name="P8" draw:layer="layout" svg:width="0.18cm" svg:height="0.773cm" svg:x="2.067cm" svg:y="9.0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2.317cm" svg:y="9.1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2.551cm" svg:y="9.0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25cm" svg:height="0.528cm" svg:x="3.091cm" svg:y="9.107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cm" svg:height="0.356cm" svg:x="3.57cm" svg:y="9.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3.906cm" svg:y="9.1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3cm" svg:height="0.492cm" svg:x="4.473cm" svg:y="9.29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083cm" svg:height="0.333cm" svg:x="5.205cm" svg:y="9.302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52cm" svg:height="0.696cm" svg:x="5.74cm" svg:y="9.091cm" svg:viewBox="0 0 521 697" svg:d="M206 533c-42-14-129-72-129-250 0-200 110-264 180-264 76 0 181 67 181 264 0 62-9 171-91 231-18-44-43-83-88-83-39 0-64 33-64 65 0 21 11 37 11 37zM327 526c-26 14-51 18-68 18-41 0-46-36-46-48 0-21 16-47 46-47 42 0 60 33 68 77zM359 540c92-40 157-139 157-257 0-158-116-283-259-283-139 0-257 123-257 283 0 157 118 280 259 280 23 0 51-4 74-11 10 72 21 145 93 145 79 0 95-104 95-143 0-7 0-16-9-16-7 0-7 6-9 14-5 41-37 65-70 65-37 0-56-26-74-77z">
            <text:p/>
          </draw:path>
          <draw:path draw:style-name="gr3" draw:text-style-name="P8" draw:layer="layout" svg:width="0.39cm" svg:height="0.351cm" svg:x="6.323cm" svg:y="9.29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83cm" svg:height="0.546cm" svg:x="6.754cm" svg:y="9.1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261cm" svg:height="0.342cm" svg:x="7.178cm" svg:y="9.2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7.484cm" svg:y="9.1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7.701cm" svg:y="9.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7.923cm" svg:y="9.2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8.291cm" svg:y="9.1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8.599cm" svg:y="9.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8.942cm" svg:y="9.2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9.255cm" svg:y="9.29cm" svg:viewBox="0 0 350 357" svg:d="M225 288c4 32 25 64 62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9.635cm" svg:y="9.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10.109cm" svg:y="9.1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0.323cm" svg:y="9.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10.892cm" svg:y="9.2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54cm" svg:height="0.356cm" svg:x="11.529cm" svg:y="9.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3cm" svg:height="0.492cm" svg:x="11.835cm" svg:y="9.29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8" draw:layer="layout" svg:width="0.39cm" svg:height="0.351cm" svg:x="12.242cm" svg:y="9.29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349cm" svg:height="0.356cm" svg:x="12.68cm" svg:y="9.2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13.055cm" svg:y="9.2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13.358cm" svg:y="9.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14.004cm" svg:y="9.55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3cm" svg:height="0.492cm" svg:x="14.437cm" svg:y="9.29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083cm" svg:height="0.333cm" svg:x="15.142cm" svg:y="9.302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52cm" svg:height="0.696cm" svg:x="15.678cm" svg:y="9.091cm" svg:viewBox="0 0 521 697" svg:d="M206 533c-42-14-129-72-129-250 0-200 110-264 180-264 76 0 181 67 181 264 0 62-9 171-91 231-18-44-43-83-88-83-39 0-64 33-64 65 0 21 11 37 11 37zM327 526c-26 14-51 18-68 18-41 0-46-36-46-48 0-21 16-47 46-47 42 0 60 33 68 77zM359 540c92-40 157-139 157-257 0-158-116-283-259-283-139 0-257 123-257 283 0 157 118 280 259 280 23 0 51-4 74-11 10 72 21 145 93 145 79 0 95-104 95-143 0-7 0-16-9-16-7 0-7 6-9 14-5 41-37 65-70 65-37 0-56-26-74-77z">
            <text:p/>
          </draw:path>
          <draw:path draw:style-name="gr3" draw:text-style-name="P8" draw:layer="layout" svg:width="0.39cm" svg:height="0.351cm" svg:x="16.26cm" svg:y="9.29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83cm" svg:height="0.546cm" svg:x="16.691cm" svg:y="9.1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261cm" svg:height="0.342cm" svg:x="17.117cm" svg:y="9.2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17.424cm" svg:y="9.1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17.638cm" svg:y="9.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17.86cm" svg:y="9.2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18.23cm" svg:y="9.1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8.536cm" svg:y="9.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8.881cm" svg:y="9.2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9.194cm" svg:y="9.29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19.574cm" svg:y="9.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20.046cm" svg:y="9.1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20.261cm" svg:y="9.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20.831cm" svg:y="9.2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21.465cm" svg:y="9.2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9cm" svg:height="0.537cm" svg:x="21.771cm" svg:y="9.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22.197cm" svg:y="9.2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2.586cm" svg:y="9.293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23.205cm" svg:y="9.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9cm" svg:height="0.351cm" svg:x="23.638cm" svg:y="9.29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54cm" svg:height="0.356cm" svg:x="24.07cm" svg:y="9.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083cm" svg:height="0.083cm" svg:x="24.415cm" svg:y="9.554cm" svg:viewBox="0 0 84 84" svg:d="M84 42c0-23-19-42-42-42s-42 19-42 42 19 42 42 42 42-19 42-42z">
            <text:p/>
          </draw:path>
        </draw:g>
        <draw:g xml:id="id115" draw:id="id115">
          <svg:title>TexMaths</svg:title>
          <svg:desc>22§display§\text {The given statement is } p \leftrightarrow q§svg§600§FALSE§</svg:desc>
          <draw:polygon draw:style-name="gr2" draw:text-style-name="P7" draw:layer="layout" svg:width="9.841cm" svg:height="0.62cm" svg:x="3.043cm" svg:y="10.195cm" svg:viewBox="0 0 9842 621" draw:points="4921,621 0,621 0,0 9842,0 9842,621">
            <text:p/>
          </draw:polygon>
          <draw:path draw:style-name="gr3" draw:text-style-name="P8" draw:layer="layout" svg:width="0.502cm" svg:height="0.524cm" svg:x="3.032cm" svg:y="10.168cm" svg:viewBox="0 0 503 525" svg:d="M489 0h-475l-14 175h19c11-126 23-150 139-150 14 0 36 0 43 1 15 2 15 11 15 29v410c0 27 0 38-80 38h-30v22c31-1 110-1 146-1 35 0 116 0 148 1v-22h-32c-81 0-81-11-81-38v-410c0-16 0-27 14-29 7-1 28-1 44-1 116 0 128 24 139 150h19z">
            <text:p/>
          </draw:path>
          <draw:path draw:style-name="gr3" draw:text-style-name="P8" draw:layer="layout" svg:width="0.39cm" svg:height="0.539cm" svg:x="3.586cm" svg:y="10.15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4.014cm" svg:y="10.3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4.614cm" svg:y="10.34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166cm" svg:height="0.519cm" svg:x="5.005cm" svg:y="10.1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5.209cm" svg:y="10.361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8" draw:layer="layout" svg:width="0.3cm" svg:height="0.357cm" svg:x="5.603cm" svg:y="10.3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5.95cm" svg:y="10.3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54cm" svg:height="0.357cm" svg:x="6.638cm" svg:y="10.3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242cm" svg:height="0.486cm" svg:x="6.932cm" svg:y="10.2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49cm" svg:height="0.357cm" svg:x="7.251cm" svg:y="10.346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7.618cm" svg:y="10.21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7.926cm" svg:y="10.3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604cm" svg:height="0.343cm" svg:x="8.273cm" svg:y="10.352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8" draw:layer="layout" svg:width="0.3cm" svg:height="0.357cm" svg:x="8.916cm" svg:y="10.3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9.262cm" svg:y="10.3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2cm" svg:height="0.486cm" svg:x="9.66cm" svg:y="10.2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166cm" svg:height="0.519cm" svg:x="10.228cm" svg:y="10.1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0.443cm" svg:y="10.3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404cm" svg:height="0.493cm" svg:x="10.955cm" svg:y="10.352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8" draw:layer="layout" svg:width="0.687cm" svg:height="0.405cm" svg:x="11.628cm" svg:y="10.297cm" svg:viewBox="0 0 688 406" svg:d="M84 187c43-32 64-64 71-74 33-53 40-102 40-104 0-9-8-9-15-9-13 0-15 2-16 16-20 76-65 141-152 176-8 4-12 5-12 11 0 5 4 7 12 10 80 34 132 94 152 182 1 9 3 11 16 11 7 0 15 0 15-9 0-2-7-51-38-103-16-22-39-51-73-75h520c-44 33-64 65-71 74-35 54-40 104-40 104 0 9 9 9 16 9 12 0 12-2 15-15 18-77 64-142 152-178 9-3 12-5 12-10 0-6-5-7-7-9-33-12-127-51-157-182-3-10-3-12-15-12-7 0-16 0-16 9 0 2 7 51 39 104 15 23 38 49 72 74z">
            <text:p/>
          </draw:path>
          <draw:path draw:style-name="gr3" draw:text-style-name="P8" draw:layer="layout" svg:width="0.319cm" svg:height="0.493cm" svg:x="12.603cm" svg:y="10.352cm" svg:viewBox="0 0 320 494" svg:d="M320 9c0-4-1-9-7-9-9 0-40 32-53 55-17-43-47-55-73-55-92 0-187 115-187 227 0 76 46 126 102 126 34 0 65-20 92-48-7 28-32 132-34 139-7 23-14 25-56 27-11 0-18 0-18 16 0 0 0 7 9 7 25 0 53-2 79-2 27 0 53 2 79 2 4 0 15 0 15-14 0-9-8-9-22-9-37 0-37-6-37-13 0-5 2-10 4-17zM106 335c-48 0-51-60-51-72 0-39 22-124 37-155 22-59 63-90 95-90 51 0 61 61 61 67 0 5-42 176-44 178-12 23-56 72-98 72z">
            <text:p/>
          </draw:path>
        </draw:g>
        <draw:g xml:id="id116" draw:id="id116">
          <svg:title>TexMaths</svg:title>
          <svg:desc>22§display§\therefore \ \text {The negation of the given statement is }§svg§600§FALSE§</svg:desc>
          <draw:polygon draw:style-name="gr2" draw:text-style-name="P7" draw:layer="layout" svg:width="13.951cm" svg:height="0.628cm" svg:x="13.35cm" svg:y="10.195cm" svg:viewBox="0 0 13952 629" draw:points="6976,629 0,629 0,0 13952,0 13952,629">
            <text:p/>
          </draw:polygon>
          <draw:path draw:style-name="gr3" draw:text-style-name="P8" draw:layer="layout" svg:width="0.469cm" svg:height="0.418cm" svg:x="13.334cm" svg:y="10.343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502cm" svg:height="0.524cm" svg:x="14.327cm" svg:y="10.177cm" svg:viewBox="0 0 503 525" svg:d="M489 0h-475l-14 174h19c11-125 23-149 139-149 14 0 36 0 43 1 15 2 15 11 15 29v410c0 26 0 37-80 37h-30v23c31-2 110-2 146-2 35 0 116 0 147 2v-23h-31c-81 0-81-11-81-37v-410c0-16 0-27 14-29 7-1 28-1 44-1 116 0 128 24 139 149h19z">
            <text:p/>
          </draw:path>
          <draw:path draw:style-name="gr3" draw:text-style-name="P8" draw:layer="layout" svg:width="0.39cm" svg:height="0.538cm" svg:x="14.883cm" svg:y="10.16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5.309cm" svg:y="10.3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5.912cm" svg:y="10.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cm" svg:height="0.357cm" svg:x="16.34cm" svg:y="10.3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54cm" svg:height="0.512cm" svg:x="16.683cm" svg:y="10.351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49cm" svg:height="0.357cm" svg:x="17.081cm" svg:y="10.35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7.449cm" svg:y="10.22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7.76cm" svg:y="10.18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17.971cm" svg:y="10.3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18.362cm" svg:y="10.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19.045cm" svg:y="10.3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19.436cm" svg:y="10.156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9.92cm" svg:y="10.22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20.229cm" svg:y="10.16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0.657cm" svg:y="10.3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54cm" svg:height="0.512cm" svg:x="21.257cm" svg:y="10.351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66cm" svg:height="0.519cm" svg:x="21.648cm" svg:y="10.18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21.852cm" svg:y="10.36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7cm" svg:x="22.246cm" svg:y="10.3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2.593cm" svg:y="10.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7cm" svg:x="23.281cm" svg:y="10.35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23.575cm" svg:y="10.22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7cm" svg:x="23.893cm" svg:y="10.35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24.261cm" svg:y="10.22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24.569cm" svg:y="10.3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604cm" svg:height="0.342cm" svg:x="24.916cm" svg:y="10.36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25.558cm" svg:y="10.3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5.905cm" svg:y="10.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26.303cm" svg:y="10.22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166cm" svg:height="0.519cm" svg:x="26.871cm" svg:y="10.18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27.086cm" svg:y="10.35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</draw:g>
        <draw:g xml:id="id117" draw:id="id117">
          <svg:title>TexMaths</svg:title>
          <svg:desc>22§display§\sim ( p \leftrightarrow q ) §svg§600§FALSE§</svg:desc>
          <draw:polygon draw:style-name="gr2" draw:text-style-name="P7" draw:layer="layout" svg:width="3.229cm" svg:height="0.696cm" svg:x="3.032cm" svg:y="11.195cm" svg:viewBox="0 0 3230 697" draw:points="1614,697 0,697 0,0 3230,0 3230,697">
            <text:p/>
          </draw:polygon>
          <draw:path draw:style-name="gr3" draw:text-style-name="P8" draw:layer="layout" svg:width="0.517cm" svg:height="0.182cm" svg:x="3.036cm" svg:y="11.452cm" svg:viewBox="0 0 518 183" svg:d="M518 26c0-17-6-26-11-26-4 0-11 7-11 21-3 76-54 118-109 118-49 0-86-33-125-67-38-37-79-72-132-72-84 0-130 86-130 157 0 24 11 24 11 24 8 0 10-16 10-17 4-87 62-120 109-120 50 0 87 33 125 67 39 35 79 72 132 72 85 0 131-86 131-157z">
            <text:p/>
          </draw:path>
          <draw:path draw:style-name="gr3" draw:text-style-name="P8" draw:layer="layout" svg:width="0.18cm" svg:height="0.773cm" svg:x="3.886cm" svg:y="11.15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404cm" svg:height="0.492cm" svg:x="4.086cm" svg:y="11.39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4.757cm" svg:y="11.341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4 9 14 0 14-2 18-14 17-78 63-143 151-178 9-4 12-5 12-11 0-5-5-7-7-8-33-13-128-52-156-182-4-10-4-12-18-12-5 0-14 0-14 9 0 2 7 51 39 104 15 22 38 49 72 73z">
            <text:p/>
          </draw:path>
          <draw:path draw:style-name="gr3" draw:text-style-name="P8" draw:layer="layout" svg:width="0.319cm" svg:height="0.492cm" svg:x="5.734cm" svg:y="11.393cm" svg:viewBox="0 0 320 493" svg:d="M320 9c0-4-1-9-7-9-8 0-40 32-52 55-18-43-48-55-74-55-92 0-187 114-187 227 0 76 46 125 102 125 34 0 65-20 92-48-7 28-32 132-34 139-7 23-14 25-56 27-11 0-18 0-18 16 0 0 0 7 9 7 25 0 53-2 79-2 27 0 53 2 79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6.12cm" svg:y="11.15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18" draw:id="id118">
          <svg:title>TexMaths</svg:title>
          <svg:desc>22§display§= ( p \ \wedge \sim q ) \vee ( q \ \wedge \sim p ) §svg§600§FALSE§</svg:desc>
          <draw:polygon draw:style-name="gr2" draw:text-style-name="P7" draw:layer="layout" svg:width="7.856cm" svg:height="0.696cm" svg:x="6.735cm" svg:y="11.195cm" svg:viewBox="0 0 7857 697" draw:points="3929,697 0,697 0,0 7857,0 7857,697">
            <text:p/>
          </draw:polygon>
          <draw:path draw:style-name="gr3" draw:text-style-name="P8" draw:layer="layout" svg:width="0.515cm" svg:height="0.182cm" svg:x="6.74cm" svg:y="11.4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7.589cm" svg:y="11.1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7.789cm" svg:y="11.39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8.502cm" svg:y="11.2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9.233cm" svg:y="11.4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0.037cm" svg:y="11.393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0.424cm" svg:y="11.1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0.894cm" svg:y="11.274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18cm" svg:height="0.773cm" svg:x="11.616cm" svg:y="11.1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1.871cm" svg:y="11.393cm" svg:viewBox="0 0 320 493" svg:d="M320 9c0-4-1-9-7-9-8 0-40 32-52 55-18-43-48-55-74-55-92 0-187 114-187 227 0 76 46 125 102 125 34 0 65-20 92-48-7 28-32 132-34 139-7 23-14 25-56 27-11 0-18 0-18 16 0 0 0 7 9 7 25 0 53-2 79-2 27 0 53 2 79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2.514cm" svg:y="11.2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13.244cm" svg:y="11.4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3.992cm" svg:y="11.39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14.45cm" svg:y="11.1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19" draw:id="id119">
          <svg:title>TexMaths</svg:title>
          <svg:desc>22§display§= \text {Quadrilateral is a square but not rhombus or }§svg§600§FALSE§</svg:desc>
          <draw:polygon draw:style-name="gr2" draw:text-style-name="P7" draw:layer="layout" svg:width="15.99cm" svg:height="0.619cm" svg:x="6.737cm" svg:y="12.298cm" svg:viewBox="0 0 15991 620" draw:points="7995,620 0,620 0,0 15991,0 15991,620">
            <text:p/>
          </draw:polygon>
          <draw:path draw:style-name="gr3" draw:text-style-name="P8" draw:layer="layout" svg:width="0.515cm" svg:height="0.182cm" svg:x="6.742cm" svg:y="12.5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2cm" svg:height="0.696cm" svg:x="7.557cm" svg:y="12.259cm" svg:viewBox="0 0 521 697" svg:d="M206 533c-42-14-129-72-129-250 0-200 110-264 180-264 76 0 181 67 181 264 0 62-9 171-91 231-18-44-43-83-88-83-39 0-64 34-64 65 0 21 11 37 11 37zM327 526c-26 14-52 18-68 18-41 0-46-35-46-48 0-21 16-47 46-47 42 0 60 33 68 77zM359 540c92-40 157-139 157-257 0-158-117-283-259-283-139 0-257 123-257 283 0 157 118 280 259 280 23 0 51-3 74-10 10 72 21 144 93 144 79 0 95-104 95-143 0-7 0-15-9-15-7 0-7 5-9 14-5 40-37 65-70 65-37 0-56-27-74-78z">
            <text:p/>
          </draw:path>
          <draw:path draw:style-name="gr3" draw:text-style-name="P8" draw:layer="layout" svg:width="0.39cm" svg:height="0.351cm" svg:x="8.14cm" svg:y="12.46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8.578cm" svg:y="12.45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83cm" svg:height="0.546cm" svg:x="8.958cm" svg:y="12.26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261cm" svg:height="0.342cm" svg:x="9.384cm" svg:y="12.4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9.69cm" svg:y="12.2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173cm" svg:height="0.538cm" svg:x="9.905cm" svg:y="12.2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0.127cm" svg:y="12.45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0.494cm" svg:y="12.3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cm" svg:height="0.356cm" svg:x="10.802cm" svg:y="12.4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1.146cm" svg:y="12.4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1.461cm" svg:y="12.45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11.839cm" svg:y="12.2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12.312cm" svg:y="12.2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2.527cm" svg:y="12.4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13.097cm" svg:y="12.45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13.734cm" svg:y="12.4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14.039cm" svg:y="12.46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8" draw:layer="layout" svg:width="0.39cm" svg:height="0.351cm" svg:x="14.445cm" svg:y="12.46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49cm" svg:height="0.356cm" svg:x="14.884cm" svg:y="12.45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61cm" svg:height="0.342cm" svg:x="15.258cm" svg:y="12.4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5.561cm" svg:y="12.4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6.163cm" svg:y="12.268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9cm" svg:height="0.351cm" svg:x="16.596cm" svg:y="12.46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42cm" svg:height="0.485cm" svg:x="17.015cm" svg:y="12.3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342cm" svg:x="17.583cm" svg:y="12.46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18.011cm" svg:y="12.45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8.389cm" svg:y="12.32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261cm" svg:height="0.342cm" svg:x="18.956cm" svg:y="12.4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9cm" svg:height="0.538cm" svg:x="19.261cm" svg:y="12.26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4cm" svg:height="0.356cm" svg:x="19.688cm" svg:y="12.45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0.077cm" svg:y="12.463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20.697cm" svg:y="12.268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9cm" svg:height="0.351cm" svg:x="21.13cm" svg:y="12.46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54cm" svg:height="0.356cm" svg:x="21.561cm" svg:y="12.4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6cm" svg:x="22.119cm" svg:y="12.45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22.506cm" svg:y="12.4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</draw:g>
        <draw:g xml:id="id120" draw:id="id120">
          <svg:title>TexMaths</svg:title>
          <svg:desc>22§display§\text {Quadrilateral is a rhombus but not square. }§svg§600§FALSE§</svg:desc>
          <draw:polygon draw:style-name="gr2" draw:text-style-name="P7" draw:layer="layout" svg:width="14.398cm" svg:height="0.619cm" svg:x="7.74cm" svg:y="13.401cm" svg:viewBox="0 0 14399 620" draw:points="7198,620 0,620 0,0 14399,0 14399,620">
            <text:p/>
          </draw:polygon>
          <draw:path draw:style-name="gr3" draw:text-style-name="P8" draw:layer="layout" svg:width="0.52cm" svg:height="0.696cm" svg:x="7.745cm" svg:y="13.362cm" svg:viewBox="0 0 521 697" svg:d="M206 533c-42-14-129-72-129-250 0-200 110-264 180-264 76 0 181 67 181 264 0 62-9 171-91 231-18-44-43-83-88-83-39 0-64 34-64 65 0 21 11 37 11 37zM327 526c-26 14-52 18-68 18-41 0-46-35-46-48 0-21 16-47 46-47 42 0 60 33 68 77zM359 540c92-40 157-139 157-257 0-158-116-283-259-283-139 0-257 123-257 283 0 157 118 280 259 280 23 0 51-3 74-10 10 72 21 144 93 144 79 0 95-104 95-143 0-7 0-15-9-15-7 0-7 5-9 14-5 40-37 65-70 65-37 0-56-27-74-78z">
            <text:p/>
          </draw:path>
          <draw:path draw:style-name="gr3" draw:text-style-name="P8" draw:layer="layout" svg:width="0.39cm" svg:height="0.351cm" svg:x="8.328cm" svg:y="13.56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8.764cm" svg:y="13.56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9.144cm" svg:y="13.371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261cm" svg:height="0.342cm" svg:x="9.57cm" svg:y="13.5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9.877cm" svg:y="13.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173cm" svg:height="0.538cm" svg:x="10.091cm" svg:y="13.37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0.313cm" svg:y="13.561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0.683cm" svg:y="13.4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cm" svg:height="0.356cm" svg:x="10.989cm" svg:y="13.56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1.334cm" svg:y="13.56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1.647cm" svg:y="13.56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73cm" svg:height="0.538cm" svg:x="12.027cm" svg:y="13.37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12.499cm" svg:y="13.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2.714cm" svg:y="13.5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13.284cm" svg:y="13.56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3.918cm" svg:y="13.5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9cm" svg:height="0.538cm" svg:x="14.224cm" svg:y="13.37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4cm" svg:height="0.356cm" svg:x="14.65cm" svg:y="13.56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15.039cm" svg:y="13.566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546cm" svg:x="15.658cm" svg:y="13.371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9cm" svg:height="0.351cm" svg:x="16.091cm" svg:y="13.5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54cm" svg:height="0.356cm" svg:x="16.522cm" svg:y="13.5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546cm" svg:x="17.08cm" svg:y="13.371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9cm" svg:height="0.351cm" svg:x="17.513cm" svg:y="13.5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44cm" svg:height="0.485cm" svg:x="17.934cm" svg:y="13.43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9cm" svg:height="0.342cm" svg:x="18.502cm" svg:y="13.5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18.928cm" svg:y="13.56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2cm" svg:height="0.485cm" svg:x="19.308cm" svg:y="13.4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254cm" svg:height="0.356cm" svg:x="19.877cm" svg:y="13.5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20.183cm" svg:y="13.56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8" draw:layer="layout" svg:width="0.39cm" svg:height="0.351cm" svg:x="20.59cm" svg:y="13.56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21.026cm" svg:y="13.56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21.403cm" svg:y="13.56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21.706cm" svg:y="13.56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2.095cm" svg:y="13.825cm" svg:viewBox="0 0 84 84" svg:d="M84 42c0-23-19-42-42-42s-42 19-42 42 19 42 42 42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07" smil:attributeName="visibility" smil:to="visible"/>
                  <anim:animate smil:dur="0.25s" smil:fill="hold" smil:targetElement="id107" smil:attributeName="width" smil:values="width*0.05;width" smil:keyTimes="0;1"/>
                  <anim:animate smil:dur="0.25s" smil:fill="hold" smil:targetElement="id107" smil:attributeName="height" smil:values="height;height" smil:keyTimes="0;1"/>
                  <anim:animate smil:dur="0.25s" smil:fill="hold" smil:targetElement="id107" smil:attributeName="x" smil:values="x-.2;x" smil:keyTimes="0;1"/>
                  <anim:animate smil:dur="0.25s" smil:fill="hold" smil:targetElement="id107" smil:attributeName="y" smil:values="y;y" smil:keyTimes="0;1"/>
                  <anim:transitionFilter smil:dur="0.25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width" smil:values="width*0.05;width" smil:keyTimes="0;1"/>
                  <anim:animate smil:dur="0.5s" smil:fill="hold" smil:targetElement="id113" anim:sub-item="text" smil:attributeName="height" smil:values="height;height" smil:keyTimes="0;1"/>
                  <anim:animate smil:dur="0.5s" smil:fill="hold" smil:targetElement="id113" anim:sub-item="text" smil:attributeName="x" smil:values="x-.2;x" smil:keyTimes="0;1"/>
                  <anim:animate smil:dur="0.5s" smil:fill="hold" smil:targetElement="id113" anim:sub-item="text" smil:attributeName="y" smil:values="y;y" smil:keyTimes="0;1"/>
                  <anim:transitionFilter smil:dur="0.5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4" draw:text-style-name="P6" draw:layer="layout" svg:width="26.716cm" svg:height="14.773cm" svg:x="0.8cm" svg:y="0.529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20"><text:tab/></text:span><text:span text:style-name="T20"> </text:span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/></text:p>
          </draw:text-box>
        </draw:frame>
        <draw:g xml:id="id121" draw:id="id121">
          <svg:title>TexMaths</svg:title>
          <svg:desc>22§display§\text {(ii) Let p : It is cold , q : It is raining.}§svg§600§FALSE§</svg:desc>
          <draw:polygon draw:style-name="gr2" draw:text-style-name="P7" draw:layer="layout" svg:width="12.916cm" svg:height="0.696cm" svg:x="1.73cm" svg:y="0.895cm" svg:viewBox="0 0 12917 697" draw:points="6458,697 0,697 0,0 12917,0 12917,697">
            <text:p/>
          </draw:polygon>
          <draw:path draw:style-name="gr3" draw:text-style-name="P8" draw:layer="layout" svg:width="0.18cm" svg:height="0.773cm" svg:x="1.767cm" svg:y="0.8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2.017cm" svg:y="0.9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2.232cm" svg:y="0.9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2.466cm" svg:y="0.8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25cm" svg:height="0.528cm" svg:x="3.006cm" svg:y="0.907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cm" svg:height="0.356cm" svg:x="3.485cm" svg:y="1.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3.821cm" svg:y="0.9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3cm" svg:height="0.492cm" svg:x="4.388cm" svg:y="1.09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083cm" svg:height="0.333cm" svg:x="5.12cm" svg:y="1.102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237cm" svg:height="0.528cm" svg:x="5.632cm" svg:y="0.907cm" svg:viewBox="0 0 238 529" svg:d="M153 60c0-27 4-35 65-35h20v-25c-27 2-88 2-118 2-32 0-92 0-120-2v25h21c62 0 63 8 63 35v410c0 28-1 35-63 35h-21v24c28-1 88-1 118-1 32 0 93 0 120 1v-24h-20c-61 0-65-7-65-35z">
            <text:p/>
          </draw:path>
          <draw:path draw:style-name="gr3" draw:text-style-name="P8" draw:layer="layout" svg:width="0.244cm" svg:height="0.485cm" svg:x="5.905cm" svg:y="0.9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6.475cm" svg:y="0.9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6.69cm" svg:y="1.0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95cm" svg:height="0.356cm" svg:x="7.253cm" svg:y="1.0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7.591cm" svg:y="1.0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7.982cm" svg:y="0.9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83cm" svg:height="0.546cm" svg:x="8.198cm" svg:y="0.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091cm" svg:height="0.231cm" svg:x="8.925cm" svg:y="1.35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3cm" svg:height="0.492cm" svg:x="9.358cm" svg:y="1.09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083cm" svg:height="0.333cm" svg:x="10.064cm" svg:y="1.102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237cm" svg:height="0.528cm" svg:x="10.578cm" svg:y="0.907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242cm" svg:height="0.485cm" svg:x="10.849cm" svg:y="0.9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1.419cm" svg:y="0.9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1.634cm" svg:y="1.0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61cm" svg:height="0.342cm" svg:x="12.192cm" svg:y="1.09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2.507cm" svg:y="1.09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166cm" svg:height="0.518cm" svg:x="12.885cm" svg:y="0.9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1cm" svg:y="1.0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13.53cm" svg:y="0.9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744cm" svg:y="1.0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5cm" svg:height="0.511cm" svg:x="14.17cm" svg:y="1.0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083cm" svg:height="0.083cm" svg:x="14.602cm" svg:y="1.354cm" svg:viewBox="0 0 84 84" svg:d="M84 42c0-23-19-42-42-42s-42 19-42 42 19 42 42 42 42-19 42-42z">
            <text:p/>
          </draw:path>
        </draw:g>
        <draw:g xml:id="id122" draw:id="id122">
          <svg:title>TexMaths</svg:title>
          <svg:desc>22§display§\text {The given statement is } p \wedge q§svg§600§FALSE§</svg:desc>
          <draw:polygon draw:style-name="gr2" draw:text-style-name="P7" draw:layer="layout" svg:width="9.498cm" svg:height="0.62cm" svg:x="3.043cm" svg:y="1.995cm" svg:viewBox="0 0 9499 621" draw:points="4750,621 0,621 0,0 9499,0 9499,621">
            <text:p/>
          </draw:polygon>
          <draw:path draw:style-name="gr3" draw:text-style-name="P8" draw:layer="layout" svg:width="0.502cm" svg:height="0.524cm" svg:x="3.032cm" svg:y="1.968cm" svg:viewBox="0 0 503 525" svg:d="M489 0h-475l-14 175h19c11-126 23-150 139-150 14 0 36 0 43 1 15 2 15 11 15 29v410c0 27 0 38-80 38h-30v22c31-1 110-1 146-1 35 0 116 0 148 1v-22h-32c-81 0-81-11-81-38v-410c0-16 0-27 14-29 7-1 28-1 44-1 116 0 128 24 139 150h19z">
            <text:p/>
          </draw:path>
          <draw:path draw:style-name="gr3" draw:text-style-name="P8" draw:layer="layout" svg:width="0.39cm" svg:height="0.539cm" svg:x="3.586cm" svg:y="1.95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4.014cm" svg:y="2.1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4.614cm" svg:y="2.14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166cm" svg:height="0.519cm" svg:x="5.005cm" svg:y="1.9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5.209cm" svg:y="2.161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8" draw:layer="layout" svg:width="0.3cm" svg:height="0.357cm" svg:x="5.603cm" svg:y="2.1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5.95cm" svg:y="2.1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54cm" svg:height="0.357cm" svg:x="6.638cm" svg:y="2.1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242cm" svg:height="0.486cm" svg:x="6.932cm" svg:y="2.0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49cm" svg:height="0.357cm" svg:x="7.251cm" svg:y="2.146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7.619cm" svg:y="2.01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7.927cm" svg:y="2.1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604cm" svg:height="0.343cm" svg:x="8.273cm" svg:y="2.152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8" draw:layer="layout" svg:width="0.3cm" svg:height="0.357cm" svg:x="8.916cm" svg:y="2.1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9.262cm" svg:y="2.1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2cm" svg:height="0.486cm" svg:x="9.66cm" svg:y="2.0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166cm" svg:height="0.519cm" svg:x="10.229cm" svg:y="1.9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0.443cm" svg:y="2.1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404cm" svg:height="0.493cm" svg:x="10.956cm" svg:y="2.152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8" draw:layer="layout" svg:width="0.43cm" svg:height="0.48cm" svg:x="11.584cm" svg:y="2.03cm" svg:viewBox="0 0 431 481" svg:d="M234 16c-7-12-10-16-18-16-10 0-12 5-17 16l-194 435c-5 9-5 11-5 16 0 7 7 14 16 14 5 0 10 0 17-16l183-412 182 412c7 16 16 16 17 16 9 0 16-7 16-14 0-2 0-3-3-12z">
            <text:p/>
          </draw:path>
          <draw:path draw:style-name="gr3" draw:text-style-name="P8" draw:layer="layout" svg:width="0.319cm" svg:height="0.493cm" svg:x="12.26cm" svg:y="2.152cm" svg:viewBox="0 0 320 494" svg:d="M320 9c0-4-1-9-7-9-9 0-40 32-53 55-17-43-47-55-73-55-92 0-187 115-187 227 0 76 46 126 102 126 34 0 65-20 92-48-7 28-32 132-34 139-7 23-14 25-56 27-11 0-18 0-18 16 0 0 0 7 9 7 25 0 53-2 79-2 27 0 53 2 79 2 4 0 15 0 15-14 0-9-8-9-22-9-37 0-37-6-37-13 0-5 2-10 4-17zM106 335c-48 0-51-60-51-72 0-39 22-124 37-155 22-59 63-90 95-90 51 0 61 61 61 67 0 5-42 176-44 178-12 23-56 72-98 72z">
            <text:p/>
          </draw:path>
        </draw:g>
        <draw:g xml:id="id123" draw:id="id123">
          <svg:title>TexMaths</svg:title>
          <svg:desc>22§display§\therefore \ \text {The negation of the given statement is }§svg§600§FALSE§</svg:desc>
          <draw:polygon draw:style-name="gr2" draw:text-style-name="P7" draw:layer="layout" svg:width="13.951cm" svg:height="0.628cm" svg:x="13.05cm" svg:y="1.995cm" svg:viewBox="0 0 13952 629" draw:points="6976,629 0,629 0,0 13952,0 13952,629">
            <text:p/>
          </draw:polygon>
          <draw:path draw:style-name="gr3" draw:text-style-name="P8" draw:layer="layout" svg:width="0.469cm" svg:height="0.418cm" svg:x="13.034cm" svg:y="2.143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502cm" svg:height="0.524cm" svg:x="14.027cm" svg:y="1.977cm" svg:viewBox="0 0 503 525" svg:d="M489 0h-475l-14 174h19c11-125 23-149 139-149 14 0 36 0 43 1 15 2 15 11 15 29v410c0 26 0 37-80 37h-30v23c31-2 110-2 146-2 35 0 116 0 147 2v-23h-31c-81 0-81-11-81-37v-410c0-16 0-27 14-29 7-1 28-1 44-1 116 0 128 24 139 149h19z">
            <text:p/>
          </draw:path>
          <draw:path draw:style-name="gr3" draw:text-style-name="P8" draw:layer="layout" svg:width="0.39cm" svg:height="0.538cm" svg:x="14.583cm" svg:y="1.96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5.009cm" svg:y="2.1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5.612cm" svg:y="2.1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cm" svg:height="0.357cm" svg:x="16.04cm" svg:y="2.1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54cm" svg:height="0.512cm" svg:x="16.383cm" svg:y="2.151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49cm" svg:height="0.357cm" svg:x="16.781cm" svg:y="2.15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7.149cm" svg:y="2.02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7.46cm" svg:y="1.98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17.671cm" svg:y="2.1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18.062cm" svg:y="2.1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18.745cm" svg:y="2.1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19.136cm" svg:y="1.956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9.62cm" svg:y="2.02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9.929cm" svg:y="1.96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0.357cm" svg:y="2.1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54cm" svg:height="0.512cm" svg:x="20.957cm" svg:y="2.151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66cm" svg:height="0.519cm" svg:x="21.348cm" svg:y="1.98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21.552cm" svg:y="2.16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7cm" svg:x="21.946cm" svg:y="2.1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2.293cm" svg:y="2.1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7cm" svg:x="22.981cm" svg:y="2.15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23.275cm" svg:y="2.02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7cm" svg:x="23.593cm" svg:y="2.15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23.961cm" svg:y="2.02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24.269cm" svg:y="2.1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604cm" svg:height="0.342cm" svg:x="24.616cm" svg:y="2.16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25.258cm" svg:y="2.1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5.605cm" svg:y="2.1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26.003cm" svg:y="2.02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166cm" svg:height="0.519cm" svg:x="26.571cm" svg:y="1.98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26.786cm" svg:y="2.15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</draw:g>
        <draw:g xml:id="id124" draw:id="id124">
          <svg:title>TexMaths</svg:title>
          <svg:desc>22§display§\sim ( p \wedge q ) §svg§600§FALSE§</svg:desc>
          <draw:polygon draw:style-name="gr2" draw:text-style-name="P7" draw:layer="layout" svg:width="2.885cm" svg:height="0.696cm" svg:x="3.333cm" svg:y="2.996cm" svg:viewBox="0 0 2886 697" draw:points="1444,697 0,697 0,0 2886,0 2886,697">
            <text:p/>
          </draw:polygon>
          <draw:path draw:style-name="gr3" draw:text-style-name="P8" draw:layer="layout" svg:width="0.517cm" svg:height="0.182cm" svg:x="3.337cm" svg:y="3.253cm" svg:viewBox="0 0 518 183" svg:d="M518 26c0-17-6-26-11-26-3 0-11 7-11 21-3 76-54 118-109 118-49 0-86-33-125-67-38-37-79-72-132-72-84 0-130 86-130 157 0 24 11 24 11 24 8 0 10-16 10-17 4-87 62-120 109-120 50 0 87 33 125 67 39 35 80 72 132 72 85 0 131-86 131-157z">
            <text:p/>
          </draw:path>
          <draw:path draw:style-name="gr3" draw:text-style-name="P8" draw:layer="layout" svg:width="0.18cm" svg:height="0.773cm" svg:x="4.187cm" svg:y="2.95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404cm" svg:height="0.492cm" svg:x="4.388cm" svg:y="3.19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3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5.014cm" svg:y="3.075cm" svg:viewBox="0 0 431 480" svg:d="M234 16c-7-12-10-16-17-16-11 0-13 5-18 16l-194 434c-5 9-5 11-5 16 0 7 7 14 16 14 5 0 10 0 17-16l184-411 181 411c7 16 16 16 17 16 9 0 16-7 16-14 0-2 0-3-3-12z">
            <text:p/>
          </draw:path>
          <draw:path draw:style-name="gr3" draw:text-style-name="P8" draw:layer="layout" svg:width="0.319cm" svg:height="0.492cm" svg:x="5.69cm" svg:y="3.194cm" svg:viewBox="0 0 320 493" svg:d="M320 9c0-4-1-9-7-9-8 0-40 32-52 55-18-43-48-55-74-55-92 0-187 114-187 227 0 76 46 125 102 125 34 0 65-20 92-48-7 28-32 132-34 139-7 23-14 25-56 27-11 0-18 0-18 16 0 0 0 7 9 7 25 0 53-2 79-2 27 0 53 2 80 2 3 0 14 0 14-15 0-8-7-8-22-8-36 0-36-6-36-13 0-5 1-10 3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6.078cm" svg:y="2.95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25" draw:id="id125">
          <svg:title>TexMaths</svg:title>
          <svg:desc>22§display§= \ \sim p \ \vee \sim q §svg§600§FALSE§</svg:desc>
          <draw:polygon draw:style-name="gr2" draw:text-style-name="P7" draw:layer="layout" svg:width="4.141cm" svg:height="0.536cm" svg:x="6.736cm" svg:y="3.095cm" svg:viewBox="0 0 4142 537" draw:points="2072,537 0,537 0,0 4142,0 4142,537">
            <text:p/>
          </draw:polygon>
          <draw:path draw:style-name="gr3" draw:text-style-name="P8" draw:layer="layout" svg:width="0.515cm" svg:height="0.182cm" svg:x="6.741cm" svg:y="3.2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7.598cm" svg:y="3.234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8.348cm" svg:y="3.177cm" svg:viewBox="0 0 405 493" svg:d="M60 438c-7 26-7 32-42 32-9 0-18 0-18 14 0 7 4 9 11 9 21 0 42-2 65-2 24 0 51 2 75 2 6 0 14 0 14-14 0-9-7-9-17-9-39 0-39-6-39-13 0-10 32-135 37-154 11 21 34 49 72 49 90 0 187-114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061cm" svg:y="3.056cm" svg:viewBox="0 0 431 480" svg:d="M426 32c5-11 5-13 5-16 0-9-7-16-16-16-7 0-12 5-17 18l-182 410-183-412c-7-14-12-16-17-16-9 0-16 7-16 16 0 2 0 3 5 12l194 436c5 15 10 16 17 16 9 0 13-5 16-16z">
            <text:p/>
          </draw:path>
          <draw:path draw:style-name="gr3" draw:text-style-name="P8" draw:layer="layout" svg:width="0.516cm" svg:height="0.182cm" svg:x="9.792cm" svg:y="3.234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0.598cm" svg:y="3.177cm" svg:viewBox="0 0 320 493" svg:d="M320 9c0-4-1-9-7-9-9 0-40 32-53 55-17-43-47-55-73-55-92 0-187 114-187 227 0 76 46 125 102 125 34 0 65-19 92-48-7 29-32 132-34 139-7 23-14 25-56 27-11 0-18 0-18 16 0 0 0 7 9 7 25 0 53-2 79-2 27 0 53 2 79 2 4 0 15 0 15-14 0-9-8-9-22-9-37 0-37-6-37-13 0-5 2-10 4-17zM106 334c-48 0-51-60-51-72 0-39 22-123 37-155 22-58 63-89 95-89 51 0 61 61 61 66 0 6-42 176-44 178-12 23-56 72-98 72z">
            <text:p/>
          </draw:path>
        </draw:g>
        <draw:g xml:id="id126" draw:id="id126">
          <svg:title>TexMaths</svg:title>
          <svg:desc>22§display§= \text {It is not cold or not raining.}§svg§600§FALSE§</svg:desc>
          <draw:polygon draw:style-name="gr2" draw:text-style-name="P7" draw:layer="layout" svg:width="10.198cm" svg:height="0.62cm" svg:x="6.738cm" svg:y="4.098cm" svg:viewBox="0 0 10199 621" draw:points="5099,621 0,621 0,0 10199,0 10199,621">
            <text:p/>
          </draw:polygon>
          <draw:path draw:style-name="gr3" draw:text-style-name="P8" draw:layer="layout" svg:width="0.515cm" svg:height="0.182cm" svg:x="6.743cm" svg:y="4.313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237cm" svg:height="0.53cm" svg:x="7.537cm" svg:y="4.068cm" svg:viewBox="0 0 238 531" svg:d="M153 60c0-26 4-35 64-35h21v-25c-27 2-88 2-118 2-32 0-94 0-120-2v25h21c60 0 63 9 63 35v411c0 28-3 35-63 35h-21v25c26-2 88-2 118-2 32 0 93 0 120 2v-25h-21c-60 0-64-7-64-35z">
            <text:p/>
          </draw:path>
          <draw:path draw:style-name="gr3" draw:text-style-name="P8" draw:layer="layout" svg:width="0.244cm" svg:height="0.486cm" svg:x="7.81cm" svg:y="4.121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166cm" svg:height="0.519cm" svg:x="8.378cm" svg:y="4.07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8.593cm" svg:y="4.249cm" svg:viewBox="0 0 255 358" svg:d="M136 197c17 4 81 16 81 73 0 39-27 70-89 70-65 0-93-44-107-111-2-9-3-12-10-12-11 0-11 5-11 19v103c0 14 0 19 9 19 3 0 5-2 19-16 2-2 2-3 16-18 33 32 69 34 84 34 90 0 127-53 127-109 0-41-24-64-33-74-27-25-57-30-88-37-44-9-97-18-97-64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39cm" svg:height="0.343cm" svg:x="9.155cm" svg:y="4.255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4-116 81v-81l-109 9v25c55 0 60 5 60 42z">
            <text:p/>
          </draw:path>
          <draw:path draw:style-name="gr3" draw:text-style-name="P8" draw:layer="layout" svg:width="0.344cm" svg:height="0.357cm" svg:x="9.582cm" svg:y="4.249cm" svg:viewBox="0 0 345 358" svg:d="M345 182c0-99-79-182-173-182-96 0-172 85-172 182 0 100 81 176 172 176 94 0 173-78 173-176zM172 339c-33 0-66-18-88-53-19-34-19-81-19-110 0-30 0-72 18-107 21-35 58-51 89-51 34 0 67 16 89 49 19 34 19 79 19 109 0 29 0 71-18 104-16 36-51 59-90 59z">
            <text:p/>
          </draw:path>
          <draw:path draw:style-name="gr3" draw:text-style-name="P8" draw:layer="layout" svg:width="0.242cm" svg:height="0.486cm" svg:x="9.963cm" svg:y="4.121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295cm" svg:height="0.357cm" svg:x="10.531cm" svg:y="4.249cm" svg:viewBox="0 0 296 358" svg:d="M65 180c0-127 63-161 104-161 7 0 56 0 84 29-31 3-36 26-36 37 0 19 14 35 35 35s37-14 37-37c0-53-60-83-120-83-97 0-169 85-169 180 0 100 77 178 167 178 104 0 129-94 129-102 0-7-7-7-9-7-7 0-9 3-11 7-23 72-74 83-102 83-40 0-109-34-109-159z">
            <text:p/>
          </draw:path>
          <draw:path draw:style-name="gr3" draw:text-style-name="P8" draw:layer="layout" svg:width="0.344cm" svg:height="0.357cm" svg:x="10.871cm" svg:y="4.249cm" svg:viewBox="0 0 345 358" svg:d="M345 182c0-99-79-182-173-182-96 0-172 85-172 182 0 100 81 176 172 176 94 0 173-78 173-176zM172 339c-33 0-66-18-88-53-19-34-19-81-19-110 0-30 0-72 18-107 21-35 58-51 89-51 34 0 67 16 89 49 19 34 19 79 19 109 0 29 0 71-18 104-16 36-51 59-90 59z">
            <text:p/>
          </draw:path>
          <draw:path draw:style-name="gr3" draw:text-style-name="P8" draw:layer="layout" svg:width="0.173cm" svg:height="0.539cm" svg:x="11.262cm" svg:y="4.059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83cm" svg:height="0.547cm" svg:x="11.476cm" svg:y="4.059cm" svg:viewBox="0 0 384 548" svg:d="M269 497v51l115-8v-25c-55 0-62-5-62-42v-473l-111 9v25c53 0 60 5 60 42v167c-23-26-56-47-99-47-91 0-172 76-172 176 0 99 76 176 165 176 50 0 85-26 104-51zM269 289v159c0 14 0 16-8 28-23 37-59 55-92 55-35 0-63-20-83-50-19-31-21-75-21-107 0-30 2-76 23-111 18-25 46-50 88-50 28 0 60 11 85 46 8 14 8 16 8 30z">
            <text:p/>
          </draw:path>
          <draw:path draw:style-name="gr3" draw:text-style-name="P8" draw:layer="layout" svg:width="0.344cm" svg:height="0.357cm" svg:x="12.159cm" svg:y="4.249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261cm" svg:height="0.343cm" svg:x="12.547cm" svg:y="4.25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9cm" svg:height="0.343cm" svg:x="13.11cm" svg:y="4.255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4-116 81v-81l-109 9v25c55 0 60 5 60 42z">
            <text:p/>
          </draw:path>
          <draw:path draw:style-name="gr3" draw:text-style-name="P8" draw:layer="layout" svg:width="0.344cm" svg:height="0.357cm" svg:x="13.536cm" svg:y="4.249cm" svg:viewBox="0 0 345 358" svg:d="M345 182c0-99-79-182-173-182-96 0-172 85-172 182 0 100 81 176 172 176 94 0 173-78 173-176zM172 339c-33 0-66-18-88-53-19-34-19-81-19-110 0-30 0-72 18-107 21-35 58-51 89-51 34 0 67 16 89 49 19 34 19 79 19 109 0 29 0 71-18 104-16 36-51 59-90 59z">
            <text:p/>
          </draw:path>
          <draw:path draw:style-name="gr3" draw:text-style-name="P8" draw:layer="layout" svg:width="0.242cm" svg:height="0.486cm" svg:x="13.916cm" svg:y="4.121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261cm" svg:height="0.343cm" svg:x="14.481cm" svg:y="4.25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349cm" svg:height="0.357cm" svg:x="14.796cm" svg:y="4.249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166cm" svg:height="0.519cm" svg:x="15.175cm" svg:y="4.07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15.389cm" svg:y="4.255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4-116 81v-81l-109 9v25c55 0 60 5 60 42z">
            <text:p/>
          </draw:path>
          <draw:path draw:style-name="gr3" draw:text-style-name="P8" draw:layer="layout" svg:width="0.166cm" svg:height="0.519cm" svg:x="15.819cm" svg:y="4.07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9cm" svg:height="0.343cm" svg:x="16.034cm" svg:y="4.255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4-116 81v-81l-109 9v25c55 0 60 5 60 42z">
            <text:p/>
          </draw:path>
          <draw:path draw:style-name="gr3" draw:text-style-name="P8" draw:layer="layout" svg:width="0.355cm" svg:height="0.512cm" svg:x="16.46cm" svg:y="4.24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7 0 155 0 155 67 0 41-57 80-133 80z">
            <text:p/>
          </draw:path>
          <draw:path draw:style-name="gr3" draw:text-style-name="P8" draw:layer="layout" svg:width="0.083cm" svg:height="0.084cm" svg:x="16.893cm" svg:y="4.514cm" svg:viewBox="0 0 84 85" svg:d="M84 42c0-23-19-42-42-42s-42 19-42 42 19 43 42 43 42-20 42-43z">
            <text:p/>
          </draw:path>
        </draw:g>
        <draw:g xml:id="id127" draw:id="id127">
          <svg:title>TexMaths</svg:title>
          <svg:desc>22§display§\text {(iii) Let p : It is raining , q : We will go , r : We will play football.}§svg§600§FALSE§</svg:desc>
          <draw:polygon draw:style-name="gr2" draw:text-style-name="P7" draw:layer="layout" svg:width="22.599cm" svg:height="0.696cm" svg:x="1.728cm" svg:y="5.099cm" svg:viewBox="0 0 22600 697" draw:points="11301,697 0,697 0,0 22600,0 22600,697">
            <text:p/>
          </draw:polygon>
          <draw:path draw:style-name="gr3" draw:text-style-name="P8" draw:layer="layout" svg:width="0.18cm" svg:height="0.773cm" svg:x="1.765cm" svg:y="5.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2.015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2.23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2.444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2.678cm" svg:y="5.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25cm" svg:height="0.528cm" svg:x="3.219cm" svg:y="5.111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cm" svg:height="0.356cm" svg:x="3.697cm" svg:y="5.2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4.034cm" svg:y="5.1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3cm" svg:height="0.492cm" svg:x="4.6cm" svg:y="5.29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083cm" svg:height="0.333cm" svg:x="5.332cm" svg:y="5.306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237cm" svg:height="0.528cm" svg:x="5.845cm" svg:y="5.111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8" draw:layer="layout" svg:width="0.242cm" svg:height="0.485cm" svg:x="6.117cm" svg:y="5.1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6.688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6.902cm" svg:y="5.2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61cm" svg:height="0.342cm" svg:x="7.46cm" svg:y="5.2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7.773cm" svg:y="5.2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66cm" svg:height="0.518cm" svg:x="8.154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368cm" svg:y="5.2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8.798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012cm" svg:y="5.2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5cm" svg:height="0.511cm" svg:x="9.438cm" svg:y="5.2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091cm" svg:height="0.231cm" svg:x="10.128cm" svg:y="5.55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3cm" svg:height="0.492cm" svg:x="10.559cm" svg:y="5.29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083cm" svg:height="0.333cm" svg:x="11.265cm" svg:y="5.306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766cm" svg:height="0.546cm" svg:x="11.772cm" svg:y="5.111cm" svg:viewBox="0 0 767 547" svg:d="M690 76c14-44 47-51 77-51v-25c-23 2-47 2-70 2-21 0-72-2-92-2v25c51 0 67 26 67 40 0 5-1 11-3 16l-116 357-125-380c0-2-2-7-2-11 0-22 46-22 65-22v-25c-28 2-81 2-109 2-30 0-63-2-95-2v25c44 0 60 0 70 28l16 53-107 332-125-380c0-3-2-9-2-11 0-22 46-22 65-22v-25c-28 2-81 2-109 2-30 0-63-2-95-2v25c58 0 62 3 70 31l155 475c2 7 6 16 14 16 13 0 14-5 16-16l129-394 128 394c2 7 5 16 14 16 13 0 13-5 16-16z">
            <text:p/>
          </draw:path>
          <draw:path draw:style-name="gr3" draw:text-style-name="P8" draw:layer="layout" svg:width="0.3cm" svg:height="0.356cm" svg:x="12.509cm" svg:y="5.2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13.104cm" svg:y="5.306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166cm" svg:height="0.518cm" svg:x="13.673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13.887cm" svg:y="5.1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14.102cm" svg:y="5.1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55cm" svg:height="0.511cm" svg:x="14.572cm" svg:y="5.2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44cm" svg:height="0.356cm" svg:x="14.958cm" svg:y="5.2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091cm" svg:height="0.231cm" svg:x="15.647cm" svg:y="5.55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61cm" svg:height="0.342cm" svg:x="16.075cm" svg:y="5.2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083cm" svg:height="0.333cm" svg:x="16.681cm" svg:y="5.306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766cm" svg:height="0.546cm" svg:x="17.186cm" svg:y="5.111cm" svg:viewBox="0 0 767 547" svg:d="M690 76c14-44 47-51 77-51v-25c-23 2-47 2-70 2-21 0-72-2-92-2v25c51 0 67 26 67 40 0 5-1 11-3 16l-116 357-125-380c0-2-2-7-2-11 0-22 46-22 65-22v-25c-28 2-81 2-109 2-30 0-63-2-95-2v25c44 0 60 0 70 28l16 53-107 332-125-380c0-3-2-9-2-11 0-22 46-22 65-22v-25c-28 2-81 2-109 2-30 0-63-2-95-2v25c58 0 62 3 70 31l155 475c2 7 6 16 14 16 13 0 14-5 16-16l129-394 128 394c2 7 5 16 14 16 13 0 13-5 16-16z">
            <text:p/>
          </draw:path>
          <draw:path draw:style-name="gr3" draw:text-style-name="P8" draw:layer="layout" svg:width="0.3cm" svg:height="0.356cm" svg:x="17.925cm" svg:y="5.2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18.518cm" svg:y="5.306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166cm" svg:height="0.518cm" svg:x="19.088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19.303cm" svg:y="5.1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19.518cm" svg:y="5.1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83cm" svg:height="0.492cm" svg:x="19.986cm" svg:y="5.29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173cm" svg:height="0.537cm" svg:x="20.419cm" svg:y="5.1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20.64cm" svg:y="5.2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79cm" svg:height="0.492cm" svg:x="20.989cm" svg:y="5.306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251cm" svg:height="0.546cm" svg:x="21.665cm" svg:y="5.095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44cm" svg:height="0.356cm" svg:x="21.897cm" svg:y="5.2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44cm" svg:height="0.356cm" svg:x="22.305cm" svg:y="5.2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22.685cm" svg:y="5.16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83cm" svg:height="0.546cm" svg:x="22.993cm" svg:y="5.104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9cm" svg:height="0.356cm" svg:x="23.433cm" svg:y="5.2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23.814cm" svg:y="5.1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24.028cm" svg:y="5.1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083cm" svg:height="0.083cm" svg:x="24.284cm" svg:y="5.558cm" svg:viewBox="0 0 84 84" svg:d="M84 42c0-23-19-42-42-42s-42 19-42 42 19 42 42 42 42-19 42-42z">
            <text:p/>
          </draw:path>
        </draw:g>
        <draw:g xml:id="id128" draw:id="id128">
          <svg:title>TexMaths</svg:title>
          <svg:desc>22§display§\text {The given statement is } p \rightarrow ( q \wedge r )§svg§600§FALSE§</svg:desc>
          <draw:polygon draw:style-name="gr2" draw:text-style-name="P7" draw:layer="layout" svg:width="11.619cm" svg:height="0.696cm" svg:x="3.144cm" svg:y="6.295cm" svg:viewBox="0 0 11620 697" draw:points="5810,697 0,697 0,0 11620,0 11620,697">
            <text:p/>
          </draw:polygon>
          <draw:path draw:style-name="gr3" draw:text-style-name="P8" draw:layer="layout" svg:width="0.502cm" svg:height="0.523cm" svg:x="3.133cm" svg:y="6.31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8" draw:layer="layout" svg:width="0.39cm" svg:height="0.537cm" svg:x="3.687cm" svg:y="6.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4.115cm" svg:y="6.4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4.715cm" svg:y="6.4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66cm" svg:height="0.518cm" svg:x="5.106cm" svg:y="6.3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5.31cm" svg:y="6.502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5.704cm" svg:y="6.4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6.051cm" svg:y="6.4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54cm" svg:height="0.356cm" svg:x="6.739cm" svg:y="6.4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7.033cm" svg:y="6.3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7.352cm" svg:y="6.49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7.72cm" svg:y="6.3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8.028cm" svg:y="6.4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8.374cm" svg:y="6.49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9.017cm" svg:y="6.4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9.364cm" svg:y="6.4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9.761cm" svg:y="6.3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0.33cm" svg:y="6.3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0.544cm" svg:y="6.4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404cm" svg:height="0.492cm" svg:x="11.057cm" svg:y="6.49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11.729cm" svg:y="6.441cm" svg:viewBox="0 0 688 405" svg:d="M604 218c-43 34-64 65-69 74-35 55-42 104-42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8" draw:layer="layout" svg:width="0.18cm" svg:height="0.773cm" svg:x="12.75cm" svg:y="6.2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3.005cm" svg:y="6.493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3.561cm" svg:y="6.3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14.228cm" svg:y="6.49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4.621cm" svg:y="6.2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29" draw:id="id129">
          <svg:title>TexMaths</svg:title>
          <svg:desc>22§display§\therefore \ \text {The negation of the given statement is }§svg§600§FALSE§</svg:desc>
          <draw:polygon draw:style-name="gr2" draw:text-style-name="P7" draw:layer="layout" svg:width="13.951cm" svg:height="0.628cm" svg:x="3.251cm" svg:y="7.495cm" svg:viewBox="0 0 13952 629" draw:points="6976,629 0,629 0,0 13952,0 13952,629">
            <text:p/>
          </draw:polygon>
          <draw:path draw:style-name="gr3" draw:text-style-name="P8" draw:layer="layout" svg:width="0.469cm" svg:height="0.418cm" svg:x="3.235cm" svg:y="7.643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502cm" svg:height="0.524cm" svg:x="4.228cm" svg:y="7.477cm" svg:viewBox="0 0 503 525" svg:d="M489 0h-475l-14 174h19c11-125 23-149 139-149 14 0 36 0 43 1 15 2 15 11 15 29v410c0 26 0 37-80 37h-30v23c31-2 110-2 146-2 35 0 116 0 147 2v-23h-31c-81 0-81-11-81-37v-410c0-16 0-27 14-29 7-1 28-1 44-1 116 0 128 24 139 149h19z">
            <text:p/>
          </draw:path>
          <draw:path draw:style-name="gr3" draw:text-style-name="P8" draw:layer="layout" svg:width="0.39cm" svg:height="0.538cm" svg:x="4.784cm" svg:y="7.46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5.21cm" svg:y="7.6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5.813cm" svg:y="7.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cm" svg:height="0.357cm" svg:x="6.241cm" svg:y="7.6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54cm" svg:height="0.512cm" svg:x="6.584cm" svg:y="7.651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49cm" svg:height="0.357cm" svg:x="6.982cm" svg:y="7.65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7.35cm" svg:y="7.52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7.661cm" svg:y="7.48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4cm" svg:height="0.357cm" svg:x="7.872cm" svg:y="7.6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8.263cm" svg:y="7.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8.946cm" svg:y="7.6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9.337cm" svg:y="7.456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9.821cm" svg:y="7.52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0.13cm" svg:y="7.46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0.558cm" svg:y="7.6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54cm" svg:height="0.512cm" svg:x="11.158cm" svg:y="7.651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66cm" svg:height="0.519cm" svg:x="11.549cm" svg:y="7.48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11.753cm" svg:y="7.66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7cm" svg:x="12.147cm" svg:y="7.6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2.494cm" svg:y="7.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7cm" svg:x="13.182cm" svg:y="7.65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13.476cm" svg:y="7.52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7cm" svg:x="13.794cm" svg:y="7.65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4.162cm" svg:y="7.52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14.47cm" svg:y="7.6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604cm" svg:height="0.342cm" svg:x="14.817cm" svg:y="7.66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15.459cm" svg:y="7.6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5.806cm" svg:y="7.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16.204cm" svg:y="7.52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166cm" svg:height="0.519cm" svg:x="16.772cm" svg:y="7.48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16.987cm" svg:y="7.65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</draw:g>
        <draw:g xml:id="id130" draw:id="id130">
          <svg:title>TexMaths</svg:title>
          <svg:desc>22§display§\sim [\ p \rightarrow ( q \wedge r )\ ] §svg§600§FALSE§</svg:desc>
          <draw:polygon draw:style-name="gr2" draw:text-style-name="P7" draw:layer="layout" svg:width="5.387cm" svg:height="0.696cm" svg:x="3.336cm" svg:y="8.596cm" svg:viewBox="0 0 5388 697" draw:points="2694,697 0,697 0,0 5388,0 5388,697">
            <text:p/>
          </draw:polygon>
          <draw:path draw:style-name="gr3" draw:text-style-name="P8" draw:layer="layout" svg:width="0.516cm" svg:height="0.182cm" svg:x="3.34cm" svg:y="8.853cm" svg:viewBox="0 0 517 183" svg:d="M517 26c0-17-5-26-10-26-4 0-11 7-11 21-3 76-54 118-109 118-49 0-86-33-125-67-39-37-79-72-132-72-84 0-130 86-130 157 0 24 11 24 11 24 8 0 10-16 10-17 4-87 62-120 109-120 49 0 86 33 125 67 39 35 79 72 132 72 85 0 130-86 130-157z">
            <text:p/>
          </draw:path>
          <draw:polygon draw:style-name="gr3" draw:text-style-name="P8" draw:layer="layout" svg:width="0.106cm" svg:height="0.773cm" svg:x="4.205cm" svg:y="8.557cm" svg:viewBox="0 0 107 774" draw:points="107,774 107,744 32,744 32,32 107,32 107,0 0,0 0,774">
            <text:p/>
          </draw:polygon>
          <draw:path draw:style-name="gr3" draw:text-style-name="P8" draw:layer="layout" svg:width="0.404cm" svg:height="0.492cm" svg:x="4.561cm" svg:y="8.79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6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5.231cm" svg:y="8.742cm" svg:viewBox="0 0 688 405" svg:d="M604 218c-43 34-64 65-69 74-35 55-42 104-42 104 0 9 9 9 16 9 12 0 14-2 17-14 18-78 64-143 151-178 9-4 11-5 11-11 0-5-5-7-5-8-35-13-129-52-159-182-1-10-3-12-15-12-7 0-16 0-16 9 0 2 7 51 40 104 14 22 37 49 71 73h-576c-14 0-28 0-28 16s14 16 28 16z">
            <text:p/>
          </draw:path>
          <draw:path draw:style-name="gr3" draw:text-style-name="P8" draw:layer="layout" svg:width="0.18cm" svg:height="0.773cm" svg:x="6.254cm" svg:y="8.5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6.509cm" svg:y="8.794cm" svg:viewBox="0 0 320 493" svg:d="M320 9c0-4-1-9-7-9-9 0-40 32-53 55-17-43-47-55-73-55-92 0-187 114-187 227 0 76 46 125 102 125 33 0 65-20 92-48-7 28-32 132-34 139-7 23-14 25-56 27-11 0-18 0-18 16 0 0 0 7 9 7 26 0 53-2 79-2 27 0 53 2 79 2 4 0 14 0 14-15 0-8-7-8-21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7.065cm" svg:y="8.675cm" svg:viewBox="0 0 431 480" svg:d="M234 16c-7-12-11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7.732cm" svg:y="8.79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8.124cm" svg:y="8.557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olygon draw:style-name="gr3" draw:text-style-name="P8" draw:layer="layout" svg:width="0.106cm" svg:height="0.773cm" svg:x="8.656cm" svg:y="8.557cm" svg:viewBox="0 0 107 774" draw:points="107,0 0,0 0,32 76,32 76,744 0,744 0,774 107,774">
            <text:p/>
          </draw:polygon>
        </draw:g>
        <draw:g xml:id="id131" draw:id="id131">
          <svg:title>TexMaths</svg:title>
          <svg:desc>22§display§= \ p \ \wedge \sim ( q \wedge r )§svg§600§FALSE§</svg:desc>
          <draw:polygon draw:style-name="gr2" draw:text-style-name="P7" draw:layer="layout" svg:width="5.316cm" svg:height="0.696cm" svg:x="9.337cm" svg:y="8.596cm" svg:viewBox="0 0 5317 697" draw:points="2659,697 0,697 0,0 5317,0 5317,697">
            <text:p/>
          </draw:polygon>
          <draw:path draw:style-name="gr3" draw:text-style-name="P8" draw:layer="layout" svg:width="0.515cm" svg:height="0.182cm" svg:x="9.342cm" svg:y="8.8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04cm" svg:height="0.492cm" svg:x="10.347cm" svg:y="8.79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1.062cm" svg:y="8.67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11.792cm" svg:y="8.85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12.642cm" svg:y="8.5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2.897cm" svg:y="8.794cm" svg:viewBox="0 0 320 493" svg:d="M320 9c0-4-1-9-7-9-9 0-40 32-53 55-17-43-47-55-73-55-92 0-187 114-187 227 0 76 46 125 102 125 34 0 65-20 92-48-7 28-32 132-34 139-7 23-14 25-56 27-11 0-18 0-18 16 0 0 0 7 9 7 25 0 53-2 77-2 29 0 55 2 81 2 4 0 14 0 14-15 0-8-7-8-21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3.453cm" svg:y="8.67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14.12cm" svg:y="8.794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4.513cm" svg:y="8.5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32" draw:id="id132">
          <svg:title>TexMaths</svg:title>
          <svg:desc>22§display§= \ p \ \wedge ( \sim q \ \vee \sim  r )§svg§600§FALSE§</svg:desc>
          <draw:polygon draw:style-name="gr2" draw:text-style-name="P7" draw:layer="layout" svg:width="6.391cm" svg:height="0.696cm" svg:x="9.34cm" svg:y="9.596cm" svg:viewBox="0 0 6392 697" draw:points="3196,697 0,697 0,0 6392,0 6392,697">
            <text:p/>
          </draw:polygon>
          <draw:path draw:style-name="gr3" draw:text-style-name="P8" draw:layer="layout" svg:width="0.515cm" svg:height="0.182cm" svg:x="9.345cm" svg:y="9.8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04cm" svg:height="0.492cm" svg:x="10.35cm" svg:y="9.79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1.236cm" svg:y="9.67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11.957cm" svg:y="9.5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12.225cm" svg:y="9.85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3.029cm" svg:y="9.79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3.671cm" svg:y="9.675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516cm" svg:height="0.182cm" svg:x="14.402cm" svg:y="9.85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6cm" svg:height="0.351cm" svg:x="15.197cm" svg:y="9.79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5.59cm" svg:y="9.5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33" draw:id="id133">
          <svg:title>TexMaths</svg:title>
          <svg:desc>22§display§= \text {It is raining and we will not go or we will not play football.}§svg§600§FALSE§</svg:desc>
          <draw:polygon draw:style-name="gr2" draw:text-style-name="P7" draw:layer="layout" svg:width="20.806cm" svg:height="0.628cm" svg:x="6.041cm" svg:y="10.798cm" svg:viewBox="0 0 20807 629" draw:points="10403,629 0,629 0,0 20807,0 20807,629">
            <text:p/>
          </draw:polygon>
          <draw:path draw:style-name="gr3" draw:text-style-name="P8" draw:layer="layout" svg:width="0.515cm" svg:height="0.182cm" svg:x="6.046cm" svg:y="11.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6.84cm" svg:y="10.777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44cm" svg:height="0.485cm" svg:x="7.113cm" svg:y="10.82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166cm" svg:height="0.519cm" svg:x="7.681cm" svg:y="10.78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7.896cm" svg:y="10.95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61cm" svg:height="0.342cm" svg:x="8.456cm" svg:y="10.96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8.769cm" svg:y="10.95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66cm" svg:height="0.519cm" svg:x="9.149cm" svg:y="10.78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9.362cm" svg:y="10.96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9cm" svg:x="9.793cm" svg:y="10.78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0.006cm" svg:y="10.96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0.434cm" svg:y="10.95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49cm" svg:height="0.357cm" svg:x="11.089cm" svg:y="10.95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1.467cm" svg:y="10.96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1.898cm" svg:y="10.768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8" draw:layer="layout" svg:width="0.531cm" svg:height="0.342cm" svg:x="12.574cm" svg:y="10.97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8" draw:layer="layout" svg:width="0.3cm" svg:height="0.357cm" svg:x="13.118cm" svg:y="10.95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531cm" svg:height="0.342cm" svg:x="13.711cm" svg:y="10.97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8" draw:layer="layout" svg:width="0.166cm" svg:height="0.519cm" svg:x="14.281cm" svg:y="10.78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73cm" svg:height="0.538cm" svg:x="14.496cm" svg:y="10.7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14.711cm" svg:y="10.7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9cm" svg:height="0.342cm" svg:x="15.182cm" svg:y="10.96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15.61cm" svg:y="10.95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44cm" svg:height="0.485cm" svg:x="15.988cm" svg:y="10.82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55cm" svg:height="0.512cm" svg:x="16.555cm" svg:y="10.95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44cm" svg:height="0.357cm" svg:x="16.941cm" svg:y="10.95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44cm" svg:height="0.357cm" svg:x="17.585cm" svg:y="10.95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61cm" svg:height="0.342cm" svg:x="17.972cm" svg:y="10.96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531cm" svg:height="0.342cm" svg:x="18.525cm" svg:y="10.97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8" draw:layer="layout" svg:width="0.3cm" svg:height="0.357cm" svg:x="19.07cm" svg:y="10.95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531cm" svg:height="0.342cm" svg:x="19.663cm" svg:y="10.97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8" draw:layer="layout" svg:width="0.166cm" svg:height="0.519cm" svg:x="20.234cm" svg:y="10.78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73cm" svg:height="0.538cm" svg:x="20.448cm" svg:y="10.7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20.663cm" svg:y="10.7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9cm" svg:height="0.342cm" svg:x="21.135cm" svg:y="10.96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21.561cm" svg:y="10.95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42cm" svg:height="0.485cm" svg:x="21.941cm" svg:y="10.82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83cm" svg:height="0.492cm" svg:x="22.506cm" svg:y="10.963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173cm" svg:height="0.538cm" svg:x="22.94cm" svg:y="10.7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23.162cm" svg:y="10.95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79cm" svg:height="0.492cm" svg:x="23.509cm" svg:y="10.97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8" draw:layer="layout" svg:width="0.251cm" svg:height="0.547cm" svg:x="24.185cm" svg:y="10.759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344cm" svg:height="0.357cm" svg:x="24.417cm" svg:y="10.95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44cm" svg:height="0.357cm" svg:x="24.825cm" svg:y="10.95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42cm" svg:height="0.485cm" svg:x="25.205cm" svg:y="10.82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83cm" svg:height="0.547cm" svg:x="25.513cm" svg:y="10.768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8" draw:layer="layout" svg:width="0.349cm" svg:height="0.357cm" svg:x="25.953cm" svg:y="10.95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26.334cm" svg:y="10.7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26.548cm" svg:y="10.7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083cm" svg:height="0.084cm" svg:x="26.804cm" svg:y="11.222cm" svg:viewBox="0 0 84 85" svg:d="M84 42c0-23-19-42-42-42s-42 19-42 42 19 43 42 43 42-20 42-43z">
            <text:p/>
          </draw:path>
        </draw:g>
        <draw:g xml:id="id134" draw:id="id134">
          <svg:title>TexMaths</svg:title>
          <svg:desc>22§display§\text {(iv) } \exists \ n \in A \text { such that } n + 7 \not &gt; 6. \text { OR }§svg§600§FALSE§</svg:desc>
          <draw:polygon draw:style-name="gr2" draw:text-style-name="P7" draw:layer="layout" svg:width="12.61cm" svg:height="0.696cm" svg:x="1.731cm" svg:y="12.099cm" svg:viewBox="0 0 12611 697" draw:points="6306,697 0,697 0,0 12611,0 12611,697">
            <text:p/>
          </draw:polygon>
          <draw:path draw:style-name="gr3" draw:text-style-name="P8" draw:layer="layout" svg:width="0.18cm" svg:height="0.773cm" svg:x="1.768cm" svg:y="12.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2.018cm" svg:y="12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2.222cm" svg:y="12.306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8" draw:layer="layout" svg:width="0.18cm" svg:height="0.773cm" svg:x="2.66cm" svg:y="12.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6cm" svg:height="0.537cm" svg:x="3.216cm" svg:y="12.104cm" svg:viewBox="0 0 347 538" svg:d="M347 28c0-26-4-28-28-28h-293c-12 0-26 0-26 16s14 16 26 16h289v221h-276c-14 0-28 0-28 16s14 16 28 16h276v222h-289c-12 0-26 0-26 15 0 16 14 16 26 16h293c24 0 28-1 28-28z">
            <text:p/>
          </draw:path>
          <draw:path draw:style-name="gr3" draw:text-style-name="P8" draw:layer="layout" svg:width="0.42cm" svg:height="0.351cm" svg:x="3.883cm" svg:y="12.297cm" svg:viewBox="0 0 421 352" svg:d="M46 297c-2 13-7 30-7 34 0 14 10 21 23 21 8 0 22-7 28-21 2-2 10-39 16-58l15-71c6-16 11-33 15-51 3-14 8-37 8-38 13-25 55-95 127-95 35 0 42 28 42 54 0 48-37 148-49 180-7 19-9 28-9 36 0 37 28 64 64 64 73 0 102-113 102-120s-7-7-9-7c-9 0-9 2-13 14-15 53-40 95-79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8" draw:layer="layout" svg:width="0.388cm" svg:height="0.449cm" svg:x="4.605cm" svg:y="12.222cm" svg:viewBox="0 0 389 450" svg:d="M361 241c14 0 28 0 28-16s-14-16-28-16h-329c8-103 98-177 207-177h122c14 0 28 0 28-16s-14-16-28-16h-122c-133 0-239 100-239 225 0 123 106 225 239 225h122c14 0 28 0 28-16 0-15-14-15-28-15h-122c-109 0-199-74-207-178z">
            <text:p/>
          </draw:path>
          <draw:path draw:style-name="gr3" draw:text-style-name="P8" draw:layer="layout" svg:width="0.53cm" svg:height="0.555cm" svg:x="5.298cm" svg:y="12.086cm" svg:viewBox="0 0 531 556" svg:d="M111 466c-30 51-60 63-95 65-9 0-16 0-16 16 0 4 4 9 11 9 21 0 44-4 66-4 25 0 53 4 78 4 3 0 14 0 14-16 0-9-7-9-12-9-18-2-37-9-37-28 0-9 5-17 12-28l58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8" draw:layer="layout" svg:width="0.254cm" svg:height="0.356cm" svg:x="6.134cm" svg:y="12.2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9cm" svg:height="0.351cm" svg:x="6.437cm" svg:y="12.297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95cm" svg:height="0.356cm" svg:x="6.868cm" svg:y="12.29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7.19cm" svg:y="12.1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242cm" svg:height="0.485cm" svg:x="7.866cm" svg:y="12.1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8.177cm" svg:y="12.1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8.614cm" svg:y="12.294cm" svg:viewBox="0 0 350 357" svg:d="M225 288c4 32 25 64 62 64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8.983cm" svg:y="12.1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42cm" svg:height="0.351cm" svg:x="9.55cm" svg:y="12.297cm" svg:viewBox="0 0 421 352" svg:d="M46 297c-2 13-7 30-7 34 0 14 10 21 23 21 8 0 22-7 28-21 2-2 10-39 16-58l15-71c6-16 11-33 15-51 3-14 8-37 8-38 13-25 55-95 127-95 35 0 42 28 42 54 0 48-37 148-49 180-7 19-9 28-9 36 0 37 28 64 64 64 73 0 102-113 102-120s-7-7-9-7c-9 0-9 2-13 14-15 53-40 95-79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8" draw:layer="layout" svg:width="0.515cm" svg:height="0.516cm" svg:x="10.207cm" svg:y="12.1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32cm" svg:height="0.541cm" svg:x="10.979cm" svg:y="12.11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8" draw:layer="layout" svg:width="0.386cm" svg:height="0.72cm" svg:x="11.644cm" svg:y="12.086cm" svg:viewBox="0 0 387 721" svg:d="M382 30c5-11 5-12 5-14 0-5-3-16-16-16-8 0-10 5-16 16l-348 675c-7 11-7 13-7 16 0 5 5 14 16 14 9 0 10-3 17-14z">
            <text:p/>
          </draw:path>
          <draw:path draw:style-name="gr3" draw:text-style-name="P8" draw:layer="layout" svg:width="0.472cm" svg:height="0.449cm" svg:x="11.602cm" svg:y="12.222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8" draw:layer="layout" svg:width="0.321cm" svg:height="0.532cm" svg:x="12.385cm" svg:y="12.125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8" draw:layer="layout" svg:width="0.083cm" svg:height="0.083cm" svg:x="12.806cm" svg:y="12.558cm" svg:viewBox="0 0 84 84" svg:d="M84 42c0-23-19-42-42-42s-42 19-42 42 19 42 42 42 42-19 42-42z">
            <text:p/>
          </draw:path>
          <draw:path draw:style-name="gr3" draw:text-style-name="P8" draw:layer="layout" svg:width="0.515cm" svg:height="0.562cm" svg:x="13.256cm" svg:y="12.095cm" svg:viewBox="0 0 516 563" svg:d="M516 283c0-158-117-283-259-283-139 0-257 125-257 283 0 160 120 280 257 280 142 0 259-123 259-280zM259 544c-76 0-180-69-180-271 0-201 115-254 178-254 69 0 179 55 179 254 0 205-107 271-177 271z">
            <text:p/>
          </draw:path>
          <draw:path draw:style-name="gr3" draw:text-style-name="P8" draw:layer="layout" svg:width="0.539cm" svg:height="0.546cm" svg:x="13.841cm" svg:y="12.111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3 33 96 33 62 0 74-63 74-86 0-4 0-12-10-12-7 0-7 7-9 12-4 54-32 68-51 68-39 0-44-38-55-110l-10-64c-14-49-51-74-95-89z">
            <text:p/>
          </draw:path>
        </draw:g>
        <draw:g xml:id="id136" draw:id="id136">
          <svg:title>TexMaths</svg:title>
          <svg:desc>22§display§\text {(v) } \forall \ x \in A ,  x + 9 \not \le 15. \text \ { OR }§svg§600§FALSE§</svg:desc>
          <draw:polygon draw:style-name="gr2" draw:text-style-name="P7" draw:layer="layout" svg:width="9.432cm" svg:height="0.696cm" svg:x="2.033cm" svg:y="13.501cm" svg:viewBox="0 0 9433 697" draw:points="4716,697 0,697 0,0 9433,0 9433,697">
            <text:p/>
          </draw:polygon>
          <draw:path draw:style-name="gr3" draw:text-style-name="P8" draw:layer="layout" svg:width="0.18cm" svg:height="0.773cm" svg:x="2.07cm" svg:y="13.46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79cm" svg:height="0.342cm" svg:x="2.309cm" svg:y="13.708cm" svg:viewBox="0 0 380 343" svg:d="M308 76c7-18 21-51 72-51v-25c-17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8" draw:layer="layout" svg:width="0.18cm" svg:height="0.773cm" svg:x="2.747cm" svg:y="13.46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555cm" svg:x="3.261cm" svg:y="13.506cm" svg:viewBox="0 0 431 556" svg:d="M428 30c3-9 3-11 3-14 0-9-5-16-16-16-8 0-14 9-17 18l-64 170h-235l-66-170c-3-11-7-18-17-18-9 0-16 7-16 16 0 2 0 3 5 14l192 507c5 12 9 19 19 19 11 0 15-9 16-18zM111 220h211l-106 276z">
            <text:p/>
          </draw:path>
          <draw:path draw:style-name="gr3" draw:text-style-name="P8" draw:layer="layout" svg:width="0.386cm" svg:height="0.351cm" svg:x="3.971cm" svg:y="13.6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388cm" svg:height="0.449cm" svg:x="4.669cm" svg:y="13.624cm" svg:viewBox="0 0 389 450" svg:d="M361 241c14 0 28 0 28-16s-14-16-28-16h-329c8-103 98-177 207-177h122c14 0 28 0 28-16s-14-16-28-16h-123c-132 0-238 100-238 225 0 123 106 225 238 225h123c14 0 28 0 28-16 0-15-14-15-28-15h-122c-109 0-199-74-207-178z">
            <text:p/>
          </draw:path>
          <draw:path draw:style-name="gr3" draw:text-style-name="P8" draw:layer="layout" svg:width="0.53cm" svg:height="0.555cm" svg:x="5.363cm" svg:y="13.488cm" svg:viewBox="0 0 531 556" svg:d="M111 466c-30 51-60 63-95 65-9 0-16 0-16 16 0 4 4 9 11 9 21 0 44-4 66-4 25 0 53 4 78 4 3 0 14 0 14-16 0-9-7-9-12-9-18-2-37-9-37-28 0-9 5-17 10-28l60-99h195c0 16 13 122 13 129 0 24-41 26-57 26-10 0-19 0-19 16 0 9 11 9 12 9 32 0 65-4 97-4 20 0 67 4 86 4 6 0 14 0 14-16 0-9-7-9-17-9-48 0-48-5-49-28l-48-484c-2-15-2-19-16-19-12 0-16 5-19 12zM204 352l153-255 25 255z">
            <text:p/>
          </draw:path>
          <draw:path draw:style-name="gr3" draw:text-style-name="P8" draw:layer="layout" svg:width="0.091cm" svg:height="0.231cm" svg:x="5.982cm" svg:y="13.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86cm" svg:height="0.351cm" svg:x="6.281cm" svg:y="13.6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6.916cm" svg:y="13.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7.678cm" svg:y="13.527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386cm" svg:height="0.72cm" svg:x="8.354cm" svg:y="13.488cm" svg:viewBox="0 0 387 721" svg:d="M382 30c5-11 5-12 5-14 0-5-3-16-16-16-8 0-10 5-16 16l-348 675c-7 11-7 13-7 16 0 5 5 14 16 14 9 0 10-3 17-14z">
            <text:p/>
          </draw:path>
          <draw:path draw:style-name="gr3" draw:text-style-name="P8" draw:layer="layout" svg:width="0.472cm" svg:height="0.599cm" svg:x="8.312cm" svg:y="13.55cm" svg:viewBox="0 0 473 600" svg:d="M459 33c9-5 14-8 14-17s-5-16-14-16c-5 0-12 4-14 5l-429 203c-14 5-16 10-16 17s5 12 16 16l429 202c9 6 11 6 14 6 7 0 14-7 14-16 0-7-1-11-15-18l-405-190zM447 600c12 0 26 0 26-16s-15-16-26-16h-419c-12 0-28 0-28 16s14 16 26 16z">
            <text:p/>
          </draw:path>
          <draw:path draw:style-name="gr3" draw:text-style-name="P8" draw:layer="layout" svg:width="0.256cm" svg:height="0.516cm" svg:x="9.132cm" svg:y="13.5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32cm" svg:x="9.488cm" svg:y="13.52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083cm" svg:height="0.083cm" svg:x="9.903cm" svg:y="13.96cm" svg:viewBox="0 0 84 84" svg:d="M84 42c0-23-19-42-42-42s-42 19-42 42 19 42 42 42 42-19 42-42z">
            <text:p/>
          </draw:path>
          <draw:path draw:style-name="gr3" draw:text-style-name="P8" draw:layer="layout" svg:width="0.536cm" svg:height="0.562cm" svg:x="10.346cm" svg:y="13.497cm" svg:viewBox="0 0 537 563" svg:d="M537 209c0-125-83-209-199-209-167 0-338 176-338 357 0 129 86 206 199 206 164 0 338-169 338-354zM202 544c-75 0-130-64-130-166 0-33 11-148 71-237 54-81 130-122 191-122 64 0 132 44 132 159 0 56-21 177-96 272-37 48-101 94-168 94z">
            <text:p/>
          </draw:path>
          <draw:path draw:style-name="gr3" draw:text-style-name="P8" draw:layer="layout" svg:width="0.553cm" svg:height="0.546cm" svg:x="10.952cm" svg:y="13.513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7-9-21-9-29 0-51 0-51-14 0-4 1-7 3-13l51-205h92c70 0 84 44 84 70 0 12-5 37-10 55-6 21-13 49-13 65 0 84 94 84 104 84 65 0 93-79 93-90 0-8-8-8-10-8-7 0-7 5-9 10-19 58-53 70-70 70-27 0-32-17-32-47 0-25 5-63 7-88 2-11 3-26 3-37 0-60-51-83-72-91z">
            <text:p/>
          </draw:path>
        </draw:g>
        <draw:g xml:id="id135" draw:id="id135">
          <svg:title>TexMaths</svg:title>
          <svg:desc>22§display§\exists \ n \in A \text { such that } n + 7 \le 6§svg§600§FALSE§</svg:desc>
          <draw:polygon draw:style-name="gr2" draw:text-style-name="P7" draw:layer="layout" svg:width="9.457cm" svg:height="0.584cm" svg:x="14.832cm" svg:y="12.099cm" svg:viewBox="0 0 9458 585" draw:points="4729,585 0,585 0,0 9458,0 9458,585">
            <text:p/>
          </draw:polygon>
          <draw:path draw:style-name="gr3" draw:text-style-name="P8" draw:layer="layout" svg:width="0.344cm" svg:height="0.538cm" svg:x="14.836cm" svg:y="12.078cm" svg:viewBox="0 0 345 539" svg:d="M345 28c0-26-2-28-26-28h-293c-12 0-26 0-26 16s14 16 26 16h289v222h-276c-14 0-28 0-28 15 0 16 14 16 28 16h276v222h-289c-12 0-26 0-26 16s14 16 26 16h293c24 0 26-2 26-28z">
            <text:p/>
          </draw:path>
          <draw:path draw:style-name="gr3" draw:text-style-name="P8" draw:layer="layout" svg:width="0.42cm" svg:height="0.351cm" svg:x="15.503cm" svg:y="12.271cm" svg:viewBox="0 0 421 352" svg:d="M46 298c-2 12-7 29-7 33 0 14 10 21 23 21 8 0 22-7 28-21 2-2 10-39 16-58l15-71c6-15 11-33 15-51 3-14 8-37 10-38 11-25 51-95 125-95 35 0 42 28 42 54 0 48-37 148-49 180-7 19-9 28-9 37 0 37 28 63 64 63 73 0 102-113 102-120s-7-7-9-7c-9 0-9 2-12 14-16 53-41 96-80 96-12 0-17-8-17-25 0-19 7-39 14-56 14-41 46-127 46-171 0-51-32-83-88-83-71 0-110 49-122 67-3-42-35-67-72-67-35 0-49 30-58 44-12 26-23 72-23 76 0 7 7 7 9 7 9 0 9 0 14-18 12-54 28-91 56-91 16 0 25 8 25 35 0 16-4 24-12 65z">
            <text:p/>
          </draw:path>
          <draw:path draw:style-name="gr3" draw:text-style-name="P8" draw:layer="layout" svg:width="0.388cm" svg:height="0.45cm" svg:x="16.224cm" svg:y="12.196cm" svg:viewBox="0 0 389 451" svg:d="M361 241c14 0 28 0 28-16 0-15-14-15-28-15h-329c8-104 98-178 207-178h122c14 0 28 0 28-16s-14-16-28-16h-123c-132 0-238 100-238 225 0 124 106 226 238 226h123c14 0 28 0 28-16s-14-16-28-16h-122c-109 0-199-74-207-178z">
            <text:p/>
          </draw:path>
          <draw:path draw:style-name="gr3" draw:text-style-name="P8" draw:layer="layout" svg:width="0.531cm" svg:height="0.555cm" svg:x="16.918cm" svg:y="12.06cm" svg:viewBox="0 0 532 556" svg:d="M111 467c-30 51-60 63-95 65-9 0-16 0-16 16 0 3 4 8 11 8 21 0 44-3 66-3 25 0 53 3 78 3 3 0 14 0 14-15 0-9-7-9-12-9-18-2-37-9-37-28 0-9 5-18 12-29l58-98h195c0 16 13 121 13 128 0 25-41 27-57 27-10 0-19 0-19 16 0 8 11 8 12 8 32 0 66-3 97-3 20 0 67 3 86 3 6 0 15 0 15-15 0-9-8-9-18-9-48 0-48-6-49-28l-48-485c-2-15-2-19-16-19-12 0-16 5-19 12zM204 352l153-255 25 255z">
            <text:p/>
          </draw:path>
          <draw:path draw:style-name="gr3" draw:text-style-name="P8" draw:layer="layout" svg:width="0.254cm" svg:height="0.356cm" svg:x="17.754cm" svg:y="12.2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51cm" svg:x="18.056cm" svg:y="12.271cm" svg:viewBox="0 0 391 352" svg:d="M278 282v70l113-9v-24c-55 0-60-6-60-43v-276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295cm" svg:height="0.356cm" svg:x="18.487cm" svg:y="12.268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9cm" svg:height="0.538cm" svg:x="18.81cm" svg:y="12.07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242cm" svg:height="0.485cm" svg:x="19.485cm" svg:y="12.13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9.797cm" svg:y="12.07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20.233cm" svg:y="12.268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20.603cm" svg:y="12.13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42cm" svg:height="0.351cm" svg:x="21.17cm" svg:y="12.271cm" svg:viewBox="0 0 421 352" svg:d="M46 298c-2 12-7 29-7 33 0 14 10 21 23 21 8 0 22-7 28-21 2-2 10-39 16-58l15-71c6-15 11-33 15-51 3-14 8-37 8-38 13-25 55-95 127-95 35 0 42 28 42 54 0 48-37 148-49 180-7 19-9 28-9 37 0 37 28 63 64 63 73 0 102-113 102-120s-7-7-9-7c-9 0-9 2-12 14-16 53-41 96-80 96-12 0-17-8-17-25 0-19 7-39 14-56 14-41 46-127 46-171 0-51-34-83-88-83-71 0-110 49-122 67-3-42-35-67-72-67-35 0-49 30-58 44-12 26-23 72-23 76 0 7 7 7 9 7 9 0 9 0 14-18 12-54 28-91 56-91 16 0 25 8 25 35 0 16-4 24-12 65z">
            <text:p/>
          </draw:path>
          <draw:path draw:style-name="gr3" draw:text-style-name="P8" draw:layer="layout" svg:width="0.515cm" svg:height="0.517cm" svg:x="21.826cm" svg:y="12.1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32cm" svg:height="0.541cm" svg:x="22.599cm" svg:y="12.092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8" draw:layer="layout" svg:width="0.472cm" svg:height="0.599cm" svg:x="23.222cm" svg:y="12.122cm" svg:viewBox="0 0 473 600" svg:d="M459 33c9-5 14-8 14-17s-5-16-14-16c-5 0-12 4-14 5l-429 203c-14 5-16 10-16 17s5 13 16 16l429 203c9 5 11 5 14 5 7 0 14-7 14-16 0-7-1-10-15-17l-405-191zM447 600c12 0 26 0 26-15 0-16-15-16-26-16h-419c-12 0-28 0-28 16 0 15 14 15 26 15z">
            <text:p/>
          </draw:path>
          <draw:path draw:style-name="gr3" draw:text-style-name="P8" draw:layer="layout" svg:width="0.321cm" svg:height="0.532cm" svg:x="24.005cm" svg:y="12.09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</draw:g>
        <draw:g xml:id="id137" draw:id="id137">
          <svg:title>TexMaths</svg:title>
          <svg:desc>22§display§\forall \ x \in A ,  x + 9 &gt; 15.


§svg§600§FALSE§</svg:desc>
          <draw:polygon draw:style-name="gr2" draw:text-style-name="P7" draw:layer="layout" svg:width="6.648cm" svg:height="0.626cm" svg:x="12.073cm" svg:y="13.501cm" svg:viewBox="0 0 6649 627" draw:points="3325,627 0,627 0,0 6649,0 6649,627">
            <text:p/>
          </draw:polygon>
          <draw:path draw:style-name="gr3" draw:text-style-name="P8" draw:layer="layout" svg:width="0.43cm" svg:height="0.555cm" svg:x="12.034cm" svg:y="13.48cm" svg:viewBox="0 0 431 556" svg:d="M428 30c3-9 3-11 3-14 0-9-5-16-16-16-8 0-14 9-17 18l-64 170h-235l-66-170c-3-11-7-18-17-18-9 0-16 7-16 16 0 2 0 3 5 14l192 507c5 12 9 19 20 19 10 0 14-9 15-17zM111 220h211l-105 276z">
            <text:p/>
          </draw:path>
          <draw:path draw:style-name="gr3" draw:text-style-name="P8" draw:layer="layout" svg:width="0.386cm" svg:height="0.351cm" svg:x="12.743cm" svg:y="13.673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88cm" svg:height="0.45cm" svg:x="13.442cm" svg:y="13.598cm" svg:viewBox="0 0 389 451" svg:d="M361 241c14 0 28 0 28-16s-14-16-28-16h-329c8-103 98-177 207-177h122c14 0 28 0 28-16s-14-16-28-16h-123c-132 0-238 100-238 225 0 123 106 226 238 226h123c14 0 28 0 28-16s-14-16-28-16h-122c-109 0-199-74-207-178z">
            <text:p/>
          </draw:path>
          <draw:path draw:style-name="gr3" draw:text-style-name="P8" draw:layer="layout" svg:width="0.531cm" svg:height="0.555cm" svg:x="14.136cm" svg:y="13.462cm" svg:viewBox="0 0 532 556" svg:d="M111 466c-30 51-60 64-95 66-9 0-16 0-16 15 0 4 4 9 11 9 21 0 44-3 66-3 25 0 53 3 78 3 3 0 14 0 14-16 0-8-7-8-12-8-18-2-37-9-37-29 0-8 5-17 12-28l58-98h196c0 15 12 121 12 128 0 25-41 27-56 27-11 0-20 0-20 15 0 9 11 9 12 9 32 0 66-3 97-3 20 0 67 3 87 3 5 0 14 0 14-16 0-8-7-8-18-8-48 0-48-6-49-29l-48-484c-2-15-2-19-16-19-12 0-15 5-19 12zM204 352l153-255 25 255z">
            <text:p/>
          </draw:path>
          <draw:path draw:style-name="gr3" draw:text-style-name="P8" draw:layer="layout" svg:width="0.091cm" svg:height="0.231cm" svg:x="14.755cm" svg:y="13.9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386cm" svg:height="0.351cm" svg:x="15.055cm" svg:y="13.673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5.69cm" svg:y="13.56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6.452cm" svg:y="13.501cm" svg:viewBox="0 0 322 533" svg:d="M253 269v25c0 183-80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473cm" svg:height="0.45cm" svg:x="17.084cm" svg:y="13.598cm" svg:viewBox="0 0 474 451" svg:d="M459 243c9-5 15-9 15-18s-6-14-15-17l-429-203c-11-5-12-5-14-5-9 0-16 7-16 16 0 7 4 10 14 17l408 192-408 192c-10 5-14 11-14 18 0 9 7 16 16 16 2 0 3 0 14-6z">
            <text:p/>
          </draw:path>
          <draw:path draw:style-name="gr3" draw:text-style-name="P8" draw:layer="layout" svg:width="0.256cm" svg:height="0.516cm" svg:x="17.906cm" svg:y="13.50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32cm" svg:x="18.262cm" svg:y="13.501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8" draw:layer="layout" svg:width="0.083cm" svg:height="0.083cm" svg:x="18.678cm" svg:y="13.934cm" svg:viewBox="0 0 84 84" svg:d="M84 42c0-23-19-42-42-42s-42 19-42 42 19 42 42 42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width*0.05;width" smil:keyTimes="0;1"/>
                  <anim:animate smil:dur="0.5s" smil:fill="hold" smil:targetElement="id129" smil:attributeName="height" smil:values="height;height" smil:keyTimes="0;1"/>
                  <anim:animate smil:dur="0.5s" smil:fill="hold" smil:targetElement="id129" smil:attributeName="x" smil:values="x-.2;x" smil:keyTimes="0;1"/>
                  <anim:animate smil:dur="0.5s" smil:fill="hold" smil:targetElement="id129" smil:attributeName="y" smil:values="y;y" smil:keyTimes="0;1"/>
                  <anim:transitionFilter smil:dur="0.5s" smil:targetElement="id1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4" draw:text-style-name="P6" draw:layer="layout" svg:width="26.716cm" svg:height="14.773cm" svg:x="0.8cm" svg:y="0.529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21"><text:s text:c="20"/></text:span></text:p>
            <text:p xml:id="id144" text:id="id144" text:style-name="P5"><text:span text:style-name="T9"><text:tab/></text:span><text:span text:style-name="T11">Solutions : <text:s/></text:span></text:p>
          </draw:text-box>
        </draw:frame>
        <draw:g xml:id="id138" draw:id="id138">
          <svg:title>TexMaths</svg:title>
          <svg:desc>24§display§\text {(4)}§svg§600§FALSE§</svg:desc>
          <draw:polygon draw:style-name="gr2" draw:text-style-name="P7" draw:layer="layout" svg:width="0.91cm" svg:height="0.76cm" svg:x="2.026cm" svg:y="0.69cm" svg:viewBox="0 0 911 761" draw:points="455,761 0,761 0,0 911,0 911,761">
            <text:p/>
          </draw:polygon>
          <draw:path draw:style-name="gr3" draw:text-style-name="P8" draw:layer="layout" svg:width="0.197cm" svg:height="0.844cm" svg:x="2.066cm" svg:y="0.64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76cm" svg:height="0.571cm" svg:x="2.335cm" svg:y="0.70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8" draw:layer="layout" svg:width="0.197cm" svg:height="0.844cm" svg:x="2.783cm" svg:y="0.64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9" draw:id="id139">
          <svg:title>TexMaths</svg:title>
          <svg:desc>22§display§\text {Write converse, inverse and contrapositive of the following statements. } §svg§600§FALSE§</svg:desc>
          <draw:polygon draw:style-name="gr2" draw:text-style-name="P7" draw:layer="layout" svg:width="23.685cm" svg:height="0.628cm" svg:x="3.354cm" svg:y="0.792cm" svg:viewBox="0 0 23686 629" draw:points="11843,629 0,629 0,0 23686,0 23686,629">
            <text:p/>
          </draw:polygon>
          <draw:path draw:style-name="gr3" draw:text-style-name="P8" draw:layer="layout" svg:width="0.766cm" svg:height="0.547cm" svg:x="3.329cm" svg:y="0.771cm" svg:viewBox="0 0 767 548" svg:d="M690 76c14-44 47-51 77-51v-25c-23 2-45 2-70 2-21 0-72-2-92-2v25c51 0 67 26 67 40 0 5-1 11-3 16l-116 358-124-381c-1-2-3-7-3-10 0-23 46-23 65-23v-25c-28 2-81 2-109 2-30 0-63-2-95-2v25c44 0 60 0 70 28l16 53-107 333-125-381c0-3-2-9-2-10 0-23 46-23 65-23v-25c-28 2-81 2-109 2-30 0-63-2-95-2v25c58 0 62 3 70 31l155 476c2 7 6 16 16 16 11 0 12-6 14-16l129-395 128 395c2 7 5 16 14 16 13 0 13-6 16-16z">
            <text:p/>
          </draw:path>
          <draw:path draw:style-name="gr3" draw:text-style-name="P8" draw:layer="layout" svg:width="0.261cm" svg:height="0.342cm" svg:x="4.066cm" svg:y="0.95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4.373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4cm" svg:height="0.485cm" svg:x="4.577cm" svg:y="0.82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cm" svg:height="0.357cm" svg:x="4.885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95cm" svg:height="0.357cm" svg:x="5.492cm" svg:y="0.952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5.83cm" svg:y="0.95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6.221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342cm" svg:x="6.618cm" svg:y="0.96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7cm" svg:x="7.011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7.356cm" svg:y="0.957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7.662cm" svg:y="0.9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7.963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091cm" svg:height="0.231cm" svg:x="8.352cm" svg:y="1.216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166cm" svg:height="0.519cm" svg:x="8.783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8.996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342cm" svg:x="9.396cm" svg:y="0.964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7cm" svg:x="9.788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10.131cm" svg:y="0.95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10.439cm" svg:y="0.9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10.74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9cm" svg:height="0.357cm" svg:x="11.353cm" svg:y="0.95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1.731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2.162cm" svg:y="0.762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8" draw:layer="layout" svg:width="0.295cm" svg:height="0.357cm" svg:x="12.849cm" svg:y="0.95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13.188cm" svg:y="0.95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39cm" svg:height="0.342cm" svg:x="13.577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3.977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261cm" svg:height="0.342cm" svg:x="14.283cm" svg:y="0.95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14.598cm" svg:y="0.95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83cm" svg:height="0.492cm" svg:x="14.973cm" svg:y="0.95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8" draw:layer="layout" svg:width="0.344cm" svg:height="0.357cm" svg:x="15.423cm" svg:y="0.95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4cm" svg:height="0.357cm" svg:x="15.814cm" svg:y="0.9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9cm" svg:x="16.12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16.323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16.634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16.839cm" svg:y="0.96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7cm" svg:x="17.233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44cm" svg:height="0.357cm" svg:x="17.835cm" svg:y="0.95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1cm" svg:height="0.547cm" svg:x="18.225cm" svg:y="0.75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242cm" svg:height="0.485cm" svg:x="18.708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9.019cm" svg:y="0.76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9.445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1cm" svg:height="0.547cm" svg:x="20.05cm" svg:y="0.75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44cm" svg:height="0.357cm" svg:x="20.283cm" svg:y="0.95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173cm" svg:height="0.538cm" svg:x="20.673cm" svg:y="0.7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20.888cm" svg:y="0.7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7cm" svg:x="21.099cm" svg:y="0.95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531cm" svg:height="0.342cm" svg:x="21.457cm" svg:y="0.96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166cm" svg:height="0.519cm" svg:x="22.027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22.24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22.666cm" svg:y="0.94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54cm" svg:height="0.357cm" svg:x="23.315cm" svg:y="0.9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4cm" svg:height="0.485cm" svg:x="23.609cm" svg:y="0.82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7cm" svg:x="23.928cm" svg:y="0.95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24.295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24.603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604cm" svg:height="0.342cm" svg:x="24.95cm" svg:y="0.957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25.593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5.939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26.337cm" svg:y="0.82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254cm" svg:height="0.357cm" svg:x="26.649cm" svg:y="0.9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83cm" svg:height="0.084cm" svg:x="26.994cm" svg:y="1.216cm" svg:viewBox="0 0 84 85" svg:d="M84 42c0-23-19-42-42-42s-42 19-42 42 19 43 42 43 42-20 42-43z">
            <text:p/>
          </draw:path>
        </draw:g>
        <draw:g xml:id="id140" draw:id="id140">
          <svg:title>TexMaths</svg:title>
          <svg:desc>22§display§\text {(i) If }  x &lt; y \text { then } x^2 &lt; y^2 \ ( \ \forall \ \ x, y \ \in \ R \ )§svg§600§FALSE§</svg:desc>
          <draw:polygon draw:style-name="gr2" draw:text-style-name="P7" draw:layer="layout" svg:width="13.73cm" svg:height="0.795cm" svg:x="3.629cm" svg:y="1.798cm" svg:viewBox="0 0 13731 796" draw:points="6866,796 0,796 0,0 13731,0 13731,796">
            <text:p/>
          </draw:polygon>
          <draw:path draw:style-name="gr3" draw:text-style-name="P8" draw:layer="layout" svg:width="0.18cm" svg:height="0.773cm" svg:x="3.666cm" svg:y="1.8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166cm" svg:height="0.518cm" svg:x="3.916cm" svg:y="1.92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18cm" svg:height="0.773cm" svg:x="4.15cm" svg:y="1.85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37cm" svg:height="0.529cm" svg:x="4.685cm" svg:y="1.9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4.968cm" svg:y="1.893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6cm" svg:height="0.351cm" svg:x="5.459cm" svg:y="2.0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45cm" svg:x="6.158cm" svg:y="2.019cm" svg:viewBox="0 0 473 451" svg:d="M459 33c9-5 14-8 14-17s-7-16-14-16c-3 0-5 0-14 5l-431 203c-7 3-14 8-14 17s7 13 14 18l431 202c9 6 11 6 14 6 7 0 14-7 14-16s-5-13-14-18l-406-192z">
            <text:p/>
          </draw:path>
          <draw:path draw:style-name="gr3" draw:text-style-name="P8" draw:layer="layout" svg:width="0.358cm" svg:height="0.501cm" svg:x="6.932cm" svg:y="2.09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8" draw:layer="layout" svg:width="0.244cm" svg:height="0.485cm" svg:x="7.589cm" svg:y="1.96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9cm" svg:height="0.538cm" svg:x="7.9cm" svg:y="1.90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326cm" svg:y="2.0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8.673cm" svg:y="2.09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9.358cm" svg:y="2.0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9.812cm" svg:y="1.75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45cm" svg:x="10.403cm" svg:y="2.019cm" svg:viewBox="0 0 473 451" svg:d="M459 33c9-5 14-8 14-17s-7-16-14-16c-3 0-5 0-14 5l-431 203c-7 3-14 8-14 17s7 13 14 18l431 202c9 6 11 6 14 6 7 0 14-7 14-16s-5-13-14-18l-406-192z">
            <text:p/>
          </draw:path>
          <draw:path draw:style-name="gr3" draw:text-style-name="P8" draw:layer="layout" svg:width="0.356cm" svg:height="0.501cm" svg:x="11.178cm" svg:y="2.09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8" draw:layer="layout" svg:width="0.24cm" svg:height="0.36cm" svg:x="11.596cm" svg:y="1.75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2.244cm" svg:y="1.8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43cm" svg:height="0.555cm" svg:x="12.726cm" svg:y="1.902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3" draw:text-style-name="P8" draw:layer="layout" svg:width="0.386cm" svg:height="0.351cm" svg:x="13.693cm" svg:y="2.0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091cm" svg:height="0.231cm" svg:x="14.178cm" svg:y="2.35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358cm" svg:height="0.501cm" svg:x="14.479cm" svg:y="2.09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8" draw:layer="layout" svg:width="0.388cm" svg:height="0.45cm" svg:x="15.4cm" svg:y="2.019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3" draw:text-style-name="P8" draw:layer="layout" svg:width="0.553cm" svg:height="0.546cm" svg:x="16.355cm" svg:y="1.91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4 94 84 104 84 65 0 93-79 93-89 0-9-8-9-10-9-7 0-7 5-9 10-19 58-53 71-70 71-27 0-32-18-32-48 0-24 5-63 7-88 2-10 4-26 4-37 0-60-52-82-73-91z">
            <text:p/>
          </draw:path>
          <draw:path draw:style-name="gr3" draw:text-style-name="P8" draw:layer="layout" svg:width="0.18cm" svg:height="0.773cm" svg:x="17.218cm" svg:y="1.85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141" draw:id="id141">
          <svg:title>TexMaths</svg:title>
          <svg:desc>22§display§\text {(ii) A family becomes literate if the woman in it is literate.}§svg§600§FALSE§</svg:desc>
          <draw:polygon draw:style-name="gr2" draw:text-style-name="P7" draw:layer="layout" svg:width="19.844cm" svg:height="0.696cm" svg:x="3.427cm" svg:y="2.896cm" svg:viewBox="0 0 19845 697" draw:points="9923,697 0,697 0,0 19845,0 19845,697">
            <text:p/>
          </draw:polygon>
          <draw:path draw:style-name="gr3" draw:text-style-name="P8" draw:layer="layout" svg:width="0.18cm" svg:height="0.773cm" svg:x="3.464cm" svg:y="2.8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714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929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63cm" svg:y="2.8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555cm" svg:x="4.701cm" svg:y="2.883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8" draw:layer="layout" svg:width="0.251cm" svg:height="0.546cm" svg:x="5.541cm" svg:y="2.892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49cm" svg:height="0.356cm" svg:x="5.784cm" svg:y="3.091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604cm" svg:height="0.342cm" svg:x="6.162cm" svg:y="3.094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6.808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7.023cm" svg:y="2.90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79cm" svg:height="0.492cm" svg:x="7.227cm" svg:y="3.103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383cm" svg:height="0.546cm" svg:x="7.899cm" svg:y="2.90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8.35cm" svg:y="3.0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8.698cm" svg:y="3.09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9.038cm" svg:y="3.09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9.427cm" svg:y="3.094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0.067cm" svg:y="3.0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0.416cm" svg:y="3.0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73cm" svg:height="0.537cm" svg:x="10.979cm" svg:y="2.90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11.194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11.398cm" svg:y="2.9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1.704cm" svg:y="3.0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049cm" svg:y="3.094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2.362cm" svg:y="3.0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12.73cm" svg:y="2.9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3.038cm" svg:y="3.0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3.644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13.858cm" svg:y="2.892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14.342cm" svg:y="2.9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4.652cm" svg:y="2.90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5.078cm" svg:y="3.0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15.673cm" svg:y="3.103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44cm" svg:height="0.356cm" svg:x="16.217cm" svg:y="3.09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16.607cm" svg:y="3.094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17.259cm" svg:y="3.0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7.637cm" svg:y="3.0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18.325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8.54cm" svg:y="3.0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19.228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4cm" svg:height="0.485cm" svg:x="19.432cm" svg:y="2.96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20.001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20.215cm" svg:y="3.0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73cm" svg:height="0.537cm" svg:x="20.778cm" svg:y="2.90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20.993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4cm" svg:height="0.485cm" svg:x="21.197cm" svg:y="2.96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21.505cm" svg:y="3.0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1.848cm" svg:y="3.0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22.162cm" svg:y="3.0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22.531cm" svg:y="2.9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22.839cm" svg:y="3.0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3.227cm" svg:y="3.355cm" svg:viewBox="0 0 84 84" svg:d="M84 42c0-23-19-42-42-42s-42 19-42 42 19 42 42 42 42-19 42-42z">
            <text:p/>
          </draw:path>
        </draw:g>
        <draw:g xml:id="id142" draw:id="id142">
          <svg:title>TexMaths</svg:title>
          <svg:desc>22§display§\text {(iii) If a triangle is equilateral then it is equiangular.}§svg§600§FALSE§</svg:desc>
          <draw:polygon draw:style-name="gr2" draw:text-style-name="P7" draw:layer="layout" svg:width="17.656cm" svg:height="0.696cm" svg:x="3.229cm" svg:y="3.999cm" svg:viewBox="0 0 17657 697" draw:points="8828,697 0,697 0,0 17657,0 17657,697">
            <text:p/>
          </draw:polygon>
          <draw:path draw:style-name="gr3" draw:text-style-name="P8" draw:layer="layout" svg:width="0.18cm" svg:height="0.773cm" svg:x="3.266cm" svg:y="3.9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516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731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945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79cm" svg:y="3.9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7cm" svg:height="0.528cm" svg:x="4.716cm" svg:y="4.011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4.998cm" svg:y="3.995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49cm" svg:height="0.356cm" svg:x="5.499cm" svg:y="4.1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6.126cm" svg:y="4.06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261cm" svg:height="0.342cm" svg:x="6.434cm" svg:y="4.1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6.74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6.962cm" svg:y="4.1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7.34cm" svg:y="4.1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5cm" svg:height="0.511cm" svg:x="7.768cm" svg:y="4.1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73cm" svg:height="0.537cm" svg:x="8.159cm" svg:y="4.0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8.368cm" svg:y="4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8.974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9.188cm" svg:y="4.1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9.748cm" svg:y="4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0.097cm" svg:y="4.19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8" draw:layer="layout" svg:width="0.39cm" svg:height="0.351cm" svg:x="10.503cm" svg:y="4.19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166cm" svg:height="0.518cm" svg:x="10.933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11.147cm" svg:y="4.0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11.369cm" svg:y="4.1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242cm" svg:height="0.485cm" svg:x="11.739cm" svg:y="4.0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2.047cm" svg:y="4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39cm" svg:y="4.1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2.703cm" svg:y="4.1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13.083cm" svg:y="4.0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242cm" svg:height="0.485cm" svg:x="13.544cm" svg:y="4.0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3.856cm" svg:y="4.0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4.282cm" svg:y="4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629cm" svg:y="4.1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15.317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15.521cm" svg:y="4.0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6.089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6.304cm" svg:y="4.1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6.864cm" svg:y="4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7.212cm" svg:y="4.19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8" draw:layer="layout" svg:width="0.39cm" svg:height="0.351cm" svg:x="17.619cm" svg:y="4.19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166cm" svg:height="0.518cm" svg:x="18.048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18.27cm" svg:y="4.1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8.649cm" svg:y="4.1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5cm" svg:height="0.511cm" svg:x="19.076cm" svg:y="4.1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9cm" svg:height="0.351cm" svg:x="19.465cm" svg:y="4.19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173cm" svg:height="0.537cm" svg:x="19.896cm" svg:y="4.0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20.118cm" svg:y="4.1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20.493cm" svg:y="4.1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083cm" svg:height="0.083cm" svg:x="20.842cm" svg:y="4.458cm" svg:viewBox="0 0 84 84" svg:d="M84 42c0-23-19-42-42-42s-42 19-42 42 19 42 42 42 42-19 42-42z">
            <text:p/>
          </draw:path>
        </draw:g>
        <draw:g xml:id="id143" draw:id="id143">
          <svg:title>TexMaths</svg:title>
          <svg:desc>22§display§\text {(iv) If } x \text { is zero then we cannot divide by } x.§svg§600§FALSE§</svg:desc>
          <draw:polygon draw:style-name="gr2" draw:text-style-name="P7" draw:layer="layout" svg:width="14.686cm" svg:height="0.696cm" svg:x="3.23cm" svg:y="5.099cm" svg:viewBox="0 0 14687 697" draw:points="7344,697 0,697 0,0 14687,0 14687,697">
            <text:p/>
          </draw:polygon>
          <draw:path draw:style-name="gr3" draw:text-style-name="P8" draw:layer="layout" svg:width="0.18cm" svg:height="0.773cm" svg:x="3.267cm" svg:y="5.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517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3.721cm" svg:y="5.306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8" draw:layer="layout" svg:width="0.18cm" svg:height="0.773cm" svg:x="4.159cm" svg:y="5.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7cm" svg:height="0.528cm" svg:x="4.694cm" svg:y="5.111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4.978cm" svg:y="5.095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86cm" svg:height="0.351cm" svg:x="5.469cm" svg:y="5.2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166cm" svg:height="0.518cm" svg:x="6.171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6.386cm" svg:y="5.2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89cm" svg:height="0.333cm" svg:x="6.945cm" svg:y="5.306cm" svg:viewBox="0 0 290 334" svg:d="M282 23c7-9 7-9 7-12 0-11-7-11-21-11h-249l-8 125h19c5-79 19-107 106-107h88l-217 292c-7 8-7 10-7 14 0 10 5 10 19 10h257l14-144h-19c-7 91-23 125-114 125h-92z">
            <text:p/>
          </draw:path>
          <draw:path draw:style-name="gr3" draw:text-style-name="P8" draw:layer="layout" svg:width="0.3cm" svg:height="0.356cm" svg:x="7.288cm" svg:y="5.2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7.632cm" svg:y="5.2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7.936cm" svg:y="5.2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2cm" svg:height="0.485cm" svg:x="8.573cm" svg:y="5.1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8.883cm" svg:y="5.1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9.311cm" svg:y="5.2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9.657cm" svg:y="5.2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53cm" svg:height="0.342cm" svg:x="10.333cm" svg:y="5.306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0.877cm" svg:y="5.2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1.484cm" svg:y="5.29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9cm" svg:height="0.356cm" svg:x="11.834cm" svg:y="5.2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2.213cm" svg:y="5.2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9cm" svg:height="0.342cm" svg:x="12.642cm" svg:y="5.2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4cm" svg:height="0.356cm" svg:x="13.068cm" svg:y="5.2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3.448cm" svg:y="5.16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83cm" svg:height="0.546cm" svg:x="14.018cm" svg:y="5.104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66cm" svg:height="0.518cm" svg:x="14.446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14.65cm" svg:y="5.306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8" draw:layer="layout" svg:width="0.166cm" svg:height="0.518cm" svg:x="15.069cm" svg:y="5.1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546cm" svg:x="15.285cm" svg:y="5.104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cm" svg:height="0.356cm" svg:x="15.71cm" svg:y="5.2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6.311cm" svg:y="5.104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79cm" svg:height="0.492cm" svg:x="16.713cm" svg:y="5.306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386cm" svg:height="0.351cm" svg:x="17.387cm" svg:y="5.2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83cm" svg:height="0.083cm" svg:x="17.873cm" svg:y="5.558cm" svg:viewBox="0 0 84 84" svg:d="M84 42c0-23-19-42-42-42s-42 19-42 42 19 42 42 42 42-19 42-42z">
            <text:p/>
          </draw:path>
        </draw:g>
        <draw:g xml:id="id145" draw:id="id145">
          <svg:title>TexMaths</svg:title>
          <svg:desc>22§display§\text {(i) Let  } p :   x &lt; y, \ \ \ q :  x^2 &lt; y^2 .§svg§600§FALSE§</svg:desc>
          <draw:polygon draw:style-name="gr2" draw:text-style-name="P7" draw:layer="layout" svg:width="10.152cm" svg:height="0.795cm" svg:x="2.032cm" svg:y="7.398cm" svg:viewBox="0 0 10153 796" draw:points="5076,796 0,796 0,0 10153,0 10153,796">
            <text:p/>
          </draw:polygon>
          <draw:path draw:style-name="gr3" draw:text-style-name="P8" draw:layer="layout" svg:width="0.18cm" svg:height="0.773cm" svg:x="2.069cm" svg:y="7.4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166cm" svg:height="0.518cm" svg:x="2.319cm" svg:y="7.52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18cm" svg:height="0.773cm" svg:x="2.553cm" svg:y="7.45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25cm" svg:height="0.529cm" svg:x="3.093cm" svg:y="7.51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3.572cm" svg:y="7.6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3.908cm" svg:y="7.56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404cm" svg:height="0.492cm" svg:x="4.428cm" svg:y="7.69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8" draw:layer="layout" svg:width="0.083cm" svg:height="0.333cm" svg:x="5.123cm" svg:y="7.704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386cm" svg:height="0.351cm" svg:x="5.508cm" svg:y="7.6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45cm" svg:x="6.207cm" svg:y="7.619cm" svg:viewBox="0 0 473 451" svg:d="M459 33c9-5 14-8 14-17s-7-16-14-16c-3 0-5 0-14 5l-431 203c-7 3-14 8-14 17s7 13 14 18l431 202c9 6 11 6 14 6 7 0 14-7 14-16s-5-13-14-18l-406-192z">
            <text:p/>
          </draw:path>
          <draw:path draw:style-name="gr3" draw:text-style-name="P8" draw:layer="layout" svg:width="0.358cm" svg:height="0.501cm" svg:x="6.982cm" svg:y="7.69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091cm" svg:height="0.231cm" svg:x="7.432cm" svg:y="7.95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319cm" svg:height="0.492cm" svg:x="8.515cm" svg:y="7.695cm" svg:viewBox="0 0 320 493" svg:d="M320 9c0-4-1-9-7-9-8 0-40 32-52 55-18-43-48-55-74-55-92 0-187 114-187 227 0 76 46 125 102 125 34 0 65-19 92-48-7 29-32 132-34 140-7 22-14 24-56 26-11 0-18 0-18 16 0 0 0 7 9 7 25 0 53-2 79-2 27 0 53 2 79 2 4 0 15 0 15-14 0-9-7-9-22-9-37 0-37-5-37-12 0-6 2-11 4-18zM106 334c-48 0-51-59-51-72 0-38 22-123 37-155 22-58 63-89 95-89 51 0 61 61 61 66 0 6-42 176-44 178-12 23-56 72-98 72z">
            <text:p/>
          </draw:path>
          <draw:path draw:style-name="gr3" draw:text-style-name="P8" draw:layer="layout" svg:width="0.083cm" svg:height="0.333cm" svg:x="9.138cm" svg:y="7.704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386cm" svg:height="0.351cm" svg:x="9.523cm" svg:y="7.6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9.976cm" svg:y="7.35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45cm" svg:x="10.569cm" svg:y="7.619cm" svg:viewBox="0 0 473 451" svg:d="M459 33c9-5 14-8 14-17s-7-16-14-16c-3 0-5 0-14 5l-431 203c-7 3-14 8-14 17s7 13 14 18l431 202c9 6 11 6 14 6 7 0 14-7 14-16s-5-13-14-18l-406-192z">
            <text:p/>
          </draw:path>
          <draw:path draw:style-name="gr3" draw:text-style-name="P8" draw:layer="layout" svg:width="0.358cm" svg:height="0.501cm" svg:x="11.343cm" svg:y="7.69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24cm" svg:height="0.36cm" svg:x="11.76cm" svg:y="7.35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083cm" svg:height="0.083cm" svg:x="12.141cm" svg:y="7.956cm" svg:viewBox="0 0 84 84" svg:d="M84 42c0-23-19-42-42-42s-42 19-42 42 19 42 42 42 42-19 42-42z">
            <text:p/>
          </draw:path>
        </draw:g>
        <draw:g xml:id="id146" draw:id="id146">
          <svg:title>TexMaths</svg:title>
          <svg:desc>22§display§\text {The given statement is } p \rightarrow q§svg§600§FALSE§</svg:desc>
          <draw:polygon draw:style-name="gr2" draw:text-style-name="P7" draw:layer="layout" svg:width="9.841cm" svg:height="0.62cm" svg:x="13.144cm" svg:y="7.595cm" svg:viewBox="0 0 9842 621" draw:points="4921,621 0,621 0,0 9842,0 9842,621">
            <text:p/>
          </draw:polygon>
          <draw:path draw:style-name="gr3" draw:text-style-name="P8" draw:layer="layout" svg:width="0.502cm" svg:height="0.524cm" svg:x="13.133cm" svg:y="7.568cm" svg:viewBox="0 0 503 525" svg:d="M489 0h-475l-14 175h19c11-126 23-150 139-150 14 0 36 0 43 1 15 2 15 11 15 29v410c0 27 0 38-80 38h-30v22c31-1 110-1 146-1 35 0 116 0 148 1v-22h-32c-81 0-81-11-81-38v-410c0-16 0-27 14-29 7-1 28-1 44-1 116 0 128 24 139 150h19z">
            <text:p/>
          </draw:path>
          <draw:path draw:style-name="gr3" draw:text-style-name="P8" draw:layer="layout" svg:width="0.39cm" svg:height="0.539cm" svg:x="13.687cm" svg:y="7.55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14.115cm" svg:y="7.7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14.715cm" svg:y="7.74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166cm" svg:height="0.519cm" svg:x="15.106cm" svg:y="7.5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15.31cm" svg:y="7.761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8" draw:layer="layout" svg:width="0.3cm" svg:height="0.357cm" svg:x="15.704cm" svg:y="7.7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16.051cm" svg:y="7.7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54cm" svg:height="0.357cm" svg:x="16.739cm" svg:y="7.7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242cm" svg:height="0.486cm" svg:x="17.033cm" svg:y="7.6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49cm" svg:height="0.357cm" svg:x="17.352cm" svg:y="7.746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17.719cm" svg:y="7.61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18.027cm" svg:y="7.7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604cm" svg:height="0.343cm" svg:x="18.374cm" svg:y="7.752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8" draw:layer="layout" svg:width="0.3cm" svg:height="0.357cm" svg:x="19.017cm" svg:y="7.7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19.363cm" svg:y="7.7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2cm" svg:height="0.486cm" svg:x="19.761cm" svg:y="7.6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166cm" svg:height="0.519cm" svg:x="20.329cm" svg:y="7.5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20.544cm" svg:y="7.7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404cm" svg:height="0.493cm" svg:x="21.056cm" svg:y="7.752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8" draw:layer="layout" svg:width="0.687cm" svg:height="0.405cm" svg:x="21.729cm" svg:y="7.697cm" svg:viewBox="0 0 688 406" svg:d="M604 219c-43 33-64 65-69 74-35 54-42 104-42 104 0 9 9 9 16 9 12 0 14-2 17-15 18-77 64-142 152-178 8-3 10-5 10-10 0-6-5-7-5-9-35-12-129-51-159-182-1-10-3-12-15-12-7 0-16 0-16 9 0 2 7 51 40 104 14 23 37 49 71 74h-576c-14 0-28 0-28 16s14 16 28 16z">
            <text:p/>
          </draw:path>
          <draw:path draw:style-name="gr3" draw:text-style-name="P8" draw:layer="layout" svg:width="0.319cm" svg:height="0.493cm" svg:x="22.704cm" svg:y="7.752cm" svg:viewBox="0 0 320 494" svg:d="M320 9c0-4-1-9-7-9-9 0-40 32-53 55-17-43-47-55-73-55-92 0-187 115-187 227 0 76 46 126 102 126 34 0 65-20 92-48-7 28-32 132-34 139-7 23-14 25-56 27-11 0-18 0-18 16 0 0 0 7 9 7 25 0 53-2 79-2 27 0 53 2 79 2 4 0 15 0 15-14 0-9-8-9-22-9-37 0-37-6-37-13 0-5 2-10 4-17zM106 335c-48 0-51-60-51-72 0-39 22-124 37-155 22-59 63-90 95-90 51 0 61 61 61 67 0 5-42 176-44 178-12 23-56 72-98 72z">
            <text:p/>
          </draw:path>
        </draw:g>
        <draw:g xml:id="id147" draw:id="id147">
          <svg:title>TexMaths</svg:title>
          <svg:desc>22§display§\text {Converse = } q \rightarrow p = \text { If } x^2 &lt; y^2 \text { then } x &lt; y\ ( \ \forall \ \ x, y \ \in \ R \ ).§svg§600§FALSE§</svg:desc>
          <draw:polygon draw:style-name="gr2" draw:text-style-name="P7" draw:layer="layout" svg:width="20.288cm" svg:height="0.795cm" svg:x="3.14cm" svg:y="8.601cm" svg:viewBox="0 0 20289 796" draw:points="10145,796 0,796 0,0 20289,0 20289,796">
            <text:p/>
          </draw:polygon>
          <draw:path draw:style-name="gr3" draw:text-style-name="P8" draw:layer="layout" svg:width="0.472cm" svg:height="0.562cm" svg:x="3.145cm" svg:y="8.696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8" draw:layer="layout" svg:width="0.344cm" svg:height="0.356cm" svg:x="3.682cm" svg:y="8.8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4.071cm" svg:y="8.89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342cm" svg:x="4.469cm" svg:y="8.907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4.863cm" svg:y="8.89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5.206cm" svg:y="8.89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5.512cm" svg:y="8.89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5.813cm" svg:y="8.89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15cm" svg:height="0.182cm" svg:x="6.436cm" svg:y="8.9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19cm" svg:height="0.492cm" svg:x="7.285cm" svg:y="8.898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3" draw:text-style-name="P8" draw:layer="layout" svg:width="0.687cm" svg:height="0.404cm" svg:x="7.883cm" svg:y="8.845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3" draw:text-style-name="P8" draw:layer="layout" svg:width="0.404cm" svg:height="0.492cm" svg:x="8.804cm" svg:y="8.89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8" draw:layer="layout" svg:width="0.515cm" svg:height="0.182cm" svg:x="9.476cm" svg:y="8.9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10.528cm" svg:y="8.713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8" draw:layer="layout" svg:width="0.251cm" svg:height="0.546cm" svg:x="10.812cm" svg:y="8.696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6cm" svg:height="0.351cm" svg:x="11.303cm" svg:y="8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1.755cm" svg:y="8.5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45cm" svg:x="12.347cm" svg:y="8.822cm" svg:viewBox="0 0 473 451" svg:d="M459 33c9-5 14-8 14-17s-7-16-14-16c-3 0-5 0-14 5l-431 203c-7 3-14 8-14 17s7 13 14 18l431 202c9 6 11 6 14 6 7 0 14-7 14-16s-5-13-14-18l-406-192z">
            <text:p/>
          </draw:path>
          <draw:path draw:style-name="gr3" draw:text-style-name="P8" draw:layer="layout" svg:width="0.356cm" svg:height="0.501cm" svg:x="13.121cm" svg:y="8.898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24cm" svg:height="0.36cm" svg:x="13.54cm" svg:y="8.5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42cm" svg:height="0.485cm" svg:x="14.126cm" svg:y="8.76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4.436cm" svg:y="8.70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4.863cm" svg:y="8.89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5.21cm" svg:y="8.89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5.895cm" svg:y="8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472cm" svg:height="0.45cm" svg:x="16.593cm" svg:y="8.822cm" svg:viewBox="0 0 473 451" svg:d="M459 33c9-5 14-8 14-17s-7-16-14-16c-3 0-5 0-14 5l-431 203c-9 3-14 8-14 17s5 13 14 18l431 202c9 6 11 6 14 6 7 0 14-7 14-16s-5-13-14-18l-406-192z">
            <text:p/>
          </draw:path>
          <draw:path draw:style-name="gr3" draw:text-style-name="P8" draw:layer="layout" svg:width="0.358cm" svg:height="0.501cm" svg:x="17.368cm" svg:y="8.89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18cm" svg:height="0.773cm" svg:x="18.086cm" svg:y="8.6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43cm" svg:height="0.555cm" svg:x="18.568cm" svg:y="8.705cm" svg:viewBox="0 0 431 556" svg:d="M428 30c3-9 3-11 3-14 0-9-5-16-16-16-8 0-14 9-17 18l-64 170h-235l-66-170c-3-11-7-18-17-18-9 0-16 7-16 16 0 2 0 3 5 14l192 507c5 12 9 19 19 19 11 0 15-9 16-17zM111 220h211l-106 276z">
            <text:p/>
          </draw:path>
          <draw:path draw:style-name="gr3" draw:text-style-name="P8" draw:layer="layout" svg:width="0.386cm" svg:height="0.351cm" svg:x="19.534cm" svg:y="8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91cm" svg:height="0.231cm" svg:x="20.022cm" svg:y="9.15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358cm" svg:height="0.501cm" svg:x="20.321cm" svg:y="8.89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8" draw:layer="layout" svg:width="0.388cm" svg:height="0.45cm" svg:x="21.242cm" svg:y="8.822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3" draw:text-style-name="P8" draw:layer="layout" svg:width="0.553cm" svg:height="0.546cm" svg:x="22.197cm" svg:y="8.713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4 94 84 104 84 65 0 93-79 93-89 0-9-8-9-10-9-7 0-7 5-9 10-19 58-53 71-70 71-27 0-32-18-32-48 0-24 5-63 7-88 2-10 4-26 4-37 0-60-52-82-73-91z">
            <text:p/>
          </draw:path>
          <draw:path draw:style-name="gr3" draw:text-style-name="P8" draw:layer="layout" svg:width="0.18cm" svg:height="0.773cm" svg:x="23.061cm" svg:y="8.66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083cm" svg:height="0.083cm" svg:x="23.384cm" svg:y="9.159cm" svg:viewBox="0 0 84 84" svg:d="M84 42c0-23-19-42-42-42s-42 19-42 42 19 42 42 42 42-19 42-42z">
            <text:p/>
          </draw:path>
        </draw:g>
        <draw:g xml:id="id148" draw:id="id148">
          <svg:title>TexMaths</svg:title>
          <svg:desc>22§display§\text {Inverse = } \sim p \rightarrow \sim q = \text { If } x \not &lt; y \text { then } x^2 \not &lt; y^2 \ ( \ \forall \ \ x, y \ \in \ R \ ) \ \ \text { OR }§svg§600§FALSE§</svg:desc>
          <draw:polygon draw:style-name="gr2" draw:text-style-name="P7" draw:layer="layout" svg:width="23.047cm" svg:height="0.795cm" svg:x="3.161cm" svg:y="9.706cm" svg:viewBox="0 0 23048 796" draw:points="11525,796 0,796 0,0 23048,0 23048,796">
            <text:p/>
          </draw:polygon>
          <draw:path draw:style-name="gr3" draw:text-style-name="P8" draw:layer="layout" svg:width="0.237cm" svg:height="0.529cm" svg:x="3.143cm" svg:y="9.81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39cm" svg:height="0.342cm" svg:x="3.426cm" svg:y="10.0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342cm" svg:x="3.824cm" svg:y="10.012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4.217cm" svg:y="10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562cm" svg:y="10.00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4.868cm" svg:y="10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5.169cm" svg:y="10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15cm" svg:height="0.182cm" svg:x="5.792cm" svg:y="10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6.865cm" svg:y="10.061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7.613cm" svg:y="10.003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8" draw:layer="layout" svg:width="0.687cm" svg:height="0.404cm" svg:x="8.286cm" svg:y="9.95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3" draw:text-style-name="P8" draw:layer="layout" svg:width="0.516cm" svg:height="0.182cm" svg:x="9.058cm" svg:y="10.061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9.863cm" svg:y="10.003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3" draw:text-style-name="P8" draw:layer="layout" svg:width="0.515cm" svg:height="0.182cm" svg:x="10.463cm" svg:y="10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11.515cm" svg:y="9.818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8" draw:layer="layout" svg:width="0.251cm" svg:height="0.546cm" svg:x="11.799cm" svg:y="9.801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86cm" svg:height="0.351cm" svg:x="12.29cm" svg:y="10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386cm" svg:height="0.721cm" svg:x="13.031cm" svg:y="9.792cm" svg:viewBox="0 0 387 722" svg:d="M382 30c5-11 5-12 5-14 0-5-3-16-16-16-8 0-10 5-15 16l-349 676c-7 10-7 12-7 16 0 5 5 14 16 14 9 0 10-4 17-14z">
            <text:p/>
          </draw:path>
          <draw:path draw:style-name="gr3" draw:text-style-name="P8" draw:layer="layout" svg:width="0.472cm" svg:height="0.45cm" svg:x="12.987cm" svg:y="9.927cm" svg:viewBox="0 0 473 451" svg:d="M459 33c9-5 14-8 14-17s-7-16-14-16c-3 0-5 0-14 5l-431 203c-7 3-14 8-14 17s7 13 14 18l431 202c9 6 11 6 14 6 7 0 14-7 14-16s-5-13-14-18l-406-192z">
            <text:p/>
          </draw:path>
          <draw:path draw:style-name="gr3" draw:text-style-name="P8" draw:layer="layout" svg:width="0.358cm" svg:height="0.501cm" svg:x="13.761cm" svg:y="10.00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8" draw:layer="layout" svg:width="0.242cm" svg:height="0.485cm" svg:x="14.42cm" svg:y="9.86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4.729cm" svg:y="9.8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5.157cm" svg:y="10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5.504cm" svg:y="10.0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6.188cm" svg:y="10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6.642cm" svg:y="9.6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721cm" svg:x="17.276cm" svg:y="9.792cm" svg:viewBox="0 0 387 722" svg:d="M382 30c5-11 5-12 5-14 0-5-3-16-16-16-8 0-10 5-15 16l-349 676c-7 10-7 12-7 16 0 5 5 14 16 14 9 0 10-4 17-14z">
            <text:p/>
          </draw:path>
          <draw:path draw:style-name="gr3" draw:text-style-name="P8" draw:layer="layout" svg:width="0.472cm" svg:height="0.45cm" svg:x="17.234cm" svg:y="9.927cm" svg:viewBox="0 0 473 451" svg:d="M459 33c9-5 14-8 14-17s-7-16-14-16c-3 0-5 0-14 5l-431 203c-7 3-14 8-14 17s7 13 14 18l431 202c9 6 11 6 14 6 7 0 14-7 14-16s-5-13-14-18l-406-192z">
            <text:p/>
          </draw:path>
          <draw:path draw:style-name="gr3" draw:text-style-name="P8" draw:layer="layout" svg:width="0.356cm" svg:height="0.501cm" svg:x="18.008cm" svg:y="10.003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24cm" svg:height="0.36cm" svg:x="18.427cm" svg:y="9.6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9.073cm" svg:y="9.7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43cm" svg:height="0.555cm" svg:x="19.555cm" svg:y="9.81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3" draw:text-style-name="P8" draw:layer="layout" svg:width="0.386cm" svg:height="0.351cm" svg:x="20.523cm" svg:y="10.0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091cm" svg:height="0.231cm" svg:x="21.009cm" svg:y="10.26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358cm" svg:height="0.501cm" svg:x="21.308cm" svg:y="10.00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8" draw:layer="layout" svg:width="0.388cm" svg:height="0.45cm" svg:x="22.229cm" svg:y="9.927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3" draw:text-style-name="P8" draw:layer="layout" svg:width="0.553cm" svg:height="0.546cm" svg:x="23.185cm" svg:y="9.818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4 94 84 104 84 65 0 93-79 93-89 0-9-8-9-10-9-7 0-7 5-9 10-19 58-53 71-70 71-27 0-32-18-32-48 0-24 5-63 7-88 2-10 4-26 4-37 0-60-52-82-73-91z">
            <text:p/>
          </draw:path>
          <draw:path draw:style-name="gr3" draw:text-style-name="P8" draw:layer="layout" svg:width="0.18cm" svg:height="0.773cm" svg:x="24.049cm" svg:y="9.7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562cm" svg:x="25.121cm" svg:y="9.801cm" svg:viewBox="0 0 516 563" svg:d="M516 283c0-158-116-283-259-283-139 0-257 125-257 283 0 161 120 280 257 280 143 0 259-123 259-280zM259 544c-76 0-180-69-180-271 0-201 115-254 178-254 69 0 179 55 179 254 0 206-107 271-177 271z">
            <text:p/>
          </draw:path>
          <draw:path draw:style-name="gr3" draw:text-style-name="P8" draw:layer="layout" svg:width="0.539cm" svg:height="0.546cm" svg:x="25.707cm" svg:y="9.818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7 0-44-39-55-111l-10-63c-14-50-51-74-95-90z">
            <text:p/>
          </draw:path>
        </draw:g>
        <draw:g xml:id="id150" draw:id="id150">
          <svg:title>TexMaths</svg:title>
          <svg:desc>22§display§\text {Contrapositive = } \sim q \rightarrow \sim p = \text { If } x^2 \not &lt; y^2 \text { then } x \not &lt; y. \ ( \forall \ x, y  \in  R ) \text { OR }§svg§600§FALSE§</svg:desc>
          <draw:polygon draw:style-name="gr2" draw:text-style-name="P7" draw:layer="layout" svg:width="24.032cm" svg:height="0.795cm" svg:x="3.146cm" svg:y="12.406cm" svg:viewBox="0 0 24033 796" draw:points="12017,796 0,796 0,0 24033,0 24033,796">
            <text:p/>
          </draw:polygon>
          <draw:path draw:style-name="gr3" draw:text-style-name="P8" draw:layer="layout" svg:width="0.472cm" svg:height="0.562cm" svg:x="3.151cm" svg:y="12.501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8" draw:layer="layout" svg:width="0.344cm" svg:height="0.356cm" svg:x="3.688cm" svg:y="12.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4.077cm" svg:y="12.7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4.475cm" svg:y="12.56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261cm" svg:height="0.342cm" svg:x="4.783cm" svg:y="12.70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5.096cm" svg:y="12.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492cm" svg:x="5.473cm" svg:y="12.703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5.923cm" svg:y="12.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6.314cm" svg:y="12.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6.618cm" svg:y="12.52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6.822cm" svg:y="12.56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166cm" svg:height="0.518cm" svg:x="7.134cm" svg:y="12.52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7.338cm" svg:y="12.712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7.732cm" svg:y="12.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15cm" svg:height="0.182cm" svg:x="8.355cm" svg:y="12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9.427cm" svg:y="12.761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0.231cm" svg:y="12.703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3" draw:text-style-name="P8" draw:layer="layout" svg:width="0.687cm" svg:height="0.404cm" svg:x="10.832cm" svg:y="12.65cm" svg:viewBox="0 0 688 405" svg:d="M604 218c-43 34-64 65-71 74-33 55-40 104-40 104 0 9 9 9 16 9 12 0 14-2 17-14 18-78 64-143 150-178 10-4 12-5 12-11 0-5-5-7-5-8-35-13-129-51-159-182-1-10-3-12-15-12-7 0-16 0-16 9 0 2 7 51 40 104 14 23 37 49 71 74h-576c-14 0-28 0-28 15 0 16 14 16 28 16z">
            <text:p/>
          </draw:path>
          <draw:path draw:style-name="gr3" draw:text-style-name="P8" draw:layer="layout" svg:width="0.516cm" svg:height="0.182cm" svg:x="11.604cm" svg:y="12.761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2.354cm" svg:y="12.703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8" draw:layer="layout" svg:width="0.515cm" svg:height="0.182cm" svg:x="13.024cm" svg:y="12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14.077cm" svg:y="12.518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8" draw:layer="layout" svg:width="0.251cm" svg:height="0.546cm" svg:x="14.36cm" svg:y="12.50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6cm" svg:height="0.351cm" svg:x="14.851cm" svg:y="12.7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5.305cm" svg:y="12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721cm" svg:x="15.941cm" svg:y="12.492cm" svg:viewBox="0 0 387 722" svg:d="M382 30c5-11 5-12 5-14 0-5-3-16-16-16-8 0-10 5-15 16l-349 676c-7 10-7 12-7 16 0 5 5 14 16 14 9 0 10-4 17-14z">
            <text:p/>
          </draw:path>
          <draw:path draw:style-name="gr3" draw:text-style-name="P8" draw:layer="layout" svg:width="0.472cm" svg:height="0.45cm" svg:x="15.897cm" svg:y="12.627cm" svg:viewBox="0 0 473 451" svg:d="M459 33c9-5 14-8 14-17s-7-16-14-16c-3 0-5 0-14 5l-431 203c-9 3-14 8-14 17s5 13 14 18l431 202c9 6 11 6 14 6 7 0 14-7 14-16s-5-13-14-18l-406-192z">
            <text:p/>
          </draw:path>
          <draw:path draw:style-name="gr3" draw:text-style-name="P8" draw:layer="layout" svg:width="0.356cm" svg:height="0.501cm" svg:x="16.671cm" svg:y="12.703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24cm" svg:height="0.36cm" svg:x="17.09cm" svg:y="12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42cm" svg:height="0.485cm" svg:x="17.674cm" svg:y="12.56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17.986cm" svg:y="12.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8.411cm" svg:y="12.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8.758cm" svg:y="12.7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9.443cm" svg:y="12.7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386cm" svg:height="0.721cm" svg:x="20.185cm" svg:y="12.492cm" svg:viewBox="0 0 387 722" svg:d="M382 30c5-11 5-12 5-14 0-5-3-16-16-16-8 0-10 5-15 16l-351 676c-5 10-5 12-5 16 0 5 5 14 16 14 9 0 10-4 17-14z">
            <text:p/>
          </draw:path>
          <draw:path draw:style-name="gr3" draw:text-style-name="P8" draw:layer="layout" svg:width="0.472cm" svg:height="0.45cm" svg:x="20.141cm" svg:y="12.627cm" svg:viewBox="0 0 473 451" svg:d="M459 33c9-5 14-8 14-17s-7-16-14-16c-3 0-5 0-14 5l-431 203c-9 3-14 8-14 17s5 13 14 18l431 202c9 6 11 6 14 6 7 0 14-7 14-16s-5-13-14-18l-406-192z">
            <text:p/>
          </draw:path>
          <draw:path draw:style-name="gr3" draw:text-style-name="P8" draw:layer="layout" svg:width="0.358cm" svg:height="0.501cm" svg:x="20.916cm" svg:y="12.70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083cm" svg:height="0.083cm" svg:x="21.366cm" svg:y="12.964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21.85cm" svg:y="12.4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43cm" svg:height="0.555cm" svg:x="22.074cm" svg:y="12.51cm" svg:viewBox="0 0 431 556" svg:d="M428 30c3-9 3-11 3-14 0-9-5-16-16-16-8 0-14 9-17 18l-64 170h-235l-66-170c-3-11-7-18-17-18-9 0-16 7-16 16 0 2 0 3 5 14l192 507c5 12 9 19 19 19 11 0 15-9 16-17zM111 220h211l-106 276z">
            <text:p/>
          </draw:path>
          <draw:path draw:style-name="gr3" draw:text-style-name="P8" draw:layer="layout" svg:width="0.386cm" svg:height="0.351cm" svg:x="22.783cm" svg:y="12.7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091cm" svg:height="0.231cm" svg:x="23.269cm" svg:y="12.96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358cm" svg:height="0.501cm" svg:x="23.57cm" svg:y="12.70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388cm" svg:height="0.45cm" svg:x="24.231cm" svg:y="12.627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3" draw:text-style-name="P8" draw:layer="layout" svg:width="0.553cm" svg:height="0.546cm" svg:x="24.93cm" svg:y="12.518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4 94 84 104 84 65 0 93-79 93-89 0-9-8-9-10-9-7 0-7 5-9 10-19 58-53 71-70 71-27 0-32-18-32-48 0-24 5-63 7-88 2-10 3-26 3-37 0-60-51-82-72-91z">
            <text:p/>
          </draw:path>
          <draw:path draw:style-name="gr3" draw:text-style-name="P8" draw:layer="layout" svg:width="0.18cm" svg:height="0.773cm" svg:x="25.536cm" svg:y="12.4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562cm" svg:x="26.093cm" svg:y="12.501cm" svg:viewBox="0 0 516 563" svg:d="M516 283c0-158-117-283-259-283-139 0-257 125-257 283 0 161 120 280 257 280 142 0 259-123 259-280zM259 544c-76 0-180-69-180-271 0-201 115-254 178-254 69 0 179 55 179 254 0 206-107 271-177 271z">
            <text:p/>
          </draw:path>
          <draw:path draw:style-name="gr3" draw:text-style-name="P8" draw:layer="layout" svg:width="0.539cm" svg:height="0.546cm" svg:x="26.678cm" svg:y="12.518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3 33 96 33 62 0 74-63 74-86 0-3 0-12-10-12-7 0-7 7-9 12-4 55-32 69-51 69-39 0-44-39-55-111l-10-63c-14-50-51-74-95-90z">
            <text:p/>
          </draw:path>
        </draw:g>
        <draw:g xml:id="id149" draw:id="id149">
          <svg:title>TexMaths</svg:title>
          <svg:desc>22§display§= \text { If } x \ge y \text { then } x^2 \ge y^2 \ ( \ \forall \ \ x, y \ \in \ R \ )§svg§600§FALSE§</svg:desc>
          <draw:polygon draw:style-name="gr2" draw:text-style-name="P7" draw:layer="layout" svg:width="13.73cm" svg:height="0.795cm" svg:x="10.443cm" svg:y="11.105cm" svg:viewBox="0 0 13731 796" draw:points="6866,796 0,796 0,0 13731,0 13731,796">
            <text:p/>
          </draw:polygon>
          <draw:path draw:style-name="gr3" draw:text-style-name="P8" draw:layer="layout" svg:width="0.515cm" svg:height="0.182cm" svg:x="10.448cm" svg:y="11.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11.499cm" svg:y="11.217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11.782cm" svg:y="11.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6cm" svg:height="0.351cm" svg:x="12.273cm" svg:y="11.4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599cm" svg:x="12.972cm" svg:y="11.253cm" svg:viewBox="0 0 473 600" svg:d="M459 241c11-3 14-9 14-16 0-9-1-12-14-17l-427-203c-13-5-14-5-16-5-9 0-16 7-16 16s7 12 14 17l408 191-406 191c-16 7-16 14-16 18 0 9 7 16 16 16 2 0 3 0 14-5zM447 600c12 0 26 0 26-16 0-15-15-15-26-15h-419c-12 0-28 0-28 15 0 16 14 16 26 16z">
            <text:p/>
          </draw:path>
          <draw:path draw:style-name="gr3" draw:text-style-name="P8" draw:layer="layout" svg:width="0.358cm" svg:height="0.501cm" svg:x="13.746cm" svg:y="11.40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8" draw:layer="layout" svg:width="0.244cm" svg:height="0.485cm" svg:x="14.403cm" svg:y="11.26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14.714cm" svg:y="11.20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5.14cm" svg:y="11.3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5.487cm" svg:y="11.4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6.172cm" svg:y="11.4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6.626cm" svg:y="11.0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599cm" svg:x="17.217cm" svg:y="11.253cm" svg:viewBox="0 0 473 600" svg:d="M459 241c11-3 14-9 14-16 0-9-1-12-14-17l-427-203c-13-5-14-5-16-5-9 0-16 7-16 16s7 12 14 17l408 191-406 191c-16 7-16 14-16 18 0 9 7 16 16 16 2 0 3 0 14-5zM447 600c12 0 26 0 26-16 0-15-15-15-26-15h-419c-12 0-28 0-28 15 0 16 14 16 26 16z">
            <text:p/>
          </draw:path>
          <draw:path draw:style-name="gr3" draw:text-style-name="P8" draw:layer="layout" svg:width="0.358cm" svg:height="0.501cm" svg:x="17.992cm" svg:y="11.40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8" draw:layer="layout" svg:width="0.24cm" svg:height="0.36cm" svg:x="18.41cm" svg:y="11.0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9.058cm" svg:y="11.16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43cm" svg:height="0.555cm" svg:x="19.54cm" svg:y="11.209cm" svg:viewBox="0 0 431 556" svg:d="M428 30c3-9 3-11 3-14 0-9-5-16-16-16-8 0-14 9-17 18l-64 170h-235l-66-170c-3-11-7-18-17-18-9 0-16 7-16 16 0 2 0 3 5 14l192 507c5 12 9 19 19 19 11 0 15-9 16-17zM111 220h211l-106 276z">
            <text:p/>
          </draw:path>
          <draw:path draw:style-name="gr3" draw:text-style-name="P8" draw:layer="layout" svg:width="0.386cm" svg:height="0.351cm" svg:x="20.507cm" svg:y="11.4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91cm" svg:height="0.231cm" svg:x="20.992cm" svg:y="11.66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358cm" svg:height="0.501cm" svg:x="21.293cm" svg:y="11.40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8" draw:layer="layout" svg:width="0.388cm" svg:height="0.45cm" svg:x="22.214cm" svg:y="11.326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3" draw:text-style-name="P8" draw:layer="layout" svg:width="0.553cm" svg:height="0.546cm" svg:x="23.169cm" svg:y="11.217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4 94 84 104 84 65 0 93-79 93-89 0-9-8-9-10-9-7 0-7 5-9 10-19 58-53 71-70 71-27 0-32-18-32-48 0-24 5-63 7-88 2-10 4-26 4-37 0-60-52-82-73-91z">
            <text:p/>
          </draw:path>
          <draw:path draw:style-name="gr3" draw:text-style-name="P8" draw:layer="layout" svg:width="0.18cm" svg:height="0.773cm" svg:x="24.032cm" svg:y="11.16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151" draw:id="id151">
          <svg:title>TexMaths</svg:title>
          <svg:desc>22§display§= \text { If } x^2 \ge y^2  \text { then } x \ge y \ ( \ \forall \ \ x, y \ \in \ R \ )§svg§600§FALSE§</svg:desc>
          <draw:polygon draw:style-name="gr2" draw:text-style-name="P7" draw:layer="layout" svg:width="13.73cm" svg:height="0.795cm" svg:x="13.044cm" svg:y="13.805cm" svg:viewBox="0 0 13731 796" draw:points="6866,796 0,796 0,0 13731,0 13731,796">
            <text:p/>
          </draw:polygon>
          <draw:path draw:style-name="gr3" draw:text-style-name="P8" draw:layer="layout" svg:width="0.515cm" svg:height="0.182cm" svg:x="13.049cm" svg:y="14.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14.1cm" svg:y="13.917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14.383cm" svg:y="13.9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6cm" svg:height="0.351cm" svg:x="14.874cm" svg:y="14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5.328cm" svg:y="13.7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599cm" svg:x="15.92cm" svg:y="13.953cm" svg:viewBox="0 0 473 600" svg:d="M459 241c11-3 14-9 14-16 0-9-1-12-14-17l-427-203c-11-5-14-5-16-5-9 0-16 7-16 16s7 12 14 17l408 191-406 191c-16 7-16 14-16 18 0 9 7 16 16 16 2 0 3 0 14-5zM447 600c12 0 26 0 26-16 0-15-15-15-26-15h-419c-12 0-28 0-28 15 0 16 14 16 26 16z">
            <text:p/>
          </draw:path>
          <draw:path draw:style-name="gr3" draw:text-style-name="P8" draw:layer="layout" svg:width="0.356cm" svg:height="0.501cm" svg:x="16.694cm" svg:y="14.102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24cm" svg:height="0.36cm" svg:x="17.113cm" svg:y="13.7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42cm" svg:height="0.485cm" svg:x="17.697cm" svg:y="13.96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8.009cm" svg:y="13.90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8.435cm" svg:y="14.0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8.782cm" svg:y="14.1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9.468cm" svg:y="14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472cm" svg:height="0.599cm" svg:x="20.165cm" svg:y="13.953cm" svg:viewBox="0 0 473 600" svg:d="M459 241c11-3 14-9 14-16 0-9-1-12-14-17l-427-203c-13-5-14-5-16-5-11 0-16 7-16 16s5 12 14 17l408 191-406 191c-16 7-16 14-16 18 0 9 7 16 16 16 2 0 3 0 14-5zM447 600c12 0 26 0 26-16 0-15-15-15-26-15h-419c-12 0-28 0-28 15 0 16 14 16 26 16z">
            <text:p/>
          </draw:path>
          <draw:path draw:style-name="gr3" draw:text-style-name="P8" draw:layer="layout" svg:width="0.358cm" svg:height="0.501cm" svg:x="20.939cm" svg:y="14.102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8" draw:layer="layout" svg:width="0.18cm" svg:height="0.773cm" svg:x="21.659cm" svg:y="13.86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43cm" svg:height="0.555cm" svg:x="22.141cm" svg:y="13.909cm" svg:viewBox="0 0 431 556" svg:d="M428 30c3-9 3-11 3-14 0-9-5-16-16-16-8 0-14 9-17 18l-64 170h-235l-66-170c-3-11-7-18-17-18-9 0-16 7-16 16 0 2 0 3 5 14l192 507c5 12 9 19 19 19 11 0 15-9 16-17zM111 220h211l-106 276z">
            <text:p/>
          </draw:path>
          <draw:path draw:style-name="gr3" draw:text-style-name="P8" draw:layer="layout" svg:width="0.386cm" svg:height="0.351cm" svg:x="23.108cm" svg:y="14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91cm" svg:height="0.231cm" svg:x="23.593cm" svg:y="14.36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358cm" svg:height="0.501cm" svg:x="23.894cm" svg:y="14.10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8" draw:layer="layout" svg:width="0.388cm" svg:height="0.45cm" svg:x="24.815cm" svg:y="14.026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3" draw:text-style-name="P8" draw:layer="layout" svg:width="0.553cm" svg:height="0.546cm" svg:x="25.77cm" svg:y="13.917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4 94 84 104 84 65 0 93-79 93-89 0-9-8-9-10-9-7 0-7 5-9 10-19 58-53 71-70 71-27 0-32-18-32-48 0-24 5-63 7-88 2-10 4-26 4-37 0-60-52-82-73-91z">
            <text:p/>
          </draw:path>
          <draw:path draw:style-name="gr3" draw:text-style-name="P8" draw:layer="layout" svg:width="0.18cm" svg:height="0.773cm" svg:x="26.633cm" svg:y="13.86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39" smil:attributeName="visibility" smil:to="visible"/>
                  <anim:animate smil:dur="0.25s" smil:fill="hold" smil:targetElement="id139" smil:attributeName="width" smil:values="width*0.05;width" smil:keyTimes="0;1"/>
                  <anim:animate smil:dur="0.25s" smil:fill="hold" smil:targetElement="id139" smil:attributeName="height" smil:values="height;height" smil:keyTimes="0;1"/>
                  <anim:animate smil:dur="0.25s" smil:fill="hold" smil:targetElement="id139" smil:attributeName="x" smil:values="x-.2;x" smil:keyTimes="0;1"/>
                  <anim:animate smil:dur="0.25s" smil:fill="hold" smil:targetElement="id139" smil:attributeName="y" smil:values="y;y" smil:keyTimes="0;1"/>
                  <anim:transitionFilter smil:dur="0.25s" smil:targetElement="id1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width" smil:values="width*0.05;width" smil:keyTimes="0;1"/>
                  <anim:animate smil:dur="0.5s" smil:fill="hold" smil:targetElement="id144" anim:sub-item="text" smil:attributeName="height" smil:values="height;height" smil:keyTimes="0;1"/>
                  <anim:animate smil:dur="0.5s" smil:fill="hold" smil:targetElement="id144" anim:sub-item="text" smil:attributeName="x" smil:values="x-.2;x" smil:keyTimes="0;1"/>
                  <anim:animate smil:dur="0.5s" smil:fill="hold" smil:targetElement="id144" anim:sub-item="text" smil:attributeName="y" smil:values="y;y" smil:keyTimes="0;1"/>
                  <anim:transitionFilter smil:dur="0.5s" smil:targetElement="id1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6" smil:attributeName="visibility" smil:to="visible"/>
                  <anim:animate smil:dur="0.25s" smil:fill="hold" smil:targetElement="id146" smil:attributeName="width" smil:values="width*0.05;width" smil:keyTimes="0;1"/>
                  <anim:animate smil:dur="0.25s" smil:fill="hold" smil:targetElement="id146" smil:attributeName="height" smil:values="height;height" smil:keyTimes="0;1"/>
                  <anim:animate smil:dur="0.25s" smil:fill="hold" smil:targetElement="id146" smil:attributeName="x" smil:values="x-.2;x" smil:keyTimes="0;1"/>
                  <anim:animate smil:dur="0.25s" smil:fill="hold" smil:targetElement="id146" smil:attributeName="y" smil:values="y;y" smil:keyTimes="0;1"/>
                  <anim:transitionFilter smil:dur="0.25s" smil:targetElement="id1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4" draw:text-style-name="P6" draw:layer="layout" svg:width="26.716cm" svg:height="14.773cm" svg:x="0.8cm" svg:y="0.529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21"><text:s text:c="20"/></text:span></text:p>
            <text:p text:style-name="P5"><text:span text:style-name="T9"><text:tab/></text:span><text:span text:style-name="T11"> <text:s/></text:span></text:p>
          </draw:text-box>
        </draw:frame>
        <draw:g xml:id="id152" draw:id="id152">
          <svg:title>TexMaths</svg:title>
          <svg:desc>22§display§\text {(ii) Let } p :  \text { Woman in a family is literate, }\ q : \text { The family is litereate}§svg§600§FALSE§</svg:desc>
          <draw:polygon draw:style-name="gr2" draw:text-style-name="P7" draw:layer="layout" svg:width="23.28cm" svg:height="0.696cm" svg:x="1.83cm" svg:y="0.796cm" svg:viewBox="0 0 23281 697" draw:points="11641,697 0,697 0,0 23281,0 23281,697">
            <text:p/>
          </draw:polygon>
          <draw:path draw:style-name="gr3" draw:text-style-name="P8" draw:layer="layout" svg:width="0.18cm" svg:height="0.773cm" svg:x="1.867cm" svg:y="0.7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2.117cm" svg:y="0.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2.332cm" svg:y="0.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2.566cm" svg:y="0.7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25cm" svg:height="0.528cm" svg:x="3.106cm" svg:y="0.808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cm" svg:height="0.356cm" svg:x="3.585cm" svg:y="0.9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3.921cm" svg:y="0.8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404cm" svg:height="0.492cm" svg:x="4.44cm" svg:y="0.99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083cm" svg:height="0.333cm" svg:x="5.135cm" svg:y="1.003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766cm" svg:height="0.546cm" svg:x="5.771cm" svg:y="0.808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44cm" svg:height="0.356cm" svg:x="6.508cm" svg:y="0.99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6.899cm" svg:y="0.994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7.55cm" svg:y="0.9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7.928cm" svg:y="0.9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8.617cm" svg:y="0.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831cm" svg:y="0.9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9cm" svg:height="0.356cm" svg:x="9.526cm" svg:y="0.991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51cm" svg:height="0.546cm" svg:x="10.164cm" svg:y="0.792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49cm" svg:height="0.356cm" svg:x="10.406cm" svg:y="0.9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604cm" svg:height="0.342cm" svg:x="10.785cm" svg:y="0.994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11.431cm" svg:y="0.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11.646cm" svg:y="0.80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79cm" svg:height="0.492cm" svg:x="11.85cm" svg:y="1.003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166cm" svg:height="0.518cm" svg:x="12.526cm" svg:y="0.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2.74cm" svg:y="0.9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73cm" svg:height="0.537cm" svg:x="13.303cm" svg:y="0.80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13.518cm" svg:y="0.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13.722cm" svg:y="0.8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4.03cm" svg:y="0.9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4.374cm" svg:y="0.9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4.687cm" svg:y="0.9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15.056cm" svg:y="0.86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5.364cm" svg:y="0.9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15.752cm" svg:y="1.25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19cm" svg:height="0.492cm" svg:x="16.447cm" svg:y="0.994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083cm" svg:height="0.333cm" svg:x="17.07cm" svg:y="1.003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502cm" svg:height="0.523cm" svg:x="17.719cm" svg:y="0.813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8" draw:layer="layout" svg:width="0.39cm" svg:height="0.537cm" svg:x="18.274cm" svg:y="0.80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8.701cm" svg:y="0.9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19.305cm" svg:y="0.792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49cm" svg:height="0.356cm" svg:x="19.55cm" svg:y="0.991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604cm" svg:height="0.342cm" svg:x="19.928cm" svg:y="0.994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20.572cm" svg:y="0.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20.789cm" svg:y="0.80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79cm" svg:height="0.492cm" svg:x="20.991cm" svg:y="1.003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8" draw:layer="layout" svg:width="0.166cm" svg:height="0.518cm" svg:x="21.669cm" svg:y="0.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21.883cm" svg:y="0.9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73cm" svg:height="0.537cm" svg:x="22.447cm" svg:y="0.80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22.661cm" svg:y="0.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22.866cm" svg:y="0.8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23.172cm" svg:y="0.9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3.517cm" svg:y="0.9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23.819cm" svg:y="0.9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4.173cm" svg:y="0.9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24.543cm" svg:y="0.8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24.849cm" svg:y="0.9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 xml:id="id153" draw:id="id153">
          <svg:title>TexMaths</svg:title>
          <svg:desc>22§display§\text {The given statement is } p \rightarrow q§svg§600§FALSE§</svg:desc>
          <draw:polygon draw:style-name="gr2" draw:text-style-name="P7" draw:layer="layout" svg:width="9.841cm" svg:height="0.62cm" svg:x="3.044cm" svg:y="1.995cm" svg:viewBox="0 0 9842 621" draw:points="4921,621 0,621 0,0 9842,0 9842,621">
            <text:p/>
          </draw:polygon>
          <draw:path draw:style-name="gr3" draw:text-style-name="P8" draw:layer="layout" svg:width="0.502cm" svg:height="0.524cm" svg:x="3.033cm" svg:y="1.968cm" svg:viewBox="0 0 503 525" svg:d="M489 0h-475l-14 175h19c11-126 23-150 139-150 14 0 36 0 43 1 15 2 15 11 15 29v410c0 27 0 38-80 38h-30v22c31-1 110-1 146-1 35 0 116 0 148 1v-22h-32c-81 0-81-11-81-38v-410c0-16 0-27 14-29 7-1 28-1 44-1 116 0 128 24 139 150h19z">
            <text:p/>
          </draw:path>
          <draw:path draw:style-name="gr3" draw:text-style-name="P8" draw:layer="layout" svg:width="0.39cm" svg:height="0.539cm" svg:x="3.587cm" svg:y="1.95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4.015cm" svg:y="2.1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4.615cm" svg:y="2.14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166cm" svg:height="0.519cm" svg:x="5.006cm" svg:y="1.9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5.21cm" svg:y="2.161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8" draw:layer="layout" svg:width="0.3cm" svg:height="0.357cm" svg:x="5.604cm" svg:y="2.1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5.951cm" svg:y="2.1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54cm" svg:height="0.357cm" svg:x="6.639cm" svg:y="2.1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242cm" svg:height="0.486cm" svg:x="6.933cm" svg:y="2.0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49cm" svg:height="0.357cm" svg:x="7.252cm" svg:y="2.146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7.619cm" svg:y="2.01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7.927cm" svg:y="2.1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604cm" svg:height="0.343cm" svg:x="8.274cm" svg:y="2.152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8" draw:layer="layout" svg:width="0.3cm" svg:height="0.357cm" svg:x="8.917cm" svg:y="2.1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9.263cm" svg:y="2.1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2cm" svg:height="0.486cm" svg:x="9.661cm" svg:y="2.0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166cm" svg:height="0.519cm" svg:x="10.229cm" svg:y="1.9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0.444cm" svg:y="2.1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404cm" svg:height="0.493cm" svg:x="10.956cm" svg:y="2.152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8" draw:layer="layout" svg:width="0.687cm" svg:height="0.405cm" svg:x="11.629cm" svg:y="2.097cm" svg:viewBox="0 0 688 406" svg:d="M604 219c-43 33-64 65-69 74-35 54-42 104-42 104 0 9 9 9 16 9 12 0 14-2 17-15 18-77 64-142 152-178 8-3 10-5 10-10 0-6-5-7-5-9-35-12-129-51-159-182-1-10-3-12-15-12-7 0-16 0-16 9 0 2 7 51 40 104 14 23 37 49 71 74h-576c-14 0-28 0-28 16s14 16 28 16z">
            <text:p/>
          </draw:path>
          <draw:path draw:style-name="gr3" draw:text-style-name="P8" draw:layer="layout" svg:width="0.319cm" svg:height="0.493cm" svg:x="12.604cm" svg:y="2.152cm" svg:viewBox="0 0 320 494" svg:d="M320 9c0-4-1-9-7-9-9 0-40 32-53 55-17-43-47-55-73-55-92 0-187 115-187 227 0 76 46 126 102 126 34 0 65-20 92-48-7 28-32 132-34 139-7 23-14 25-56 27-11 0-18 0-18 16 0 0 0 7 9 7 25 0 53-2 79-2 27 0 53 2 79 2 4 0 15 0 15-14 0-9-8-9-22-9-37 0-37-6-37-13 0-5 2-10 4-17zM106 335c-48 0-51-60-51-72 0-39 22-124 37-155 22-59 63-90 95-90 51 0 61 61 61 67 0 5-42 176-44 178-12 23-56 72-98 72z">
            <text:p/>
          </draw:path>
        </draw:g>
        <draw:g xml:id="id154" draw:id="id154">
          <svg:title>TexMaths</svg:title>
          <svg:desc>22§display§\text {Converse = } q \rightarrow p §svg§600§FALSE§</svg:desc>
          <draw:polygon draw:style-name="gr2" draw:text-style-name="P7" draw:layer="layout" svg:width="6.028cm" svg:height="0.619cm" svg:x="3.141cm" svg:y="3.002cm" svg:viewBox="0 0 6029 620" draw:points="3015,620 0,620 0,0 6029,0 6029,620">
            <text:p/>
          </draw:polygon>
          <draw:path draw:style-name="gr3" draw:text-style-name="P8" draw:layer="layout" svg:width="0.472cm" svg:height="0.562cm" svg:x="3.146cm" svg:y="2.963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8" draw:layer="layout" svg:width="0.344cm" svg:height="0.356cm" svg:x="3.683cm" svg:y="3.1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4.072cm" svg:y="3.16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342cm" svg:x="4.47cm" svg:y="3.174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4.864cm" svg:y="3.1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5.207cm" svg:y="3.16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5.513cm" svg:y="3.16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5.814cm" svg:y="3.1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15cm" svg:height="0.182cm" svg:x="6.437cm" svg:y="3.2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19cm" svg:height="0.492cm" svg:x="7.285cm" svg:y="3.167cm" svg:viewBox="0 0 320 493" svg:d="M320 9c0-4-1-9-7-9-9 0-40 32-53 55-17-43-47-55-73-55-92 0-187 114-187 227 0 76 46 125 102 125 34 0 65-19 92-48-7 29-32 133-34 140-7 22-14 24-56 26-11 0-18 0-18 16 0 0 0 7 9 7 25 0 53-2 77-2 29 0 55 2 81 2 4 0 14 0 14-14 0-9-7-9-21-9-37 0-37-5-37-12 0-6 2-11 4-18zM106 334c-48 0-51-59-51-72 0-38 22-123 37-155 22-58 63-89 95-89 51 0 61 61 61 66 0 6-42 176-44 178-12 23-56 72-98 72z">
            <text:p/>
          </draw:path>
          <draw:path draw:style-name="gr3" draw:text-style-name="P8" draw:layer="layout" svg:width="0.687cm" svg:height="0.404cm" svg:x="7.884cm" svg:y="3.113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3" draw:text-style-name="P8" draw:layer="layout" svg:width="0.404cm" svg:height="0.492cm" svg:x="8.804cm" svg:y="3.16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</draw:g>
        <draw:g xml:id="id156" draw:id="id156">
          <svg:title>TexMaths</svg:title>
          <svg:desc>22§display§\text {Inverse = } \sim p \rightarrow \sim q§svg§600§FALSE§</svg:desc>
          <draw:polygon draw:style-name="gr2" draw:text-style-name="P7" draw:layer="layout" svg:width="6.983cm" svg:height="0.601cm" svg:x="3.161cm" svg:y="5.104cm" svg:viewBox="0 0 6984 602" draw:points="3492,602 0,602 0,0 6984,0 6984,602">
            <text:p/>
          </draw:polygon>
          <draw:path draw:style-name="gr3" draw:text-style-name="P8" draw:layer="layout" svg:width="0.237cm" svg:height="0.529cm" svg:x="3.143cm" svg:y="5.065cm" svg:viewBox="0 0 238 530" svg:d="M153 60c0-27 4-35 63-35h22v-25c-27 2-88 2-118 2-32 0-94 0-120-2v25h21c60 0 63 8 63 35v410c0 29-3 36-63 36h-21v24c26-2 88-2 118-2 32 0 93 0 120 2v-24h-22c-59 0-63-7-63-36z">
            <text:p/>
          </draw:path>
          <draw:path draw:style-name="gr3" draw:text-style-name="P8" draw:layer="layout" svg:width="0.39cm" svg:height="0.343cm" svg:x="3.426cm" svg:y="5.25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79cm" svg:height="0.343cm" svg:x="3.824cm" svg:y="5.261cm" svg:viewBox="0 0 380 344" svg:d="M308 76c7-18 21-51 72-51v-25c-17 2-40 2-58 2-19 0-54-2-69-2v25c30 0 39 17 39 33 0 7-2 9-5 18l-79 199-88-217c-4-10-4-12-4-14 0-19 30-19 44-19v-25c-23 0-67 2-84 2-21 0-53 0-76-2v25c49 0 53 3 62 28l112 276c6 11 6 15 16 15 11 0 14-8 16-15z">
            <text:p/>
          </draw:path>
          <draw:path draw:style-name="gr3" draw:text-style-name="P8" draw:layer="layout" svg:width="0.3cm" svg:height="0.357cm" svg:x="4.217cm" svg:y="5.24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61cm" svg:height="0.343cm" svg:x="4.562cm" svg:y="5.252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4.868cm" svg:y="5.24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5.169cm" svg:y="5.24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515cm" svg:height="0.182cm" svg:x="5.792cm" svg:y="5.31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516cm" svg:height="0.182cm" svg:x="6.865cm" svg:y="5.31cm" svg:viewBox="0 0 517 183" svg:d="M517 26c0-17-5-26-10-26-4 0-11 7-11 21-3 76-54 118-109 118-49 0-86-33-125-67-38-37-79-72-132-72-84 0-130 86-130 157 0 24 11 24 11 24 8 0 10-15 10-17 4-86 62-120 109-120 50 0 86 34 125 67 39 35 79 72 132 72 85 0 130-86 130-157z">
            <text:p/>
          </draw:path>
          <draw:path draw:style-name="gr3" draw:text-style-name="P8" draw:layer="layout" svg:width="0.404cm" svg:height="0.492cm" svg:x="7.613cm" svg:y="5.252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8" draw:layer="layout" svg:width="0.687cm" svg:height="0.404cm" svg:x="8.286cm" svg:y="5.199cm" svg:viewBox="0 0 688 405" svg:d="M604 218c-43 34-64 66-69 74-35 55-42 104-42 104 0 9 9 9 16 9 12 0 14-2 17-14 18-77 64-143 152-178 8-3 10-5 10-10 0-6-5-7-5-9-35-13-129-51-159-182-1-10-3-12-15-12-7 0-16 0-16 9 0 2 7 51 40 104 14 23 37 49 71 74h-576c-14 0-28 0-28 16 0 15 14 15 28 15z">
            <text:p/>
          </draw:path>
          <draw:path draw:style-name="gr3" draw:text-style-name="P8" draw:layer="layout" svg:width="0.516cm" svg:height="0.182cm" svg:x="9.058cm" svg:y="5.31cm" svg:viewBox="0 0 517 183" svg:d="M517 26c0-17-5-26-10-26-4 0-11 7-11 21-3 76-54 118-109 118-49 0-86-33-125-67-38-37-79-72-132-72-84 0-130 86-130 157 0 24 11 24 11 24 8 0 10-15 10-17 4-86 62-120 109-120 50 0 86 34 125 67 39 35 79 72 132 72 85 0 130-86 130-157z">
            <text:p/>
          </draw:path>
          <draw:path draw:style-name="gr3" draw:text-style-name="P8" draw:layer="layout" svg:width="0.319cm" svg:height="0.492cm" svg:x="9.863cm" svg:y="5.252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1 4-18zM106 335c-48 0-51-60-51-73 0-38 22-123 37-155 22-58 63-89 95-89 51 0 61 61 61 67 0 5-42 176-44 177-12 23-56 73-98 73z">
            <text:p/>
          </draw:path>
        </draw:g>
        <draw:g xml:id="id159" draw:id="id159">
          <svg:title>TexMaths</svg:title>
          <svg:desc>22§display§\text {Contrapositive = } \sim q \rightarrow \sim p §svg§600§FALSE§</svg:desc>
          <draw:polygon draw:style-name="gr2" draw:text-style-name="P7" draw:layer="layout" svg:width="9.574cm" svg:height="0.619cm" svg:x="3.142cm" svg:y="8.302cm" svg:viewBox="0 0 9575 620" draw:points="4788,620 0,620 0,0 9575,0 9575,620">
            <text:p/>
          </draw:polygon>
          <draw:path draw:style-name="gr3" draw:text-style-name="P8" draw:layer="layout" svg:width="0.472cm" svg:height="0.562cm" svg:x="3.147cm" svg:y="8.263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8" draw:layer="layout" svg:width="0.344cm" svg:height="0.356cm" svg:x="3.684cm" svg:y="8.4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4.073cm" svg:y="8.467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4.471cm" svg:y="8.33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261cm" svg:height="0.342cm" svg:x="4.779cm" svg:y="8.46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5.092cm" svg:y="8.46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492cm" svg:x="5.469cm" svg:y="8.46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4cm" svg:height="0.356cm" svg:x="5.92cm" svg:y="8.462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254cm" svg:height="0.356cm" svg:x="6.31cm" svg:y="8.46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6.615cm" svg:y="8.2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6.819cm" svg:y="8.33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166cm" svg:height="0.518cm" svg:x="7.131cm" svg:y="8.2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7.335cm" svg:y="8.47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7.729cm" svg:y="8.4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15cm" svg:height="0.182cm" svg:x="8.352cm" svg:y="8.5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9.424cm" svg:y="8.52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0.228cm" svg:y="8.467cm" svg:viewBox="0 0 320 493" svg:d="M320 9c0-4-1-9-7-9-8 0-40 32-52 55-18-43-48-55-74-55-92 0-187 114-187 227 0 76 46 125 102 125 34 0 65-19 92-48-7 29-32 133-34 140-7 22-14 24-56 26-11 0-18 0-18 16 0 0 0 7 9 7 25 0 53-2 79-2 27 0 53 2 79 2 4 0 15 0 15-14 0-9-7-9-22-9-37 0-37-5-37-12 0-6 2-11 4-18zM106 334c-48 0-51-59-51-72 0-38 22-123 37-155 22-58 63-89 95-89 51 0 61 61 61 66 0 6-42 176-44 178-12 23-56 72-98 72z">
            <text:p/>
          </draw:path>
          <draw:path draw:style-name="gr3" draw:text-style-name="P8" draw:layer="layout" svg:width="0.687cm" svg:height="0.404cm" svg:x="10.829cm" svg:y="8.413cm" svg:viewBox="0 0 688 405" svg:d="M604 218c-43 34-64 65-71 74-33 55-40 104-40 104 0 9 9 9 16 9 12 0 14-2 17-14 18-78 64-143 150-178 10-4 12-5 12-11 0-5-5-7-5-8-35-13-129-51-158-182-2-10-4-12-16-12-7 0-16 0-16 9 0 2 7 51 40 104 14 23 37 49 71 74h-576c-14 0-28 0-28 15 0 16 14 16 28 16z">
            <text:p/>
          </draw:path>
          <draw:path draw:style-name="gr3" draw:text-style-name="P8" draw:layer="layout" svg:width="0.516cm" svg:height="0.182cm" svg:x="11.601cm" svg:y="8.52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2.351cm" svg:y="8.46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</draw:g>
        <draw:g xml:id="id157" draw:id="id157">
          <svg:title>TexMaths</svg:title>
          <svg:desc>22§display§= \text { If the woman in the family is not literate then the family }§svg§600§FALSE§</svg:desc>
          <draw:polygon draw:style-name="gr2" draw:text-style-name="P7" draw:layer="layout" svg:width="20.34cm" svg:height="0.627cm" svg:x="5.343cm" svg:y="6.105cm" svg:viewBox="0 0 20341 628" draw:points="10171,628 0,628 0,0 20341,0 20341,628">
            <text:p/>
          </draw:polygon>
          <draw:path draw:style-name="gr3" draw:text-style-name="P8" draw:layer="layout" svg:width="0.515cm" svg:height="0.182cm" svg:x="5.348cm" svg:y="6.3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6.399cm" svg:y="6.08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6.682cm" svg:y="6.066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244cm" svg:height="0.485cm" svg:x="7.166cm" svg:y="6.13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7.476cm" svg:y="6.07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7.904cm" svg:y="6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8.497cm" svg:y="6.277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44cm" svg:height="0.356cm" svg:x="9.041cm" svg:y="6.26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9.432cm" svg:y="6.27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10.083cm" svg:y="6.265cm" svg:viewBox="0 0 350 357" svg:d="M225 289c4 31 25 63 62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0.463cm" svg:y="6.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11.151cm" svg:y="6.0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364cm" svg:y="6.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12.042cm" svg:y="6.13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12.353cm" svg:y="6.07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2.779cm" svg:y="6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13.385cm" svg:y="6.066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49cm" svg:height="0.356cm" svg:x="13.627cm" svg:y="6.26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604cm" svg:height="0.342cm" svg:x="14.006cm" svg:y="6.27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14.652cm" svg:y="6.0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173cm" svg:height="0.538cm" svg:x="14.866cm" svg:y="6.07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15.071cm" svg:y="6.277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166cm" svg:height="0.518cm" svg:x="15.746cm" svg:y="6.0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5.961cm" svg:y="6.2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42cm" svg:x="16.524cm" svg:y="6.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16.95cm" svg:y="6.26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7.33cm" svg:y="6.13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73cm" svg:height="0.538cm" svg:x="17.899cm" svg:y="6.07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18.114cm" svg:y="6.0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18.318cm" svg:y="6.13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8.626cm" svg:y="6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8.969cm" svg:y="6.2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9.282cm" svg:y="6.265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9.652cm" svg:y="6.13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9.96cm" svg:y="6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20.553cm" svg:y="6.13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0.865cm" svg:y="6.07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1.291cm" svg:y="6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1.637cm" svg:y="6.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22.315cm" svg:y="6.13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22.626cm" svg:y="6.07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3.052cm" svg:y="6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1cm" svg:height="0.546cm" svg:x="23.658cm" svg:y="6.066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49cm" svg:height="0.356cm" svg:x="23.901cm" svg:y="6.26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604cm" svg:height="0.342cm" svg:x="24.279cm" svg:y="6.27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24.925cm" svg:y="6.0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173cm" svg:height="0.538cm" svg:x="25.14cm" svg:y="6.07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25.344cm" svg:y="6.277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</draw:g>
        <draw:g xml:id="id155" draw:id="id155">
          <svg:title>TexMaths</svg:title>
          <svg:desc>22§display§= \text { If a family is literate then the woman in it is literate. }§svg§600§FALSE§</svg:desc>
          <draw:polygon draw:style-name="gr2" draw:text-style-name="P7" draw:layer="layout" svg:width="18.963cm" svg:height="0.627cm" svg:x="6.443cm" svg:y="4.002cm" svg:viewBox="0 0 18964 628" draw:points="9483,628 0,628 0,0 18964,0 18964,628">
            <text:p/>
          </draw:polygon>
          <draw:path draw:style-name="gr3" draw:text-style-name="P8" draw:layer="layout" svg:width="0.515cm" svg:height="0.182cm" svg:x="6.448cm" svg:y="4.2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7.499cm" svg:y="3.98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7.782cm" svg:y="3.963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49cm" svg:height="0.356cm" svg:x="8.284cm" svg:y="4.16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51cm" svg:height="0.546cm" svg:x="8.921cm" svg:y="3.96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49cm" svg:height="0.356cm" svg:x="9.164cm" svg:y="4.16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604cm" svg:height="0.342cm" svg:x="9.544cm" svg:y="4.167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10.188cm" svg:y="3.9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173cm" svg:height="0.538cm" svg:x="10.403cm" svg:y="3.97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10.607cm" svg:y="4.17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166cm" svg:height="0.518cm" svg:x="11.283cm" svg:y="3.9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1.499cm" svg:y="4.16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73cm" svg:height="0.538cm" svg:x="12.061cm" svg:y="3.97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12.275cm" svg:y="3.9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12.48cm" svg:y="4.03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2.788cm" svg:y="4.1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3.131cm" svg:y="4.16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3.444cm" svg:y="4.16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13.814cm" svg:y="4.03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4.122cm" svg:y="4.1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4.717cm" svg:y="4.03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15.026cm" svg:y="3.97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5.452cm" svg:y="4.1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5.799cm" svg:y="4.1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16.477cm" svg:y="4.03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16.788cm" svg:y="3.97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7.214cm" svg:y="4.1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17.807cm" svg:y="4.174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44cm" svg:height="0.356cm" svg:x="18.353cm" svg:y="4.16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18.742cm" svg:y="4.167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19.395cm" svg:y="4.16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9.773cm" svg:y="4.1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20.461cm" svg:y="3.9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0.676cm" svg:y="4.1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21.364cm" svg:y="3.9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21.566cm" svg:y="4.03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2.137cm" svg:y="3.9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22.351cm" svg:y="4.16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73cm" svg:height="0.538cm" svg:x="22.914cm" svg:y="3.97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23.129cm" svg:y="3.9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23.333cm" svg:y="4.03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23.64cm" svg:y="4.1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3.984cm" svg:y="4.16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24.298cm" svg:y="4.16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24.666cm" svg:y="4.03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24.974cm" svg:y="4.1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5.363cm" svg:y="4.426cm" svg:viewBox="0 0 84 84" svg:d="M84 42c0-23-19-42-42-42s-42 19-42 42 19 42 42 42 42-19 42-42z">
            <text:p/>
          </draw:path>
        </draw:g>
        <draw:g xml:id="id158" draw:id="id158">
          <svg:title>TexMaths</svg:title>
          <svg:desc>22§display§\text {does not become literate.}§svg§600§FALSE§</svg:desc>
          <draw:polygon draw:style-name="gr2" draw:text-style-name="P7" draw:layer="layout" svg:width="8.368cm" svg:height="0.469cm" svg:x="6.455cm" svg:y="7.207cm" svg:viewBox="0 0 8369 470" draw:points="4185,470 0,470 0,0 8369,0 8369,470">
            <text:p/>
          </draw:polygon>
          <draw:path draw:style-name="gr3" draw:text-style-name="P8" draw:layer="layout" svg:width="0.383cm" svg:height="0.547cm" svg:x="6.443cm" svg:y="7.168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8" draw:layer="layout" svg:width="0.344cm" svg:height="0.357cm" svg:x="6.867cm" svg:y="7.35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cm" svg:height="0.357cm" svg:x="7.276cm" svg:y="7.3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54cm" svg:height="0.357cm" svg:x="7.624cm" svg:y="7.35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43cm" svg:x="8.185cm" svg:y="7.364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8.611cm" svg:y="7.35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42cm" svg:height="0.485cm" svg:x="8.992cm" svg:y="7.23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8" draw:layer="layout" svg:width="0.383cm" svg:height="0.547cm" svg:x="9.557cm" svg:y="7.168cm" svg:viewBox="0 0 384 548" svg:d="M113 247v-247l-113 9v24c55 0 60 6 60 43v463h19c2-2 7-12 28-47 13 17 46 56 102 56 94 0 175-76 175-176 0-99-78-176-166-176-60 0-93 37-105 51zM114 451v-160c0-16 0-16 9-28 30-45 72-50 92-50 35 0 63 20 81 50 21 31 23 75 23 107 0 30-2 76-25 111-16 23-46 49-88 49-34 0-62-19-81-47-11-16-11-18-11-32z">
            <text:p/>
          </draw:path>
          <draw:path draw:style-name="gr3" draw:text-style-name="P8" draw:layer="layout" svg:width="0.3cm" svg:height="0.357cm" svg:x="10.009cm" svg:y="7.3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95cm" svg:height="0.357cm" svg:x="10.356cm" svg:y="7.35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10.695cm" svg:y="7.35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604cm" svg:height="0.343cm" svg:x="11.084cm" svg:y="7.364cm" svg:viewBox="0 0 605 344" svg:d="M60 76v209c0 34-7 34-60 34v25c26 0 67-2 88-2 19 0 60 2 86 2v-25c-51 0-60 0-60-34v-144c0-81 55-123 104-123 50 0 58 42 58 86v181c0 34-8 34-60 34v25c27 0 66-2 87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11.727cm" svg:y="7.3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173cm" svg:height="0.538cm" svg:x="12.332cm" svg:y="7.168cm" svg:viewBox="0 0 174 539" svg:d="M113 0l-113 9v24c55 0 62 6 62 43v403c0 36-9 36-62 36v24c26-2 67-2 86-2 20 0 58 0 88 2v-24c-53 0-61 0-61-36z">
            <text:p/>
          </draw:path>
          <draw:path draw:style-name="gr3" draw:text-style-name="P8" draw:layer="layout" svg:width="0.166cm" svg:height="0.519cm" svg:x="12.547cm" svg:y="7.18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42cm" svg:height="0.485cm" svg:x="12.751cm" svg:y="7.23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8" draw:layer="layout" svg:width="0.3cm" svg:height="0.357cm" svg:x="13.057cm" svg:y="7.3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61cm" svg:height="0.343cm" svg:x="13.402cm" svg:y="7.364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13.716cm" svg:y="7.358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44cm" svg:height="0.485cm" svg:x="14.084cm" svg:y="7.23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8" draw:layer="layout" svg:width="0.3cm" svg:height="0.357cm" svg:x="14.392cm" svg:y="7.3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083cm" svg:height="0.084cm" svg:x="14.781cm" svg:y="7.623cm" svg:viewBox="0 0 84 85" svg:d="M84 42c0-23-19-42-42-42s-42 19-42 42 19 43 42 43 42-20 42-43z">
            <text:p/>
          </draw:path>
        </draw:g>
        <draw:g xml:id="id160" draw:id="id160">
          <svg:title>TexMaths</svg:title>
          <svg:desc>22§display§= \text { If a family does not become literate then the woman in the }§svg§600§FALSE§</svg:desc>
          <draw:polygon draw:style-name="gr2" draw:text-style-name="P7" draw:layer="layout" svg:width="21.021cm" svg:height="0.627cm" svg:x="5.348cm" svg:y="9.302cm" svg:viewBox="0 0 21022 628" draw:points="10511,628 0,628 0,0 21022,0 21022,628">
            <text:p/>
          </draw:polygon>
          <draw:path draw:style-name="gr3" draw:text-style-name="P8" draw:layer="layout" svg:width="0.515cm" svg:height="0.182cm" svg:x="5.353cm" svg:y="9.5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6.404cm" svg:y="9.28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6.687cm" svg:y="9.263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49cm" svg:height="0.356cm" svg:x="7.189cm" svg:y="9.46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51cm" svg:height="0.546cm" svg:x="7.826cm" svg:y="9.26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8" draw:layer="layout" svg:width="0.349cm" svg:height="0.356cm" svg:x="8.069cm" svg:y="9.46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604cm" svg:height="0.342cm" svg:x="8.449cm" svg:y="9.467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9.093cm" svg:y="9.2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173cm" svg:height="0.538cm" svg:x="9.308cm" svg:y="9.27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9.512cm" svg:y="9.47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83cm" svg:height="0.546cm" svg:x="10.19cm" svg:y="9.272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44cm" svg:height="0.356cm" svg:x="10.614cm" svg:y="9.46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cm" svg:height="0.356cm" svg:x="11.022cm" svg:y="9.4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1.371cm" svg:y="9.46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42cm" svg:x="11.932cm" svg:y="9.4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12.358cm" svg:y="9.4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2.739cm" svg:y="9.33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83cm" svg:height="0.546cm" svg:x="13.304cm" svg:y="9.272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cm" svg:height="0.356cm" svg:x="13.756cm" svg:y="9.4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4.103cm" svg:y="9.46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14.442cm" svg:y="9.4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14.831cm" svg:y="9.467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5.474cm" svg:y="9.4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8cm" svg:x="16.079cm" svg:y="9.27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16.294cm" svg:y="9.2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16.498cm" svg:y="9.33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6.804cm" svg:y="9.4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7.149cm" svg:y="9.46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7.463cm" svg:y="9.46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7.83cm" svg:y="9.33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8.138cm" svg:y="9.4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8.733cm" svg:y="9.33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9.045cm" svg:y="9.27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9.471cm" svg:y="9.4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9.818cm" svg:y="9.4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0.495cm" svg:y="9.33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0.805cm" svg:y="9.27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1.233cm" svg:y="9.4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21.826cm" svg:y="9.474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8" draw:layer="layout" svg:width="0.344cm" svg:height="0.356cm" svg:x="22.37cm" svg:y="9.4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22.76cm" svg:y="9.467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23.412cm" svg:y="9.46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3.792cm" svg:y="9.4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24.478cm" svg:y="9.2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4.693cm" svg:y="9.4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25.371cm" svg:y="9.33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25.68cm" svg:y="9.27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26.108cm" svg:y="9.4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161" draw:id="id161">
          <svg:title>TexMaths</svg:title>
          <svg:desc>22§display§\text {family is not literate.}§svg§600§FALSE§</svg:desc>
          <draw:polygon draw:style-name="gr2" draw:text-style-name="P7" draw:layer="layout" svg:width="6.993cm" svg:height="0.627cm" svg:x="6.56cm" svg:y="10.402cm" svg:viewBox="0 0 6994 628" draw:points="3497,628 0,628 0,0 6994,0 6994,628">
            <text:p/>
          </draw:polygon>
          <draw:path draw:style-name="gr3" draw:text-style-name="P8" draw:layer="layout" svg:width="0.251cm" svg:height="0.546cm" svg:x="6.546cm" svg:y="10.363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49cm" svg:height="0.356cm" svg:x="6.791cm" svg:y="10.56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604cm" svg:height="0.342cm" svg:x="7.169cm" svg:y="10.567cm" svg:viewBox="0 0 605 343" svg:d="M60 76v209c0 34-7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7.815cm" svg:y="10.3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173cm" svg:height="0.538cm" svg:x="8.03cm" svg:y="10.37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8.232cm" svg:y="10.57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166cm" svg:height="0.518cm" svg:x="8.91cm" svg:y="10.3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9.124cm" svg:y="10.56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42cm" svg:x="9.686cm" svg:y="10.5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10.114cm" svg:y="10.5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0.492cm" svg:y="10.43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173cm" svg:height="0.538cm" svg:x="11.062cm" svg:y="10.37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11.277cm" svg:y="10.3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4cm" svg:height="0.485cm" svg:x="11.481cm" svg:y="10.43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11.787cm" svg:y="10.5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132cm" svg:y="10.56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2.446cm" svg:y="10.56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2.814cm" svg:y="10.43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3.122cm" svg:y="10.5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13.511cm" svg:y="10.826cm" svg:viewBox="0 0 84 84" svg:d="M84 42c0-23-19-42-42-42s-42 19-42 42 19 42 42 42 42-19 42-42z">
            <text:p/>
          </draw:path>
        </draw:g>
        <draw:g xml:id="id162" draw:id="id162">
          <svg:title>TexMaths</svg:title>
          <svg:desc>22§display§\text {(iii)  Let  } p : \text { Triangle is equilateral },\ q : \text { Triangle is equiangular.}§svg§600§FALSE§</svg:desc>
          <draw:polygon draw:style-name="gr2" draw:text-style-name="P7" draw:layer="layout" svg:width="21.479cm" svg:height="0.696cm" svg:x="1.63cm" svg:y="11.499cm" svg:viewBox="0 0 21480 697" draw:points="10741,697 0,697 0,0 21480,0 21480,697">
            <text:p/>
          </draw:polygon>
          <draw:path draw:style-name="gr3" draw:text-style-name="P8" draw:layer="layout" svg:width="0.18cm" svg:height="0.773cm" svg:x="1.667cm" svg:y="11.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1.917cm" svg:y="11.5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2.132cm" svg:y="11.5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2.346cm" svg:y="11.5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2.58cm" svg:y="11.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25cm" svg:height="0.528cm" svg:x="3.121cm" svg:y="11.511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cm" svg:height="0.356cm" svg:x="3.599cm" svg:y="11.6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3.935cm" svg:y="11.5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404cm" svg:height="0.492cm" svg:x="4.455cm" svg:y="11.6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083cm" svg:height="0.333cm" svg:x="5.15cm" svg:y="11.706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502cm" svg:height="0.523cm" svg:x="5.799cm" svg:y="11.516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8" draw:layer="layout" svg:width="0.261cm" svg:height="0.342cm" svg:x="6.287cm" svg:y="11.6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6.593cm" svg:y="11.5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6.815cm" svg:y="11.6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7.193cm" svg:y="11.6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4cm" svg:height="0.511cm" svg:x="7.621cm" svg:y="11.689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73cm" svg:height="0.537cm" svg:x="8.011cm" svg:y="11.5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8.221cm" svg:y="11.6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8.826cm" svg:y="11.5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9.041cm" svg:y="11.6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9.601cm" svg:y="11.6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9.949cm" svg:y="11.697cm" svg:viewBox="0 0 384 493" svg:d="M269 296v138c0 36-9 36-61 36v23c26 0 67-2 88-2s59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8" draw:layer="layout" svg:width="0.39cm" svg:height="0.351cm" svg:x="10.356cm" svg:y="11.69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166cm" svg:height="0.518cm" svg:x="10.785cm" svg:y="11.5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73cm" svg:height="0.537cm" svg:x="11cm" svg:y="11.5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11.221cm" svg:y="11.6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242cm" svg:height="0.485cm" svg:x="11.591cm" svg:y="11.5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1.899cm" svg:y="11.6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2.242cm" svg:y="11.6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2.555cm" svg:y="11.6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12.936cm" svg:y="11.5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091cm" svg:height="0.231cm" svg:x="13.449cm" svg:y="11.95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19cm" svg:height="0.492cm" svg:x="14.014cm" svg:y="11.697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083cm" svg:height="0.333cm" svg:x="14.637cm" svg:y="11.706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502cm" svg:height="0.523cm" svg:x="15.287cm" svg:y="11.516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8" draw:layer="layout" svg:width="0.261cm" svg:height="0.342cm" svg:x="15.774cm" svg:y="11.6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16.081cm" svg:y="11.5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16.302cm" svg:y="11.6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6.681cm" svg:y="11.6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4cm" svg:height="0.511cm" svg:x="17.108cm" svg:y="11.689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73cm" svg:height="0.537cm" svg:x="17.499cm" svg:y="11.5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17.708cm" svg:y="11.6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8.314cm" svg:y="11.5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8.529cm" svg:y="11.6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9.088cm" svg:y="11.6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9.437cm" svg:y="11.697cm" svg:viewBox="0 0 384 493" svg:d="M269 296v138c0 36-9 36-61 36v23c26 0 67-2 88-2s59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8" draw:layer="layout" svg:width="0.39cm" svg:height="0.351cm" svg:x="19.843cm" svg:y="11.697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166cm" svg:height="0.518cm" svg:x="20.273cm" svg:y="11.5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20.494cm" svg:y="11.6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9cm" svg:height="0.342cm" svg:x="20.874cm" svg:y="11.6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4cm" svg:height="0.511cm" svg:x="21.3cm" svg:y="11.689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9cm" svg:height="0.351cm" svg:x="21.689cm" svg:y="11.69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173cm" svg:height="0.537cm" svg:x="22.12cm" svg:y="11.5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22.342cm" svg:y="11.6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22.717cm" svg:y="11.6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083cm" svg:height="0.083cm" svg:x="23.066cm" svg:y="11.958cm" svg:viewBox="0 0 84 84" svg:d="M84 42c0-23-19-42-42-42s-42 19-42 42 19 42 42 42 42-19 42-42z">
            <text:p/>
          </draw:path>
        </draw:g>
        <draw:g xml:id="id164" draw:id="id164">
          <svg:title>TexMaths</svg:title>
          <svg:desc>22§display§\text {Converse = } q \rightarrow p = \text { If a triangle is equiangular then it is equilateral.}§svg§600§FALSE§</svg:desc>
          <draw:polygon draw:style-name="gr2" draw:text-style-name="P7" draw:layer="layout" svg:width="23.556cm" svg:height="0.628cm" svg:x="3.142cm" svg:y="13.703cm" svg:viewBox="0 0 23557 629" draw:points="11779,629 0,629 0,0 23557,0 23557,629">
            <text:p/>
          </draw:polygon>
          <draw:path draw:style-name="gr3" draw:text-style-name="P8" draw:layer="layout" svg:width="0.472cm" svg:height="0.563cm" svg:x="3.147cm" svg:y="13.664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8" draw:layer="layout" svg:width="0.344cm" svg:height="0.357cm" svg:x="3.684cm" svg:y="13.863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4.073cm" svg:y="13.8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342cm" svg:x="4.471cm" svg:y="13.875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7cm" svg:x="4.865cm" svg:y="13.8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5.208cm" svg:y="13.86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5.514cm" svg:y="13.863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5.815cm" svg:y="13.8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515cm" svg:height="0.182cm" svg:x="6.438cm" svg:y="13.9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19cm" svg:height="0.492cm" svg:x="7.287cm" svg:y="13.868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5 2-11 4-18zM106 335c-48 0-51-60-51-73 0-38 22-123 37-155 22-58 63-89 95-89 51 0 61 61 61 67 0 5-42 176-44 177-12 23-56 73-98 73z">
            <text:p/>
          </draw:path>
          <draw:path draw:style-name="gr3" draw:text-style-name="P8" draw:layer="layout" svg:width="0.687cm" svg:height="0.404cm" svg:x="7.885cm" svg:y="13.814cm" svg:viewBox="0 0 688 405" svg:d="M604 218c-43 34-64 66-69 74-35 55-42 104-42 104 0 9 9 9 16 9 12 0 14-2 17-14 18-78 64-143 152-178 8-3 10-5 10-10 0-6-5-8-5-9-35-13-129-51-159-182-1-10-3-12-15-12-7 0-16 0-16 9 0 2 7 51 40 104 14 23 37 49 71 74h-576c-14 0-28 0-28 16 0 15 14 15 28 15z">
            <text:p/>
          </draw:path>
          <draw:path draw:style-name="gr3" draw:text-style-name="P8" draw:layer="layout" svg:width="0.404cm" svg:height="0.492cm" svg:x="8.805cm" svg:y="13.868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515cm" svg:height="0.182cm" svg:x="9.478cm" svg:y="13.9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10.53cm" svg:y="13.682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8" draw:layer="layout" svg:width="0.251cm" svg:height="0.547cm" svg:x="10.813cm" svg:y="13.664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8" draw:layer="layout" svg:width="0.349cm" svg:height="0.357cm" svg:x="11.313cm" svg:y="13.863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11.94cm" svg:y="13.73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261cm" svg:height="0.342cm" svg:x="12.248cm" svg:y="13.868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12.554cm" svg:y="13.69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9cm" svg:height="0.357cm" svg:x="12.776cm" svg:y="13.863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3.156cm" svg:y="13.8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3.582cm" svg:y="13.859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73cm" svg:height="0.538cm" svg:x="13.973cm" svg:y="13.6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7cm" svg:x="14.184cm" svg:y="13.8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66cm" svg:height="0.519cm" svg:x="14.787cm" svg:y="13.69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15.004cm" svg:y="13.863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15.562cm" svg:y="13.8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15.91cm" svg:y="13.868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3 0 95 67 95 110z">
            <text:p/>
          </draw:path>
          <draw:path draw:style-name="gr3" draw:text-style-name="P8" draw:layer="layout" svg:width="0.39cm" svg:height="0.351cm" svg:x="16.317cm" svg:y="13.868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166cm" svg:height="0.519cm" svg:x="16.746cm" svg:y="13.69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9cm" svg:height="0.357cm" svg:x="16.968cm" svg:y="13.86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7.348cm" svg:y="13.8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7.774cm" svg:y="13.859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9cm" svg:height="0.351cm" svg:x="18.163cm" svg:y="13.868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173cm" svg:height="0.538cm" svg:x="18.594cm" svg:y="13.6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8.816cm" svg:y="13.86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61cm" svg:height="0.342cm" svg:x="19.191cm" svg:y="13.86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19.745cm" svg:y="13.73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20.057cm" svg:y="13.673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0.482cm" svg:y="13.8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0.829cm" svg:y="13.8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9cm" svg:x="21.517cm" svg:y="13.69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21.721cm" svg:y="13.73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22.29cm" svg:y="13.69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22.505cm" svg:y="13.863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23.064cm" svg:y="13.8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23.413cm" svg:y="13.868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8" draw:layer="layout" svg:width="0.39cm" svg:height="0.351cm" svg:x="23.819cm" svg:y="13.868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166cm" svg:height="0.519cm" svg:x="24.249cm" svg:y="13.69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73cm" svg:height="0.538cm" svg:x="24.463cm" svg:y="13.6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24.685cm" svg:y="13.86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25.055cm" svg:y="13.73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cm" svg:height="0.357cm" svg:x="25.361cm" svg:y="13.8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25.706cm" svg:y="13.86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26.019cm" svg:y="13.86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26.399cm" svg:y="13.6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083cm" svg:height="0.084cm" svg:x="26.655cm" svg:y="14.127cm" svg:viewBox="0 0 84 85" svg:d="M84 42c0-23-19-42-42-42s-42 19-42 42 19 43 42 43 42-20 42-43z">
            <text:p/>
          </draw:path>
        </draw:g>
        <draw:g xml:id="id163" draw:id="id163">
          <svg:title>TexMaths</svg:title>
          <svg:desc>22§display§\text {The given statement is } p \rightarrow q§svg§600§FALSE§</svg:desc>
          <draw:polygon draw:style-name="gr2" draw:text-style-name="P7" draw:layer="layout" svg:width="9.841cm" svg:height="0.62cm" svg:x="3.044cm" svg:y="12.595cm" svg:viewBox="0 0 9842 621" draw:points="4921,621 0,621 0,0 9842,0 9842,621">
            <text:p/>
          </draw:polygon>
          <draw:path draw:style-name="gr3" draw:text-style-name="P8" draw:layer="layout" svg:width="0.502cm" svg:height="0.524cm" svg:x="3.033cm" svg:y="12.568cm" svg:viewBox="0 0 503 525" svg:d="M489 0h-475l-14 175h19c11-126 23-150 139-150 14 0 36 0 43 1 15 2 15 11 15 29v410c0 27 0 38-80 38h-30v22c31-1 110-1 146-1 35 0 116 0 148 1v-22h-32c-81 0-81-11-81-38v-410c0-16 0-27 14-29 7-1 28-1 44-1 116 0 128 24 139 150h19z">
            <text:p/>
          </draw:path>
          <draw:path draw:style-name="gr3" draw:text-style-name="P8" draw:layer="layout" svg:width="0.39cm" svg:height="0.539cm" svg:x="3.587cm" svg:y="12.55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4.015cm" svg:y="12.7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4.615cm" svg:y="12.74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166cm" svg:height="0.519cm" svg:x="5.006cm" svg:y="12.5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5.21cm" svg:y="12.761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8" draw:layer="layout" svg:width="0.3cm" svg:height="0.357cm" svg:x="5.604cm" svg:y="12.7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5.951cm" svg:y="12.7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54cm" svg:height="0.357cm" svg:x="6.639cm" svg:y="12.7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242cm" svg:height="0.486cm" svg:x="6.933cm" svg:y="12.6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49cm" svg:height="0.357cm" svg:x="7.252cm" svg:y="12.746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7.619cm" svg:y="12.61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7.927cm" svg:y="12.7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604cm" svg:height="0.343cm" svg:x="8.274cm" svg:y="12.752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8" draw:layer="layout" svg:width="0.3cm" svg:height="0.357cm" svg:x="8.917cm" svg:y="12.7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9.263cm" svg:y="12.7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2cm" svg:height="0.486cm" svg:x="9.661cm" svg:y="12.6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166cm" svg:height="0.519cm" svg:x="10.229cm" svg:y="12.5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0.444cm" svg:y="12.7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404cm" svg:height="0.493cm" svg:x="10.956cm" svg:y="12.752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8" draw:layer="layout" svg:width="0.687cm" svg:height="0.405cm" svg:x="11.629cm" svg:y="12.697cm" svg:viewBox="0 0 688 406" svg:d="M604 219c-43 33-64 65-69 74-35 54-42 104-42 104 0 9 9 9 16 9 12 0 14-2 17-15 18-77 64-142 152-178 8-3 10-5 10-10 0-6-5-7-5-9-35-12-129-51-159-182-1-10-3-12-15-12-7 0-16 0-16 9 0 2 7 51 40 104 14 23 37 49 71 74h-576c-14 0-28 0-28 16s14 16 28 16z">
            <text:p/>
          </draw:path>
          <draw:path draw:style-name="gr3" draw:text-style-name="P8" draw:layer="layout" svg:width="0.319cm" svg:height="0.493cm" svg:x="12.604cm" svg:y="12.752cm" svg:viewBox="0 0 320 494" svg:d="M320 9c0-4-1-9-7-9-9 0-40 32-53 55-17-43-47-55-73-55-92 0-187 115-187 227 0 76 46 126 102 126 34 0 65-20 92-48-7 28-32 132-34 139-7 23-14 25-56 27-11 0-18 0-18 16 0 0 0 7 9 7 25 0 53-2 79-2 27 0 53 2 79 2 4 0 15 0 15-14 0-9-8-9-22-9-37 0-37-6-37-13 0-5 2-10 4-17zM106 335c-48 0-51-60-51-72 0-39 22-124 37-155 22-59 63-90 95-90 51 0 61 61 61 67 0 5-42 176-44 178-12 23-56 72-98 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4" draw:text-style-name="P6" draw:layer="layout" svg:width="26.716cm" svg:height="14.773cm" svg:x="0.8cm" svg:y="0.529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21"><text:s text:c="20"/></text:span></text:p>
            <text:p text:style-name="P5"><text:span text:style-name="T9"><text:tab/></text:span><text:span text:style-name="T11"> <text:s/></text:span></text:p>
          </draw:text-box>
        </draw:frame>
        <draw:g xml:id="id165" draw:id="id165">
          <svg:title>TexMaths</svg:title>
          <svg:desc>22§display§\text {Inverse = } \sim p \rightarrow \sim q = \text { If a triangle is not equilateral then }§svg§600§FALSE§</svg:desc>
          <draw:polygon draw:style-name="gr2" draw:text-style-name="P7" draw:layer="layout" svg:width="19.994cm" svg:height="0.628cm" svg:x="3.162cm" svg:y="0.803cm" svg:viewBox="0 0 19995 629" draw:points="9997,629 0,629 0,0 19995,0 19995,629">
            <text:p/>
          </draw:polygon>
          <draw:path draw:style-name="gr3" draw:text-style-name="P8" draw:layer="layout" svg:width="0.237cm" svg:height="0.529cm" svg:x="3.144cm" svg:y="0.782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39cm" svg:height="0.342cm" svg:x="3.427cm" svg:y="0.9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342cm" svg:x="3.825cm" svg:y="0.975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7cm" svg:x="4.218cm" svg:y="0.9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4.563cm" svg:y="0.96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4.869cm" svg:y="0.963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5.17cm" svg:y="0.9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515cm" svg:height="0.182cm" svg:x="5.793cm" svg:y="1.0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6.867cm" svg:y="1.025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8" draw:layer="layout" svg:width="0.404cm" svg:height="0.492cm" svg:x="7.615cm" svg:y="0.968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687cm" svg:height="0.404cm" svg:x="8.287cm" svg:y="0.914cm" svg:viewBox="0 0 688 405" svg:d="M604 218c-43 34-64 66-69 74-35 55-42 104-42 104 0 9 9 9 16 9 12 0 14-2 17-14 18-78 64-143 152-178 8-3 10-5 10-10 0-6-5-8-5-9-35-13-129-51-158-182-2-10-4-12-16-12-7 0-16 0-16 9 0 2 7 51 40 104 14 23 37 49 71 74h-576c-14 0-28 0-28 16 0 15 14 15 28 15z">
            <text:p/>
          </draw:path>
          <draw:path draw:style-name="gr3" draw:text-style-name="P8" draw:layer="layout" svg:width="0.516cm" svg:height="0.182cm" svg:x="9.06cm" svg:y="1.025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8" draw:layer="layout" svg:width="0.319cm" svg:height="0.492cm" svg:x="9.864cm" svg:y="0.968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5 2-11 4-18zM106 335c-48 0-51-60-51-73 0-38 22-123 37-155 22-58 63-89 95-89 51 0 61 61 61 67 0 5-42 176-44 177-12 23-56 73-98 73z">
            <text:p/>
          </draw:path>
          <draw:path draw:style-name="gr3" draw:text-style-name="P8" draw:layer="layout" svg:width="0.515cm" svg:height="0.182cm" svg:x="10.464cm" svg:y="1.0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11.517cm" svg:y="0.782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8" draw:layer="layout" svg:width="0.251cm" svg:height="0.547cm" svg:x="11.8cm" svg:y="0.764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49cm" svg:height="0.357cm" svg:x="12.3cm" svg:y="0.96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2.927cm" svg:y="0.83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261cm" svg:height="0.342cm" svg:x="13.235cm" svg:y="0.96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13.541cm" svg:y="0.79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9cm" svg:height="0.357cm" svg:x="13.763cm" svg:y="0.96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4.143cm" svg:y="0.9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4.569cm" svg:y="0.959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73cm" svg:height="0.538cm" svg:x="14.96cm" svg:y="0.7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7cm" svg:x="15.171cm" svg:y="0.9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66cm" svg:height="0.519cm" svg:x="15.776cm" svg:y="0.79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15.991cm" svg:y="0.963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42cm" svg:x="16.552cm" svg:y="0.9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16.978cm" svg:y="0.963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44cm" svg:height="0.485cm" svg:x="17.359cm" svg:y="0.83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cm" svg:height="0.357cm" svg:x="17.924cm" svg:y="0.9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18.272cm" svg:y="0.968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8" draw:layer="layout" svg:width="0.39cm" svg:height="0.351cm" svg:x="18.679cm" svg:y="0.968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166cm" svg:height="0.519cm" svg:x="19.11cm" svg:y="0.79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173cm" svg:height="0.538cm" svg:x="19.325cm" svg:y="0.7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19.546cm" svg:y="0.96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4cm" svg:height="0.485cm" svg:x="19.914cm" svg:y="0.83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cm" svg:height="0.357cm" svg:x="20.222cm" svg:y="0.9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61cm" svg:height="0.342cm" svg:x="20.565cm" svg:y="0.96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20.879cm" svg:y="0.96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173cm" svg:height="0.538cm" svg:x="21.259cm" svg:y="0.7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4cm" svg:height="0.485cm" svg:x="21.72cm" svg:y="0.83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538cm" svg:x="22.032cm" svg:y="0.773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2.458cm" svg:y="0.96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2.804cm" svg:y="0.9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</draw:g>
        <draw:g xml:id="id166" draw:id="id166">
          <svg:title>TexMaths</svg:title>
          <svg:desc>22§display§\text { it is not equiangular. }§svg§600§FALSE§</svg:desc>
          <draw:polygon draw:style-name="gr2" draw:text-style-name="P7" draw:layer="layout" svg:width="6.929cm" svg:height="0.62cm" svg:x="11.559cm" svg:y="2.004cm" svg:viewBox="0 0 6930 621" draw:points="3465,621 0,621 0,0 6930,0 6930,621">
            <text:p/>
          </draw:polygon>
          <draw:path draw:style-name="gr3" draw:text-style-name="P8" draw:layer="layout" svg:width="0.166cm" svg:height="0.519cm" svg:x="11.545cm" svg:y="1.98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44cm" svg:height="0.486cm" svg:x="11.749cm" svg:y="2.027cm" svg:viewBox="0 0 245 487" svg:d="M120 168h111v-25h-111v-143h-20c0 63-24 146-100 150v18h67v213c0 97 72 106 100 106 55 0 78-55 78-106v-44h-22v44c0 56-22 86-51 86-52 0-52-70-52-84z">
            <text:p/>
          </draw:path>
          <draw:path draw:style-name="gr3" draw:text-style-name="P8" draw:layer="layout" svg:width="0.166cm" svg:height="0.519cm" svg:x="12.319cm" svg:y="1.98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2.534cm" svg:y="2.15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8" draw:layer="layout" svg:width="0.39cm" svg:height="0.343cm" svg:x="13.095cm" svg:y="2.161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44cm" svg:height="0.357cm" svg:x="13.521cm" svg:y="2.15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8" draw:layer="layout" svg:width="0.244cm" svg:height="0.486cm" svg:x="13.901cm" svg:y="2.027cm" svg:viewBox="0 0 245 487" svg:d="M120 168h111v-25h-111v-143h-20c0 63-24 146-100 150v18h67v213c0 97 72 106 100 106 55 0 78-55 78-106v-44h-22v44c0 56-22 86-51 86-52 0-52-70-52-84z">
            <text:p/>
          </draw:path>
          <draw:path draw:style-name="gr3" draw:text-style-name="P8" draw:layer="layout" svg:width="0.3cm" svg:height="0.357cm" svg:x="14.466cm" svg:y="2.15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83cm" svg:height="0.493cm" svg:x="14.815cm" svg:y="2.161cm" svg:viewBox="0 0 384 494" svg:d="M269 296v140c0 35-9 35-61 35v23c26 0 67-2 88-2s59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8" draw:layer="layout" svg:width="0.39cm" svg:height="0.352cm" svg:x="15.221cm" svg:y="2.161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8" draw:layer="layout" svg:width="0.166cm" svg:height="0.519cm" svg:x="15.652cm" svg:y="1.98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49cm" svg:height="0.357cm" svg:x="15.874cm" svg:y="2.155cm" svg:viewBox="0 0 350 358" svg:d="M225 289c4 32 25 64 62 64 16 0 63-11 63-74v-43h-19v43c0 45-20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16.253cm" svg:y="2.161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354cm" svg:height="0.512cm" svg:x="16.678cm" svg:y="2.15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9cm" svg:height="0.352cm" svg:x="17.069cm" svg:y="2.161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8" draw:layer="layout" svg:width="0.173cm" svg:height="0.539cm" svg:x="17.499cm" svg:y="1.965cm" svg:viewBox="0 0 174 540" svg:d="M113 0l-113 9v25c55 0 62 5 62 42v404c0 35-9 35-62 35v25c26-2 67-2 86-2 20 0 58 0 88 2v-25c-53 0-61 0-61-35z">
            <text:p/>
          </draw:path>
          <draw:path draw:style-name="gr3" draw:text-style-name="P8" draw:layer="layout" svg:width="0.349cm" svg:height="0.357cm" svg:x="17.72cm" svg:y="2.155cm" svg:viewBox="0 0 350 358" svg:d="M225 289c4 32 25 64 62 64 16 0 63-11 63-74v-43h-19v43c0 45-20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61cm" svg:height="0.343cm" svg:x="18.097cm" svg:y="2.161cm" svg:viewBox="0 0 262 344" svg:d="M107 86v-86l-107 9v25c55 0 62 5 62 42v210c0 33-9 33-62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8" draw:layer="layout" svg:width="0.083cm" svg:height="0.084cm" svg:x="18.444cm" svg:y="2.42cm" svg:viewBox="0 0 84 85" svg:d="M84 42c0-23-19-42-42-42s-42 19-42 42 19 43 42 43 42-20 42-43z">
            <text:p/>
          </draw:path>
        </draw:g>
        <draw:g xml:id="id167" draw:id="id167">
          <svg:title>TexMaths</svg:title>
          <svg:desc>22§display§\text {Contraositive = } \sim q \rightarrow \sim p = \text { If a triangle is not equiangular then }§svg§600§FALSE§</svg:desc>
          <draw:polygon draw:style-name="gr2" draw:text-style-name="P7" draw:layer="layout" svg:width="22.506cm" svg:height="0.628cm" svg:x="3.146cm" svg:y="3.204cm" svg:viewBox="0 0 22507 629" draw:points="11254,629 0,629 0,0 22507,0 22507,629">
            <text:p/>
          </draw:polygon>
          <draw:path draw:style-name="gr3" draw:text-style-name="P8" draw:layer="layout" svg:width="0.472cm" svg:height="0.563cm" svg:x="3.151cm" svg:y="3.165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8" draw:layer="layout" svg:width="0.344cm" svg:height="0.357cm" svg:x="3.688cm" svg:y="3.364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42cm" svg:x="4.077cm" svg:y="3.36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4.475cm" svg:y="3.235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261cm" svg:height="0.342cm" svg:x="4.783cm" svg:y="3.36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5.096cm" svg:y="3.36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44cm" svg:height="0.357cm" svg:x="5.473cm" svg:y="3.364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54cm" svg:height="0.357cm" svg:x="5.863cm" svg:y="3.36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9cm" svg:x="6.168cm" svg:y="3.19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6.372cm" svg:y="3.23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9cm" svg:x="6.684cm" svg:y="3.19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79cm" svg:height="0.342cm" svg:x="6.888cm" svg:y="3.376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7cm" svg:x="7.28cm" svg:y="3.36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515cm" svg:height="0.182cm" svg:x="7.903cm" svg:y="3.4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8.977cm" svg:y="3.426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8" draw:layer="layout" svg:width="0.319cm" svg:height="0.492cm" svg:x="9.781cm" svg:y="3.369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5 2-11 4-18zM106 335c-48 0-51-60-51-73 0-38 22-123 37-155 22-58 63-89 95-89 51 0 61 61 61 67 0 5-42 176-44 177-12 23-56 73-98 73z">
            <text:p/>
          </draw:path>
          <draw:path draw:style-name="gr3" draw:text-style-name="P8" draw:layer="layout" svg:width="0.687cm" svg:height="0.404cm" svg:x="10.381cm" svg:y="3.315cm" svg:viewBox="0 0 688 405" svg:d="M604 218c-43 34-64 66-71 74-33 55-40 104-40 104 0 9 9 9 16 9 12 0 14-2 17-14 18-78 64-143 152-178 8-3 10-5 10-10 0-6-5-8-5-9-35-13-129-51-159-182-1-10-3-12-15-12-7 0-16 0-16 9 0 2 7 51 40 104 14 23 37 49 71 74h-576c-14 0-28 0-28 16 0 15 14 15 28 15z">
            <text:p/>
          </draw:path>
          <draw:path draw:style-name="gr3" draw:text-style-name="P8" draw:layer="layout" svg:width="0.516cm" svg:height="0.182cm" svg:x="11.154cm" svg:y="3.426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8" draw:layer="layout" svg:width="0.404cm" svg:height="0.492cm" svg:x="11.902cm" svg:y="3.369cm" svg:viewBox="0 0 405 493" svg:d="M60 439c-7 26-7 31-42 31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515cm" svg:height="0.182cm" svg:x="12.574cm" svg:y="3.4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13.627cm" svg:y="3.183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8" draw:layer="layout" svg:width="0.251cm" svg:height="0.547cm" svg:x="13.91cm" svg:y="3.165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49cm" svg:height="0.357cm" svg:x="14.412cm" svg:y="3.36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5.039cm" svg:y="3.23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261cm" svg:height="0.342cm" svg:x="15.345cm" svg:y="3.36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15.653cm" svg:y="3.19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9cm" svg:height="0.357cm" svg:x="15.875cm" svg:y="3.36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16.253cm" svg:y="3.36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6.679cm" svg:y="3.3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73cm" svg:height="0.538cm" svg:x="17.07cm" svg:y="3.17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7cm" svg:x="17.281cm" svg:y="3.36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166cm" svg:height="0.519cm" svg:x="17.886cm" svg:y="3.19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4cm" svg:height="0.357cm" svg:x="18.101cm" svg:y="3.36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42cm" svg:x="18.662cm" svg:y="3.36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19.088cm" svg:y="3.364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42cm" svg:height="0.485cm" svg:x="19.469cm" svg:y="3.23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20.033cm" svg:y="3.36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83cm" svg:height="0.492cm" svg:x="20.382cm" svg:y="3.369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3 0 95 67 95 110z">
            <text:p/>
          </draw:path>
          <draw:path draw:style-name="gr3" draw:text-style-name="P8" draw:layer="layout" svg:width="0.39cm" svg:height="0.351cm" svg:x="20.789cm" svg:y="3.369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166cm" svg:height="0.519cm" svg:x="21.22cm" svg:y="3.19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49cm" svg:height="0.357cm" svg:x="21.442cm" svg:y="3.36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39cm" svg:height="0.342cm" svg:x="21.82cm" svg:y="3.36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22.246cm" svg:y="3.3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9cm" svg:height="0.351cm" svg:x="22.637cm" svg:y="3.369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173cm" svg:height="0.538cm" svg:x="23.066cm" svg:y="3.17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7cm" svg:x="23.288cm" svg:y="3.36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61cm" svg:height="0.342cm" svg:x="23.664cm" svg:y="3.36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42cm" svg:height="0.485cm" svg:x="24.217cm" svg:y="3.23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24.529cm" svg:y="3.174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4.955cm" svg:y="3.36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5.301cm" svg:y="3.36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</draw:g>
        <draw:g xml:id="id168" draw:id="id168">
          <svg:title>TexMaths</svg:title>
          <svg:desc>22§display§\text { it is not equilateral. }§svg§600§FALSE§</svg:desc>
          <draw:polygon draw:style-name="gr2" draw:text-style-name="P7" draw:layer="layout" svg:width="6.542cm" svg:height="0.61cm" svg:x="13.762cm" svg:y="4.307cm" svg:viewBox="0 0 6543 611" draw:points="3272,611 0,611 0,0 6543,0 6543,611">
            <text:p/>
          </draw:polygon>
          <draw:path draw:style-name="gr3" draw:text-style-name="P8" draw:layer="layout" svg:width="0.166cm" svg:height="0.519cm" svg:x="13.748cm" svg:y="4.28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44cm" svg:height="0.485cm" svg:x="13.952cm" svg:y="4.33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8" draw:layer="layout" svg:width="0.166cm" svg:height="0.519cm" svg:x="14.522cm" svg:y="4.28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4.737cm" svg:y="4.45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8" draw:layer="layout" svg:width="0.39cm" svg:height="0.343cm" svg:x="15.299cm" svg:y="4.464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15.724cm" svg:y="4.458cm" svg:viewBox="0 0 345 358" svg:d="M345 182c0-99-79-182-173-182-96 0-172 85-172 182 0 100 81 176 172 176 94 0 173-78 173-176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44cm" svg:height="0.485cm" svg:x="16.105cm" svg:y="4.33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8" draw:layer="layout" svg:width="0.3cm" svg:height="0.357cm" svg:x="16.669cm" svg:y="4.458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8" draw:layer="layout" svg:width="0.383cm" svg:height="0.492cm" svg:x="17.018cm" svg:y="4.464cm" svg:viewBox="0 0 384 493" svg:d="M269 296v139c0 35-9 35-61 35v23c26 0 67-1 88-1s60 1 88 1v-23c-53 0-62 0-62-35v-435h-18l-28 70c-10-21-42-70-104-70-91 0-172 76-172 176 0 97 76 176 165 176 55 0 87-33 104-56zM271 129v109c0 25-14 46-32 65-8 11-33 32-70 32-56 0-104-69-104-159 0-91 55-157 111-157 62 0 95 67 95 110z">
            <text:p/>
          </draw:path>
          <draw:path draw:style-name="gr3" draw:text-style-name="P8" draw:layer="layout" svg:width="0.39cm" svg:height="0.351cm" svg:x="17.425cm" svg:y="4.464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8" draw:layer="layout" svg:width="0.166cm" svg:height="0.519cm" svg:x="17.856cm" svg:y="4.28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173cm" svg:height="0.538cm" svg:x="18.07cm" svg:y="4.268cm" svg:viewBox="0 0 174 539" svg:d="M113 0l-113 9v24c55 0 62 6 62 43v403c0 36-9 36-62 36v24c26-2 67-2 86-2 20 0 58 0 88 2v-24c-53 0-61 0-61-36z">
            <text:p/>
          </draw:path>
          <draw:path draw:style-name="gr3" draw:text-style-name="P8" draw:layer="layout" svg:width="0.349cm" svg:height="0.357cm" svg:x="18.292cm" svg:y="4.458cm" svg:viewBox="0 0 350 358" svg:d="M225 289c4 32 25 63 62 63 16 0 63-10 63-74v-42h-19v42c0 46-19 52-28 52-25 0-28-36-28-39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244cm" svg:height="0.485cm" svg:x="18.66cm" svg:y="4.33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8" draw:layer="layout" svg:width="0.3cm" svg:height="0.357cm" svg:x="18.968cm" svg:y="4.458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8" draw:layer="layout" svg:width="0.261cm" svg:height="0.343cm" svg:x="19.311cm" svg:y="4.464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7cm" svg:x="19.626cm" svg:y="4.458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173cm" svg:height="0.538cm" svg:x="20.005cm" svg:y="4.268cm" svg:viewBox="0 0 174 539" svg:d="M113 0l-113 9v24c55 0 62 6 62 43v403c0 36-9 36-62 36v24c26-2 67-2 86-2 20 0 58 0 88 2v-24c-53 0-61 0-61-36z">
            <text:p/>
          </draw:path>
          <draw:path draw:style-name="gr3" draw:text-style-name="P8" draw:layer="layout" svg:width="0.083cm" svg:height="0.084cm" svg:x="20.262cm" svg:y="4.723cm" svg:viewBox="0 0 84 85" svg:d="M84 42c0-23-19-42-42-42s-42 19-42 42 19 43 42 43 42-20 42-43z">
            <text:p/>
          </draw:path>
        </draw:g>
        <draw:g xml:id="id169" draw:id="id169">
          <svg:title>TexMaths</svg:title>
          <svg:desc>22§display§\text {(iv)  Let  } p : x \text { is zero },\ q : \text { We cannot divide by } x.§svg§600§FALSE§</svg:desc>
          <draw:polygon draw:style-name="gr2" draw:text-style-name="P7" draw:layer="layout" svg:width="16.639cm" svg:height="0.696cm" svg:x="1.631cm" svg:y="5.601cm" svg:viewBox="0 0 16640 697" draw:points="8321,697 0,697 0,0 16640,0 16640,697">
            <text:p/>
          </draw:polygon>
          <draw:path draw:style-name="gr3" draw:text-style-name="P8" draw:layer="layout" svg:width="0.18cm" svg:height="0.773cm" svg:x="1.668cm" svg:y="5.56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1.918cm" svg:y="5.6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2.122cm" svg:y="5.808cm" svg:viewBox="0 0 380 343" svg:d="M308 76c7-18 21-51 72-51v-25c-17 2-40 2-58 2-19 0-55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8" draw:layer="layout" svg:width="0.18cm" svg:height="0.773cm" svg:x="2.56cm" svg:y="5.56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25cm" svg:height="0.528cm" svg:x="3.1cm" svg:y="5.613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cm" svg:height="0.356cm" svg:x="3.579cm" svg:y="5.7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3.915cm" svg:y="5.66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404cm" svg:height="0.492cm" svg:x="4.434cm" svg:y="5.799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083cm" svg:height="0.333cm" svg:x="5.13cm" svg:y="5.808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386cm" svg:height="0.351cm" svg:x="5.515cm" svg:y="5.7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166cm" svg:height="0.518cm" svg:x="6.217cm" svg:y="5.6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6.432cm" svg:y="5.7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89cm" svg:height="0.333cm" svg:x="6.992cm" svg:y="5.808cm" svg:viewBox="0 0 290 334" svg:d="M282 23c7-9 7-9 7-12 0-11-7-11-20-11h-250l-8 125h19c5-79 19-107 106-107h88l-217 292c-7 8-7 10-7 14 0 10 5 10 21 10h255l14-144h-19c-7 91-23 125-114 125h-92z">
            <text:p/>
          </draw:path>
          <draw:path draw:style-name="gr3" draw:text-style-name="P8" draw:layer="layout" svg:width="0.3cm" svg:height="0.356cm" svg:x="7.335cm" svg:y="5.7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7.678cm" svg:y="5.79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7.981cm" svg:y="5.79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091cm" svg:height="0.231cm" svg:x="8.67cm" svg:y="6.0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19cm" svg:height="0.492cm" svg:x="9.237cm" svg:y="5.799cm" svg:viewBox="0 0 320 493" svg:d="M320 9c0-4-1-9-7-9-9 0-40 32-53 55-17-43-47-55-73-55-92 0-187 114-187 227 0 76 46 125 102 125 34 0 65-20 92-48-7 28-32 132-34 139-7 23-14 25-56 27-11 0-18 0-18 16 0 0 0 7 9 7 25 0 53-2 77-2 29 0 55 2 81 2 4 0 14 0 14-15 0-8-7-8-21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083cm" svg:height="0.333cm" svg:x="9.86cm" svg:y="5.808cm" svg:viewBox="0 0 84 334" svg:d="M84 40c0-21-19-40-42-40s-42 19-42 40c0 23 19 43 42 43s42-20 42-43zM84 294c0-23-19-41-42-41s-42 18-42 41 19 40 42 40 42-17 42-40z">
            <text:p/>
          </draw:path>
          <draw:path draw:style-name="gr3" draw:text-style-name="P8" draw:layer="layout" svg:width="0.766cm" svg:height="0.546cm" svg:x="10.494cm" svg:y="5.613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cm" svg:height="0.356cm" svg:x="11.233cm" svg:y="5.7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1.838cm" svg:y="5.7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9cm" svg:height="0.356cm" svg:x="12.188cm" svg:y="5.796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2.567cm" svg:y="5.79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9cm" svg:height="0.342cm" svg:x="12.996cm" svg:y="5.79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4cm" svg:height="0.356cm" svg:x="13.422cm" svg:y="5.79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3.802cm" svg:y="5.66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83cm" svg:height="0.546cm" svg:x="14.372cm" svg:y="5.606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66cm" svg:height="0.518cm" svg:x="14.802cm" svg:y="5.6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15.004cm" svg:y="5.808cm" svg:viewBox="0 0 380 343" svg:d="M308 76c7-18 21-51 72-51v-25c-17 2-40 2-58 2-19 0-55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8" draw:layer="layout" svg:width="0.166cm" svg:height="0.518cm" svg:x="15.423cm" svg:y="5.6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546cm" svg:x="15.64cm" svg:y="5.606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cm" svg:height="0.356cm" svg:x="16.064cm" svg:y="5.7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6.666cm" svg:y="5.606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79cm" svg:height="0.492cm" svg:x="17.067cm" svg:y="5.808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386cm" svg:height="0.351cm" svg:x="17.741cm" svg:y="5.7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083cm" svg:height="0.083cm" svg:x="18.227cm" svg:y="6.06cm" svg:viewBox="0 0 84 84" svg:d="M84 42c0-23-19-42-42-42s-42 19-42 42 19 42 42 42 42-19 42-42z">
            <text:p/>
          </draw:path>
        </draw:g>
        <draw:g xml:id="id171" draw:id="id171">
          <svg:title>TexMaths</svg:title>
          <svg:desc>22§display§\text {Converse = } q \rightarrow p §svg§600§FALSE§</svg:desc>
          <draw:polygon draw:style-name="gr2" draw:text-style-name="P7" draw:layer="layout" svg:width="6.028cm" svg:height="0.619cm" svg:x="3.143cm" svg:y="8.104cm" svg:viewBox="0 0 6029 620" draw:points="3015,620 0,620 0,0 6029,0 6029,620">
            <text:p/>
          </draw:polygon>
          <draw:path draw:style-name="gr3" draw:text-style-name="P8" draw:layer="layout" svg:width="0.472cm" svg:height="0.562cm" svg:x="3.148cm" svg:y="8.065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8" draw:layer="layout" svg:width="0.344cm" svg:height="0.356cm" svg:x="3.685cm" svg:y="8.2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4.074cm" svg:y="8.26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79cm" svg:height="0.342cm" svg:x="4.472cm" svg:y="8.276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4.866cm" svg:y="8.26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5.209cm" svg:y="8.26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6cm" svg:x="5.515cm" svg:y="8.26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5.816cm" svg:y="8.26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15cm" svg:height="0.182cm" svg:x="6.439cm" svg:y="8.3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19cm" svg:height="0.492cm" svg:x="7.287cm" svg:y="8.269cm" svg:viewBox="0 0 320 493" svg:d="M320 9c0-4-1-9-7-9-9 0-40 32-53 55-17-43-47-55-73-55-92 0-187 114-187 227 0 76 46 125 102 125 34 0 65-19 92-48-7 29-32 133-34 140-7 22-14 24-56 26-11 0-18 0-18 16 0 0 0 7 9 7 25 0 53-2 77-2 29 0 55 2 81 2 4 0 14 0 14-14 0-9-7-9-21-9-37 0-37-5-37-12 0-6 2-11 4-18zM106 334c-48 0-51-59-51-72 0-38 22-123 37-155 22-58 63-89 95-89 51 0 61 61 61 66 0 6-42 176-44 178-12 23-56 72-98 72z">
            <text:p/>
          </draw:path>
          <draw:path draw:style-name="gr3" draw:text-style-name="P8" draw:layer="layout" svg:width="0.687cm" svg:height="0.404cm" svg:x="7.886cm" svg:y="8.215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3" draw:text-style-name="P8" draw:layer="layout" svg:width="0.404cm" svg:height="0.492cm" svg:x="8.806cm" svg:y="8.26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</draw:g>
        <draw:g xml:id="id170" draw:id="id170">
          <svg:title>TexMaths</svg:title>
          <svg:desc>22§display§\text {The given statement is } p \rightarrow q§svg§600§FALSE§</svg:desc>
          <draw:polygon draw:style-name="gr2" draw:text-style-name="P7" draw:layer="layout" svg:width="9.841cm" svg:height="0.62cm" svg:x="3.045cm" svg:y="6.895cm" svg:viewBox="0 0 9842 621" draw:points="4921,621 0,621 0,0 9842,0 9842,621">
            <text:p/>
          </draw:polygon>
          <draw:path draw:style-name="gr3" draw:text-style-name="P8" draw:layer="layout" svg:width="0.502cm" svg:height="0.524cm" svg:x="3.034cm" svg:y="6.868cm" svg:viewBox="0 0 503 525" svg:d="M489 0h-475l-14 175h19c11-126 23-150 139-150 14 0 36 0 43 1 15 2 15 11 15 29v410c0 27 0 38-80 38h-30v22c31-1 110-1 146-1 35 0 116 0 148 1v-22h-32c-81 0-81-11-81-38v-410c0-16 0-27 14-29 7-1 28-1 44-1 116 0 128 24 139 150h19z">
            <text:p/>
          </draw:path>
          <draw:path draw:style-name="gr3" draw:text-style-name="P8" draw:layer="layout" svg:width="0.39cm" svg:height="0.539cm" svg:x="3.588cm" svg:y="6.85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3cm" svg:height="0.357cm" svg:x="4.016cm" svg:y="7.0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5cm" svg:height="0.512cm" svg:x="4.616cm" svg:y="7.04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166cm" svg:height="0.519cm" svg:x="5.007cm" svg:y="6.8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5.211cm" svg:y="7.061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8" draw:layer="layout" svg:width="0.3cm" svg:height="0.357cm" svg:x="5.605cm" svg:y="7.0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5.952cm" svg:y="7.0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54cm" svg:height="0.357cm" svg:x="6.64cm" svg:y="7.0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242cm" svg:height="0.486cm" svg:x="6.934cm" svg:y="6.9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349cm" svg:height="0.357cm" svg:x="7.253cm" svg:y="7.046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8" draw:layer="layout" svg:width="0.244cm" svg:height="0.486cm" svg:x="7.62cm" svg:y="6.91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8" draw:layer="layout" svg:width="0.3cm" svg:height="0.357cm" svg:x="7.928cm" svg:y="7.0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604cm" svg:height="0.343cm" svg:x="8.275cm" svg:y="7.052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8" draw:layer="layout" svg:width="0.3cm" svg:height="0.357cm" svg:x="8.918cm" svg:y="7.04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9cm" svg:height="0.343cm" svg:x="9.264cm" svg:y="7.05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2cm" svg:height="0.486cm" svg:x="9.662cm" svg:y="6.91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8" draw:layer="layout" svg:width="0.166cm" svg:height="0.519cm" svg:x="10.23cm" svg:y="6.87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10.445cm" svg:y="7.04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8" draw:layer="layout" svg:width="0.404cm" svg:height="0.493cm" svg:x="10.957cm" svg:y="7.052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8" draw:layer="layout" svg:width="0.687cm" svg:height="0.405cm" svg:x="11.63cm" svg:y="6.997cm" svg:viewBox="0 0 688 406" svg:d="M604 219c-43 33-64 65-69 74-35 54-42 104-42 104 0 9 9 9 16 9 12 0 14-2 17-15 18-77 64-142 152-178 8-3 10-5 10-10 0-6-5-7-5-9-35-12-129-51-159-182-1-10-3-12-15-12-7 0-16 0-16 9 0 2 7 51 40 104 14 23 37 49 71 74h-576c-14 0-28 0-28 16s14 16 28 16z">
            <text:p/>
          </draw:path>
          <draw:path draw:style-name="gr3" draw:text-style-name="P8" draw:layer="layout" svg:width="0.319cm" svg:height="0.493cm" svg:x="12.605cm" svg:y="7.052cm" svg:viewBox="0 0 320 494" svg:d="M320 9c0-4-1-9-7-9-9 0-40 32-53 55-17-43-47-55-73-55-92 0-187 115-187 227 0 76 46 126 102 126 34 0 65-20 92-48-7 28-32 132-34 139-7 23-14 25-56 27-11 0-18 0-18 16 0 0 0 7 9 7 25 0 53-2 79-2 27 0 53 2 79 2 4 0 15 0 15-14 0-9-8-9-22-9-37 0-37-6-37-13 0-5 2-10 4-17zM106 335c-48 0-51-60-51-72 0-39 22-124 37-155 22-59 63-90 95-90 51 0 61 61 61 67 0 5-42 176-44 178-12 23-56 72-98 72z">
            <text:p/>
          </draw:path>
        </draw:g>
        <draw:g xml:id="id173" draw:id="id173">
          <svg:title>TexMaths</svg:title>
          <svg:desc>22§display§\text {Inverse = } \sim p \rightarrow \sim q§svg§600§FALSE§</svg:desc>
          <draw:polygon draw:style-name="gr2" draw:text-style-name="P7" draw:layer="layout" svg:width="6.983cm" svg:height="0.601cm" svg:x="3.663cm" svg:y="10.504cm" svg:viewBox="0 0 6984 602" draw:points="3492,602 0,602 0,0 6984,0 6984,602">
            <text:p/>
          </draw:polygon>
          <draw:path draw:style-name="gr3" draw:text-style-name="P8" draw:layer="layout" svg:width="0.237cm" svg:height="0.529cm" svg:x="3.645cm" svg:y="10.465cm" svg:viewBox="0 0 238 530" svg:d="M153 60c0-27 4-35 63-35h22v-25c-27 2-88 2-118 2-32 0-94 0-120-2v25h21c60 0 63 8 63 35v410c0 29-3 36-63 36h-21v24c26-2 88-2 118-2 32 0 93 0 120 2v-24h-22c-59 0-63-7-63-36z">
            <text:p/>
          </draw:path>
          <draw:path draw:style-name="gr3" draw:text-style-name="P8" draw:layer="layout" svg:width="0.39cm" svg:height="0.343cm" svg:x="3.928cm" svg:y="10.65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79cm" svg:height="0.343cm" svg:x="4.326cm" svg:y="10.661cm" svg:viewBox="0 0 380 344" svg:d="M308 76c7-18 21-51 72-51v-25c-17 2-40 2-58 2-19 0-54-2-69-2v25c30 0 39 17 39 33 0 7-2 9-5 18l-79 199-88-217c-4-10-4-12-4-14 0-19 30-19 44-19v-25c-23 0-67 2-84 2-21 0-53 0-76-2v25c49 0 53 3 62 28l112 276c6 11 6 15 16 15 11 0 14-8 16-15z">
            <text:p/>
          </draw:path>
          <draw:path draw:style-name="gr3" draw:text-style-name="P8" draw:layer="layout" svg:width="0.3cm" svg:height="0.357cm" svg:x="4.719cm" svg:y="10.64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261cm" svg:height="0.343cm" svg:x="5.064cm" svg:y="10.652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254cm" svg:height="0.357cm" svg:x="5.37cm" svg:y="10.64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7cm" svg:x="5.671cm" svg:y="10.64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8" draw:layer="layout" svg:width="0.515cm" svg:height="0.182cm" svg:x="6.294cm" svg:y="10.71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516cm" svg:height="0.182cm" svg:x="7.367cm" svg:y="10.71cm" svg:viewBox="0 0 517 183" svg:d="M517 26c0-17-5-26-10-26-4 0-11 7-11 21-3 76-54 118-109 118-49 0-86-33-125-67-38-37-79-72-132-72-84 0-130 86-130 157 0 24 11 24 11 24 8 0 10-15 10-17 4-86 62-120 109-120 50 0 86 34 125 67 39 35 79 72 132 72 85 0 130-86 130-157z">
            <text:p/>
          </draw:path>
          <draw:path draw:style-name="gr3" draw:text-style-name="P8" draw:layer="layout" svg:width="0.404cm" svg:height="0.492cm" svg:x="8.115cm" svg:y="10.652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8" draw:layer="layout" svg:width="0.687cm" svg:height="0.404cm" svg:x="8.788cm" svg:y="10.599cm" svg:viewBox="0 0 688 405" svg:d="M604 218c-43 34-64 66-69 74-35 55-42 104-42 104 0 9 9 9 16 9 12 0 14-2 17-14 18-77 64-143 152-178 8-3 10-5 10-10 0-6-5-7-5-9-35-13-129-51-159-182-1-10-3-12-15-12-7 0-16 0-16 9 0 2 7 51 40 104 14 23 37 49 71 74h-576c-14 0-28 0-28 16 0 15 14 15 28 15z">
            <text:p/>
          </draw:path>
          <draw:path draw:style-name="gr3" draw:text-style-name="P8" draw:layer="layout" svg:width="0.516cm" svg:height="0.182cm" svg:x="9.56cm" svg:y="10.71cm" svg:viewBox="0 0 517 183" svg:d="M517 26c0-17-5-26-10-26-4 0-11 7-11 21-3 76-54 118-109 118-49 0-86-33-125-67-38-37-79-72-132-72-84 0-130 86-130 157 0 24 11 24 11 24 8 0 10-15 10-17 4-86 62-120 109-120 50 0 86 34 125 67 39 35 79 72 132 72 85 0 130-86 130-157z">
            <text:p/>
          </draw:path>
          <draw:path draw:style-name="gr3" draw:text-style-name="P8" draw:layer="layout" svg:width="0.319cm" svg:height="0.492cm" svg:x="10.365cm" svg:y="10.652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1 4-18zM106 335c-48 0-51-60-51-73 0-38 22-123 37-155 22-58 63-89 95-89 51 0 61 61 61 67 0 5-42 176-44 177-12 23-56 73-98 73z">
            <text:p/>
          </draw:path>
        </draw:g>
        <draw:g xml:id="id175" draw:id="id175">
          <svg:title>TexMaths</svg:title>
          <svg:desc>22§display§\text {Contraositive = } \sim q \rightarrow \sim p §svg§600§FALSE§</svg:desc>
          <draw:polygon draw:style-name="gr2" draw:text-style-name="P7" draw:layer="layout" svg:width="9.123cm" svg:height="0.619cm" svg:x="3.647cm" svg:y="12.806cm" svg:viewBox="0 0 9124 620" draw:points="4562,620 0,620 0,0 9124,0 9124,620">
            <text:p/>
          </draw:polygon>
          <draw:path draw:style-name="gr3" draw:text-style-name="P8" draw:layer="layout" svg:width="0.472cm" svg:height="0.562cm" svg:x="3.652cm" svg:y="12.767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8" draw:layer="layout" svg:width="0.344cm" svg:height="0.356cm" svg:x="4.189cm" svg:y="12.96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4.578cm" svg:y="12.97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4.976cm" svg:y="12.83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261cm" svg:height="0.342cm" svg:x="5.284cm" svg:y="12.97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5.597cm" svg:y="12.96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44cm" svg:height="0.356cm" svg:x="5.974cm" svg:y="12.96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6.364cm" svg:y="12.96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6.669cm" svg:y="12.7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6.873cm" svg:y="12.83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166cm" svg:height="0.518cm" svg:x="7.185cm" svg:y="12.7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7.389cm" svg:y="12.978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7.781cm" svg:y="12.96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515cm" svg:height="0.182cm" svg:x="8.404cm" svg:y="13.0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9.478cm" svg:y="13.02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0.282cm" svg:y="12.971cm" svg:viewBox="0 0 320 493" svg:d="M320 9c0-4-1-9-7-9-9 0-40 32-53 55-17-43-47-55-73-55-92 0-187 114-187 227 0 76 46 125 102 125 34 0 65-19 92-48-7 29-32 133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3" draw:text-style-name="P8" draw:layer="layout" svg:width="0.687cm" svg:height="0.404cm" svg:x="10.883cm" svg:y="12.917cm" svg:viewBox="0 0 688 405" svg:d="M604 218c-43 34-64 65-71 74-33 55-40 104-40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3" draw:text-style-name="P8" draw:layer="layout" svg:width="0.516cm" svg:height="0.182cm" svg:x="11.655cm" svg:y="13.02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2.403cm" svg:y="12.971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</draw:g>
        <draw:g xml:id="id174" draw:id="id174">
          <svg:title>TexMaths</svg:title>
          <svg:desc>22§display§= \text { If }x \text { is not zero then we can divide by } x 
§svg§600§FALSE§</svg:desc>
          <draw:polygon draw:style-name="gr2" draw:text-style-name="P7" draw:layer="layout" svg:width="14.352cm" svg:height="0.627cm" svg:x="6.347cm" svg:y="11.605cm" svg:viewBox="0 0 14353 628" draw:points="7177,628 0,628 0,0 14353,0 14353,628">
            <text:p/>
          </draw:polygon>
          <draw:path draw:style-name="gr3" draw:text-style-name="P8" draw:layer="layout" svg:width="0.515cm" svg:height="0.182cm" svg:x="6.352cm" svg:y="11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7.403cm" svg:y="11.58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7.686cm" svg:y="11.566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386cm" svg:height="0.351cm" svg:x="8.177cm" svg:y="11.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166cm" svg:height="0.518cm" svg:x="8.881cm" svg:y="11.5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9.096cm" svg:y="11.7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42cm" svg:x="9.657cm" svg:y="11.7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10.083cm" svg:y="11.76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2cm" svg:height="0.485cm" svg:x="10.463cm" svg:y="11.63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289cm" svg:height="0.333cm" svg:x="11.028cm" svg:y="11.777cm" svg:viewBox="0 0 290 334" svg:d="M282 23c7-9 7-9 7-12 0-11-7-11-22-11h-248l-8 125h19c5-79 19-107 106-107h88l-217 292c-7 9-7 10-7 14 0 10 5 10 19 10h257l14-144h-19c-7 92-23 125-114 125h-92z">
            <text:p/>
          </draw:path>
          <draw:path draw:style-name="gr3" draw:text-style-name="P8" draw:layer="layout" svg:width="0.3cm" svg:height="0.356cm" svg:x="11.371cm" svg:y="11.7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1.716cm" svg:y="11.7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12.019cm" svg:y="11.76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2.656cm" svg:y="11.63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12.966cm" svg:y="11.575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3.393cm" svg:y="11.7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3.74cm" svg:y="11.7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53cm" svg:height="0.342cm" svg:x="14.416cm" svg:y="11.777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8" draw:layer="layout" svg:width="0.3cm" svg:height="0.356cm" svg:x="14.961cm" svg:y="11.7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5.567cm" svg:y="11.76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9cm" svg:height="0.356cm" svg:x="15.917cm" svg:y="11.765cm" svg:viewBox="0 0 350 357" svg:d="M227 289c2 31 23 63 60 63 16 0 63-11 63-74v-42h-19v42c0 46-20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6.295cm" svg:y="11.7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6.983cm" svg:y="11.575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166cm" svg:height="0.518cm" svg:x="17.413cm" svg:y="11.5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17.617cm" svg:y="11.777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166cm" svg:height="0.518cm" svg:x="18.036cm" svg:y="11.5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83cm" svg:height="0.546cm" svg:x="18.251cm" svg:y="11.575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cm" svg:height="0.356cm" svg:x="18.676cm" svg:y="11.7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9.277cm" svg:y="11.575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79cm" svg:height="0.492cm" svg:x="19.678cm" svg:y="11.777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386cm" svg:height="0.351cm" svg:x="20.352cm" svg:y="11.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76" draw:id="id176">
          <svg:title>TexMaths</svg:title>
          <svg:desc>22§display§= \text { If we can divide by  } x \text { then } x \text { is not zero } 
§svg§600§FALSE§</svg:desc>
          <draw:polygon draw:style-name="gr2" draw:text-style-name="P7" draw:layer="layout" svg:width="14.366cm" svg:height="0.627cm" svg:x="6.348cm" svg:y="14.105cm" svg:viewBox="0 0 14367 628" draw:points="7183,628 0,628 0,0 14367,0 14367,628">
            <text:p/>
          </draw:polygon>
          <draw:path draw:style-name="gr3" draw:text-style-name="P8" draw:layer="layout" svg:width="0.515cm" svg:height="0.182cm" svg:x="6.353cm" svg:y="14.3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7.404cm" svg:y="14.08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7.687cm" svg:y="14.066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531cm" svg:height="0.342cm" svg:x="8.17cm" svg:y="14.277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8" draw:layer="layout" svg:width="0.3cm" svg:height="0.356cm" svg:x="8.715cm" svg:y="14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9.321cm" svg:y="14.26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9cm" svg:height="0.356cm" svg:x="9.671cm" svg:y="14.265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0.049cm" svg:y="14.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0.739cm" svg:y="14.075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166cm" svg:height="0.518cm" svg:x="11.167cm" svg:y="14.0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11.371cm" svg:y="14.27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166cm" svg:height="0.518cm" svg:x="11.79cm" svg:y="14.0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83cm" svg:height="0.546cm" svg:x="12.007cm" svg:y="14.075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8" draw:layer="layout" svg:width="0.3cm" svg:height="0.356cm" svg:x="12.431cm" svg:y="14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3.033cm" svg:y="14.075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79cm" svg:height="0.492cm" svg:x="13.434cm" svg:y="14.277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8" draw:layer="layout" svg:width="0.386cm" svg:height="0.351cm" svg:x="14.106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4cm" svg:height="0.485cm" svg:x="14.8cm" svg:y="14.13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8cm" svg:x="15.11cm" svg:y="14.07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5.535cm" svg:y="14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5.882cm" svg:y="14.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6.569cm" svg:y="14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66cm" svg:height="0.518cm" svg:x="17.271cm" svg:y="14.0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7.486cm" svg:y="14.2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9cm" svg:height="0.342cm" svg:x="18.047cm" svg:y="14.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18.475cm" svg:y="14.26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8.853cm" svg:y="14.13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289cm" svg:height="0.333cm" svg:x="19.418cm" svg:y="14.277cm" svg:viewBox="0 0 290 334" svg:d="M282 23c7-9 7-9 7-12 0-11-7-11-21-11h-249l-8 125h19c5-79 19-107 106-107h88l-217 292c-7 9-7 10-7 14 0 10 5 10 19 10h257l14-144h-19c-7 92-23 125-114 125h-92z">
            <text:p/>
          </draw:path>
          <draw:path draw:style-name="gr3" draw:text-style-name="P8" draw:layer="layout" svg:width="0.3cm" svg:height="0.356cm" svg:x="19.763cm" svg:y="14.26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0.106cm" svg:y="14.2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20.409cm" svg:y="14.26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</draw:g>
        <draw:g xml:id="id172" draw:id="id172">
          <svg:title>TexMaths</svg:title>
          <svg:desc>22§display§= \text { If we cannot divide by } x \text { then }  x \text { is zero }§svg§600§FALSE§</svg:desc>
          <draw:polygon draw:style-name="gr2" draw:text-style-name="P7" draw:layer="layout" svg:width="14.107cm" svg:height="0.627cm" svg:x="6.446cm" svg:y="9.303cm" svg:viewBox="0 0 14108 628" draw:points="7054,628 0,628 0,0 14108,0 14108,628">
            <text:p/>
          </draw:polygon>
          <draw:path draw:style-name="gr3" draw:text-style-name="P8" draw:layer="layout" svg:width="0.515cm" svg:height="0.182cm" svg:x="6.451cm" svg:y="9.5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7cm" svg:height="0.529cm" svg:x="7.502cm" svg:y="9.282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7.785cm" svg:y="9.264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53cm" svg:height="0.342cm" svg:x="8.268cm" svg:y="9.475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8" draw:layer="layout" svg:width="0.3cm" svg:height="0.356cm" svg:x="8.813cm" svg:y="9.46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9.419cm" svg:y="9.46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9cm" svg:height="0.356cm" svg:x="9.769cm" svg:y="9.463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0.147cm" svg:y="9.46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9cm" svg:height="0.342cm" svg:x="10.577cm" svg:y="9.46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11.004cm" svg:y="9.46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2cm" svg:height="0.485cm" svg:x="11.383cm" svg:y="9.33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83cm" svg:height="0.546cm" svg:x="11.953cm" svg:y="9.273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166cm" svg:height="0.518cm" svg:x="12.382cm" svg:y="9.29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12.586cm" svg:y="9.475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166cm" svg:height="0.518cm" svg:x="13.005cm" svg:y="9.29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83cm" svg:height="0.546cm" svg:x="13.22cm" svg:y="9.27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8" draw:layer="layout" svg:width="0.3cm" svg:height="0.356cm" svg:x="13.646cm" svg:y="9.46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4.246cm" svg:y="9.273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79cm" svg:height="0.492cm" svg:x="14.647cm" svg:y="9.475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86cm" svg:height="0.351cm" svg:x="15.321cm" svg:y="9.4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2cm" svg:height="0.485cm" svg:x="16.013cm" svg:y="9.33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6.324cm" svg:y="9.27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6.75cm" svg:y="9.46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7.097cm" svg:y="9.46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7.782cm" svg:y="9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66cm" svg:height="0.518cm" svg:x="18.484cm" svg:y="9.29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8.7cm" svg:y="9.46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89cm" svg:height="0.333cm" svg:x="19.258cm" svg:y="9.475cm" svg:viewBox="0 0 290 334" svg:d="M282 23c7-9 7-9 7-12 0-11-7-11-21-11h-249l-8 125h19c5-79 19-107 106-107h88l-217 292c-7 9-7 10-7 14 0 10 5 10 19 10h257l14-144h-19c-7 92-23 125-114 125h-92z">
            <text:p/>
          </draw:path>
          <draw:path draw:style-name="gr3" draw:text-style-name="P8" draw:layer="layout" svg:width="0.3cm" svg:height="0.356cm" svg:x="19.601cm" svg:y="9.46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9.946cm" svg:y="9.46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20.249cm" svg:y="9.46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4" draw:text-style-name="P6" draw:layer="layout" svg:width="26.716cm" svg:height="14.773cm" svg:x="0.8cm" svg:y="0.529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22"><text:s text:c="20"/></text:span></text:p>
            <text:p xml:id="id182" text:id="id182" text:style-name="P5"><text:span text:style-name="T9"><text:tab/></text:span><text:span text:style-name="T11">Solutions : <text:s/>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xml:id="id191" text:id="id191" text:style-name="P5"><text:span text:style-name="T11"><text:tab/></text:span><text:span text:style-name="T11">Solutions : <text:s/></text:span></text:p>
          </draw:text-box>
        </draw:frame>
        <draw:g xml:id="id177" draw:id="id177">
          <svg:title>TexMaths</svg:title>
          <svg:desc>24§display§\text {(5)}§svg§600§FALSE§</svg:desc>
          <draw:polygon draw:style-name="gr2" draw:text-style-name="P7" draw:layer="layout" svg:width="0.91cm" svg:height="0.76cm" svg:x="2.026cm" svg:y="0.69cm" svg:viewBox="0 0 911 761" draw:points="455,761 0,761 0,0 911,0 911,761">
            <text:p/>
          </draw:polygon>
          <draw:path draw:style-name="gr3" draw:text-style-name="P8" draw:layer="layout" svg:width="0.197cm" svg:height="0.844cm" svg:x="2.066cm" svg:y="0.64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81cm" svg:x="2.355cm" svg:y="0.71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8" draw:layer="layout" svg:width="0.197cm" svg:height="0.844cm" svg:x="2.783cm" svg:y="0.64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8" draw:id="id178">
          <svg:title>TexMaths</svg:title>
          <svg:desc>22§display§\text {Rewrite the following statements without using if ... then. } §svg§600§FALSE§</svg:desc>
          <draw:polygon draw:style-name="gr2" draw:text-style-name="P7" draw:layer="layout" svg:width="19.557cm" svg:height="0.628cm" svg:x="3.342cm" svg:y="0.792cm" svg:viewBox="0 0 19558 629" draw:points="9779,629 0,629 0,0 19558,0 19558,629">
            <text:p/>
          </draw:polygon>
          <draw:path draw:style-name="gr3" draw:text-style-name="P8" draw:layer="layout" svg:width="0.539cm" svg:height="0.547cm" svg:x="3.33cm" svg:y="0.771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10-12-7 0-7 7-9 12-4 55-32 69-51 69-37 0-44-39-55-111l-10-63c-14-50-51-74-95-90z">
            <text:p/>
          </draw:path>
          <draw:path draw:style-name="gr3" draw:text-style-name="P8" draw:layer="layout" svg:width="0.3cm" svg:height="0.357cm" svg:x="3.895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531cm" svg:height="0.342cm" svg:x="4.231cm" svg:y="0.964cm" svg:viewBox="0 0 532 343" svg:d="M466 74c15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261cm" svg:height="0.342cm" svg:x="4.796cm" svg:y="0.95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5.104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5.307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5.615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2cm" svg:height="0.485cm" svg:x="6.21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6.521cm" svg:y="0.76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6.947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1cm" svg:height="0.547cm" svg:x="7.552cm" svg:y="0.75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44cm" svg:height="0.357cm" svg:x="7.785cm" svg:y="0.95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173cm" svg:height="0.538cm" svg:x="8.176cm" svg:y="0.7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8.39cm" svg:y="0.7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7cm" svg:x="8.6cm" svg:y="0.95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531cm" svg:height="0.342cm" svg:x="8.959cm" svg:y="0.964cm" svg:viewBox="0 0 532 343" svg:d="M466 74c15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8" draw:layer="layout" svg:width="0.166cm" svg:height="0.519cm" svg:x="9.527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9.742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0.168cm" svg:y="0.94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54cm" svg:height="0.357cm" svg:x="10.817cm" svg:y="0.9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11.111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7cm" svg:x="11.43cm" svg:y="0.95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1.798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12.106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604cm" svg:height="0.342cm" svg:x="12.453cm" svg:y="0.957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13.093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3.44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13.84cm" svg:y="0.82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254cm" svg:height="0.357cm" svg:x="14.151cm" svg:y="0.9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531cm" svg:height="0.342cm" svg:x="14.702cm" svg:y="0.964cm" svg:viewBox="0 0 532 343" svg:d="M466 74c15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8" draw:layer="layout" svg:width="0.166cm" svg:height="0.519cm" svg:x="15.272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15.476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5.786cm" svg:y="0.76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44cm" svg:height="0.357cm" svg:x="16.212cm" svg:y="0.95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9cm" svg:height="0.351cm" svg:x="16.603cm" svg:y="0.95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244cm" svg:height="0.485cm" svg:x="17.022cm" svg:y="0.82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9cm" svg:height="0.351cm" svg:x="17.59cm" svg:y="0.95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8" draw:layer="layout" svg:width="0.254cm" svg:height="0.357cm" svg:x="18.022cm" svg:y="0.9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9cm" svg:x="18.326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8.541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8.967cm" svg:y="0.94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66cm" svg:height="0.519cm" svg:x="19.614cm" svg:y="0.7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1cm" svg:height="0.547cm" svg:x="19.829cm" svg:y="0.75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083cm" svg:height="0.084cm" svg:x="20.364cm" svg:y="1.216cm" svg:viewBox="0 0 84 85" svg:d="M84 42c0-23-19-42-42-42s-42 19-42 42 19 43 42 43 42-20 42-43z">
            <text:p/>
          </draw:path>
          <draw:path draw:style-name="gr3" draw:text-style-name="P8" draw:layer="layout" svg:width="0.083cm" svg:height="0.084cm" svg:x="20.579cm" svg:y="1.216cm" svg:viewBox="0 0 84 85" svg:d="M84 42c0-23-19-42-42-42s-42 19-42 42 19 43 42 43 42-20 42-43z">
            <text:p/>
          </draw:path>
          <draw:path draw:style-name="gr3" draw:text-style-name="P8" draw:layer="layout" svg:width="0.083cm" svg:height="0.084cm" svg:x="20.794cm" svg:y="1.216cm" svg:viewBox="0 0 84 85" svg:d="M84 42c0-23-19-42-42-42s-42 19-42 42 19 43 42 43 42-20 42-43z">
            <text:p/>
          </draw:path>
          <draw:path draw:style-name="gr3" draw:text-style-name="P8" draw:layer="layout" svg:width="0.242cm" svg:height="0.485cm" svg:x="21.301cm" svg:y="0.8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21.612cm" svg:y="0.76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22.038cm" svg:y="0.9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22.385cm" svg:y="0.9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083cm" svg:height="0.084cm" svg:x="22.857cm" svg:y="1.216cm" svg:viewBox="0 0 84 85" svg:d="M84 42c0-23-19-42-42-42s-42 19-42 42 19 43 42 43 42-20 42-43z">
            <text:p/>
          </draw:path>
        </draw:g>
        <draw:g xml:id="id179" draw:id="id179">
          <svg:title>TexMaths</svg:title>
          <svg:desc>22§display§\text {(i) If a man is a judge then he is honest.}§svg§600§FALSE§</svg:desc>
          <draw:polygon draw:style-name="gr2" draw:text-style-name="P7" draw:layer="layout" svg:width="13.551cm" svg:height="0.696cm" svg:x="3.629cm" svg:y="1.798cm" svg:viewBox="0 0 13552 697" draw:points="6776,697 0,697 0,0 13552,0 13552,697">
            <text:p/>
          </draw:polygon>
          <draw:path draw:style-name="gr3" draw:text-style-name="P8" draw:layer="layout" svg:width="0.18cm" svg:height="0.773cm" svg:x="3.666cm" svg:y="1.7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916cm" svg:y="1.8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5cm" svg:y="1.7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7cm" svg:height="0.528cm" svg:x="4.685cm" svg:y="1.81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4.968cm" svg:y="1.794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49cm" svg:height="0.356cm" svg:x="5.47cm" svg:y="1.993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604cm" svg:height="0.342cm" svg:x="6.107cm" svg:y="1.99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6.758cm" svg:y="1.9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7.137cm" svg:y="1.9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7.825cm" svg:y="1.8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8.039cm" svg:y="1.9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8.61cm" svg:y="1.9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94cm" svg:height="0.676cm" svg:x="9.19cm" svg:y="1.822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8" draw:layer="layout" svg:width="0.39cm" svg:height="0.351cm" svg:x="9.483cm" svg:y="1.99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83cm" svg:height="0.546cm" svg:x="9.914cm" svg:y="1.803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55cm" svg:height="0.511cm" svg:x="10.338cm" svg:y="1.9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0.725cm" svg:y="1.9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1.32cm" svg:y="1.8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1.63cm" svg:y="1.8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2.057cm" svg:y="1.9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2.404cm" svg:y="1.9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9cm" svg:height="0.537cm" svg:x="13.09cm" svg:y="1.8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518cm" svg:y="1.9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4.122cm" svg:y="1.8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4.336cm" svg:y="1.9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9cm" svg:height="0.537cm" svg:x="14.9cm" svg:y="1.8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15.326cm" svg:y="1.9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15.716cm" svg:y="1.9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cm" svg:height="0.356cm" svg:x="16.142cm" svg:y="1.9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6.489cm" svg:y="1.9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16.783cm" svg:y="1.8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83cm" svg:height="0.083cm" svg:x="17.137cm" svg:y="2.257cm" svg:viewBox="0 0 84 84" svg:d="M84 42c0-23-19-42-42-42s-42 19-42 42 19 42 42 42 42-19 42-42z">
            <text:p/>
          </draw:path>
        </draw:g>
        <draw:g xml:id="id180" draw:id="id180">
          <svg:title>TexMaths</svg:title>
          <svg:desc>22§display§\text {(ii) If } f(2) = 0 \text { then } f(x) \text { is divisible by } (x - 2).§svg§600§FALSE§</svg:desc>
          <draw:polygon draw:style-name="gr2" draw:text-style-name="P7" draw:layer="layout" svg:width="16.041cm" svg:height="0.696cm" svg:x="3.428cm" svg:y="2.896cm" svg:viewBox="0 0 16042 697" draw:points="8022,697 0,697 0,0 16042,0 16042,697">
            <text:p/>
          </draw:polygon>
          <draw:path draw:style-name="gr3" draw:text-style-name="P8" draw:layer="layout" svg:width="0.18cm" svg:height="0.773cm" svg:x="3.465cm" svg:y="2.8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715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93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64cm" svg:y="2.8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7cm" svg:height="0.528cm" svg:x="4.7cm" svg:y="2.908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4.982cm" svg:y="2.892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86cm" svg:height="0.704cm" svg:x="5.492cm" svg:y="2.892cm" svg:viewBox="0 0 387 705" svg:d="M245 236h67c14 0 22 0 22-14 0-9-8-9-21-9h-65l18-90c2-16 12-70 17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8" draw:layer="layout" svg:width="0.18cm" svg:height="0.773cm" svg:x="5.989cm" svg:y="2.8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6.253cm" svg:y="2.92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6.643cm" svg:y="2.8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7.159cm" svg:y="3.1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962cm" svg:y="2.922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244cm" svg:height="0.485cm" svg:x="8.59cm" svg:y="2.96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8.901cm" svg:y="2.90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9.327cm" svg:y="3.0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9.674cm" svg:y="3.0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704cm" svg:x="10.378cm" svg:y="2.892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5-50 44-143 44-148z">
            <text:p/>
          </draw:path>
          <draw:path draw:style-name="gr3" draw:text-style-name="P8" draw:layer="layout" svg:width="0.18cm" svg:height="0.773cm" svg:x="10.876cm" svg:y="2.8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1.122cm" svg:y="3.0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11.585cm" svg:y="2.8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66cm" svg:height="0.518cm" svg:x="12.125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2.34cm" svg:y="3.0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3cm" svg:height="0.546cm" svg:x="12.903cm" svg:y="2.901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66cm" svg:height="0.518cm" svg:x="13.333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13.537cm" svg:y="3.103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8" draw:layer="layout" svg:width="0.166cm" svg:height="0.518cm" svg:x="13.956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4.17cm" svg:y="3.0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4.475cm" svg:y="2.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546cm" svg:x="14.686cm" svg:y="2.90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173cm" svg:height="0.537cm" svg:x="15.119cm" svg:y="2.901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15.33cm" svg:y="3.0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5.932cm" svg:y="2.90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79cm" svg:height="0.492cm" svg:x="16.333cm" svg:y="3.103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18cm" svg:height="0.773cm" svg:x="17.06cm" svg:y="2.8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7.307cm" svg:y="3.0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472cm" svg:height="0.032cm" svg:x="17.963cm" svg:y="3.228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8.709cm" svg:y="2.92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9.102cm" svg:y="2.8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83cm" svg:height="0.083cm" svg:x="19.426cm" svg:y="3.355cm" svg:viewBox="0 0 84 84" svg:d="M84 42c0-23-19-42-42-42s-42 19-42 42 19 42 42 42 42-19 42-42z">
            <text:p/>
          </draw:path>
        </draw:g>
        <draw:g xml:id="id181" draw:id="id181">
          <svg:title>TexMaths</svg:title>
          <svg:desc>22§display§\text {(iii)  We wear wollen clothes, if it is cold.}§svg§600§FALSE§</svg:desc>
          <draw:polygon draw:style-name="gr2" draw:text-style-name="P7" draw:layer="layout" svg:width="13.549cm" svg:height="0.696cm" svg:x="3.229cm" svg:y="3.999cm" svg:viewBox="0 0 13550 697" draw:points="6774,697 0,697 0,0 13550,0 13550,697">
            <text:p/>
          </draw:polygon>
          <draw:path draw:style-name="gr3" draw:text-style-name="P8" draw:layer="layout" svg:width="0.18cm" svg:height="0.773cm" svg:x="3.266cm" svg:y="3.9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516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731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945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79cm" svg:y="3.9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766cm" svg:height="0.546cm" svg:x="4.707cm" svg:y="4.011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cm" svg:height="0.356cm" svg:x="5.445cm" svg:y="4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31cm" svg:height="0.342cm" svg:x="6.04cm" svg:y="4.206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8" draw:layer="layout" svg:width="0.3cm" svg:height="0.356cm" svg:x="6.584cm" svg:y="4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6.939cm" svg:y="4.1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7.314cm" svg:y="4.1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531cm" svg:height="0.342cm" svg:x="7.867cm" svg:y="4.206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44cm" svg:height="0.356cm" svg:x="8.412cm" svg:y="4.1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8.803cm" svg:y="4.0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9.018cm" svg:y="4.0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9.227cm" svg:y="4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9.576cm" svg:y="4.1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95cm" svg:height="0.356cm" svg:x="10.264cm" svg:y="4.19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73cm" svg:height="0.537cm" svg:x="10.607cm" svg:y="4.0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10.818cm" svg:y="4.1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1.197cm" svg:y="4.0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1.508cm" svg:y="4.0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1.934cm" svg:y="4.1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2.282cm" svg:y="4.1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091cm" svg:height="0.231cm" svg:x="12.627cm" svg:y="4.45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166cm" svg:height="0.518cm" svg:x="13.059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13.273cm" svg:y="3.995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166cm" svg:height="0.518cm" svg:x="13.768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13.972cm" svg:y="4.0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4.541cm" svg:y="4.0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4.755cm" svg:y="4.1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95cm" svg:height="0.356cm" svg:x="15.32cm" svg:y="4.19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5.658cm" svg:y="4.1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16.049cm" svg:y="4.00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83cm" svg:height="0.546cm" svg:x="16.265cm" svg:y="4.004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083cm" svg:height="0.083cm" svg:x="16.734cm" svg:y="4.458cm" svg:viewBox="0 0 84 84" svg:d="M84 42c0-23-19-42-42-42s-42 19-42 42 19 42 42 42 42-19 42-42z">
            <text:p/>
          </draw:path>
        </draw:g>
        <draw:g xml:id="id183" draw:id="id183">
          <svg:title>TexMaths</svg:title>
          <svg:desc>22§display§\text {We know that, } p \rightarrow q \ = \ \sim p \vee q §svg§600§FALSE§</svg:desc>
          <draw:polygon draw:style-name="gr2" draw:text-style-name="P7" draw:layer="layout" svg:width="10.874cm" svg:height="0.61cm" svg:x="6.056cm" svg:y="5.194cm" svg:viewBox="0 0 10875 611" draw:points="5436,611 0,611 0,0 10875,0 10875,611">
            <text:p/>
          </draw:polygon>
          <draw:path draw:style-name="gr3" draw:text-style-name="P8" draw:layer="layout" svg:width="0.766cm" svg:height="0.547cm" svg:x="6.031cm" svg:y="5.164cm" svg:viewBox="0 0 767 548" svg:d="M690 76c14-44 47-51 77-51v-25c-23 2-45 2-70 2-21 0-72-2-92-2v25c51 0 67 26 67 40 0 5-1 11-3 16l-116 358-124-381c-1-2-3-7-3-10 0-23 46-23 65-23v-25c-28 2-81 2-109 2-30 0-63-2-95-2v25c44 0 60 0 70 28l16 53-107 333-125-381c0-3-2-9-2-10 0-23 46-23 65-23v-25c-28 2-81 2-109 2-30 0-63-2-95-2v25c58 0 62 3 70 31l155 476c2 7 6 16 16 16 11 0 12-5 14-16l129-395 128 395c2 7 5 16 14 16 13 0 13-5 16-16z">
            <text:p/>
          </draw:path>
          <draw:path draw:style-name="gr3" draw:text-style-name="P8" draw:layer="layout" svg:width="0.3cm" svg:height="0.357cm" svg:x="6.768cm" svg:y="5.345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8" draw:layer="layout" svg:width="0.374cm" svg:height="0.538cm" svg:x="7.37cm" svg:y="5.155cm" svg:viewBox="0 0 375 539" svg:d="M60 479c0 36-7 36-60 36v24c26-2 62-2 84-2 23 0 55 0 87 2v-24c-53 0-62 0-62-36v-79l49-42c60 81 94 125 94 139s-13 18-28 18v24c21-2 68-2 84-2 23 0 44 0 67 2v-24c-28 0-46 0-76-41l-98-139c0-2-4-7-4-9 0-4 55-49 62-56 49-39 82-41 98-41v-25c-23 2-31 2-54 2-28 0-76-2-87-2v25c15 0 23 9 23 19 0 15-12 25-17 30l-109 96v-374l-113 9v24c55 0 60 6 60 43z">
            <text:p/>
          </draw:path>
          <draw:path draw:style-name="gr3" draw:text-style-name="P8" draw:layer="layout" svg:width="0.39cm" svg:height="0.343cm" svg:x="7.782cm" svg:y="5.35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8" draw:layer="layout" svg:width="0.344cm" svg:height="0.357cm" svg:x="8.208cm" svg:y="5.345cm" svg:viewBox="0 0 345 358" svg:d="M345 182c0-99-79-182-173-182-96 0-172 85-172 182 0 100 81 176 172 176 94 0 173-78 173-176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531cm" svg:height="0.343cm" svg:x="8.565cm" svg:y="5.359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8" draw:layer="layout" svg:width="0.242cm" svg:height="0.485cm" svg:x="9.382cm" svg:y="5.217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8" draw:layer="layout" svg:width="0.39cm" svg:height="0.538cm" svg:x="9.693cm" svg:y="5.155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8" draw:layer="layout" svg:width="0.349cm" svg:height="0.357cm" svg:x="10.13cm" svg:y="5.345cm" svg:viewBox="0 0 350 358" svg:d="M227 289c2 32 23 63 60 63 16 0 63-10 63-74v-42h-19v42c0 46-19 52-28 52-25 0-28-36-28-39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8" draw:layer="layout" svg:width="0.242cm" svg:height="0.485cm" svg:x="10.499cm" svg:y="5.217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8" draw:layer="layout" svg:width="0.091cm" svg:height="0.232cm" svg:x="10.851cm" svg:y="5.61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8" draw:layer="layout" svg:width="0.404cm" svg:height="0.492cm" svg:x="11.233cm" svg:y="5.351cm" svg:viewBox="0 0 405 493" svg:d="M60 439c-7 26-7 31-42 31-9 0-18 0-18 15 0 7 4 8 11 8 21 0 42-1 65-1 24 0 51 1 75 1 6 0 14 0 14-14 0-9-7-9-17-9-39 0-39-5-39-12 0-10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8" draw:layer="layout" svg:width="0.687cm" svg:height="0.404cm" svg:x="11.904cm" svg:y="5.296cm" svg:viewBox="0 0 688 405" svg:d="M604 219c-43 33-64 65-71 74-33 54-40 103-40 103 0 9 9 9 16 9 12 0 14-1 17-14 18-77 64-143 150-178 10-3 12-5 12-10 0-6-5-7-5-9-35-12-129-51-159-182-1-10-3-12-15-12-7 0-16 0-16 9 0 2 7 51 40 104 14 23 37 49 71 74h-576c-14 0-28 0-28 16s14 16 28 16z">
            <text:p/>
          </draw:path>
          <draw:path draw:style-name="gr3" draw:text-style-name="P8" draw:layer="layout" svg:width="0.319cm" svg:height="0.492cm" svg:x="12.881cm" svg:y="5.351cm" svg:viewBox="0 0 320 493" svg:d="M320 9c0-4-1-9-7-9-9 0-40 32-53 55-17-43-47-55-73-55-92 0-187 115-187 227 0 76 46 125 102 125 34 0 65-19 92-47-7 28-32 132-34 139-7 23-14 25-56 26-11 0-18 0-18 16 0 0 0 7 9 7 26 0 53-1 79-1 27 0 53 1 79 1 4 0 15 0 15-14 0-9-8-9-22-9-37 0-37-5-37-12 0-5 2-10 4-17zM106 335c-48 0-51-60-51-72 0-39 22-124 37-156 22-58 63-89 95-89 51 0 61 61 61 67 0 5-42 176-44 178-12 22-56 72-98 72z">
            <text:p/>
          </draw:path>
          <draw:path draw:style-name="gr3" draw:text-style-name="P8" draw:layer="layout" svg:width="0.515cm" svg:height="0.182cm" svg:x="13.738cm" svg:y="5.40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516cm" svg:height="0.182cm" svg:x="14.597cm" svg:y="5.409cm" svg:viewBox="0 0 517 183" svg:d="M517 26c0-17-5-26-10-26-4 0-11 7-11 21-3 76-54 118-109 118-49 0-86-33-125-67-38-37-79-72-132-72-84 0-130 86-130 157 0 25 11 25 11 25 8 0 10-16 10-18 4-86 62-120 109-120 50 0 86 34 125 67 39 35 79 72 132 72 85 0 130-86 130-157z">
            <text:p/>
          </draw:path>
          <draw:path draw:style-name="gr3" draw:text-style-name="P8" draw:layer="layout" svg:width="0.404cm" svg:height="0.492cm" svg:x="15.345cm" svg:y="5.351cm" svg:viewBox="0 0 405 493" svg:d="M60 439c-7 26-7 31-42 31-9 0-18 0-18 15 0 7 4 8 11 8 21 0 42-1 65-1 24 0 51 1 75 1 6 0 14 0 14-14 0-9-7-9-17-9-39 0-39-5-39-12 0-10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8" draw:layer="layout" svg:width="0.43cm" svg:height="0.48cm" svg:x="15.973cm" svg:y="5.229cm" svg:viewBox="0 0 431 481" svg:d="M426 32c5-11 5-13 5-16 0-9-7-16-16-16-7 0-12 5-17 18l-182 410-183-412c-7-14-12-16-17-16-9 0-16 7-16 16 0 2 0 3 5 12l192 437c7 14 12 16 19 16 9 0 13-5 16-16z">
            <text:p/>
          </draw:path>
          <draw:path draw:style-name="gr3" draw:text-style-name="P8" draw:layer="layout" svg:width="0.319cm" svg:height="0.492cm" svg:x="16.649cm" svg:y="5.351cm" svg:viewBox="0 0 320 493" svg:d="M320 9c0-4-1-9-7-9-9 0-40 32-53 55-17-43-47-55-73-55-92 0-187 115-187 227 0 76 46 125 102 125 34 0 65-19 92-47-7 28-32 132-34 139-7 23-14 25-56 26-11 0-18 0-18 16 0 0 0 7 9 7 25 0 53-1 79-1 27 0 53 1 79 1 4 0 15 0 15-14 0-9-8-9-22-9-37 0-37-5-37-12 0-5 2-10 4-17zM106 335c-48 0-51-60-51-72 0-39 22-124 37-156 22-58 63-89 95-89 51 0 61 61 61 67 0 5-42 176-44 178-12 22-56 72-98 72z">
            <text:p/>
          </draw:path>
        </draw:g>
        <draw:g xml:id="id184" draw:id="id184">
          <svg:title>TexMaths</svg:title>
          <svg:desc>22§display§\text {(i) A man is not a judge or he is honest.}§svg§600§FALSE§</svg:desc>
          <draw:polygon draw:style-name="gr2" draw:text-style-name="P7" draw:layer="layout" svg:width="13.533cm" svg:height="0.696cm" svg:x="3.63cm" svg:y="6.2cm" svg:viewBox="0 0 13534 697" draw:points="6768,697 0,697 0,0 13534,0 13534,697">
            <text:p/>
          </draw:polygon>
          <draw:path draw:style-name="gr3" draw:text-style-name="P8" draw:layer="layout" svg:width="0.18cm" svg:height="0.773cm" svg:x="3.667cm" svg:y="6.1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917cm" svg:y="6.2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51cm" svg:y="6.1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555cm" svg:x="4.69cm" svg:y="6.187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8" draw:layer="layout" svg:width="0.604cm" svg:height="0.342cm" svg:x="5.527cm" svg:y="6.398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49cm" svg:height="0.356cm" svg:x="6.18cm" svg:y="6.39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6.559cm" svg:y="6.39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7.247cm" svg:y="6.2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7.462cm" svg:y="6.3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9cm" svg:height="0.342cm" svg:x="8.023cm" svg:y="6.39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4cm" svg:height="0.356cm" svg:x="8.451cm" svg:y="6.39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8.829cm" svg:y="6.26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9.407cm" svg:y="6.395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94cm" svg:height="0.676cm" svg:x="9.988cm" svg:y="6.224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8" draw:layer="layout" svg:width="0.39cm" svg:height="0.351cm" svg:x="10.28cm" svg:y="6.398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83cm" svg:height="0.546cm" svg:x="10.711cm" svg:y="6.20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55cm" svg:height="0.511cm" svg:x="11.135cm" svg:y="6.3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1.522cm" svg:y="6.3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4cm" svg:height="0.356cm" svg:x="12.123cm" svg:y="6.39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12.51cm" svg:y="6.39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9cm" svg:height="0.537cm" svg:x="13.073cm" svg:y="6.20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501cm" svg:y="6.3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4.104cm" svg:y="6.2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4.321cm" svg:y="6.3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9cm" svg:height="0.537cm" svg:x="14.882cm" svg:y="6.20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15.308cm" svg:y="6.39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15.699cm" svg:y="6.39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cm" svg:height="0.356cm" svg:x="16.125cm" svg:y="6.3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6.472cm" svg:y="6.3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16.766cm" svg:y="6.26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83cm" svg:height="0.083cm" svg:x="17.12cm" svg:y="6.659cm" svg:viewBox="0 0 84 84" svg:d="M84 42c0-23-19-42-42-42s-42 19-42 42 19 42 42 42 42-19 42-42z">
            <text:p/>
          </draw:path>
        </draw:g>
        <draw:g xml:id="id185" draw:id="id185">
          <svg:title>TexMaths</svg:title>
          <svg:desc>22§display§\text {(ii) } f(2) \ne 0 \text { or } f(x) \text { is divisible by } (x - 2).§svg§600§FALSE§</svg:desc>
          <draw:polygon draw:style-name="gr2" draw:text-style-name="P7" draw:layer="layout" svg:width="14.455cm" svg:height="0.696cm" svg:x="3.429cm" svg:y="7.298cm" svg:viewBox="0 0 14456 697" draw:points="7229,697 0,697 0,0 14456,0 14456,697">
            <text:p/>
          </draw:polygon>
          <draw:path draw:style-name="gr3" draw:text-style-name="P8" draw:layer="layout" svg:width="0.18cm" svg:height="0.773cm" svg:x="3.466cm" svg:y="7.2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716cm" svg:y="7.3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931cm" svg:y="7.3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65cm" svg:y="7.2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86cm" svg:height="0.704cm" svg:x="4.719cm" svg:y="7.294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8" draw:layer="layout" svg:width="0.18cm" svg:height="0.773cm" svg:x="5.217cm" svg:y="7.2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5.479cm" svg:y="7.3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5.872cm" svg:y="7.2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86cm" svg:height="0.72cm" svg:x="6.451cm" svg:y="7.285cm" svg:viewBox="0 0 387 721" svg:d="M382 30c5-11 5-12 5-14 0-5-3-16-16-16-8 0-10 5-15 16l-349 675c-7 11-7 13-7 16 0 5 5 14 16 14 9 0 10-3 17-14z">
            <text:p/>
          </draw:path>
          <draw:path draw:style-name="gr3" draw:text-style-name="P8" draw:layer="layout" svg:width="0.515cm" svg:height="0.182cm" svg:x="6.388cm" svg:y="7.5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19cm" svg:y="7.32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344cm" svg:height="0.356cm" svg:x="7.826cm" svg:y="7.4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8.213cm" svg:y="7.4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704cm" svg:x="8.792cm" svg:y="7.294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5-50 44-143 44-148z">
            <text:p/>
          </draw:path>
          <draw:path draw:style-name="gr3" draw:text-style-name="P8" draw:layer="layout" svg:width="0.18cm" svg:height="0.773cm" svg:x="9.29cm" svg:y="7.2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9.536cm" svg:y="7.4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9.999cm" svg:y="7.2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66cm" svg:height="0.518cm" svg:x="10.54cm" svg:y="7.3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0.754cm" svg:y="7.4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3cm" svg:height="0.546cm" svg:x="11.318cm" svg:y="7.303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66cm" svg:height="0.518cm" svg:x="11.747cm" svg:y="7.3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11.951cm" svg:y="7.505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8" draw:layer="layout" svg:width="0.166cm" svg:height="0.518cm" svg:x="12.37cm" svg:y="7.3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2.585cm" svg:y="7.4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2.889cm" svg:y="7.3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546cm" svg:x="13.101cm" svg:y="7.30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173cm" svg:height="0.537cm" svg:x="13.534cm" svg:y="7.30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13.745cm" svg:y="7.4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14.347cm" svg:y="7.30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79cm" svg:height="0.492cm" svg:x="14.748cm" svg:y="7.50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18cm" svg:height="0.773cm" svg:x="15.475cm" svg:y="7.2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5.721cm" svg:y="7.4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472cm" svg:height="0.032cm" svg:x="16.378cm" svg:y="7.63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7.126cm" svg:y="7.3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7.517cm" svg:y="7.2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83cm" svg:height="0.083cm" svg:x="17.841cm" svg:y="7.757cm" svg:viewBox="0 0 84 84" svg:d="M84 42c0-23-19-42-42-42s-42 19-42 42 19 42 42 42 42-19 42-42z">
            <text:p/>
          </draw:path>
        </draw:g>
        <draw:g xml:id="id186" draw:id="id186">
          <svg:title>TexMaths</svg:title>
          <svg:desc>22§display§\text {(iii)  It is not cold or we wear wollen clothes.}§svg§600§FALSE§</svg:desc>
          <draw:polygon draw:style-name="gr2" draw:text-style-name="P7" draw:layer="layout" svg:width="14.818cm" svg:height="0.696cm" svg:x="3.23cm" svg:y="8.4cm" svg:viewBox="0 0 14819 697" draw:points="7409,697 0,697 0,0 14819,0 14819,697">
            <text:p/>
          </draw:polygon>
          <draw:path draw:style-name="gr3" draw:text-style-name="P8" draw:layer="layout" svg:width="0.18cm" svg:height="0.773cm" svg:x="3.267cm" svg:y="8.3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517cm" svg:y="8.4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732cm" svg:y="8.4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946cm" svg:y="8.4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8cm" svg:y="8.3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7cm" svg:height="0.528cm" svg:x="4.717cm" svg:y="8.412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42cm" svg:height="0.485cm" svg:x="4.988cm" svg:y="8.46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5.558cm" svg:y="8.4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5.773cm" svg:y="8.5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9cm" svg:height="0.342cm" svg:x="6.334cm" svg:y="8.59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4cm" svg:height="0.356cm" svg:x="6.76cm" svg:y="8.59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7.141cm" svg:y="8.46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295cm" svg:height="0.356cm" svg:x="7.711cm" svg:y="8.59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8.05cm" svg:y="8.59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8.439cm" svg:y="8.40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83cm" svg:height="0.546cm" svg:x="8.656cm" svg:y="8.40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44cm" svg:height="0.356cm" svg:x="9.339cm" svg:y="8.59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9.724cm" svg:y="8.59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53cm" svg:height="0.342cm" svg:x="10.278cm" svg:y="8.607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8" draw:layer="layout" svg:width="0.3cm" svg:height="0.356cm" svg:x="10.822cm" svg:y="8.5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3cm" svg:height="0.342cm" svg:x="11.415cm" svg:y="8.607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1.961cm" svg:y="8.5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2.315cm" svg:y="8.59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12.691cm" svg:y="8.59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53cm" svg:height="0.342cm" svg:x="13.244cm" svg:y="8.607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44cm" svg:height="0.356cm" svg:x="13.788cm" svg:y="8.59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14.178cm" svg:y="8.40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14.393cm" svg:y="8.40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14.604cm" svg:y="8.5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951cm" svg:y="8.59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95cm" svg:height="0.356cm" svg:x="15.639cm" svg:y="8.59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73cm" svg:height="0.537cm" svg:x="15.982cm" svg:y="8.40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16.194cm" svg:y="8.59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6.574cm" svg:y="8.46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6.883cm" svg:y="8.40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7.311cm" svg:y="8.5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7.658cm" svg:y="8.5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083cm" svg:height="0.083cm" svg:x="18.005cm" svg:y="8.859cm" svg:viewBox="0 0 84 84" svg:d="M84 42c0-23-19-42-42-42s-42 19-42 42 19 42 42 42 42-19 42-42z">
            <text:p/>
          </draw:path>
        </draw:g>
        <draw:g xml:id="id187" draw:id="id187">
          <svg:title>TexMaths</svg:title>
          <svg:desc>24§display§\text {(6)}§svg§600§FALSE§</svg:desc>
          <draw:polygon draw:style-name="gr2" draw:text-style-name="P7" draw:layer="layout" svg:width="0.91cm" svg:height="0.759cm" svg:x="2.026cm" svg:y="9.391cm" svg:viewBox="0 0 911 760" draw:points="455,760 0,760 0,0 911,0 911,760">
            <text:p/>
          </draw:polygon>
          <draw:path draw:style-name="gr3" draw:text-style-name="P8" draw:layer="layout" svg:width="0.197cm" svg:height="0.844cm" svg:x="2.066cm" svg:y="9.34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2.347cm" svg:y="9.42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8" draw:layer="layout" svg:width="0.197cm" svg:height="0.844cm" svg:x="2.783cm" svg:y="9.34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8" draw:id="id188">
          <svg:title>TexMaths</svg:title>
          <svg:desc>22§display§\text {Rewrite the following statements, using if ... then. } §svg§600§FALSE§</svg:desc>
          <draw:polygon draw:style-name="gr2" draw:text-style-name="P7" draw:layer="layout" svg:width="16.893cm" svg:height="0.628cm" svg:x="3.343cm" svg:y="9.492cm" svg:viewBox="0 0 16894 629" draw:points="8448,629 0,629 0,0 16894,0 16894,629">
            <text:p/>
          </draw:polygon>
          <draw:path draw:style-name="gr3" draw:text-style-name="P8" draw:layer="layout" svg:width="0.539cm" svg:height="0.547cm" svg:x="3.331cm" svg:y="9.471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10-12-7 0-7 7-9 12-4 55-32 69-51 69-37 0-44-39-55-111l-10-63c-14-50-51-74-95-90z">
            <text:p/>
          </draw:path>
          <draw:path draw:style-name="gr3" draw:text-style-name="P8" draw:layer="layout" svg:width="0.3cm" svg:height="0.357cm" svg:x="3.896cm" svg:y="9.6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531cm" svg:height="0.342cm" svg:x="4.232cm" svg:y="9.66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8" draw:layer="layout" svg:width="0.261cm" svg:height="0.342cm" svg:x="4.797cm" svg:y="9.65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9cm" svg:x="5.105cm" svg:y="9.4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42cm" svg:height="0.485cm" svg:x="5.307cm" svg:y="9.5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5.615cm" svg:y="9.6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42cm" svg:height="0.485cm" svg:x="6.21cm" svg:y="9.5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6.522cm" svg:y="9.46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6.948cm" svg:y="9.6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251cm" svg:height="0.547cm" svg:x="7.553cm" svg:y="9.45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344cm" svg:height="0.357cm" svg:x="7.786cm" svg:y="9.65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173cm" svg:height="0.538cm" svg:x="8.176cm" svg:y="9.4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73cm" svg:height="0.538cm" svg:x="8.391cm" svg:y="9.4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7cm" svg:x="8.6cm" svg:y="9.65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531cm" svg:height="0.342cm" svg:x="8.959cm" svg:y="9.664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8" draw:layer="layout" svg:width="0.166cm" svg:height="0.519cm" svg:x="9.528cm" svg:y="9.4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9.743cm" svg:y="9.6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0.169cm" svg:y="9.64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54cm" svg:height="0.357cm" svg:x="10.818cm" svg:y="9.6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42cm" svg:height="0.485cm" svg:x="11.112cm" svg:y="9.5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7cm" svg:x="11.431cm" svg:y="9.65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8" draw:layer="layout" svg:width="0.242cm" svg:height="0.485cm" svg:x="11.798cm" svg:y="9.5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cm" svg:height="0.357cm" svg:x="12.106cm" svg:y="9.6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604cm" svg:height="0.342cm" svg:x="12.453cm" svg:y="9.657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7cm" svg:x="13.094cm" svg:y="9.6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3.44cm" svg:y="9.6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4cm" svg:height="0.485cm" svg:x="13.84cm" svg:y="9.52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254cm" svg:height="0.357cm" svg:x="14.151cm" svg:y="9.6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091cm" svg:height="0.231cm" svg:x="14.496cm" svg:y="9.916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8" draw:layer="layout" svg:width="0.39cm" svg:height="0.351cm" svg:x="14.928cm" svg:y="9.657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254cm" svg:height="0.357cm" svg:x="15.357cm" svg:y="9.65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9cm" svg:x="15.663cm" svg:y="9.4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15.876cm" svg:y="9.6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2cm" svg:x="16.304cm" svg:y="9.64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66cm" svg:height="0.519cm" svg:x="16.952cm" svg:y="9.48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251cm" svg:height="0.547cm" svg:x="17.166cm" svg:y="9.45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8" draw:layer="layout" svg:width="0.083cm" svg:height="0.084cm" svg:x="17.701cm" svg:y="9.916cm" svg:viewBox="0 0 84 85" svg:d="M84 42c0-23-19-42-42-42s-42 19-42 42 19 43 42 43 42-20 42-43z">
            <text:p/>
          </draw:path>
          <draw:path draw:style-name="gr3" draw:text-style-name="P8" draw:layer="layout" svg:width="0.083cm" svg:height="0.084cm" svg:x="17.916cm" svg:y="9.916cm" svg:viewBox="0 0 84 85" svg:d="M84 42c0-23-19-42-42-42s-42 19-42 42 19 43 42 43 42-20 42-43z">
            <text:p/>
          </draw:path>
          <draw:path draw:style-name="gr3" draw:text-style-name="P8" draw:layer="layout" svg:width="0.083cm" svg:height="0.084cm" svg:x="18.131cm" svg:y="9.916cm" svg:viewBox="0 0 84 85" svg:d="M84 42c0-23-19-42-42-42s-42 19-42 42 19 43 42 43 42-20 42-43z">
            <text:p/>
          </draw:path>
          <draw:path draw:style-name="gr3" draw:text-style-name="P8" draw:layer="layout" svg:width="0.242cm" svg:height="0.485cm" svg:x="18.638cm" svg:y="9.52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8.947cm" svg:y="9.46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8" draw:layer="layout" svg:width="0.3cm" svg:height="0.357cm" svg:x="19.375cm" svg:y="9.65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8" draw:layer="layout" svg:width="0.39cm" svg:height="0.342cm" svg:x="19.722cm" svg:y="9.6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083cm" svg:height="0.084cm" svg:x="20.194cm" svg:y="9.916cm" svg:viewBox="0 0 84 85" svg:d="M84 42c0-23-19-42-42-42s-42 19-42 42 19 43 42 43 42-20 42-43z">
            <text:p/>
          </draw:path>
        </draw:g>
        <draw:g xml:id="id189" draw:id="id189">
          <svg:title>TexMaths</svg:title>
          <svg:desc>22§display§\text {(i) The sufficient condition for a person to be rich is to be rational.}§svg§600§FALSE§</svg:desc>
          <draw:polygon draw:style-name="gr2" draw:text-style-name="P7" draw:layer="layout" svg:width="22.602cm" svg:height="0.696cm" svg:x="3.629cm" svg:y="10.498cm" svg:viewBox="0 0 22603 697" draw:points="11301,697 0,697 0,0 22603,0 22603,697">
            <text:p/>
          </draw:polygon>
          <draw:path draw:style-name="gr3" draw:text-style-name="P8" draw:layer="layout" svg:width="0.18cm" svg:height="0.773cm" svg:x="3.666cm" svg:y="10.4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916cm" svg:y="10.5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5cm" svg:y="10.4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02cm" svg:height="0.523cm" svg:x="4.692cm" svg:y="10.515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8" draw:layer="layout" svg:width="0.39cm" svg:height="0.537cm" svg:x="5.248cm" svg:y="10.5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674cm" svg:y="10.6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6.28cm" svg:y="10.6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9cm" svg:height="0.351cm" svg:x="6.584cm" svg:y="10.69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601cm" svg:height="0.546cm" svg:x="7.008cm" svg:y="10.494cm" svg:viewBox="0 0 602 547" svg:d="M451 236c35 0 40 10 40 42v209c0 35-9 35-60 35v25c25-2 65-3 85-3 19 0 58 1 86 3v-25c-51 0-60 0-60-35v-285l-30 4c-39 3-44 3-81 5-2 2-3 2-14 2h-91v-88c0-78 66-107 114-107 23 0 51 7 67 24-32 2-37 23-37 37 0 25 19 35 35 35 18 0 35-12 35-35 0-46-42-79-100-79-69 0-113 32-127 42-17-26-49-42-88-42-74 0-163 39-163 125v88h-62v23h62v251c0 35-9 35-62 35v25c26-2 67-3 86-3 20 0 58 1 86 3v-25c-51 0-59 0-59-35v-251h163v251c0 35-8 35-61 35v25c26-2 67-3 86-3s58 1 86 3v-25c-51 0-60 0-60-35v-251zM276 213h-165v-88c0-78 67-107 113-107 17 0 45 3 66 24-30 2-37 21-37 37s9 28 23 32z">
            <text:p/>
          </draw:path>
          <draw:path draw:style-name="gr3" draw:text-style-name="P8" draw:layer="layout" svg:width="0.295cm" svg:height="0.356cm" svg:x="7.659cm" svg:y="10.69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66cm" svg:height="0.518cm" svg:x="8.001cm" svg:y="10.5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cm" svg:height="0.356cm" svg:x="8.212cm" svg:y="10.6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8.559cm" svg:y="10.6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4cm" svg:height="0.485cm" svg:x="8.956cm" svg:y="10.56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295cm" svg:height="0.356cm" svg:x="9.527cm" svg:y="10.69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9.866cm" svg:y="10.6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0.255cm" svg:y="10.6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0.686cm" svg:y="10.503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66cm" svg:height="0.518cm" svg:x="11.116cm" svg:y="10.5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11.32cm" svg:y="10.5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1.632cm" svg:y="10.5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11.843cm" svg:y="10.6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2.232cm" svg:y="10.6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51cm" svg:height="0.546cm" svg:x="12.92cm" svg:y="10.49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44cm" svg:height="0.356cm" svg:x="13.152cm" svg:y="10.6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13.539cm" svg:y="10.6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4.11cm" svg:y="10.69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83cm" svg:height="0.492cm" svg:x="14.743cm" svg:y="10.69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cm" svg:height="0.356cm" svg:x="15.196cm" svg:y="10.6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5.539cm" svg:y="10.6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15.845cm" svg:y="10.6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4cm" svg:height="0.356cm" svg:x="16.146cm" svg:y="10.6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6.537cm" svg:y="10.6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17.214cm" svg:y="10.5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4cm" svg:height="0.356cm" svg:x="17.52cm" svg:y="10.6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546cm" svg:x="18.165cm" svg:y="10.503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18.617cm" svg:y="10.6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9.217cm" svg:y="10.6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19.525cm" svg:y="10.5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95cm" svg:height="0.356cm" svg:x="19.74cm" svg:y="10.6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20.06cm" svg:y="10.5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166cm" svg:height="0.518cm" svg:x="20.748cm" svg:y="10.5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20.963cm" svg:y="10.6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21.516cm" svg:y="10.5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4cm" svg:height="0.356cm" svg:x="21.824cm" svg:y="10.6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83cm" svg:height="0.546cm" svg:x="22.468cm" svg:y="10.50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22.918cm" svg:y="10.6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3.52cm" svg:y="10.6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23.833cm" svg:y="10.6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2cm" svg:height="0.485cm" svg:x="24.203cm" svg:y="10.5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4.515cm" svg:y="10.5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24.724cm" svg:y="10.6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25.115cm" svg:y="10.6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9cm" svg:height="0.356cm" svg:x="25.551cm" svg:y="10.6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25.931cm" svg:y="10.50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083cm" svg:height="0.083cm" svg:x="26.187cm" svg:y="10.957cm" svg:viewBox="0 0 84 84" svg:d="M84 42c0-23-19-42-42-42s-42 19-42 42 19 42 42 42 42-19 42-42z">
            <text:p/>
          </draw:path>
        </draw:g>
        <draw:g xml:id="id190" draw:id="id190">
          <svg:title>TexMaths</svg:title>
          <svg:desc>22§display§\text {(ii)  Getting bonus is necessary condition for me to purchse a car. }§svg§600§FALSE§</svg:desc>
          <draw:polygon draw:style-name="gr2" draw:text-style-name="P7" draw:layer="layout" svg:width="21.907cm" svg:height="0.696cm" svg:x="3.428cm" svg:y="11.597cm" svg:viewBox="0 0 21908 697" draw:points="10954,697 0,697 0,0 21908,0 21908,697">
            <text:p/>
          </draw:polygon>
          <draw:path draw:style-name="gr3" draw:text-style-name="P8" draw:layer="layout" svg:width="0.18cm" svg:height="0.773cm" svg:x="3.465cm" svg:y="11.55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3.715cm" svg:y="11.62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3.93cm" svg:y="11.62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4.164cm" svg:y="11.55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25cm" svg:height="0.562cm" svg:x="4.722cm" svg:y="11.59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8" draw:layer="layout" svg:width="0.3cm" svg:height="0.356cm" svg:x="5.306cm" svg:y="11.7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5.644cm" svg:y="11.66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244cm" svg:height="0.485cm" svg:x="5.943cm" svg:y="11.66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6.255cm" svg:y="11.62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469cm" svg:y="11.7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5cm" svg:height="0.511cm" svg:x="6.895cm" svg:y="11.7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3cm" svg:height="0.546cm" svg:x="7.539cm" svg:y="11.602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7.992cm" svg:y="11.79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8.381cm" svg:y="11.7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9cm" svg:height="0.351cm" svg:x="8.789cm" svg:y="11.795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54cm" svg:height="0.356cm" svg:x="9.218cm" svg:y="11.79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782cm" svg:y="11.62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9.996cm" svg:y="11.79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9cm" svg:height="0.342cm" svg:x="10.559cm" svg:y="11.7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cm" svg:height="0.356cm" svg:x="10.985cm" svg:y="11.7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1.334cm" svg:y="11.79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cm" svg:height="0.356cm" svg:x="11.672cm" svg:y="11.7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2.02cm" svg:y="11.79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54cm" svg:height="0.356cm" svg:x="12.325cm" svg:y="11.79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12.636cm" svg:y="11.792cm" svg:viewBox="0 0 350 357" svg:d="M225 288c4 32 25 64 62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13.013cm" svg:y="11.7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79cm" svg:height="0.492cm" svg:x="13.309cm" svg:y="11.804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8" draw:layer="layout" svg:width="0.295cm" svg:height="0.356cm" svg:x="13.986cm" svg:y="11.79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4.326cm" svg:y="11.79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4.715cm" svg:y="11.7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5.146cm" svg:y="11.60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66cm" svg:height="0.518cm" svg:x="15.575cm" svg:y="11.62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15.778cm" svg:y="11.66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6.089cm" svg:y="11.62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16.301cm" svg:y="11.79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6.691cm" svg:y="11.7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51cm" svg:height="0.546cm" svg:x="17.379cm" svg:y="11.59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44cm" svg:height="0.356cm" svg:x="17.612cm" svg:y="11.79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61cm" svg:height="0.342cm" svg:x="17.997cm" svg:y="11.7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604cm" svg:height="0.342cm" svg:x="18.562cm" svg:y="11.79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9.203cm" svg:y="11.7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9.798cm" svg:y="11.66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4cm" svg:height="0.356cm" svg:x="20.104cm" svg:y="11.79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83cm" svg:height="0.492cm" svg:x="20.75cm" svg:y="11.795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9cm" svg:height="0.351cm" svg:x="21.181cm" svg:y="11.795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61cm" svg:height="0.342cm" svg:x="21.609cm" svg:y="11.7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95cm" svg:height="0.356cm" svg:x="21.915cm" svg:y="11.79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22.237cm" svg:y="11.60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254cm" svg:height="0.356cm" svg:x="22.666cm" svg:y="11.79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22.967cm" svg:y="11.7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3.58cm" svg:y="11.79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95cm" svg:height="0.356cm" svg:x="24.219cm" svg:y="11.79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9cm" svg:height="0.356cm" svg:x="24.567cm" svg:y="11.79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24.944cm" svg:y="11.7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083cm" svg:height="0.083cm" svg:x="25.291cm" svg:y="12.056cm" svg:viewBox="0 0 84 84" svg:d="M84 42c0-23-19-42-42-42s-42 19-42 42 19 42 42 42 42-19 42-42z">
            <text:p/>
          </draw:path>
        </draw:g>
        <draw:g xml:id="id192" draw:id="id192">
          <svg:title>TexMaths</svg:title>
          <svg:desc>22§display§\text {(i) If a person is rich then he is rational.}§svg§600§FALSE§</svg:desc>
          <draw:polygon draw:style-name="gr2" draw:text-style-name="P7" draw:layer="layout" svg:width="13.536cm" svg:height="0.696cm" svg:x="6.23cm" svg:y="12.701cm" svg:viewBox="0 0 13537 697" draw:points="6769,697 0,697 0,0 13537,0 13537,697">
            <text:p/>
          </draw:polygon>
          <draw:path draw:style-name="gr3" draw:text-style-name="P8" draw:layer="layout" svg:width="0.18cm" svg:height="0.773cm" svg:x="6.267cm" svg:y="12.66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6.517cm" svg:y="12.7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6.751cm" svg:y="12.66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7cm" svg:height="0.528cm" svg:x="7.286cm" svg:y="12.713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7.569cm" svg:y="12.697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49cm" svg:height="0.356cm" svg:x="8.071cm" svg:y="12.89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83cm" svg:height="0.492cm" svg:x="8.704cm" svg:y="12.899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cm" svg:height="0.356cm" svg:x="9.155cm" svg:y="12.8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9.498cm" svg:y="12.89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9.806cm" svg:y="12.8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4cm" svg:height="0.356cm" svg:x="10.107cm" svg:y="12.89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0.496cm" svg:y="12.8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66cm" svg:height="0.518cm" svg:x="11.184cm" svg:y="12.7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1.399cm" svg:y="12.8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61cm" svg:height="0.342cm" svg:x="11.959cm" svg:y="12.89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12.265cm" svg:y="12.7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95cm" svg:height="0.356cm" svg:x="12.479cm" svg:y="12.8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12.802cm" svg:y="12.70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242cm" svg:height="0.485cm" svg:x="13.477cm" svg:y="12.76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3.789cm" svg:y="12.70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4.215cm" svg:y="12.8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561cm" svg:y="12.8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9cm" svg:height="0.537cm" svg:x="15.25cm" svg:y="12.70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5.675cm" svg:y="12.8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6.281cm" svg:y="12.7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6.496cm" svg:y="12.8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61cm" svg:height="0.342cm" svg:x="17.055cm" svg:y="12.89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7.369cm" svg:y="12.89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242cm" svg:height="0.485cm" svg:x="17.736cm" svg:y="12.76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8.048cm" svg:y="12.7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18.259cm" svg:y="12.89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18.65cm" svg:y="12.8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9cm" svg:height="0.356cm" svg:x="19.086cm" svg:y="12.89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73cm" svg:height="0.537cm" svg:x="19.466cm" svg:y="12.706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083cm" svg:height="0.083cm" svg:x="19.722cm" svg:y="13.16cm" svg:viewBox="0 0 84 84" svg:d="M84 42c0-23-19-42-42-42s-42 19-42 42 19 42 42 42 42-19 42-42z">
            <text:p/>
          </draw:path>
        </draw:g>
        <draw:g xml:id="id193" draw:id="id193">
          <svg:title>TexMaths</svg:title>
          <svg:desc>22§display§\text { (ii)  If I purchase a car then I get bonus.}§svg§600§FALSE§</svg:desc>
          <draw:polygon draw:style-name="gr2" draw:text-style-name="P7" draw:layer="layout" svg:width="13.38cm" svg:height="0.696cm" svg:x="6.03cm" svg:y="14cm" svg:viewBox="0 0 13381 697" draw:points="6690,697 0,697 0,0 13381,0 13381,697">
            <text:p/>
          </draw:polygon>
          <draw:path draw:style-name="gr3" draw:text-style-name="P8" draw:layer="layout" svg:width="0.18cm" svg:height="0.773cm" svg:x="6.067cm" svg:y="13.9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66cm" svg:height="0.518cm" svg:x="6.317cm" svg:y="14.0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66cm" svg:height="0.518cm" svg:x="6.532cm" svg:y="14.0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18cm" svg:height="0.773cm" svg:x="6.766cm" svg:y="13.9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37cm" svg:height="0.528cm" svg:x="7.302cm" svg:y="14.012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7.584cm" svg:y="13.99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37cm" svg:height="0.528cm" svg:x="8.075cm" svg:y="14.012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383cm" svg:height="0.492cm" svg:x="8.612cm" svg:y="14.19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9cm" svg:height="0.351cm" svg:x="9.045cm" svg:y="14.198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61cm" svg:height="0.342cm" svg:x="9.471cm" svg:y="14.19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95cm" svg:height="0.356cm" svg:x="9.779cm" svg:y="14.19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10.099cm" svg:y="14.00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10.536cm" svg:y="14.19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54cm" svg:height="0.356cm" svg:x="10.916cm" svg:y="14.1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1.217cm" svg:y="14.1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1.829cm" svg:y="14.19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95cm" svg:height="0.356cm" svg:x="12.468cm" svg:y="14.19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9cm" svg:height="0.356cm" svg:x="12.817cm" svg:y="14.19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13.193cm" svg:y="14.19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42cm" svg:height="0.485cm" svg:x="13.746cm" svg:y="14.06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4.057cm" svg:y="14.00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4.483cm" svg:y="14.1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83cm" svg:y="14.19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7cm" svg:height="0.528cm" svg:x="15.515cm" svg:y="14.012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355cm" svg:height="0.511cm" svg:x="16.051cm" svg:y="14.1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6.439cm" svg:y="14.19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6.775cm" svg:y="14.06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83cm" svg:height="0.546cm" svg:x="17.34cm" svg:y="14.005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17.792cm" svg:y="14.19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18.181cm" svg:y="14.19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9cm" svg:height="0.351cm" svg:x="18.589cm" svg:y="14.198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54cm" svg:height="0.356cm" svg:x="19.021cm" svg:y="14.1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083cm" svg:height="0.083cm" svg:x="19.366cm" svg:y="14.459cm" svg:viewBox="0 0 84 84" svg:d="M84 42c0-23-19-42-42-42s-42 19-42 42 19 42 42 42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78" smil:attributeName="visibility" smil:to="visible"/>
                  <anim:animate smil:dur="0.25s" smil:fill="hold" smil:targetElement="id178" smil:attributeName="width" smil:values="width*0.05;width" smil:keyTimes="0;1"/>
                  <anim:animate smil:dur="0.25s" smil:fill="hold" smil:targetElement="id178" smil:attributeName="height" smil:values="height;height" smil:keyTimes="0;1"/>
                  <anim:animate smil:dur="0.25s" smil:fill="hold" smil:targetElement="id178" smil:attributeName="x" smil:values="x-.2;x" smil:keyTimes="0;1"/>
                  <anim:animate smil:dur="0.25s" smil:fill="hold" smil:targetElement="id178" smil:attributeName="y" smil:values="y;y" smil:keyTimes="0;1"/>
                  <anim:transitionFilter smil:dur="0.25s" smil:targetElement="id178" smil:type="fade" smil:subtype="crossfade"/>
                </anim:par>
              </anim:par>
              <anim:par smil:begin="0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  <anim:par smil:begin="1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2" anim:sub-item="text" smil:attributeName="visibility" smil:to="visible"/>
                  <anim:animate smil:dur="0.5s" smil:fill="hold" smil:targetElement="id182" anim:sub-item="text" smil:attributeName="width" smil:values="width*0.05;width" smil:keyTimes="0;1"/>
                  <anim:animate smil:dur="0.5s" smil:fill="hold" smil:targetElement="id182" anim:sub-item="text" smil:attributeName="height" smil:values="height;height" smil:keyTimes="0;1"/>
                  <anim:animate smil:dur="0.5s" smil:fill="hold" smil:targetElement="id182" anim:sub-item="text" smil:attributeName="x" smil:values="x-.2;x" smil:keyTimes="0;1"/>
                  <anim:animate smil:dur="0.5s" smil:fill="hold" smil:targetElement="id182" anim:sub-item="text" smil:attributeName="y" smil:values="y;y" smil:keyTimes="0;1"/>
                  <anim:transitionFilter smil:dur="0.5s" smil:targetElement="id18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1" anim:sub-item="text" smil:attributeName="visibility" smil:to="visible"/>
                  <anim:animate smil:dur="0.5s" smil:fill="hold" smil:targetElement="id191" anim:sub-item="text" smil:attributeName="width" smil:values="width*0.05;width" smil:keyTimes="0;1"/>
                  <anim:animate smil:dur="0.5s" smil:fill="hold" smil:targetElement="id191" anim:sub-item="text" smil:attributeName="height" smil:values="height;height" smil:keyTimes="0;1"/>
                  <anim:animate smil:dur="0.5s" smil:fill="hold" smil:targetElement="id191" anim:sub-item="text" smil:attributeName="x" smil:values="x-.2;x" smil:keyTimes="0;1"/>
                  <anim:animate smil:dur="0.5s" smil:fill="hold" smil:targetElement="id191" anim:sub-item="text" smil:attributeName="y" smil:values="y;y" smil:keyTimes="0;1"/>
                  <anim:transitionFilter smil:dur="0.5s" smil:targetElement="id1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5" draw:text-style-name="P13" draw:layer="layout" svg:width="25.199cm" svg:height="1.366cm" svg:x="1.4cm" svg:y="0.372cm" presentation:class="title" presentation:user-transformed="true">
          <draw:text-box>
            <text:p xml:id="id194" text:id="id194"><text:span text:style-name="T23">Algebra of statements</text:span></text:p>
          </draw:text-box>
        </draw:frame>
        <draw:frame presentation:style-name="pr16" draw:text-style-name="P14" draw:layer="layout" svg:width="25.199cm" svg:height="12.625cm" svg:x="1.4cm" svg:y="2.419cm" presentation:class="subtitle" presentation:user-transformed="true">
          <draw:text-box>
            <text:p text:style-name="P5"><text:span text:style-name="T9"><text:s text:c="11"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 text:c="8"/></text:span></text:p>
            <text:p text:style-name="P5"><text:span text:style-name="T9"><text:s/></text:span></text:p>
            <text:p text:style-name="P5"><text:span text:style-name="T9"/></text:p>
          </draw:text-box>
        </draw:frame>
        <draw:frame draw:style-name="standard" xml:id="id195" draw:id="id195" draw:layer="layout" svg:width="24.633cm" svg:height="12.802cm" svg:x="1.965cm" svg:y="2.1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dempotent Law</text:p>
              </table:table-cell>
              <table:table-cell>
                <text:p><text:s text:c="20"/></text:p>
              </table:table-cell>
            </table:table-row>
            <table:table-row table:style-name="ro1" table:default-cell-style-name="ce1">
              <table:table-cell>
                <text:p>Commutative Law</text:p>
              </table:table-cell>
              <table:table-cell>
                <text:p><text:s text:c="35"/></text:p>
              </table:table-cell>
            </table:table-row>
            <table:table-row table:style-name="ro1">
              <table:table-cell table:style-name="ce2" table:number-rows-spanned="2">
                <text:p text:style-name="P5"><text:span text:style-name="T24">Associative Law</text:span></text:p>
              </table:table-cell>
              <table:table-cell table:style-name="ce1"/>
            </table:table-row>
            <table:table-row table:style-name="ro1">
              <table:covered-table-cell table:style-name="ce3"/>
              <table:table-cell table:style-name="ce1"/>
            </table:table-row>
            <table:table-row table:style-name="ro1">
              <table:table-cell table:style-name="ce4" table:number-rows-spanned="2">
                <text:p>Distributive Law</text:p>
              </table:table-cell>
              <table:table-cell table:style-name="ce1"/>
            </table:table-row>
            <table:table-row table:style-name="ro1">
              <table:covered-table-cell table:style-name="ce4"/>
              <table:table-cell table:style-name="ce1"/>
            </table:table-row>
            <table:table-row table:style-name="ro1" table:default-cell-style-name="ce1">
              <table:table-cell>
                <text:p>De Morgan's Law</text:p>
              </table:table-cell>
              <table:table-cell>
                <text:p><text:s text:c="45"/></text:p>
              </table:table-cell>
            </table:table-row>
            <table:table-row table:style-name="ro1" table:default-cell-style-name="ce1">
              <table:table-cell>
                <text:p>Identity Law</text:p>
              </table:table-cell>
              <table:table-cell/>
            </table:table-row>
            <table:table-row table:style-name="ro1" table:default-cell-style-name="ce1">
              <table:table-cell>
                <text:p>Complement Law</text:p>
              </table:table-cell>
              <table:table-cell/>
            </table:table-row>
            <table:table-row table:style-name="ro1" table:default-cell-style-name="ce1">
              <table:table-cell>
                <text:p>Absorption Law</text:p>
              </table:table-cell>
              <table:table-cell/>
            </table:table-row>
            <table:table-row table:style-name="ro1" table:default-cell-style-name="ce1">
              <table:table-cell>
                <text:p>Conditional Law</text:p>
              </table:table-cell>
              <table:table-cell/>
            </table:table-row>
            <table:table-row table:style-name="ro2" table:default-cell-style-name="ce1">
              <table:table-cell>
                <text:p>Biconditional Law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g xml:id="id197" draw:id="id197">
          <svg:title>TexMaths</svg:title>
          <svg:desc>22§display§p \vee p \equiv p§svg§600§FALSE§</svg:desc>
          <draw:polygon draw:style-name="gr2" draw:text-style-name="P7" draw:layer="layout" svg:width="2.995cm" svg:height="0.536cm" svg:x="12.526cm" svg:y="2.397cm" svg:viewBox="0 0 2996 537" draw:points="1498,537 0,537 0,0 2996,0 2996,537">
            <text:p/>
          </draw:polygon>
          <draw:path draw:style-name="gr3" draw:text-style-name="P8" draw:layer="layout" svg:width="0.404cm" svg:height="0.492cm" svg:x="12.487cm" svg:y="2.479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3.115cm" svg:y="2.358cm" svg:viewBox="0 0 431 480" svg:d="M426 32c5-11 5-13 5-16 0-9-7-16-16-16-7 0-12 5-17 18l-182 410-183-412c-7-14-12-16-17-16-9 0-16 7-16 16 0 2 0 3 5 12l192 436c7 15 12 16 19 16 9 0 13-5 16-16z">
            <text:p/>
          </draw:path>
          <draw:path draw:style-name="gr3" draw:text-style-name="P8" draw:layer="layout" svg:width="0.404cm" svg:height="0.492cm" svg:x="13.735cm" svg:y="2.479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516cm" svg:height="0.332cm" svg:x="14.405cm" svg:y="2.462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8" draw:layer="layout" svg:width="0.404cm" svg:height="0.492cm" svg:x="15.155cm" svg:y="2.479cm" svg:viewBox="0 0 405 493" svg:d="M60 438c-7 26-7 32-42 32-9 0-18 0-18 14 0 7 4 9 11 9 21 0 42-2 65-2 24 0 51 2 75 2 6 0 14 0 14-14 0-9-7-9-17-9-39 0-39-6-39-13 0-10 32-135 37-154 11 21 34 49 72 49 90 0 187-114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</draw:g>
        <draw:g xml:id="id196" draw:id="id196">
          <svg:title>TexMaths</svg:title>
          <svg:desc>22§display§p \wedge p \equiv p \ ,§svg§600§FALSE§</svg:desc>
          <draw:polygon draw:style-name="gr2" draw:text-style-name="P7" draw:layer="layout" svg:width="3.421cm" svg:height="0.536cm" svg:x="8.524cm" svg:y="2.397cm" svg:viewBox="0 0 3422 537" draw:points="1711,537 0,537 0,0 3422,0 3422,537">
            <text:p/>
          </draw:polygon>
          <draw:path draw:style-name="gr3" draw:text-style-name="P8" draw:layer="layout" svg:width="0.404cm" svg:height="0.492cm" svg:x="8.485cm" svg:y="2.479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3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113cm" svg:y="2.358cm" svg:viewBox="0 0 431 480" svg:d="M234 16c-7-12-10-16-17-16-11 0-13 5-18 16l-194 434c-5 9-5 11-5 16 0 7 7 14 16 14 5 0 10 0 17-16l184-411 181 411c7 16 16 16 17 16 9 0 16-7 16-14 0-2 0-3-3-12z">
            <text:p/>
          </draw:path>
          <draw:path draw:style-name="gr3" draw:text-style-name="P8" draw:layer="layout" svg:width="0.404cm" svg:height="0.492cm" svg:x="9.733cm" svg:y="2.479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3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517cm" svg:height="0.332cm" svg:x="10.404cm" svg:y="2.462cm" svg:viewBox="0 0 518 333" svg:d="M489 32c14 0 29 0 29-16s-15-16-27-16h-465c-12 0-26 0-26 16s16 16 28 16zM491 333c12 0 27 0 27-16s-15-16-29-16h-461c-12 0-28 0-28 16s14 16 26 16zM491 181c12 0 27 0 27-14 0-16-15-16-27-16h-465c-12 0-26 0-26 16 0 14 14 14 26 14z">
            <text:p/>
          </draw:path>
          <draw:path draw:style-name="gr3" draw:text-style-name="P8" draw:layer="layout" svg:width="0.404cm" svg:height="0.492cm" svg:x="11.154cm" svg:y="2.479cm" svg:viewBox="0 0 405 493" svg:d="M60 438c-7 26-7 32-42 32-9 0-18 0-18 14 0 7 4 9 11 9 21 0 42-2 65-2 24 0 51 2 75 2 6 0 14 0 14-14 0-9-7-9-17-9-39 0-39-6-39-13 0-10 32-135 37-154 11 21 34 49 72 49 90 0 187-114 187-227 0-74-44-125-102-125-39 0-78 28-102 58-9-42-43-58-71-58-35 0-51 30-58 44-12 26-23 74-23 76 0 7 7 7 9 7 9 0 9 0 14-18 13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091cm" svg:height="0.231cm" svg:x="11.891cm" svg:y="2.738cm" svg:viewBox="0 0 92 232" svg:d="M92 81c0-51-20-81-50-81-26 0-42 19-42 40 0 22 16 43 42 43 9 0 20-4 27-11 3-2 3-2 5-2 0 0 2 0 2 11 0 58-28 105-55 130-9 9-9 11-9 12 0 7 4 9 9 9 9 0 71-60 71-151z">
            <text:p/>
          </draw:path>
        </draw:g>
        <draw:g xml:id="id198" draw:id="id198">
          <svg:title>TexMaths</svg:title>
          <svg:desc>22§display§p \wedge q \equiv q \wedge p \ ,§svg§600§FALSE§</svg:desc>
          <draw:polygon draw:style-name="gr2" draw:text-style-name="P7" draw:layer="layout" svg:width="4.634cm" svg:height="0.536cm" svg:x="8.525cm" svg:y="3.497cm" svg:viewBox="0 0 4635 537" draw:points="2317,537 0,537 0,0 4635,0 4635,537">
            <text:p/>
          </draw:polygon>
          <draw:path draw:style-name="gr3" draw:text-style-name="P8" draw:layer="layout" svg:width="0.404cm" svg:height="0.492cm" svg:x="8.486cm" svg:y="3.579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6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114cm" svg:y="3.458cm" svg:viewBox="0 0 431 480" svg:d="M234 16c-7-12-11-16-18-16-10 0-12 5-17 16l-194 434c-5 9-5 11-5 16 0 7 7 14 16 14 5 0 10 0 17-16l183-411 182 411c7 16 15 16 17 16 9 0 16-7 16-14 0-2 0-3-3-12z">
            <text:p/>
          </draw:path>
          <draw:path draw:style-name="gr3" draw:text-style-name="P8" draw:layer="layout" svg:width="0.319cm" svg:height="0.492cm" svg:x="9.79cm" svg:y="3.579cm" svg:viewBox="0 0 320 493" svg:d="M320 9c0-4-2-9-7-9-9 0-40 32-53 55-17-43-47-55-73-55-92 0-187 114-187 227 0 76 46 125 102 125 33 0 65-19 92-48-7 29-32 132-34 139-7 23-14 25-56 27-11 0-18 0-18 16 0 0 0 7 9 7 25 0 53-2 79-2 27 0 53 2 79 2 4 0 14 0 14-14 0-9-7-9-21-9-37 0-37-6-37-13 0-5 2-10 4-17zM106 334c-48 0-51-60-51-72 0-39 22-123 36-155 23-58 64-89 96-89 51 0 61 61 61 66 0 6-42 176-44 178-12 23-56 72-98 72z">
            <text:p/>
          </draw:path>
          <draw:path draw:style-name="gr3" draw:text-style-name="P8" draw:layer="layout" svg:width="0.516cm" svg:height="0.332cm" svg:x="10.388cm" svg:y="3.562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8" draw:layer="layout" svg:width="0.319cm" svg:height="0.492cm" svg:x="11.192cm" svg:y="3.579cm" svg:viewBox="0 0 320 493" svg:d="M320 9c0-4-2-9-7-9-9 0-40 32-53 55-17-43-47-55-73-55-92 0-187 114-187 227 0 76 46 125 102 125 33 0 65-19 92-48-7 29-32 132-34 139-7 23-14 25-56 27-11 0-18 0-18 16 0 0 0 7 9 7 25 0 53-2 79-2 27 0 53 2 79 2 4 0 14 0 14-14 0-9-7-9-21-9-37 0-37-6-37-13 0-5 2-10 4-17zM106 334c-48 0-51-60-51-72 0-39 22-123 36-155 23-58 64-89 96-89 51 0 61 61 61 66 0 6-42 176-44 178-12 23-56 72-98 72z">
            <text:p/>
          </draw:path>
          <draw:path draw:style-name="gr3" draw:text-style-name="P8" draw:layer="layout" svg:width="0.43cm" svg:height="0.479cm" svg:x="11.75cm" svg:y="3.458cm" svg:viewBox="0 0 431 480" svg:d="M234 16c-7-12-11-16-18-16-10 0-12 5-17 16l-194 434c-5 9-5 11-5 16 0 7 7 14 16 14 5 0 10 0 17-16l183-411 182 411c7 16 15 16 17 16 9 0 16-7 16-14 0-2 0-3-3-12z">
            <text:p/>
          </draw:path>
          <draw:path draw:style-name="gr3" draw:text-style-name="P8" draw:layer="layout" svg:width="0.404cm" svg:height="0.492cm" svg:x="12.369cm" svg:y="3.579cm" svg:viewBox="0 0 405 493" svg:d="M60 438c-7 26-7 32-42 32-9 0-18 0-18 14 0 7 4 9 11 9 21 0 42-2 65-2 24 0 51 2 75 2 6 0 14 0 14-14 0-9-7-9-17-9-39 0-39-6-39-13 0-10 32-135 37-154 11 21 33 49 72 49 90 0 187-114 187-227 0-74-44-125-102-125-39 0-78 28-102 58-9-42-43-58-71-58-35 0-51 30-58 44-12 26-23 74-23 76 0 7 7 7 9 7 9 0 9 0 14-18 12-54 28-91 56-91 13 0 23 5 23 35 0 17-1 26-5 38zM197 100c5-21 26-42 41-54 26-23 49-28 61-28 32 0 51 26 51 72 0 45-26 135-40 165-27 53-64 79-92 79-53 0-61-65-61-68 0-2 0-4 1-13z">
            <text:p/>
          </draw:path>
          <draw:path draw:style-name="gr3" draw:text-style-name="P8" draw:layer="layout" svg:width="0.09cm" svg:height="0.231cm" svg:x="13.107cm" svg:y="3.838cm" svg:viewBox="0 0 91 232" svg:d="M91 81c0-51-19-81-49-81-26 0-42 19-42 40 0 22 16 43 42 43 9 0 20-4 27-11 3-2 3-2 5-2 0 0 2 0 2 11 0 58-28 105-55 130-9 9-9 11-9 12 0 7 4 9 9 9 9 0 70-60 70-151z">
            <text:p/>
          </draw:path>
        </draw:g>
        <draw:g xml:id="id199" draw:id="id199">
          <svg:title>TexMaths</svg:title>
          <svg:desc>22§display§p \vee q \equiv q \vee p§svg§600§FALSE§</svg:desc>
          <draw:polygon draw:style-name="gr2" draw:text-style-name="P7" draw:layer="layout" svg:width="4.212cm" svg:height="0.536cm" svg:x="13.826cm" svg:y="3.498cm" svg:viewBox="0 0 4213 537" draw:points="2107,537 0,537 0,0 4213,0 4213,537">
            <text:p/>
          </draw:polygon>
          <draw:path draw:style-name="gr3" draw:text-style-name="P8" draw:layer="layout" svg:width="0.404cm" svg:height="0.492cm" svg:x="13.787cm" svg:y="3.58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4.415cm" svg:y="3.459cm" svg:viewBox="0 0 431 480" svg:d="M426 32c5-11 5-13 5-16 0-9-7-16-16-16-7 0-12 5-17 18l-181 410-184-412c-7-14-12-16-17-16-9 0-16 7-16 16 0 2 0 3 5 12l192 436c7 15 12 16 20 16s12-5 15-16z">
            <text:p/>
          </draw:path>
          <draw:path draw:style-name="gr3" draw:text-style-name="P8" draw:layer="layout" svg:width="0.319cm" svg:height="0.492cm" svg:x="15.091cm" svg:y="3.58cm" svg:viewBox="0 0 320 493" svg:d="M320 9c0-4-1-9-7-9-8 0-40 32-52 55-18-43-48-55-74-55-92 0-187 114-187 227 0 76 46 125 102 125 34 0 65-19 92-48-7 29-32 132-34 139-7 23-14 25-56 27-11 0-18 0-18 16 0 0 0 7 9 7 25 0 53-2 79-2 27 0 53 2 79 2 4 0 15 0 15-14 0-9-7-9-22-9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517cm" svg:height="0.332cm" svg:x="15.69cm" svg:y="3.563cm" svg:viewBox="0 0 518 333" svg:d="M489 32c14 0 29 0 29-16s-15-16-27-16h-465c-12 0-26 0-26 16s16 16 28 16zM491 333c12 0 27 0 27-16s-15-16-29-16h-461c-12 0-28 0-28 16s14 16 26 16zM491 181c12 0 27 0 27-14 0-16-15-16-27-16h-465c-12 0-26 0-26 16 0 14 14 14 26 14z">
            <text:p/>
          </draw:path>
          <draw:path draw:style-name="gr3" draw:text-style-name="P8" draw:layer="layout" svg:width="0.319cm" svg:height="0.492cm" svg:x="16.494cm" svg:y="3.58cm" svg:viewBox="0 0 320 493" svg:d="M320 9c0-4-1-9-7-9-8 0-40 32-52 55-18-43-48-55-74-55-92 0-187 114-187 227 0 76 46 125 102 125 34 0 65-19 92-48-7 29-32 132-34 139-7 23-14 25-56 27-11 0-18 0-18 16 0 0 0 7 9 7 25 0 53-2 79-2 27 0 53 2 79 2 4 0 15 0 15-14 0-9-7-9-22-9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7.052cm" svg:y="3.459cm" svg:viewBox="0 0 431 480" svg:d="M426 32c5-11 5-13 5-16 0-9-7-16-16-16-7 0-12 5-17 18l-181 410-184-412c-7-14-12-16-17-16-9 0-16 7-16 16 0 2 0 3 5 12l194 436c5 15 10 16 18 16s12-5 15-16z">
            <text:p/>
          </draw:path>
          <draw:path draw:style-name="gr3" draw:text-style-name="P8" draw:layer="layout" svg:width="0.404cm" svg:height="0.492cm" svg:x="17.672cm" svg:y="3.58cm" svg:viewBox="0 0 405 493" svg:d="M60 438c-7 26-7 32-42 32-9 0-18 0-18 14 0 7 4 9 11 9 21 0 42-2 65-2 24 0 51 2 75 2 6 0 14 0 14-14 0-9-7-9-17-9-39 0-39-6-39-13 0-10 32-135 37-154 11 21 34 49 72 49 90 0 187-114 187-227 0-74-44-125-102-125-39 0-78 28-102 58-9-42-43-58-71-58-35 0-51 30-58 44-12 26-23 74-23 76 0 7 7 7 9 7 9 0 9 0 14-18 12-54 28-91 57-91 12 0 22 5 22 35 0 17-1 26-5 38zM197 100c5-21 27-42 41-54 26-23 49-28 61-28 32 0 51 26 51 72 0 45-26 135-40 165-27 53-64 79-92 79-53 0-61-65-61-68 0-2 0-4 1-13z">
            <text:p/>
          </draw:path>
        </draw:g>
        <draw:g xml:id="id200" draw:id="id200">
          <svg:title>TexMaths</svg:title>
          <svg:desc>22§display§p \wedge ( q \wedge r ) \equiv ( p \wedge q ) \wedge r  \equiv p \wedge q \wedge r §svg§600§FALSE§</svg:desc>
          <draw:polygon draw:style-name="gr2" draw:text-style-name="P7" draw:layer="layout" svg:width="11.732cm" svg:height="0.696cm" svg:x="8.526cm" svg:y="4.498cm" svg:viewBox="0 0 11733 697" draw:points="5866,697 0,697 0,0 11733,0 11733,697">
            <text:p/>
          </draw:polygon>
          <draw:path draw:style-name="gr3" draw:text-style-name="P8" draw:layer="layout" svg:width="0.404cm" svg:height="0.492cm" svg:x="8.487cm" svg:y="4.69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115cm" svg:y="4.5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9.837cm" svg:y="4.4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0.092cm" svg:y="4.69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0.648cm" svg:y="4.5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11.315cm" svg:y="4.69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1.708cm" svg:y="4.4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6cm" svg:height="0.331cm" svg:x="12.222cm" svg:y="4.681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18cm" svg:height="0.773cm" svg:x="13.072cm" svg:y="4.4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3.271cm" svg:y="4.69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3.899cm" svg:y="4.5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14.575cm" svg:y="4.69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4.96cm" svg:y="4.4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5.432cm" svg:y="4.5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16.099cm" svg:y="4.69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516cm" svg:height="0.331cm" svg:x="16.705cm" svg:y="4.681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404cm" svg:height="0.492cm" svg:x="17.453cm" svg:y="4.69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8.081cm" svg:y="4.5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18.757cm" svg:y="4.69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9.313cm" svg:y="4.5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19.98cm" svg:y="4.69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</draw:g>
        <draw:g xml:id="id201" draw:id="id201">
          <svg:title>TexMaths</svg:title>
          <svg:desc>22§display§p \vee ( q \vee r ) \equiv ( p \vee q ) \vee r  \equiv p \vee q \vee r §svg§600§FALSE§</svg:desc>
          <draw:polygon draw:style-name="gr2" draw:text-style-name="P7" draw:layer="layout" svg:width="11.732cm" svg:height="0.696cm" svg:x="8.528cm" svg:y="5.6cm" svg:viewBox="0 0 11733 697" draw:points="5866,697 0,697 0,0 11733,0 11733,697">
            <text:p/>
          </draw:polygon>
          <draw:path draw:style-name="gr3" draw:text-style-name="P8" draw:layer="layout" svg:width="0.404cm" svg:height="0.492cm" svg:x="8.489cm" svg:y="5.7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117cm" svg:y="5.6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18cm" svg:height="0.773cm" svg:x="9.839cm" svg:y="5.5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0.094cm" svg:y="5.7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0.65cm" svg:y="5.679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316cm" svg:height="0.351cm" svg:x="11.317cm" svg:y="5.79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1.71cm" svg:y="5.5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6cm" svg:height="0.331cm" svg:x="12.224cm" svg:y="5.783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18cm" svg:height="0.773cm" svg:x="13.074cm" svg:y="5.5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3.273cm" svg:y="5.7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3.901cm" svg:y="5.6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14.577cm" svg:y="5.7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4.962cm" svg:y="5.5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5.434cm" svg:y="5.6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6cm" svg:height="0.351cm" svg:x="16.101cm" svg:y="5.79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516cm" svg:height="0.331cm" svg:x="16.707cm" svg:y="5.783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404cm" svg:height="0.492cm" svg:x="17.455cm" svg:y="5.7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8.083cm" svg:y="5.6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18.759cm" svg:y="5.7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9.315cm" svg:y="5.679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316cm" svg:height="0.351cm" svg:x="19.982cm" svg:y="5.79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</draw:g>
        <draw:g xml:id="id202" draw:id="id202">
          <svg:title>TexMaths</svg:title>
          <svg:desc>22§display§p \wedge ( q \vee r ) \equiv ( p \wedge q ) \vee ( p \wedge r )§svg§600§FALSE§</svg:desc>
          <draw:polygon draw:style-name="gr2" draw:text-style-name="P7" draw:layer="layout" svg:width="9.655cm" svg:height="0.696cm" svg:x="8.531cm" svg:y="6.603cm" svg:viewBox="0 0 9656 697" draw:points="4828,697 0,697 0,0 9656,0 9656,697">
            <text:p/>
          </draw:polygon>
          <draw:path draw:style-name="gr3" draw:text-style-name="P8" draw:layer="layout" svg:width="0.404cm" svg:height="0.492cm" svg:x="8.492cm" svg:y="6.80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12cm" svg:y="6.68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9.842cm" svg:y="6.56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0.097cm" svg:y="6.801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0.653cm" svg:y="6.682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316cm" svg:height="0.351cm" svg:x="11.32cm" svg:y="6.80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1.713cm" svg:y="6.56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6cm" svg:height="0.331cm" svg:x="12.227cm" svg:y="6.786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18cm" svg:height="0.773cm" svg:x="13.077cm" svg:y="6.56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3.276cm" svg:y="6.80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3.904cm" svg:y="6.68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14.58cm" svg:y="6.801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4.965cm" svg:y="6.56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5.437cm" svg:y="6.682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18cm" svg:height="0.773cm" svg:x="16.159cm" svg:y="6.56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6.358cm" svg:y="6.80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6.986cm" svg:y="6.68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17.653cm" svg:y="6.80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8.044cm" svg:y="6.56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03" draw:id="id203">
          <svg:title>TexMaths</svg:title>
          <svg:desc>22§display§p \vee ( q \wedge r ) \equiv ( p \vee q ) \wedge ( p \vee r )§svg§600§FALSE§</svg:desc>
          <draw:polygon draw:style-name="gr2" draw:text-style-name="P7" draw:layer="layout" svg:width="9.655cm" svg:height="0.696cm" svg:x="8.532cm" svg:y="7.704cm" svg:viewBox="0 0 9656 697" draw:points="4828,697 0,697 0,0 9656,0 9656,697">
            <text:p/>
          </draw:polygon>
          <draw:path draw:style-name="gr3" draw:text-style-name="P8" draw:layer="layout" svg:width="0.404cm" svg:height="0.492cm" svg:x="8.493cm" svg:y="7.902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121cm" svg:y="7.783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18cm" svg:height="0.773cm" svg:x="9.843cm" svg:y="7.66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0.098cm" svg:y="7.902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0.654cm" svg:y="7.783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6cm" svg:height="0.351cm" svg:x="11.321cm" svg:y="7.902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1.714cm" svg:y="7.66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6cm" svg:height="0.331cm" svg:x="12.228cm" svg:y="7.887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18cm" svg:height="0.773cm" svg:x="13.078cm" svg:y="7.66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3.277cm" svg:y="7.902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3.905cm" svg:y="7.783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14.581cm" svg:y="7.902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4.966cm" svg:y="7.66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5.438cm" svg:y="7.783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16.16cm" svg:y="7.66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6.359cm" svg:y="7.902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6.987cm" svg:y="7.783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316cm" svg:height="0.351cm" svg:x="17.654cm" svg:y="7.902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18cm" svg:height="0.773cm" svg:x="18.045cm" svg:y="7.66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04" draw:id="id204">
          <svg:title>TexMaths</svg:title>
          <svg:desc>22§display§\sim ( p \wedge q ) = \  \sim p \ \vee \sim q \ ,§svg§600§FALSE§</svg:desc>
          <draw:polygon draw:style-name="gr2" draw:text-style-name="P7" draw:layer="layout" svg:width="7.832cm" svg:height="0.696cm" svg:x="8.492cm" svg:y="8.708cm" svg:viewBox="0 0 7833 697" draw:points="3916,697 0,697 0,0 7833,0 7833,697">
            <text:p/>
          </draw:polygon>
          <draw:path draw:style-name="gr3" draw:text-style-name="P8" draw:layer="layout" svg:width="0.516cm" svg:height="0.182cm" svg:x="8.496cm" svg:y="8.96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9.346cm" svg:y="8.66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9.546cm" svg:y="8.90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0.173cm" svg:y="8.78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10.848cm" svg:y="8.90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1.236cm" svg:y="8.66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11.75cm" svg:y="8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12.608cm" svg:y="8.96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3.356cm" svg:y="8.906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4.071cm" svg:y="8.787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516cm" svg:height="0.182cm" svg:x="14.801cm" svg:y="8.96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5.605cm" svg:y="8.90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091cm" svg:height="0.231cm" svg:x="16.272cm" svg:y="9.167cm" svg:viewBox="0 0 92 232" svg:d="M92 81c0-51-20-81-50-81-26 0-42 19-42 40 0 22 16 43 42 43 9 0 20-4 27-11 3-2 3-2 5-2 0 0 2 0 2 11 0 58-28 105-55 130-9 9-9 11-9 12 0 7 4 9 9 9 9 0 71-60 71-151z">
            <text:p/>
          </draw:path>
        </draw:g>
        <draw:g xml:id="id205" draw:id="id205">
          <svg:title>TexMaths</svg:title>
          <svg:desc>22§display§\sim ( p \ \vee q ) = \  \sim p \ \wedge \sim q§svg§600§FALSE§</svg:desc>
          <draw:polygon draw:style-name="gr2" draw:text-style-name="P7" draw:layer="layout" svg:width="7.652cm" svg:height="0.696cm" svg:x="16.894cm" svg:y="8.709cm" svg:viewBox="0 0 7653 697" draw:points="3826,697 0,697 0,0 7653,0 7653,697">
            <text:p/>
          </draw:polygon>
          <draw:path draw:style-name="gr3" draw:text-style-name="P8" draw:layer="layout" svg:width="0.516cm" svg:height="0.182cm" svg:x="16.898cm" svg:y="8.96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17.748cm" svg:y="8.6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7.948cm" svg:y="8.90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8.834cm" svg:y="8.788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19.509cm" svg:y="8.90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9.895cm" svg:y="8.6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20.41cm" svg:y="8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182cm" svg:x="21.268cm" svg:y="8.96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22.017cm" svg:y="8.90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22.73cm" svg:y="8.78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23.461cm" svg:y="8.96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24.267cm" svg:y="8.90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</draw:g>
        <draw:g xml:id="id206" draw:id="id206">
          <svg:title>TexMaths</svg:title>
          <svg:desc>22§display§p \wedge T = \ p ,\ p \wedge F = \ F ,\ p \vee T = \ T ,\ p \vee F = \ p §svg§600§FALSE§</svg:desc>
          <draw:polygon draw:style-name="gr2" draw:text-style-name="P7" draw:layer="layout" svg:width="16.03cm" svg:height="0.6cm" svg:x="8.532cm" svg:y="9.909cm" svg:viewBox="0 0 16031 601" draw:points="8015,601 0,601 0,0 16031,0 16031,601">
            <text:p/>
          </draw:polygon>
          <draw:path draw:style-name="gr3" draw:text-style-name="P8" draw:layer="layout" svg:width="0.404cm" svg:height="0.492cm" svg:x="8.493cm" svg:y="10.05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43cm" svg:height="0.48cm" svg:x="9.121cm" svg:y="9.933cm" svg:viewBox="0 0 431 481" svg:d="M234 16c-7-12-10-16-18-16-10 0-12 5-17 16l-194 435c-5 9-5 10-5 16 0 7 7 14 16 14 5 0 10 0 17-16l183-412 182 412c7 16 16 16 17 16 9 0 16-7 16-14 0-2 0-4-3-13z">
            <text:p/>
          </draw:path>
          <draw:path draw:style-name="gr3" draw:text-style-name="P8" draw:layer="layout" svg:width="0.527cm" svg:height="0.524cm" svg:x="9.785cm" svg:y="9.872cm" svg:viewBox="0 0 528 525" svg:d="M313 55c6-22 7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4 9 20 0 43 0 64 0s44-2 65-2 44 2 65 2 46 0 67 0c7 0 18 0 18-14 0-9-8-9-27-9s-30 0-49-2c-23-2-30-5-30-17 0 0 0-4 3-16z">
            <text:p/>
          </draw:path>
          <draw:path draw:style-name="gr3" draw:text-style-name="P8" draw:layer="layout" svg:width="0.515cm" svg:height="0.182cm" svg:x="10.584cm" svg:y="10.1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04cm" svg:height="0.492cm" svg:x="11.589cm" svg:y="10.05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091cm" svg:height="0.231cm" svg:x="12.069cm" svg:y="10.314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8" draw:layer="layout" svg:width="0.404cm" svg:height="0.492cm" svg:x="12.58cm" svg:y="10.05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43cm" svg:height="0.48cm" svg:x="13.208cm" svg:y="9.933cm" svg:viewBox="0 0 431 481" svg:d="M234 16c-7-12-10-16-18-16-10 0-12 5-17 16l-194 435c-5 9-5 10-5 16 0 7 7 14 16 14 5 0 10 0 17-16l183-412 182 412c7 16 16 16 17 16 9 0 16-7 16-14 0-2 0-4-3-13z">
            <text:p/>
          </draw:path>
          <draw:path draw:style-name="gr3" draw:text-style-name="P8" draw:layer="layout" svg:width="0.55cm" svg:height="0.527cm" svg:x="13.882cm" svg:y="9.87cm" svg:viewBox="0 0 551 528" svg:d="M206 275h76c58 0 63 14 63 35 0 5 0 16-5 39-2 3-2 7-2 8 0 6 3 9 9 9 7 0 7-1 12-16l42-169c2-8 2-10 2-12s-2-9-9-9c-9 0-9 4-12 18-16 60-34 74-100 74h-71l51-197c6-29 7-30 41-30h102c97 0 114 24 114 84 0 18 0 21-2 42-1 11-1 13-1 15 0 3 1 8 8 8 9 0 9-3 11-19l16-134c2-21-2-21-21-21h-380c-16 0-23 0-23 16 0 9 7 9 21 9 28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8" draw:layer="layout" svg:width="0.515cm" svg:height="0.182cm" svg:x="14.715cm" svg:y="10.1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5cm" svg:height="0.527cm" svg:x="15.774cm" svg:y="9.87cm" svg:viewBox="0 0 551 528" svg:d="M206 275h76c58 0 63 14 63 35 0 5 0 16-5 39-2 3-2 7-2 8 0 6 3 9 9 9 7 0 7-1 12-16l42-169c2-8 2-10 2-12s-2-9-9-9-9 4-12 18c-16 60-34 74-100 74h-71l51-197c7-29 7-30 41-30h104c95 0 112 24 112 84 0 18 0 21-2 42-1 11-1 13-1 15 0 3 1 8 8 8 9 0 9-3 11-19l16-134c2-21-2-21-21-21h-380c-16 0-23 0-23 16 0 9 7 9 21 9 30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8" draw:layer="layout" svg:width="0.091cm" svg:height="0.231cm" svg:x="16.331cm" svg:y="10.314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8" draw:layer="layout" svg:width="0.404cm" svg:height="0.492cm" svg:x="16.841cm" svg:y="10.05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43cm" svg:height="0.48cm" svg:x="17.469cm" svg:y="9.933cm" svg:viewBox="0 0 431 481" svg:d="M426 32c5-11 5-13 5-16 0-9-7-16-16-16-7 0-12 5-17 18l-182 410-183-412c-7-14-12-16-17-16-9 0-16 7-16 16 0 2 0 3 5 12l194 437c5 14 10 16 17 16 9 0 13-6 16-16z">
            <text:p/>
          </draw:path>
          <draw:path draw:style-name="gr3" draw:text-style-name="P8" draw:layer="layout" svg:width="0.527cm" svg:height="0.524cm" svg:x="18.133cm" svg:y="9.872cm" svg:viewBox="0 0 528 525" svg:d="M313 55c6-22 7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3 9 21 0 44 0 65 0s44-2 65-2 44 2 65 2 46 0 67 0c7 0 18 0 18-14 0-9-8-9-27-9s-30 0-49-2c-23-2-30-5-30-17 0 0 0-4 3-16z">
            <text:p/>
          </draw:path>
          <draw:path draw:style-name="gr3" draw:text-style-name="P8" draw:layer="layout" svg:width="0.515cm" svg:height="0.182cm" svg:x="18.932cm" svg:y="10.1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27cm" svg:height="0.524cm" svg:x="19.981cm" svg:y="9.872cm" svg:viewBox="0 0 528 525" svg:d="M313 55c6-22 7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3 9 21 0 44 0 65 0s44-2 65-2 44 2 65 2 46 0 67 0c7 0 18 0 18-14 0-9-8-9-27-9s-30 0-49-2c-23-2-30-5-30-17 0 0 0-4 3-16z">
            <text:p/>
          </draw:path>
          <draw:path draw:style-name="gr3" draw:text-style-name="P8" draw:layer="layout" svg:width="0.091cm" svg:height="0.231cm" svg:x="20.544cm" svg:y="10.314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8" draw:layer="layout" svg:width="0.404cm" svg:height="0.492cm" svg:x="21.054cm" svg:y="10.05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43cm" svg:height="0.48cm" svg:x="21.683cm" svg:y="9.933cm" svg:viewBox="0 0 431 481" svg:d="M426 32c5-11 5-13 5-16 0-9-7-16-16-16-7 0-12 5-17 18l-182 410-183-412c-7-14-12-16-17-16-9 0-16 7-16 16 0 2 0 3 5 12l192 437c7 14 12 16 19 16 9 0 13-6 16-16z">
            <text:p/>
          </draw:path>
          <draw:path draw:style-name="gr3" draw:text-style-name="P8" draw:layer="layout" svg:width="0.55cm" svg:height="0.527cm" svg:x="22.357cm" svg:y="9.87cm" svg:viewBox="0 0 551 528" svg:d="M206 275h76c58 0 63 14 63 35 0 5 0 16-5 39-2 3-2 7-2 8 0 6 3 9 9 9 7 0 7-1 12-16l42-169c2-8 2-10 2-12s-2-9-9-9c-9 0-9 4-12 18-16 60-34 74-100 74h-71l51-197c6-29 7-30 41-30h104c95 0 112 24 112 84 0 18 0 21-2 42-1 11-1 13-1 15 0 3 1 8 8 8 9 0 9-3 11-19l16-134c2-21-2-21-21-21h-380c-16 0-23 0-23 16 0 9 7 9 21 9 30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8" draw:layer="layout" svg:width="0.515cm" svg:height="0.182cm" svg:x="23.191cm" svg:y="10.1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04cm" svg:height="0.492cm" svg:x="24.196cm" svg:y="10.05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</draw:g>
        <draw:g xml:id="id207" draw:id="id207">
          <svg:title>TexMaths</svg:title>
          <svg:desc>22§display§p \ \wedge \sim p = \  F, \ \  p \ \vee \sim p = \  T§svg§600§FALSE§</svg:desc>
          <draw:polygon draw:style-name="gr2" draw:text-style-name="P7" draw:layer="layout" svg:width="9.613cm" svg:height="0.6cm" svg:x="8.533cm" svg:y="10.911cm" svg:viewBox="0 0 9614 601" draw:points="4807,601 0,601 0,0 9614,0 9614,601">
            <text:p/>
          </draw:polygon>
          <draw:path draw:style-name="gr3" draw:text-style-name="P8" draw:layer="layout" svg:width="0.404cm" svg:height="0.492cm" svg:x="8.494cm" svg:y="11.05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43cm" svg:height="0.48cm" svg:x="9.209cm" svg:y="10.935cm" svg:viewBox="0 0 431 481" svg:d="M234 16c-7-12-10-16-18-16-10 0-12 5-17 16l-194 435c-5 9-5 10-5 16 0 7 7 14 16 14 5 0 10 0 17-16l183-412 182 412c7 16 16 16 17 16 9 0 16-7 16-14 0-2 0-4-3-13z">
            <text:p/>
          </draw:path>
          <draw:path draw:style-name="gr3" draw:text-style-name="P8" draw:layer="layout" svg:width="0.516cm" svg:height="0.182cm" svg:x="9.939cm" svg:y="11.115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8" draw:layer="layout" svg:width="0.404cm" svg:height="0.492cm" svg:x="10.687cm" svg:y="11.05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515cm" svg:height="0.182cm" svg:x="11.359cm" svg:y="11.1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5cm" svg:height="0.527cm" svg:x="12.419cm" svg:y="10.872cm" svg:viewBox="0 0 551 528" svg:d="M206 275h76c58 0 63 14 63 35 0 5 0 16-5 39-2 3-2 7-2 8 0 6 3 9 9 9 7 0 7-1 12-16l42-169c2-8 2-10 2-12s-2-9-9-9c-9 0-9 4-12 18-16 60-34 74-100 74h-71l51-197c6-29 7-30 41-30h104c95 0 112 24 112 84 0 18 0 21-2 42-1 11-1 13-1 15 0 3 1 8 9 8s8-3 10-19l16-134c2-21-2-21-21-21h-380c-16 0-23 0-23 16 0 9 7 9 21 9 30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8" draw:layer="layout" svg:width="0.091cm" svg:height="0.231cm" svg:x="12.975cm" svg:y="11.316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8" draw:layer="layout" svg:width="0.404cm" svg:height="0.492cm" svg:x="13.743cm" svg:y="11.05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43cm" svg:height="0.48cm" svg:x="14.457cm" svg:y="10.935cm" svg:viewBox="0 0 431 481" svg:d="M426 32c5-11 5-13 5-16 0-9-7-16-16-16-7 0-12 5-17 18l-182 410-183-412c-7-14-12-16-17-16-9 0-16 7-16 16 0 2 0 3 5 12l192 437c7 14 12 16 19 16 9 0 13-6 16-16z">
            <text:p/>
          </draw:path>
          <draw:path draw:style-name="gr3" draw:text-style-name="P8" draw:layer="layout" svg:width="0.516cm" svg:height="0.182cm" svg:x="15.188cm" svg:y="11.115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8" draw:layer="layout" svg:width="0.404cm" svg:height="0.492cm" svg:x="15.936cm" svg:y="11.05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8" draw:layer="layout" svg:width="0.515cm" svg:height="0.182cm" svg:x="16.608cm" svg:y="11.1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27cm" svg:height="0.524cm" svg:x="17.657cm" svg:y="10.874cm" svg:viewBox="0 0 528 525" svg:d="M313 55c6-22 7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3 9 21 0 44 0 65 0s44-2 65-2 44 2 65 2 46 0 67 0c7 0 18 0 18-14 0-9-8-9-27-9s-30 0-49-2c-23-2-30-5-30-17 0 0 0-4 3-16z">
            <text:p/>
          </draw:path>
        </draw:g>
        <draw:g xml:id="id208" draw:id="id208">
          <svg:title>TexMaths</svg:title>
          <svg:desc>22§display§p \vee ( p \wedge q ) \equiv p , \ \ p \wedge ( p \vee q ) \equiv p§svg§600§FALSE§</svg:desc>
          <draw:polygon draw:style-name="gr2" draw:text-style-name="P7" draw:layer="layout" svg:width="10.579cm" svg:height="0.696cm" svg:x="8.534cm" svg:y="11.913cm" svg:viewBox="0 0 10580 697" draw:points="5289,697 0,697 0,0 10580,0 10580,697">
            <text:p/>
          </draw:polygon>
          <draw:path draw:style-name="gr3" draw:text-style-name="P8" draw:layer="layout" svg:width="0.404cm" svg:height="0.492cm" svg:x="8.495cm" svg:y="12.11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9.123cm" svg:y="11.992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18cm" svg:height="0.773cm" svg:x="9.845cm" svg:y="11.8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0.044cm" svg:y="12.11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0.672cm" svg:y="11.99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11.348cm" svg:y="12.111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1.733cm" svg:y="11.8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6cm" svg:height="0.331cm" svg:x="12.247cm" svg:y="12.096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404cm" svg:height="0.492cm" svg:x="12.997cm" svg:y="12.11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091cm" svg:height="0.231cm" svg:x="13.478cm" svg:y="12.37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404cm" svg:height="0.492cm" svg:x="14.245cm" svg:y="12.11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4.873cm" svg:y="11.99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15.595cm" svg:y="11.8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5.794cm" svg:y="12.11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6.422cm" svg:y="11.992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17.098cm" svg:y="12.111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7.483cm" svg:y="11.8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6cm" svg:height="0.331cm" svg:x="17.997cm" svg:y="12.096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404cm" svg:height="0.492cm" svg:x="18.747cm" svg:y="12.11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</draw:g>
        <draw:g xml:id="id209" draw:id="id209">
          <svg:title>TexMaths</svg:title>
          <svg:desc>22§display§p \rightarrow q  \equiv \sim p \vee q §svg§600§FALSE§</svg:desc>
          <draw:polygon draw:style-name="gr2" draw:text-style-name="P7" draw:layer="layout" svg:width="5.143cm" svg:height="0.536cm" svg:x="8.535cm" svg:y="13.114cm" svg:viewBox="0 0 5144 537" draw:points="2572,537 0,537 0,0 5144,0 5144,537">
            <text:p/>
          </draw:polygon>
          <draw:path draw:style-name="gr3" draw:text-style-name="P8" draw:layer="layout" svg:width="0.404cm" svg:height="0.492cm" svg:x="8.496cm" svg:y="13.196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9.167cm" svg:y="13.142cm" svg:viewBox="0 0 688 405" svg:d="M604 218c-42 34-64 65-71 74-33 55-40 104-40 104 0 9 9 9 16 9 12 0 14-2 17-14 18-78 64-143 152-178 9-4 10-5 10-11 0-5-5-7-5-8-35-13-128-51-158-182-2-10-4-12-16-12-7 0-16 0-16 9 0 2 7 51 40 104 14 22 37 49 71 73h-576c-14 0-28 0-28 16s14 16 28 16z">
            <text:p/>
          </draw:path>
          <draw:path draw:style-name="gr3" draw:text-style-name="P8" draw:layer="layout" svg:width="0.319cm" svg:height="0.492cm" svg:x="10.144cm" svg:y="13.196cm" svg:viewBox="0 0 320 493" svg:d="M320 9c0-4-1-9-7-9-8 0-40 32-52 55-18-43-48-55-74-55-92 0-187 114-187 227 0 76 46 125 102 125 34 0 65-19 92-48-7 29-32 132-34 139-7 23-14 25-56 27-11 0-18 0-18 16 0 0 0 7 9 7 25 0 53-2 79-2 27 0 53 2 79 2 4 0 15 0 15-14 0-9-7-9-22-9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517cm" svg:height="0.332cm" svg:x="10.744cm" svg:y="13.179cm" svg:viewBox="0 0 518 333" svg:d="M489 32c14 0 29 0 29-16s-15-16-27-16h-465c-12 0-26 0-26 16s16 16 28 16zM491 333c12 0 27 0 27-16s-15-16-29-16h-461c-12 0-28 0-28 16s14 16 26 16zM491 181c12 0 27 0 27-14 0-16-15-16-27-16h-465c-12 0-26 0-26 16 0 14 14 14 26 14z">
            <text:p/>
          </draw:path>
          <draw:path draw:style-name="gr3" draw:text-style-name="P8" draw:layer="layout" svg:width="0.517cm" svg:height="0.182cm" svg:x="11.344cm" svg:y="13.253cm" svg:viewBox="0 0 518 183" svg:d="M518 26c0-17-6-26-11-26-4 0-11 7-11 21-3 76-54 118-109 118-49 0-86-33-125-67-38-37-79-72-132-72-84 0-130 86-130 157 0 24 11 24 11 24 8 0 10-16 10-17 4-87 62-120 109-120 50 0 87 33 125 67 39 35 79 72 132 72 85 0 131-86 131-157z">
            <text:p/>
          </draw:path>
          <draw:path draw:style-name="gr3" draw:text-style-name="P8" draw:layer="layout" svg:width="0.404cm" svg:height="0.492cm" svg:x="12.094cm" svg:y="13.196cm" svg:viewBox="0 0 405 493" svg:d="M60 438c-7 26-7 32-42 32-9 0-18 0-18 14 0 7 4 9 11 9 21 0 42-2 65-2 24 0 51 2 75 2 6 0 14 0 14-14 0-9-7-9-17-9-39 0-39-6-39-13 0-10 32-135 37-154 11 21 34 49 72 49 90 0 187-114 187-227 0-74-44-125-102-125-39 0-78 28-102 58-9-42-43-58-71-58-35 0-51 30-58 44-12 26-23 74-23 76 0 7 7 7 9 7 9 0 9 0 14-18 12-54 28-91 57-91 12 0 22 5 22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2.723cm" svg:y="13.075cm" svg:viewBox="0 0 431 480" svg:d="M426 32c5-11 5-13 5-16 0-9-7-16-16-16-7 0-12 5-17 18l-181 410-184-412c-7-14-12-16-17-16-9 0-16 7-16 16 0 2 0 3 5 12l194 436c5 15 10 16 18 16s12-5 15-16z">
            <text:p/>
          </draw:path>
          <draw:path draw:style-name="gr3" draw:text-style-name="P8" draw:layer="layout" svg:width="0.319cm" svg:height="0.492cm" svg:x="13.399cm" svg:y="13.196cm" svg:viewBox="0 0 320 493" svg:d="M320 9c0-4-1-9-7-9-8 0-40 32-52 55-18-43-48-55-74-55-92 0-187 114-187 227 0 76 46 125 102 125 34 0 65-19 92-48-7 29-32 132-34 139-7 23-14 25-56 27-11 0-18 0-18 16 0 0 0 7 9 7 25 0 53-2 78-2 28 0 54 2 80 2 4 0 15 0 15-14 0-9-7-9-22-9-37 0-37-6-37-13 0-5 2-10 4-17zM106 334c-48 0-51-60-51-72 0-39 22-123 37-155 22-58 63-89 95-89 51 0 61 61 61 66 0 6-42 176-44 178-12 23-56 72-98 72z">
            <text:p/>
          </draw:path>
        </draw:g>
        <draw:g xml:id="id210" draw:id="id210">
          <svg:title>TexMaths</svg:title>
          <svg:desc>22§display§p \leftrightarrow q  \equiv ( p \rightarrow q ) \wedge ( q \rightarrow p )
\equiv ( \sim p \vee q  ) \wedge ( \sim q \vee p  )§svg§600§FALSE§</svg:desc>
          <draw:polygon draw:style-name="gr2" draw:text-style-name="P7" draw:layer="layout" svg:width="16.825cm" svg:height="0.696cm" svg:x="8.537cm" svg:y="14.116cm" svg:viewBox="0 0 16826 697" draw:points="8413,697 0,697 0,0 16826,0 16826,697">
            <text:p/>
          </draw:polygon>
          <draw:path draw:style-name="gr3" draw:text-style-name="P8" draw:layer="layout" svg:width="0.404cm" svg:height="0.492cm" svg:x="8.498cm" svg:y="14.3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9.17cm" svg:y="14.262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ath draw:style-name="gr3" draw:text-style-name="P8" draw:layer="layout" svg:width="0.319cm" svg:height="0.492cm" svg:x="10.145cm" svg:y="14.3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516cm" svg:height="0.331cm" svg:x="10.746cm" svg:y="14.299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18cm" svg:height="0.773cm" svg:x="11.596cm" svg:y="14.0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11.794cm" svg:y="14.3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12.465cm" svg:y="14.262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8" draw:layer="layout" svg:width="0.319cm" svg:height="0.492cm" svg:x="13.442cm" svg:y="14.3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3.827cm" svg:y="14.0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4.299cm" svg:y="14.1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15.021cm" svg:y="14.0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5.276cm" svg:y="14.3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687cm" svg:height="0.404cm" svg:x="15.874cm" svg:y="14.262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8" draw:layer="layout" svg:width="0.404cm" svg:height="0.492cm" svg:x="16.795cm" svg:y="14.314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17.252cm" svg:y="14.0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6cm" svg:height="0.331cm" svg:x="17.766cm" svg:y="14.299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8" draw:layer="layout" svg:width="0.18cm" svg:height="0.773cm" svg:x="18.618cm" svg:y="14.0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18.884cm" svg:y="14.3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9.633cm" svg:y="14.3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20.26cm" svg:y="14.195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20.936cm" svg:y="14.3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21.323cm" svg:y="14.0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21.793cm" svg:y="14.1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22.515cm" svg:y="14.0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22.782cm" svg:y="14.3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23.586cm" svg:y="14.314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24.143cm" svg:y="14.195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404cm" svg:height="0.492cm" svg:x="24.762cm" svg:y="14.3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25.22cm" svg:y="14.0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94" anim:sub-item="text" smil:attributeName="visibility" smil:to="visible"/>
                  <anim:animate smil:begin="0s" smil:dur="0.5s" smil:fill="hold" smil:decelerate="0.5" smil:targetElement="id194" anim:sub-item="text" smil:attributeName="rotate" smil:values="-90;0" smil:keyTimes="0;1"/>
                  <anim:animate smil:begin="0s" smil:dur="0.5s" smil:fill="hold" smil:decelerate="0.5" smil:targetElement="id194" anim:sub-item="text" smil:attributeName="width" smil:values="width;width*.05" smil:keyTimes="0;1"/>
                  <anim:animate smil:begin="0.5s" smil:dur="0.5s" smil:fill="hold" smil:accelerate="0.5" smil:targetElement="id194" anim:sub-item="text" smil:attributeName="width" smil:values="width*.05;width" smil:keyTimes="0;1"/>
                  <anim:animate smil:dur="1s" smil:fill="hold" smil:targetElement="id194" anim:sub-item="text" smil:attributeName="height" smil:values="height;height" smil:keyTimes="0;1"/>
                  <anim:animate smil:begin="0s" smil:dur="0.5s" smil:fill="hold" smil:decelerate="0.5" smil:targetElement="id194" anim:sub-item="text" smil:attributeName="x" smil:values="x+.4;x" smil:keyTimes="0;1"/>
                  <anim:animate smil:begin="0s" smil:dur="0.5s" smil:fill="hold" smil:decelerate="0.5" smil:targetElement="id194" anim:sub-item="text" smil:attributeName="y" smil:values="y-.2;y+.1" smil:keyTimes="0;1"/>
                  <anim:animate smil:begin="0.5s" smil:dur="0.5s" smil:fill="hold" smil:accelerate="0.5" smil:targetElement="id194" anim:sub-item="text" smil:attributeName="y" smil:values="y+.1;y" smil:keyTimes="0;1"/>
                  <anim:transitionFilter smil:begin="0s" smil:dur="1s" smil:decelerate="0.5" smil:targetElement="id1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9cm" svg:height="1.72cm" svg:x="1.4cm" svg:y="0.392cm" presentation:class="title" presentation:user-transformed="true">
          <draw:text-box>
            <text:p xml:id="id211" text:id="id211"><text:span text:style-name="T17">Examples</text:span></text:p>
          </draw:text-box>
        </draw:frame>
        <draw:frame presentation:style-name="pr12" draw:text-style-name="P6" draw:layer="layout" svg:width="26.83cm" svg:height="13.102cm" svg:x="0.8cm" svg:y="2.2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21"><text:s text:c="30"/></text:span></text:p>
            <text:p xml:id="id218" text:id="id218" text:style-name="P5"><text:span text:style-name="T9"><text:tab/></text:span><text:span text:style-name="T11">Solutions :</text:span></text:p>
          </draw:text-box>
        </draw:frame>
        <draw:g xml:id="id212" draw:id="id212">
          <svg:title>TexMaths</svg:title>
          <svg:desc>26§display§\text {(7)}§svg§600§FALSE§</svg:desc>
          <draw:polygon draw:style-name="gr2" draw:text-style-name="P7" draw:layer="layout" svg:width="0.986cm" svg:height="0.823cm" svg:x="2.025cm" svg:y="2.693cm" svg:viewBox="0 0 987 824" draw:points="494,824 0,824 0,0 987,0 987,824">
            <text:p/>
          </draw:polygon>
          <draw:path draw:style-name="gr3" draw:text-style-name="P8" draw:layer="layout" svg:width="0.213cm" svg:height="0.914cm" svg:x="2.069cm" svg:y="2.647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8" draw:layer="layout" svg:width="0.393cm" svg:height="0.64cm" svg:x="2.385cm" svg:y="2.716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8" draw:layer="layout" svg:width="0.213cm" svg:height="0.914cm" svg:x="2.846cm" svg:y="2.64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3" draw:id="id213">
          <svg:title>TexMaths</svg:title>
          <svg:desc>24§display§\text {Write the negations of the following stating the rules used.}§svg§600§FALSE§</svg:desc>
          <draw:polygon draw:style-name="gr2" draw:text-style-name="P7" draw:layer="layout" svg:width="21.542cm" svg:height="0.685cm" svg:x="3.452cm" svg:y="2.793cm" svg:viewBox="0 0 21543 686" draw:points="10771,686 0,686 0,0 21543,0 21543,686">
            <text:p/>
          </draw:polygon>
          <draw:path draw:style-name="gr3" draw:text-style-name="P8" draw:layer="layout" svg:width="0.836cm" svg:height="0.597cm" svg:x="3.425cm" svg:y="2.77cm" svg:viewBox="0 0 837 598" svg:d="M753 83c15-48 51-56 84-56v-27c-25 2-50 2-77 2-23 0-78-2-100-2v27c56 0 73 29 73 44 0 6-1 12-3 17l-127 391-135-416c-1-1-3-7-3-11 0-25 50-25 71-25v-27c-31 2-89 2-119 2-33 0-69-2-104-2v27c48 0 65 0 77 31l17 57-117 364-136-416c0-3-2-9-2-11 0-25 50-25 71-25v-27c-31 2-89 2-119 2-33 0-69-2-104-2v27c63 0 67 4 77 35l169 519c2 7 6 17 17 17 12 0 13-6 15-17l141-431 140 431c2 7 5 17 15 17 14 0 14-6 17-17z">
            <text:p/>
          </draw:path>
          <draw:path draw:style-name="gr3" draw:text-style-name="P8" draw:layer="layout" svg:width="0.285cm" svg:height="0.374cm" svg:x="4.229cm" svg:y="2.97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181cm" svg:height="0.566cm" svg:x="4.564cm" svg:y="2.78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6cm" svg:height="0.53cm" svg:x="4.786cm" svg:y="2.828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327cm" svg:height="0.389cm" svg:x="5.122cm" svg:y="2.96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66cm" svg:height="0.53cm" svg:x="5.771cm" svg:y="2.828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6.109cm" svg:y="2.76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6.576cm" svg:y="2.96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5cm" svg:height="0.374cm" svg:x="7.234cm" svg:y="2.97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27cm" svg:height="0.389cm" svg:x="7.701cm" svg:y="2.96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8.075cm" svg:y="2.964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381cm" svg:height="0.389cm" svg:x="8.509cm" svg:y="2.968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264cm" svg:height="0.53cm" svg:x="8.911cm" svg:y="2.828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181cm" svg:height="0.566cm" svg:x="9.25cm" svg:y="2.78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9.481cm" svg:y="2.968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425cm" svg:height="0.374cm" svg:x="9.905cm" svg:y="2.97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77cm" svg:height="0.389cm" svg:x="10.376cm" svg:y="2.968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75cm" svg:height="0.389cm" svg:x="10.984cm" svg:y="2.968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274cm" svg:height="0.597cm" svg:x="11.41cm" svg:y="2.751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8" draw:layer="layout" svg:width="0.264cm" svg:height="0.53cm" svg:x="11.938cm" svg:y="2.828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587cm" svg:x="12.276cm" svg:y="2.76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2.743cm" svg:y="2.96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74cm" svg:height="0.597cm" svg:x="13.403cm" svg:y="2.751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8" draw:layer="layout" svg:width="0.375cm" svg:height="0.389cm" svg:x="13.657cm" svg:y="2.968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189cm" svg:height="0.587cm" svg:x="14.083cm" svg:y="2.76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9cm" svg:height="0.587cm" svg:x="14.317cm" svg:y="2.76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75cm" svg:height="0.389cm" svg:x="14.546cm" svg:y="2.968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579cm" svg:height="0.374cm" svg:x="14.936cm" svg:y="2.982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4 9 6 15 18 15 9 0 13-8 15-15z">
            <text:p/>
          </draw:path>
          <draw:path draw:style-name="gr3" draw:text-style-name="P8" draw:layer="layout" svg:width="0.181cm" svg:height="0.566cm" svg:x="15.558cm" svg:y="2.78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5.792cm" svg:y="2.97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16.257cm" svg:y="2.964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277cm" svg:height="0.389cm" svg:x="16.965cm" svg:y="2.968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3cm" svg:x="17.286cm" svg:y="2.828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81cm" svg:height="0.389cm" svg:x="17.633cm" svg:y="2.968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66cm" svg:height="0.53cm" svg:x="18.035cm" svg:y="2.828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181cm" svg:height="0.566cm" svg:x="18.374cm" svg:y="2.78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8.609cm" svg:y="2.97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19.073cm" svg:y="2.964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266cm" svg:height="0.53cm" svg:x="19.768cm" svg:y="2.828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20.108cm" svg:y="2.76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20.573cm" svg:y="2.96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85cm" svg:height="0.374cm" svg:x="21.23cm" svg:y="2.97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425cm" svg:height="0.384cm" svg:x="21.564cm" svg:y="2.974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8" draw:layer="layout" svg:width="0.189cm" svg:height="0.587cm" svg:x="22.032cm" svg:y="2.76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27cm" svg:height="0.389cm" svg:x="22.263cm" svg:y="2.96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77cm" svg:height="0.389cm" svg:x="22.641cm" svg:y="2.968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25cm" svg:height="0.384cm" svg:x="23.255cm" svg:y="2.974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8" draw:layer="layout" svg:width="0.277cm" svg:height="0.389cm" svg:x="23.724cm" svg:y="2.968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27cm" svg:height="0.389cm" svg:x="24.052cm" svg:y="2.968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18cm" svg:height="0.597cm" svg:x="24.432cm" svg:y="2.761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091cm" svg:height="0.091cm" svg:x="24.945cm" svg:y="3.257cm" svg:viewBox="0 0 92 92" svg:d="M92 46c0-25-21-46-46-46s-46 21-46 46 21 46 46 46 46-21 46-46z">
            <text:p/>
          </draw:path>
        </draw:g>
        <draw:g xml:id="id214" draw:id="id214">
          <svg:title>TexMaths</svg:title>
          <svg:desc>24§display§\text {(i) } ( p \ \vee \sim q) \wedge r§svg§600§FALSE§</svg:desc>
          <draw:polygon draw:style-name="gr2" draw:text-style-name="P7" draw:layer="layout" svg:width="5.847cm" svg:height="0.76cm" svg:x="3.627cm" svg:y="3.999cm" svg:viewBox="0 0 5848 761" draw:points="2924,761 0,761 0,0 5848,0 5848,761">
            <text:p/>
          </draw:polygon>
          <draw:path draw:style-name="gr3" draw:text-style-name="P8" draw:layer="layout" svg:width="0.197cm" svg:height="0.844cm" svg:x="3.667cm" svg:y="3.9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3.94cm" svg:y="4.0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195cm" svg:y="3.9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197cm" svg:height="0.844cm" svg:x="4.84cm" svg:y="3.9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5.057cm" svg:y="4.21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5.837cm" svg:y="4.086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563cm" svg:height="0.199cm" svg:x="6.633cm" svg:y="4.28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7.511cm" svg:y="4.216cm" svg:viewBox="0 0 349 538" svg:d="M349 10c0-4-2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7.931cm" svg:y="3.9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8.446cm" svg:y="4.08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5cm" svg:height="0.383cm" svg:x="9.173cm" svg:y="4.216cm" svg:viewBox="0 0 346 384" svg:d="M50 325c-2 13-8 32-8 36 0 15 12 23 25 23 10 0 25-8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</draw:g>
        <draw:g xml:id="id215" draw:id="id215">
          <svg:title>TexMaths</svg:title>
          <svg:desc>24§display§\text {(ii) } ( p \rightarrow q ) \wedge r §svg§600§FALSE§</svg:desc>
          <draw:polygon draw:style-name="gr2" draw:text-style-name="P7" draw:layer="layout" svg:width="5.427cm" svg:height="0.759cm" svg:x="3.428cm" svg:y="5.201cm" svg:viewBox="0 0 5428 760" draw:points="2713,760 0,760 0,0 5428,0 5428,760">
            <text:p/>
          </draw:polygon>
          <draw:path draw:style-name="gr3" draw:text-style-name="P8" draw:layer="layout" svg:width="0.197cm" svg:height="0.844cm" svg:x="3.468cm" svg:y="5.15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181cm" svg:height="0.566cm" svg:x="3.741cm" svg:y="5.2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975cm" svg:y="5.2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231cm" svg:y="5.15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197cm" svg:height="0.844cm" svg:x="4.876cm" svg:y="5.15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5.093cm" svg:y="5.418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5.824cm" svg:y="5.361cm" svg:viewBox="0 0 751 442" svg:d="M659 238c-47 37-70 71-77 81-37 59-44 113-44 113 0 10 9 10 17 10 13 0 15-2 19-16 19-84 69-155 163-194 12-3 14-5 14-11s-6-8-6-10c-38-13-140-55-173-198-2-11-4-13-17-13-8 0-17 0-17 10 0 2 7 55 44 113 15 25 40 54 77 81h-628c-16 0-31 0-31 17s15 17 31 17z">
            <text:p/>
          </draw:path>
          <draw:path draw:style-name="gr3" draw:text-style-name="P8" draw:layer="layout" svg:width="0.348cm" svg:height="0.537cm" svg:x="6.89cm" svg:y="5.418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7.31cm" svg:y="5.15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7.825cm" svg:y="5.288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5cm" svg:height="0.383cm" svg:x="8.552cm" svg:y="5.418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</draw:g>
        <draw:g xml:id="id216" draw:id="id216">
          <svg:title>TexMaths</svg:title>
          <svg:desc>24§display§\text {(iii) } p \rightarrow ( p \ \vee \sim q)§svg§600§FALSE§</svg:desc>
          <draw:polygon draw:style-name="gr2" draw:text-style-name="P7" draw:layer="layout" svg:width="6.663cm" svg:height="0.76cm" svg:x="3.231cm" svg:y="6.403cm" svg:viewBox="0 0 6664 761" draw:points="3333,761 0,761 0,0 6664,0 6664,761">
            <text:p/>
          </draw:polygon>
          <draw:path draw:style-name="gr3" draw:text-style-name="P8" draw:layer="layout" svg:width="0.197cm" svg:height="0.844cm" svg:x="3.271cm" svg:y="6.3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3.544cm" svg:y="6.4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778cm" svg:y="6.4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4.012cm" svg:y="6.4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268cm" svg:y="6.3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41cm" svg:height="0.537cm" svg:x="4.801cm" svg:y="6.6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5.533cm" svg:y="6.563cm" svg:viewBox="0 0 751 442" svg:d="M659 238c-47 37-70 71-77 81-37 59-44 113-44 113 0 10 9 10 17 10 13 0 15-2 19-16 19-84 69-155 163-194 12-3 14-5 14-11s-6-8-6-10c-38-13-140-55-173-198-2-11-4-13-17-13-8 0-17 0-17 10 0 2 7 55 44 113 15 25 40 54 77 81h-628c-16 0-31 0-31 17s15 17 31 17z">
            <text:p/>
          </draw:path>
          <draw:path draw:style-name="gr3" draw:text-style-name="P8" draw:layer="layout" svg:width="0.197cm" svg:height="0.844cm" svg:x="6.648cm" svg:y="6.3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6.865cm" svg:y="6.6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7.645cm" svg:y="6.49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563cm" svg:height="0.199cm" svg:x="8.442cm" svg:y="6.684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9.319cm" svg:y="6.62cm" svg:viewBox="0 0 349 538" svg:d="M349 10c0-4-2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741cm" svg:y="6.36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7" draw:id="id217">
          <svg:title>TexMaths</svg:title>
          <svg:desc>24§display§\text {(iv) } \sim ( p \wedge q) \vee ( p \ \vee \sim q)§svg§600§FALSE§</svg:desc>
          <draw:polygon draw:style-name="gr2" draw:text-style-name="P7" draw:layer="layout" svg:width="9.389cm" svg:height="0.76cm" svg:x="3.229cm" svg:y="7.703cm" svg:viewBox="0 0 9390 761" draw:points="4696,761 0,761 0,0 9390,0 9390,761">
            <text:p/>
          </draw:polygon>
          <draw:path draw:style-name="gr3" draw:text-style-name="P8" draw:layer="layout" svg:width="0.197cm" svg:height="0.844cm" svg:x="3.269cm" svg:y="7.6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3.542cm" svg:y="7.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3cm" svg:x="3.765cm" svg:y="7.93cm" svg:viewBox="0 0 415 374" svg:d="M336 83c8-20 23-56 79-56v-27c-20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197cm" svg:height="0.844cm" svg:x="4.243cm" svg:y="7.6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3cm" svg:height="0.199cm" svg:x="5.084cm" svg:y="7.984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197cm" svg:height="0.844cm" svg:x="6.011cm" svg:y="7.6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6.23cm" svg:y="7.92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6.913cm" svg:y="7.7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7.65cm" svg:y="7.92cm" svg:viewBox="0 0 349 538" svg:d="M349 10c0-4-2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8.073cm" svg:y="7.6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8.585cm" svg:y="7.79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9.372cm" svg:y="7.6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9.591cm" svg:y="7.9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369cm" svg:y="7.79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563cm" svg:height="0.199cm" svg:x="11.166cm" svg:y="7.984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348cm" svg:height="0.537cm" svg:x="12.043cm" svg:y="7.92cm" svg:viewBox="0 0 349 538" svg:d="M349 10c0-4-2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465cm" svg:y="7.66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9" draw:id="id219">
          <svg:title>TexMaths</svg:title>
          <svg:desc>24§display§\text {(i) }\sim [ \ ( p \ \vee \sim q) \wedge r \ ]§svg§600§FALSE§</svg:desc>
          <draw:polygon draw:style-name="gr2" draw:text-style-name="P7" draw:layer="layout" svg:width="7.939cm" svg:height="0.76cm" svg:x="3.826cm" svg:y="9.8cm" svg:viewBox="0 0 7940 761" draw:points="3970,761 0,761 0,0 7940,0 7940,761">
            <text:p/>
          </draw:polygon>
          <draw:path draw:style-name="gr3" draw:text-style-name="P8" draw:layer="layout" svg:width="0.197cm" svg:height="0.844cm" svg:x="3.866cm" svg:y="9.75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4.139cm" svg:y="9.8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394cm" svg:y="9.75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3cm" svg:height="0.199cm" svg:x="5.235cm" svg:y="10.081cm" svg:viewBox="0 0 564 200" svg:d="M564 29c0-19-5-29-11-29-4 0-12 8-12 23-3 83-59 129-119 129-53 0-94-37-136-73-42-41-86-79-144-79-92 0-142 94-142 171 0 27 12 27 12 27 9 0 11-17 11-19 4-95 67-131 119-131 54 0 94 36 136 73 43 38 87 79 144 79 92 0 142-94 142-171z">
            <text:p/>
          </draw:path>
          <draw:polygon draw:style-name="gr3" draw:text-style-name="P8" draw:layer="layout" svg:width="0.116cm" svg:height="0.844cm" svg:x="6.18cm" svg:y="9.758cm" svg:viewBox="0 0 117 845" draw:points="117,845 117,812 35,812 35,35 117,35 117,0 0,0 0,845">
            <text:p/>
          </draw:polygon>
          <draw:path draw:style-name="gr3" draw:text-style-name="P8" draw:layer="layout" svg:width="0.197cm" svg:height="0.844cm" svg:x="6.679cm" svg:y="9.75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6.896cm" svg:y="10.017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7.675cm" svg:y="9.887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563cm" svg:height="0.199cm" svg:x="8.472cm" svg:y="10.081cm" svg:viewBox="0 0 564 200" svg:d="M564 29c0-19-5-29-11-29-4 0-12 8-12 23-3 83-59 129-119 129-53 0-94-37-136-73-42-41-86-79-144-79-92 0-142 94-142 171 0 27 12 27 12 27 9 0 11-17 11-19 4-95 67-131 119-131 54 0 94 36 136 73 43 38 87 79 144 79 92 0 142-94 142-171z">
            <text:p/>
          </draw:path>
          <draw:path draw:style-name="gr3" draw:text-style-name="P8" draw:layer="layout" svg:width="0.348cm" svg:height="0.537cm" svg:x="9.349cm" svg:y="10.017cm" svg:viewBox="0 0 349 538" svg:d="M349 10c0-4-2-10-7-10-10 0-44 35-58 60-19-47-52-60-81-60-99 0-203 125-203 248 0 82 50 136 111 136 37 0 71-21 100-52-8 31-34 144-36 152-8 25-16 27-62 29-11 0-19 0-19 17 0 0 0 8 10 8 28 0 57-2 86-2s58 2 86 2c4 0 16 0 16-16 0-9-8-9-21-9-43 0-43-6-43-14 0-5 2-11 4-19zM115 365c-52 0-55-65-55-79 0-42 24-134 40-169 25-63 69-98 103-98 56 0 68 67 68 73s-46 192-48 194c-14 25-62 79-108 79z">
            <text:p/>
          </draw:path>
          <draw:path draw:style-name="gr3" draw:text-style-name="P8" draw:layer="layout" svg:width="0.197cm" svg:height="0.844cm" svg:x="9.769cm" svg:y="9.75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284cm" svg:y="9.887cm" svg:viewBox="0 0 470 524" svg:d="M255 17c-7-13-11-17-19-17-11 0-13 6-19 17l-211 475c-6 9-6 11-6 17 0 8 8 15 17 15 6 0 12 0 19-17l200-449 198 449c8 17 17 17 19 17 10 0 17-7 17-15 0-2 0-4-4-14z">
            <text:p/>
          </draw:path>
          <draw:path draw:style-name="gr3" draw:text-style-name="P8" draw:layer="layout" svg:width="0.345cm" svg:height="0.383cm" svg:x="11.011cm" svg:y="10.017cm" svg:viewBox="0 0 346 384" svg:d="M50 325c-2 13-8 32-8 36 0 15 12 23 25 23 10 0 25-8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olygon draw:style-name="gr3" draw:text-style-name="P8" draw:layer="layout" svg:width="0.116cm" svg:height="0.844cm" svg:x="11.691cm" svg:y="9.758cm" svg:viewBox="0 0 117 845" draw:points="117,0 0,0 0,35 83,35 83,812 0,812 0,845 117,845">
            <text:p/>
          </draw:polygon>
        </draw:g>
        <draw:g xml:id="id222" draw:id="id222">
          <svg:title>TexMaths</svg:title>
          <svg:desc>24§display§= [ \ \sim p \ \wedge \sim ( \sim q } \ ) \ ] \ \wedge \sim r §svg§600§FALSE§</svg:desc>
          <draw:polygon draw:style-name="gr2" draw:text-style-name="P7" draw:layer="layout" svg:width="9.691cm" svg:height="0.759cm" svg:x="5.227cm" svg:y="12.407cm" svg:viewBox="0 0 9692 760" draw:points="4846,760 0,760 0,0 9692,0 9692,760">
            <text:p/>
          </draw:polygon>
          <draw:path draw:style-name="gr3" draw:text-style-name="P8" draw:layer="layout" svg:width="0.562cm" svg:height="0.199cm" svg:x="5.233cm" svg:y="12.688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8" draw:layer="layout" svg:width="0.116cm" svg:height="0.844cm" svg:x="6.175cm" svg:y="12.365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6.636cm" svg:y="12.688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441cm" svg:height="0.537cm" svg:x="7.454cm" svg:y="12.62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234cm" svg:y="12.49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9.028cm" svg:y="12.688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197cm" svg:height="0.844cm" svg:x="9.958cm" svg:y="12.36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563cm" svg:height="0.199cm" svg:x="10.248cm" svg:y="12.688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348cm" svg:height="0.537cm" svg:x="11.125cm" svg:y="12.624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1.828cm" svg:y="12.3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2.408cm" svg:y="12.365cm" svg:viewBox="0 0 117 845" draw:points="117,0 0,0 0,35 83,35 83,812 0,812 0,845 117,845">
            <text:p/>
          </draw:polygon>
          <draw:path draw:style-name="gr3" draw:text-style-name="P8" draw:layer="layout" svg:width="0.469cm" svg:height="0.523cm" svg:x="12.951cm" svg:y="12.49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3.748cm" svg:y="12.688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345cm" svg:height="0.383cm" svg:x="14.615cm" svg:y="12.624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</draw:g>
        <draw:g xml:id="id220" draw:id="id220">
          <svg:title>TexMaths</svg:title>
          <svg:desc>24§display§= \ \sim ( p \ \vee \sim q) \ \vee \sim r§svg§600§FALSE§</svg:desc>
          <draw:polygon draw:style-name="gr2" draw:text-style-name="P7" draw:layer="layout" svg:width="7.536cm" svg:height="0.759cm" svg:x="5.226cm" svg:y="11.105cm" svg:viewBox="0 0 7537 760" draw:points="3769,760 0,760 0,0 7537,0 7537,760">
            <text:p/>
          </draw:polygon>
          <draw:path draw:style-name="gr3" draw:text-style-name="P8" draw:layer="layout" svg:width="0.562cm" svg:height="0.199cm" svg:x="5.232cm" svg:y="11.3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64cm" svg:height="0.199cm" svg:x="6.167cm" svg:y="11.386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197cm" svg:height="0.844cm" svg:x="7.094cm" svg:y="11.06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7.313cm" svg:y="11.32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091cm" svg:y="11.192cm" svg:viewBox="0 0 470 524" svg:d="M465 35c5-12 5-14 5-18 0-9-7-17-17-17-8 0-13 6-19 19l-198 448-200-450c-7-15-13-17-19-17-9 0-17 8-17 17 0 2 0 4 6 14l209 476c8 15 14 17 21 17 10 0 14-5 17-17z">
            <text:p/>
          </draw:path>
          <draw:path draw:style-name="gr3" draw:text-style-name="P8" draw:layer="layout" svg:width="0.564cm" svg:height="0.199cm" svg:x="8.888cm" svg:y="11.386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348cm" svg:height="0.537cm" svg:x="9.765cm" svg:y="11.322cm" svg:viewBox="0 0 349 538" svg:d="M349 10c0-4-1-10-7-10-10 0-44 35-58 60-19-47-52-60-80-60-100 0-204 125-204 248 0 82 50 136 111 136 37 0 71-21 100-52-7 31-34 144-36 152-8 25-16 27-62 29-11 0-19 0-19 17 0 0 0 8 10 8 28 0 57-2 86-2s58 2 87 2c3 0 15 0 15-16 0-9-8-9-21-9-42 0-42-6-42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0.188cm" svg:y="11.06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795cm" svg:y="11.192cm" svg:viewBox="0 0 470 524" svg:d="M465 35c5-12 5-14 5-18 0-9-7-17-17-17-8 0-13 6-19 19l-198 448-200-450c-7-15-13-17-19-17-9 0-17 8-17 17 0 2 0 4 6 14l211 476c6 15 12 17 19 17 10 0 14-5 17-17z">
            <text:p/>
          </draw:path>
          <draw:path draw:style-name="gr3" draw:text-style-name="P8" draw:layer="layout" svg:width="0.564cm" svg:height="0.199cm" svg:x="11.591cm" svg:y="11.386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345cm" svg:height="0.383cm" svg:x="12.459cm" svg:y="11.322cm" svg:viewBox="0 0 346 384" svg:d="M50 325c-2 13-8 32-8 36 0 15 12 23 25 23 10 0 25-8 31-23 2-4 31-119 34-134 6-29 22-89 27-112 4-9 27-50 48-69 6-6 31-27 68-27 23 0 34 10 36 10-27 4-44 25-44 46 0 13 10 31 33 31 21 0 46-20 46-50 0-31-27-56-71-56-56 0-93 42-108 65-8-38-38-65-79-65-38 0-53 33-61 48-15 29-27 81-27 83 0 7 8 7 10 7 9 0 9 0 15-19 13-59 31-100 61-100 16 0 27 6 27 39 0 17-4 27-13 71z">
            <text:p/>
          </draw:path>
        </draw:g>
        <draw:g xml:id="id224" draw:id="id224">
          <svg:title>TexMaths</svg:title>
          <svg:desc>24§display§= ( \ \sim p \ \vee  q } \ ) \  \wedge \sim r §svg§600§FALSE§</svg:desc>
          <draw:polygon draw:style-name="gr2" draw:text-style-name="P7" draw:layer="layout" svg:width="7.301cm" svg:height="0.759cm" svg:x="5.229cm" svg:y="13.708cm" svg:viewBox="0 0 7302 760" draw:points="3652,760 0,760 0,0 7302,0 7302,760">
            <text:p/>
          </draw:polygon>
          <draw:path draw:style-name="gr3" draw:text-style-name="P8" draw:layer="layout" svg:width="0.562cm" svg:height="0.199cm" svg:x="5.235cm" svg:y="13.9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6.16cm" svg:y="13.66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63cm" svg:height="0.199cm" svg:x="6.732cm" svg:y="13.989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441cm" svg:height="0.537cm" svg:x="7.55cm" svg:y="13.925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516cm" svg:y="13.795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348cm" svg:height="0.537cm" svg:x="9.253cm" svg:y="13.925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956cm" svg:y="13.66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563cm" svg:y="13.795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1.36cm" svg:y="13.989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345cm" svg:height="0.383cm" svg:x="12.227cm" svg:y="13.925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</draw:g>
        <draw:g xml:id="id221" draw:id="id221">
          <svg:title>TexMaths</svg:title>
          <svg:desc>24§display§\text {. . . . . [ De’ Morgan's Law ] }§svg§600§FALSE§</svg:desc>
          <draw:polygon draw:style-name="gr2" draw:text-style-name="P7" draw:layer="layout" svg:width="10.414cm" svg:height="0.76cm" svg:x="17.028cm" svg:y="11.108cm" svg:viewBox="0 0 10415 761" draw:points="5207,761 0,761 0,0 10415,0 10415,761">
            <text:p/>
          </draw:polygon>
          <draw:path draw:style-name="gr3" draw:text-style-name="P8" draw:layer="layout" svg:width="0.091cm" svg:height="0.091cm" svg:x="17.059cm" svg:y="11.60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667cm" svg:y="11.60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276cm" svg:y="11.60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887cm" svg:y="11.60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495cm" svg:y="11.609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20.131cm" svg:y="11.066cm" svg:viewBox="0 0 117 845" draw:points="117,845 117,812 35,812 35,35 117,35 117,0 0,0 0,845">
            <text:p/>
          </draw:polygon>
          <draw:path draw:style-name="gr3" draw:text-style-name="P8" draw:layer="layout" svg:width="0.567cm" svg:height="0.577cm" svg:x="20.576cm" svg:y="11.122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8" draw:layer="layout" svg:width="0.327cm" svg:height="0.389cm" svg:x="21.216cm" svg:y="11.32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711cm" svg:height="0.577cm" svg:x="21.878cm" svg:y="11.122cm" svg:viewBox="0 0 712 578" svg:d="M173 19c-8-19-10-19-31-19h-142v27h21c63 0 65 9 65 38v425c0 23 0 61-86 61v27c29 0 71-2 100-2 27 0 69 2 98 2v-27c-87 0-87-38-87-61v-457l204 526c4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375cm" svg:height="0.389cm" svg:x="22.644cm" svg:y="11.3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85cm" svg:height="0.373cm" svg:x="23.067cm" svg:y="11.32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7cm" svg:height="0.558cm" svg:x="23.397cm" svg:y="11.316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3.831cm" svg:y="11.32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4.244cm" svg:y="11.3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03cm" svg:height="0.253cm" svg:x="24.758cm" svg:y="11.114cm" svg:viewBox="0 0 104 254" svg:d="M104 88c0-50-21-88-58-88-31 0-46 23-46 44 0 23 15 46 46 46 17 0 29-9 35-13 0-2 2-2 2-2 1 0 1 11 1 13 0 29-5 91-59 142-12 10-12 12-12 14 0 8 4 10 10 10 10 0 81-64 81-166z">
            <text:p/>
          </draw:path>
          <draw:path draw:style-name="gr3" draw:text-style-name="P8" draw:layer="layout" svg:width="0.277cm" svg:height="0.389cm" svg:x="24.949cm" svg:y="11.3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64cm" svg:height="0.577cm" svg:x="25.561cm" svg:y="11.122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6.097cm" svg:y="11.321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579cm" svg:height="0.373cm" svg:x="26.475cm" svg:y="11.335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7.368cm" svg:y="11.066cm" svg:viewBox="0 0 117 845" draw:points="117,0 0,0 0,35 83,35 83,812 0,812 0,845 117,845">
            <text:p/>
          </draw:polygon>
        </draw:g>
        <draw:g xml:id="id223" draw:id="id223">
          <svg:title>TexMaths</svg:title>
          <svg:desc>24§display§\text {. . . . . [ De’ Morgan's Law ] }§svg§600§FALSE§</svg:desc>
          <draw:polygon draw:style-name="gr2" draw:text-style-name="P7" draw:layer="layout" svg:width="10.414cm" svg:height="0.76cm" svg:x="17.028cm" svg:y="12.309cm" svg:viewBox="0 0 10415 761" draw:points="5207,761 0,761 0,0 10415,0 10415,761">
            <text:p/>
          </draw:polygon>
          <draw:path draw:style-name="gr3" draw:text-style-name="P8" draw:layer="layout" svg:width="0.091cm" svg:height="0.091cm" svg:x="17.059cm" svg:y="12.8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667cm" svg:y="12.8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276cm" svg:y="12.8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887cm" svg:y="12.8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495cm" svg:y="12.8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20.131cm" svg:y="12.267cm" svg:viewBox="0 0 117 845" draw:points="117,845 117,812 35,812 35,35 117,35 117,0 0,0 0,845">
            <text:p/>
          </draw:polygon>
          <draw:path draw:style-name="gr3" draw:text-style-name="P8" draw:layer="layout" svg:width="0.567cm" svg:height="0.577cm" svg:x="20.576cm" svg:y="12.323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8" draw:layer="layout" svg:width="0.327cm" svg:height="0.389cm" svg:x="21.216cm" svg:y="12.5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711cm" svg:height="0.577cm" svg:x="21.878cm" svg:y="12.323cm" svg:viewBox="0 0 712 578" svg:d="M173 19c-8-19-10-19-31-19h-142v27h21c63 0 65 9 65 38v425c0 23 0 61-86 61v27c29 0 71-2 100-2 27 0 69 2 98 2v-27c-87 0-87-38-87-61v-457l204 526c4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375cm" svg:height="0.389cm" svg:x="22.644cm" svg:y="12.5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85cm" svg:height="0.373cm" svg:x="23.067cm" svg:y="12.5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7cm" svg:height="0.558cm" svg:x="23.397cm" svg:y="12.51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3.831cm" svg:y="12.5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4.244cm" svg:y="12.5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03cm" svg:height="0.253cm" svg:x="24.758cm" svg:y="12.315cm" svg:viewBox="0 0 104 254" svg:d="M104 88c0-50-21-88-58-88-31 0-46 23-46 44 0 23 15 46 46 46 17 0 29-9 35-13 0-2 2-2 2-2 1 0 1 11 1 13 0 29-5 91-59 142-12 10-12 12-12 14 0 8 4 10 10 10 10 0 81-64 81-166z">
            <text:p/>
          </draw:path>
          <draw:path draw:style-name="gr3" draw:text-style-name="P8" draw:layer="layout" svg:width="0.277cm" svg:height="0.389cm" svg:x="24.949cm" svg:y="12.5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64cm" svg:height="0.577cm" svg:x="25.561cm" svg:y="12.323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6.097cm" svg:y="12.52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579cm" svg:height="0.373cm" svg:x="26.475cm" svg:y="12.53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7.368cm" svg:y="12.267cm" svg:viewBox="0 0 117 845" draw:points="117,0 0,0 0,35 83,35 83,812 0,812 0,845 117,845">
            <text:p/>
          </draw:polygon>
        </draw:g>
        <draw:g xml:id="id225" draw:id="id225">
          <svg:title>TexMaths</svg:title>
          <svg:desc>24§display§.\  .\   .\   .\   .\  \ [\ \sim ( \sim p ) = p  \ ] §svg§600§FALSE§</svg:desc>
          <draw:polygon draw:style-name="gr2" draw:text-style-name="P7" draw:layer="layout" svg:width="8.115cm" svg:height="0.759cm" svg:x="17.23cm" svg:y="13.512cm" svg:viewBox="0 0 8116 760" draw:points="4059,760 0,760 0,0 8116,0 8116,760">
            <text:p/>
          </draw:polygon>
          <draw:path draw:style-name="gr3" draw:text-style-name="P8" draw:layer="layout" svg:width="0.091cm" svg:height="0.091cm" svg:x="17.261cm" svg:y="14.0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775cm" svg:y="14.0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292cm" svg:y="14.0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806cm" svg:y="14.0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323cm" svg:y="14.013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20.146cm" svg:y="13.47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20.607cm" svg:y="13.793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197cm" svg:height="0.844cm" svg:x="21.537cm" svg:y="13.4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63cm" svg:height="0.199cm" svg:x="21.826cm" svg:y="13.793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441cm" svg:height="0.537cm" svg:x="22.644cm" svg:y="13.72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23.144cm" svg:y="13.4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2cm" svg:height="0.199cm" svg:x="23.704cm" svg:y="13.7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24.52cm" svg:y="13.72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olygon draw:style-name="gr3" draw:text-style-name="P8" draw:layer="layout" svg:width="0.116cm" svg:height="0.844cm" svg:x="25.271cm" svg:y="13.47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11" anim:sub-item="text" smil:attributeName="visibility" smil:to="visible"/>
                  <anim:animate smil:begin="0s" smil:dur="0.5s" smil:fill="hold" smil:decelerate="0.5" smil:targetElement="id211" anim:sub-item="text" smil:attributeName="rotate" smil:values="-90;0" smil:keyTimes="0;1"/>
                  <anim:animate smil:begin="0s" smil:dur="0.5s" smil:fill="hold" smil:decelerate="0.5" smil:targetElement="id211" anim:sub-item="text" smil:attributeName="width" smil:values="width;width*.05" smil:keyTimes="0;1"/>
                  <anim:animate smil:begin="0.5s" smil:dur="0.5s" smil:fill="hold" smil:accelerate="0.5" smil:targetElement="id211" anim:sub-item="text" smil:attributeName="width" smil:values="width*.05;width" smil:keyTimes="0;1"/>
                  <anim:animate smil:dur="1s" smil:fill="hold" smil:targetElement="id211" anim:sub-item="text" smil:attributeName="height" smil:values="height;height" smil:keyTimes="0;1"/>
                  <anim:animate smil:begin="0s" smil:dur="0.5s" smil:fill="hold" smil:decelerate="0.5" smil:targetElement="id211" anim:sub-item="text" smil:attributeName="x" smil:values="x+.4;x" smil:keyTimes="0;1"/>
                  <anim:animate smil:begin="0s" smil:dur="0.5s" smil:fill="hold" smil:decelerate="0.5" smil:targetElement="id211" anim:sub-item="text" smil:attributeName="y" smil:values="y-.2;y+.1" smil:keyTimes="0;1"/>
                  <anim:animate smil:begin="0.5s" smil:dur="0.5s" smil:fill="hold" smil:accelerate="0.5" smil:targetElement="id211" anim:sub-item="text" smil:attributeName="y" smil:values="y+.1;y" smil:keyTimes="0;1"/>
                  <anim:transitionFilter smil:begin="0s" smil:dur="1s" smil:decelerate="0.5" smil:targetElement="id2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2" smil:attributeName="visibility" smil:to="visible"/>
                  <anim:animate smil:dur="0.5s" smil:fill="hold" smil:targetElement="id212" smil:attributeName="width" smil:values="width*0.05;width" smil:keyTimes="0;1"/>
                  <anim:animate smil:dur="0.5s" smil:fill="hold" smil:targetElement="id212" smil:attributeName="height" smil:values="height;height" smil:keyTimes="0;1"/>
                  <anim:animate smil:dur="0.5s" smil:fill="hold" smil:targetElement="id212" smil:attributeName="x" smil:values="x-.2;x" smil:keyTimes="0;1"/>
                  <anim:animate smil:dur="0.5s" smil:fill="hold" smil:targetElement="id212" smil:attributeName="y" smil:values="y;y" smil:keyTimes="0;1"/>
                  <anim:transitionFilter smil:dur="0.5s" smil:targetElement="id2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213" smil:attributeName="visibility" smil:to="visible"/>
                  <anim:animate smil:dur="0.25s" smil:fill="hold" smil:targetElement="id213" smil:attributeName="width" smil:values="width*0.05;width" smil:keyTimes="0;1"/>
                  <anim:animate smil:dur="0.25s" smil:fill="hold" smil:targetElement="id213" smil:attributeName="height" smil:values="height;height" smil:keyTimes="0;1"/>
                  <anim:animate smil:dur="0.25s" smil:fill="hold" smil:targetElement="id213" smil:attributeName="x" smil:values="x-.2;x" smil:keyTimes="0;1"/>
                  <anim:animate smil:dur="0.25s" smil:fill="hold" smil:targetElement="id213" smil:attributeName="y" smil:values="y;y" smil:keyTimes="0;1"/>
                  <anim:transitionFilter smil:dur="0.25s" smil:targetElement="id213" smil:type="fade" smil:subtype="crossfade"/>
                </anim:par>
              </anim:par>
              <anim:par smil:begin="0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  <anim:par smil:begin="1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  <anim:par smil:begin="2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anim:sub-item="text" smil:attributeName="visibility" smil:to="visible"/>
                  <anim:animate smil:dur="0.5s" smil:fill="hold" smil:targetElement="id218" anim:sub-item="text" smil:attributeName="width" smil:values="width*0.05;width" smil:keyTimes="0;1"/>
                  <anim:animate smil:dur="0.5s" smil:fill="hold" smil:targetElement="id218" anim:sub-item="text" smil:attributeName="height" smil:values="height;height" smil:keyTimes="0;1"/>
                  <anim:animate smil:dur="0.5s" smil:fill="hold" smil:targetElement="id218" anim:sub-item="text" smil:attributeName="x" smil:values="x-.2;x" smil:keyTimes="0;1"/>
                  <anim:animate smil:dur="0.5s" smil:fill="hold" smil:targetElement="id218" anim:sub-item="text" smil:attributeName="y" smil:values="y;y" smil:keyTimes="0;1"/>
                  <anim:transitionFilter smil:dur="0.5s" smil:targetElement="id2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1+width/2;x" smil:keyTimes="0;1"/>
                  <anim:animate smil:dur="0.5s" smil:fill="hold" smil:targetElement="id22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1+width/2;x" smil:keyTimes="0;1"/>
                  <anim:animate smil:dur="0.5s" smil:fill="hold" smil:targetElement="id22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1+width/2;x" smil:keyTimes="0;1"/>
                  <anim:animate smil:dur="0.5s" smil:fill="hold" smil:targetElement="id22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3" draw:text-style-name="P6" draw:layer="layout" svg:width="26.754cm" svg:height="14.811cm" svg:x="0.8cm" svg:y="0.491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21"><text:s text:c="30"/></text:span></text:p>
            <text:p text:style-name="P5"><text:span text:style-name="T9"><text:tab/></text:span></text:p>
          </draw:text-box>
        </draw:frame>
        <draw:g xml:id="id226" draw:id="id226">
          <svg:title>TexMaths</svg:title>
          <svg:desc>24§display§\text {(ii) } \ \sim [ \ ( p \rightarrow q ) \wedge r \ ]§svg§600§FALSE§</svg:desc>
          <draw:polygon draw:style-name="gr2" draw:text-style-name="P7" draw:layer="layout" svg:width="7.8cm" svg:height="0.76cm" svg:x="3.429cm" svg:y="1.202cm" svg:viewBox="0 0 7801 761" draw:points="3899,761 0,761 0,0 7801,0 7801,761">
            <text:p/>
          </draw:polygon>
          <draw:path draw:style-name="gr3" draw:text-style-name="P8" draw:layer="layout" svg:width="0.197cm" svg:height="0.844cm" svg:x="3.469cm" svg:y="1.1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181cm" svg:height="0.566cm" svg:x="3.742cm" svg:y="1.2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976cm" svg:y="1.2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232cm" svg:y="1.1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3cm" svg:height="0.199cm" svg:x="5.355cm" svg:y="1.483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olygon draw:style-name="gr3" draw:text-style-name="P8" draw:layer="layout" svg:width="0.116cm" svg:height="0.844cm" svg:x="6.297cm" svg:y="1.16cm" svg:viewBox="0 0 117 845" draw:points="117,845 117,812 35,812 35,35 117,35 117,0 0,0 0,845">
            <text:p/>
          </draw:polygon>
          <draw:path draw:style-name="gr3" draw:text-style-name="P8" draw:layer="layout" svg:width="0.197cm" svg:height="0.844cm" svg:x="6.797cm" svg:y="1.1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7.015cm" svg:y="1.41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7.747cm" svg:y="1.362cm" svg:viewBox="0 0 751 442" svg:d="M659 238c-47 37-70 71-75 81-39 59-46 113-46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3" draw:text-style-name="P8" draw:layer="layout" svg:width="0.348cm" svg:height="0.537cm" svg:x="8.813cm" svg:y="1.419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233cm" svg:y="1.1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9.748cm" svg:y="1.28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5cm" svg:height="0.383cm" svg:x="10.475cm" svg:y="1.419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6-13 71z">
            <text:p/>
          </draw:path>
          <draw:polygon draw:style-name="gr3" draw:text-style-name="P8" draw:layer="layout" svg:width="0.116cm" svg:height="0.844cm" svg:x="11.155cm" svg:y="1.16cm" svg:viewBox="0 0 117 845" draw:points="117,0 0,0 0,35 83,35 83,812 0,812 0,845 117,845">
            <text:p/>
          </draw:polygon>
        </draw:g>
        <draw:g xml:id="id227" draw:id="id227">
          <svg:title>TexMaths</svg:title>
          <svg:desc>24§display§= \ \sim ( p \rightarrow q) \ \vee \sim r§svg§600§FALSE§</svg:desc>
          <draw:polygon draw:style-name="gr2" draw:text-style-name="P7" draw:layer="layout" svg:width="6.879cm" svg:height="0.76cm" svg:x="5.426cm" svg:y="2.506cm" svg:viewBox="0 0 6880 761" draw:points="3441,761 0,761 0,0 6880,0 6880,761">
            <text:p/>
          </draw:polygon>
          <draw:path draw:style-name="gr3" draw:text-style-name="P8" draw:layer="layout" svg:width="0.562cm" svg:height="0.199cm" svg:x="5.432cm" svg:y="2.7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64cm" svg:height="0.199cm" svg:x="6.367cm" svg:y="2.787cm" svg:viewBox="0 0 565 200" svg:d="M565 29c0-19-6-29-12-29-4 0-12 8-12 23-3 83-59 129-119 129-53 0-94-37-136-73-42-41-86-79-144-79-92 0-142 94-142 171 0 27 12 27 12 27 9 0 11-17 11-19 4-94 67-131 119-131 54 0 94 37 136 73 43 38 87 79 144 79 93 0 143-94 143-171z">
            <text:p/>
          </draw:path>
          <draw:path draw:style-name="gr3" draw:text-style-name="P8" draw:layer="layout" svg:width="0.197cm" svg:height="0.844cm" svg:x="7.294cm" svg:y="2.46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7.513cm" svg:y="2.72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8.245cm" svg:y="2.666cm" svg:viewBox="0 0 751 442" svg:d="M659 238c-46 37-70 71-77 81-37 59-44 113-44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3" draw:text-style-name="P8" draw:layer="layout" svg:width="0.348cm" svg:height="0.537cm" svg:x="9.31cm" svg:y="2.723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731cm" svg:y="2.46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338cm" svg:y="2.593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564cm" svg:height="0.199cm" svg:x="11.135cm" svg:y="2.787cm" svg:viewBox="0 0 565 200" svg:d="M565 29c0-19-6-29-12-29-4 0-12 8-12 23-3 83-59 129-119 129-53 0-94-37-136-73-42-41-86-79-144-79-92 0-142 94-142 171 0 27 12 27 12 27 9 0 11-17 11-19 4-94 67-131 119-131 54 0 94 37 136 73 43 38 87 79 144 79 93 0 143-94 143-171z">
            <text:p/>
          </draw:path>
          <draw:path draw:style-name="gr3" draw:text-style-name="P8" draw:layer="layout" svg:width="0.345cm" svg:height="0.383cm" svg:x="12.004cm" svg:y="2.723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6-13 71z">
            <text:p/>
          </draw:path>
        </draw:g>
        <draw:g xml:id="id228" draw:id="id228">
          <svg:title>TexMaths</svg:title>
          <svg:desc>24§display§\text {. . . . . [ De’ Morgan's Law ] }§svg§600§FALSE§</svg:desc>
          <draw:polygon draw:style-name="gr2" draw:text-style-name="P7" draw:layer="layout" svg:width="10.414cm" svg:height="0.76cm" svg:x="15.028cm" svg:y="2.508cm" svg:viewBox="0 0 10415 761" draw:points="5207,761 0,761 0,0 10415,0 10415,761">
            <text:p/>
          </draw:polygon>
          <draw:path draw:style-name="gr3" draw:text-style-name="P8" draw:layer="layout" svg:width="0.091cm" svg:height="0.091cm" svg:x="15.059cm" svg:y="3.00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667cm" svg:y="3.00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276cm" svg:y="3.00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887cm" svg:y="3.00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495cm" svg:y="3.009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131cm" svg:y="2.466cm" svg:viewBox="0 0 117 845" draw:points="117,845 117,812 35,812 35,35 117,35 117,0 0,0 0,845">
            <text:p/>
          </draw:polygon>
          <draw:path draw:style-name="gr3" draw:text-style-name="P8" draw:layer="layout" svg:width="0.567cm" svg:height="0.577cm" svg:x="18.576cm" svg:y="2.522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8" draw:layer="layout" svg:width="0.327cm" svg:height="0.389cm" svg:x="19.216cm" svg:y="2.72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711cm" svg:height="0.577cm" svg:x="19.878cm" svg:y="2.522cm" svg:viewBox="0 0 712 578" svg:d="M173 19c-8-19-10-19-31-19h-142v27h21c63 0 65 9 65 38v425c0 23 0 61-86 61v27c29 0 71-2 100-2 27 0 69 2 98 2v-27c-87 0-87-38-87-61v-457l204 526c4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375cm" svg:height="0.389cm" svg:x="20.644cm" svg:y="2.7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85cm" svg:height="0.373cm" svg:x="21.067cm" svg:y="2.72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7cm" svg:height="0.558cm" svg:x="21.397cm" svg:y="2.71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1.831cm" svg:y="2.72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2.244cm" svg:y="2.7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03cm" svg:height="0.253cm" svg:x="22.758cm" svg:y="2.514cm" svg:viewBox="0 0 104 254" svg:d="M104 88c0-50-21-88-58-88-31 0-46 23-46 44 0 23 15 46 46 46 17 0 29-9 35-13 0-2 2-2 2-2 1 0 1 11 1 13 0 29-5 91-59 142-12 10-12 12-12 14 0 8 4 10 10 10 10 0 81-64 81-166z">
            <text:p/>
          </draw:path>
          <draw:path draw:style-name="gr3" draw:text-style-name="P8" draw:layer="layout" svg:width="0.277cm" svg:height="0.389cm" svg:x="22.949cm" svg:y="2.7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64cm" svg:height="0.577cm" svg:x="23.561cm" svg:y="2.522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4.097cm" svg:y="2.721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579cm" svg:height="0.373cm" svg:x="24.475cm" svg:y="2.735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5.368cm" svg:y="2.466cm" svg:viewBox="0 0 117 845" draw:points="117,0 0,0 0,35 83,35 83,812 0,812 0,845 117,845">
            <text:p/>
          </draw:polygon>
        </draw:g>
        <draw:g xml:id="id235" draw:id="id235">
          <svg:title>TexMaths</svg:title>
          <svg:desc>24§display§\text {. . . . . [ De’ Morgan's Law ] }§svg§600§FALSE§</svg:desc>
          <draw:polygon draw:style-name="gr2" draw:text-style-name="P7" draw:layer="layout" svg:width="10.414cm" svg:height="0.76cm" svg:x="15.128cm" svg:y="7.909cm" svg:viewBox="0 0 10415 761" draw:points="5207,761 0,761 0,0 10415,0 10415,761">
            <text:p/>
          </draw:polygon>
          <draw:path draw:style-name="gr3" draw:text-style-name="P8" draw:layer="layout" svg:width="0.091cm" svg:height="0.091cm" svg:x="15.159cm" svg:y="8.4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767cm" svg:y="8.4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376cm" svg:y="8.4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987cm" svg:y="8.4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95cm" svg:y="8.4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231cm" svg:y="7.867cm" svg:viewBox="0 0 117 845" draw:points="117,845 117,812 35,812 35,35 117,35 117,0 0,0 0,845">
            <text:p/>
          </draw:polygon>
          <draw:path draw:style-name="gr3" draw:text-style-name="P8" draw:layer="layout" svg:width="0.567cm" svg:height="0.577cm" svg:x="18.676cm" svg:y="7.923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8" draw:layer="layout" svg:width="0.327cm" svg:height="0.389cm" svg:x="19.316cm" svg:y="8.1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711cm" svg:height="0.577cm" svg:x="19.978cm" svg:y="7.923cm" svg:viewBox="0 0 712 578" svg:d="M173 19c-8-19-10-19-31-19h-142v27h21c63 0 65 9 65 38v425c0 23 0 61-86 61v27c29 0 71-2 100-2 27 0 69 2 98 2v-27c-87 0-87-38-87-61v-457l204 526c4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375cm" svg:height="0.389cm" svg:x="20.744cm" svg:y="8.1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85cm" svg:height="0.373cm" svg:x="21.167cm" svg:y="8.1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7cm" svg:height="0.558cm" svg:x="21.497cm" svg:y="8.11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1.931cm" svg:y="8.1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2.344cm" svg:y="8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03cm" svg:height="0.253cm" svg:x="22.858cm" svg:y="7.915cm" svg:viewBox="0 0 104 254" svg:d="M104 88c0-50-21-88-58-88-31 0-46 23-46 44 0 23 15 46 46 46 17 0 29-9 35-13 0-2 2-2 2-2 1 0 1 11 1 13 0 29-5 91-59 142-12 10-12 12-12 14 0 8 4 10 10 10 10 0 81-64 81-166z">
            <text:p/>
          </draw:path>
          <draw:path draw:style-name="gr3" draw:text-style-name="P8" draw:layer="layout" svg:width="0.277cm" svg:height="0.389cm" svg:x="23.049cm" svg:y="8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64cm" svg:height="0.577cm" svg:x="23.661cm" svg:y="7.923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4.197cm" svg:y="8.12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579cm" svg:height="0.373cm" svg:x="24.575cm" svg:y="8.13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5.468cm" svg:y="7.867cm" svg:viewBox="0 0 117 845" draw:points="117,0 0,0 0,35 83,35 83,812 0,812 0,845 117,845">
            <text:p/>
          </draw:polygon>
        </draw:g>
        <draw:g xml:id="id237" draw:id="id237">
          <svg:title>TexMaths</svg:title>
          <svg:desc>24§display§.\  .\   .\   .\   .\  \ [\ \sim ( \sim p ) = p  \ ] §svg§600§FALSE§</svg:desc>
          <draw:polygon draw:style-name="gr2" draw:text-style-name="P7" draw:layer="layout" svg:width="8.115cm" svg:height="0.759cm" svg:x="15.33cm" svg:y="9.412cm" svg:viewBox="0 0 8116 760" draw:points="4059,760 0,760 0,0 8116,0 8116,760">
            <text:p/>
          </draw:polygon>
          <draw:path draw:style-name="gr3" draw:text-style-name="P8" draw:layer="layout" svg:width="0.091cm" svg:height="0.091cm" svg:x="15.361cm" svg:y="9.9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875cm" svg:y="9.9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392cm" svg:y="9.9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906cm" svg:y="9.9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423cm" svg:y="9.913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246cm" svg:y="9.37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18.707cm" svg:y="9.693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197cm" svg:height="0.844cm" svg:x="19.637cm" svg:y="9.3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63cm" svg:height="0.199cm" svg:x="19.926cm" svg:y="9.693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441cm" svg:height="0.537cm" svg:x="20.744cm" svg:y="9.62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21.244cm" svg:y="9.3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2cm" svg:height="0.199cm" svg:x="21.804cm" svg:y="9.6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22.62cm" svg:y="9.62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olygon draw:style-name="gr3" draw:text-style-name="P8" draw:layer="layout" svg:width="0.116cm" svg:height="0.844cm" svg:x="23.371cm" svg:y="9.37cm" svg:viewBox="0 0 117 845" draw:points="117,0 0,0 0,35 83,35 83,812 0,812 0,845 117,845">
            <text:p/>
          </draw:polygon>
        </draw:g>
        <draw:g xml:id="id229" draw:id="id229">
          <svg:title>TexMaths</svg:title>
          <svg:desc>24§display§= \ ( p \ \wedge \sim q ) \ \vee \sim r§svg§600§FALSE§</svg:desc>
          <draw:polygon draw:style-name="gr2" draw:text-style-name="P7" draw:layer="layout" svg:width="6.879cm" svg:height="0.76cm" svg:x="5.427cm" svg:y="3.81cm" svg:viewBox="0 0 6880 761" draw:points="3441,761 0,761 0,0 6880,0 6880,761">
            <text:p/>
          </draw:polygon>
          <draw:path draw:style-name="gr3" draw:text-style-name="P8" draw:layer="layout" svg:width="0.562cm" svg:height="0.199cm" svg:x="5.433cm" svg:y="4.0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6.641cm" svg:y="3.76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6.857cm" svg:y="4.027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7.637cm" svg:y="3.89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8.434cm" svg:y="4.091cm" svg:viewBox="0 0 565 200" svg:d="M565 29c0-19-6-29-12-29-4 0-12 8-12 23-3 83-59 129-119 129-53 0-94-37-136-73-42-41-86-79-144-79-92 0-142 94-142 171 0 27 12 27 12 27 9 0 11-17 11-19 4-94 67-131 119-131 54 0 94 36 136 73 43 38 87 79 144 79 93 0 143-94 143-171z">
            <text:p/>
          </draw:path>
          <draw:path draw:style-name="gr3" draw:text-style-name="P8" draw:layer="layout" svg:width="0.348cm" svg:height="0.537cm" svg:x="9.311cm" svg:y="4.027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732cm" svg:y="3.76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339cm" svg:y="3.897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564cm" svg:height="0.199cm" svg:x="11.136cm" svg:y="4.091cm" svg:viewBox="0 0 565 200" svg:d="M565 29c0-19-6-29-12-29-4 0-12 8-12 23-3 83-59 129-119 129-53 0-94-37-136-73-42-41-86-79-144-79-92 0-142 94-142 171 0 27 12 27 12 27 9 0 11-17 11-19 4-94 67-131 119-131 54 0 94 36 136 73 43 38 87 79 144 79 93 0 143-94 143-171z">
            <text:p/>
          </draw:path>
          <draw:path draw:style-name="gr3" draw:text-style-name="P8" draw:layer="layout" svg:width="0.345cm" svg:height="0.383cm" svg:x="12.005cm" svg:y="4.027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6-13 71z">
            <text:p/>
          </draw:path>
        </draw:g>
        <draw:g xml:id="id230" draw:id="id230">
          <svg:title>TexMaths</svg:title>
          <svg:desc>24§display§\text {. . . . .  [ } \sim ( p \rightarrow q) = p \ \wedge \sim q \ ]§svg§600§FALSE§</svg:desc>
          <draw:polygon draw:style-name="gr2" draw:text-style-name="P7" draw:layer="layout" svg:width="11.741cm" svg:height="0.76cm" svg:x="15.029cm" svg:y="3.81cm" svg:viewBox="0 0 11742 761" draw:points="5871,761 0,761 0,0 11742,0 11742,761">
            <text:p/>
          </draw:polygon>
          <draw:path draw:style-name="gr3" draw:text-style-name="P8" draw:layer="layout" svg:width="0.091cm" svg:height="0.091cm" svg:x="15.06cm" svg:y="4.3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668cm" svg:y="4.3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277cm" svg:y="4.3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887cm" svg:y="4.3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496cm" svg:y="4.31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131cm" svg:y="3.768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18.828cm" svg:y="4.091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197cm" svg:height="0.844cm" svg:x="19.756cm" svg:y="3.76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19.973cm" svg:y="4.027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20.706cm" svg:y="3.97cm" svg:viewBox="0 0 751 442" svg:d="M659 238c-47 37-70 71-75 81-39 59-46 113-46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3" draw:text-style-name="P8" draw:layer="layout" svg:width="0.348cm" svg:height="0.537cm" svg:x="21.771cm" svg:y="4.027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22.192cm" svg:y="3.76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2cm" svg:height="0.199cm" svg:x="22.753cm" svg:y="4.0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23.568cm" svg:y="4.027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24.348cm" svg:y="3.89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25.145cm" svg:y="4.091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348cm" svg:height="0.537cm" svg:x="26.022cm" svg:y="4.027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olygon draw:style-name="gr3" draw:text-style-name="P8" draw:layer="layout" svg:width="0.116cm" svg:height="0.844cm" svg:x="26.696cm" svg:y="3.768cm" svg:viewBox="0 0 117 845" draw:points="117,0 0,0 0,35 83,35 83,812 0,812 0,845 117,845">
            <text:p/>
          </draw:polygon>
        </draw:g>
        <draw:g xml:id="id231" draw:id="id231">
          <svg:title>TexMaths</svg:title>
          <svg:desc>24§display§\text {(iii) }\ \sim [ \ p \rightarrow ( p \ \vee \sim q) \ ]§svg§600§FALSE§</svg:desc>
          <draw:polygon draw:style-name="gr2" draw:text-style-name="P7" draw:layer="layout" svg:width="9.084cm" svg:height="0.759cm" svg:x="3.232cm" svg:y="5.205cm" svg:viewBox="0 0 9085 760" draw:points="4542,760 0,760 0,0 9085,0 9085,760">
            <text:p/>
          </draw:polygon>
          <draw:path draw:style-name="gr3" draw:text-style-name="P8" draw:layer="layout" svg:width="0.197cm" svg:height="0.844cm" svg:x="3.272cm" svg:y="5.16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3.545cm" svg:y="5.2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779cm" svg:y="5.2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4.013cm" svg:y="5.2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269cm" svg:y="5.16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3cm" svg:height="0.199cm" svg:x="5.392cm" svg:y="5.486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olygon draw:style-name="gr3" draw:text-style-name="P8" draw:layer="layout" svg:width="0.116cm" svg:height="0.844cm" svg:x="6.334cm" svg:y="5.163cm" svg:viewBox="0 0 117 845" draw:points="117,845 117,812 35,812 35,35 117,35 117,0 0,0 0,845">
            <text:p/>
          </draw:polygon>
          <draw:path draw:style-name="gr3" draw:text-style-name="P8" draw:layer="layout" svg:width="0.441cm" svg:height="0.537cm" svg:x="6.724cm" svg:y="5.42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7.456cm" svg:y="5.365cm" svg:viewBox="0 0 751 442" svg:d="M659 238c-47 37-70 71-75 81-39 59-46 113-46 113 0 10 9 10 17 10 13 0 15-2 19-16 19-84 69-155 165-194 10-3 12-5 12-11s-4-8-6-10c-38-13-140-55-173-198-2-11-4-13-17-13-8 0-17 0-17 10 0 2 7 55 44 113 15 25 40 54 77 81h-628c-16 0-31 0-31 17s15 17 31 17z">
            <text:p/>
          </draw:path>
          <draw:path draw:style-name="gr3" draw:text-style-name="P8" draw:layer="layout" svg:width="0.197cm" svg:height="0.844cm" svg:x="8.571cm" svg:y="5.16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8.788cm" svg:y="5.422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9.568cm" svg:y="5.292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563cm" svg:height="0.199cm" svg:x="10.364cm" svg:y="5.486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11.242cm" svg:y="5.422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1.662cm" svg:y="5.16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2.242cm" svg:y="5.163cm" svg:viewBox="0 0 117 845" draw:points="117,0 0,0 0,35 83,35 83,812 0,812 0,845 117,845">
            <text:p/>
          </draw:polygon>
        </draw:g>
        <draw:g xml:id="id233" draw:id="id233">
          <svg:title>TexMaths</svg:title>
          <svg:desc>24§display§\text {. . . . .  [ } \sim ( p \rightarrow q) = p \ \wedge \sim q \ ]§svg§600§FALSE§</svg:desc>
          <draw:polygon draw:style-name="gr2" draw:text-style-name="P7" draw:layer="layout" svg:width="11.741cm" svg:height="0.76cm" svg:x="15.029cm" svg:y="6.51cm" svg:viewBox="0 0 11742 761" draw:points="5871,761 0,761 0,0 11742,0 11742,761">
            <text:p/>
          </draw:polygon>
          <draw:path draw:style-name="gr3" draw:text-style-name="P8" draw:layer="layout" svg:width="0.091cm" svg:height="0.091cm" svg:x="15.06cm" svg:y="7.0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668cm" svg:y="7.0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277cm" svg:y="7.0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887cm" svg:y="7.0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496cm" svg:y="7.01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131cm" svg:y="6.468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18.828cm" svg:y="6.791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197cm" svg:height="0.844cm" svg:x="19.756cm" svg:y="6.46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19.973cm" svg:y="6.727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20.706cm" svg:y="6.67cm" svg:viewBox="0 0 751 442" svg:d="M659 238c-47 37-70 71-75 81-39 59-46 113-46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3" draw:text-style-name="P8" draw:layer="layout" svg:width="0.348cm" svg:height="0.537cm" svg:x="21.771cm" svg:y="6.727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22.192cm" svg:y="6.46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2cm" svg:height="0.199cm" svg:x="22.753cm" svg:y="6.7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23.568cm" svg:y="6.727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24.348cm" svg:y="6.59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25.145cm" svg:y="6.791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348cm" svg:height="0.537cm" svg:x="26.022cm" svg:y="6.727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olygon draw:style-name="gr3" draw:text-style-name="P8" draw:layer="layout" svg:width="0.116cm" svg:height="0.844cm" svg:x="26.696cm" svg:y="6.468cm" svg:viewBox="0 0 117 845" draw:points="117,0 0,0 0,35 83,35 83,812 0,812 0,845 117,845">
            <text:p/>
          </draw:polygon>
        </draw:g>
        <draw:g xml:id="id232" draw:id="id232">
          <svg:title>TexMaths</svg:title>
          <svg:desc>24§display§= \ p \ \wedge \sim ( p \ \vee \sim q) §svg§600§FALSE§</svg:desc>
          <draw:polygon draw:style-name="gr2" draw:text-style-name="P7" draw:layer="layout" svg:width="6.852cm" svg:height="0.76cm" svg:x="5.428cm" svg:y="6.613cm" svg:viewBox="0 0 6853 761" draw:points="3427,761 0,761 0,0 6853,0 6853,761">
            <text:p/>
          </draw:polygon>
          <draw:path draw:style-name="gr3" draw:text-style-name="P8" draw:layer="layout" svg:width="0.562cm" svg:height="0.199cm" svg:x="5.434cm" svg:y="6.89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6.53cm" svg:y="6.8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7.31cm" svg:y="6.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8.107cm" svg:y="6.894cm" svg:viewBox="0 0 565 200" svg:d="M565 29c0-19-6-29-12-29-4 0-12 8-12 23-3 83-59 129-119 129-53 0-94-37-136-73-42-41-86-79-144-79-92 0-142 94-142 171 0 27 12 27 12 27 9 0 11-17 11-19 4-94 67-131 119-131 54 0 94 37 136 73 43 38 87 79 144 79 93 0 143-94 143-171z">
            <text:p/>
          </draw:path>
          <draw:path draw:style-name="gr3" draw:text-style-name="P8" draw:layer="layout" svg:width="0.197cm" svg:height="0.844cm" svg:x="9.034cm" svg:y="6.57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9.251cm" svg:y="6.83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03cm" svg:y="6.7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564cm" svg:height="0.199cm" svg:x="10.827cm" svg:y="6.894cm" svg:viewBox="0 0 565 200" svg:d="M565 29c0-19-6-29-12-29-4 0-12 8-12 23-3 83-59 129-119 129-53 0-94-37-136-73-42-41-86-79-144-79-92 0-142 94-142 171 0 27 12 27 12 27 9 0 11-17 11-19 4-94 67-131 119-131 54 0 94 37 136 73 43 38 87 79 144 79 93 0 143-94 143-171z">
            <text:p/>
          </draw:path>
          <draw:path draw:style-name="gr3" draw:text-style-name="P8" draw:layer="layout" svg:width="0.348cm" svg:height="0.537cm" svg:x="11.705cm" svg:y="6.83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125cm" svg:y="6.57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4" draw:id="id234">
          <svg:title>TexMaths</svg:title>
          <svg:desc>24§display§= \ p \ \wedge [ \ \sim p \ \wedge \sim ( \sim q ) \ ]§svg§600§FALSE§</svg:desc>
          <draw:polygon draw:style-name="gr2" draw:text-style-name="P7" draw:layer="layout" svg:width="8.899cm" svg:height="0.759cm" svg:x="5.43cm" svg:y="7.915cm" svg:viewBox="0 0 8900 760" draw:points="4449,760 0,760 0,0 8900,0 8900,760">
            <text:p/>
          </draw:polygon>
          <draw:path draw:style-name="gr3" draw:text-style-name="P8" draw:layer="layout" svg:width="0.562cm" svg:height="0.199cm" svg:x="5.436cm" svg:y="8.1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6.532cm" svg:y="8.13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7.498cm" svg:y="8.002cm" svg:viewBox="0 0 470 524" svg:d="M255 17c-7-13-11-17-19-17-11 0-13 6-19 17l-211 475c-6 9-6 11-6 17 0 8 8 15 17 15 6 0 12 0 19-17l200-449 198 449c8 17 17 17 19 17 10 0 17-7 17-15 0-2 0-4-3-14z">
            <text:p/>
          </draw:path>
          <draw:polygon draw:style-name="gr3" draw:text-style-name="P8" draw:layer="layout" svg:width="0.116cm" svg:height="0.844cm" svg:x="8.302cm" svg:y="7.873cm" svg:viewBox="0 0 117 845" draw:points="117,845 117,812 35,812 35,35 117,35 117,0 0,0 0,845">
            <text:p/>
          </draw:polygon>
          <draw:path draw:style-name="gr3" draw:text-style-name="P8" draw:layer="layout" svg:width="0.564cm" svg:height="0.199cm" svg:x="8.763cm" svg:y="8.196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9.581cm" svg:y="8.13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361cm" svg:y="8.002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1.158cm" svg:y="8.196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197cm" svg:height="0.844cm" svg:x="12.085cm" svg:y="7.87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64cm" svg:height="0.199cm" svg:x="12.375cm" svg:y="8.196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348cm" svg:height="0.537cm" svg:x="13.253cm" svg:y="8.132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3.675cm" svg:y="7.87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4.255cm" svg:y="7.873cm" svg:viewBox="0 0 117 845" draw:points="117,0 0,0 0,35 83,35 83,812 0,812 0,845 117,845">
            <text:p/>
          </draw:polygon>
        </draw:g>
        <draw:g xml:id="id236" draw:id="id236">
          <svg:title>TexMaths</svg:title>
          <svg:desc>24§display§= \ p \ \wedge ( \ \sim p \ \wedge q \ ) §svg§600§FALSE§</svg:desc>
          <draw:polygon draw:style-name="gr2" draw:text-style-name="P7" draw:layer="layout" svg:width="6.807cm" svg:height="0.76cm" svg:x="5.431cm" svg:y="9.317cm" svg:viewBox="0 0 6808 761" draw:points="3403,761 0,761 0,0 6808,0 6808,761">
            <text:p/>
          </draw:polygon>
          <draw:path draw:style-name="gr3" draw:text-style-name="P8" draw:layer="layout" svg:width="0.562cm" svg:height="0.199cm" svg:x="5.437cm" svg:y="9.59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6.533cm" svg:y="9.534cm" svg:viewBox="0 0 442 538" svg:d="M65 478c-7 29-7 35-46 35-9 0-19 0-19 15 0 8 4 10 12 10 23 0 46-2 71-2 26 0 55 2 82 2 6 0 16 0 16-16 0-9-8-9-20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7 0-67-71-67-75 0-2 0-4 2-13z">
            <text:p/>
          </draw:path>
          <draw:path draw:style-name="gr3" draw:text-style-name="P8" draw:layer="layout" svg:width="0.469cm" svg:height="0.523cm" svg:x="7.499cm" svg:y="9.40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197cm" svg:height="0.844cm" svg:x="8.287cm" svg:y="9.27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564cm" svg:height="0.199cm" svg:x="8.859cm" svg:y="9.598cm" svg:viewBox="0 0 565 200" svg:d="M565 29c0-19-6-29-12-29-4 0-11 8-11 23-4 83-60 129-120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9.677cm" svg:y="9.534cm" svg:viewBox="0 0 442 538" svg:d="M65 478c-7 29-7 35-46 35-9 0-19 0-19 15 0 8 4 10 12 10 23 0 46-2 71-2 26 0 55 2 82 2 6 0 16 0 16-16 0-9-8-9-20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7 0-67-71-67-75 0-2 0-4 2-13z">
            <text:p/>
          </draw:path>
          <draw:path draw:style-name="gr3" draw:text-style-name="P8" draw:layer="layout" svg:width="0.469cm" svg:height="0.523cm" svg:x="10.643cm" svg:y="9.40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9cm" svg:height="0.537cm" svg:x="11.38cm" svg:y="9.534cm" svg:viewBox="0 0 350 538" svg:d="M350 10c0-4-2-10-8-10-10 0-44 35-58 60-19-47-52-60-80-60-100 0-204 125-204 248 0 82 50 136 111 136 37 0 71-21 100-52-7 31-34 144-36 152-8 25-16 27-62 29-11 0-19 0-19 17 0 0 0 8 10 8 27 0 57-2 84-2 31 0 60 2 89 2 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083cm" svg:y="9.27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8" draw:id="id238">
          <svg:title>TexMaths</svg:title>
          <svg:desc>24§display§= \ ( p \ \wedge \ \sim p ) \ \wedge q \§svg§600§FALSE§</svg:desc>
          <draw:polygon draw:style-name="gr2" draw:text-style-name="P7" draw:layer="layout" svg:width="6.442cm" svg:height="0.759cm" svg:x="5.432cm" svg:y="10.719cm" svg:viewBox="0 0 6443 760" draw:points="3221,760 0,760 0,0 6443,0 6443,760">
            <text:p/>
          </draw:polygon>
          <draw:path draw:style-name="gr3" draw:text-style-name="P8" draw:layer="layout" svg:width="0.561cm" svg:height="0.199cm" svg:x="5.438cm" svg:y="1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197cm" svg:height="0.844cm" svg:x="6.645cm" svg:y="10.67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6.862cm" svg:y="10.93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7.642cm" svg:y="10.80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8.719cm" svg:y="11cm" svg:viewBox="0 0 564 200" svg:d="M564 29c0-19-5-29-11-29-4 0-12 8-12 23-3 83-59 129-119 129-53 0-94-37-136-73-42-41-86-79-144-79-92 0-142 94-142 171 0 27 12 27 12 27 9 0 11-17 11-19 4-95 67-131 119-131 54 0 94 36 136 73 43 38 87 79 144 79 92 0 142-94 142-171z">
            <text:p/>
          </draw:path>
          <draw:path draw:style-name="gr3" draw:text-style-name="P8" draw:layer="layout" svg:width="0.441cm" svg:height="0.537cm" svg:x="9.536cm" svg:y="10.936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10.036cm" svg:y="10.67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83cm" svg:y="10.80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1.568cm" svg:y="10.936cm" svg:viewBox="0 0 349 538" svg:d="M349 10c0-4-2-10-7-10-10 0-44 35-58 60-19-47-52-60-81-60-99 0-203 125-203 248 0 82 50 136 111 136 37 0 71-21 100-52-8 31-34 144-36 152-8 25-16 27-62 29-11 0-19 0-19 17 0 0 0 8 10 8 27 0 57-2 84-2 31 0 60 2 88 2 4 0 16 0 16-16 0-9-8-9-23-9-41 0-41-6-41-14 0-5 2-11 4-19zM115 365c-52 0-55-65-55-79 0-42 24-134 40-169 25-63 69-98 103-98 56 0 68 67 68 73s-46 192-48 194c-14 25-62 79-108 79z">
            <text:p/>
          </draw:path>
        </draw:g>
        <draw:g xml:id="id239" draw:id="id239">
          <svg:title>TexMaths</svg:title>
          <svg:desc>24§display§\text {. . . . . [ Associative Law ] }§svg§600§FALSE§</svg:desc>
          <draw:polygon draw:style-name="gr2" draw:text-style-name="P7" draw:layer="layout" svg:width="9.842cm" svg:height="0.76cm" svg:x="15.229cm" svg:y="10.81cm" svg:viewBox="0 0 9843 761" draw:points="4920,761 0,761 0,0 9843,0 9843,761">
            <text:p/>
          </draw:polygon>
          <draw:path draw:style-name="gr3" draw:text-style-name="P8" draw:layer="layout" svg:width="0.091cm" svg:height="0.091cm" svg:x="15.26cm" svg:y="11.3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868cm" svg:y="11.3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477cm" svg:y="11.3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87cm" svg:y="11.3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696cm" svg:y="11.31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331cm" svg:y="10.768cm" svg:viewBox="0 0 117 845" draw:points="117,845 117,812 35,812 35,35 117,35 117,0 0,0 0,845">
            <text:p/>
          </draw:polygon>
          <draw:path draw:style-name="gr3" draw:text-style-name="P8" draw:layer="layout" svg:width="0.579cm" svg:height="0.606cm" svg:x="18.775cm" svg:y="10.797cm" svg:viewBox="0 0 580 607" svg:d="M309 17c-4-11-6-17-19-17-14 0-15 6-19 17l-177 505c-15 45-48 56-94 58v27c19-2 56-4 86-4 27 0 71 2 98 4v-27c-42 0-63-21-63-44 0-2 0-10 0-12l40-111h210l44 129c0 3 2 9 2 13 0 25-46 25-70 25v27c31-4 89-4 121-4 37 0 75 2 112 4v-27h-16c-50 0-63-6-71-35zM265 111l96 275h-190z">
            <text:p/>
          </draw:path>
          <draw:path draw:style-name="gr3" draw:text-style-name="P8" draw:layer="layout" svg:width="0.277cm" svg:height="0.389cm" svg:x="19.408cm" svg:y="11.023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19.74cm" svg:y="11.023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20.069cm" svg:y="11.0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22cm" svg:height="0.389cm" svg:x="20.52cm" svg:y="11.023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81cm" svg:height="0.566cm" svg:x="20.894cm" svg:y="10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81cm" svg:height="0.389cm" svg:x="21.136cm" svg:y="11.023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6cm" svg:height="0.529cm" svg:x="21.537cm" svg:y="10.881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21.877cm" svg:y="10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3cm" svg:x="22.1cm" svg:y="11.037cm" svg:viewBox="0 0 415 374" svg:d="M336 83c8-20 23-56 79-56v-27c-20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22.53cm" svg:y="11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64cm" svg:height="0.577cm" svg:x="23.19cm" svg:y="10.824cm" svg:viewBox="0 0 465 578" svg:d="M465 359h-22c-9 87-21 192-170 192h-70c-38 0-40-6-40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3.724cm" svg:y="11.023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4.102cm" svg:y="11.037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7-17l87-240 86 242c4 10 6 15 18 15 9 0 13-7 15-15z">
            <text:p/>
          </draw:path>
          <draw:polygon draw:style-name="gr3" draw:text-style-name="P8" draw:layer="layout" svg:width="0.116cm" svg:height="0.844cm" svg:x="24.995cm" svg:y="10.768cm" svg:viewBox="0 0 117 845" draw:points="117,0 0,0 0,35 83,35 83,812 0,812 0,845 117,845">
            <text:p/>
          </draw:polygon>
        </draw:g>
        <draw:g xml:id="id240" draw:id="id240">
          <svg:title>TexMaths</svg:title>
          <svg:desc>24§display§= \ F \wedge q \§svg§600§FALSE§</svg:desc>
          <draw:polygon draw:style-name="gr2" draw:text-style-name="P7" draw:layer="layout" svg:width="3.065cm" svg:height="0.654cm" svg:x="5.434cm" svg:y="12.022cm" svg:viewBox="0 0 3066 655" draw:points="1534,655 0,655 0,0 3066,0 3066,655">
            <text:p/>
          </draw:polygon>
          <draw:path draw:style-name="gr3" draw:text-style-name="P8" draw:layer="layout" svg:width="0.561cm" svg:height="0.199cm" svg:x="5.44cm" svg:y="12.24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6cm" svg:height="0.575cm" svg:x="6.595cm" svg:y="11.98cm" svg:viewBox="0 0 601 576" svg:d="M225 299h82c64 0 69 16 69 39 0 6 0 17-5 42-2 4-2 8-2 10 0 5 3 9 9 9 8 0 8-2 14-17l46-184c2-10 2-12 2-14s-2-9-10-9c-10 0-10 4-13 19-18 65-37 80-110 80h-77l56-214c6-31 8-33 44-33h113c104 0 123 27 123 92 0 19 0 23-2 46-2 12-2 14-2 15 0 4 2 10 10 10 10 0 10-4 12-21l17-146c2-23-2-23-23-23h-415c-17 0-25 0-25 17 0 10 8 10 23 10 31 0 56 0 56 15 0 2 0 4-4 19l-113 448c-8 34-10 40-77 40-13 0-23 0-23 15 0 12 10 12 13 12 23 0 87-4 112-4 27 0 98 4 125 4 7 0 19 0 19-17 0-6-6-8-6-8-2-2-4-2-23-2s-23 0-44-2c-25-2-27-6-27-17 0-2 0-6 2-19z">
            <text:p/>
          </draw:path>
          <draw:path draw:style-name="gr3" draw:text-style-name="P8" draw:layer="layout" svg:width="0.469cm" svg:height="0.523cm" svg:x="7.455cm" svg:y="12.049cm" svg:viewBox="0 0 470 524" svg:d="M255 17c-7-13-11-17-19-17-11 0-13 6-19 17l-211 474c-6 10-6 12-6 18 0 7 8 15 17 15 6 0 12 0 19-17l200-449 198 449c8 17 17 17 19 17 10 0 17-8 17-15 0-2 0-4-4-14z">
            <text:p/>
          </draw:path>
          <draw:path draw:style-name="gr3" draw:text-style-name="P8" draw:layer="layout" svg:width="0.348cm" svg:height="0.536cm" svg:x="8.193cm" svg:y="12.182cm" svg:viewBox="0 0 349 537" svg:d="M349 10c0-4-2-10-7-10-10 0-44 35-58 60-19-47-52-60-81-60-99 0-203 125-203 248 0 82 50 136 111 136 37 0 71-21 100-52-8 31-34 144-36 152-8 25-16 27-62 29-11 0-19 0-19 17 0 0 0 7 10 7 27 0 57-1 84-1 31 0 60 1 88 1 4 0 16 0 16-15 0-9-8-9-23-9-41 0-41-6-41-14 0-6 2-11 4-19zM115 365c-52 0-55-66-55-79 0-42 24-134 40-169 25-63 69-98 103-98 56 0 68 67 68 73s-46 192-48 194c-14 25-62 79-108 79z">
            <text:p/>
          </draw:path>
        </draw:g>
        <draw:g xml:id="id241" draw:id="id241">
          <svg:title>TexMaths</svg:title>
          <svg:desc>24§display§\text {. . . . . [ Complement Law ] }§svg§600§FALSE§</svg:desc>
          <draw:polygon draw:style-name="gr2" draw:text-style-name="P7" draw:layer="layout" svg:width="10.371cm" svg:height="0.76cm" svg:x="15.231cm" svg:y="12.012cm" svg:viewBox="0 0 10372 761" draw:points="5186,761 0,761 0,0 10372,0 10372,761">
            <text:p/>
          </draw:polygon>
          <draw:path draw:style-name="gr3" draw:text-style-name="P8" draw:layer="layout" svg:width="0.091cm" svg:height="0.091cm" svg:x="15.262cm" svg:y="12.5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87cm" svg:y="12.5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479cm" svg:y="12.5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9cm" svg:y="12.5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698cm" svg:y="12.513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334cm" svg:y="11.97cm" svg:viewBox="0 0 117 845" draw:points="117,845 117,812 35,812 35,35 117,35 117,0 0,0 0,845">
            <text:p/>
          </draw:polygon>
          <draw:path draw:style-name="gr3" draw:text-style-name="P8" draw:layer="layout" svg:width="0.515cm" svg:height="0.614cm" svg:x="18.798cm" svg:y="12.008cm" svg:viewBox="0 0 516 615" svg:d="M0 307c0 175 136 308 294 308 138 0 222-118 222-216 0-7 0-13-11-13-10 0-10 4-10 13-7 121-98 191-190 191-52 0-219-29-219-283 0-251 166-280 217-280 93 0 169 77 185 200 2 11 2 15 13 15 15 0 15-4 15-21v-200c0-15 0-21-9-21-4 0-8 0-14 10l-42 63c-32-31-75-73-157-73-158 0-294 134-294 307z">
            <text:p/>
          </draw:path>
          <draw:path draw:style-name="gr3" draw:text-style-name="P8" draw:layer="layout" svg:width="0.375cm" svg:height="0.389cm" svg:x="19.384cm" svg:y="12.22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659cm" svg:height="0.373cm" svg:x="19.808cm" svg:y="12.229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418cm" svg:height="0.537cm" svg:x="20.507cm" svg:y="12.229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20.981cm" svg:y="12.018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27cm" svg:height="0.389cm" svg:x="21.21cm" svg:y="12.22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659cm" svg:height="0.373cm" svg:x="21.588cm" svg:y="12.22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22.289cm" svg:y="12.22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22.667cm" svg:y="12.22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23.101cm" svg:y="12.08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64cm" svg:height="0.577cm" svg:x="23.721cm" svg:y="12.026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4.257cm" svg:y="12.22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4.635cm" svg:y="12.239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olygon draw:style-name="gr3" draw:text-style-name="P8" draw:layer="layout" svg:width="0.116cm" svg:height="0.844cm" svg:x="25.528cm" svg:y="11.97cm" svg:viewBox="0 0 117 845" draw:points="117,0 0,0 0,35 83,35 83,812 0,812 0,845 117,845">
            <text:p/>
          </draw:polygon>
        </draw:g>
        <draw:g xml:id="id242" draw:id="id242">
          <svg:title>TexMaths</svg:title>
          <svg:desc>24§display§= \ F§svg§600§FALSE§</svg:desc>
          <draw:polygon draw:style-name="gr2" draw:text-style-name="P7" draw:layer="layout" svg:width="1.721cm" svg:height="0.491cm" svg:x="5.436cm" svg:y="13.322cm" svg:viewBox="0 0 1722 492" draw:points="862,492 0,492 0,0 1722,0 1722,492">
            <text:p/>
          </draw:polygon>
          <draw:path draw:style-name="gr3" draw:text-style-name="P8" draw:layer="layout" svg:width="0.561cm" svg:height="0.199cm" svg:x="5.442cm" svg:y="13.54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6cm" svg:height="0.575cm" svg:x="6.597cm" svg:y="13.28cm" svg:viewBox="0 0 601 576" svg:d="M225 300h82c63 0 69 15 69 38 0 6 0 17-6 42-1 4-1 8-1 10 0 6 3 9 9 9 8 0 8-2 14-17l46-184c2-10 2-12 2-14s-2-9-10-9c-10 0-10 4-13 19-18 65-37 81-110 81h-77l56-215c6-31 8-33 44-33h113c104 0 123 27 123 92 0 19 0 23-2 46-2 12-2 14-2 15 0 4 2 10 10 10 10 0 10-4 11-21l18-146c2-23-2-23-23-23h-415c-17 0-25 0-25 17 0 10 8 10 23 10 31 0 56 0 56 15 0 2 0 4-4 19l-113 448c-8 34-10 40-77 40-13 0-23 0-23 15 0 12 10 12 13 12 23 0 87-4 112-4 27 0 98 4 125 4 7 0 19 0 19-17 0-6-6-8-6-8-2-2-4-2-23-2s-23 0-44-2c-25-2-27-6-27-17 0-2 0-6 2-19z">
            <text:p/>
          </draw:path>
        </draw:g>
        <draw:g xml:id="id243" draw:id="id243">
          <svg:title>TexMaths</svg:title>
          <svg:desc>24§display§\text {. . . . . [ Identity Law ] }§svg§600§FALSE§</svg:desc>
          <draw:polygon draw:style-name="gr2" draw:text-style-name="P7" draw:layer="layout" svg:width="8.614cm" svg:height="0.76cm" svg:x="15.233cm" svg:y="13.314cm" svg:viewBox="0 0 8615 761" draw:points="4308,761 0,761 0,0 8615,0 8615,761">
            <text:p/>
          </draw:polygon>
          <draw:path draw:style-name="gr3" draw:text-style-name="P8" draw:layer="layout" svg:width="0.091cm" svg:height="0.091cm" svg:x="15.264cm" svg:y="13.81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872cm" svg:y="13.81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481cm" svg:y="13.81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91cm" svg:y="13.81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7cm" svg:y="13.815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336cm" svg:y="13.272cm" svg:viewBox="0 0 117 845" draw:points="117,845 117,812 35,812 35,35 117,35 117,0 0,0 0,845">
            <text:p/>
          </draw:polygon>
          <draw:path draw:style-name="gr3" draw:text-style-name="P8" draw:layer="layout" svg:width="0.258cm" svg:height="0.577cm" svg:x="18.775cm" svg:y="13.328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418cm" svg:height="0.596cm" svg:x="19.086cm" svg:y="13.3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9.549cm" svg:y="13.5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9.927cm" svg:y="13.5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6cm" svg:height="0.529cm" svg:x="20.361cm" svg:y="13.38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20.701cm" svg:y="13.3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6cm" svg:height="0.529cm" svg:x="20.924cm" svg:y="13.38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14cm" svg:height="0.537cm" svg:x="21.229cm" svg:y="13.54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464cm" svg:height="0.577cm" svg:x="21.966cm" svg:y="13.328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2.502cm" svg:y="13.52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2.88cm" svg:y="13.541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3.773cm" svg:y="13.272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1+width/2;x" smil:keyTimes="0;1"/>
                  <anim:animate smil:dur="0.5s" smil:fill="hold" smil:targetElement="id22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1+width/2;x" smil:keyTimes="0;1"/>
                  <anim:animate smil:dur="0.5s" smil:fill="hold" smil:targetElement="id2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1+width/2;x" smil:keyTimes="0;1"/>
                  <anim:animate smil:dur="0.5s" smil:fill="hold" smil:targetElement="id2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1+width/2;x" smil:keyTimes="0;1"/>
                  <anim:animate smil:dur="0.5s" smil:fill="hold" smil:targetElement="id2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1+width/2;x" smil:keyTimes="0;1"/>
                  <anim:animate smil:dur="0.5s" smil:fill="hold" smil:targetElement="id23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1+width/2;x" smil:keyTimes="0;1"/>
                  <anim:animate smil:dur="0.5s" smil:fill="hold" smil:targetElement="id2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1+width/2;x" smil:keyTimes="0;1"/>
                  <anim:animate smil:dur="0.5s" smil:fill="hold" smil:targetElement="id24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1+width/2;x" smil:keyTimes="0;1"/>
                  <anim:animate smil:dur="0.5s" smil:fill="hold" smil:targetElement="id24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13" draw:text-style-name="P6" draw:layer="layout" svg:width="26.754cm" svg:height="14.811cm" svg:x="0.8cm" svg:y="0.491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8"><text:tab/></text:span><text:span text:style-name="T18"> <text:s text:c="5"/></text:span></text:p>
            <text:p text:style-name="P5"><text:span text:style-name="T18"><text:tab/></text:span><text:span text:style-name="T18"><text:tab/></text:span><text:span text:style-name="T18"> 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21"><text:s text:c="30"/></text:span></text:p>
            <text:p text:style-name="P5"><text:span text:style-name="T9"><text:tab/></text:span></text:p>
          </draw:text-box>
        </draw:frame>
        <draw:g xml:id="id246" draw:id="id246">
          <svg:title>TexMaths</svg:title>
          <svg:desc>24§display§\text {. . . . . [ De’ Morgan's Law ] }§svg§600§FALSE§</svg:desc>
          <draw:polygon draw:style-name="gr2" draw:text-style-name="P7" draw:layer="layout" svg:width="10.414cm" svg:height="0.76cm" svg:x="16.628cm" svg:y="2.509cm" svg:viewBox="0 0 10415 761" draw:points="5207,761 0,761 0,0 10415,0 10415,761">
            <text:p/>
          </draw:polygon>
          <draw:path draw:style-name="gr3" draw:text-style-name="P8" draw:layer="layout" svg:width="0.091cm" svg:height="0.091cm" svg:x="16.659cm" svg:y="3.0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267cm" svg:y="3.0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76cm" svg:y="3.0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87cm" svg:y="3.0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095cm" svg:y="3.0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731cm" svg:y="2.467cm" svg:viewBox="0 0 117 845" draw:points="117,845 117,812 35,812 35,35 117,35 117,0 0,0 0,845">
            <text:p/>
          </draw:polygon>
          <draw:path draw:style-name="gr3" draw:text-style-name="P8" draw:layer="layout" svg:width="0.567cm" svg:height="0.577cm" svg:x="20.176cm" svg:y="2.523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8" draw:layer="layout" svg:width="0.327cm" svg:height="0.389cm" svg:x="20.816cm" svg:y="2.7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711cm" svg:height="0.577cm" svg:x="21.478cm" svg:y="2.523cm" svg:viewBox="0 0 712 578" svg:d="M173 19c-8-19-10-19-31-19h-142v27h21c63 0 65 9 65 38v425c0 23 0 61-86 61v27c29 0 71-2 100-2 27 0 69 2 98 2v-27c-87 0-87-38-87-61v-457l204 526c4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375cm" svg:height="0.389cm" svg:x="22.244cm" svg:y="2.7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85cm" svg:height="0.373cm" svg:x="22.667cm" svg:y="2.7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7cm" svg:height="0.558cm" svg:x="22.997cm" svg:y="2.71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3.431cm" svg:y="2.7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3.844cm" svg:y="2.7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03cm" svg:height="0.252cm" svg:x="24.358cm" svg:y="2.515cm" svg:viewBox="0 0 104 253" svg:d="M104 88c0-50-21-88-58-88-31 0-46 23-46 44 0 23 15 46 46 46 17 0 29-9 35-13 0-2 2-2 2-2 1 0 1 11 1 13 0 29-5 91-59 142-12 10-12 12-12 14 0 8 4 9 10 9 10 0 81-63 81-165z">
            <text:p/>
          </draw:path>
          <draw:path draw:style-name="gr3" draw:text-style-name="P8" draw:layer="layout" svg:width="0.277cm" svg:height="0.389cm" svg:x="24.549cm" svg:y="2.7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64cm" svg:height="0.577cm" svg:x="25.161cm" svg:y="2.523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5.697cm" svg:y="2.72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579cm" svg:height="0.373cm" svg:x="26.075cm" svg:y="2.73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6.968cm" svg:y="2.467cm" svg:viewBox="0 0 117 845" draw:points="117,0 0,0 0,35 83,35 83,812 0,812 0,845 117,845">
            <text:p/>
          </draw:polygon>
        </draw:g>
        <draw:g xml:id="id248" draw:id="id248">
          <svg:title>TexMaths</svg:title>
          <svg:desc>24§display§.\  .\   .\   .\   .\  \ [\ \sim ( \sim p ) = p  \ ] §svg§600§FALSE§</svg:desc>
          <draw:polygon draw:style-name="gr2" draw:text-style-name="P7" draw:layer="layout" svg:width="8.115cm" svg:height="0.759cm" svg:x="16.83cm" svg:y="4.012cm" svg:viewBox="0 0 8116 760" draw:points="4059,760 0,760 0,0 8116,0 8116,760">
            <text:p/>
          </draw:polygon>
          <draw:path draw:style-name="gr3" draw:text-style-name="P8" draw:layer="layout" svg:width="0.091cm" svg:height="0.091cm" svg:x="16.861cm" svg:y="4.5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375cm" svg:y="4.5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92cm" svg:y="4.5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06cm" svg:y="4.5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923cm" svg:y="4.513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746cm" svg:y="3.97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20.207cm" svg:y="4.293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197cm" svg:height="0.844cm" svg:x="21.137cm" svg:y="3.9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63cm" svg:height="0.199cm" svg:x="21.426cm" svg:y="4.293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441cm" svg:height="0.537cm" svg:x="22.244cm" svg:y="4.22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22.744cm" svg:y="3.9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2cm" svg:height="0.199cm" svg:x="23.304cm" svg:y="4.2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24.12cm" svg:y="4.22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olygon draw:style-name="gr3" draw:text-style-name="P8" draw:layer="layout" svg:width="0.116cm" svg:height="0.844cm" svg:x="24.871cm" svg:y="3.97cm" svg:viewBox="0 0 117 845" draw:points="117,0 0,0 0,35 83,35 83,812 0,812 0,845 117,845">
            <text:p/>
          </draw:polygon>
        </draw:g>
        <draw:g xml:id="id245" draw:id="id245">
          <svg:title>TexMaths</svg:title>
          <svg:desc>24§display§= \ \sim [ \ \sim ( p \wedge q) \ ] \ \wedge \sim ( p \ \vee \sim q ) \ ]



§svg§600§FALSE§</svg:desc>
          <draw:polygon draw:style-name="gr2" draw:text-style-name="P7" draw:layer="layout" svg:width="11.928cm" svg:height="0.76cm" svg:x="4.03cm" svg:y="2.517cm" svg:viewBox="0 0 11929 761" draw:points="5965,761 0,761 0,0 11929,0 11929,761">
            <text:p/>
          </draw:polygon>
          <draw:path draw:style-name="gr3" draw:text-style-name="P8" draw:layer="layout" svg:width="0.562cm" svg:height="0.199cm" svg:x="4.036cm" svg:y="2.79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63cm" svg:height="0.199cm" svg:x="4.971cm" svg:y="2.798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olygon draw:style-name="gr3" draw:text-style-name="P8" draw:layer="layout" svg:width="0.116cm" svg:height="0.844cm" svg:x="5.915cm" svg:y="2.475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6.376cm" svg:y="2.798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197cm" svg:height="0.844cm" svg:x="7.305cm" svg:y="2.47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7.522cm" svg:y="2.73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208cm" svg:y="2.60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8.945cm" svg:y="2.734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366cm" svg:y="2.47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9.945cm" svg:y="2.475cm" svg:viewBox="0 0 117 845" draw:points="117,0 0,0 0,35 83,35 83,812 0,812 0,845 117,845">
            <text:p/>
          </draw:polygon>
          <draw:path draw:style-name="gr3" draw:text-style-name="P8" draw:layer="layout" svg:width="0.469cm" svg:height="0.523cm" svg:x="10.489cm" svg:y="2.60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1.286cm" svg:y="2.798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197cm" svg:height="0.844cm" svg:x="12.213cm" svg:y="2.47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12.43cm" svg:y="2.73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3.209cm" svg:y="2.604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563cm" svg:height="0.199cm" svg:x="14.006cm" svg:y="2.798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14.884cm" svg:y="2.734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5.304cm" svg:y="2.47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5.884cm" svg:y="2.475cm" svg:viewBox="0 0 117 845" draw:points="117,0 0,0 0,35 83,35 83,812 0,812 0,845 117,845">
            <text:p/>
          </draw:polygon>
        </draw:g>
        <draw:g xml:id="id247" draw:id="id247">
          <svg:title>TexMaths</svg:title>
          <svg:desc>24§display§= \ ( p \wedge q) \ \wedge \sim ( p \ \vee \sim q ) \ ]
§svg§600§FALSE§</svg:desc>
          <draw:polygon draw:style-name="gr2" draw:text-style-name="P7" draw:layer="layout" svg:width="9.351cm" svg:height="0.76cm" svg:x="4.031cm" svg:y="4.018cm" svg:viewBox="0 0 9352 761" draw:points="4675,761 0,761 0,0 9352,0 9352,761">
            <text:p/>
          </draw:polygon>
          <draw:path draw:style-name="gr3" draw:text-style-name="P8" draw:layer="layout" svg:width="0.562cm" svg:height="0.199cm" svg:x="4.037cm" svg:y="4.2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5.244cm" svg:y="3.97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5.461cm" svg:y="4.235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6.147cm" svg:y="4.105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6.884cm" svg:y="4.235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7.304cm" svg:y="3.97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7.913cm" svg:y="4.105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8.708cm" svg:y="4.299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197cm" svg:height="0.844cm" svg:x="9.635cm" svg:y="3.97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9.854cm" svg:y="4.235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633cm" svg:y="4.105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563cm" svg:height="0.199cm" svg:x="11.428cm" svg:y="4.299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12.308cm" svg:y="4.235cm" svg:viewBox="0 0 349 538" svg:d="M349 10c0-4-2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728cm" svg:y="3.97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3.308cm" svg:y="3.976cm" svg:viewBox="0 0 117 845" draw:points="117,0 0,0 0,35 83,35 83,812 0,812 0,845 117,845">
            <text:p/>
          </draw:polygon>
        </draw:g>
        <draw:g xml:id="id254" draw:id="id254">
          <svg:title>TexMaths</svg:title>
          <svg:desc>24§display§\text {. . . . . [ Associative Law ] }§svg§600§FALSE§</svg:desc>
          <draw:polygon draw:style-name="gr2" draw:text-style-name="P7" draw:layer="layout" svg:width="9.842cm" svg:height="0.76cm" svg:x="16.629cm" svg:y="8.41cm" svg:viewBox="0 0 9843 761" draw:points="4920,761 0,761 0,0 9843,0 9843,761">
            <text:p/>
          </draw:polygon>
          <draw:path draw:style-name="gr3" draw:text-style-name="P8" draw:layer="layout" svg:width="0.091cm" svg:height="0.091cm" svg:x="16.66cm" svg:y="8.9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268cm" svg:y="8.9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77cm" svg:y="8.9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87cm" svg:y="8.91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096cm" svg:y="8.91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731cm" svg:y="8.368cm" svg:viewBox="0 0 117 845" draw:points="117,845 117,812 35,812 35,35 117,35 117,0 0,0 0,845">
            <text:p/>
          </draw:polygon>
          <draw:path draw:style-name="gr3" draw:text-style-name="P8" draw:layer="layout" svg:width="0.579cm" svg:height="0.606cm" svg:x="20.175cm" svg:y="8.397cm" svg:viewBox="0 0 580 607" svg:d="M309 17c-4-11-6-17-19-17-14 0-15 6-19 17l-177 505c-15 45-48 56-94 58v27c19-2 56-4 86-4 27 0 71 2 98 4v-27c-42 0-63-21-63-44 0-2 0-10 0-12l40-111h210l44 129c0 3 2 9 2 13 0 25-46 25-70 25v27c31-4 89-4 121-4 37 0 75 2 112 4v-27h-16c-50 0-63-6-71-35zM265 111l96 275h-190z">
            <text:p/>
          </draw:path>
          <draw:path draw:style-name="gr3" draw:text-style-name="P8" draw:layer="layout" svg:width="0.277cm" svg:height="0.389cm" svg:x="20.808cm" svg:y="8.623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21.14cm" svg:y="8.623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21.469cm" svg:y="8.6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22cm" svg:height="0.389cm" svg:x="21.92cm" svg:y="8.623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81cm" svg:height="0.566cm" svg:x="22.294cm" svg:y="8.4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81cm" svg:height="0.389cm" svg:x="22.536cm" svg:y="8.623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6cm" svg:height="0.529cm" svg:x="22.937cm" svg:y="8.481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23.277cm" svg:y="8.4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3cm" svg:x="23.5cm" svg:y="8.637cm" svg:viewBox="0 0 415 374" svg:d="M336 83c8-20 23-56 79-56v-27c-20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23.93cm" svg:y="8.6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64cm" svg:height="0.577cm" svg:x="24.59cm" svg:y="8.424cm" svg:viewBox="0 0 465 578" svg:d="M465 359h-22c-9 87-21 192-170 192h-70c-38 0-40-6-40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5.124cm" svg:y="8.623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5.502cm" svg:y="8.637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7-17l87-240 86 242c4 10 6 15 18 15 9 0 13-7 15-15z">
            <text:p/>
          </draw:path>
          <draw:polygon draw:style-name="gr3" draw:text-style-name="P8" draw:layer="layout" svg:width="0.116cm" svg:height="0.844cm" svg:x="26.395cm" svg:y="8.368cm" svg:viewBox="0 0 117 845" draw:points="117,0 0,0 0,35 83,35 83,812 0,812 0,845 117,845">
            <text:p/>
          </draw:polygon>
        </draw:g>
        <draw:g xml:id="id257" draw:id="id257">
          <svg:title>TexMaths</svg:title>
          <svg:desc>24§display§= \ ( F \wedge q \ ) \ \wedge q§svg§600§FALSE§</svg:desc>
          <draw:polygon draw:style-name="gr2" draw:text-style-name="P7" draw:layer="layout" svg:width="5.628cm" svg:height="0.759cm" svg:x="4.035cm" svg:y="11.123cm" svg:viewBox="0 0 5629 760" draw:points="2814,760 0,760 0,0 5629,0 5629,760">
            <text:p/>
          </draw:polygon>
          <draw:path draw:style-name="gr3" draw:text-style-name="P8" draw:layer="layout" svg:width="0.561cm" svg:height="0.199cm" svg:x="4.041cm" svg:y="11.40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197cm" svg:height="0.844cm" svg:x="5.248cm" svg:y="11.08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6cm" svg:height="0.575cm" svg:x="5.525cm" svg:y="11.141cm" svg:viewBox="0 0 601 576" svg:d="M225 300h82c64 0 69 15 69 38 0 6 0 17-5 42-2 4-2 8-2 10 0 6 3 9 9 9 8 0 8-1 14-17l46-184c2-10 2-12 2-14s-2-9-10-9c-10 0-10 4-13 19-18 65-37 81-110 81h-77l56-215c6-31 8-33 44-33h113c104 0 123 27 123 92 0 19 0 23-2 46-2 12-2 14-2 16 0 3 2 9 10 9 10 0 10-4 12-21l17-146c2-23-2-23-23-23h-415c-17 0-25 0-25 17 0 10 8 10 23 10 31 0 56 0 56 15 0 2 0 4-4 19l-113 448c-8 34-10 40-77 40-13 0-23 0-23 16 0 11 10 11 13 11 23 0 87-4 112-4 27 0 98 4 125 4 7 0 19 0 19-17 0-6-6-8-6-8-2-2-4-2-23-2s-23 0-44-2c-25-2-27-5-27-17 0-2 0-6 2-19z">
            <text:p/>
          </draw:path>
          <draw:path draw:style-name="gr3" draw:text-style-name="P8" draw:layer="layout" svg:width="0.469cm" svg:height="0.523cm" svg:x="6.385cm" svg:y="11.21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7.122cm" svg:y="11.34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  <draw:path draw:style-name="gr3" draw:text-style-name="P8" draw:layer="layout" svg:width="0.197cm" svg:height="0.844cm" svg:x="7.825cm" svg:y="11.08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8.619cm" svg:y="11.21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9.357cm" svg:y="11.34cm" svg:viewBox="0 0 349 538" svg:d="M349 10c0-4-2-10-7-10-10 0-44 35-58 60-19-47-52-60-81-60-99 0-203 125-203 248 0 82 50 136 111 136 37 0 71-21 100-52-8 31-34 144-36 152-8 25-16 27-62 29-11 0-19 0-19 17 0 0 0 8 10 8 28 0 57-2 86-2s58 2 86 2c4 0 16 0 16-16 0-9-8-9-21-9-43 0-43-6-43-14 0-5 2-11 4-19zM115 365c-52 0-55-65-55-79 0-42 24-134 40-169 25-63 69-98 103-98 56 0 68 67 68 73s-46 192-48 194c-14 25-62 79-108 79z">
            <text:p/>
          </draw:path>
        </draw:g>
        <draw:g xml:id="id258" draw:id="id258">
          <svg:title>TexMaths</svg:title>
          <svg:desc>24§display§\text {. . . . . [ Complement Law ] }§svg§600§FALSE§</svg:desc>
          <draw:polygon draw:style-name="gr2" draw:text-style-name="P7" draw:layer="layout" svg:width="10.371cm" svg:height="0.76cm" svg:x="16.631cm" svg:y="11.212cm" svg:viewBox="0 0 10372 761" draw:points="5186,761 0,761 0,0 10372,0 10372,761">
            <text:p/>
          </draw:polygon>
          <draw:path draw:style-name="gr3" draw:text-style-name="P8" draw:layer="layout" svg:width="0.091cm" svg:height="0.091cm" svg:x="16.662cm" svg:y="11.7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27cm" svg:y="11.7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79cm" svg:y="11.7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9cm" svg:y="11.71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098cm" svg:y="11.713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734cm" svg:y="11.17cm" svg:viewBox="0 0 117 845" draw:points="117,845 117,812 35,812 35,35 117,35 117,0 0,0 0,845">
            <text:p/>
          </draw:polygon>
          <draw:path draw:style-name="gr3" draw:text-style-name="P8" draw:layer="layout" svg:width="0.515cm" svg:height="0.614cm" svg:x="20.198cm" svg:y="11.208cm" svg:viewBox="0 0 516 615" svg:d="M0 307c0 175 136 308 294 308 138 0 222-118 222-216 0-7 0-13-11-13-10 0-10 4-10 13-7 121-98 191-190 191-52 0-219-29-219-283 0-251 166-280 217-280 93 0 169 77 185 200 2 11 2 15 13 15 15 0 15-4 15-21v-200c0-15 0-21-9-21-4 0-8 0-14 10l-42 63c-32-31-75-73-157-73-158 0-294 134-294 307z">
            <text:p/>
          </draw:path>
          <draw:path draw:style-name="gr3" draw:text-style-name="P8" draw:layer="layout" svg:width="0.375cm" svg:height="0.389cm" svg:x="20.784cm" svg:y="11.42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659cm" svg:height="0.373cm" svg:x="21.208cm" svg:y="11.429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418cm" svg:height="0.537cm" svg:x="21.907cm" svg:y="11.429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22.381cm" svg:y="11.218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27cm" svg:height="0.389cm" svg:x="22.61cm" svg:y="11.42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659cm" svg:height="0.373cm" svg:x="22.988cm" svg:y="11.42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23.689cm" svg:y="11.42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24.067cm" svg:y="11.42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24.501cm" svg:y="11.28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64cm" svg:height="0.577cm" svg:x="25.121cm" svg:y="11.226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5.657cm" svg:y="11.42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6.035cm" svg:y="11.439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olygon draw:style-name="gr3" draw:text-style-name="P8" draw:layer="layout" svg:width="0.116cm" svg:height="0.844cm" svg:x="26.928cm" svg:y="11.17cm" svg:viewBox="0 0 117 845" draw:points="117,0 0,0 0,35 83,35 83,812 0,812 0,845 117,845">
            <text:p/>
          </draw:polygon>
        </draw:g>
        <draw:g xml:id="id259" draw:id="id259">
          <svg:title>TexMaths</svg:title>
          <svg:desc>24§display§= \ F \ \wedge q§svg§600§FALSE§</svg:desc>
          <draw:polygon draw:style-name="gr2" draw:text-style-name="P7" draw:layer="layout" svg:width="3.348cm" svg:height="0.654cm" svg:x="4.037cm" svg:y="12.423cm" svg:viewBox="0 0 3349 655" draw:points="1674,655 0,655 0,0 3349,0 3349,655">
            <text:p/>
          </draw:polygon>
          <draw:path draw:style-name="gr3" draw:text-style-name="P8" draw:layer="layout" svg:width="0.562cm" svg:height="0.199cm" svg:x="4.043cm" svg:y="12.64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6cm" svg:height="0.575cm" svg:x="5.199cm" svg:y="12.381cm" svg:viewBox="0 0 601 576" svg:d="M225 299h82c64 0 69 16 69 39 0 6 0 17-5 42-2 4-2 8-2 10 0 5 4 9 9 9 8 0 8-2 14-17l46-184c2-10 2-12 2-14s-2-9-10-9c-9 0-9 4-13 19-18 65-37 80-110 80h-77l56-214c6-31 8-33 44-33h114c103 0 122 27 122 92 0 19 0 23-1 46-2 12-2 14-2 15 0 4 2 10 9 10 10 0 10-4 12-21l17-146c2-23-2-23-23-23h-415c-17 0-25 0-25 17 0 10 8 10 23 10 31 0 56 0 56 15 0 2 0 4-4 19l-113 448c-8 34-10 40-77 40-13 0-23 0-23 15 0 12 10 12 13 12 23 0 87-4 112-4 27 0 98 4 125 4 7 0 19 0 19-17 0-6-6-8-6-8-2-2-4-2-23-2s-23 0-44-2c-25-2-27-6-27-17 0-2 0-6 2-19z">
            <text:p/>
          </draw:path>
          <draw:path draw:style-name="gr3" draw:text-style-name="P8" draw:layer="layout" svg:width="0.469cm" svg:height="0.523cm" svg:x="6.341cm" svg:y="12.45cm" svg:viewBox="0 0 470 524" svg:d="M255 17c-7-13-11-17-19-17-11 0-13 6-19 17l-211 474c-6 10-6 12-6 18 0 7 8 15 17 15 6 0 12 0 19-17l200-449 198 449c8 17 17 17 19 17 10 0 17-8 17-15 0-2 0-4-3-14z">
            <text:p/>
          </draw:path>
          <draw:path draw:style-name="gr3" draw:text-style-name="P8" draw:layer="layout" svg:width="0.348cm" svg:height="0.536cm" svg:x="7.079cm" svg:y="12.583cm" svg:viewBox="0 0 349 537" svg:d="M349 10c0-4-1-10-7-10-10 0-44 35-58 60-19-47-52-60-80-60-100 0-204 125-204 248 0 82 50 136 111 136 37 0 71-21 100-52-7 31-34 144-36 152-8 25-16 27-62 29-11 0-19 0-19 17 0 0 0 7 10 7 28 0 57-1 86-1s58 1 87 1c3 0 15 0 15-15 0-9-8-9-21-9-43 0-43-6-43-14 0-6 2-11 4-19zM115 365c-52 0-55-66-55-79 0-42 24-134 40-169 25-63 69-98 104-98 55 0 67 67 67 73s-46 192-48 194c-14 25-62 79-108 79z">
            <text:p/>
          </draw:path>
        </draw:g>
        <draw:g xml:id="id260" draw:id="id260">
          <svg:title>TexMaths</svg:title>
          <svg:desc>24§display§\text {. . . . . [ Identity Law ] }§svg§600§FALSE§</svg:desc>
          <draw:polygon draw:style-name="gr2" draw:text-style-name="P7" draw:layer="layout" svg:width="8.614cm" svg:height="0.76cm" svg:x="16.633cm" svg:y="12.514cm" svg:viewBox="0 0 8615 761" draw:points="4308,761 0,761 0,0 8615,0 8615,761">
            <text:p/>
          </draw:polygon>
          <draw:path draw:style-name="gr3" draw:text-style-name="P8" draw:layer="layout" svg:width="0.091cm" svg:height="0.091cm" svg:x="16.664cm" svg:y="13.01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272cm" svg:y="13.01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81cm" svg:y="13.01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91cm" svg:y="13.01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1cm" svg:y="13.015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736cm" svg:y="12.472cm" svg:viewBox="0 0 117 845" draw:points="117,845 117,812 35,812 35,35 117,35 117,0 0,0 0,845">
            <text:p/>
          </draw:polygon>
          <draw:path draw:style-name="gr3" draw:text-style-name="P8" draw:layer="layout" svg:width="0.258cm" svg:height="0.577cm" svg:x="20.175cm" svg:y="12.528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418cm" svg:height="0.596cm" svg:x="20.486cm" svg:y="12.5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20.949cm" svg:y="12.7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21.327cm" svg:y="12.7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6cm" svg:height="0.529cm" svg:x="21.761cm" svg:y="12.58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22.101cm" svg:y="12.5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6cm" svg:height="0.529cm" svg:x="22.324cm" svg:y="12.58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14cm" svg:height="0.537cm" svg:x="22.629cm" svg:y="12.74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464cm" svg:height="0.577cm" svg:x="23.366cm" svg:y="12.528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3.902cm" svg:y="12.72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4.28cm" svg:y="12.741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5.173cm" svg:y="12.472cm" svg:viewBox="0 0 117 845" draw:points="117,0 0,0 0,35 83,35 83,812 0,812 0,845 117,845">
            <text:p/>
          </draw:polygon>
        </draw:g>
        <draw:g xml:id="id244" draw:id="id244">
          <svg:title>TexMaths</svg:title>
          <svg:desc>24§display§\text {(iv) } \sim [ \ \sim ( p \wedge q) \vee ( p \ \vee \sim q) \ ]§svg§600§FALSE§</svg:desc>
          <draw:polygon draw:style-name="gr2" draw:text-style-name="P7" draw:layer="layout" svg:width="11.297cm" svg:height="0.76cm" svg:x="2.229cm" svg:y="0.905cm" svg:viewBox="0 0 11298 761" draw:points="5649,761 0,761 0,0 11298,0 11298,761">
            <text:p/>
          </draw:polygon>
          <draw:path draw:style-name="gr3" draw:text-style-name="P8" draw:layer="layout" svg:width="0.197cm" svg:height="0.844cm" svg:x="2.269cm" svg:y="0.86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181cm" svg:height="0.566cm" svg:x="2.542cm" svg:y="0.9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3cm" svg:x="2.765cm" svg:y="1.132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197cm" svg:height="0.844cm" svg:x="3.243cm" svg:y="0.86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4cm" svg:height="0.199cm" svg:x="4.084cm" svg:y="1.186cm" svg:viewBox="0 0 565 200" svg:d="M565 29c0-19-6-29-12-29-4 0-12 8-12 23-3 83-59 129-119 129-53 0-94-37-136-73-42-41-86-79-144-79-92 0-142 94-142 171 0 27 12 27 12 27 9 0 11-17 11-19 4-94 67-131 119-131 54 0 94 37 136 73 43 38 87 79 144 79 93 0 143-94 143-171z">
            <text:p/>
          </draw:path>
          <draw:polygon draw:style-name="gr3" draw:text-style-name="P8" draw:layer="layout" svg:width="0.116cm" svg:height="0.844cm" svg:x="5.028cm" svg:y="0.863cm" svg:viewBox="0 0 117 845" draw:points="117,845 117,812 35,812 35,35 117,35 117,0 0,0 0,845">
            <text:p/>
          </draw:polygon>
          <draw:path draw:style-name="gr3" draw:text-style-name="P8" draw:layer="layout" svg:width="0.564cm" svg:height="0.199cm" svg:x="5.489cm" svg:y="1.186cm" svg:viewBox="0 0 565 200" svg:d="M565 29c0-19-6-29-12-29-4 0-12 8-12 23-3 83-59 129-119 129-53 0-94-37-136-73-42-41-86-79-144-79-92 0-142 94-142 171 0 27 12 27 12 27 9 0 11-17 11-19 4-94 67-131 119-131 54 0 94 37 136 73 43 38 87 79 144 79 93 0 143-94 143-171z">
            <text:p/>
          </draw:path>
          <draw:path draw:style-name="gr3" draw:text-style-name="P8" draw:layer="layout" svg:width="0.197cm" svg:height="0.844cm" svg:x="6.419cm" svg:y="0.86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6.636cm" svg:y="1.12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7.321cm" svg:y="0.992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8.058cm" svg:y="1.122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8.479cm" svg:y="0.86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8.993cm" svg:y="0.992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197cm" svg:height="0.844cm" svg:x="9.779cm" svg:y="0.86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9.998cm" svg:y="1.12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775cm" svg:y="0.992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564cm" svg:height="0.199cm" svg:x="11.572cm" svg:y="1.186cm" svg:viewBox="0 0 565 200" svg:d="M565 29c0-19-6-29-12-29-4 0-12 8-12 23-3 83-59 129-119 129-53 0-94-37-136-73-42-41-86-79-144-79-92 0-142 94-142 171 0 27 12 27 12 27 9 0 11-17 11-19 4-94 67-131 119-131 54 0 94 37 136 73 43 38 87 79 144 79 93 0 143-94 143-171z">
            <text:p/>
          </draw:path>
          <draw:path draw:style-name="gr3" draw:text-style-name="P8" draw:layer="layout" svg:width="0.348cm" svg:height="0.537cm" svg:x="12.45cm" svg:y="1.122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872cm" svg:y="0.86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3.452cm" svg:y="0.863cm" svg:viewBox="0 0 117 845" draw:points="117,0 0,0 0,35 83,35 83,812 0,812 0,845 117,845">
            <text:p/>
          </draw:polygon>
        </draw:g>
        <draw:g xml:id="id249" draw:id="id249">
          <svg:title>TexMaths</svg:title>
          <svg:desc>24§display§= \ ( p \wedge q) \ \wedge  [ \ \sim p \ \wedge \sim ( \sim q ) \ ]§svg§600§FALSE§</svg:desc>
          <draw:polygon draw:style-name="gr2" draw:text-style-name="P7" draw:layer="layout" svg:width="10.896cm" svg:height="0.759cm" svg:x="4.033cm" svg:y="5.421cm" svg:viewBox="0 0 10897 760" draw:points="5448,760 0,760 0,0 10897,0 10897,760">
            <text:p/>
          </draw:polygon>
          <draw:path draw:style-name="gr3" draw:text-style-name="P8" draw:layer="layout" svg:width="0.562cm" svg:height="0.199cm" svg:x="4.039cm" svg:y="5.7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5.246cm" svg:y="5.37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5.463cm" svg:y="5.638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6.149cm" svg:y="5.508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6.886cm" svg:y="5.638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  <draw:path draw:style-name="gr3" draw:text-style-name="P8" draw:layer="layout" svg:width="0.197cm" svg:height="0.844cm" svg:x="7.306cm" svg:y="5.37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8.101cm" svg:y="5.508cm" svg:viewBox="0 0 470 524" svg:d="M255 17c-7-13-11-17-19-17-11 0-13 6-19 17l-211 475c-6 9-6 11-6 17 0 8 8 15 17 15 6 0 12 0 19-17l200-449 198 449c8 17 17 17 19 17 10 0 17-7 17-15 0-2 0-4-3-14z">
            <text:p/>
          </draw:path>
          <draw:polygon draw:style-name="gr3" draw:text-style-name="P8" draw:layer="layout" svg:width="0.116cm" svg:height="0.844cm" svg:x="8.904cm" svg:y="5.379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9.366cm" svg:y="5.702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441cm" svg:height="0.537cm" svg:x="10.184cm" svg:y="5.638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962cm" svg:y="5.508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1.758cm" svg:y="5.702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197cm" svg:height="0.844cm" svg:x="12.686cm" svg:y="5.37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563cm" svg:height="0.199cm" svg:x="12.977cm" svg:y="5.702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13.855cm" svg:y="5.638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  <draw:path draw:style-name="gr3" draw:text-style-name="P8" draw:layer="layout" svg:width="0.197cm" svg:height="0.844cm" svg:x="14.275cm" svg:y="5.37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4.855cm" svg:y="5.379cm" svg:viewBox="0 0 117 845" draw:points="117,0 0,0 0,35 83,35 83,812 0,812 0,845 117,845">
            <text:p/>
          </draw:polygon>
        </draw:g>
        <draw:g xml:id="id250" draw:id="id250">
          <svg:title>TexMaths</svg:title>
          <svg:desc>24§display§\text {. . . . . [ De’ Morgan’s Law ] }§svg§600§FALSE§</svg:desc>
          <draw:polygon draw:style-name="gr2" draw:text-style-name="P7" draw:layer="layout" svg:width="10.179cm" svg:height="0.759cm" svg:x="16.628cm" svg:y="5.509cm" svg:viewBox="0 0 10180 760" draw:points="5090,760 0,760 0,0 10180,0 10180,760">
            <text:p/>
          </draw:polygon>
          <draw:path draw:style-name="gr3" draw:text-style-name="P8" draw:layer="layout" svg:width="0.091cm" svg:height="0.091cm" svg:x="16.659cm" svg:y="6.0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267cm" svg:y="6.0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76cm" svg:y="6.0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87cm" svg:y="6.0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095cm" svg:y="6.0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731cm" svg:y="5.467cm" svg:viewBox="0 0 117 845" draw:points="117,845 117,812 35,812 35,35 117,35 117,0 0,0 0,845">
            <text:p/>
          </draw:polygon>
          <draw:path draw:style-name="gr3" draw:text-style-name="P8" draw:layer="layout" svg:width="0.567cm" svg:height="0.577cm" svg:x="20.176cm" svg:y="5.523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8" draw:layer="layout" svg:width="0.327cm" svg:height="0.389cm" svg:x="20.815cm" svg:y="5.7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711cm" svg:height="0.577cm" svg:x="21.478cm" svg:y="5.523cm" svg:viewBox="0 0 712 578" svg:d="M173 19c-8-19-10-19-31-19h-142v27h21c63 0 65 9 65 38v425c0 23 0 61-86 61v27c29 0 71-2 100-2 27 0 69 2 98 2v-27c-87 0-87-38-87-61v-457l204 526c4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8" draw:layer="layout" svg:width="0.375cm" svg:height="0.389cm" svg:x="22.244cm" svg:y="5.7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85cm" svg:height="0.373cm" svg:x="22.666cm" svg:y="5.7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7cm" svg:height="0.558cm" svg:x="22.997cm" svg:y="5.71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3.431cm" svg:y="5.7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3.843cm" svg:y="5.7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77cm" svg:height="0.389cm" svg:x="24.314cm" svg:y="5.7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64cm" svg:height="0.577cm" svg:x="24.926cm" svg:y="5.523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5.462cm" svg:y="5.7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5.84cm" svg:y="5.73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olygon draw:style-name="gr3" draw:text-style-name="P8" draw:layer="layout" svg:width="0.116cm" svg:height="0.844cm" svg:x="26.733cm" svg:y="5.467cm" svg:viewBox="0 0 117 845" draw:points="117,0 0,0 0,35 83,35 83,812 0,812 0,845 117,845">
            <text:p/>
          </draw:polygon>
        </draw:g>
        <draw:g xml:id="id251" draw:id="id251">
          <svg:title>TexMaths</svg:title>
          <svg:desc>24§display§= \ ( p \wedge q) \ \wedge  ( \ \sim p \ \wedge q \ ) §svg§600§FALSE§</svg:desc>
          <draw:polygon draw:style-name="gr2" draw:text-style-name="P7" draw:layer="layout" svg:width="8.803cm" svg:height="0.759cm" svg:x="4.034cm" svg:y="6.924cm" svg:viewBox="0 0 8804 760" draw:points="4402,760 0,760 0,0 8804,0 8804,760">
            <text:p/>
          </draw:polygon>
          <draw:path draw:style-name="gr3" draw:text-style-name="P8" draw:layer="layout" svg:width="0.561cm" svg:height="0.199cm" svg:x="4.04cm" svg:y="7.20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197cm" svg:height="0.844cm" svg:x="5.247cm" svg:y="6.882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441cm" svg:height="0.537cm" svg:x="5.464cm" svg:y="7.14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6.15cm" svg:y="7.011cm" svg:viewBox="0 0 470 524" svg:d="M255 17c-7-13-11-17-19-17-11 0-13 6-19 17l-211 475c-6 9-6 11-6 17 0 8 8 15 17 15 6 0 12 0 19-17l200-449 198 449c8 17 17 17 19 17 10 0 17-7 17-15 0-2 0-4-4-14z">
            <text:p/>
          </draw:path>
          <draw:path draw:style-name="gr3" draw:text-style-name="P8" draw:layer="layout" svg:width="0.348cm" svg:height="0.537cm" svg:x="6.887cm" svg:y="7.141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  <draw:path draw:style-name="gr3" draw:text-style-name="P8" draw:layer="layout" svg:width="0.197cm" svg:height="0.844cm" svg:x="7.307cm" svg:y="6.88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69cm" svg:height="0.523cm" svg:x="8.102cm" svg:y="7.011cm" svg:viewBox="0 0 470 524" svg:d="M255 17c-7-13-11-17-19-17-11 0-13 6-19 17l-211 475c-6 9-6 11-6 17 0 8 8 15 17 15 6 0 12 0 19-17l200-449 198 449c8 17 17 17 19 17 10 0 17-7 17-15 0-2 0-4-4-14z">
            <text:p/>
          </draw:path>
          <draw:path draw:style-name="gr3" draw:text-style-name="P8" draw:layer="layout" svg:width="0.197cm" svg:height="0.844cm" svg:x="8.889cm" svg:y="6.882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563cm" svg:height="0.199cm" svg:x="9.461cm" svg:y="7.205cm" svg:viewBox="0 0 564 200" svg:d="M564 29c0-19-5-29-11-29-4 0-12 8-12 23-3 83-59 129-119 129-53 0-94-37-136-73-42-41-86-79-144-79-92 0-142 94-142 171 0 27 12 27 12 27 9 0 11-17 11-19 4-94 67-131 119-131 54 0 94 37 136 73 43 38 87 79 144 79 92 0 142-94 142-171z">
            <text:p/>
          </draw:path>
          <draw:path draw:style-name="gr3" draw:text-style-name="P8" draw:layer="layout" svg:width="0.441cm" svg:height="0.537cm" svg:x="10.277cm" svg:y="7.14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1.244cm" svg:y="7.011cm" svg:viewBox="0 0 470 524" svg:d="M255 17c-7-13-11-17-19-17-11 0-13 6-19 17l-211 475c-6 9-6 11-6 17 0 8 8 15 17 15 6 0 12 0 19-17l200-449 198 449c8 17 17 17 19 17 10 0 17-7 17-15 0-2 0-4-4-14z">
            <text:p/>
          </draw:path>
          <draw:path draw:style-name="gr3" draw:text-style-name="P8" draw:layer="layout" svg:width="0.348cm" svg:height="0.537cm" svg:x="11.982cm" svg:y="7.141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  <draw:path draw:style-name="gr3" draw:text-style-name="P8" draw:layer="layout" svg:width="0.197cm" svg:height="0.844cm" svg:x="12.682cm" svg:y="6.882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52" draw:id="id252">
          <svg:title>TexMaths</svg:title>
          <svg:desc>24§display§.\  .\   .\   .\   .\  \ [\ \sim ( \sim p ) = p  \ ] §svg§600§FALSE§</svg:desc>
          <draw:polygon draw:style-name="gr2" draw:text-style-name="P7" draw:layer="layout" svg:width="8.115cm" svg:height="0.759cm" svg:x="16.83cm" svg:y="6.913cm" svg:viewBox="0 0 8116 760" draw:points="4059,760 0,760 0,0 8116,0 8116,760">
            <text:p/>
          </draw:polygon>
          <draw:path draw:style-name="gr3" draw:text-style-name="P8" draw:layer="layout" svg:width="0.091cm" svg:height="0.091cm" svg:x="16.861cm" svg:y="7.414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375cm" svg:y="7.414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92cm" svg:y="7.414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06cm" svg:y="7.414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923cm" svg:y="7.414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746cm" svg:y="6.871cm" svg:viewBox="0 0 117 845" draw:points="117,845 117,812 35,812 35,35 117,35 117,0 0,0 0,845">
            <text:p/>
          </draw:polygon>
          <draw:path draw:style-name="gr3" draw:text-style-name="P8" draw:layer="layout" svg:width="0.563cm" svg:height="0.199cm" svg:x="20.207cm" svg:y="7.194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197cm" svg:height="0.844cm" svg:x="21.137cm" svg:y="6.87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63cm" svg:height="0.199cm" svg:x="21.426cm" svg:y="7.194cm" svg:viewBox="0 0 564 200" svg:d="M564 29c0-19-5-29-11-29-4 0-12 8-12 23-3 83-59 129-119 129-53 0-94-37-136-73-42-41-86-79-144-79-92 0-142 94-142 171 0 27 12 27 12 27 9 0 11-17 11-19 4-94 67-131 119-131 54 0 94 36 136 73 43 38 87 79 144 79 93 0 142-94 142-171z">
            <text:p/>
          </draw:path>
          <draw:path draw:style-name="gr3" draw:text-style-name="P8" draw:layer="layout" svg:width="0.441cm" svg:height="0.537cm" svg:x="22.244cm" svg:y="7.1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22.744cm" svg:y="6.87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2cm" svg:height="0.199cm" svg:x="23.304cm" svg:y="7.19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24.12cm" svg:y="7.1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olygon draw:style-name="gr3" draw:text-style-name="P8" draw:layer="layout" svg:width="0.116cm" svg:height="0.844cm" svg:x="24.871cm" svg:y="6.871cm" svg:viewBox="0 0 117 845" draw:points="117,0 0,0 0,35 83,35 83,812 0,812 0,845 117,845">
            <text:p/>
          </draw:polygon>
        </draw:g>
        <draw:g xml:id="id253" draw:id="id253">
          <svg:title>TexMaths</svg:title>
          <svg:desc>24§display§= \ ( p \wedge q \ \wedge \sim p ) \ \wedge q §svg§600§FALSE§</svg:desc>
          <draw:polygon draw:style-name="gr2" draw:text-style-name="P7" draw:layer="layout" svg:width="7.505cm" svg:height="0.76cm" svg:x="4.034cm" svg:y="8.327cm" svg:viewBox="0 0 7506 761" draw:points="3754,761 0,761 0,0 7506,0 7506,761">
            <text:p/>
          </draw:polygon>
          <draw:path draw:style-name="gr3" draw:text-style-name="P8" draw:layer="layout" svg:width="0.562cm" svg:height="0.199cm" svg:x="4.04cm" svg:y="8.6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5.248cm" svg:y="8.28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5.464cm" svg:y="8.54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6.15cm" svg:y="8.41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6.887cm" svg:y="8.544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7.588cm" svg:y="8.41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8.385cm" svg:y="8.608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9.201cm" svg:y="8.54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9.7cm" svg:y="8.28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495cm" svg:y="8.41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1.233cm" svg:y="8.544cm" svg:viewBox="0 0 349 538" svg:d="M349 10c0-4-1-10-7-10-10 0-44 35-58 60-19-47-52-60-80-60-100 0-204 125-204 248 0 82 50 136 111 136 37 0 71-21 100-52-7 31-34 144-36 152-8 25-16 27-62 29-11 0-19 0-19 17 0 0 0 8 10 8 28 0 57-2 86-2s58 2 86 2c4 0 16 0 16-16 0-9-8-9-23-9-41 0-41-6-41-14 0-5 2-11 4-19zM115 365c-52 0-55-65-55-79 0-42 24-134 40-169 25-63 69-98 104-98 55 0 67 67 67 73s-46 192-48 194c-14 25-62 79-108 79z">
            <text:p/>
          </draw:path>
        </draw:g>
        <draw:g xml:id="id256" draw:id="id256">
          <svg:title>TexMaths</svg:title>
          <svg:desc>24§display§\text {. . . . . [ Commutative Law ] }§svg§600§FALSE§</svg:desc>
          <draw:polygon draw:style-name="gr2" draw:text-style-name="P7" draw:layer="layout" svg:width="10.699cm" svg:height="0.759cm" svg:x="16.629cm" svg:y="9.811cm" svg:viewBox="0 0 10700 760" draw:points="5351,760 0,760 0,0 10700,0 10700,760">
            <text:p/>
          </draw:polygon>
          <draw:path draw:style-name="gr3" draw:text-style-name="P8" draw:layer="layout" svg:width="0.091cm" svg:height="0.091cm" svg:x="16.66cm" svg:y="10.3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268cm" svg:y="10.3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77cm" svg:y="10.3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87cm" svg:y="10.3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096cm" svg:y="10.312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732cm" svg:y="9.769cm" svg:viewBox="0 0 117 845" draw:points="117,845 117,812 35,812 35,35 117,35 117,0 0,0 0,845">
            <text:p/>
          </draw:polygon>
          <draw:path draw:style-name="gr3" draw:text-style-name="P8" draw:layer="layout" svg:width="0.515cm" svg:height="0.614cm" svg:x="20.196cm" svg:y="9.807cm" svg:viewBox="0 0 516 615" svg:d="M0 307c0 175 136 308 294 308 138 0 222-118 222-216 0-7 0-13-11-13-10 0-10 4-10 13-7 121-98 191-190 191-52 0-219-29-219-283 0-251 166-280 217-280 93 0 169 77 185 200 2 11 2 15 13 15 15 0 15-4 15-21v-200c0-15 0-21-9-21-4 0-8 0-14 10l-42 63c-32-31-75-73-157-73-158 0-294 134-294 307z">
            <text:p/>
          </draw:path>
          <draw:path draw:style-name="gr3" draw:text-style-name="P8" draw:layer="layout" svg:width="0.375cm" svg:height="0.389cm" svg:x="20.782cm" svg:y="10.02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659cm" svg:height="0.373cm" svg:x="21.206cm" svg:y="10.028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659cm" svg:height="0.373cm" svg:x="21.909cm" svg:y="10.028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425cm" svg:height="0.383cm" svg:x="22.588cm" svg:y="10.02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6cm" svg:height="0.529cm" svg:x="23.045cm" svg:y="9.88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81cm" svg:height="0.389cm" svg:x="23.393cm" svg:y="10.02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4cm" svg:height="0.529cm" svg:x="23.796cm" svg:y="9.88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24.136cm" svg:y="9.8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3cm" svg:x="24.359cm" svg:y="10.038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24.787cm" svg:y="10.02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64cm" svg:height="0.577cm" svg:x="25.447cm" svg:y="9.825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5.983cm" svg:y="10.02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6.361cm" svg:y="10.03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7.254cm" svg:y="9.769cm" svg:viewBox="0 0 117 845" draw:points="117,0 0,0 0,35 83,35 83,812 0,812 0,845 117,845">
            <text:p/>
          </draw:polygon>
        </draw:g>
        <draw:g xml:id="id255" draw:id="id255">
          <svg:title>TexMaths</svg:title>
          <svg:desc>24§display§= \ ( p \ \wedge \sim p \wedge q  ) \ \wedge q §svg§600§FALSE§</svg:desc>
          <draw:polygon draw:style-name="gr2" draw:text-style-name="P7" draw:layer="layout" svg:width="7.505cm" svg:height="0.759cm" svg:x="4.034cm" svg:y="9.728cm" svg:viewBox="0 0 7506 760" draw:points="3754,760 0,760 0,0 7506,0 7506,760">
            <text:p/>
          </draw:polygon>
          <draw:path draw:style-name="gr3" draw:text-style-name="P8" draw:layer="layout" svg:width="0.562cm" svg:height="0.199cm" svg:x="4.04cm" svg:y="10.0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5.248cm" svg:y="9.68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5.464cm" svg:y="9.945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6.244cm" svg:y="9.815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7.041cm" svg:y="10.009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7.857cm" svg:y="9.945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542cm" svg:y="9.815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9.28cm" svg:y="9.945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7cm" svg:y="9.68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495cm" svg:y="9.815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1.233cm" svg:y="9.945cm" svg:viewBox="0 0 349 538" svg:d="M349 10c0-4-1-10-7-10-10 0-44 35-58 60-19-47-52-60-80-60-100 0-204 125-204 248 0 82 50 136 111 136 37 0 71-21 100-52-7 31-34 144-36 152-8 25-16 27-62 29-11 0-19 0-19 17 0 0 0 8 10 8 28 0 57-2 86-2s58 2 86 2c4 0 16 0 16-16 0-9-8-9-23-9-41 0-41-6-41-14 0-5 2-11 4-19zM115 365c-52 0-55-65-55-79 0-42 24-134 40-169 25-63 69-98 104-98 55 0 67 67 67 73s-46 192-48 194c-14 25-62 79-108 79z">
            <text:p/>
          </draw:path>
        </draw:g>
        <draw:g xml:id="id261" draw:id="id261">
          <svg:title>TexMaths</svg:title>
          <svg:desc>24§display§= \ F §svg§600§FALSE§</svg:desc>
          <draw:polygon draw:style-name="gr2" draw:text-style-name="P7" draw:layer="layout" svg:width="1.721cm" svg:height="0.491cm" svg:x="4.039cm" svg:y="13.723cm" svg:viewBox="0 0 1722 492" draw:points="862,492 0,492 0,0 1722,0 1722,492">
            <text:p/>
          </draw:polygon>
          <draw:path draw:style-name="gr3" draw:text-style-name="P8" draw:layer="layout" svg:width="0.561cm" svg:height="0.199cm" svg:x="4.045cm" svg:y="13.946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6cm" svg:height="0.575cm" svg:x="5.2cm" svg:y="13.681cm" svg:viewBox="0 0 601 576" svg:d="M225 300h82c63 0 69 15 69 38 0 6 0 17-6 42-1 4-1 8-1 10 0 6 3 9 9 9 8 0 8-2 14-17l46-184c2-10 2-12 2-14s-2-9-10-9c-10 0-10 4-13 19-18 65-37 81-110 81h-77l56-215c6-31 8-33 44-33h113c104 0 123 27 123 92 0 19 0 23-2 46-2 12-2 14-2 15 0 4 2 10 10 10 10 0 10-4 11-21l18-146c2-23-2-23-23-23h-415c-17 0-25 0-25 17 0 10 8 10 23 10 31 0 56 0 56 15 0 2 0 4-4 19l-113 448c-8 34-10 40-77 40-13 0-23 0-23 15 0 12 10 12 13 12 23 0 87-4 112-4 27 0 98 4 125 4 7 0 19 0 19-17 0-6-6-8-6-8-2-2-4-2-23-2s-23 0-44-2c-25-2-27-6-27-17 0-2 0-6 2-19z">
            <text:p/>
          </draw:path>
        </draw:g>
        <draw:g xml:id="id262" draw:id="id262">
          <svg:title>TexMaths</svg:title>
          <svg:desc>24§display§\text {. . . . . [ Identity Law ] }§svg§600§FALSE§</svg:desc>
          <draw:polygon draw:style-name="gr2" draw:text-style-name="P7" draw:layer="layout" svg:width="8.614cm" svg:height="0.76cm" svg:x="16.634cm" svg:y="13.715cm" svg:viewBox="0 0 8615 761" draw:points="4308,761 0,761 0,0 8615,0 8615,761">
            <text:p/>
          </draw:polygon>
          <draw:path draw:style-name="gr3" draw:text-style-name="P8" draw:layer="layout" svg:width="0.091cm" svg:height="0.091cm" svg:x="16.665cm" svg:y="14.2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273cm" svg:y="14.2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82cm" svg:y="14.2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92cm" svg:y="14.2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101cm" svg:y="14.216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737cm" svg:y="13.673cm" svg:viewBox="0 0 117 845" draw:points="117,845 117,812 35,812 35,35 117,35 117,0 0,0 0,845">
            <text:p/>
          </draw:polygon>
          <draw:path draw:style-name="gr3" draw:text-style-name="P8" draw:layer="layout" svg:width="0.258cm" svg:height="0.577cm" svg:x="20.176cm" svg:y="13.729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418cm" svg:height="0.596cm" svg:x="20.487cm" svg:y="13.72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20.95cm" svg:y="13.9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21.328cm" svg:y="13.9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6cm" svg:height="0.529cm" svg:x="21.762cm" svg:y="13.7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22.102cm" svg:y="13.7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6cm" svg:height="0.529cm" svg:x="22.325cm" svg:y="13.7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14cm" svg:height="0.537cm" svg:x="22.63cm" svg:y="13.94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464cm" svg:height="0.577cm" svg:x="23.367cm" svg:y="13.729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3.903cm" svg:y="13.9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4.281cm" svg:y="13.942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5.174cm" svg:y="13.673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1+width/2;x" smil:keyTimes="0;1"/>
                  <anim:animate smil:dur="0.5s" smil:fill="hold" smil:targetElement="id24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1+width/2;x" smil:keyTimes="0;1"/>
                  <anim:animate smil:dur="0.5s" smil:fill="hold" smil:targetElement="id2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1+width/2;x" smil:keyTimes="0;1"/>
                  <anim:animate smil:dur="0.5s" smil:fill="hold" smil:targetElement="id25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1+width/2;x" smil:keyTimes="0;1"/>
                  <anim:animate smil:dur="0.5s" smil:fill="hold" smil:targetElement="id25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1+width/2;x" smil:keyTimes="0;1"/>
                  <anim:animate smil:dur="0.5s" smil:fill="hold" smil:targetElement="id2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1+width/2;x" smil:keyTimes="0;1"/>
                  <anim:animate smil:dur="0.5s" smil:fill="hold" smil:targetElement="id2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1+width/2;x" smil:keyTimes="0;1"/>
                  <anim:animate smil:dur="0.5s" smil:fill="hold" smil:targetElement="id2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1+width/2;x" smil:keyTimes="0;1"/>
                  <anim:animate smil:dur="0.5s" smil:fill="hold" smil:targetElement="id2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1+width/2;x" smil:keyTimes="0;1"/>
                  <anim:animate smil:dur="0.5s" smil:fill="hold" smil:targetElement="id26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7" draw:text-style-name="P6" draw:layer="layout" svg:width="26.4cm" svg:height="14.979cm" svg:x="0.8cm" svg:y="0.4cm" presentation:class="subtitle" presentation:user-transformed="true">
          <draw:text-box>
            <text:p text:style-name="P5"><text:span text:style-name="T7"><text:s text:c="14"/></text:span></text:p>
            <text:p text:style-name="P5"><text:span text:style-name="T11"><text:s text:c="5"/></text:span></text:p>
            <text:p text:style-name="P5"><text:span text:style-name="T7"><text:s text:c="41"/>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21"><text:s text:c="22"/></text:span></text:p>
            <text:p xml:id="id269" text:id="id269" text:style-name="P5"><text:span text:style-name="T11"><text:tab/></text:span><text:span text:style-name="T11">Solutions : </text:span></text:p>
            <text:p text:style-name="P5"><text:span text:style-name="T20"/></text:p>
          </draw:text-box>
        </draw:frame>
        <draw:g xml:id="id265" draw:id="id265">
          <svg:title>TexMaths</svg:title>
          <svg:desc>24§display§\text {(i) } \sim ( p \vee q ) \vee ( \sim p \wedge q ) = \ \sim p§svg§600§FALSE§</svg:desc>
          <draw:polygon draw:style-name="gr2" draw:text-style-name="P7" draw:layer="layout" svg:width="11.364cm" svg:height="0.76cm" svg:x="3.425cm" svg:y="2.292cm" svg:viewBox="0 0 11365 761" draw:points="5683,761 0,761 0,0 11365,0 11365,761">
            <text:p/>
          </draw:polygon>
          <draw:path draw:style-name="gr3" draw:text-style-name="P8" draw:layer="layout" svg:width="0.197cm" svg:height="0.844cm" svg:x="3.465cm" svg:y="2.2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181cm" svg:height="0.566cm" svg:x="3.738cm" svg:y="2.31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3.993cm" svg:y="2.2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3cm" svg:height="0.199cm" svg:x="4.834cm" svg:y="2.573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197cm" svg:height="0.844cm" svg:x="5.762cm" svg:y="2.2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441cm" svg:height="0.537cm" svg:x="5.981cm" svg:y="2.509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6.666cm" svg:y="2.379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348cm" svg:height="0.537cm" svg:x="7.403cm" svg:y="2.509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7.824cm" svg:y="2.2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69cm" svg:height="0.523cm" svg:x="8.336cm" svg:y="2.379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9.124cm" svg:y="2.2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563cm" svg:height="0.199cm" svg:x="9.416cm" svg:y="2.573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441cm" svg:height="0.537cm" svg:x="10.232cm" svg:y="2.50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917cm" svg:y="2.37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1.654cm" svg:y="2.509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075cm" svg:y="2.2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199cm" svg:x="12.637cm" svg:y="2.5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63cm" svg:height="0.199cm" svg:x="13.574cm" svg:y="2.573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441cm" svg:height="0.537cm" svg:x="14.39cm" svg:y="2.50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</draw:g>
        <draw:g xml:id="id266" draw:id="id266">
          <svg:title>TexMaths</svg:title>
          <svg:desc>24§display§\text {(ii) } ( p \wedge q ) \vee ( \sim p \wedge q ) \vee ( p \ \wedge \sim q ) = p \vee q§svg§600§FALSE§</svg:desc>
          <draw:polygon draw:style-name="gr2" draw:text-style-name="P7" draw:layer="layout" svg:width="15.259cm" svg:height="0.76cm" svg:x="3.226cm" svg:y="3.692cm" svg:viewBox="0 0 15260 761" draw:points="7630,761 0,761 0,0 15260,0 15260,761">
            <text:p/>
          </draw:polygon>
          <draw:path draw:style-name="gr3" draw:text-style-name="P8" draw:layer="layout" svg:width="0.197cm" svg:height="0.844cm" svg:x="3.266cm" svg:y="3.6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181cm" svg:height="0.566cm" svg:x="3.539cm" svg:y="3.71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773cm" svg:y="3.71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029cm" svg:y="3.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197cm" svg:height="0.844cm" svg:x="4.674cm" svg:y="3.6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4.891cm" svg:y="3.90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5.576cm" svg:y="3.77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6.313cm" svg:y="3.909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6.734cm" svg:y="3.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7.248cm" svg:y="3.779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8.035cm" svg:y="3.6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563cm" svg:height="0.199cm" svg:x="8.325cm" svg:y="3.973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441cm" svg:height="0.537cm" svg:x="9.143cm" svg:y="3.90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9.829cm" svg:y="3.77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0.564cm" svg:y="3.909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0.986cm" svg:y="3.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1.499cm" svg:y="3.779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12.286cm" svg:y="3.6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12.505cm" svg:y="3.90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3.283cm" svg:y="3.77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4.079cm" svg:y="3.973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14.957cm" svg:y="3.909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5.379cm" svg:y="3.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2cm" svg:height="0.199cm" svg:x="15.94cm" svg:y="3.9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41cm" svg:height="0.537cm" svg:x="16.756cm" svg:y="3.90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7.441cm" svg:y="3.779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348cm" svg:height="0.537cm" svg:x="18.179cm" svg:y="3.909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</draw:g>
        <draw:g xml:id="id267" draw:id="id267">
          <svg:title>TexMaths</svg:title>
          <svg:desc>24§display§\text {(iii) } p \leftrightarrow q \equiv \ \sim ( p \ \wedge \sim q ) \ \wedge \sim ( q \ \wedge \sim p )§svg§600§FALSE§</svg:desc>
          <draw:polygon draw:style-name="gr2" draw:text-style-name="P7" draw:layer="layout" svg:width="14.556cm" svg:height="0.76cm" svg:x="3.134cm" svg:y="5.009cm" svg:viewBox="0 0 14557 761" draw:points="7278,761 0,761 0,0 14557,0 14557,761">
            <text:p/>
          </draw:polygon>
          <draw:path draw:style-name="gr3" draw:text-style-name="P8" draw:layer="layout" svg:width="0.197cm" svg:height="0.844cm" svg:x="3.174cm" svg:y="4.96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3.447cm" svg:y="5.0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681cm" svg:y="5.0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3.915cm" svg:y="5.0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171cm" svg:y="4.96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41cm" svg:height="0.537cm" svg:x="4.704cm" svg:y="5.22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5.438cm" svg:y="5.169cm" svg:viewBox="0 0 751 442" svg:d="M92 204c46-35 69-70 77-81 36-58 44-111 44-113 0-10-9-10-17-10-14 0-16 2-19 17-20 83-69 154-164 192-9 4-13 6-13 12s4 8 13 11c87 37 144 102 166 198 1 10 3 12 17 12 8 0 17 0 17-10 0-2-8-56-42-111-17-25-42-56-79-83h567c-48 37-70 71-77 81-39 59-44 113-44 113 0 10 9 10 15 10 15 0 15-2 19-16 19-84 69-155 165-194 10-3 14-5 14-11s-6-8-8-10c-36-13-140-55-171-198-4-11-4-13-19-13-6 0-15 0-15 10 0 2 7 55 42 113 17 25 42 54 79 81z">
            <text:p/>
          </draw:path>
          <draw:path draw:style-name="gr3" draw:text-style-name="P8" draw:layer="layout" svg:width="0.348cm" svg:height="0.537cm" svg:x="6.502cm" svg:y="5.226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563cm" svg:height="0.362cm" svg:x="7.156cm" svg:y="5.209cm" svg:viewBox="0 0 564 363" svg:d="M534 35c15 0 30 0 30-18 0-17-15-17-28-17h-507c-14 0-29 0-29 17 0 18 17 18 31 18zM536 363c13 0 28 0 28-17 0-18-15-18-30-18h-503c-14 0-31 0-31 18 0 17 15 17 29 17zM536 198c13 0 28 0 28-16 0-17-15-17-28-17h-507c-14 0-29 0-29 17 0 16 15 16 29 16z">
            <text:p/>
          </draw:path>
          <draw:path draw:style-name="gr3" draw:text-style-name="P8" draw:layer="layout" svg:width="0.563cm" svg:height="0.199cm" svg:x="8.093cm" svg:y="5.29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197cm" svg:height="0.844cm" svg:x="9.02cm" svg:y="4.96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9.237cm" svg:y="5.226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017cm" svg:y="5.09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0.814cm" svg:y="5.29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11.691cm" svg:y="5.226cm" svg:viewBox="0 0 349 538" svg:d="M349 10c0-4-1-10-7-10-10 0-44 35-58 60-19-47-52-60-80-60-100 0-204 125-204 248 0 82 50 136 111 136 37 0 71-21 100-52-7 31-34 144-36 152-8 25-16 27-62 29-11 0-19 0-19 17 0 0 0 8 10 8 28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112cm" svg:y="4.96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2.72cm" svg:y="5.09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3.517cm" svg:y="5.29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197cm" svg:height="0.844cm" svg:x="14.444cm" svg:y="4.96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48cm" svg:height="0.537cm" svg:x="14.723cm" svg:y="5.226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15.423cm" svg:y="5.09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6.218cm" svg:y="5.29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441cm" svg:height="0.537cm" svg:x="17.036cm" svg:y="5.22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17.535cm" svg:y="4.96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63" draw:id="id263">
          <svg:title>TexMaths</svg:title>
          <svg:desc>26§display§\text {(8)}§svg§600§FALSE§</svg:desc>
          <draw:polygon draw:style-name="gr2" draw:text-style-name="P7" draw:layer="layout" svg:width="0.986cm" svg:height="0.823cm" svg:x="2.026cm" svg:y="0.895cm" svg:viewBox="0 0 987 824" draw:points="494,824 0,824 0,0 987,0 987,824">
            <text:p/>
          </draw:polygon>
          <draw:path draw:style-name="gr3" draw:text-style-name="P8" draw:layer="layout" svg:width="0.213cm" svg:height="0.914cm" svg:x="2.07cm" svg:y="0.84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8" draw:layer="layout" svg:width="0.38cm" svg:height="0.629cm" svg:x="2.374cm" svg:y="0.926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3 0-33-10-74-44-114-18-19-33-27-91-64zM154 318l113 71c25 17 68 44 68 100 0 68-68 116-143 116-80 0-146-56-146-133 0-54 29-112 108-154z">
            <text:p/>
          </draw:path>
          <draw:path draw:style-name="gr3" draw:text-style-name="P8" draw:layer="layout" svg:width="0.213cm" svg:height="0.914cm" svg:x="2.847cm" svg:y="0.8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64" draw:id="id264">
          <svg:title>TexMaths</svg:title>
          <svg:desc>24§display§\text {Without using truth table prove that :}§svg§600§FALSE§</svg:desc>
          <draw:polygon draw:style-name="gr2" draw:text-style-name="P7" draw:layer="layout" svg:width="14.1cm" svg:height="0.676cm" svg:x="3.452cm" svg:y="0.995cm" svg:viewBox="0 0 14101 677" draw:points="7050,677 0,677 0,0 14101,0 14101,677">
            <text:p/>
          </draw:polygon>
          <draw:path draw:style-name="gr3" draw:text-style-name="P8" draw:layer="layout" svg:width="0.836cm" svg:height="0.597cm" svg:x="3.425cm" svg:y="0.963cm" svg:viewBox="0 0 837 598" svg:d="M753 83c15-48 52-56 84-56v-27c-25 2-50 2-77 2-23 0-78-2-100-2v27c56 0 73 29 73 44 0 6-1 12-3 17l-127 391-135-416c-1-1-3-7-3-11 0-25 50-25 71-25v-27c-31 2-89 2-119 2-33 0-69-2-104-2v27c48 0 65 0 77 31l17 57-117 364-136-416c0-3-2-9-2-11 0-25 50-25 71-25v-27c-31 2-89 2-119 2-33 0-69-2-104-2v27c63 0 67 4 77 35l169 518c2 8 6 18 17 18 12 0 13-6 15-18l141-430 140 430c2 8 5 18 15 18 14 0 14-6 17-18z">
            <text:p/>
          </draw:path>
          <draw:path draw:style-name="gr3" draw:text-style-name="P8" draw:layer="layout" svg:width="0.181cm" svg:height="0.566cm" svg:x="4.304cm" svg:y="0.974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6cm" svg:height="0.529cm" svg:x="4.527cm" svg:y="1.02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4.865cm" svg:y="0.95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75cm" svg:height="0.389cm" svg:x="5.332cm" svg:y="1.161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425cm" svg:height="0.383cm" svg:x="5.756cm" svg:y="1.166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8" draw:layer="layout" svg:width="0.264cm" svg:height="0.529cm" svg:x="6.215cm" svg:y="1.02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425cm" svg:height="0.383cm" svg:x="6.835cm" svg:y="1.166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277cm" svg:height="0.389cm" svg:x="7.304cm" svg:y="1.161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7.636cm" svg:y="0.974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7.87cm" svg:y="1.166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387cm" svg:height="0.558cm" svg:x="8.335cm" svg:y="1.157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264cm" svg:height="0.529cm" svg:x="9.03cm" svg:y="1.02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285cm" svg:height="0.374cm" svg:x="9.366cm" svg:y="1.16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25cm" svg:height="0.383cm" svg:x="9.7cm" svg:y="1.166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266cm" svg:height="0.529cm" svg:x="10.157cm" svg:y="1.02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10.497cm" svg:y="0.95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266cm" svg:height="0.529cm" svg:x="11.236cm" svg:y="1.02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381cm" svg:height="0.389cm" svg:x="11.583cm" svg:y="1.161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18cm" svg:height="0.597cm" svg:x="11.992cm" svg:y="0.953cm" svg:viewBox="0 0 419 598" svg:d="M123 269v-269l-123 10v27c60 0 65 5 65 46v505h21c2-2 8-13 31-52 14 19 48 62 111 62 102 0 191-83 191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8" draw:layer="layout" svg:width="0.189cm" svg:height="0.587cm" svg:x="12.465cm" svg:y="0.953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27cm" svg:height="0.389cm" svg:x="12.695cm" svg:y="1.161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18cm" svg:height="0.537cm" svg:x="13.352cm" svg:y="1.166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285cm" svg:height="0.374cm" svg:x="13.82cm" svg:y="1.166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4.15cm" svg:y="1.161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414cm" svg:height="0.374cm" svg:x="14.542cm" svg:y="1.176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27cm" svg:height="0.389cm" svg:x="14.97cm" svg:y="1.161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64cm" svg:height="0.529cm" svg:x="15.619cm" svg:y="1.02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5.959cm" svg:y="0.95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81cm" svg:height="0.389cm" svg:x="16.435cm" svg:y="1.161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64cm" svg:height="0.529cm" svg:x="16.838cm" svg:y="1.02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091cm" svg:height="0.364cm" svg:x="17.503cm" svg:y="1.176cm" svg:viewBox="0 0 92 365" svg:d="M92 44c0-23-21-44-46-44s-46 21-46 44c0 25 21 46 46 46s46-21 46-46zM92 321c0-25-21-44-46-44s-46 19-46 44 21 44 46 44 46-19 46-44z">
            <text:p/>
          </draw:path>
        </draw:g>
        <draw:g xml:id="id270" draw:id="id270">
          <svg:title>TexMaths</svg:title>
          <svg:desc>24§display§\text {(i) L.H.S. = } \sim ( p \vee q ) \vee ( \sim p \wedge q )§svg§600§FALSE§</svg:desc>
          <draw:polygon draw:style-name="gr2" draw:text-style-name="P7" draw:layer="layout" svg:width="12.355cm" svg:height="0.759cm" svg:x="3.531cm" svg:y="8.905cm" svg:viewBox="0 0 12356 760" draw:points="6179,760 0,760 0,0 12356,0 12356,760">
            <text:p/>
          </draw:polygon>
          <draw:path draw:style-name="gr3" draw:text-style-name="P8" draw:layer="layout" svg:width="0.197cm" svg:height="0.844cm" svg:x="3.571cm" svg:y="8.86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181cm" svg:height="0.566cm" svg:x="3.844cm" svg:y="8.9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4.099cm" svg:y="8.86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4cm" svg:height="0.577cm" svg:x="4.689cm" svg:y="8.919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091cm" svg:height="0.091cm" svg:x="5.261cm" svg:y="9.406cm" svg:viewBox="0 0 92 92" svg:d="M92 46c0-25-21-46-46-46s-46 21-46 46 21 46 46 46 46-21 46-46z">
            <text:p/>
          </draw:path>
          <draw:path draw:style-name="gr3" draw:text-style-name="P8" draw:layer="layout" svg:width="0.577cm" svg:height="0.577cm" svg:x="5.449cm" svg:y="8.919cm" svg:viewBox="0 0 578 578" svg:d="M492 65c0-29 1-38 65-38h21v-27c-29 2-92 2-125 2s-96 0-125-2v27h21c66 0 66 9 66 38v200h-252v-200c0-29 2-38 65-38h22v-27c-29 2-93 2-125 2-31 0-96 0-125-2v27h21c65 0 65 9 65 38v448c0 30 0 38-65 38h-21v27c29-2 92-2 125-2 32 0 96 0 125 2v-27h-22c-63 0-65-8-65-38v-223h252v223c0 30 0 38-66 38h-21v27c29-2 92-2 125-2s96 0 125 2v-27h-21c-64 0-65-8-65-38z">
            <text:p/>
          </draw:path>
          <draw:path draw:style-name="gr3" draw:text-style-name="P8" draw:layer="layout" svg:width="0.091cm" svg:height="0.091cm" svg:x="6.127cm" svg:y="9.406cm" svg:viewBox="0 0 92 92" svg:d="M92 46c0-25-21-46-46-46s-46 21-46 46 21 46 46 46 46-21 46-46z">
            <text:p/>
          </draw:path>
          <draw:path draw:style-name="gr3" draw:text-style-name="P8" draw:layer="layout" svg:width="0.375cm" svg:height="0.614cm" svg:x="6.336cm" svg:y="8.901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8" draw:layer="layout" svg:width="0.091cm" svg:height="0.091cm" svg:x="6.83cm" svg:y="9.406cm" svg:viewBox="0 0 92 92" svg:d="M92 46c0-25-21-46-46-46s-46 21-46 46 21 46 46 46 46-21 46-46z">
            <text:p/>
          </draw:path>
          <draw:path draw:style-name="gr3" draw:text-style-name="P8" draw:layer="layout" svg:width="0.562cm" svg:height="0.199cm" svg:x="7.319cm" svg:y="9.1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64cm" svg:height="0.199cm" svg:x="8.491cm" svg:y="9.186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197cm" svg:height="0.844cm" svg:x="9.418cm" svg:y="8.86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9.637cm" svg:y="9.12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32cm" svg:y="8.992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348cm" svg:height="0.537cm" svg:x="11.058cm" svg:y="9.122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1.48cm" svg:y="8.86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1.993cm" svg:y="8.992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12.78cm" svg:y="8.86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564cm" svg:height="0.199cm" svg:x="13.072cm" svg:y="9.186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13.888cm" svg:y="9.12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4.573cm" svg:y="8.992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5.311cm" svg:y="9.122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5.731cm" svg:y="8.86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71" draw:id="id271">
          <svg:title>TexMaths</svg:title>
          <svg:desc>24§display§= ( \sim p \ \wedge \sim q ) \vee ( \sim p \wedge q )§svg§600§FALSE§</svg:desc>
          <draw:polygon draw:style-name="gr2" draw:text-style-name="P7" draw:layer="layout" svg:width="9.322cm" svg:height="0.76cm" svg:x="7.333cm" svg:y="10.107cm" svg:viewBox="0 0 9323 761" draw:points="4660,761 0,761 0,0 9323,0 9323,761">
            <text:p/>
          </draw:polygon>
          <draw:path draw:style-name="gr3" draw:text-style-name="P8" draw:layer="layout" svg:width="0.562cm" svg:height="0.199cm" svg:x="7.339cm" svg:y="10.3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8.264cm" svg:y="10.06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564cm" svg:height="0.199cm" svg:x="8.556cm" svg:y="10.388cm" svg:viewBox="0 0 565 200" svg:d="M565 29c0-19-6-29-12-29-4 0-11 8-11 23-4 83-60 129-120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9.372cm" svg:y="10.324cm" svg:viewBox="0 0 442 538" svg:d="M65 478c-7 29-7 35-46 35-9 0-19 0-19 15 0 8 4 10 12 10 23 0 46-2 71-2 26 0 55 2 82 2 6 0 16 0 16-16 0-9-8-9-20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7 0-67-71-67-75 0-2 0-4 2-13z">
            <text:p/>
          </draw:path>
          <draw:path draw:style-name="gr3" draw:text-style-name="P8" draw:layer="layout" svg:width="0.469cm" svg:height="0.523cm" svg:x="10.152cm" svg:y="10.19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0.949cm" svg:y="10.388cm" svg:viewBox="0 0 565 200" svg:d="M565 29c0-19-6-29-12-29-4 0-11 8-11 23-4 83-60 129-120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348cm" svg:height="0.537cm" svg:x="11.826cm" svg:y="10.324cm" svg:viewBox="0 0 349 538" svg:d="M349 10c0-4-1-10-7-10-10 0-44 35-58 60-19-47-52-60-80-60-100 0-204 125-204 248 0 82 50 136 111 136 37 0 71-21 100-52-7 31-34 144-36 152-8 25-16 27-62 29-11 0-19 0-19 17 0 0 0 8 10 8 27 0 57-2 86-2s58 2 87 2c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247cm" svg:y="10.0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2.762cm" svg:y="10.194cm" svg:viewBox="0 0 470 524" svg:d="M465 35c5-12 5-14 5-18 0-9-7-17-17-17-8 0-13 6-19 19l-198 448-200-450c-7-15-13-17-19-17-9 0-17 8-17 17 0 2 0 4 6 14l211 476c6 15 12 17 19 17 10 0 14-5 17-17z">
            <text:p/>
          </draw:path>
          <draw:path draw:style-name="gr3" draw:text-style-name="P8" draw:layer="layout" svg:width="0.197cm" svg:height="0.844cm" svg:x="13.549cm" svg:y="10.06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564cm" svg:height="0.199cm" svg:x="13.839cm" svg:y="10.388cm" svg:viewBox="0 0 565 200" svg:d="M565 29c0-19-6-29-12-29-4 0-11 8-11 23-4 83-60 129-120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14.657cm" svg:y="10.324cm" svg:viewBox="0 0 442 538" svg:d="M65 478c-7 29-7 35-46 35-9 0-19 0-19 15 0 8 4 10 12 10 23 0 46-2 71-2 26 0 55 2 82 2 6 0 16 0 16-16 0-9-8-9-20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7 0-67-71-67-75 0-2 0-4 2-13z">
            <text:p/>
          </draw:path>
          <draw:path draw:style-name="gr3" draw:text-style-name="P8" draw:layer="layout" svg:width="0.469cm" svg:height="0.523cm" svg:x="15.342cm" svg:y="10.194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6.08cm" svg:y="10.324cm" svg:viewBox="0 0 349 538" svg:d="M349 10c0-4-1-10-7-10-10 0-44 35-58 60-19-47-52-60-80-60-100 0-204 125-204 248 0 82 50 136 111 136 37 0 71-21 100-52-7 31-34 144-36 152-8 25-16 27-62 29-11 0-19 0-19 17 0 0 0 8 10 8 27 0 57-2 86-2s58 2 87 2c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6.5cm" svg:y="10.0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73" draw:id="id273">
          <svg:title>TexMaths</svg:title>
          <svg:desc>24§display§= \ \sim p \ \wedge ( \sim q \vee q )§svg§600§FALSE§</svg:desc>
          <draw:polygon draw:style-name="gr2" draw:text-style-name="P7" draw:layer="layout" svg:width="6.6cm" svg:height="0.76cm" svg:x="7.335cm" svg:y="11.41cm" svg:viewBox="0 0 6601 761" draw:points="3300,761 0,761 0,0 6601,0 6601,761">
            <text:p/>
          </draw:polygon>
          <draw:path draw:style-name="gr3" draw:text-style-name="P8" draw:layer="layout" svg:width="0.562cm" svg:height="0.199cm" svg:x="7.341cm" svg:y="11.6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63cm" svg:height="0.199cm" svg:x="8.276cm" svg:y="11.691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441cm" svg:height="0.537cm" svg:x="9.094cm" svg:y="11.627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059cm" svg:y="11.49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197cm" svg:height="0.844cm" svg:x="10.847cm" svg:y="11.36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563cm" svg:height="0.199cm" svg:x="11.136cm" svg:y="11.691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348cm" svg:height="0.537cm" svg:x="12.016cm" svg:y="11.627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12.623cm" svg:y="11.497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348cm" svg:height="0.537cm" svg:x="13.36cm" svg:y="11.627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3.78cm" svg:y="11.36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75" draw:id="id275">
          <svg:title>TexMaths</svg:title>
          <svg:desc>24§display§= \ \sim p \ \wedge \ T§svg§600§FALSE§</svg:desc>
          <draw:polygon draw:style-name="gr2" draw:text-style-name="P7" draw:layer="layout" svg:width="4.263cm" svg:height="0.651cm" svg:x="7.337cm" svg:y="12.711cm" svg:viewBox="0 0 4264 652" draw:points="2132,652 0,652 0,0 4264,0 4264,652">
            <text:p/>
          </draw:polygon>
          <draw:path draw:style-name="gr3" draw:text-style-name="P8" draw:layer="layout" svg:width="0.562cm" svg:height="0.198cm" svg:x="7.343cm" svg:y="12.93cm" svg:viewBox="0 0 563 199" svg:d="M534 34c13 0 29 0 29-17s-16-17-27-17h-507c-14 0-29 0-29 17s15 17 29 17zM536 199c11 0 27 0 27-17s-16-17-29-17h-505c-14 0-29 0-29 17s15 17 29 17z">
            <text:p/>
          </draw:path>
          <draw:path draw:style-name="gr3" draw:text-style-name="P8" draw:layer="layout" svg:width="0.564cm" svg:height="0.198cm" svg:x="8.278cm" svg:y="12.93cm" svg:viewBox="0 0 565 199" svg:d="M565 29c0-19-6-29-12-29-4 0-11 8-11 23-4 82-60 128-119 128-54 0-95-36-137-72-42-41-86-79-144-79-92 0-142 94-142 171 0 26 12 26 12 26 9 0 11-17 11-19 4-94 67-130 119-130 54 0 94 36 136 73 43 38 87 78 145 78 92 0 142-94 142-170z">
            <text:p/>
          </draw:path>
          <draw:path draw:style-name="gr3" draw:text-style-name="P8" draw:layer="layout" svg:width="0.441cm" svg:height="0.536cm" svg:x="9.096cm" svg:y="12.866cm" svg:viewBox="0 0 442 537" svg:d="M65 477c-7 29-7 35-46 35-9 0-19 0-19 15 0 8 4 10 12 10 23 0 46-2 71-2 26 0 55 2 82 2 6 0 16 0 16-16 0-9-8-9-20-9-42 0-42-6-42-14 0-11 35-147 40-168 12 23 37 53 79 53 98 0 204-124 204-247 0-80-48-136-112-136-42 0-84 31-111 63-10-46-46-63-77-63-38 0-56 33-63 48-14 29-25 80-25 82 0 8 7 8 9 8 10 0 10 0 16-19 13-60 30-100 61-100 14 0 25 6 25 38 0 20-2 29-6 43zM215 109c6-23 29-46 44-59 29-25 54-31 68-31 34 0 55 29 55 79s-29 147-44 180c-29 57-69 86-100 86-57 0-67-71-67-75 0-2 0-3 2-13z">
            <text:p/>
          </draw:path>
          <draw:path draw:style-name="gr3" draw:text-style-name="P8" draw:layer="layout" svg:width="0.47cm" svg:height="0.522cm" svg:x="10.062cm" svg:y="12.736cm" svg:viewBox="0 0 471 523" svg:d="M255 17c-7-13-11-17-19-17-11 0-13 6-19 17l-211 474c-6 9-6 11-6 17 0 8 8 15 17 15 6 0 12 0 19-17l200-449 198 449c8 17 17 17 19 17 10 0 18-7 18-15 0-2 0-4-4-14z">
            <text:p/>
          </draw:path>
          <draw:path draw:style-name="gr3" draw:text-style-name="P8" draw:layer="layout" svg:width="0.575cm" svg:height="0.57cm" svg:x="11.067cm" svg:y="12.669cm" svg:viewBox="0 0 576 571" svg:d="M342 59c6-23 8-28 19-30 8-2 35-2 54-2 84 0 123 2 123 69 0 11-4 46-8 67 0 4-2 13-2 15 0 6 2 12 10 12 9 0 11-6 13-19l23-148c0-2 2-12 2-13 0-10-9-10-23-10h-470c-20 0-22 0-27 17l-50 148c-2 2-6 13-6 15 0 6 4 10 10 10 9 0 9-4 15-18 46-130 67-145 192-145h33c25 0 25 2 25 9 0 6-4 16-4 18l-114 452c-7 31-9 40-99 40-31 0-37 0-37 16 0 9 10 9 14 9 23 0 48 0 71 0s48-2 71-2 48 2 71 2 50 0 73 0c7 0 19 0 19-15 0-10-8-10-29-10s-33 0-54-2c-25-2-32-5-32-19 0 0 0-4 4-17z">
            <text:p/>
          </draw:path>
        </draw:g>
        <draw:g xml:id="id277" draw:id="id277">
          <svg:title>TexMaths</svg:title>
          <svg:desc>24§display§= \ \sim p = \text { R.H.S.}§svg§600§FALSE§</svg:desc>
          <draw:polygon draw:style-name="gr2" draw:text-style-name="P7" draw:layer="layout" svg:width="5.926cm" svg:height="0.675cm" svg:x="7.338cm" svg:y="13.912cm" svg:viewBox="0 0 5927 676" draw:points="2964,676 0,676 0,0 5927,0 5927,676">
            <text:p/>
          </draw:polygon>
          <draw:path draw:style-name="gr3" draw:text-style-name="P8" draw:layer="layout" svg:width="0.562cm" svg:height="0.199cm" svg:x="7.344cm" svg:y="14.15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63cm" svg:height="0.199cm" svg:x="8.279cm" svg:y="14.154cm" svg:viewBox="0 0 564 200" svg:d="M564 29c0-19-5-29-11-29-4 0-12 8-12 23-3 83-59 129-119 129-53 0-94-37-136-73-42-41-86-79-144-79-92 0-142 94-142 171 0 27 12 27 12 27 9 0 11-17 11-19 4-94 67-131 119-131 54 0 94 37 136 73 43 39 87 79 144 79 93 0 142-94 142-171z">
            <text:p/>
          </draw:path>
          <draw:path draw:style-name="gr3" draw:text-style-name="P8" draw:layer="layout" svg:width="0.441cm" svg:height="0.537cm" svg:x="9.097cm" svg:y="14.093cm" svg:viewBox="0 0 442 538" svg:d="M65 479c-7 28-7 34-46 34-9 0-19 0-19 15 0 8 4 10 12 10 23 0 46-2 71-2 26 0 55 2 82 2 6 0 15 0 15-15 0-10-7-10-19-10-42 0-42-6-42-13 0-12 35-148 40-169 12 23 37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8" draw:layer="layout" svg:width="0.562cm" svg:height="0.199cm" svg:x="9.83cm" svg:y="14.15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88cm" svg:height="0.597cm" svg:x="10.982cm" svg:y="13.889cm" svg:viewBox="0 0 589 598" svg:d="M159 279v-219c0-20 0-29 20-31 7-2 32-2 49-2 77 0 171 2 171 125 0 59-21 127-146 127zM338 290c82-19 148-71 148-138 0-81-96-152-221-152h-265v27h21c65 0 65 10 65 38v448c0 31 0 39-65 39h-21v26c31-1 90-1 123-1 34 0 94 0 125 1v-26h-21c-66 0-68-8-68-39v-215h98c14 0 50 0 79 29 33 30 33 57 33 113s0 88 34 121c35 31 81 37 106 37 67 0 80-70 80-95 0-3 0-13-9-13-10 0-10 8-12 13-4 60-34 75-55 75-41 0-48-42-60-121l-11-69c-16-54-56-81-104-98z">
            <text:p/>
          </draw:path>
          <draw:path draw:style-name="gr3" draw:text-style-name="P8" draw:layer="layout" svg:width="0.091cm" svg:height="0.091cm" svg:x="11.646cm" svg:y="14.375cm" svg:viewBox="0 0 92 92" svg:d="M92 46c0-25-21-46-46-46s-46 21-46 46 21 46 46 46 46-21 46-46z">
            <text:p/>
          </draw:path>
          <draw:path draw:style-name="gr3" draw:text-style-name="P8" draw:layer="layout" svg:width="0.577cm" svg:height="0.577cm" svg:x="11.836cm" svg:y="13.889cm" svg:viewBox="0 0 578 578" svg:d="M492 65c0-28 1-38 65-38h21v-27c-29 2-92 2-125 2-31 0-96 0-125-2v27h21c66 0 66 10 66 38v200h-252v-200c0-28 0-38 65-38h22v-27c-29 2-93 2-125 2-33 0-96 0-125-2v27h21c65 0 65 10 65 38v448c0 31 0 39-65 39h-21v26c29-1 92-1 125-1 31 0 96 0 125 1v-26h-22c-65 0-65-8-65-39v-223h252v223c0 31 0 39-66 39h-21v26c29-1 92-1 125-1s96 0 125 1v-26h-21c-64 0-65-8-65-39z">
            <text:p/>
          </draw:path>
          <draw:path draw:style-name="gr3" draw:text-style-name="P8" draw:layer="layout" svg:width="0.091cm" svg:height="0.091cm" svg:x="12.514cm" svg:y="14.375cm" svg:viewBox="0 0 92 92" svg:d="M92 46c0-25-21-46-46-46s-46 21-46 46 21 46 46 46 46-21 46-46z">
            <text:p/>
          </draw:path>
          <draw:path draw:style-name="gr3" draw:text-style-name="P8" draw:layer="layout" svg:width="0.375cm" svg:height="0.614cm" svg:x="12.723cm" svg:y="13.87cm" svg:viewBox="0 0 376 615" svg:d="M248 269l-108-27c-54-13-86-58-86-107 0-60 46-112 113-112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8" draw:layer="layout" svg:width="0.091cm" svg:height="0.091cm" svg:x="13.217cm" svg:y="14.375cm" svg:viewBox="0 0 92 92" svg:d="M92 46c0-25-21-46-46-46s-46 21-46 46 21 46 46 46 46-21 46-46z">
            <text:p/>
          </draw:path>
        </draw:g>
        <draw:g xml:id="id272" draw:id="id272">
          <svg:title>TexMaths</svg:title>
          <svg:desc>24§display§\text { . . . [ De’ Morgan's Law ] }§svg§600§FALSE§</svg:desc>
          <draw:polygon draw:style-name="gr2" draw:text-style-name="P7" draw:layer="layout" svg:width="9.197cm" svg:height="0.759cm" svg:x="17.131cm" svg:y="10.115cm" svg:viewBox="0 0 9198 760" draw:points="4599,760 0,760 0,0 9198,0 9198,760">
            <text:p/>
          </draw:polygon>
          <draw:path draw:style-name="gr3" draw:text-style-name="P8" draw:layer="layout" svg:width="0.091cm" svg:height="0.091cm" svg:x="17.162cm" svg:y="10.6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77cm" svg:y="10.6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379cm" svg:y="10.616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017cm" svg:y="10.073cm" svg:viewBox="0 0 117 845" draw:points="117,845 117,812 35,812 35,35 117,35 117,0 0,0 0,845">
            <text:p/>
          </draw:polygon>
          <draw:path draw:style-name="gr3" draw:text-style-name="P8" draw:layer="layout" svg:width="0.567cm" svg:height="0.577cm" svg:x="19.462cm" svg:y="10.129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8" draw:layer="layout" svg:width="0.327cm" svg:height="0.389cm" svg:x="20.1cm" svg:y="10.328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711cm" svg:height="0.577cm" svg:x="20.764cm" svg:y="10.129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375cm" svg:height="0.389cm" svg:x="21.53cm" svg:y="10.3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85cm" svg:height="0.373cm" svg:x="21.951cm" svg:y="10.332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8" draw:layer="layout" svg:width="0.387cm" svg:height="0.558cm" svg:x="22.281cm" svg:y="10.32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2.715cm" svg:y="10.3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3.128cm" svg:y="10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03cm" svg:height="0.253cm" svg:x="23.642cm" svg:y="10.121cm" svg:viewBox="0 0 104 254" svg:d="M104 88c0-50-21-88-58-88-31 0-46 23-46 44 0 23 15 46 46 46 17 0 29-9 35-13 0-2 2-2 2-2 1 0 1 11 1 13 0 29-5 91-59 142-12 10-12 12-12 14 0 8 4 10 10 10 10 0 81-64 81-166z">
            <text:p/>
          </draw:path>
          <draw:path draw:style-name="gr3" draw:text-style-name="P8" draw:layer="layout" svg:width="0.277cm" svg:height="0.389cm" svg:x="23.832cm" svg:y="10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464cm" svg:height="0.577cm" svg:x="24.447cm" svg:y="10.129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4.981cm" svg:y="10.3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5.359cm" svg:y="10.342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olygon draw:style-name="gr3" draw:text-style-name="P8" draw:layer="layout" svg:width="0.116cm" svg:height="0.844cm" svg:x="26.254cm" svg:y="10.073cm" svg:viewBox="0 0 117 845" draw:points="117,0 0,0 0,35 83,35 83,812 0,812 0,845 117,845">
            <text:p/>
          </draw:polygon>
        </draw:g>
        <draw:g xml:id="id274" draw:id="id274">
          <svg:title>TexMaths</svg:title>
          <svg:desc>24§display§\text { . . . [ Distributive Law ] }§svg§600§FALSE§</svg:desc>
          <draw:polygon draw:style-name="gr2" draw:text-style-name="P7" draw:layer="layout" svg:width="8.89cm" svg:height="0.76cm" svg:x="17.23cm" svg:y="11.411cm" svg:viewBox="0 0 8891 761" draw:points="4446,761 0,761 0,0 8891,0 8891,761">
            <text:p/>
          </draw:polygon>
          <draw:path draw:style-name="gr3" draw:text-style-name="P8" draw:layer="layout" svg:width="0.091cm" svg:height="0.091cm" svg:x="17.261cm" svg:y="11.9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69cm" svg:y="11.9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78cm" svg:y="11.912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115cm" svg:y="11.369cm" svg:viewBox="0 0 117 845" draw:points="117,845 117,812 35,812 35,35 117,35 117,0 0,0 0,845">
            <text:p/>
          </draw:polygon>
          <draw:path draw:style-name="gr3" draw:text-style-name="P8" draw:layer="layout" svg:width="0.567cm" svg:height="0.577cm" svg:x="19.561cm" svg:y="11.425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8" draw:layer="layout" svg:width="0.181cm" svg:height="0.566cm" svg:x="20.202cm" svg:y="11.4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0.436cm" svg:y="11.62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4cm" svg:height="0.529cm" svg:x="20.759cm" svg:y="11.482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285cm" svg:height="0.373cm" svg:x="21.093cm" svg:y="11.62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181cm" svg:height="0.566cm" svg:x="21.429cm" svg:y="11.4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96cm" svg:x="21.659cm" svg:y="11.417cm" svg:viewBox="0 0 419 597" svg:d="M123 269v-269l-123 10v26c60 0 65 6 65 47v505h21c2-2 8-14 31-52 14 19 48 61 111 61 102 0 191-82 191-192 0-107-85-192-181-192-65 0-102 40-115 56zM125 492v-175c0-17 0-17 9-31 33-48 79-54 100-54 39 0 69 22 89 54 23 35 24 83 24 117 0 33-1 83-26 121-18 25-50 54-96 54-37 0-68-21-89-52-11-17-11-19-11-34z">
            <text:p/>
          </draw:path>
          <draw:path draw:style-name="gr3" draw:text-style-name="P8" draw:layer="layout" svg:width="0.425cm" svg:height="0.383cm" svg:x="22.129cm" svg:y="11.62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22.588cm" svg:y="11.482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22.928cm" svg:y="11.4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3cm" svg:x="23.151cm" svg:y="11.638cm" svg:viewBox="0 0 415 374" svg:d="M336 83c8-20 23-56 79-56v-27c-20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27cm" svg:height="0.389cm" svg:x="23.579cm" svg:y="11.62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64cm" svg:height="0.577cm" svg:x="24.239cm" svg:y="11.425cm" svg:viewBox="0 0 465 578" svg:d="M465 359h-22c-9 87-21 192-170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4.775cm" svg:y="11.624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5.153cm" svg:y="11.638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olygon draw:style-name="gr3" draw:text-style-name="P8" draw:layer="layout" svg:width="0.116cm" svg:height="0.844cm" svg:x="26.046cm" svg:y="11.369cm" svg:viewBox="0 0 117 845" draw:points="117,0 0,0 0,35 83,35 83,812 0,812 0,845 117,845">
            <text:p/>
          </draw:polygon>
        </draw:g>
        <draw:g xml:id="id276" draw:id="id276">
          <svg:title>TexMaths</svg:title>
          <svg:desc>24§display§\text { . . . [ Complement Law] }§svg§600§FALSE§</svg:desc>
          <draw:polygon draw:style-name="gr2" draw:text-style-name="P7" draw:layer="layout" svg:width="8.871cm" svg:height="0.759cm" svg:x="17.232cm" svg:y="12.613cm" svg:viewBox="0 0 8872 760" draw:points="4437,760 0,760 0,0 8872,0 8872,760">
            <text:p/>
          </draw:polygon>
          <draw:path draw:style-name="gr3" draw:text-style-name="P8" draw:layer="layout" svg:width="0.091cm" svg:height="0.091cm" svg:x="17.263cm" svg:y="13.114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71cm" svg:y="13.114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8cm" svg:y="13.114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117cm" svg:y="12.571cm" svg:viewBox="0 0 117 845" draw:points="117,845 117,812 35,812 35,35 117,35 117,0 0,0 0,845">
            <text:p/>
          </draw:polygon>
          <draw:path draw:style-name="gr3" draw:text-style-name="P8" draw:layer="layout" svg:width="0.515cm" svg:height="0.614cm" svg:x="19.58cm" svg:y="12.609cm" svg:viewBox="0 0 516 615" svg:d="M0 307c0 175 136 308 294 308 138 0 222-118 222-216 0-7 0-13-11-13-10 0-10 4-10 13-7 121-98 191-190 191-52 0-219-29-219-283 0-251 166-280 217-280 92 0 169 77 185 200 2 11 2 15 13 15 15 0 15-4 15-21v-200c0-15 0-21-9-21-4 0-8 0-14 10l-42 63c-32-31-75-73-157-73-158 0-294 134-294 307z">
            <text:p/>
          </draw:path>
          <draw:path draw:style-name="gr3" draw:text-style-name="P8" draw:layer="layout" svg:width="0.375cm" svg:height="0.389cm" svg:x="20.166cm" svg:y="12.8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659cm" svg:height="0.373cm" svg:x="20.59cm" svg:y="12.83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418cm" svg:height="0.537cm" svg:x="21.291cm" svg:y="12.83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8" draw:layer="layout" svg:width="0.189cm" svg:height="0.587cm" svg:x="21.763cm" svg:y="12.61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27cm" svg:height="0.389cm" svg:x="21.993cm" svg:y="12.82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659cm" svg:height="0.373cm" svg:x="22.372cm" svg:y="12.83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23.07cm" svg:y="12.82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23.449cm" svg:y="12.8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23.882cm" svg:y="12.68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64cm" svg:height="0.577cm" svg:x="24.505cm" svg:y="12.627cm" svg:viewBox="0 0 465 578" svg:d="M465 359h-22c-9 87-21 192-170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5.038cm" svg:y="12.82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5.416cm" svg:y="12.84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olygon draw:style-name="gr3" draw:text-style-name="P8" draw:layer="layout" svg:width="0.116cm" svg:height="0.844cm" svg:x="26.029cm" svg:y="12.571cm" svg:viewBox="0 0 117 845" draw:points="117,0 0,0 0,35 83,35 83,812 0,812 0,845 117,845">
            <text:p/>
          </draw:polygon>
        </draw:g>
        <draw:g xml:id="id278" draw:id="id278">
          <svg:title>TexMaths</svg:title>
          <svg:desc>24§display§\text { . . . [ Identity Law] }§svg§600§FALSE§</svg:desc>
          <draw:polygon draw:style-name="gr2" draw:text-style-name="P7" draw:layer="layout" svg:width="7.114cm" svg:height="0.759cm" svg:x="17.234cm" svg:y="13.815cm" svg:viewBox="0 0 7115 760" draw:points="3557,760 0,760 0,0 7115,0 7115,760">
            <text:p/>
          </draw:polygon>
          <draw:path draw:style-name="gr3" draw:text-style-name="P8" draw:layer="layout" svg:width="0.091cm" svg:height="0.091cm" svg:x="17.265cm" svg:y="14.3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73cm" svg:y="14.3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482cm" svg:y="14.316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9.119cm" svg:y="13.773cm" svg:viewBox="0 0 117 845" draw:points="117,845 117,812 35,812 35,35 117,35 117,0 0,0 0,845">
            <text:p/>
          </draw:polygon>
          <draw:path draw:style-name="gr3" draw:text-style-name="P8" draw:layer="layout" svg:width="0.258cm" svg:height="0.577cm" svg:x="19.559cm" svg:y="13.82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418cm" svg:height="0.596cm" svg:x="19.868cm" svg:y="13.82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8" draw:layer="layout" svg:width="0.327cm" svg:height="0.389cm" svg:x="20.331cm" svg:y="14.0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20.709cm" svg:y="14.0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21.145cm" svg:y="13.886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21.484cm" svg:y="13.8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21.705cm" svg:y="13.886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414cm" svg:height="0.537cm" svg:x="22.01cm" svg:y="14.042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464cm" svg:height="0.577cm" svg:x="22.75cm" svg:y="13.829cm" svg:viewBox="0 0 465 578" svg:d="M465 359h-22c-9 87-21 192-170 192h-70c-38 0-40-6-40-32v-452c0-29 0-40 81-40h27v-27c-31 2-108 2-142 2-33 0-100 0-129-2v27h21c65 0 65 9 65 38v448c0 30 0 38-65 38h-21v27h442z">
            <text:p/>
          </draw:path>
          <draw:path draw:style-name="gr3" draw:text-style-name="P8" draw:layer="layout" svg:width="0.381cm" svg:height="0.389cm" svg:x="23.283cm" svg:y="14.028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373cm" svg:x="23.661cm" svg:y="14.042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7-17l87-240 86 242c2 10 6 15 16 15 11 0 15-7 17-15z">
            <text:p/>
          </draw:path>
          <draw:polygon draw:style-name="gr3" draw:text-style-name="P8" draw:layer="layout" svg:width="0.116cm" svg:height="0.844cm" svg:x="24.274cm" svg:y="13.773cm" svg:viewBox="0 0 117 845" draw:points="117,0 0,0 0,35 83,35 83,812 0,812 0,845 117,845">
            <text:p/>
          </draw:polygon>
        </draw:g>
        <draw:g xml:id="id268" draw:id="id268">
          <svg:title>TexMaths</svg:title>
          <svg:desc>24§display§\equiv  ( p \wedge q ) \vee  ( \sim p \ \wedge \sim q )§svg§600§FALSE§</svg:desc>
          <draw:polygon draw:style-name="gr2" draw:text-style-name="P7" draw:layer="layout" svg:width="8.429cm" svg:height="0.759cm" svg:x="7.134cm" svg:y="6.41cm" svg:viewBox="0 0 8430 760" draw:points="4216,760 0,760 0,0 8430,0 8430,760">
            <text:p/>
          </draw:polygon>
          <draw:path draw:style-name="gr3" draw:text-style-name="P8" draw:layer="layout" svg:width="0.563cm" svg:height="0.362cm" svg:x="7.138cm" svg:y="6.61cm" svg:viewBox="0 0 564 363" svg:d="M534 35c15 0 30 0 30-18 0-17-15-17-28-17h-507c-14 0-29 0-29 17 0 18 17 18 31 18zM536 363c13 0 28 0 28-17 0-18-15-18-30-18h-503c-14 0-31 0-31 18 0 17 15 17 29 17zM536 198c13 0 28 0 28-16 0-17-15-17-28-17h-507c-14 0-29 0-29 17 0 16 15 16 29 16z">
            <text:p/>
          </draw:path>
          <draw:path draw:style-name="gr3" draw:text-style-name="P8" draw:layer="layout" svg:width="0.197cm" svg:height="0.844cm" svg:x="8.065cm" svg:y="6.36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8.284cm" svg:y="6.627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967cm" svg:y="6.49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9.705cm" svg:y="6.627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  <draw:path draw:style-name="gr3" draw:text-style-name="P8" draw:layer="layout" svg:width="0.197cm" svg:height="0.844cm" svg:x="10.127cm" svg:y="6.36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64cm" svg:y="6.497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197cm" svg:height="0.844cm" svg:x="11.427cm" svg:y="6.36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63cm" svg:height="0.199cm" svg:x="11.718cm" svg:y="6.691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441cm" svg:height="0.537cm" svg:x="12.534cm" svg:y="6.627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3.314cm" svg:y="6.49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4.11cm" svg:y="6.691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14.988cm" svg:y="6.627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  <draw:path draw:style-name="gr3" draw:text-style-name="P8" draw:layer="layout" svg:width="0.197cm" svg:height="0.844cm" svg:x="15.408cm" svg:y="6.36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3" smil:attributeName="visibility" smil:to="visible"/>
                  <anim:animate smil:dur="0.5s" smil:fill="hold" smil:targetElement="id263" smil:attributeName="width" smil:values="width*0.05;width" smil:keyTimes="0;1"/>
                  <anim:animate smil:dur="0.5s" smil:fill="hold" smil:targetElement="id263" smil:attributeName="height" smil:values="height;height" smil:keyTimes="0;1"/>
                  <anim:animate smil:dur="0.5s" smil:fill="hold" smil:targetElement="id263" smil:attributeName="x" smil:values="x-.2;x" smil:keyTimes="0;1"/>
                  <anim:animate smil:dur="0.5s" smil:fill="hold" smil:targetElement="id263" smil:attributeName="y" smil:values="y;y" smil:keyTimes="0;1"/>
                  <anim:transitionFilter smil:dur="0.5s" smil:targetElement="id26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4" smil:attributeName="visibility" smil:to="visible"/>
                  <anim:animate smil:dur="0.5s" smil:fill="hold" smil:targetElement="id264" smil:attributeName="width" smil:values="width*0.05;width" smil:keyTimes="0;1"/>
                  <anim:animate smil:dur="0.5s" smil:fill="hold" smil:targetElement="id264" smil:attributeName="height" smil:values="height;height" smil:keyTimes="0;1"/>
                  <anim:animate smil:dur="0.5s" smil:fill="hold" smil:targetElement="id264" smil:attributeName="x" smil:values="x-.2;x" smil:keyTimes="0;1"/>
                  <anim:animate smil:dur="0.5s" smil:fill="hold" smil:targetElement="id264" smil:attributeName="y" smil:values="y;y" smil:keyTimes="0;1"/>
                  <anim:transitionFilter smil:dur="0.5s" smil:targetElement="id26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9" anim:sub-item="text" smil:attributeName="visibility" smil:to="visible"/>
                  <anim:animate smil:dur="0.5s" smil:fill="hold" smil:targetElement="id269" anim:sub-item="text" smil:attributeName="width" smil:values="width*0.05;width" smil:keyTimes="0;1"/>
                  <anim:animate smil:dur="0.5s" smil:fill="hold" smil:targetElement="id269" anim:sub-item="text" smil:attributeName="height" smil:values="height;height" smil:keyTimes="0;1"/>
                  <anim:animate smil:dur="0.5s" smil:fill="hold" smil:targetElement="id269" anim:sub-item="text" smil:attributeName="x" smil:values="x-.2;x" smil:keyTimes="0;1"/>
                  <anim:animate smil:dur="0.5s" smil:fill="hold" smil:targetElement="id269" anim:sub-item="text" smil:attributeName="y" smil:values="y;y" smil:keyTimes="0;1"/>
                  <anim:transitionFilter smil:dur="0.5s" smil:targetElement="id2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1+width/2;x" smil:keyTimes="0;1"/>
                  <anim:animate smil:dur="0.5s" smil:fill="hold" smil:targetElement="id27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1+width/2;x" smil:keyTimes="0;1"/>
                  <anim:animate smil:dur="0.5s" smil:fill="hold" smil:targetElement="id2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1+width/2;x" smil:keyTimes="0;1"/>
                  <anim:animate smil:dur="0.5s" smil:fill="hold" smil:targetElement="id27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1+width/2;x" smil:keyTimes="0;1"/>
                  <anim:animate smil:dur="0.5s" smil:fill="hold" smil:targetElement="id27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18" draw:text-style-name="P15" draw:layer="layout" svg:width="26.648cm" svg:height="14.892cm" svg:x="0.831cm" svg:y="0.491cm" presentation:class="subtitle" presentation:user-transformed="true">
          <draw:text-box>
            <text:p text:style-name="P5"><text:span text:style-name="T19"><text:s text:c="19"/></text:span></text:p>
            <text:p text:style-name="P5"><text:span text:style-name="T9"><text:s text:c="11"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 text:c="4"/></text:span></text:p>
            <text:p text:style-name="P5"><text:span text:style-name="T9"><text:s text:c="4"/></text:span></text:p>
            <text:p text:style-name="P5"><text:span text:style-name="T9"><text:s text:c="3"/></text:span></text:p>
            <text:p text:style-name="P5"><text:span text:style-name="T9"><text:s text:c="4"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 text:c="18"/></text:span></text:p>
          </draw:text-box>
        </draw:frame>
        <draw:g xml:id="id279" draw:id="id279">
          <svg:title>TexMaths</svg:title>
          <svg:desc>24§display§\text {(ii) L.H.S. = } ( p \wedge q ) \vee ( \sim p \wedge q ) \vee ( p \ \wedge \sim q )§svg§600§FALSE§</svg:desc>
          <draw:polygon draw:style-name="gr2" draw:text-style-name="P7" draw:layer="layout" svg:width="15.857cm" svg:height="0.759cm" svg:x="2.127cm" svg:y="0.694cm" svg:viewBox="0 0 15858 760" draw:points="7930,760 0,760 0,0 15858,0 15858,760">
            <text:p/>
          </draw:polygon>
          <draw:path draw:style-name="gr3" draw:text-style-name="P8" draw:layer="layout" svg:width="0.197cm" svg:height="0.844cm" svg:x="2.167cm" svg:y="0.65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181cm" svg:height="0.566cm" svg:x="2.44cm" svg:y="0.7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2.674cm" svg:y="0.7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2.93cm" svg:y="0.65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4cm" svg:height="0.577cm" svg:x="3.519cm" svg:y="0.708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091cm" svg:height="0.091cm" svg:x="4.091cm" svg:y="1.195cm" svg:viewBox="0 0 92 92" svg:d="M92 46c0-25-21-46-46-46s-46 21-46 46 21 46 46 46 46-21 46-46z">
            <text:p/>
          </draw:path>
          <draw:path draw:style-name="gr3" draw:text-style-name="P8" draw:layer="layout" svg:width="0.577cm" svg:height="0.577cm" svg:x="4.279cm" svg:y="0.708cm" svg:viewBox="0 0 578 578" svg:d="M492 65c0-29 1-38 65-38h21v-27c-29 2-92 2-125 2-31 0-96 0-125-2v27h21c66 0 66 9 66 38v200h-252v-200c0-29 0-38 65-38h22v-27c-29 2-93 2-125 2-33 0-96 0-125-2v27h21c65 0 65 9 65 38v448c0 30 0 38-65 38h-21v27c29-2 92-2 125-2 31 0 96 0 125 2v-27h-22c-65 0-65-8-65-38v-223h252v223c0 30 0 38-66 38h-21v27c29-2 92-2 125-2s96 0 125 2v-27h-21c-64 0-65-8-65-38z">
            <text:p/>
          </draw:path>
          <draw:path draw:style-name="gr3" draw:text-style-name="P8" draw:layer="layout" svg:width="0.091cm" svg:height="0.091cm" svg:x="4.957cm" svg:y="1.195cm" svg:viewBox="0 0 92 92" svg:d="M92 46c0-25-21-46-46-46s-46 21-46 46 21 46 46 46 46-21 46-46z">
            <text:p/>
          </draw:path>
          <draw:path draw:style-name="gr3" draw:text-style-name="P8" draw:layer="layout" svg:width="0.375cm" svg:height="0.614cm" svg:x="5.166cm" svg:y="0.69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8" draw:layer="layout" svg:width="0.091cm" svg:height="0.091cm" svg:x="5.66cm" svg:y="1.195cm" svg:viewBox="0 0 92 92" svg:d="M92 46c0-25-21-46-46-46s-46 21-46 46 21 46 46 46 46-21 46-46z">
            <text:p/>
          </draw:path>
          <draw:path draw:style-name="gr3" draw:text-style-name="P8" draw:layer="layout" svg:width="0.562cm" svg:height="0.199cm" svg:x="6.15cm" svg:y="0.97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7.125cm" svg:y="0.65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7.342cm" svg:y="0.91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027cm" svg:y="0.781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8.765cm" svg:y="0.911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185cm" svg:y="0.65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9.7cm" svg:y="0.781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10.485cm" svg:y="0.65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563cm" svg:height="0.199cm" svg:x="10.777cm" svg:y="0.975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441cm" svg:height="0.537cm" svg:x="11.593cm" svg:y="0.91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2.278cm" svg:y="0.781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3.016cm" svg:y="0.911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3.438cm" svg:y="0.65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3.951cm" svg:y="0.781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197cm" svg:height="0.844cm" svg:x="14.738cm" svg:y="0.65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14.955cm" svg:y="0.91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5.734cm" svg:y="0.781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6.531cm" svg:y="0.975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348cm" svg:height="0.537cm" svg:x="17.409cm" svg:y="0.911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7.829cm" svg:y="0.65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0" draw:id="id280">
          <svg:title>TexMaths</svg:title>
          <svg:desc>24§display§= [ \ ( p \wedge q ) \vee ( \sim p \wedge q ) \ ] \vee ( p \ \wedge \sim q )§svg§600§FALSE§</svg:desc>
          <draw:polygon draw:style-name="gr2" draw:text-style-name="P7" draw:layer="layout" svg:width="12.823cm" svg:height="0.76cm" svg:x="6.128cm" svg:y="1.896cm" svg:viewBox="0 0 12824 761" draw:points="6411,761 0,761 0,0 12824,0 12824,761">
            <text:p/>
          </draw:polygon>
          <draw:path draw:style-name="gr3" draw:text-style-name="P8" draw:layer="layout" svg:width="0.562cm" svg:height="0.199cm" svg:x="6.134cm" svg:y="2.177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8" draw:layer="layout" svg:width="0.116cm" svg:height="0.844cm" svg:x="7.076cm" svg:y="1.854cm" svg:viewBox="0 0 117 845" draw:points="117,845 117,812 35,812 35,35 117,35 117,0 0,0 0,845">
            <text:p/>
          </draw:polygon>
          <draw:path draw:style-name="gr3" draw:text-style-name="P8" draw:layer="layout" svg:width="0.197cm" svg:height="0.844cm" svg:x="7.576cm" svg:y="1.85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7.793cm" svg:y="2.11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478cm" svg:y="1.983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9.215cm" svg:y="2.113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636cm" svg:y="1.85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0.15cm" svg:y="1.983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10.938cm" svg:y="1.85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563cm" svg:height="0.199cm" svg:x="11.228cm" svg:y="2.177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441cm" svg:height="0.537cm" svg:x="12.045cm" svg:y="2.113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2.731cm" svg:y="1.983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3.466cm" svg:y="2.113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3.889cm" svg:y="1.85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4.469cm" svg:y="1.854cm" svg:viewBox="0 0 117 845" draw:points="117,0 0,0 0,35 83,35 83,812 0,812 0,845 117,845">
            <text:p/>
          </draw:polygon>
          <draw:path draw:style-name="gr3" draw:text-style-name="P8" draw:layer="layout" svg:width="0.469cm" svg:height="0.523cm" svg:x="14.918cm" svg:y="1.983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197cm" svg:height="0.844cm" svg:x="15.705cm" svg:y="1.85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15.922cm" svg:y="2.11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6.702cm" svg:y="1.983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7.498cm" svg:y="2.177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348cm" svg:height="0.537cm" svg:x="18.376cm" svg:y="2.113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8.796cm" svg:y="1.85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2" draw:id="id282">
          <svg:title>TexMaths</svg:title>
          <svg:desc>24§display§= [ \ ( p \ \vee  \sim p ) \wedge q ) \ ] \vee ( p \ \wedge \sim q )§svg§600§FALSE§</svg:desc>
          <draw:polygon draw:style-name="gr2" draw:text-style-name="P7" draw:layer="layout" svg:width="11.29cm" svg:height="0.759cm" svg:x="6.129cm" svg:y="3.199cm" svg:viewBox="0 0 11291 760" draw:points="5646,760 0,760 0,0 11291,0 11291,760">
            <text:p/>
          </draw:polygon>
          <draw:path draw:style-name="gr3" draw:text-style-name="P8" draw:layer="layout" svg:width="0.562cm" svg:height="0.199cm" svg:x="6.135cm" svg:y="3.48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8" draw:layer="layout" svg:width="0.116cm" svg:height="0.844cm" svg:x="7.077cm" svg:y="3.157cm" svg:viewBox="0 0 117 845" draw:points="117,845 117,812 35,812 35,35 117,35 117,0 0,0 0,845">
            <text:p/>
          </draw:polygon>
          <draw:path draw:style-name="gr3" draw:text-style-name="P8" draw:layer="layout" svg:width="0.197cm" svg:height="0.844cm" svg:x="7.577cm" svg:y="3.1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7.794cm" svg:y="3.41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573cm" svg:y="3.286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563cm" svg:height="0.199cm" svg:x="9.37cm" svg:y="3.48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441cm" svg:height="0.537cm" svg:x="10.186cm" svg:y="3.41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10.685cm" svg:y="3.1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1.199cm" svg:y="3.28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1.937cm" svg:y="3.416cm" svg:viewBox="0 0 349 538" svg:d="M349 10c0-4-2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357cm" svg:y="3.1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2.937cm" svg:y="3.157cm" svg:viewBox="0 0 117 845" draw:points="117,0 0,0 0,35 83,35 83,812 0,812 0,845 117,845">
            <text:p/>
          </draw:polygon>
          <draw:path draw:style-name="gr3" draw:text-style-name="P8" draw:layer="layout" svg:width="0.469cm" svg:height="0.523cm" svg:x="13.386cm" svg:y="3.286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14.173cm" svg:y="3.1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14.39cm" svg:y="3.41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5.17cm" svg:y="3.28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5.966cm" svg:y="3.48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348cm" svg:height="0.537cm" svg:x="16.844cm" svg:y="3.416cm" svg:viewBox="0 0 349 538" svg:d="M349 10c0-4-2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7.264cm" svg:y="3.15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4" draw:id="id284">
          <svg:title>TexMaths</svg:title>
          <svg:desc>24§display§= ( T \wedge q  )  \vee ( p \ \wedge \sim q )§svg§600§FALSE§</svg:desc>
          <draw:polygon draw:style-name="gr2" draw:text-style-name="P7" draw:layer="layout" svg:width="7.726cm" svg:height="0.76cm" svg:x="6.133cm" svg:y="4.503cm" svg:viewBox="0 0 7727 761" draw:points="3863,761 0,761 0,0 7727,0 7727,761">
            <text:p/>
          </draw:polygon>
          <draw:path draw:style-name="gr3" draw:text-style-name="P8" draw:layer="layout" svg:width="0.562cm" svg:height="0.199cm" svg:x="6.139cm" svg:y="4.7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7.064cm" svg:y="4.4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75cm" svg:height="0.571cm" svg:x="7.329cm" svg:y="4.522cm" svg:viewBox="0 0 576 572" svg:d="M342 60c6-24 7-29 19-31 8-2 35-2 54-2 84 0 123 2 123 69 0 12-4 46-8 67 0 4-2 14-2 16 0 5 2 11 10 11 9 0 11-6 13-19l23-148c0-2 2-11 2-13 0-10-10-10-23-10h-470c-20 0-22 0-27 17l-50 148c-2 2-6 14-6 16 0 5 4 9 10 9 9 0 9-4 15-17 46-131 67-146 192-146h33c25 0 25 2 25 9 0 6-4 16-4 18l-114 453c-7 31-9 40-99 40-31 0-37 0-37 16 0 9 10 9 15 9 22 0 47 0 70 0s48-2 71-2 48 2 71 2 50 0 73 0c7 0 19 0 19-15 0-10-8-10-29-10s-33 0-54-2c-25-2-32-5-32-19 0 0 0-4 4-17z">
            <text:p/>
          </draw:path>
          <draw:path draw:style-name="gr3" draw:text-style-name="P8" draw:layer="layout" svg:width="0.469cm" svg:height="0.523cm" svg:x="8.153cm" svg:y="4.5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8.89cm" svg:y="4.72cm" svg:viewBox="0 0 349 538" svg:d="M349 10c0-4-1-10-7-10-10 0-44 35-58 60-19-47-52-60-80-60-100 0-204 125-204 248 0 82 50 136 111 136 37 0 71-21 100-52-7 31-34 144-36 152-8 25-16 27-62 29-11 0-19 0-19 17 0 0 0 8 10 8 28 0 57-2 86-2s58 2 87 2c3 0 15 0 15-16 0-9-8-9-21-9-42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9.311cm" svg:y="4.4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9.825cm" svg:y="4.59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197cm" svg:height="0.844cm" svg:x="10.613cm" svg:y="4.4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10.83cm" svg:y="4.72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1.609cm" svg:y="4.5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2.406cm" svg:y="4.784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348cm" svg:height="0.537cm" svg:x="13.284cm" svg:y="4.72cm" svg:viewBox="0 0 349 538" svg:d="M349 10c0-4-1-10-7-10-10 0-44 35-58 60-19-47-52-60-80-60-100 0-204 125-204 248 0 82 50 136 111 136 37 0 71-21 100-52-7 31-34 144-36 152-8 25-16 27-62 29-11 0-19 0-19 17 0 0 0 8 10 8 27 0 57-2 86-2s58 2 87 2c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3.704cm" svg:y="4.46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6" draw:id="id286">
          <svg:title>TexMaths</svg:title>
          <svg:desc>24§display§= \ q \vee ( p \ \wedge \sim q )§svg§600§FALSE§</svg:desc>
          <draw:polygon draw:style-name="gr2" draw:text-style-name="P7" draw:layer="layout" svg:width="5.803cm" svg:height="0.759cm" svg:x="6.134cm" svg:y="5.805cm" svg:viewBox="0 0 5804 760" draw:points="2901,760 0,760 0,0 5804,0 5804,760">
            <text:p/>
          </draw:polygon>
          <draw:path draw:style-name="gr3" draw:text-style-name="P8" draw:layer="layout" svg:width="0.562cm" svg:height="0.199cm" svg:x="6.14cm" svg:y="6.0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48cm" svg:height="0.537cm" svg:x="7.297cm" svg:y="6.022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7.904cm" svg:y="5.892cm" svg:viewBox="0 0 470 524" svg:d="M465 35c5-12 5-14 5-18 0-9-7-17-17-17-8 0-13 6-19 19l-198 448-200-450c-7-15-13-17-19-17-9 0-17 8-17 17 0 2 0 4 6 14l209 476c8 15 13 17 21 17 10 0 14-5 17-17z">
            <text:p/>
          </draw:path>
          <draw:path draw:style-name="gr3" draw:text-style-name="P8" draw:layer="layout" svg:width="0.197cm" svg:height="0.844cm" svg:x="8.691cm" svg:y="5.76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8.908cm" svg:y="6.022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9.688cm" svg:y="5.892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0.484cm" svg:y="6.086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8" draw:layer="layout" svg:width="0.348cm" svg:height="0.537cm" svg:x="11.362cm" svg:y="6.022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1.782cm" svg:y="5.76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8" draw:id="id288">
          <svg:title>TexMaths</svg:title>
          <svg:desc>24§display§= \ ( q \vee p )  \wedge ( q \ \vee \sim q )§svg§600§FALSE§</svg:desc>
          <draw:polygon draw:style-name="gr2" draw:text-style-name="P7" draw:layer="layout" svg:width="7.805cm" svg:height="0.76cm" svg:x="6.134cm" svg:y="7.008cm" svg:viewBox="0 0 7806 761" draw:points="3902,761 0,761 0,0 7806,0 7806,761">
            <text:p/>
          </draw:polygon>
          <draw:path draw:style-name="gr3" draw:text-style-name="P8" draw:layer="layout" svg:width="0.562cm" svg:height="0.199cm" svg:x="6.14cm" svg:y="7.2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7.348cm" svg:y="6.966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48cm" svg:height="0.537cm" svg:x="7.626cm" svg:y="7.225cm" svg:viewBox="0 0 349 538" svg:d="M349 10c0-4-1-10-7-10-10 0-44 35-58 60-19-47-52-60-80-60-100 0-204 125-204 248 0 82 50 136 111 136 37 0 71-21 100-52-7 31-34 144-36 152-8 25-16 27-62 29-11 0-19 0-19 17 0 0 0 8 10 8 27 0 57-2 86-2s58 2 87 2c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8.233cm" svg:y="7.095cm" svg:viewBox="0 0 470 524" svg:d="M465 35c5-12 5-14 5-18 0-9-7-17-17-17-8 0-13 6-19 19l-198 448-200-450c-7-15-13-17-19-17-9 0-17 8-17 17 0 2 0 4 6 14l211 476c6 15 12 17 19 17 10 0 14-5 17-17z">
            <text:p/>
          </draw:path>
          <draw:path draw:style-name="gr3" draw:text-style-name="P8" draw:layer="layout" svg:width="0.441cm" svg:height="0.537cm" svg:x="8.909cm" svg:y="7.225cm" svg:viewBox="0 0 442 538" svg:d="M65 478c-7 29-7 35-46 35-9 0-19 0-19 15 0 8 4 10 12 10 23 0 46-2 71-2 26 0 55 2 82 2 6 0 16 0 16-16 0-9-8-9-20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7 0-67-71-67-75 0-2 0-4 2-13z">
            <text:p/>
          </draw:path>
          <draw:path draw:style-name="gr3" draw:text-style-name="P8" draw:layer="layout" svg:width="0.197cm" svg:height="0.844cm" svg:x="9.408cm" svg:y="6.96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9.923cm" svg:y="7.095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197cm" svg:height="0.844cm" svg:x="10.71cm" svg:y="6.966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48cm" svg:height="0.537cm" svg:x="10.986cm" svg:y="7.225cm" svg:viewBox="0 0 349 538" svg:d="M349 10c0-4-1-10-7-10-10 0-44 35-58 60-19-47-52-60-80-60-100 0-204 125-204 248 0 82 50 136 111 136 37 0 71-21 100-52-7 31-34 144-36 152-8 25-16 27-62 29-11 0-19 0-19 17 0 0 0 8 10 8 28 0 57-2 86-2s58 2 87 2c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11.687cm" svg:y="7.095cm" svg:viewBox="0 0 470 524" svg:d="M465 35c5-12 5-14 5-18 0-9-7-17-17-17-8 0-13 6-19 19l-198 448-200-450c-7-15-13-17-19-17-9 0-17 8-17 17 0 2 0 4 6 14l209 476c8 15 14 17 21 17 10 0 14-5 17-17z">
            <text:p/>
          </draw:path>
          <draw:path draw:style-name="gr3" draw:text-style-name="P8" draw:layer="layout" svg:width="0.564cm" svg:height="0.199cm" svg:x="12.484cm" svg:y="7.289cm" svg:viewBox="0 0 565 200" svg:d="M565 29c0-19-6-29-12-29-4 0-11 8-11 23-4 83-60 129-120 129-53 0-94-37-136-73-42-41-86-79-144-79-92 0-142 94-142 171 0 27 12 27 12 27 9 0 11-17 11-19 4-94 67-131 119-131 54 0 94 37 136 73 43 38 87 79 144 79 93 0 143-94 143-171z">
            <text:p/>
          </draw:path>
          <draw:path draw:style-name="gr3" draw:text-style-name="P8" draw:layer="layout" svg:width="0.348cm" svg:height="0.537cm" svg:x="13.362cm" svg:y="7.225cm" svg:viewBox="0 0 349 538" svg:d="M349 10c0-4-1-10-7-10-10 0-44 35-58 60-19-47-52-60-80-60-100 0-204 125-204 248 0 82 50 136 111 136 37 0 71-21 100-52-7 31-34 144-36 152-8 25-16 27-62 29-11 0-19 0-19 17 0 0 0 8 10 8 27 0 57-2 86-2s58 2 87 2c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3.784cm" svg:y="6.96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0" draw:id="id290">
          <svg:title>TexMaths</svg:title>
          <svg:desc>24§display§= \ ( q \vee p )  \wedge \ T§svg§600§FALSE§</svg:desc>
          <draw:polygon draw:style-name="gr2" draw:text-style-name="P7" draw:layer="layout" svg:width="5.326cm" svg:height="0.759cm" svg:x="6.135cm" svg:y="8.31cm" svg:viewBox="0 0 5327 760" draw:points="2663,760 0,760 0,0 5327,0 5327,760">
            <text:p/>
          </draw:polygon>
          <draw:path draw:style-name="gr3" draw:text-style-name="P8" draw:layer="layout" svg:width="0.562cm" svg:height="0.199cm" svg:x="6.141cm" svg:y="8.5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7.349cm" svg:y="8.268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48cm" svg:height="0.537cm" svg:x="7.627cm" svg:y="8.527cm" svg:viewBox="0 0 349 538" svg:d="M349 10c0-4-1-10-7-10-10 0-44 35-58 60-19-47-52-60-80-60-100 0-204 125-204 248 0 82 50 136 111 136 37 0 71-21 100-52-7 31-34 144-36 152-8 25-16 27-62 29-11 0-19 0-19 17 0 0 0 8 10 8 27 0 57-2 86-2s58 2 87 2c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8.234cm" svg:y="8.397cm" svg:viewBox="0 0 470 524" svg:d="M465 35c5-12 5-14 5-18 0-9-7-17-17-17-8 0-13 6-19 19l-198 448-200-450c-7-15-13-17-19-17-9 0-17 8-17 17 0 2 0 4 6 14l211 476c6 15 12 17 19 17 10 0 14-5 17-17z">
            <text:p/>
          </draw:path>
          <draw:path draw:style-name="gr3" draw:text-style-name="P8" draw:layer="layout" svg:width="0.441cm" svg:height="0.537cm" svg:x="8.91cm" svg:y="8.527cm" svg:viewBox="0 0 442 538" svg:d="M65 478c-7 29-7 35-46 35-9 0-19 0-19 15 0 8 4 10 12 10 23 0 46-2 71-2 26 0 55 2 82 2 6 0 16 0 16-16 0-9-8-9-20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7 0-67-71-67-75 0-2 0-4 2-13z">
            <text:p/>
          </draw:path>
          <draw:path draw:style-name="gr3" draw:text-style-name="P8" draw:layer="layout" svg:width="0.197cm" svg:height="0.844cm" svg:x="9.409cm" svg:y="8.26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9.924cm" svg:y="8.39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75cm" svg:height="0.571cm" svg:x="10.928cm" svg:y="8.329cm" svg:viewBox="0 0 576 572" svg:d="M342 60c6-24 9-29 19-31 8-2 35-2 54-2 84 0 123 2 123 69 0 12-4 46-8 67 0 4-2 14-2 16 0 5 2 11 10 11 9 0 11-6 13-19l23-148c0-2 2-11 2-13 0-10-10-10-23-10h-470c-20 0-22 0-27 17l-50 148c-2 2-6 14-6 16 0 5 4 9 10 9 9 0 9-4 15-17 46-131 67-146 192-146h33c25 0 25 2 25 9 0 6-4 16-4 18l-114 453c-7 31-9 40-99 40-31 0-37 0-37 16 0 9 10 9 15 9 22 0 47 0 70 0s48-2 71-2c25 0 48 2 71 2s50 0 73 0c7 0 19 0 19-15 0-10-8-10-29-10s-33 0-54-2c-25-2-32-5-32-19 0 0 0-4 4-17z">
            <text:p/>
          </draw:path>
        </draw:g>
        <draw:g xml:id="id292" draw:id="id292">
          <svg:title>TexMaths</svg:title>
          <svg:desc>24§display§= \ p \vee q = \text { R.H.S.}§svg§600§FALSE§</svg:desc>
          <draw:polygon draw:style-name="gr2" draw:text-style-name="P7" draw:layer="layout" svg:width="6.615cm" svg:height="0.675cm" svg:x="6.137cm" svg:y="9.612cm" svg:viewBox="0 0 6616 676" draw:points="3308,676 0,676 0,0 6616,0 6616,676">
            <text:p/>
          </draw:polygon>
          <draw:path draw:style-name="gr3" draw:text-style-name="P8" draw:layer="layout" svg:width="0.562cm" svg:height="0.199cm" svg:x="6.143cm" svg:y="9.85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441cm" svg:height="0.537cm" svg:x="7.239cm" svg:y="9.793cm" svg:viewBox="0 0 442 538" svg:d="M65 479c-7 28-7 34-46 34-9 0-19 0-19 15 0 8 4 10 12 10 23 0 46-2 71-2 26 0 55 2 82 2 6 0 15 0 15-15 0-10-7-10-19-10-42 0-42-6-42-13 0-12 35-148 40-169 12 23 35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8" draw:layer="layout" svg:width="0.469cm" svg:height="0.524cm" svg:x="7.924cm" svg:y="9.66cm" svg:viewBox="0 0 470 525" svg:d="M465 35c5-12 5-14 5-18 0-9-7-17-17-17-8 0-13 6-19 19l-198 448-200-450c-7-15-13-17-19-17-9 0-17 8-17 17 0 2 0 4 6 14l209 476c8 16 13 18 21 18 10 0 14-6 17-18z">
            <text:p/>
          </draw:path>
          <draw:path draw:style-name="gr3" draw:text-style-name="P8" draw:layer="layout" svg:width="0.348cm" svg:height="0.537cm" svg:x="8.662cm" svg:y="9.793cm" svg:viewBox="0 0 349 538" svg:d="M349 10c0-4-2-10-7-10-10 0-44 35-58 60-19-47-52-60-80-60-100 0-204 125-204 248 0 83 50 136 111 136 37 0 71-21 100-52-7 31-34 145-36 152-8 25-16 27-62 29-11 0-19 0-19 17 0 0 0 8 10 8 27 0 57-2 84-2 31 0 60 2 88 2 4 0 16 0 16-15 0-10-8-10-23-10-41 0-41-6-41-13 0-6 2-12 4-20zM115 365c-52 0-55-65-55-79 0-42 24-134 40-169 25-63 69-98 104-98 55 0 67 67 67 73s-46 192-48 194c-14 25-62 79-108 79z">
            <text:p/>
          </draw:path>
          <draw:path draw:style-name="gr3" draw:text-style-name="P8" draw:layer="layout" svg:width="0.562cm" svg:height="0.199cm" svg:x="9.316cm" svg:y="9.85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88cm" svg:height="0.597cm" svg:x="10.47cm" svg:y="9.589cm" svg:viewBox="0 0 589 598" svg:d="M159 279v-219c0-20 0-29 20-31 7-2 32-2 49-2 77 0 171 2 171 125 0 59-21 127-146 127zM338 290c82-19 148-71 148-138 0-81-96-152-221-152h-265v27h21c65 0 65 10 65 38v448c0 31 0 39-65 39h-21v26c31-1 90-1 123-1 34 0 94 0 125 1v-26h-21c-66 0-68-8-68-39v-215h98c14 0 50 0 79 29 33 30 33 57 33 113s0 88 34 121c35 31 81 37 106 37 67 0 80-70 80-95 0-3 0-13-9-13-10 0-10 8-12 13-4 60-34 75-55 75-43 0-48-42-60-121l-11-69c-16-54-56-81-104-98z">
            <text:p/>
          </draw:path>
          <draw:path draw:style-name="gr3" draw:text-style-name="P8" draw:layer="layout" svg:width="0.091cm" svg:height="0.091cm" svg:x="11.134cm" svg:y="10.075cm" svg:viewBox="0 0 92 92" svg:d="M92 46c0-25-21-46-46-46s-46 21-46 46 21 46 46 46 46-21 46-46z">
            <text:p/>
          </draw:path>
          <draw:path draw:style-name="gr3" draw:text-style-name="P8" draw:layer="layout" svg:width="0.577cm" svg:height="0.577cm" svg:x="11.322cm" svg:y="9.589cm" svg:viewBox="0 0 578 578" svg:d="M491 65c0-28 2-38 68-38h19v-27c-29 2-92 2-125 2s-96 0-125-2v27h21c66 0 66 10 66 38v200h-252v-200c0-28 2-38 65-38h22v-27c-29 2-93 2-125 2-31 0-96 0-125-2v27h21c65 0 65 10 65 38v448c0 31 0 39-65 39h-21v26c29-1 92-1 125-1 32 0 96 0 125 1v-26h-22c-63 0-65-8-65-39v-223h252v223c0 31 0 39-66 39h-21v26c29-1 92-1 125-1s96 0 125 1v-26h-19c-66 0-68-8-68-39z">
            <text:p/>
          </draw:path>
          <draw:path draw:style-name="gr3" draw:text-style-name="P8" draw:layer="layout" svg:width="0.091cm" svg:height="0.091cm" svg:x="12cm" svg:y="10.075cm" svg:viewBox="0 0 92 92" svg:d="M92 46c0-25-21-46-46-46s-46 21-46 46 21 46 46 46 46-21 46-46z">
            <text:p/>
          </draw:path>
          <draw:path draw:style-name="gr3" draw:text-style-name="P8" draw:layer="layout" svg:width="0.375cm" svg:height="0.614cm" svg:x="12.209cm" svg:y="9.57cm" svg:viewBox="0 0 376 615" svg:d="M248 269l-108-27c-54-13-86-58-86-107 0-60 46-112 113-112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8" draw:layer="layout" svg:width="0.091cm" svg:height="0.091cm" svg:x="12.703cm" svg:y="10.075cm" svg:viewBox="0 0 92 92" svg:d="M92 46c0-25-21-46-46-46s-46 21-46 46 21 46 46 46 46-21 46-46z">
            <text:p/>
          </draw:path>
        </draw:g>
        <draw:g xml:id="id281" draw:id="id281">
          <svg:title>TexMaths</svg:title>
          <svg:desc>22§display§\text { . . . [ Associative Law ] }§svg§600§FALSE§</svg:desc>
          <draw:polygon draw:style-name="gr2" draw:text-style-name="P7" draw:layer="layout" svg:width="7.904cm" svg:height="0.696cm" svg:x="19.231cm" svg:y="1.909cm" svg:viewBox="0 0 7905 697" draw:points="3953,697 0,697 0,0 7905,0 7905,697">
            <text:p/>
          </draw:polygon>
          <draw:path draw:style-name="gr3" draw:text-style-name="P8" draw:layer="layout" svg:width="0.083cm" svg:height="0.083cm" svg:x="19.259cm" svg:y="2.368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817cm" svg:y="2.368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0.375cm" svg:y="2.368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959cm" svg:y="1.87cm" svg:viewBox="0 0 107 774" draw:points="107,774 107,744 32,744 32,32 107,32 107,0 0,0 0,774">
            <text:p/>
          </draw:polygon>
          <draw:path draw:style-name="gr3" draw:text-style-name="P8" draw:layer="layout" svg:width="0.53cm" svg:height="0.555cm" svg:x="21.364cm" svg:y="1.896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254cm" svg:height="0.356cm" svg:x="21.945cm" svg:y="2.10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54cm" svg:height="0.356cm" svg:x="22.251cm" svg:y="2.10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4cm" svg:height="0.356cm" svg:x="22.552cm" svg:y="2.10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95cm" svg:height="0.356cm" svg:x="22.964cm" svg:y="2.10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66cm" svg:height="0.518cm" svg:x="23.307cm" svg:y="1.9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9cm" svg:height="0.356cm" svg:x="23.529cm" svg:y="2.104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242cm" svg:height="0.485cm" svg:x="23.898cm" svg:y="1.97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4.21cm" svg:y="1.9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24.412cm" svg:y="2.116cm" svg:viewBox="0 0 380 343" svg:d="M308 76c7-18 21-51 72-51v-25c-17 2-40 2-58 2-19 0-55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24.806cm" svg:y="2.10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425cm" svg:height="0.528cm" svg:x="25.412cm" svg:y="1.921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49cm" svg:height="0.356cm" svg:x="25.903cm" svg:y="2.104cm" svg:viewBox="0 0 350 357" svg:d="M225 288c4 32 25 64 62 64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53cm" svg:height="0.342cm" svg:x="26.248cm" svg:y="2.116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olygon draw:style-name="gr3" draw:text-style-name="P8" draw:layer="layout" svg:width="0.106cm" svg:height="0.773cm" svg:x="27.068cm" svg:y="1.87cm" svg:viewBox="0 0 107 774" draw:points="107,0 0,0 0,32 76,32 76,744 0,744 0,774 107,774">
            <text:p/>
          </draw:polygon>
        </draw:g>
        <draw:g xml:id="id283" draw:id="id283">
          <svg:title>TexMaths</svg:title>
          <svg:desc>22§display§\text { . . . [ Distributive Law ] }§svg§600§FALSE§</svg:desc>
          <draw:polygon draw:style-name="gr2" draw:text-style-name="P7" draw:layer="layout" svg:width="8.148cm" svg:height="0.696cm" svg:x="19.231cm" svg:y="3.21cm" svg:viewBox="0 0 8149 697" draw:points="4076,697 0,697 0,0 8149,0 8149,697">
            <text:p/>
          </draw:polygon>
          <draw:path draw:style-name="gr3" draw:text-style-name="P8" draw:layer="layout" svg:width="0.083cm" svg:height="0.083cm" svg:x="19.259cm" svg:y="3.6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817cm" svg:y="3.6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0.375cm" svg:y="3.669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959cm" svg:y="3.171cm" svg:viewBox="0 0 107 774" draw:points="107,774 107,744 32,744 32,32 107,32 107,0 0,0 0,774">
            <text:p/>
          </draw:polygon>
          <draw:path draw:style-name="gr3" draw:text-style-name="P8" draw:layer="layout" svg:width="0.52cm" svg:height="0.528cm" svg:x="21.367cm" svg:y="3.222cm" svg:viewBox="0 0 521 529" svg:d="M0 0v25h19c60 0 60 8 60 35v410c0 28 0 35-60 35h-19v24h283c131 0 238-114 238-260 0-148-104-269-238-269zM185 505c-37 0-39-5-39-30v-420c0-25 2-30 39-30h77c48 0 102 15 141 72 33 45 40 112 40 172 0 86-14 132-42 171-16 21-60 65-139 65z">
            <text:p/>
          </draw:path>
          <draw:path draw:style-name="gr3" draw:text-style-name="P8" draw:layer="layout" svg:width="0.166cm" svg:height="0.518cm" svg:x="21.955cm" svg:y="3.2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22.17cm" svg:y="3.405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242cm" svg:height="0.485cm" svg:x="22.465cm" svg:y="3.275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261cm" svg:height="0.342cm" svg:x="22.772cm" svg:y="3.40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23.08cm" svg:y="3.2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546cm" svg:x="23.291cm" svg:y="3.215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9cm" svg:height="0.351cm" svg:x="23.722cm" svg:y="3.408cm" svg:viewBox="0 0 391 352" svg:d="M278 281v71l113-9v-25c-55 0-60-5-60-42v-276l-115 9v24c55 0 60 6 60 43v139c0 66-37 119-93 119-65 0-69-35-69-75v-259l-114 9v24c60 0 60 2 60 71v116c0 61 0 132 119 132 43 0 78-21 99-71z">
            <text:p/>
          </draw:path>
          <draw:path draw:style-name="gr3" draw:text-style-name="P8" draw:layer="layout" svg:width="0.244cm" svg:height="0.485cm" svg:x="24.142cm" svg:y="3.275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166cm" svg:height="0.518cm" svg:x="24.454cm" svg:y="3.2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24.658cm" svg:y="3.417cm" svg:viewBox="0 0 380 343" svg:d="M308 76c7-18 21-51 72-51v-25c-17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8" draw:layer="layout" svg:width="0.3cm" svg:height="0.356cm" svg:x="25.05cm" svg:y="3.405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425cm" svg:height="0.528cm" svg:x="25.656cm" svg:y="3.222cm" svg:viewBox="0 0 426 529" svg:d="M426 329h-20c-8 79-19 176-156 176h-63c-36 0-37-5-37-30v-413c0-27 0-37 73-37h25v-25c-28 2-98 2-130 2-30 0-92 0-118-2v25h19c60 0 60 8 60 35v410c0 28 0 35-60 35h-19v24h405z">
            <text:p/>
          </draw:path>
          <draw:path draw:style-name="gr3" draw:text-style-name="P8" draw:layer="layout" svg:width="0.349cm" svg:height="0.356cm" svg:x="26.147cm" svg:y="3.405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53cm" svg:height="0.342cm" svg:x="26.493cm" svg:y="3.417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olygon draw:style-name="gr3" draw:text-style-name="P8" draw:layer="layout" svg:width="0.106cm" svg:height="0.773cm" svg:x="27.312cm" svg:y="3.171cm" svg:viewBox="0 0 107 774" draw:points="107,0 0,0 0,32 76,32 76,744 0,744 0,774 107,774">
            <text:p/>
          </draw:polygon>
        </draw:g>
        <draw:g xml:id="id285" draw:id="id285">
          <svg:title>TexMaths</svg:title>
          <svg:desc>22§display§\text { . . . [ Complement Law ] }§svg§600§FALSE§</svg:desc>
          <draw:polygon draw:style-name="gr2" draw:text-style-name="P7" draw:layer="layout" svg:width="8.39cm" svg:height="0.696cm" svg:x="19.232cm" svg:y="4.51cm" svg:viewBox="0 0 8391 697" draw:points="4196,697 0,697 0,0 8391,0 8391,697">
            <text:p/>
          </draw:polygon>
          <draw:path draw:style-name="gr3" draw:text-style-name="P8" draw:layer="layout" svg:width="0.083cm" svg:height="0.083cm" svg:x="19.26cm" svg:y="4.9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818cm" svg:y="4.9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0.376cm" svg:y="4.969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96cm" svg:y="4.471cm" svg:viewBox="0 0 107 774" draw:points="107,774 107,744 32,744 32,32 107,32 107,0 0,0 0,774">
            <text:p/>
          </draw:polygon>
          <draw:path draw:style-name="gr3" draw:text-style-name="P8" draw:layer="layout" svg:width="0.472cm" svg:height="0.562cm" svg:x="21.384cm" svg:y="4.506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8" draw:layer="layout" svg:width="0.344cm" svg:height="0.356cm" svg:x="21.921cm" svg:y="4.70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2.31cm" svg:y="4.708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2cm" svg:x="22.952cm" svg:y="4.70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173cm" svg:height="0.537cm" svg:x="23.385cm" svg:y="4.51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23.597cm" svg:y="4.70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3.943cm" svg:y="4.708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24.584cm" svg:y="4.70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4.931cm" svg:y="4.70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25.328cm" svg:y="4.5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425cm" svg:height="0.528cm" svg:x="25.899cm" svg:y="4.522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49cm" svg:height="0.356cm" svg:x="26.388cm" svg:y="4.7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53cm" svg:height="0.342cm" svg:x="26.735cm" svg:y="4.717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olygon draw:style-name="gr3" draw:text-style-name="P8" draw:layer="layout" svg:width="0.106cm" svg:height="0.773cm" svg:x="27.555cm" svg:y="4.471cm" svg:viewBox="0 0 107 774" draw:points="107,0 0,0 0,32 76,32 76,744 0,744 0,774 107,774">
            <text:p/>
          </draw:polygon>
        </draw:g>
        <draw:g xml:id="id287" draw:id="id287">
          <svg:title>TexMaths</svg:title>
          <svg:desc>22§display§\text { . . . [ Identity Law ] }§svg§600§FALSE§</svg:desc>
          <draw:polygon draw:style-name="gr2" draw:text-style-name="P7" draw:layer="layout" svg:width="6.78cm" svg:height="0.696cm" svg:x="19.233cm" svg:y="5.71cm" svg:viewBox="0 0 6781 697" draw:points="3390,697 0,697 0,0 6781,0 6781,697">
            <text:p/>
          </draw:polygon>
          <draw:path draw:style-name="gr3" draw:text-style-name="P8" draw:layer="layout" svg:width="0.083cm" svg:height="0.083cm" svg:x="19.261cm" svg:y="6.1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819cm" svg:y="6.1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0.377cm" svg:y="6.169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961cm" svg:y="5.671cm" svg:viewBox="0 0 107 774" draw:points="107,774 107,744 32,744 32,32 107,32 107,0 0,0 0,774">
            <text:p/>
          </draw:polygon>
          <draw:path draw:style-name="gr3" draw:text-style-name="P8" draw:layer="layout" svg:width="0.237cm" svg:height="0.528cm" svg:x="21.364cm" svg:y="5.722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383cm" svg:height="0.546cm" svg:x="21.648cm" svg:y="5.71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8" draw:layer="layout" svg:width="0.3cm" svg:height="0.356cm" svg:x="22.072cm" svg:y="5.90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2.418cm" svg:y="5.90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22.818cm" svg:y="5.7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3.13cm" svg:y="5.7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23.332cm" svg:y="5.7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79cm" svg:height="0.492cm" svg:x="23.612cm" svg:y="5.91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425cm" svg:height="0.528cm" svg:x="24.289cm" svg:y="5.722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49cm" svg:height="0.356cm" svg:x="24.779cm" svg:y="5.9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531cm" svg:height="0.342cm" svg:x="25.125cm" svg:y="5.917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olygon draw:style-name="gr3" draw:text-style-name="P8" draw:layer="layout" svg:width="0.106cm" svg:height="0.773cm" svg:x="25.944cm" svg:y="5.671cm" svg:viewBox="0 0 107 774" draw:points="107,0 0,0 0,32 76,32 76,744 0,744 0,774 107,774">
            <text:p/>
          </draw:polygon>
        </draw:g>
        <draw:g xml:id="id289" draw:id="id289">
          <svg:title>TexMaths</svg:title>
          <svg:desc>22§display§\text { . . . [ Distributive Law ] }§svg§600§FALSE§</svg:desc>
          <draw:polygon draw:style-name="gr2" draw:text-style-name="P7" draw:layer="layout" svg:width="8.148cm" svg:height="0.696cm" svg:x="19.232cm" svg:y="7.01cm" svg:viewBox="0 0 8149 697" draw:points="4076,697 0,697 0,0 8149,0 8149,697">
            <text:p/>
          </draw:polygon>
          <draw:path draw:style-name="gr3" draw:text-style-name="P8" draw:layer="layout" svg:width="0.083cm" svg:height="0.083cm" svg:x="19.26cm" svg:y="7.4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818cm" svg:y="7.4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0.376cm" svg:y="7.469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96cm" svg:y="6.971cm" svg:viewBox="0 0 107 774" draw:points="107,774 107,744 32,744 32,32 107,32 107,0 0,0 0,774">
            <text:p/>
          </draw:polygon>
          <draw:path draw:style-name="gr3" draw:text-style-name="P8" draw:layer="layout" svg:width="0.52cm" svg:height="0.528cm" svg:x="21.368cm" svg:y="7.022cm" svg:viewBox="0 0 521 529" svg:d="M0 0v25h19c60 0 60 8 60 35v410c0 28 0 35-60 35h-19v24h283c131 0 238-114 238-260 0-148-104-269-238-269zM185 505c-37 0-39-5-39-30v-420c0-25 2-30 39-30h77c48 0 102 15 141 72 33 45 40 112 40 172 0 86-14 132-42 171-16 21-60 65-139 65z">
            <text:p/>
          </draw:path>
          <draw:path draw:style-name="gr3" draw:text-style-name="P8" draw:layer="layout" svg:width="0.166cm" svg:height="0.518cm" svg:x="21.956cm" svg:y="7.0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22.171cm" svg:y="7.205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242cm" svg:height="0.485cm" svg:x="22.466cm" svg:y="7.075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261cm" svg:height="0.342cm" svg:x="22.773cm" svg:y="7.20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166cm" svg:height="0.518cm" svg:x="23.081cm" svg:y="7.0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546cm" svg:x="23.292cm" svg:y="7.015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9cm" svg:height="0.351cm" svg:x="23.723cm" svg:y="7.208cm" svg:viewBox="0 0 391 352" svg:d="M278 281v71l113-9v-25c-55 0-60-5-60-42v-276l-115 9v24c55 0 60 6 60 43v139c0 66-37 119-93 119-65 0-69-35-69-75v-259l-114 9v24c60 0 60 2 60 71v116c0 61 0 132 119 132 43 0 78-21 99-71z">
            <text:p/>
          </draw:path>
          <draw:path draw:style-name="gr3" draw:text-style-name="P8" draw:layer="layout" svg:width="0.244cm" svg:height="0.485cm" svg:x="24.143cm" svg:y="7.075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166cm" svg:height="0.518cm" svg:x="24.455cm" svg:y="7.0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24.659cm" svg:y="7.217cm" svg:viewBox="0 0 380 343" svg:d="M308 76c7-18 21-51 72-51v-25c-17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8" draw:layer="layout" svg:width="0.3cm" svg:height="0.356cm" svg:x="25.051cm" svg:y="7.205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425cm" svg:height="0.528cm" svg:x="25.657cm" svg:y="7.022cm" svg:viewBox="0 0 426 529" svg:d="M426 329h-20c-8 79-19 176-156 176h-63c-36 0-37-5-37-30v-413c0-27 0-37 73-37h25v-25c-28 2-98 2-130 2-30 0-92 0-118-2v25h19c60 0 60 8 60 35v410c0 28 0 35-60 35h-19v24h405z">
            <text:p/>
          </draw:path>
          <draw:path draw:style-name="gr3" draw:text-style-name="P8" draw:layer="layout" svg:width="0.349cm" svg:height="0.356cm" svg:x="26.148cm" svg:y="7.205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53cm" svg:height="0.342cm" svg:x="26.494cm" svg:y="7.217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olygon draw:style-name="gr3" draw:text-style-name="P8" draw:layer="layout" svg:width="0.106cm" svg:height="0.773cm" svg:x="27.313cm" svg:y="6.971cm" svg:viewBox="0 0 107 774" draw:points="107,0 0,0 0,32 76,32 76,744 0,744 0,774 107,774">
            <text:p/>
          </draw:polygon>
        </draw:g>
        <draw:g xml:id="id291" draw:id="id291">
          <svg:title>TexMaths</svg:title>
          <svg:desc>22§display§\text { . . . [ Complement Law ] }§svg§600§FALSE§</svg:desc>
          <draw:polygon draw:style-name="gr2" draw:text-style-name="P7" draw:layer="layout" svg:width="8.39cm" svg:height="0.696cm" svg:x="19.232cm" svg:y="8.31cm" svg:viewBox="0 0 8391 697" draw:points="4196,697 0,697 0,0 8391,0 8391,697">
            <text:p/>
          </draw:polygon>
          <draw:path draw:style-name="gr3" draw:text-style-name="P8" draw:layer="layout" svg:width="0.083cm" svg:height="0.083cm" svg:x="19.26cm" svg:y="8.7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818cm" svg:y="8.7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0.376cm" svg:y="8.769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96cm" svg:y="8.271cm" svg:viewBox="0 0 107 774" draw:points="107,774 107,744 32,744 32,32 107,32 107,0 0,0 0,774">
            <text:p/>
          </draw:polygon>
          <draw:path draw:style-name="gr3" draw:text-style-name="P8" draw:layer="layout" svg:width="0.472cm" svg:height="0.562cm" svg:x="21.384cm" svg:y="8.306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8" draw:layer="layout" svg:width="0.344cm" svg:height="0.356cm" svg:x="21.921cm" svg:y="8.50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22.31cm" svg:y="8.508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2cm" svg:x="22.952cm" svg:y="8.50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173cm" svg:height="0.537cm" svg:x="23.385cm" svg:y="8.31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cm" svg:height="0.356cm" svg:x="23.597cm" svg:y="8.50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3.943cm" svg:y="8.508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24.584cm" svg:y="8.50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4.931cm" svg:y="8.50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25.328cm" svg:y="8.3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425cm" svg:height="0.528cm" svg:x="25.899cm" svg:y="8.322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49cm" svg:height="0.356cm" svg:x="26.388cm" svg:y="8.5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53cm" svg:height="0.342cm" svg:x="26.735cm" svg:y="8.517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olygon draw:style-name="gr3" draw:text-style-name="P8" draw:layer="layout" svg:width="0.106cm" svg:height="0.773cm" svg:x="27.555cm" svg:y="8.271cm" svg:viewBox="0 0 107 774" draw:points="107,0 0,0 0,32 76,32 76,744 0,744 0,774 107,774">
            <text:p/>
          </draw:polygon>
        </draw:g>
        <draw:g xml:id="id293" draw:id="id293">
          <svg:title>TexMaths</svg:title>
          <svg:desc>22§display§\text { . . . [ Identity Law ] }§svg§600§FALSE§</svg:desc>
          <draw:polygon draw:style-name="gr2" draw:text-style-name="P7" draw:layer="layout" svg:width="6.78cm" svg:height="0.696cm" svg:x="19.233cm" svg:y="9.51cm" svg:viewBox="0 0 6781 697" draw:points="3390,697 0,697 0,0 6781,0 6781,697">
            <text:p/>
          </draw:polygon>
          <draw:path draw:style-name="gr3" draw:text-style-name="P8" draw:layer="layout" svg:width="0.083cm" svg:height="0.083cm" svg:x="19.261cm" svg:y="9.9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9.819cm" svg:y="9.969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0.377cm" svg:y="9.969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0.961cm" svg:y="9.471cm" svg:viewBox="0 0 107 774" draw:points="107,774 107,744 32,744 32,32 107,32 107,0 0,0 0,774">
            <text:p/>
          </draw:polygon>
          <draw:path draw:style-name="gr3" draw:text-style-name="P8" draw:layer="layout" svg:width="0.237cm" svg:height="0.528cm" svg:x="21.364cm" svg:y="9.522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383cm" svg:height="0.546cm" svg:x="21.648cm" svg:y="9.51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8" draw:layer="layout" svg:width="0.3cm" svg:height="0.356cm" svg:x="22.072cm" svg:y="9.70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22.418cm" svg:y="9.70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22.818cm" svg:y="9.5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3.13cm" svg:y="9.5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42cm" svg:height="0.485cm" svg:x="23.332cm" svg:y="9.5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79cm" svg:height="0.492cm" svg:x="23.612cm" svg:y="9.71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425cm" svg:height="0.528cm" svg:x="24.289cm" svg:y="9.522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8" draw:layer="layout" svg:width="0.349cm" svg:height="0.356cm" svg:x="24.779cm" svg:y="9.7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531cm" svg:height="0.342cm" svg:x="25.125cm" svg:y="9.717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olygon draw:style-name="gr3" draw:text-style-name="P8" draw:layer="layout" svg:width="0.106cm" svg:height="0.773cm" svg:x="25.944cm" svg:y="9.471cm" svg:viewBox="0 0 107 774" draw:points="107,0 0,0 0,32 76,32 76,744 0,744 0,774 107,774">
            <text:p/>
          </draw:polygon>
        </draw:g>
        <draw:g xml:id="id294" draw:id="id294">
          <svg:title>TexMaths</svg:title>
          <svg:desc>24§display§\text {(iii) } \sim ( p \leftrightarrow q ) = ( p \ \wedge \sim q ) \vee ( q \ \wedge \sim p )§svg§600§FALSE§</svg:desc>
          <draw:polygon draw:style-name="gr2" draw:text-style-name="P7" draw:layer="layout" svg:width="14.369cm" svg:height="0.76cm" svg:x="1.933cm" svg:y="10.909cm" svg:viewBox="0 0 14370 761" draw:points="7185,761 0,761 0,0 14370,0 14370,761">
            <text:p/>
          </draw:polygon>
          <draw:path draw:style-name="gr3" draw:text-style-name="P8" draw:layer="layout" svg:width="0.197cm" svg:height="0.844cm" svg:x="1.973cm" svg:y="10.86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181cm" svg:height="0.566cm" svg:x="2.246cm" svg:y="10.9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2.48cm" svg:y="10.9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81cm" svg:height="0.566cm" svg:x="2.714cm" svg:y="10.9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197cm" svg:height="0.844cm" svg:x="2.97cm" svg:y="10.86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4cm" svg:height="0.199cm" svg:x="3.811cm" svg:y="11.19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197cm" svg:height="0.844cm" svg:x="4.74cm" svg:y="10.86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4.957cm" svg:y="11.126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5.691cm" svg:y="11.069cm" svg:viewBox="0 0 751 442" svg:d="M92 204c46-35 69-70 77-81 36-58 44-111 44-113 0-10-9-10-17-10-14 0-16 2-19 17-20 83-69 154-164 192-9 4-13 6-13 12s4 8 13 11c87 37 144 102 166 198 1 10 3 12 17 12 8 0 17 0 17-10 0-2-8-56-42-111-17-25-42-56-79-83h567c-48 37-70 71-77 81-39 59-44 113-44 113 0 10 9 10 15 10 15 0 15-2 19-16 19-84 69-155 165-194 10-3 14-5 14-11s-6-8-8-10c-36-13-140-55-171-198-4-11-4-13-19-13-6 0-15 0-15 10 0 2 7 55 42 113 17 25 42 54 79 81z">
            <text:p/>
          </draw:path>
          <draw:path draw:style-name="gr3" draw:text-style-name="P8" draw:layer="layout" svg:width="0.348cm" svg:height="0.537cm" svg:x="6.754cm" svg:y="11.126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7.175cm" svg:y="10.86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2cm" svg:height="0.199cm" svg:x="7.737cm" svg:y="11.1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4cm" svg:x="8.663cm" svg:y="10.86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8.882cm" svg:y="11.12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9.659cm" svg:y="10.99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0.456cm" svg:y="11.19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348cm" svg:height="0.537cm" svg:x="11.334cm" svg:y="11.126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1.756cm" svg:y="10.86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2.269cm" svg:y="10.996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13.056cm" svg:y="10.86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48cm" svg:height="0.537cm" svg:x="13.334cm" svg:y="11.126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14.035cm" svg:y="10.996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4.832cm" svg:y="11.19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15.648cm" svg:y="11.126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16.149cm" svg:y="10.86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6" draw:id="id296">
          <svg:title>TexMaths</svg:title>
          <svg:desc>24§display§\therefore \ \ p \leftrightarrow q = \ \sim [\ ( p \ \wedge \sim q ) \vee ( q \ \wedge \sim p ) \ ]§svg§600§FALSE§</svg:desc>
          <draw:polygon draw:style-name="gr2" draw:text-style-name="P7" draw:layer="layout" svg:width="14.257cm" svg:height="0.76cm" svg:x="3.951cm" svg:y="12.112cm" svg:viewBox="0 0 14258 761" draw:points="7130,761 0,761 0,0 14258,0 14258,761">
            <text:p/>
          </draw:polygon>
          <draw:path draw:style-name="gr3" draw:text-style-name="P8" draw:layer="layout" svg:width="0.512cm" svg:height="0.456cm" svg:x="3.934cm" svg:y="12.312cm" svg:viewBox="0 0 513 457" svg:d="M301 44c0-23-21-44-44-44-25 0-46 21-46 44 0 25 21 46 46 46 23 0 44-19 44-46zM513 411c0-23-20-44-45-44s-46 21-46 44c0 25 21 46 46 46s45-21 45-46zM90 411c0-23-21-44-46-44-23 0-44 21-44 44 0 25 21 46 44 46 25 0 46-21 46-46z">
            <text:p/>
          </draw:path>
          <draw:path draw:style-name="gr3" draw:text-style-name="P8" draw:layer="layout" svg:width="0.441cm" svg:height="0.537cm" svg:x="5.241cm" svg:y="12.32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5.973cm" svg:y="12.272cm" svg:viewBox="0 0 751 442" svg:d="M92 204c46-35 69-70 77-81 36-58 44-111 44-113 0-10-9-10-17-10-14 0-16 2-19 17-20 83-69 154-164 192-9 4-13 6-13 12s4 8 13 11c87 37 144 102 166 198 1 10 3 12 17 12 8 0 17 0 17-10 0-2-8-56-42-111-17-25-42-56-79-83h566c-47 37-69 71-76 81-39 59-44 113-44 113 0 10 9 10 15 10 15 0 15-2 19-16 19-84 69-155 165-194 10-3 14-5 14-11s-6-8-8-10c-37-13-140-55-171-198-4-11-4-13-19-13-6 0-15 0-15 10 0 2 7 55 42 113 17 25 42 54 78 81z">
            <text:p/>
          </draw:path>
          <draw:path draw:style-name="gr3" draw:text-style-name="P8" draw:layer="layout" svg:width="0.348cm" svg:height="0.537cm" svg:x="7.038cm" svg:y="12.329cm" svg:viewBox="0 0 349 538" svg:d="M349 10c0-4-2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562cm" svg:height="0.199cm" svg:x="7.693cm" svg:y="12.3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63cm" svg:height="0.199cm" svg:x="8.628cm" svg:y="12.393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olygon draw:style-name="gr3" draw:text-style-name="P8" draw:layer="layout" svg:width="0.116cm" svg:height="0.844cm" svg:x="9.573cm" svg:y="12.07cm" svg:viewBox="0 0 117 845" draw:points="117,845 117,812 35,812 35,35 117,35 117,0 0,0 0,845">
            <text:p/>
          </draw:polygon>
          <draw:path draw:style-name="gr3" draw:text-style-name="P8" draw:layer="layout" svg:width="0.197cm" svg:height="0.844cm" svg:x="10.072cm" svg:y="12.0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41cm" svg:height="0.537cm" svg:x="10.289cm" svg:y="12.32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1.068cm" svg:y="12.19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1.865cm" svg:y="12.393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348cm" svg:height="0.537cm" svg:x="12.742cm" svg:y="12.329cm" svg:viewBox="0 0 349 538" svg:d="M349 10c0-4-2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3.163cm" svg:y="12.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3.677cm" svg:y="12.199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14.464cm" svg:y="12.0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348cm" svg:height="0.537cm" svg:x="14.743cm" svg:y="12.329cm" svg:viewBox="0 0 349 538" svg:d="M349 10c0-4-2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15.443cm" svg:y="12.199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3cm" svg:height="0.199cm" svg:x="16.24cm" svg:y="12.393cm" svg:viewBox="0 0 564 200" svg:d="M564 29c0-19-5-29-11-29-4 0-12 8-12 23-3 83-59 129-119 129-53 0-94-37-136-73-42-41-86-79-144-79-92 0-142 94-142 171 0 27 12 27 12 27 9 0 11-17 11-19 4-95 67-131 119-131 54 0 94 36 136 73 43 38 87 79 144 79 93 0 142-94 142-171z">
            <text:p/>
          </draw:path>
          <draw:path draw:style-name="gr3" draw:text-style-name="P8" draw:layer="layout" svg:width="0.441cm" svg:height="0.537cm" svg:x="17.056cm" svg:y="12.329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17.555cm" svg:y="12.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8.135cm" svg:y="12.07cm" svg:viewBox="0 0 117 845" draw:points="117,0 0,0 0,35 83,35 83,812 0,812 0,845 117,845">
            <text:p/>
          </draw:polygon>
        </draw:g>
        <draw:g xml:id="id298" draw:id="id298">
          <svg:title>TexMaths</svg:title>
          <svg:desc>24§display§= \ \sim ( p \ \wedge \sim q ) \ \wedge \sim ( q \ \wedge \sim p )§svg§600§FALSE§</svg:desc>
          <draw:polygon draw:style-name="gr2" draw:text-style-name="P7" draw:layer="layout" svg:width="10.539cm" svg:height="0.759cm" svg:x="7.736cm" svg:y="13.316cm" svg:viewBox="0 0 10540 760" draw:points="5271,760 0,760 0,0 10540,0 10540,760">
            <text:p/>
          </draw:polygon>
          <draw:path draw:style-name="gr3" draw:text-style-name="P8" draw:layer="layout" svg:width="0.562cm" svg:height="0.199cm" svg:x="7.742cm" svg:y="13.59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64cm" svg:height="0.199cm" svg:x="8.677cm" svg:y="13.597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197cm" svg:height="0.844cm" svg:x="9.604cm" svg:y="13.27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441cm" svg:height="0.537cm" svg:x="9.823cm" svg:y="13.53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0.601cm" svg:y="13.403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1.398cm" svg:y="13.597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348cm" svg:height="0.537cm" svg:x="12.275cm" svg:y="13.533cm" svg:viewBox="0 0 349 538" svg:d="M349 10c0-4-1-10-7-10-10 0-44 35-58 60-19-47-52-60-80-60-100 0-204 125-204 248 0 82 50 136 111 136 37 0 71-21 100-52-7 31-34 144-36 152-8 25-16 27-62 29-11 0-19 0-19 17 0 0 0 8 10 8 28 0 57-2 86-2s58 2 87 2c3 0 15 0 15-16 0-9-8-9-21-9-42 0-42-6-42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2.698cm" svg:y="13.27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69cm" svg:height="0.523cm" svg:x="13.305cm" svg:y="13.403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4.101cm" svg:y="13.597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197cm" svg:height="0.844cm" svg:x="15.029cm" svg:y="13.27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48cm" svg:height="0.537cm" svg:x="15.307cm" svg:y="13.533cm" svg:viewBox="0 0 349 538" svg:d="M349 10c0-4-1-10-7-10-10 0-44 35-58 60-19-47-52-60-80-60-100 0-204 125-204 248 0 82 50 136 111 136 37 0 71-21 100-52-7 31-34 144-36 152-8 25-16 27-62 29-11 0-19 0-19 17 0 0 0 8 10 8 27 0 57-2 86-2s58 2 87 2c3 0 15 0 15-16 0-9-8-9-23-9-40 0-40-6-40-14 0-5 1-11 3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16.008cm" svg:y="13.403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6.805cm" svg:y="13.597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17.621cm" svg:y="13.53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18.122cm" svg:y="13.274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95" draw:id="id295">
          <svg:title>TexMaths</svg:title>
          <svg:desc>20§display§\text { . . . [ Negation of Biconditional ] }§svg§600§FALSE§</svg:desc>
          <draw:polygon draw:style-name="gr2" draw:text-style-name="P7" draw:layer="layout" svg:width="10.108cm" svg:height="0.633cm" svg:x="17.333cm" svg:y="10.909cm" svg:viewBox="0 0 10109 634" draw:points="5054,634 0,634 0,0 10109,0 10109,634">
            <text:p/>
          </draw:polygon>
          <draw:path draw:style-name="gr3" draw:text-style-name="P8" draw:layer="layout" svg:width="0.076cm" svg:height="0.076cm" svg:x="17.359cm" svg:y="11.327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7.866cm" svg:y="11.327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8.373cm" svg:y="11.327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18.904cm" svg:y="10.874cm" svg:viewBox="0 0 98 704" draw:points="98,704 98,677 29,677 29,29 98,29 98,0 0,0 0,704">
            <text:p/>
          </draw:polygon>
          <draw:path draw:style-name="gr3" draw:text-style-name="P8" draw:layer="layout" svg:width="0.481cm" svg:height="0.481cm" svg:x="19.274cm" svg:y="10.92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8" draw:layer="layout" svg:width="0.273cm" svg:height="0.324cm" svg:x="19.797cm" svg:y="11.08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22cm" svg:height="0.465cm" svg:x="20.109cm" svg:y="11.08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17cm" svg:height="0.324cm" svg:x="20.471cm" svg:y="11.08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22cm" svg:height="0.441cm" svg:x="20.807cm" svg:y="10.96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1.09cm" svg:y="10.93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13cm" svg:height="0.324cm" svg:x="21.282cm" svg:y="11.087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354cm" svg:height="0.311cm" svg:x="21.635cm" svg:y="11.0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13cm" svg:height="0.324cm" svg:x="22.258cm" svg:y="11.08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28cm" svg:height="0.497cm" svg:x="22.613cm" svg:y="10.906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8" draw:layer="layout" svg:width="0.433cm" svg:height="0.481cm" svg:x="23.064cm" svg:y="10.92cm" svg:viewBox="0 0 434 482" svg:d="M131 224v-174c0-23 2-28 35-28h87c69 0 93 60 93 96 0 47-34 106-112 106zM298 230c68-14 116-59 116-112 0-60-64-118-156-118h-258v22h18c54 0 54 8 54 32v373c0 26 0 32-54 32h-18v23h277c93 0 157-63 157-130 0-61-58-114-136-122zM254 459h-88c-33 0-35-5-35-27v-194h133c70 0 99 66 99 114 0 50-37 107-109 107z">
            <text:p/>
          </draw:path>
          <draw:path draw:style-name="gr3" draw:text-style-name="P8" draw:layer="layout" svg:width="0.151cm" svg:height="0.471cm" svg:x="23.56cm" svg:y="10.93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68cm" svg:height="0.324cm" svg:x="23.755cm" svg:y="11.087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24.064cm" svg:y="11.087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354cm" svg:height="0.311cm" svg:x="24.418cm" svg:y="11.0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48cm" svg:height="0.497cm" svg:x="24.81cm" svg:y="10.914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151cm" svg:height="0.471cm" svg:x="25.2cm" svg:y="10.93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25.386cm" svg:y="10.96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5.669cm" svg:y="10.93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13cm" svg:height="0.324cm" svg:x="25.859cm" svg:y="11.087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354cm" svg:height="0.311cm" svg:x="26.215cm" svg:y="11.0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17cm" svg:height="0.324cm" svg:x="26.611cm" svg:y="11.08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157cm" svg:height="0.489cm" svg:x="26.957cm" svg:y="10.914cm" svg:viewBox="0 0 158 490" svg:d="M102 0l-102 8v22c50 0 56 5 56 39v366c0 32-8 32-56 32v23c24-2 61-2 78-2 18 0 53 0 80 2v-23c-48 0-56 0-56-32z">
            <text:p/>
          </draw:path>
          <draw:polygon draw:style-name="gr3" draw:text-style-name="P8" draw:layer="layout" svg:width="0.097cm" svg:height="0.703cm" svg:x="27.379cm" svg:y="10.874cm" svg:viewBox="0 0 98 704" draw:points="98,0 0,0 0,29 69,29 69,677 0,677 0,704 98,704">
            <text:p/>
          </draw:polygon>
        </draw:g>
        <draw:g xml:id="id297" draw:id="id297">
          <svg:title>TexMaths</svg:title>
          <svg:desc>20§display§\text { . . . [ Negation of Negation ] }§svg§600§FALSE§</svg:desc>
          <draw:polygon draw:style-name="gr2" draw:text-style-name="P7" draw:layer="layout" svg:width="8.77cm" svg:height="0.633cm" svg:x="18.633cm" svg:y="12.108cm" svg:viewBox="0 0 8771 634" draw:points="4385,634 0,634 0,0 8771,0 8771,634">
            <text:p/>
          </draw:polygon>
          <draw:path draw:style-name="gr3" draw:text-style-name="P8" draw:layer="layout" svg:width="0.076cm" svg:height="0.076cm" svg:x="18.659cm" svg:y="12.526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166cm" svg:y="12.526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673cm" svg:y="12.526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20.204cm" svg:y="12.073cm" svg:viewBox="0 0 98 704" draw:points="98,704 98,677 29,677 29,29 98,29 98,0 0,0 0,704">
            <text:p/>
          </draw:polygon>
          <draw:path draw:style-name="gr3" draw:text-style-name="P8" draw:layer="layout" svg:width="0.481cm" svg:height="0.481cm" svg:x="20.574cm" svg:y="12.119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8" draw:layer="layout" svg:width="0.273cm" svg:height="0.324cm" svg:x="21.097cm" svg:y="12.28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22cm" svg:height="0.465cm" svg:x="21.409cm" svg:y="12.28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17cm" svg:height="0.324cm" svg:x="21.77cm" svg:y="12.28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22cm" svg:height="0.441cm" svg:x="22.106cm" svg:y="12.16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2.39cm" svg:y="12.13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13cm" svg:height="0.324cm" svg:x="22.582cm" svg:y="12.28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354cm" svg:height="0.311cm" svg:x="22.935cm" svg:y="12.2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13cm" svg:height="0.324cm" svg:x="23.558cm" svg:y="12.28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28cm" svg:height="0.497cm" svg:x="23.913cm" svg:y="12.105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8" draw:layer="layout" svg:width="0.481cm" svg:height="0.481cm" svg:x="24.361cm" svg:y="12.119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8" draw:layer="layout" svg:width="0.273cm" svg:height="0.324cm" svg:x="24.886cm" svg:y="12.28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22cm" svg:height="0.465cm" svg:x="25.198cm" svg:y="12.28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17cm" svg:height="0.324cm" svg:x="25.559cm" svg:y="12.28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22cm" svg:height="0.441cm" svg:x="25.893cm" svg:y="12.16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6.177cm" svg:y="12.13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13cm" svg:height="0.324cm" svg:x="26.369cm" svg:y="12.28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354cm" svg:height="0.311cm" svg:x="26.722cm" svg:y="12.2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olygon draw:style-name="gr3" draw:text-style-name="P8" draw:layer="layout" svg:width="0.097cm" svg:height="0.703cm" svg:x="27.341cm" svg:y="12.073cm" svg:viewBox="0 0 98 704" draw:points="98,0 0,0 0,29 69,29 69,677 0,677 0,704 98,704">
            <text:p/>
          </draw:polygon>
        </draw:g>
        <draw:g xml:id="id299" draw:id="id299">
          <svg:title>TexMaths</svg:title>
          <svg:desc>20§display§\text { . . . [ De’ Morgan's Law ] }§svg§600§FALSE§</svg:desc>
          <draw:polygon draw:style-name="gr2" draw:text-style-name="P7" draw:layer="layout" svg:width="7.664cm" svg:height="0.633cm" svg:x="19.731cm" svg:y="13.409cm" svg:viewBox="0 0 7665 634" draw:points="3832,634 0,634 0,0 7665,0 7665,634">
            <text:p/>
          </draw:polygon>
          <draw:path draw:style-name="gr3" draw:text-style-name="P8" draw:layer="layout" svg:width="0.076cm" svg:height="0.076cm" svg:x="19.757cm" svg:y="13.827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20.264cm" svg:y="13.827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20.771cm" svg:y="13.827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21.302cm" svg:y="13.374cm" svg:viewBox="0 0 98 704" draw:points="98,704 98,677 29,677 29,29 98,29 98,0 0,0 0,704">
            <text:p/>
          </draw:polygon>
          <draw:path draw:style-name="gr3" draw:text-style-name="P8" draw:layer="layout" svg:width="0.473cm" svg:height="0.481cm" svg:x="21.674cm" svg:y="13.42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8" draw:layer="layout" svg:width="0.273cm" svg:height="0.324cm" svg:x="22.205cm" svg:y="13.58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593cm" svg:height="0.481cm" svg:x="22.759cm" svg:y="13.42cm" svg:viewBox="0 0 594 482" svg:d="M144 16c-6-16-8-16-26-16h-118v22h18c52 0 54 8 54 32v354c0 19 0 51-72 51v23c24 0 59-2 83-2 23 0 58 2 82 2v-23c-72 0-72-32-72-51v-381l169 439c5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8" draw:layer="layout" svg:width="0.313cm" svg:height="0.324cm" svg:x="23.397cm" svg:y="13.58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7cm" svg:height="0.311cm" svg:x="23.747cm" svg:y="13.59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22cm" svg:height="0.465cm" svg:x="24.023cm" svg:y="13.58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17cm" svg:height="0.324cm" svg:x="24.384cm" svg:y="13.58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24.728cm" svg:y="13.5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5cm" svg:height="0.21cm" svg:x="25.157cm" svg:y="13.414cm" svg:viewBox="0 0 86 211" svg:d="M86 74c0-42-17-74-48-74-25 0-38 19-38 37 0 19 13 38 38 38 15 0 24-8 29-11 0-2 2-2 2-2 1 0 1 10 1 12 0 24-4 75-49 118-10 8-10 10-10 11 0 7 3 8 8 8 8 0 67-53 67-137z">
            <text:p/>
          </draw:path>
          <draw:path draw:style-name="gr3" draw:text-style-name="P8" draw:layer="layout" svg:width="0.231cm" svg:height="0.324cm" svg:x="25.316cm" svg:y="13.58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86cm" svg:height="0.481cm" svg:x="25.828cm" svg:y="13.42cm" svg:viewBox="0 0 387 482" svg:d="M387 299h-17c-8 72-18 160-143 160h-57c-32 0-34-5-34-27v-376c0-24 0-34 67-34h23v-22c-26 2-90 2-119 2-27 0-83 0-107-2v22h18c54 0 54 8 54 32v373c0 26 0 32-54 32h-18v23h368z">
            <text:p/>
          </draw:path>
          <draw:path draw:style-name="gr3" draw:text-style-name="P8" draw:layer="layout" svg:width="0.317cm" svg:height="0.324cm" svg:x="26.272cm" svg:y="13.58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482cm" svg:height="0.311cm" svg:x="26.588cm" svg:y="13.598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3 8 4 13 14 13 8 0 11-6 13-13z">
            <text:p/>
          </draw:path>
          <draw:polygon draw:style-name="gr3" draw:text-style-name="P8" draw:layer="layout" svg:width="0.097cm" svg:height="0.703cm" svg:x="27.333cm" svg:y="13.374cm" svg:viewBox="0 0 98 704" draw:points="98,0 0,0 0,29 69,29 69,677 0,677 0,704 98,704">
            <text:p/>
          </draw:polygon>
        </draw:g>
        <draw:g xml:id="id300" draw:id="id300">
          <svg:title>TexMaths</svg:title>
          <svg:desc>20§display§= \text { First Part }§svg§600§FALSE§</svg:desc>
          <draw:polygon draw:style-name="gr2" draw:text-style-name="P7" draw:layer="layout" svg:width="3.94cm" svg:height="0.419cm" svg:x="7.731cm" svg:y="14.511cm" svg:viewBox="0 0 3941 420" draw:points="1970,420 0,420 0,0 3941,0 3941,420">
            <text:p/>
          </draw:polygon>
          <draw:path draw:style-name="gr3" draw:text-style-name="P8" draw:layer="layout" svg:width="0.468cm" svg:height="0.166cm" svg:x="7.736cm" svg:y="14.699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8" draw:layer="layout" svg:width="0.405cm" svg:height="0.479cm" svg:x="8.696cm" svg:y="14.478cm" svg:viewBox="0 0 406 480" svg:d="M387 0h-387v22h18c54 0 54 8 54 32v370c0 26 0 34-54 34h-18v22c24-3 80-3 107-3 29 0 93 0 119 3v-22h-23c-67 0-67-10-67-34v-174h61c67 0 73 24 73 83h18v-187h-18c0 59-6 83-73 83h-61v-179c0-23 2-28 34-28h84c106 0 124 39 135 137h17z">
            <text:p/>
          </draw:path>
          <draw:path draw:style-name="gr3" draw:text-style-name="P8" draw:layer="layout" svg:width="0.151cm" svg:height="0.471cm" svg:x="9.153cm" svg:y="14.486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8" draw:layer="layout" svg:width="0.237cm" svg:height="0.311cm" svg:x="9.345cm" svg:y="14.646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31cm" svg:height="0.324cm" svg:x="9.625cm" svg:y="14.641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2cm" svg:height="0.441cm" svg:x="9.893cm" svg:y="14.52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415cm" svg:height="0.481cm" svg:x="10.411cm" svg:y="14.476cm" svg:viewBox="0 0 416 482" svg:d="M136 259h118c85 0 162-57 162-128 0-69-70-131-166-131h-250v22h18c54 0 54 8 54 32v374c0 25 0 32-54 32h-18v22c24-2 77-2 104-2s80 0 104 2v-22h-16c-54 0-56-7-56-32zM133 240v-190c0-23 1-28 35-28h62c112 0 112 74 112 109 0 34 0 109-112 109z">
            <text:p/>
          </draw:path>
          <draw:path draw:style-name="gr3" draw:text-style-name="P8" draw:layer="layout" svg:width="0.317cm" svg:height="0.324cm" svg:x="10.875cm" svg:y="14.641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8" draw:layer="layout" svg:width="0.237cm" svg:height="0.311cm" svg:x="11.216cm" svg:y="14.646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21cm" svg:height="0.441cm" svg:x="11.485cm" svg:y="14.524cm" svg:viewBox="0 0 222 442" svg:d="M109 152h101v-22h-101v-130h-18c0 58-22 133-91 136v16h61v194c0 88 65 96 91 96 50 0 70-50 70-96v-40h-19v40c0 51-21 78-46 78-48 0-48-64-48-7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1+width/2;x" smil:keyTimes="0;1"/>
                  <anim:animate smil:dur="0.5s" smil:fill="hold" smil:targetElement="id28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1+width/2;x" smil:keyTimes="0;1"/>
                  <anim:animate smil:dur="0.5s" smil:fill="hold" smil:targetElement="id2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1+width/2;x" smil:keyTimes="0;1"/>
                  <anim:animate smil:dur="0.5s" smil:fill="hold" smil:targetElement="id2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1+width/2;x" smil:keyTimes="0;1"/>
                  <anim:animate smil:dur="0.5s" smil:fill="hold" smil:targetElement="id28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1+width/2;x" smil:keyTimes="0;1"/>
                  <anim:animate smil:dur="0.5s" smil:fill="hold" smil:targetElement="id28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1+width/2;x" smil:keyTimes="0;1"/>
                  <anim:animate smil:dur="0.5s" smil:fill="hold" smil:targetElement="id29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1+width/2;x" smil:keyTimes="0;1"/>
                  <anim:animate smil:dur="0.5s" smil:fill="hold" smil:targetElement="id29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1+width/2;x" smil:keyTimes="0;1"/>
                  <anim:animate smil:dur="0.5s" smil:fill="hold" smil:targetElement="id29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1+width/2;x" smil:keyTimes="0;1"/>
                  <anim:animate smil:dur="0.5s" smil:fill="hold" smil:targetElement="id29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1+width/2;x" smil:keyTimes="0;1"/>
                  <anim:animate smil:dur="0.5s" smil:fill="hold" smil:targetElement="id2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1+width/2;x" smil:keyTimes="0;1"/>
                  <anim:animate smil:dur="0.5s" smil:fill="hold" smil:targetElement="id30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9" draw:text-style-name="P15" draw:layer="layout" svg:width="26.648cm" svg:height="14.665cm" svg:x="0.831cm" svg:y="0.491cm" presentation:class="subtitle" presentation:user-transformed="true">
          <draw:text-box>
            <text:p text:style-name="P5"><text:span text:style-name="T19"><text:s text:c="19"/></text:span></text:p>
            <text:p text:style-name="P5"><text:span text:style-name="T9"><text:s text:c="11"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 text:c="4"/></text:span></text:p>
            <text:p text:style-name="P5"><text:span text:style-name="T9"><text:s text:c="4"/></text:span></text:p>
            <text:p text:style-name="P5"><text:span text:style-name="T9"><text:s text:c="3"/></text:span></text:p>
            <text:p text:style-name="P5"><text:span text:style-name="T9"><text:s text:c="4"/></text:span></text:p>
            <text:p text:style-name="P5"><text:span text:style-name="T9"><text:s/></text:span></text:p>
            <text:p text:style-name="P5"><text:span text:style-name="T9"><text:s/></text:span></text:p>
            <text:p text:style-name="P5"><text:span text:style-name="T9"><text:s text:c="18"/></text:span></text:p>
          </draw:text-box>
        </draw:frame>
        <draw:g xml:id="id310" draw:id="id310">
          <svg:title>TexMaths</svg:title>
          <svg:desc>20§display§\text { . . . [ Complement Law ] }§svg§600§FALSE§</svg:desc>
          <draw:polygon draw:style-name="gr2" draw:text-style-name="P7" draw:layer="layout" svg:width="7.628cm" svg:height="0.633cm" svg:x="18.732cm" svg:y="6.807cm" svg:viewBox="0 0 7629 634" draw:points="3814,634 0,634 0,0 7629,0 7629,634">
            <text:p/>
          </draw:polygon>
          <draw:path draw:style-name="gr3" draw:text-style-name="P8" draw:layer="layout" svg:width="0.076cm" svg:height="0.076cm" svg:x="18.758cm" svg:y="7.225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265cm" svg:y="7.225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772cm" svg:y="7.225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20.303cm" svg:y="6.772cm" svg:viewBox="0 0 98 704" draw:points="98,704 98,677 29,677 29,29 98,29 98,0 0,0 0,704">
            <text:p/>
          </draw:polygon>
          <draw:path draw:style-name="gr3" draw:text-style-name="P8" draw:layer="layout" svg:width="0.429cm" svg:height="0.511cm" svg:x="20.689cm" svg:y="6.804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8" draw:layer="layout" svg:width="0.313cm" svg:height="0.324cm" svg:x="21.177cm" svg:y="6.985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549cm" svg:height="0.311cm" svg:x="21.53cm" svg:y="6.988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348cm" svg:height="0.447cm" svg:x="22.114cm" svg:y="6.988cm" svg:viewBox="0 0 349 448" svg:d="M102 46v-46l-102 8v22c50 0 54 4 54 36v329c0 32-6 32-54 32v21c24 0 61-2 78-2 20 0 56 2 80 2v-21c-46 0-54 0-54-32v-118-7c3 12 34 50 86 50 85 0 159-69 159-160 0-90-69-160-149-160-54 0-85 30-98 46zM104 232v-158c21-36 54-56 91-56 51 0 95 62 95 142 0 85-50 144-103 144-27 0-54-14-73-43-10-15-10-16-10-29z">
            <text:p/>
          </draw:path>
          <draw:path draw:style-name="gr3" draw:text-style-name="P8" draw:layer="layout" svg:width="0.157cm" svg:height="0.489cm" svg:x="22.508cm" svg:y="6.812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273cm" svg:height="0.324cm" svg:x="22.7cm" svg:y="6.98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549cm" svg:height="0.311cm" svg:x="23.015cm" svg:y="6.988cm" svg:viewBox="0 0 550 312" svg:d="M54 69v190c0 31-8 31-54 31v22c24 0 61-2 80-2 18 0 54 2 78 2v-22c-46 0-54 0-54-31v-131c0-74 50-112 94-112 45 0 53 38 53 78v165c0 31-8 31-54 31v22c24 0 59-2 78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273cm" svg:height="0.324cm" svg:x="23.598cm" svg:y="6.98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23.913cm" svg:y="6.988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22cm" svg:height="0.441cm" svg:x="24.274cm" svg:y="6.86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86cm" svg:height="0.481cm" svg:x="24.793cm" svg:y="6.818cm" svg:viewBox="0 0 387 482" svg:d="M387 299h-17c-8 72-18 160-143 160h-57c-32 0-34-5-34-27v-376c0-24 0-34 67-34h23v-22c-26 2-90 2-119 2-27 0-83 0-107-2v22h18c54 0 54 8 54 32v373c0 26 0 32-54 32h-18v23h368z">
            <text:p/>
          </draw:path>
          <draw:path draw:style-name="gr3" draw:text-style-name="P8" draw:layer="layout" svg:width="0.317cm" svg:height="0.324cm" svg:x="25.238cm" svg:y="6.985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482cm" svg:height="0.311cm" svg:x="25.553cm" svg:y="6.996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olygon draw:style-name="gr3" draw:text-style-name="P8" draw:layer="layout" svg:width="0.097cm" svg:height="0.703cm" svg:x="26.298cm" svg:y="6.772cm" svg:viewBox="0 0 98 704" draw:points="98,0 0,0 0,29 69,29 69,677 0,677 0,704 98,704">
            <text:p/>
          </draw:polygon>
        </draw:g>
        <draw:g xml:id="id316" draw:id="id316">
          <svg:title>TexMaths</svg:title>
          <svg:desc>22§display§\text {Hence , }§svg§600§FALSE§</svg:desc>
          <draw:polygon draw:style-name="gr2" draw:text-style-name="P7" draw:layer="layout" svg:width="2.379cm" svg:height="0.601cm" svg:x="3.248cm" svg:y="11.81cm" svg:viewBox="0 0 2380 602" draw:points="1190,602 0,602 0,0 2380,0 2380,602">
            <text:p/>
          </draw:polygon>
          <draw:path draw:style-name="gr3" draw:text-style-name="P8" draw:layer="layout" svg:width="0.529cm" svg:height="0.529cm" svg:x="3.234cm" svg:y="11.771cm" svg:viewBox="0 0 530 530" svg:d="M451 60c0-27 1-35 60-35h19v-25c-26 2-85 2-115 2-28 0-88 0-114-2v25h19c60 0 60 8 60 35v183h-230v-183c0-27 1-35 59-35h20v-25c-27 2-85 2-115 2-29 0-88 0-114-2v25h19c60 0 60 8 60 35v410c0 28 0 35-60 35h-19v25c26-2 85-2 114-2 30 0 88 0 115 2v-25h-20c-58 0-59-7-59-35v-204h230v204c0 28 0 35-60 35h-19v25c26-2 85-2 114-2 30 0 89 0 115 2v-25h-19c-59 0-60-7-60-35z">
            <text:p/>
          </draw:path>
          <draw:path draw:style-name="gr3" draw:text-style-name="P8" draw:layer="layout" svg:width="0.3cm" svg:height="0.356cm" svg:x="3.811cm" svg:y="11.952cm" svg:viewBox="0 0 301 357" svg:d="M65 153c5-116 71-135 97-135 79 0 88 104 88 135zM65 169h217c17 0 19 0 19-16 0-77-42-153-139-153-90 0-162 79-162 178 0 104 81 179 171 179 95 0 130-86 130-102 0-7-7-8-11-8-7 0-8 5-8 10-28 81-99 81-106 81-39 0-70-25-88-53-23-37-23-88-23-116z">
            <text:p/>
          </draw:path>
          <draw:path draw:style-name="gr3" draw:text-style-name="P8" draw:layer="layout" svg:width="0.39cm" svg:height="0.342cm" svg:x="4.158cm" svg:y="11.958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0.356cm" svg:x="4.59cm" svg:y="11.952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8" draw:layer="layout" svg:width="0.3cm" svg:height="0.356cm" svg:x="4.928cm" svg:y="11.952cm" svg:viewBox="0 0 301 357" svg:d="M65 153c5-116 71-135 97-135 79 0 88 104 88 135zM65 169h217c17 0 19 0 19-16 0-77-42-153-139-153-90 0-162 79-162 178 0 104 81 179 171 179 95 0 130-86 130-102 0-7-7-8-11-8-7 0-8 5-8 10-28 81-99 81-106 81-39 0-70-25-88-53-23-37-23-88-23-116z">
            <text:p/>
          </draw:path>
          <draw:path draw:style-name="gr3" draw:text-style-name="P8" draw:layer="layout" svg:width="0.091cm" svg:height="0.231cm" svg:x="5.575cm" svg:y="12.217cm" svg:viewBox="0 0 92 232" svg:d="M92 81c0-49-18-81-50-81-28 0-42 21-42 41 0 21 14 42 42 42 13 0 21-6 30-11l2-2c0 0 2 0 2 11 0 51-23 99-58 136-4 3-6 5-6 7 0 7 4 8 9 8 9 0 71-61 71-151z">
            <text:p/>
          </draw:path>
        </draw:g>
        <draw:g xml:id="id314" draw:id="id314">
          <svg:title>TexMaths</svg:title>
          <svg:desc>20§display§\text { . . . [ Commutative Law ] }§svg§600§FALSE§</svg:desc>
          <draw:polygon draw:style-name="gr2" draw:text-style-name="P7" draw:layer="layout" svg:width="7.902cm" svg:height="0.633cm" svg:x="18.532cm" svg:y="9.406cm" svg:viewBox="0 0 7903 634" draw:points="3951,634 0,634 0,0 7903,0 7903,634">
            <text:p/>
          </draw:polygon>
          <draw:path draw:style-name="gr3" draw:text-style-name="P8" draw:layer="layout" svg:width="0.076cm" svg:height="0.076cm" svg:x="18.558cm" svg:y="9.824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065cm" svg:y="9.824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572cm" svg:y="9.824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20.103cm" svg:y="9.371cm" svg:viewBox="0 0 98 704" draw:points="98,704 98,677 29,677 29,29 98,29 98,0 0,0 0,704">
            <text:p/>
          </draw:polygon>
          <draw:path draw:style-name="gr3" draw:text-style-name="P8" draw:layer="layout" svg:width="0.429cm" svg:height="0.511cm" svg:x="20.489cm" svg:y="9.403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8" draw:layer="layout" svg:width="0.313cm" svg:height="0.324cm" svg:x="20.977cm" svg:y="9.584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549cm" svg:height="0.311cm" svg:x="21.331cm" svg:y="9.587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549cm" svg:height="0.311cm" svg:x="21.916cm" svg:y="9.587cm" svg:viewBox="0 0 550 312" svg:d="M54 69v190c0 31-8 31-54 31v22c24 0 61-2 80-2 18 0 54 2 78 2v-22c-46 0-54 0-54-31v-131c0-74 50-112 94-112 45 0 53 38 53 78v165c0 31-8 31-56 31v22c26 0 61-2 80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354cm" svg:height="0.319cm" svg:x="22.483cm" svg:y="9.58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22cm" svg:height="0.441cm" svg:x="22.865cm" svg:y="9.46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7cm" svg:height="0.324cm" svg:x="23.155cm" svg:y="9.58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221cm" svg:height="0.441cm" svg:x="23.489cm" svg:y="9.46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151cm" svg:height="0.471cm" svg:x="23.772cm" svg:y="9.42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45cm" svg:height="0.311cm" svg:x="23.958cm" svg:y="9.59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8" draw:layer="layout" svg:width="0.273cm" svg:height="0.324cm" svg:x="24.316cm" svg:y="9.58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86cm" svg:height="0.481cm" svg:x="24.867cm" svg:y="9.417cm" svg:viewBox="0 0 387 482" svg:d="M387 299h-17c-8 72-18 160-143 160h-57c-32 0-34-5-34-27v-376c0-24 0-34 67-34h23v-22c-26 2-90 2-119 2-27 0-83 0-107-2v22h18c54 0 54 8 54 32v373c0 26 0 32-54 32h-18v23h368z">
            <text:p/>
          </draw:path>
          <draw:path draw:style-name="gr3" draw:text-style-name="P8" draw:layer="layout" svg:width="0.317cm" svg:height="0.324cm" svg:x="25.312cm" svg:y="9.58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482cm" svg:height="0.311cm" svg:x="25.627cm" svg:y="9.595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3 8 4 13 14 13 8 0 11-6 13-13z">
            <text:p/>
          </draw:path>
          <draw:polygon draw:style-name="gr3" draw:text-style-name="P8" draw:layer="layout" svg:width="0.097cm" svg:height="0.703cm" svg:x="26.372cm" svg:y="9.371cm" svg:viewBox="0 0 98 704" draw:points="98,0 0,0 0,29 69,29 69,677 0,677 0,704 98,704">
            <text:p/>
          </draw:polygon>
        </draw:g>
        <draw:g xml:id="id312" draw:id="id312">
          <svg:title>TexMaths</svg:title>
          <svg:desc>20§display§\text { . . . [ Identity Law ] }§svg§600§FALSE§</svg:desc>
          <draw:polygon draw:style-name="gr2" draw:text-style-name="P7" draw:layer="layout" svg:width="6.163cm" svg:height="0.633cm" svg:x="18.733cm" svg:y="8.106cm" svg:viewBox="0 0 6164 634" draw:points="3081,634 0,634 0,0 6164,0 6164,634">
            <text:p/>
          </draw:polygon>
          <draw:path draw:style-name="gr3" draw:text-style-name="P8" draw:layer="layout" svg:width="0.076cm" svg:height="0.076cm" svg:x="18.759cm" svg:y="8.524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266cm" svg:y="8.524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773cm" svg:y="8.524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20.304cm" svg:y="8.071cm" svg:viewBox="0 0 98 704" draw:points="98,704 98,677 29,677 29,29 98,29 98,0 0,0 0,704">
            <text:p/>
          </draw:polygon>
          <draw:path draw:style-name="gr3" draw:text-style-name="P8" draw:layer="layout" svg:width="0.215cm" svg:height="0.481cm" svg:x="20.67cm" svg:y="8.117cm" svg:viewBox="0 0 216 482" svg:d="M139 54c0-24 3-32 59-32h18v-22c-24 2-80 2-107 2-29 0-83 0-109-2v22h19c55 0 58 8 58 32v373c0 26-3 32-58 32h-19v23c26-2 80-2 107-2 29 0 85 0 109 2v-23h-18c-56 0-59-6-59-32z">
            <text:p/>
          </draw:path>
          <draw:path draw:style-name="gr3" draw:text-style-name="P8" draw:layer="layout" svg:width="0.348cm" svg:height="0.497cm" svg:x="20.928cm" svg:y="8.111cm" svg:viewBox="0 0 349 498" svg:d="M245 451v47l104-8v-23c-50 0-56-5-56-38v-429l-101 8v22c48 0 54 5 54 39v152c-20-24-51-43-89-43-83 0-157 68-157 160 0 89 69 160 150 160 45 0 77-24 95-47zM245 262v144c0 13 0 15-8 26-21 34-53 50-83 50-32 0-58-18-76-45-17-29-19-69-19-98 0-27 0-69 21-101 16-22 42-44 80-44 26 0 54 9 77 41 8 13 8 15 8 27z">
            <text:p/>
          </draw:path>
          <draw:path draw:style-name="gr3" draw:text-style-name="P8" draw:layer="layout" svg:width="0.273cm" svg:height="0.324cm" svg:x="21.314cm" svg:y="8.28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21.629cm" svg:y="8.287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22cm" svg:height="0.441cm" svg:x="21.992cm" svg:y="8.16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2.275cm" svg:y="8.12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22.459cm" svg:y="8.16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45cm" svg:height="0.447cm" svg:x="22.714cm" svg:y="8.295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3-40 89-80z">
            <text:p/>
          </draw:path>
          <draw:path draw:style-name="gr3" draw:text-style-name="P8" draw:layer="layout" svg:width="0.386cm" svg:height="0.481cm" svg:x="23.33cm" svg:y="8.117cm" svg:viewBox="0 0 387 482" svg:d="M387 299h-17c-8 72-18 160-143 160h-57c-32 0-34-5-34-27v-376c0-24 0-34 67-34h23v-22c-26 2-90 2-119 2-27 0-83 0-107-2v22h18c54 0 54 8 54 32v373c0 26 0 32-54 32h-18v23h368z">
            <text:p/>
          </draw:path>
          <draw:path draw:style-name="gr3" draw:text-style-name="P8" draw:layer="layout" svg:width="0.317cm" svg:height="0.324cm" svg:x="23.774cm" svg:y="8.28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482cm" svg:height="0.311cm" svg:x="24.089cm" svg:y="8.295cm" svg:viewBox="0 0 483 312" svg:d="M424 67c13-35 34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2 13 10 0 13-6 15-13z">
            <text:p/>
          </draw:path>
          <draw:polygon draw:style-name="gr3" draw:text-style-name="P8" draw:layer="layout" svg:width="0.097cm" svg:height="0.703cm" svg:x="24.833cm" svg:y="8.071cm" svg:viewBox="0 0 98 704" draw:points="98,0 0,0 0,29 69,29 69,677 0,677 0,704 98,704">
            <text:p/>
          </draw:polygon>
        </draw:g>
        <draw:g xml:id="id301" draw:id="id301">
          <svg:title>TexMaths</svg:title>
          <svg:desc>22§display§p \leftrightarrow q = \ [\ \sim p \ \vee \sim (\sim q ) \ ] \wedge [\  \sim q \ \vee \sim (\sim p )  \ ]§svg§600§FALSE§</svg:desc>
          <draw:polygon draw:style-name="gr2" draw:text-style-name="P7" draw:layer="layout" svg:width="15.458cm" svg:height="0.696cm" svg:x="2.78cm" svg:y="0.615cm" svg:viewBox="0 0 15459 697" draw:points="7729,697 0,697 0,0 15459,0 15459,697">
            <text:p/>
          </draw:polygon>
          <draw:path draw:style-name="gr3" draw:text-style-name="P8" draw:layer="layout" svg:width="0.404cm" svg:height="0.492cm" svg:x="2.741cm" svg:y="0.81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687cm" svg:height="0.404cm" svg:x="3.413cm" svg:y="0.761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8 104 16 22 39 49 73 73z">
            <text:p/>
          </draw:path>
          <draw:path draw:style-name="gr3" draw:text-style-name="P8" draw:layer="layout" svg:width="0.319cm" svg:height="0.492cm" svg:x="4.388cm" svg:y="0.813cm" svg:viewBox="0 0 320 493" svg:d="M320 9c0-4-1-9-7-9-9 0-40 32-53 55-17-43-47-55-73-55-92 0-187 114-187 227 0 76 46 125 102 125 34 0 65-20 92-48-7 28-32 132-34 139-7 23-14 25-56 27-11 0-18 0-18 16 0 0 0 7 9 7 25 0 53-2 79-2 27 0 53 2 79 2 4 0 14 0 14-15 0-8-7-8-21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515cm" svg:height="0.182cm" svg:x="4.988cm" svg:y="0.87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6.109cm" svg:y="0.576cm" svg:viewBox="0 0 107 774" draw:points="107,774 107,744 32,744 32,32 107,32 107,0 0,0 0,774">
            <text:p/>
          </draw:polygon>
          <draw:path draw:style-name="gr3" draw:text-style-name="P8" draw:layer="layout" svg:width="0.516cm" svg:height="0.182cm" svg:x="6.533cm" svg:y="0.87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7.283cm" svg:y="0.81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7.996cm" svg:y="0.69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516cm" svg:height="0.182cm" svg:x="8.726cm" svg:y="0.87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9.576cm" svg:y="0.5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9.844cm" svg:y="0.87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0.648cm" svg:y="0.813cm" svg:viewBox="0 0 320 493" svg:d="M320 9c0-4-1-9-7-9-9 0-40 32-53 55-17-43-47-55-73-55-92 0-187 114-187 227 0 76 46 125 102 125 34 0 65-20 92-48-7 28-32 132-34 139-7 23-14 25-56 27-11 0-18 0-18 16 0 0 0 7 9 7 25 0 53-2 79-2 27 0 53 2 79 2 4 0 14 0 14-15 0-8-7-8-21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1.033cm" svg:y="0.5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1.565cm" svg:y="0.576cm" svg:viewBox="0 0 107 774" draw:points="107,0 0,0 0,32 76,32 76,744 0,744 0,774 107,774">
            <text:p/>
          </draw:polygon>
          <draw:path draw:style-name="gr3" draw:text-style-name="P8" draw:layer="layout" svg:width="0.43cm" svg:height="0.479cm" svg:x="11.977cm" svg:y="0.694cm" svg:viewBox="0 0 431 480" svg:d="M234 16c-7-12-10-16-18-16-10 0-12 5-17 16l-194 434c-5 9-5 11-5 16 0 7 7 14 16 14 5 0 10 0 17-16l183-411 182 411c7 16 16 16 17 16 9 0 16-7 16-14 0-2 0-3-3-12z">
            <text:p/>
          </draw:path>
          <draw:polygon draw:style-name="gr3" draw:text-style-name="P8" draw:layer="layout" svg:width="0.106cm" svg:height="0.773cm" svg:x="12.714cm" svg:y="0.576cm" svg:viewBox="0 0 107 774" draw:points="107,774 107,744 32,744 32,32 107,32 107,0 0,0 0,774">
            <text:p/>
          </draw:polygon>
          <draw:path draw:style-name="gr3" draw:text-style-name="P8" draw:layer="layout" svg:width="0.516cm" svg:height="0.182cm" svg:x="13.136cm" svg:y="0.87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3.942cm" svg:y="0.813cm" svg:viewBox="0 0 320 493" svg:d="M320 9c0-4-1-9-7-9-9 0-40 32-53 55-17-43-47-55-73-55-92 0-187 114-187 227 0 76 46 125 102 125 34 0 65-20 92-48-7 28-32 132-34 139-7 23-14 25-56 27-11 0-18 0-18 16 0 0 0 7 9 7 25 0 53-2 77-2 29 0 55 2 81 2 4 0 14 0 14-15 0-8-7-8-21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4.585cm" svg:y="0.69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516cm" svg:height="0.182cm" svg:x="15.313cm" svg:y="0.87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18cm" svg:height="0.773cm" svg:x="16.163cm" svg:y="0.5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16.431cm" svg:y="0.87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7.181cm" svg:y="0.81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17.638cm" svg:y="0.5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8.17cm" svg:y="0.576cm" svg:viewBox="0 0 107 774" draw:points="107,0 0,0 0,32 76,32 76,744 0,744 0,774 107,774">
            <text:p/>
          </draw:polygon>
        </draw:g>
        <draw:g xml:id="id303" draw:id="id303">
          <svg:title>TexMaths</svg:title>
          <svg:desc>22§display§= \ ( \sim  p  \vee q ) \wedge ( \sim q  \vee p )§svg§600§FALSE§</svg:desc>
          <draw:polygon draw:style-name="gr2" draw:text-style-name="P7" draw:layer="layout" svg:width="7.856cm" svg:height="0.696cm" svg:x="5.038cm" svg:y="1.916cm" svg:viewBox="0 0 7857 697" draw:points="3929,697 0,697 0,0 7857,0 7857,697">
            <text:p/>
          </draw:polygon>
          <draw:path draw:style-name="gr3" draw:text-style-name="P8" draw:layer="layout" svg:width="0.515cm" svg:height="0.182cm" svg:x="5.043cm" svg:y="2.1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6.15cm" svg:y="1.8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6.416cm" svg:y="2.1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7.166cm" svg:y="2.1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7.794cm" svg:y="1.995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8.469cm" svg:y="2.114cm" svg:viewBox="0 0 320 493" svg:d="M320 9c0-4-1-9-7-9-8 0-40 32-52 55-18-43-48-55-74-55-92 0-187 114-187 227 0 76 46 125 102 125 34 0 65-20 92-48-7 28-32 132-34 139-7 23-14 25-56 27-11 0-18 0-18 16 0 0 0 7 9 7 25 0 53-2 79-2 27 0 53 2 79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8.856cm" svg:y="1.8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9.326cm" svg:y="1.9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18cm" svg:height="0.773cm" svg:x="10.047cm" svg:y="1.8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10.315cm" svg:y="2.1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1.119cm" svg:y="2.114cm" svg:viewBox="0 0 320 493" svg:d="M320 9c0-4-1-9-7-9-8 0-40 32-52 55-18-43-48-55-74-55-92 0-187 114-187 227 0 76 46 125 102 125 34 0 65-20 92-48-7 28-32 132-34 139-7 23-14 25-56 27-11 0-18 0-18 16 0 0 0 7 9 7 26 0 53-2 79-2 27 0 53 2 79 2 4 0 15 0 15-15 0-8-7-8-20-8-39 0-39-6-39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1.675cm" svg:y="1.995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404cm" svg:height="0.492cm" svg:x="12.295cm" svg:y="2.1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12.753cm" svg:y="1.8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02" draw:id="id302">
          <svg:title>TexMaths</svg:title>
          <svg:desc>20§display§\text {. . [ De’ Morgan's Law ] }§svg§600§FALSE§</svg:desc>
          <draw:polygon draw:style-name="gr2" draw:text-style-name="P7" draw:layer="layout" svg:width="7.155cm" svg:height="0.633cm" svg:x="19.231cm" svg:y="0.71cm" svg:viewBox="0 0 7156 634" draw:points="3577,634 0,634 0,0 7156,0 7156,634">
            <text:p/>
          </draw:polygon>
          <draw:path draw:style-name="gr3" draw:text-style-name="P8" draw:layer="layout" svg:width="0.076cm" svg:height="0.076cm" svg:x="19.257cm" svg:y="1.128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764cm" svg:y="1.128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20.293cm" svg:y="0.675cm" svg:viewBox="0 0 98 704" draw:points="98,704 98,677 29,677 29,29 98,29 98,0 0,0 0,704">
            <text:p/>
          </draw:polygon>
          <draw:path draw:style-name="gr3" draw:text-style-name="P8" draw:layer="layout" svg:width="0.473cm" svg:height="0.481cm" svg:x="20.665cm" svg:y="0.721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8" draw:layer="layout" svg:width="0.273cm" svg:height="0.324cm" svg:x="21.197cm" svg:y="0.88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593cm" svg:height="0.481cm" svg:x="21.751cm" svg:y="0.721cm" svg:viewBox="0 0 594 482" svg:d="M144 16c-6-16-8-16-26-16h-118v22h18c52 0 54 8 54 32v354c0 19 0 51-72 51v23c24 0 59-2 83-2 23 0 58 2 82 2v-23c-72 0-72-32-72-51v-381l169 439c5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8" draw:layer="layout" svg:width="0.313cm" svg:height="0.324cm" svg:x="22.388cm" svg:y="0.88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7cm" svg:height="0.311cm" svg:x="22.74cm" svg:y="0.89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22cm" svg:height="0.465cm" svg:x="23.015cm" svg:y="0.88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17cm" svg:height="0.324cm" svg:x="23.376cm" svg:y="0.88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23.72cm" svg:y="0.89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5cm" svg:height="0.21cm" svg:x="24.149cm" svg:y="0.715cm" svg:viewBox="0 0 86 211" svg:d="M86 74c0-42-17-74-48-74-25 0-38 19-38 37 0 19 13 38 38 38 15 0 24-8 29-11 0-2 2-2 2-2 1 0 1 10 1 12 0 24-4 75-49 118-10 8-10 10-10 11 0 7 3 8 8 8 8 0 67-53 67-137z">
            <text:p/>
          </draw:path>
          <draw:path draw:style-name="gr3" draw:text-style-name="P8" draw:layer="layout" svg:width="0.231cm" svg:height="0.324cm" svg:x="24.308cm" svg:y="0.88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86cm" svg:height="0.481cm" svg:x="24.818cm" svg:y="0.721cm" svg:viewBox="0 0 387 482" svg:d="M387 299h-17c-8 72-18 160-143 160h-57c-32 0-34-5-34-27v-376c0-24 0-34 67-34h23v-22c-26 2-90 2-119 2-27 0-83 0-107-2v22h18c54 0 54 8 54 32v373c0 26 0 32-54 32h-18v23h368z">
            <text:p/>
          </draw:path>
          <draw:path draw:style-name="gr3" draw:text-style-name="P8" draw:layer="layout" svg:width="0.317cm" svg:height="0.324cm" svg:x="25.264cm" svg:y="0.88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482cm" svg:height="0.311cm" svg:x="25.579cm" svg:y="0.899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olygon draw:style-name="gr3" draw:text-style-name="P8" draw:layer="layout" svg:width="0.097cm" svg:height="0.703cm" svg:x="26.323cm" svg:y="0.675cm" svg:viewBox="0 0 98 704" draw:points="98,0 0,0 0,29 69,29 69,677 0,677 0,704 98,704">
            <text:p/>
          </draw:polygon>
        </draw:g>
        <draw:g xml:id="id315" draw:id="id315">
          <svg:title>TexMaths</svg:title>
          <svg:desc>20§display§= \text { Second Part }§svg§600§FALSE§</svg:desc>
          <draw:polygon draw:style-name="gr2" draw:text-style-name="P7" draw:layer="layout" svg:width="4.608cm" svg:height="0.441cm" svg:x="5.231cm" svg:y="10.71cm" svg:viewBox="0 0 4609 442" draw:points="2304,442 0,442 0,0 4609,0 4609,442">
            <text:p/>
          </draw:polygon>
          <draw:path draw:style-name="gr3" draw:text-style-name="P8" draw:layer="layout" svg:width="0.468cm" svg:height="0.165cm" svg:x="5.236cm" svg:y="10.9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313cm" svg:height="0.511cm" svg:x="6.212cm" svg:y="10.675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3" draw:text-style-name="P8" draw:layer="layout" svg:width="0.273cm" svg:height="0.324cm" svg:x="6.583cm" svg:y="10.85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68cm" svg:height="0.324cm" svg:x="6.898cm" svg:y="10.856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7.207cm" svg:y="10.85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54cm" svg:height="0.311cm" svg:x="7.561cm" svg:y="10.86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48cm" svg:height="0.497cm" svg:x="7.953cm" svg:y="10.683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415cm" svg:height="0.481cm" svg:x="8.579cm" svg:y="10.691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8" draw:layer="layout" svg:width="0.317cm" svg:height="0.324cm" svg:x="9.043cm" svg:y="10.856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237cm" svg:height="0.311cm" svg:x="9.385cm" svg:y="10.86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2cm" svg:height="0.441cm" svg:x="9.654cm" svg:y="10.739cm" svg:viewBox="0 0 221 442" svg:d="M109 152h101v-22h-101v-130h-18c0 58-22 133-91 136v16h61v194c0 88 65 96 91 96 50 0 69-50 69-96v-40h-18v40c0 51-21 78-46 78-48 0-48-64-48-77z">
            <text:p/>
          </draw:path>
        </draw:g>
        <draw:g xml:id="id304" draw:id="id304">
          <svg:title>TexMaths</svg:title>
          <svg:desc>20§display§\text {. . [ Negation of Negation ] }§svg§600§FALSE§</svg:desc>
          <draw:polygon draw:style-name="gr2" draw:text-style-name="P7" draw:layer="layout" svg:width="8.262cm" svg:height="0.633cm" svg:x="19.232cm" svg:y="1.908cm" svg:viewBox="0 0 8263 634" draw:points="4131,634 0,634 0,0 8263,0 8263,634">
            <text:p/>
          </draw:polygon>
          <draw:path draw:style-name="gr3" draw:text-style-name="P8" draw:layer="layout" svg:width="0.076cm" svg:height="0.076cm" svg:x="19.258cm" svg:y="2.326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765cm" svg:y="2.326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20.294cm" svg:y="1.873cm" svg:viewBox="0 0 98 704" draw:points="98,704 98,677 29,677 29,29 98,29 98,0 0,0 0,704">
            <text:p/>
          </draw:polygon>
          <draw:path draw:style-name="gr3" draw:text-style-name="P8" draw:layer="layout" svg:width="0.481cm" svg:height="0.481cm" svg:x="20.666cm" svg:y="1.919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8" draw:layer="layout" svg:width="0.273cm" svg:height="0.324cm" svg:x="21.189cm" svg:y="2.08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22cm" svg:height="0.465cm" svg:x="21.501cm" svg:y="2.08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17cm" svg:height="0.324cm" svg:x="21.863cm" svg:y="2.08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22cm" svg:height="0.441cm" svg:x="22.197cm" svg:y="1.96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2.48cm" svg:y="1.93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13cm" svg:height="0.324cm" svg:x="22.672cm" svg:y="2.08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354cm" svg:height="0.311cm" svg:x="23.027cm" svg:y="2.0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13cm" svg:height="0.324cm" svg:x="23.648cm" svg:y="2.08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28cm" svg:height="0.497cm" svg:x="24.003cm" svg:y="1.905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8" draw:layer="layout" svg:width="0.481cm" svg:height="0.481cm" svg:x="24.453cm" svg:y="1.919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8" draw:layer="layout" svg:width="0.273cm" svg:height="0.324cm" svg:x="24.976cm" svg:y="2.08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22cm" svg:height="0.465cm" svg:x="25.29cm" svg:y="2.08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17cm" svg:height="0.324cm" svg:x="25.65cm" svg:y="2.086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22cm" svg:height="0.441cm" svg:x="25.986cm" svg:y="1.96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6.269cm" svg:y="1.93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13cm" svg:height="0.324cm" svg:x="26.461cm" svg:y="2.08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354cm" svg:height="0.311cm" svg:x="26.815cm" svg:y="2.0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olygon draw:style-name="gr3" draw:text-style-name="P8" draw:layer="layout" svg:width="0.097cm" svg:height="0.703cm" svg:x="27.432cm" svg:y="1.873cm" svg:viewBox="0 0 98 704" draw:points="98,0 0,0 0,29 69,29 69,677 0,677 0,704 98,704">
            <text:p/>
          </draw:polygon>
        </draw:g>
        <draw:g xml:id="id305" draw:id="id305">
          <svg:title>TexMaths</svg:title>
          <svg:desc>22§display§= \ [ \ ( \sim  p  \vee q )  \wedge \sim q ) \ ] \vee [ \ ( \sim  p  \vee q )  \wedge  p ) \ ]§svg§600§FALSE§</svg:desc>
          <draw:polygon draw:style-name="gr2" draw:text-style-name="P7" draw:layer="layout" svg:width="13.499cm" svg:height="0.696cm" svg:x="5.041cm" svg:y="3.216cm" svg:viewBox="0 0 13500 697" draw:points="6751,697 0,697 0,0 13500,0 13500,697">
            <text:p/>
          </draw:polygon>
          <draw:path draw:style-name="gr3" draw:text-style-name="P8" draw:layer="layout" svg:width="0.515cm" svg:height="0.182cm" svg:x="5.046cm" svg:y="3.47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6.167cm" svg:y="3.177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6.625cm" svg:y="3.1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6.892cm" svg:y="3.4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7.64cm" svg:y="3.414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8.269cm" svg:y="3.295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319cm" svg:height="0.492cm" svg:x="8.944cm" svg:y="3.414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9.33cm" svg:y="3.1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9.629cm" svg:y="3.2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10.359cm" svg:y="3.4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1.164cm" svg:y="3.4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1.551cm" svg:y="3.1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2.082cm" svg:y="3.177cm" svg:viewBox="0 0 107 774" draw:points="107,0 0,0 0,32 76,32 76,744 0,744 0,774 107,774">
            <text:p/>
          </draw:polygon>
          <draw:path draw:style-name="gr3" draw:text-style-name="P8" draw:layer="layout" svg:width="0.43cm" svg:height="0.479cm" svg:x="12.494cm" svg:y="3.295cm" svg:viewBox="0 0 431 480" svg:d="M426 32c5-11 5-13 5-16 0-9-7-16-16-16-7 0-12 5-17 18l-182 409-183-411c-7-14-12-16-17-16-9 0-16 7-16 16 0 2 0 3 5 12l192 436c7 14 12 16 19 16 9 0 13-5 16-16z">
            <text:p/>
          </draw:path>
          <draw:polygon draw:style-name="gr3" draw:text-style-name="P8" draw:layer="layout" svg:width="0.106cm" svg:height="0.773cm" svg:x="13.23cm" svg:y="3.177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13.687cm" svg:y="3.1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13.955cm" svg:y="3.4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4.703cm" svg:y="3.414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5.331cm" svg:y="3.295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319cm" svg:height="0.492cm" svg:x="16.007cm" svg:y="3.414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6.392cm" svg:y="3.1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6.864cm" svg:y="3.2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404cm" svg:height="0.492cm" svg:x="17.484cm" svg:y="3.414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17.941cm" svg:y="3.1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8.473cm" svg:y="3.177cm" svg:viewBox="0 0 107 774" draw:points="107,0 0,0 0,32 76,32 76,744 0,744 0,774 107,774">
            <text:p/>
          </draw:polygon>
        </draw:g>
        <draw:g xml:id="id306" draw:id="id306">
          <svg:title>TexMaths</svg:title>
          <svg:desc>20§display§\text {. . [ Distributive Law ] }§svg§600§FALSE§</svg:desc>
          <draw:polygon draw:style-name="gr2" draw:text-style-name="P7" draw:layer="layout" svg:width="6.902cm" svg:height="0.633cm" svg:x="19.232cm" svg:y="3.31cm" svg:viewBox="0 0 6903 634" draw:points="3451,634 0,634 0,0 6903,0 6903,634">
            <text:p/>
          </draw:polygon>
          <draw:path draw:style-name="gr3" draw:text-style-name="P8" draw:layer="layout" svg:width="0.076cm" svg:height="0.076cm" svg:x="19.258cm" svg:y="3.728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765cm" svg:y="3.728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20.294cm" svg:y="3.275cm" svg:viewBox="0 0 98 704" draw:points="98,704 98,677 29,677 29,29 98,29 98,0 0,0 0,704">
            <text:p/>
          </draw:polygon>
          <draw:path draw:style-name="gr3" draw:text-style-name="P8" draw:layer="layout" svg:width="0.473cm" svg:height="0.481cm" svg:x="20.666cm" svg:y="3.321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8" draw:layer="layout" svg:width="0.151cm" svg:height="0.471cm" svg:x="21.202cm" svg:y="3.33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31cm" svg:height="0.324cm" svg:x="21.397cm" svg:y="3.48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2cm" svg:height="0.441cm" svg:x="21.664cm" svg:y="3.36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7cm" svg:height="0.311cm" svg:x="21.944cm" svg:y="3.49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151cm" svg:height="0.471cm" svg:x="22.223cm" svg:y="3.33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48cm" svg:height="0.497cm" svg:x="22.415cm" svg:y="3.315cm" svg:viewBox="0 0 349 498" svg:d="M102 224v-224l-102 8v22c50 0 54 5 54 39v421h18c2-2 6-12 26-44 11 16 41 52 92 52 85 0 159-69 159-160 0-90-71-160-151-160-54 0-84 33-96 46zM104 410v-146c0-14 0-14 8-26 27-40 66-44 83-44 32 0 58 17 74 44 19 29 21 69 21 98 0 27-2 69-23 101-14 21-41 45-80 45-30 0-56-18-73-44-10-14-10-16-10-28z">
            <text:p/>
          </draw:path>
          <draw:path draw:style-name="gr3" draw:text-style-name="P8" draw:layer="layout" svg:width="0.354cm" svg:height="0.319cm" svg:x="22.808cm" svg:y="3.49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8" draw:layer="layout" svg:width="0.221cm" svg:height="0.441cm" svg:x="23.189cm" svg:y="3.36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151cm" svg:height="0.471cm" svg:x="23.472cm" svg:y="3.33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45cm" svg:height="0.311cm" svg:x="23.658cm" svg:y="3.499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8" draw:layer="layout" svg:width="0.273cm" svg:height="0.324cm" svg:x="24.016cm" svg:y="3.48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86cm" svg:height="0.481cm" svg:x="24.567cm" svg:y="3.321cm" svg:viewBox="0 0 387 482" svg:d="M387 299h-17c-8 72-18 160-143 160h-57c-32 0-34-5-34-27v-376c0-24 0-34 67-34h23v-22c-26 2-90 2-119 2-27 0-83 0-107-2v22h18c54 0 54 8 54 32v373c0 26 0 32-54 32h-18v23h368z">
            <text:p/>
          </draw:path>
          <draw:path draw:style-name="gr3" draw:text-style-name="P8" draw:layer="layout" svg:width="0.317cm" svg:height="0.324cm" svg:x="25.012cm" svg:y="3.48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482cm" svg:height="0.311cm" svg:x="25.327cm" svg:y="3.499cm" svg:viewBox="0 0 483 312" svg:d="M424 67c13-35 34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2 13 10 0 13-6 15-13z">
            <text:p/>
          </draw:path>
          <draw:polygon draw:style-name="gr3" draw:text-style-name="P8" draw:layer="layout" svg:width="0.097cm" svg:height="0.703cm" svg:x="26.072cm" svg:y="3.275cm" svg:viewBox="0 0 98 704" draw:points="98,0 0,0 0,29 69,29 69,677 0,677 0,704 98,704">
            <text:p/>
          </draw:polygon>
        </draw:g>
        <draw:g xml:id="id307" draw:id="id307">
          <svg:title>TexMaths</svg:title>
          <svg:desc>22§display§= \ [ \ ( \sim  p \ \wedge \sim q ) \vee ( q \ \wedge \sim q ) \ ] \vee 
[ \ ( \sim  p \wedge  p ) \vee  ( q \wedge  p ) \ ]§svg§600§FALSE§</svg:desc>
          <draw:polygon draw:style-name="gr2" draw:text-style-name="P7" draw:layer="layout" svg:width="17.784cm" svg:height="0.696cm" svg:x="5.043cm" svg:y="4.516cm" svg:viewBox="0 0 17785 697" draw:points="8893,697 0,697 0,0 17785,0 17785,697">
            <text:p/>
          </draw:polygon>
          <draw:path draw:style-name="gr3" draw:text-style-name="P8" draw:layer="layout" svg:width="0.515cm" svg:height="0.182cm" svg:x="5.048cm" svg:y="4.77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6.169cm" svg:y="4.477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6.627cm" svg:y="4.4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6.894cm" svg:y="4.7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7.642cm" svg:y="4.714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8.357cm" svg:y="4.5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9.087cm" svg:y="4.7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9.891cm" svg:y="4.7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0.277cm" svg:y="4.4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0.749cm" svg:y="4.595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18cm" svg:height="0.773cm" svg:x="11.47cm" svg:y="4.4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1.725cm" svg:y="4.7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2.368cm" svg:y="4.5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13.096cm" svg:y="4.7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3.902cm" svg:y="4.7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4.288cm" svg:y="4.4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4.819cm" svg:y="4.477cm" svg:viewBox="0 0 107 774" draw:points="107,0 0,0 0,32 76,32 76,744 0,744 0,774 107,774">
            <text:p/>
          </draw:polygon>
          <draw:path draw:style-name="gr3" draw:text-style-name="P8" draw:layer="layout" svg:width="0.43cm" svg:height="0.479cm" svg:x="15.231cm" svg:y="4.595cm" svg:viewBox="0 0 431 480" svg:d="M426 32c5-11 5-13 5-16 0-9-7-16-16-16-7 0-12 5-17 18l-182 409-183-411c-7-14-12-16-17-16-9 0-16 7-16 16 0 2 0 3 5 12l194 436c5 14 10 16 17 16 9 0 13-5 16-16z">
            <text:p/>
          </draw:path>
          <draw:polygon draw:style-name="gr3" draw:text-style-name="P8" draw:layer="layout" svg:width="0.106cm" svg:height="0.773cm" svg:x="15.967cm" svg:y="4.477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16.424cm" svg:y="4.4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16.692cm" svg:y="4.7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7.44cm" svg:y="4.7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8.068cm" svg:y="4.5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404cm" svg:height="0.492cm" svg:x="18.689cm" svg:y="4.7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19.147cm" svg:y="4.4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9.617cm" svg:y="4.595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18cm" svg:height="0.773cm" svg:x="20.338cm" svg:y="4.4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20.593cm" svg:y="4.714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21.149cm" svg:y="4.5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404cm" svg:height="0.492cm" svg:x="21.769cm" svg:y="4.7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22.228cm" svg:y="4.4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22.76cm" svg:y="4.477cm" svg:viewBox="0 0 107 774" draw:points="107,0 0,0 0,32 76,32 76,744 0,744 0,774 107,774">
            <text:p/>
          </draw:polygon>
        </draw:g>
        <draw:g xml:id="id308" draw:id="id308">
          <svg:title>TexMaths</svg:title>
          <svg:desc>20§display§\text {. . [ Distributive Law ] }§svg§600§FALSE§</svg:desc>
          <draw:polygon draw:style-name="gr2" draw:text-style-name="P7" draw:layer="layout" svg:width="6.902cm" svg:height="0.633cm" svg:x="19.232cm" svg:y="5.71cm" svg:viewBox="0 0 6903 634" draw:points="3451,634 0,634 0,0 6903,0 6903,634">
            <text:p/>
          </draw:polygon>
          <draw:path draw:style-name="gr3" draw:text-style-name="P8" draw:layer="layout" svg:width="0.076cm" svg:height="0.076cm" svg:x="19.258cm" svg:y="6.128cm" svg:viewBox="0 0 77 77" svg:d="M77 38c0-20-18-38-39-38-20 0-38 18-38 38 0 21 18 39 38 39 21 0 39-18 39-39z">
            <text:p/>
          </draw:path>
          <draw:path draw:style-name="gr3" draw:text-style-name="P8" draw:layer="layout" svg:width="0.076cm" svg:height="0.076cm" svg:x="19.765cm" svg:y="6.128cm" svg:viewBox="0 0 77 77" svg:d="M77 38c0-20-18-38-39-38-20 0-38 18-38 38 0 21 18 39 38 39 21 0 39-18 39-39z">
            <text:p/>
          </draw:path>
          <draw:polygon draw:style-name="gr3" draw:text-style-name="P8" draw:layer="layout" svg:width="0.097cm" svg:height="0.703cm" svg:x="20.294cm" svg:y="5.675cm" svg:viewBox="0 0 98 704" draw:points="98,704 98,677 29,677 29,29 98,29 98,0 0,0 0,704">
            <text:p/>
          </draw:polygon>
          <draw:path draw:style-name="gr3" draw:text-style-name="P8" draw:layer="layout" svg:width="0.473cm" svg:height="0.481cm" svg:x="20.666cm" svg:y="5.721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8" draw:layer="layout" svg:width="0.151cm" svg:height="0.471cm" svg:x="21.202cm" svg:y="5.73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31cm" svg:height="0.324cm" svg:x="21.397cm" svg:y="5.88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2cm" svg:height="0.441cm" svg:x="21.664cm" svg:y="5.76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7cm" svg:height="0.311cm" svg:x="21.944cm" svg:y="5.89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151cm" svg:height="0.471cm" svg:x="22.223cm" svg:y="5.73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48cm" svg:height="0.497cm" svg:x="22.415cm" svg:y="5.715cm" svg:viewBox="0 0 349 498" svg:d="M102 224v-224l-102 8v22c50 0 54 5 54 39v421h18c2-2 6-12 26-44 11 16 41 52 92 52 85 0 159-69 159-160 0-90-71-160-151-160-54 0-84 33-96 46zM104 410v-146c0-14 0-14 8-26 27-40 66-44 83-44 32 0 58 17 74 44 19 29 21 69 21 98 0 27-2 69-23 101-14 21-41 45-80 45-30 0-56-18-73-44-10-14-10-16-10-28z">
            <text:p/>
          </draw:path>
          <draw:path draw:style-name="gr3" draw:text-style-name="P8" draw:layer="layout" svg:width="0.354cm" svg:height="0.319cm" svg:x="22.808cm" svg:y="5.89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8" draw:layer="layout" svg:width="0.221cm" svg:height="0.441cm" svg:x="23.189cm" svg:y="5.76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151cm" svg:height="0.471cm" svg:x="23.472cm" svg:y="5.73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45cm" svg:height="0.311cm" svg:x="23.658cm" svg:y="5.899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8" draw:layer="layout" svg:width="0.273cm" svg:height="0.324cm" svg:x="24.016cm" svg:y="5.88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86cm" svg:height="0.481cm" svg:x="24.567cm" svg:y="5.721cm" svg:viewBox="0 0 387 482" svg:d="M387 299h-17c-8 72-18 160-143 160h-57c-32 0-34-5-34-27v-376c0-24 0-34 67-34h23v-22c-26 2-90 2-119 2-27 0-83 0-107-2v22h18c54 0 54 8 54 32v373c0 26 0 32-54 32h-18v23h368z">
            <text:p/>
          </draw:path>
          <draw:path draw:style-name="gr3" draw:text-style-name="P8" draw:layer="layout" svg:width="0.317cm" svg:height="0.324cm" svg:x="25.012cm" svg:y="5.88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482cm" svg:height="0.311cm" svg:x="25.327cm" svg:y="5.899cm" svg:viewBox="0 0 483 312" svg:d="M424 67c13-35 34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2 13 10 0 13-6 15-13z">
            <text:p/>
          </draw:path>
          <draw:polygon draw:style-name="gr3" draw:text-style-name="P8" draw:layer="layout" svg:width="0.097cm" svg:height="0.703cm" svg:x="26.072cm" svg:y="5.675cm" svg:viewBox="0 0 98 704" draw:points="98,0 0,0 0,29 69,29 69,677 0,677 0,704 98,704">
            <text:p/>
          </draw:polygon>
        </draw:g>
        <draw:g xml:id="id309" draw:id="id309">
          <svg:title>TexMaths</svg:title>
          <svg:desc>22§display§= \ [ \ ( \sim  p \ \wedge \sim q ) \vee F \ ] \vee 
[ \ F \vee  ( q \wedge  p ) \ ]§svg§600§FALSE§</svg:desc>
          <draw:polygon draw:style-name="gr2" draw:text-style-name="P7" draw:layer="layout" svg:width="12.786cm" svg:height="0.696cm" svg:x="5.043cm" svg:y="6.716cm" svg:viewBox="0 0 12787 697" draw:points="6394,697 0,697 0,0 12787,0 12787,697">
            <text:p/>
          </draw:polygon>
          <draw:path draw:style-name="gr3" draw:text-style-name="P8" draw:layer="layout" svg:width="0.515cm" svg:height="0.182cm" svg:x="5.048cm" svg:y="6.97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6.169cm" svg:y="6.677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6.627cm" svg:y="6.6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6.894cm" svg:y="6.9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7.642cm" svg:y="6.914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8.357cm" svg:y="6.7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9.087cm" svg:y="6.9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9.891cm" svg:y="6.9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0.277cm" svg:y="6.6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0.749cm" svg:y="6.795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55cm" svg:height="0.527cm" svg:x="11.423cm" svg:y="6.732cm" svg:viewBox="0 0 551 528" svg:d="M206 274h76c58 0 63 14 63 36 0 5 0 15-5 38-2 4-2 7-2 9 0 5 3 9 9 9 7 0 7-2 12-16l42-169c2-9 2-10 2-12s-2-9-9-9c-9 0-9 4-12 18-16 59-34 74-100 74h-71l51-197c6-29 7-30 41-30h102c97 0 114 24 114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  <draw:polygon draw:style-name="gr3" draw:text-style-name="P8" draw:layer="layout" svg:width="0.106cm" svg:height="0.773cm" svg:x="12.273cm" svg:y="6.677cm" svg:viewBox="0 0 107 774" draw:points="107,0 0,0 0,32 76,32 76,744 0,744 0,774 107,774">
            <text:p/>
          </draw:polygon>
          <draw:path draw:style-name="gr3" draw:text-style-name="P8" draw:layer="layout" svg:width="0.43cm" svg:height="0.479cm" svg:x="12.684cm" svg:y="6.795cm" svg:viewBox="0 0 431 480" svg:d="M426 32c5-11 5-13 5-16 0-9-7-16-16-16-7 0-12 5-17 18l-182 409-183-411c-7-14-12-16-17-16-9 0-16 7-16 16 0 2 0 3 5 12l192 436c7 14 12 16 19 16 9 0 13-5 16-16z">
            <text:p/>
          </draw:path>
          <draw:polygon draw:style-name="gr3" draw:text-style-name="P8" draw:layer="layout" svg:width="0.106cm" svg:height="0.773cm" svg:x="13.42cm" svg:y="6.677cm" svg:viewBox="0 0 107 774" draw:points="107,774 107,744 32,744 32,32 107,32 107,0 0,0 0,774">
            <text:p/>
          </draw:polygon>
          <draw:path draw:style-name="gr3" draw:text-style-name="P8" draw:layer="layout" svg:width="0.55cm" svg:height="0.527cm" svg:x="13.832cm" svg:y="6.732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30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3" draw:text-style-name="P8" draw:layer="layout" svg:width="0.43cm" svg:height="0.479cm" svg:x="14.62cm" svg:y="6.795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18cm" svg:height="0.773cm" svg:x="15.342cm" svg:y="6.6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5.597cm" svg:y="6.914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6.153cm" svg:y="6.7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404cm" svg:height="0.492cm" svg:x="16.773cm" svg:y="6.914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17.23cm" svg:y="6.6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7.762cm" svg:y="6.677cm" svg:viewBox="0 0 107 774" draw:points="107,0 0,0 0,32 76,32 76,744 0,744 0,774 107,774">
            <text:p/>
          </draw:polygon>
        </draw:g>
        <draw:g xml:id="id311" draw:id="id311">
          <svg:title>TexMaths</svg:title>
          <svg:desc>22§display§= \ ( \sim  p \ \wedge \sim q ) \vee ( q \wedge  p ) \ ]§svg§600§FALSE§</svg:desc>
          <draw:polygon draw:style-name="gr2" draw:text-style-name="P7" draw:layer="layout" svg:width="8.443cm" svg:height="0.696cm" svg:x="5.044cm" svg:y="8.016cm" svg:viewBox="0 0 8444 697" draw:points="4222,697 0,697 0,0 8444,0 8444,697">
            <text:p/>
          </draw:polygon>
          <draw:path draw:style-name="gr3" draw:text-style-name="P8" draw:layer="layout" svg:width="0.515cm" svg:height="0.182cm" svg:x="5.049cm" svg:y="8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6.156cm" svg:y="7.9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6.422cm" svg:y="8.2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7.172cm" svg:y="8.2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7.885cm" svg:y="8.0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8.615cm" svg:y="8.2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9.419cm" svg:y="8.214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9.806cm" svg:y="7.9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10.276cm" svg:y="8.095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8" draw:layer="layout" svg:width="0.18cm" svg:height="0.773cm" svg:x="10.998cm" svg:y="7.9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19cm" svg:height="0.492cm" svg:x="11.253cm" svg:y="8.2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43cm" svg:height="0.479cm" svg:x="11.809cm" svg:y="8.0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404cm" svg:height="0.492cm" svg:x="12.431cm" svg:y="8.2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18cm" svg:height="0.773cm" svg:x="12.888cm" svg:y="7.9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3.42cm" svg:y="7.977cm" svg:viewBox="0 0 107 774" draw:points="107,0 0,0 0,32 76,32 76,744 0,744 0,774 107,774">
            <text:p/>
          </draw:polygon>
        </draw:g>
        <draw:g xml:id="id313" draw:id="id313">
          <svg:title>TexMaths</svg:title>
          <svg:desc>22§display§= \ ( p \wedge q ) \vee ( \sim  p \ \wedge \sim q ) \ ]§svg§600§FALSE§</svg:desc>
          <draw:polygon draw:style-name="gr2" draw:text-style-name="P7" draw:layer="layout" svg:width="8.443cm" svg:height="0.696cm" svg:x="5.046cm" svg:y="9.316cm" svg:viewBox="0 0 8444 697" draw:points="4222,697 0,697 0,0 8444,0 8444,697">
            <text:p/>
          </draw:polygon>
          <draw:path draw:style-name="gr3" draw:text-style-name="P8" draw:layer="layout" svg:width="0.515cm" svg:height="0.182cm" svg:x="5.051cm" svg:y="9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6.158cm" svg:y="9.2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04cm" svg:height="0.492cm" svg:x="6.357cm" svg:y="9.5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6.985cm" svg:y="9.3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319cm" svg:height="0.492cm" svg:x="7.661cm" svg:y="9.5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8.047cm" svg:y="9.2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43cm" svg:height="0.479cm" svg:x="8.518cm" svg:y="9.395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8" draw:layer="layout" svg:width="0.18cm" svg:height="0.773cm" svg:x="9.24cm" svg:y="9.2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16cm" svg:height="0.182cm" svg:x="9.506cm" svg:y="9.5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404cm" svg:height="0.492cm" svg:x="10.255cm" svg:y="9.514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8" draw:layer="layout" svg:width="0.43cm" svg:height="0.479cm" svg:x="10.968cm" svg:y="9.395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8" draw:layer="layout" svg:width="0.516cm" svg:height="0.182cm" svg:x="11.699cm" svg:y="9.57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8" draw:layer="layout" svg:width="0.319cm" svg:height="0.492cm" svg:x="12.503cm" svg:y="9.514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8" draw:layer="layout" svg:width="0.18cm" svg:height="0.773cm" svg:x="12.89cm" svg:y="9.2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06cm" svg:height="0.773cm" svg:x="13.422cm" svg:y="9.277cm" svg:viewBox="0 0 107 774" draw:points="107,0 0,0 0,32 76,32 76,744 0,744 0,774 107,774">
            <text:p/>
          </draw:polygon>
        </draw:g>
        <draw:g xml:id="id317" draw:id="id317">
          <svg:title>TexMaths</svg:title>
          <svg:desc>24§display§p \leftrightarrow q \equiv \ \sim ( p \ \wedge \sim q ) \ \wedge \sim ( q \ \wedge \sim p ) \equiv  ( p \wedge q ) \vee  ( \sim p \ \wedge \sim q )§svg§600§FALSE§</svg:desc>
          <draw:polygon draw:style-name="gr2" draw:text-style-name="P7" draw:layer="layout" svg:width="21.777cm" svg:height="0.76cm" svg:x="3.178cm" svg:y="12.811cm" svg:viewBox="0 0 21778 761" draw:points="10889,761 0,761 0,0 21778,0 21778,761">
            <text:p/>
          </draw:polygon>
          <draw:path draw:style-name="gr3" draw:text-style-name="P8" draw:layer="layout" svg:width="0.441cm" svg:height="0.537cm" svg:x="3.136cm" svg:y="13.028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75cm" svg:height="0.441cm" svg:x="3.869cm" svg:y="12.971cm" svg:viewBox="0 0 751 442" svg:d="M92 204c46-35 69-70 77-81 36-58 44-111 44-113 0-10-9-10-17-10-14 0-16 2-19 17-20 83-69 154-164 192-9 4-13 6-13 12s4 8 13 11c87 37 144 102 166 198 1 10 3 12 17 12 8 0 17 0 17-10 0-2-8-56-42-111-17-25-42-56-79-83h567c-48 37-70 71-77 81-39 59-44 113-44 113 0 10 9 10 15 10 15 0 15-2 19-16 19-84 69-155 165-194 10-3 14-5 14-11s-6-8-8-10c-36-13-140-55-171-198-4-11-4-13-19-13-6 0-15 0-15 10 0 2 7 55 42 113 17 25 42 54 79 81z">
            <text:p/>
          </draw:path>
          <draw:path draw:style-name="gr3" draw:text-style-name="P8" draw:layer="layout" svg:width="0.348cm" svg:height="0.537cm" svg:x="4.933cm" svg:y="13.028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564cm" svg:height="0.362cm" svg:x="5.588cm" svg:y="13.011cm" svg:viewBox="0 0 565 363" svg:d="M534 35c15 0 31 0 31-18 0-17-16-17-29-17h-507c-14 0-29 0-29 17 0 18 17 18 31 18zM536 363c13 0 29 0 29-17 0-18-16-18-31-18h-503c-14 0-31 0-31 18 0 17 15 17 29 17zM536 198c13 0 29 0 29-16 0-17-16-17-29-17h-507c-14 0-29 0-29 17 0 16 15 16 29 16z">
            <text:p/>
          </draw:path>
          <draw:path draw:style-name="gr3" draw:text-style-name="P8" draw:layer="layout" svg:width="0.564cm" svg:height="0.199cm" svg:x="6.525cm" svg:y="13.092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197cm" svg:height="0.844cm" svg:x="7.452cm" svg:y="12.76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7.669cm" svg:y="13.028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8.449cm" svg:y="12.898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9.246cm" svg:y="13.092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348cm" svg:height="0.537cm" svg:x="10.123cm" svg:y="13.028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0.544cm" svg:y="12.76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11.152cm" svg:y="12.898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1.947cm" svg:y="13.092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197cm" svg:height="0.844cm" svg:x="12.877cm" svg:y="12.76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48cm" svg:height="0.537cm" svg:x="13.153cm" svg:y="13.028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469cm" svg:height="0.523cm" svg:x="13.854cm" svg:y="12.898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14.651cm" svg:y="13.092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15.469cm" svg:y="13.028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197cm" svg:height="0.844cm" svg:x="15.968cm" svg:y="12.76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64cm" svg:height="0.362cm" svg:x="16.529cm" svg:y="13.011cm" svg:viewBox="0 0 565 363" svg:d="M534 35c15 0 31 0 31-18 0-17-16-17-29-17h-507c-14 0-29 0-29 17 0 18 17 18 31 18zM536 363c13 0 29 0 29-17 0-18-16-18-31-18h-503c-14 0-31 0-31 18 0 17 15 17 29 17zM536 198c13 0 29 0 29-16 0-17-16-17-29-17h-507c-14 0-29 0-29 17 0 16 15 16 29 16z">
            <text:p/>
          </draw:path>
          <draw:path draw:style-name="gr3" draw:text-style-name="P8" draw:layer="layout" svg:width="0.197cm" svg:height="0.844cm" svg:x="17.456cm" svg:y="12.76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41cm" svg:height="0.537cm" svg:x="17.673cm" svg:y="13.028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18.358cm" svg:y="12.898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348cm" svg:height="0.537cm" svg:x="19.096cm" svg:y="13.028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19.516cm" svg:y="12.76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69cm" svg:height="0.523cm" svg:x="20.031cm" svg:y="12.898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8" draw:layer="layout" svg:width="0.197cm" svg:height="0.844cm" svg:x="20.818cm" svg:y="12.76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64cm" svg:height="0.199cm" svg:x="21.108cm" svg:y="13.092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441cm" svg:height="0.537cm" svg:x="21.926cm" svg:y="13.028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8" draw:layer="layout" svg:width="0.469cm" svg:height="0.523cm" svg:x="22.705cm" svg:y="12.898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8" draw:layer="layout" svg:width="0.564cm" svg:height="0.199cm" svg:x="23.502cm" svg:y="13.092cm" svg:viewBox="0 0 565 200" svg:d="M565 29c0-19-6-29-12-29-4 0-12 8-12 23-3 83-59 129-119 129-53 0-94-37-136-73-42-41-86-79-144-79-92 0-142 94-142 171 0 27 12 27 12 27 9 0 11-17 11-19 4-95 67-131 119-131 54 0 94 36 136 73 43 38 87 79 144 79 93 0 143-94 143-171z">
            <text:p/>
          </draw:path>
          <draw:path draw:style-name="gr3" draw:text-style-name="P8" draw:layer="layout" svg:width="0.348cm" svg:height="0.537cm" svg:x="24.38cm" svg:y="13.028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8" draw:layer="layout" svg:width="0.197cm" svg:height="0.844cm" svg:x="24.8cm" svg:y="12.76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1+width/2;x" smil:keyTimes="0;1"/>
                  <anim:animate smil:dur="0.5s" smil:fill="hold" smil:targetElement="id30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1+width/2;x" smil:keyTimes="0;1"/>
                  <anim:animate smil:dur="0.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1+width/2;x" smil:keyTimes="0;1"/>
                  <anim:animate smil:dur="0.5s" smil:fill="hold" smil:targetElement="id3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1+width/2;x" smil:keyTimes="0;1"/>
                  <anim:animate smil:dur="0.5s" smil:fill="hold" smil:targetElement="id3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1+width/2;x" smil:keyTimes="0;1"/>
                  <anim:animate smil:dur="0.5s" smil:fill="hold" smil:targetElement="id3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1+width/2;x" smil:keyTimes="0;1"/>
                  <anim:animate smil:dur="0.5s" smil:fill="hold" smil:targetElement="id3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1+width/2;x" smil:keyTimes="0;1"/>
                  <anim:animate smil:dur="0.5s" smil:fill="hold" smil:targetElement="id31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6" smil:attributeName="visibility" smil:to="visible"/>
                  <anim:animate smil:dur="0.5s" smil:fill="hold" smil:targetElement="id316" smil:attributeName="width" smil:values="width*0.05;width" smil:keyTimes="0;1"/>
                  <anim:animate smil:dur="0.5s" smil:fill="hold" smil:targetElement="id316" smil:attributeName="height" smil:values="height;height" smil:keyTimes="0;1"/>
                  <anim:animate smil:dur="0.5s" smil:fill="hold" smil:targetElement="id316" smil:attributeName="x" smil:values="x-.2;x" smil:keyTimes="0;1"/>
                  <anim:animate smil:dur="0.5s" smil:fill="hold" smil:targetElement="id316" smil:attributeName="y" smil:values="y;y" smil:keyTimes="0;1"/>
                  <anim:transitionFilter smil:dur="0.5s" smil:targetElement="id3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7" smil:attributeName="visibility" smil:to="visible"/>
                  <anim:animate smil:dur="0.5s" smil:fill="hold" smil:targetElement="id317" smil:attributeName="width" smil:values="width*0.05;width" smil:keyTimes="0;1"/>
                  <anim:animate smil:dur="0.5s" smil:fill="hold" smil:targetElement="id317" smil:attributeName="height" smil:values="height;height" smil:keyTimes="0;1"/>
                  <anim:animate smil:dur="0.5s" smil:fill="hold" smil:targetElement="id317" smil:attributeName="x" smil:values="x-.2;x" smil:keyTimes="0;1"/>
                  <anim:animate smil:dur="0.5s" smil:fill="hold" smil:targetElement="id317" smil:attributeName="y" smil:values="y;y" smil:keyTimes="0;1"/>
                  <anim:transitionFilter smil:dur="0.5s" smil:targetElement="id3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draw:frame presentation:style-name="pr20" draw:text-style-name="P16" draw:layer="layout" svg:width="25.201cm" svg:height="2.629cm" draw:transform="rotate (0.429700061841004) translate (1.999cm 11.534cm)" presentation:class="title" presentation:user-transformed="true">
          <draw:text-box>
            <text:p xml:id="id318" text:id="id318"><text:span text:style-name="T25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18" anim:sub-item="text" smil:attributeName="visibility" smil:to="visible"/>
                  <anim:transitionFilter smil:dur="2s" smil:targetElement="id318" anim:sub-item="text" smil:type="fade" smil:subtype="crossfade"/>
                  <anim:animate smil:dur="2s" smil:fill="hold" smil:targetElement="id318" anim:sub-item="text" smil:attributeName="rotate" smil:values="720;0" smil:keyTimes="0;1"/>
                  <anim:animate smil:dur="2s" smil:fill="hold" smil:targetElement="id318" anim:sub-item="text" smil:attributeName="height" smil:values="0;height" smil:keyTimes="0;1"/>
                  <anim:animate smil:dur="2s" smil:fill="hold" smil:targetElement="id318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9">
        <draw:frame presentation:style-name="pr21" draw:text-style-name="P17" draw:layer="layout" svg:width="25.201cm" svg:height="9.999cm" draw:transform="rotate (0.00314159265358979) translate (1.383cm 1.839cm)" presentation:class="title" presentation:user-transformed="true">
          <draw:text-box>
            <text:p xml:id="id319" text:id="id319"><text:span text:style-name="T26">This is a presentation in</text:span><text:span text:style-name="T26"><text:line-break/></text:span><text:span text:style-name="T27">LI</text:span><text:span text:style-name="T27"><text:tab/></text:span><text:span text:style-name="T27">BRE OFFICE – IMPRESS</text:span><text:span text:style-name="T26"><text:line-break/></text:span><text:span text:style-name="T26">By</text:span><text:span text:style-name="T26"><text:line-break/></text:span><text:span text:style-name="T28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19" anim:sub-item="text" smil:attributeName="visibility" smil:to="visible"/>
                  <anim:transitionFilter smil:dur="0.8s" smil:decelerate="1" smil:targetElement="id319" anim:sub-item="text" smil:type="fade" smil:subtype="crossfade"/>
                  <anim:animate smil:dur="0.8s" smil:fill="hold" smil:decelerate="1" smil:targetElement="id319" anim:sub-item="text" smil:attributeName="rotate" smil:values="-90;0" smil:keyTimes="0;1"/>
                  <anim:animate smil:dur="0.8s" smil:fill="hold" smil:decelerate="1" smil:targetElement="id319" anim:sub-item="text" smil:attributeName="x" smil:values="x+0.4;x-0.05" smil:keyTimes="0;1"/>
                  <anim:animate smil:dur="0.8s" smil:fill="hold" smil:decelerate="1" smil:targetElement="id319" anim:sub-item="text" smil:attributeName="y" smil:values="y-0.4;y+0.1" smil:keyTimes="0;1"/>
                  <anim:animate smil:begin="0.8s" smil:dur="0.2s" smil:fill="hold" smil:accelerate="1" smil:targetElement="id319" anim:sub-item="text" smil:attributeName="x" smil:values="x-0.05;x" smil:keyTimes="0;1"/>
                  <anim:animate smil:begin="0.8s" smil:dur="0.2s" smil:fill="hold" smil:accelerate="1" smil:targetElement="id319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5" draw:fill-hatch-name="Hatching_20_1" draw:fill-image-name="Bitmap_20_1"/>
      <style:text-properties style:text-blinking="tru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9T17:35:04.135677897</meta:creation-date>
    <dc:date>2021-01-12T09:24:56.461854148</dc:date>
    <meta:editing-duration>P2DT6H22M42S</meta:editing-duration>
    <meta:editing-cycles>1001</meta:editing-cycles>
    <meta:generator>LibreOffice/6.0.7.3$Linux_X86_64 LibreOffice_project/00m0$Build-3</meta:generator>
    <meta:document-statistic meta:object-count="6115"/>
  </office:meta>
</office:document-meta>
</file>